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4.902cm"/>
    </style:style>
    <style:style style:name="co5" style:family="table-column">
      <style:table-column-properties fo:break-before="auto" style:column-width="4.357cm"/>
    </style:style>
    <style:style style:name="co6" style:family="table-column">
      <style:table-column-properties fo:break-before="auto" style:column-width="5.039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4.14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568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6.727cm"/>
    </style:style>
    <style:style style:name="co13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3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Title" style:data-style-name="N49">
      <style:table-cell-properties fo:border-bottom="2.01pt solid #000000" fo:border-left="2.01pt solid #000000" fo:border-right="0.99pt solid #000000" fo:border-top="0.99pt solid #000000"/>
    </style:style>
    <style:style style:name="ce3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Value" style:data-style-name="N0">
      <style:table-cell-properties fo:border-bottom="none" fo:border-left="0.99pt solid #000000" fo:border-right="none" fo:border-top="0.99pt solid #000000"/>
      <style:map style:condition="cell-content()=[$'zad 7.1'.$B$34]" style:apply-style-name="Error" style:base-cell-address="'zad 7.1'.B3"/>
    </style:style>
    <style:style style:name="ce40" style:family="table-cell" style:parent-style-name="Pivot_20_Table_20_Value" style:data-style-name="N0">
      <style:table-cell-properties fo:border-bottom="none" fo:border-left="0.99pt solid #000000" fo:border-right="none" fo:border-top="none"/>
      <style:map style:condition="cell-content()=[$'zad 7.1'.$B$34]" style:apply-style-name="Error" style:base-cell-address="'zad 7.1'.B3"/>
    </style:style>
    <style:style style:name="ce41" style:family="table-cell" style:parent-style-name="Pivot_20_Table_20_Value" style:data-style-name="N0">
      <style:table-cell-properties fo:border-bottom="0.99pt solid #000000" fo:border-left="0.99pt solid #000000" fo:border-right="none" fo:border-top="none"/>
      <style:map style:condition="cell-content()=[$'zad 7.1'.$B$34]" style:apply-style-name="Error" style:base-cell-address="'zad 7.1'.B3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none" fo:border-left="none" fo:border-right="2.01pt solid #000000" fo:border-top="0.99pt solid #000000"/>
      <style:map style:condition="cell-content()=[$'zad 7.1'.$C$34]" style:apply-style-name="Error" style:base-cell-address="'zad 7.1'.C3"/>
    </style:style>
    <style:style style:name="ce46" style:family="table-cell" style:parent-style-name="Pivot_20_Table_20_Value" style:data-style-name="N0">
      <style:table-cell-properties fo:border-bottom="none" fo:border-left="none" fo:border-right="2.01pt solid #000000" fo:border-top="none"/>
      <style:map style:condition="cell-content()=[$'zad 7.1'.$C$34]" style:apply-style-name="Error" style:base-cell-address="'zad 7.1'.C3"/>
    </style:style>
    <style:style style:name="ce47" style:family="table-cell" style:parent-style-name="Pivot_20_Table_20_Value" style:data-style-name="N0">
      <style:table-cell-properties fo:border-bottom="0.99pt solid #000000" fo:border-left="none" fo:border-right="2.01pt solid #000000" fo:border-top="none"/>
      <style:map style:condition="cell-content()=[$'zad 7.1'.$C$34]" style:apply-style-name="Error" style:base-cell-address="'zad 7.1'.C3"/>
    </style:style>
    <style:style style:name="ce4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49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Pivot_20_Table_20_Category" style:data-style-name="N0">
      <style:table-cell-properties fo:border="none"/>
    </style:style>
    <style:style style:name="ce29" style:family="table-cell" style:parent-style-name="Pivot_20_Table_20_Value" style:data-style-name="N0">
      <style:table-cell-properties fo:border="none"/>
    </style:style>
    <style:style style:name="ce60" style:family="table-cell" style:parent-style-name="Default">
      <style:map style:condition="cell-content()=[$'zad 7.1'.$B$34]" style:apply-style-name="Error" style:base-cell-address="'zad 7.1'.B3"/>
    </style:style>
    <style:style style:name="ce61" style:family="table-cell" style:parent-style-name="Default">
      <style:map style:condition="cell-content()=[$'zad 7.1'.$C$34]" style:apply-style-name="Error" style:base-cell-address="'zad 7.1'.C3"/>
    </style:style>
    <style:style style:name="ce30" style:family="table-cell" style:parent-style-name="Default">
      <style:map style:condition="cell-content()=[$'zad 7.3'.$E$722]" style:apply-style-name="Error" style:base-cell-address="'zad 7.3'.E2"/>
    </style:style>
    <style:style style:name="ce31" style:family="table-cell" style:parent-style-name="Default">
      <style:table-cell-properties fo:background-color="#81d41a"/>
      <style:map style:condition="cell-content()=[$'zad 7.3'.$E$722]" style:apply-style-name="Error" style:base-cell-address="'zad 7.3'.E2"/>
    </style:style>
    <style:style style:name="ce64" style:family="table-cell" style:parent-style-name="Default">
      <style:table-cell-properties fo:background-color="#81d41a"/>
    </style:style>
    <style:style style:name="ce65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7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Zrodla_wiatrowe</text:p>
          </table:table-cell>
          <table:table-cell office:value-type="string" calcext:value-type="string">
            <text:p>Zrodla_fotowoltaiczne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" calcext:value-type="float">
            <text:p>1</text:p>
          </table:table-cell>
          <table:table-cell office:value-type="float" office:value="3130.263" calcext:value-type="float">
            <text:p>3130,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" calcext:value-type="float">
            <text:p>2</text:p>
          </table:table-cell>
          <table:table-cell office:value-type="float" office:value="2765.588" calcext:value-type="float">
            <text:p>2765,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3" calcext:value-type="float">
            <text:p>3</text:p>
          </table:table-cell>
          <table:table-cell office:value-type="float" office:value="2555.438" calcext:value-type="float">
            <text:p>2555,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4" calcext:value-type="float">
            <text:p>4</text:p>
          </table:table-cell>
          <table:table-cell office:value-type="float" office:value="2675.238" calcext:value-type="float">
            <text:p>2675,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5" calcext:value-type="float">
            <text:p>5</text:p>
          </table:table-cell>
          <table:table-cell office:value-type="float" office:value="2681.175" calcext:value-type="float">
            <text:p>2681,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6" calcext:value-type="float">
            <text:p>6</text:p>
          </table:table-cell>
          <table:table-cell office:value-type="float" office:value="2367.325" calcext:value-type="float">
            <text:p>2367,325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7" calcext:value-type="float">
            <text:p>7</text:p>
          </table:table-cell>
          <table:table-cell office:value-type="float" office:value="2525.225" calcext:value-type="float">
            <text:p>2525,225</text:p>
          </table:table-cell>
          <table:table-cell office:value-type="float" office:value="117.075" calcext:value-type="float">
            <text:p>117,07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8" calcext:value-type="float">
            <text:p>8</text:p>
          </table:table-cell>
          <table:table-cell office:value-type="float" office:value="2360.988" calcext:value-type="float">
            <text:p>2360,988</text:p>
          </table:table-cell>
          <table:table-cell office:value-type="float" office:value="1162.075" calcext:value-type="float">
            <text:p>1162,07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9" calcext:value-type="float">
            <text:p>9</text:p>
          </table:table-cell>
          <table:table-cell office:value-type="float" office:value="1940.838" calcext:value-type="float">
            <text:p>1940,838</text:p>
          </table:table-cell>
          <table:table-cell office:value-type="float" office:value="2680.513" calcext:value-type="float">
            <text:p>2680,51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0" calcext:value-type="float">
            <text:p>10</text:p>
          </table:table-cell>
          <table:table-cell office:value-type="float" office:value="1368.675" calcext:value-type="float">
            <text:p>1368,675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1" calcext:value-type="float">
            <text:p>11</text:p>
          </table:table-cell>
          <table:table-cell office:value-type="float" office:value="1140.463" calcext:value-type="float">
            <text:p>1140,463</text:p>
          </table:table-cell>
          <table:table-cell office:value-type="float" office:value="5331.575" calcext:value-type="float">
            <text:p>5331,57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2" calcext:value-type="float">
            <text:p>12</text:p>
          </table:table-cell>
          <table:table-cell office:value-type="float" office:value="1305.863" calcext:value-type="float">
            <text:p>1305,863</text:p>
          </table:table-cell>
          <table:table-cell office:value-type="float" office:value="5812.225" calcext:value-type="float">
            <text:p>5812,22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3" calcext:value-type="float">
            <text:p>13</text:p>
          </table:table-cell>
          <table:table-cell office:value-type="float" office:value="1511.488" calcext:value-type="float">
            <text:p>1511,488</text:p>
          </table:table-cell>
          <table:table-cell office:value-type="float" office:value="5846.613" calcext:value-type="float">
            <text:p>5846,61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4" calcext:value-type="float">
            <text:p>14</text:p>
          </table:table-cell>
          <table:table-cell office:value-type="float" office:value="1931.05" calcext:value-type="float">
            <text:p>1931,05</text:p>
          </table:table-cell>
          <table:table-cell office:value-type="float" office:value="5471.425" calcext:value-type="float">
            <text:p>5471,42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5" calcext:value-type="float">
            <text:p>15</text:p>
          </table:table-cell>
          <table:table-cell office:value-type="float" office:value="2229.25" calcext:value-type="float">
            <text:p>2229,25</text:p>
          </table:table-cell>
          <table:table-cell office:value-type="float" office:value="5661.825" calcext:value-type="float">
            <text:p>5661,82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6" calcext:value-type="float">
            <text:p>16</text:p>
          </table:table-cell>
          <table:table-cell office:value-type="float" office:value="2467.125" calcext:value-type="float">
            <text:p>2467,125</text:p>
          </table:table-cell>
          <table:table-cell office:value-type="float" office:value="5067.988" calcext:value-type="float">
            <text:p>5067,98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7" calcext:value-type="float">
            <text:p>17</text:p>
          </table:table-cell>
          <table:table-cell office:value-type="float" office:value="2655.85" calcext:value-type="float">
            <text:p>2655,85</text:p>
          </table:table-cell>
          <table:table-cell office:value-type="float" office:value="3458.138" calcext:value-type="float">
            <text:p>3458,13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8" calcext:value-type="float">
            <text:p>18</text:p>
          </table:table-cell>
          <table:table-cell office:value-type="float" office:value="2572.763" calcext:value-type="float">
            <text:p>2572,763</text:p>
          </table:table-cell>
          <table:table-cell office:value-type="float" office:value="1719.088" calcext:value-type="float">
            <text:p>1719,08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9" calcext:value-type="float">
            <text:p>19</text:p>
          </table:table-cell>
          <table:table-cell office:value-type="float" office:value="2891.175" calcext:value-type="float">
            <text:p>2891,175</text:p>
          </table:table-cell>
          <table:table-cell office:value-type="float" office:value="560.763" calcext:value-type="float">
            <text:p>560,76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0" calcext:value-type="float">
            <text:p>20</text:p>
          </table:table-cell>
          <table:table-cell office:value-type="float" office:value="3515.2" calcext:value-type="float">
            <text:p>3515,2</text:p>
          </table:table-cell>
          <table:table-cell office:value-type="float" office:value="51.438" calcext:value-type="float">
            <text:p>51,43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1" calcext:value-type="float">
            <text:p>21</text:p>
          </table:table-cell>
          <table:table-cell office:value-type="float" office:value="3941.538" calcext:value-type="float">
            <text:p>3941,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2" calcext:value-type="float">
            <text:p>22</text:p>
          </table:table-cell>
          <table:table-cell office:value-type="float" office:value="4127.375" calcext:value-type="float">
            <text:p>4127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3" calcext:value-type="float">
            <text:p>23</text:p>
          </table:table-cell>
          <table:table-cell office:value-type="float" office:value="4248.55" calcext:value-type="float">
            <text:p>4248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4" calcext:value-type="float">
            <text:p>24</text:p>
          </table:table-cell>
          <table:table-cell office:value-type="float" office:value="4027.725" calcext:value-type="float">
            <text:p>4027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" calcext:value-type="float">
            <text:p>1</text:p>
          </table:table-cell>
          <table:table-cell office:value-type="float" office:value="3346.575" calcext:value-type="float">
            <text:p>3346,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" calcext:value-type="float">
            <text:p>2</text:p>
          </table:table-cell>
          <table:table-cell office:value-type="float" office:value="3446.238" calcext:value-type="float">
            <text:p>3446,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3" calcext:value-type="float">
            <text:p>3</text:p>
          </table:table-cell>
          <table:table-cell office:value-type="float" office:value="4149.3" calcext:value-type="float">
            <text:p>4149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4" calcext:value-type="float">
            <text:p>4</text:p>
          </table:table-cell>
          <table:table-cell office:value-type="float" office:value="4457.175" calcext:value-type="float">
            <text:p>4457,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5" calcext:value-type="float">
            <text:p>5</text:p>
          </table:table-cell>
          <table:table-cell office:value-type="float" office:value="4588.438" calcext:value-type="float">
            <text:p>4588,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6" calcext:value-type="float">
            <text:p>6</text:p>
          </table:table-cell>
          <table:table-cell office:value-type="float" office:value="4658.5" calcext:value-type="float">
            <text:p>4658,5</text:p>
          </table:table-cell>
          <table:table-cell office:value-type="float" office:value="1.075" calcext:value-type="float">
            <text:p>1,07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7" calcext:value-type="float">
            <text:p>7</text:p>
          </table:table-cell>
          <table:table-cell office:value-type="float" office:value="4732.975" calcext:value-type="float">
            <text:p>4732,975</text:p>
          </table:table-cell>
          <table:table-cell office:value-type="float" office:value="61.275" calcext:value-type="float">
            <text:p>61,27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8" calcext:value-type="float">
            <text:p>8</text:p>
          </table:table-cell>
          <table:table-cell office:value-type="float" office:value="4939.825" calcext:value-type="float">
            <text:p>4939,825</text:p>
          </table:table-cell>
          <table:table-cell office:value-type="float" office:value="440.625" calcext:value-type="float">
            <text:p>440,62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9" calcext:value-type="float">
            <text:p>9</text:p>
          </table:table-cell>
          <table:table-cell office:value-type="float" office:value="5218.963" calcext:value-type="float">
            <text:p>5218,963</text:p>
          </table:table-cell>
          <table:table-cell office:value-type="float" office:value="1086.275" calcext:value-type="float">
            <text:p>1086,27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0" calcext:value-type="float">
            <text:p>10</text:p>
          </table:table-cell>
          <table:table-cell office:value-type="float" office:value="5539.775" calcext:value-type="float">
            <text:p>5539,775</text:p>
          </table:table-cell>
          <table:table-cell office:value-type="float" office:value="1915.263" calcext:value-type="float">
            <text:p>1915,26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1" calcext:value-type="float">
            <text:p>11</text:p>
          </table:table-cell>
          <table:table-cell office:value-type="float" office:value="5927.375" calcext:value-type="float">
            <text:p>5927,375</text:p>
          </table:table-cell>
          <table:table-cell office:value-type="float" office:value="2442.263" calcext:value-type="float">
            <text:p>2442,26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2" calcext:value-type="float">
            <text:p>12</text:p>
          </table:table-cell>
          <table:table-cell office:value-type="float" office:value="6218.075" calcext:value-type="float">
            <text:p>6218,075</text:p>
          </table:table-cell>
          <table:table-cell office:value-type="float" office:value="2724.638" calcext:value-type="float">
            <text:p>2724,63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3" calcext:value-type="float">
            <text:p>13</text:p>
          </table:table-cell>
          <table:table-cell office:value-type="float" office:value="6813.663" calcext:value-type="float">
            <text:p>6813,663</text:p>
          </table:table-cell>
          <table:table-cell office:value-type="float" office:value="2673.263" calcext:value-type="float">
            <text:p>2673,26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4" calcext:value-type="float">
            <text:p>14</text:p>
          </table:table-cell>
          <table:table-cell office:value-type="float" office:value="7025.85" calcext:value-type="float">
            <text:p>7025,85</text:p>
          </table:table-cell>
          <table:table-cell office:value-type="float" office:value="2775.588" calcext:value-type="float">
            <text:p>2775,58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5" calcext:value-type="float">
            <text:p>15</text:p>
          </table:table-cell>
          <table:table-cell office:value-type="float" office:value="7180.763" calcext:value-type="float">
            <text:p>7180,763</text:p>
          </table:table-cell>
          <table:table-cell office:value-type="float" office:value="2810.938" calcext:value-type="float">
            <text:p>2810,93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6" calcext:value-type="float">
            <text:p>16</text:p>
          </table:table-cell>
          <table:table-cell office:value-type="float" office:value="7220.488" calcext:value-type="float">
            <text:p>7220,488</text:p>
          </table:table-cell>
          <table:table-cell office:value-type="float" office:value="2744.525" calcext:value-type="float">
            <text:p>2744,52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7" calcext:value-type="float">
            <text:p>17</text:p>
          </table:table-cell>
          <table:table-cell office:value-type="float" office:value="7167.563" calcext:value-type="float">
            <text:p>7167,563</text:p>
          </table:table-cell>
          <table:table-cell office:value-type="float" office:value="2404.775" calcext:value-type="float">
            <text:p>2404,77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8" calcext:value-type="float">
            <text:p>18</text:p>
          </table:table-cell>
          <table:table-cell office:value-type="float" office:value="6882.125" calcext:value-type="float">
            <text:p>6882,125</text:p>
          </table:table-cell>
          <table:table-cell office:value-type="float" office:value="1488.125" calcext:value-type="float">
            <text:p>1488,12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9" calcext:value-type="float">
            <text:p>19</text:p>
          </table:table-cell>
          <table:table-cell office:value-type="float" office:value="6806.563" calcext:value-type="float">
            <text:p>6806,563</text:p>
          </table:table-cell>
          <table:table-cell office:value-type="float" office:value="581.4" calcext:value-type="float">
            <text:p>581,4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0" calcext:value-type="float">
            <text:p>20</text:p>
          </table:table-cell>
          <table:table-cell office:value-type="float" office:value="7039.963" calcext:value-type="float">
            <text:p>7039,963</text:p>
          </table:table-cell>
          <table:table-cell office:value-type="float" office:value="56.85" calcext:value-type="float">
            <text:p>56,8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1" calcext:value-type="float">
            <text:p>21</text:p>
          </table:table-cell>
          <table:table-cell office:value-type="float" office:value="7089.238" calcext:value-type="float">
            <text:p>7089,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2" calcext:value-type="float">
            <text:p>22</text:p>
          </table:table-cell>
          <table:table-cell office:value-type="float" office:value="6955.638" calcext:value-type="float">
            <text:p>6955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3" calcext:value-type="float">
            <text:p>23</text:p>
          </table:table-cell>
          <table:table-cell office:value-type="float" office:value="6667.775" calcext:value-type="float">
            <text:p>6667,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4" calcext:value-type="float">
            <text:p>24</text:p>
          </table:table-cell>
          <table:table-cell office:value-type="float" office:value="6771.088" calcext:value-type="float">
            <text:p>6771,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" calcext:value-type="float">
            <text:p>1</text:p>
          </table:table-cell>
          <table:table-cell office:value-type="float" office:value="6683.55" calcext:value-type="float">
            <text:p>6683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" calcext:value-type="float">
            <text:p>2</text:p>
          </table:table-cell>
          <table:table-cell office:value-type="float" office:value="6485.225" calcext:value-type="float">
            <text:p>6485,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3" calcext:value-type="float">
            <text:p>3</text:p>
          </table:table-cell>
          <table:table-cell office:value-type="float" office:value="6362.625" calcext:value-type="float">
            <text:p>6362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4" calcext:value-type="float">
            <text:p>4</text:p>
          </table:table-cell>
          <table:table-cell office:value-type="float" office:value="5948.925" calcext:value-type="float">
            <text:p>5948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5" calcext:value-type="float">
            <text:p>5</text:p>
          </table:table-cell>
          <table:table-cell office:value-type="float" office:value="5874.188" calcext:value-type="float">
            <text:p>5874,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6" calcext:value-type="float">
            <text:p>6</text:p>
          </table:table-cell>
          <table:table-cell office:value-type="float" office:value="5815.163" calcext:value-type="float">
            <text:p>5815,163</text:p>
          </table:table-cell>
          <table:table-cell office:value-type="float" office:value="0.625" calcext:value-type="float">
            <text:p>0,62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7" calcext:value-type="float">
            <text:p>7</text:p>
          </table:table-cell>
          <table:table-cell office:value-type="float" office:value="5951.288" calcext:value-type="float">
            <text:p>5951,288</text:p>
          </table:table-cell>
          <table:table-cell office:value-type="float" office:value="76.875" calcext:value-type="float">
            <text:p>76,87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8" calcext:value-type="float">
            <text:p>8</text:p>
          </table:table-cell>
          <table:table-cell office:value-type="float" office:value="5858.288" calcext:value-type="float">
            <text:p>5858,288</text:p>
          </table:table-cell>
          <table:table-cell office:value-type="float" office:value="704.4" calcext:value-type="float">
            <text:p>704,4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9" calcext:value-type="float">
            <text:p>9</text:p>
          </table:table-cell>
          <table:table-cell office:value-type="float" office:value="5839.825" calcext:value-type="float">
            <text:p>5839,825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0" calcext:value-type="float">
            <text:p>10</text:p>
          </table:table-cell>
          <table:table-cell office:value-type="float" office:value="5734.263" calcext:value-type="float">
            <text:p>5734,263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1" calcext:value-type="float">
            <text:p>11</text:p>
          </table:table-cell>
          <table:table-cell office:value-type="float" office:value="5387.15" calcext:value-type="float">
            <text:p>5387,15</text:p>
          </table:table-cell>
          <table:table-cell office:value-type="float" office:value="4405.413" calcext:value-type="float">
            <text:p>4405,413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2" calcext:value-type="float">
            <text:p>12</text:p>
          </table:table-cell>
          <table:table-cell office:value-type="float" office:value="5066.938" calcext:value-type="float">
            <text:p>5066,938</text:p>
          </table:table-cell>
          <table:table-cell office:value-type="float" office:value="4657.038" calcext:value-type="float">
            <text:p>4657,03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3" calcext:value-type="float">
            <text:p>13</text:p>
          </table:table-cell>
          <table:table-cell office:value-type="float" office:value="4827.975" calcext:value-type="float">
            <text:p>4827,975</text:p>
          </table:table-cell>
          <table:table-cell office:value-type="float" office:value="5127.788" calcext:value-type="float">
            <text:p>5127,78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4" calcext:value-type="float">
            <text:p>14</text:p>
          </table:table-cell>
          <table:table-cell office:value-type="float" office:value="4638.213" calcext:value-type="float">
            <text:p>4638,213</text:p>
          </table:table-cell>
          <table:table-cell office:value-type="float" office:value="5204.475" calcext:value-type="float">
            <text:p>5204,47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5" calcext:value-type="float">
            <text:p>15</text:p>
          </table:table-cell>
          <table:table-cell office:value-type="float" office:value="4444.013" calcext:value-type="float">
            <text:p>4444,013</text:p>
          </table:table-cell>
          <table:table-cell office:value-type="float" office:value="5284.65" calcext:value-type="float">
            <text:p>5284,6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6" calcext:value-type="float">
            <text:p>16</text:p>
          </table:table-cell>
          <table:table-cell office:value-type="float" office:value="4060.725" calcext:value-type="float">
            <text:p>4060,725</text:p>
          </table:table-cell>
          <table:table-cell office:value-type="float" office:value="4440.788" calcext:value-type="float">
            <text:p>4440,78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7" calcext:value-type="float">
            <text:p>17</text:p>
          </table:table-cell>
          <table:table-cell office:value-type="float" office:value="3365" calcext:value-type="float">
            <text:p>3365</text:p>
          </table:table-cell>
          <table:table-cell office:value-type="float" office:value="3380.625" calcext:value-type="float">
            <text:p>3380,62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8" calcext:value-type="float">
            <text:p>18</text:p>
          </table:table-cell>
          <table:table-cell office:value-type="float" office:value="2697.338" calcext:value-type="float">
            <text:p>2697,338</text:p>
          </table:table-cell>
          <table:table-cell office:value-type="float" office:value="1752.175" calcext:value-type="float">
            <text:p>1752,175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9" calcext:value-type="float">
            <text:p>19</text:p>
          </table:table-cell>
          <table:table-cell office:value-type="float" office:value="2075.575" calcext:value-type="float">
            <text:p>2075,575</text:p>
          </table:table-cell>
          <table:table-cell office:value-type="float" office:value="515.938" calcext:value-type="float">
            <text:p>515,938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0" calcext:value-type="float">
            <text:p>20</text:p>
          </table:table-cell>
          <table:table-cell office:value-type="float" office:value="1725.175" calcext:value-type="float">
            <text:p>1725,175</text:p>
          </table:table-cell>
          <table:table-cell office:value-type="float" office:value="98.513" calcext:value-type="float">
            <text:p>98,513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1" calcext:value-type="float">
            <text:p>21</text:p>
          </table:table-cell>
          <table:table-cell office:value-type="float" office:value="1506.863" calcext:value-type="float">
            <text:p>1506,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2" calcext:value-type="float">
            <text:p>22</text:p>
          </table:table-cell>
          <table:table-cell office:value-type="float" office:value="1343.6" calcext:value-type="float">
            <text:p>1343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3" calcext:value-type="float">
            <text:p>23</text:p>
          </table:table-cell>
          <table:table-cell office:value-type="float" office:value="1320.563" calcext:value-type="float">
            <text:p>1320,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4" calcext:value-type="float">
            <text:p>24</text:p>
          </table:table-cell>
          <table:table-cell office:value-type="float" office:value="1277.138" calcext:value-type="float">
            <text:p>1277,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" calcext:value-type="float">
            <text:p>1</text:p>
          </table:table-cell>
          <table:table-cell office:value-type="float" office:value="1296.938" calcext:value-type="float">
            <text:p>1296,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" calcext:value-type="float">
            <text:p>2</text:p>
          </table:table-cell>
          <table:table-cell office:value-type="float" office:value="1376.75" calcext:value-type="float">
            <text:p>1376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3" calcext:value-type="float">
            <text:p>3</text:p>
          </table:table-cell>
          <table:table-cell office:value-type="float" office:value="1459.925" calcext:value-type="float">
            <text:p>1459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4" calcext:value-type="float">
            <text:p>4</text:p>
          </table:table-cell>
          <table:table-cell office:value-type="float" office:value="1527.538" calcext:value-type="float">
            <text:p>1527,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5" calcext:value-type="float">
            <text:p>5</text:p>
          </table:table-cell>
          <table:table-cell office:value-type="float" office:value="1725.063" calcext:value-type="float">
            <text:p>1725,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6" calcext:value-type="float">
            <text:p>6</text:p>
          </table:table-cell>
          <table:table-cell office:value-type="float" office:value="1804.563" calcext:value-type="float">
            <text:p>1804,563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7" calcext:value-type="float">
            <text:p>7</text:p>
          </table:table-cell>
          <table:table-cell office:value-type="float" office:value="1882.8" calcext:value-type="float">
            <text:p>1882,8</text:p>
          </table:table-cell>
          <table:table-cell office:value-type="float" office:value="182.788" calcext:value-type="float">
            <text:p>182,78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8" calcext:value-type="float">
            <text:p>8</text:p>
          </table:table-cell>
          <table:table-cell office:value-type="float" office:value="1927.5" calcext:value-type="float">
            <text:p>1927,5</text:p>
          </table:table-cell>
          <table:table-cell office:value-type="float" office:value="903.988" calcext:value-type="float">
            <text:p>903,98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9" calcext:value-type="float">
            <text:p>9</text:p>
          </table:table-cell>
          <table:table-cell office:value-type="float" office:value="1803.063" calcext:value-type="float">
            <text:p>1803,063</text:p>
          </table:table-cell>
          <table:table-cell office:value-type="float" office:value="2087.225" calcext:value-type="float">
            <text:p>2087,22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0" calcext:value-type="float">
            <text:p>10</text:p>
          </table:table-cell>
          <table:table-cell office:value-type="float" office:value="1611.05" calcext:value-type="float">
            <text:p>1611,05</text:p>
          </table:table-cell>
          <table:table-cell office:value-type="float" office:value="3579.6" calcext:value-type="float">
            <text:p>3579,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1" calcext:value-type="float">
            <text:p>11</text:p>
          </table:table-cell>
          <table:table-cell office:value-type="float" office:value="1517.413" calcext:value-type="float">
            <text:p>1517,413</text:p>
          </table:table-cell>
          <table:table-cell office:value-type="float" office:value="4306.838" calcext:value-type="float">
            <text:p>4306,83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2" calcext:value-type="float">
            <text:p>12</text:p>
          </table:table-cell>
          <table:table-cell office:value-type="float" office:value="1464.938" calcext:value-type="float">
            <text:p>1464,938</text:p>
          </table:table-cell>
          <table:table-cell office:value-type="float" office:value="5172.3" calcext:value-type="float">
            <text:p>5172,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3" calcext:value-type="float">
            <text:p>13</text:p>
          </table:table-cell>
          <table:table-cell office:value-type="float" office:value="1616.9" calcext:value-type="float">
            <text:p>1616,9</text:p>
          </table:table-cell>
          <table:table-cell office:value-type="float" office:value="5723.513" calcext:value-type="float">
            <text:p>5723,51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4" calcext:value-type="float">
            <text:p>14</text:p>
          </table:table-cell>
          <table:table-cell office:value-type="float" office:value="1760.988" calcext:value-type="float">
            <text:p>1760,988</text:p>
          </table:table-cell>
          <table:table-cell office:value-type="float" office:value="5583.875" calcext:value-type="float">
            <text:p>5583,87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5" calcext:value-type="float">
            <text:p>15</text:p>
          </table:table-cell>
          <table:table-cell office:value-type="float" office:value="1910.588" calcext:value-type="float">
            <text:p>1910,588</text:p>
          </table:table-cell>
          <table:table-cell office:value-type="float" office:value="5109.6" calcext:value-type="float">
            <text:p>5109,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6" calcext:value-type="float">
            <text:p>16</text:p>
          </table:table-cell>
          <table:table-cell office:value-type="float" office:value="2147.838" calcext:value-type="float">
            <text:p>2147,838</text:p>
          </table:table-cell>
          <table:table-cell office:value-type="float" office:value="4166.7" calcext:value-type="float">
            <text:p>4166,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7" calcext:value-type="float">
            <text:p>17</text:p>
          </table:table-cell>
          <table:table-cell office:value-type="float" office:value="2389" calcext:value-type="float">
            <text:p>2389</text:p>
          </table:table-cell>
          <table:table-cell office:value-type="float" office:value="3069.463" calcext:value-type="float">
            <text:p>3069,46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8" calcext:value-type="float">
            <text:p>18</text:p>
          </table:table-cell>
          <table:table-cell office:value-type="float" office:value="2445.225" calcext:value-type="float">
            <text:p>2445,225</text:p>
          </table:table-cell>
          <table:table-cell office:value-type="float" office:value="1544.663" calcext:value-type="float">
            <text:p>1544,66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9" calcext:value-type="float">
            <text:p>19</text:p>
          </table:table-cell>
          <table:table-cell office:value-type="float" office:value="2756.438" calcext:value-type="float">
            <text:p>2756,438</text:p>
          </table:table-cell>
          <table:table-cell office:value-type="float" office:value="540.163" calcext:value-type="float">
            <text:p>540,16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0" calcext:value-type="float">
            <text:p>20</text:p>
          </table:table-cell>
          <table:table-cell office:value-type="float" office:value="3537.875" calcext:value-type="float">
            <text:p>3537,875</text:p>
          </table:table-cell>
          <table:table-cell office:value-type="float" office:value="97.013" calcext:value-type="float">
            <text:p>97,01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1" calcext:value-type="float">
            <text:p>21</text:p>
          </table:table-cell>
          <table:table-cell office:value-type="float" office:value="4276.85" calcext:value-type="float">
            <text:p>4276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2" calcext:value-type="float">
            <text:p>22</text:p>
          </table:table-cell>
          <table:table-cell office:value-type="float" office:value="4835.175" calcext:value-type="float">
            <text:p>4835,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3" calcext:value-type="float">
            <text:p>23</text:p>
          </table:table-cell>
          <table:table-cell office:value-type="float" office:value="5044.725" calcext:value-type="float">
            <text:p>5044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4" calcext:value-type="float">
            <text:p>24</text:p>
          </table:table-cell>
          <table:table-cell office:value-type="float" office:value="5564.675" calcext:value-type="float">
            <text:p>5564,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" calcext:value-type="float">
            <text:p>1</text:p>
          </table:table-cell>
          <table:table-cell office:value-type="float" office:value="5803.113" calcext:value-type="float">
            <text:p>5803,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" calcext:value-type="float">
            <text:p>2</text:p>
          </table:table-cell>
          <table:table-cell office:value-type="float" office:value="5764.275" calcext:value-type="float">
            <text:p>5764,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3" calcext:value-type="float">
            <text:p>3</text:p>
          </table:table-cell>
          <table:table-cell office:value-type="float" office:value="5571.075" calcext:value-type="float">
            <text:p>5571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4" calcext:value-type="float">
            <text:p>4</text:p>
          </table:table-cell>
          <table:table-cell office:value-type="float" office:value="5487.238" calcext:value-type="float">
            <text:p>5487,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5" calcext:value-type="float">
            <text:p>5</text:p>
          </table:table-cell>
          <table:table-cell office:value-type="float" office:value="5289.163" calcext:value-type="float">
            <text:p>5289,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6" calcext:value-type="float">
            <text:p>6</text:p>
          </table:table-cell>
          <table:table-cell office:value-type="float" office:value="4720.975" calcext:value-type="float">
            <text:p>4720,975</text:p>
          </table:table-cell>
          <table:table-cell office:value-type="float" office:value="2.688" calcext:value-type="float">
            <text:p>2,68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7" calcext:value-type="float">
            <text:p>7</text:p>
          </table:table-cell>
          <table:table-cell office:value-type="float" office:value="4460.488" calcext:value-type="float">
            <text:p>4460,488</text:p>
          </table:table-cell>
          <table:table-cell office:value-type="float" office:value="207.263" calcext:value-type="float">
            <text:p>207,26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8" calcext:value-type="float">
            <text:p>8</text:p>
          </table:table-cell>
          <table:table-cell office:value-type="float" office:value="4055.725" calcext:value-type="float">
            <text:p>4055,725</text:p>
          </table:table-cell>
          <table:table-cell office:value-type="float" office:value="1171.6" calcext:value-type="float">
            <text:p>1171,6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9" calcext:value-type="float">
            <text:p>9</text:p>
          </table:table-cell>
          <table:table-cell office:value-type="float" office:value="3390.588" calcext:value-type="float">
            <text:p>3390,588</text:p>
          </table:table-cell>
          <table:table-cell office:value-type="float" office:value="2805.525" calcext:value-type="float">
            <text:p>2805,52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0" calcext:value-type="float">
            <text:p>10</text:p>
          </table:table-cell>
          <table:table-cell office:value-type="float" office:value="3101.225" calcext:value-type="float">
            <text:p>3101,225</text:p>
          </table:table-cell>
          <table:table-cell office:value-type="float" office:value="4478.638" calcext:value-type="float">
            <text:p>4478,63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1" calcext:value-type="float">
            <text:p>11</text:p>
          </table:table-cell>
          <table:table-cell office:value-type="float" office:value="2969.063" calcext:value-type="float">
            <text:p>2969,063</text:p>
          </table:table-cell>
          <table:table-cell office:value-type="float" office:value="6019.913" calcext:value-type="float">
            <text:p>6019,91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2" calcext:value-type="float">
            <text:p>12</text:p>
          </table:table-cell>
          <table:table-cell office:value-type="float" office:value="3016.975" calcext:value-type="float">
            <text:p>3016,975</text:p>
          </table:table-cell>
          <table:table-cell office:value-type="float" office:value="6657.325" calcext:value-type="float">
            <text:p>6657,32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3" calcext:value-type="float">
            <text:p>13</text:p>
          </table:table-cell>
          <table:table-cell office:value-type="float" office:value="3085.65" calcext:value-type="float">
            <text:p>3085,65</text:p>
          </table:table-cell>
          <table:table-cell office:value-type="float" office:value="6455.375" calcext:value-type="float">
            <text:p>6455,37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4" calcext:value-type="float">
            <text:p>14</text:p>
          </table:table-cell>
          <table:table-cell office:value-type="float" office:value="3147" calcext:value-type="float">
            <text:p>3147</text:p>
          </table:table-cell>
          <table:table-cell office:value-type="float" office:value="6064.8" calcext:value-type="float">
            <text:p>6064,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5" calcext:value-type="float">
            <text:p>15</text:p>
          </table:table-cell>
          <table:table-cell office:value-type="float" office:value="2894.825" calcext:value-type="float">
            <text:p>2894,825</text:p>
          </table:table-cell>
          <table:table-cell office:value-type="float" office:value="5635.875" calcext:value-type="float">
            <text:p>5635,87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6" calcext:value-type="float">
            <text:p>16</text:p>
          </table:table-cell>
          <table:table-cell office:value-type="float" office:value="2652.625" calcext:value-type="float">
            <text:p>2652,625</text:p>
          </table:table-cell>
          <table:table-cell office:value-type="float" office:value="5442.65" calcext:value-type="float">
            <text:p>5442,6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7" calcext:value-type="float">
            <text:p>17</text:p>
          </table:table-cell>
          <table:table-cell office:value-type="float" office:value="2686.563" calcext:value-type="float">
            <text:p>2686,563</text:p>
          </table:table-cell>
          <table:table-cell office:value-type="float" office:value="4334.075" calcext:value-type="float">
            <text:p>4334,07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8" calcext:value-type="float">
            <text:p>18</text:p>
          </table:table-cell>
          <table:table-cell office:value-type="float" office:value="2823.888" calcext:value-type="float">
            <text:p>2823,888</text:p>
          </table:table-cell>
          <table:table-cell office:value-type="float" office:value="2446.513" calcext:value-type="float">
            <text:p>2446,51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9" calcext:value-type="float">
            <text:p>19</text:p>
          </table:table-cell>
          <table:table-cell office:value-type="float" office:value="3079.1" calcext:value-type="float">
            <text:p>3079,1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0" calcext:value-type="float">
            <text:p>20</text:p>
          </table:table-cell>
          <table:table-cell office:value-type="float" office:value="3840.15" calcext:value-type="float">
            <text:p>3840,15</text:p>
          </table:table-cell>
          <table:table-cell office:value-type="float" office:value="128.938" calcext:value-type="float">
            <text:p>128,93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1" calcext:value-type="float">
            <text:p>21</text:p>
          </table:table-cell>
          <table:table-cell office:value-type="float" office:value="4883.038" calcext:value-type="float">
            <text:p>4883,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2" calcext:value-type="float">
            <text:p>22</text:p>
          </table:table-cell>
          <table:table-cell office:value-type="float" office:value="5978.138" calcext:value-type="float">
            <text:p>5978,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3" calcext:value-type="float">
            <text:p>23</text:p>
          </table:table-cell>
          <table:table-cell office:value-type="float" office:value="6598.913" calcext:value-type="float">
            <text:p>6598,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4" calcext:value-type="float">
            <text:p>24</text:p>
          </table:table-cell>
          <table:table-cell office:value-type="float" office:value="6643.113" calcext:value-type="float">
            <text:p>6643,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" calcext:value-type="float">
            <text:p>1</text:p>
          </table:table-cell>
          <table:table-cell office:value-type="float" office:value="6379.675" calcext:value-type="float">
            <text:p>6379,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" calcext:value-type="float">
            <text:p>2</text:p>
          </table:table-cell>
          <table:table-cell office:value-type="float" office:value="6134.513" calcext:value-type="float">
            <text:p>6134,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3" calcext:value-type="float">
            <text:p>3</text:p>
          </table:table-cell>
          <table:table-cell office:value-type="float" office:value="5890.1" calcext:value-type="float">
            <text:p>5890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4" calcext:value-type="float">
            <text:p>4</text:p>
          </table:table-cell>
          <table:table-cell office:value-type="float" office:value="5587.525" calcext:value-type="float">
            <text:p>5587,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5" calcext:value-type="float">
            <text:p>5</text:p>
          </table:table-cell>
          <table:table-cell office:value-type="float" office:value="5163.9" calcext:value-type="float">
            <text:p>516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6" calcext:value-type="float">
            <text:p>6</text:p>
          </table:table-cell>
          <table:table-cell office:value-type="float" office:value="5173.388" calcext:value-type="float">
            <text:p>5173,388</text:p>
          </table:table-cell>
          <table:table-cell office:value-type="float" office:value="10.95" calcext:value-type="float">
            <text:p>10,9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7" calcext:value-type="float">
            <text:p>7</text:p>
          </table:table-cell>
          <table:table-cell office:value-type="float" office:value="5060.563" calcext:value-type="float">
            <text:p>5060,563</text:p>
          </table:table-cell>
          <table:table-cell office:value-type="float" office:value="302.375" calcext:value-type="float">
            <text:p>302,37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8" calcext:value-type="float">
            <text:p>8</text:p>
          </table:table-cell>
          <table:table-cell office:value-type="float" office:value="4595.588" calcext:value-type="float">
            <text:p>4595,588</text:p>
          </table:table-cell>
          <table:table-cell office:value-type="float" office:value="1375.088" calcext:value-type="float">
            <text:p>1375,08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9" calcext:value-type="float">
            <text:p>9</text:p>
          </table:table-cell>
          <table:table-cell office:value-type="float" office:value="4078.088" calcext:value-type="float">
            <text:p>4078,088</text:p>
          </table:table-cell>
          <table:table-cell office:value-type="float" office:value="3297.138" calcext:value-type="float">
            <text:p>3297,1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0" calcext:value-type="float">
            <text:p>10</text:p>
          </table:table-cell>
          <table:table-cell office:value-type="float" office:value="3480.388" calcext:value-type="float">
            <text:p>3480,388</text:p>
          </table:table-cell>
          <table:table-cell office:value-type="float" office:value="5189.438" calcext:value-type="float">
            <text:p>5189,4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1" calcext:value-type="float">
            <text:p>11</text:p>
          </table:table-cell>
          <table:table-cell office:value-type="float" office:value="3477.213" calcext:value-type="float">
            <text:p>3477,213</text:p>
          </table:table-cell>
          <table:table-cell office:value-type="float" office:value="6562.763" calcext:value-type="float">
            <text:p>6562,76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2" calcext:value-type="float">
            <text:p>12</text:p>
          </table:table-cell>
          <table:table-cell office:value-type="float" office:value="3550.938" calcext:value-type="float">
            <text:p>3550,938</text:p>
          </table:table-cell>
          <table:table-cell office:value-type="float" office:value="8038.3" calcext:value-type="float">
            <text:p>8038,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3" calcext:value-type="float">
            <text:p>13</text:p>
          </table:table-cell>
          <table:table-cell office:value-type="float" office:value="3686" calcext:value-type="float">
            <text:p>3686</text:p>
          </table:table-cell>
          <table:table-cell office:value-type="float" office:value="8002.638" calcext:value-type="float">
            <text:p>8002,6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4" calcext:value-type="float">
            <text:p>14</text:p>
          </table:table-cell>
          <table:table-cell office:value-type="float" office:value="3637.75" calcext:value-type="float">
            <text:p>3637,75</text:p>
          </table:table-cell>
          <table:table-cell office:value-type="float" office:value="7691.738" calcext:value-type="float">
            <text:p>7691,7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5" calcext:value-type="float">
            <text:p>15</text:p>
          </table:table-cell>
          <table:table-cell office:value-type="float" office:value="3250.613" calcext:value-type="float">
            <text:p>3250,613</text:p>
          </table:table-cell>
          <table:table-cell office:value-type="float" office:value="7518.45" calcext:value-type="float">
            <text:p>7518,4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6" calcext:value-type="float">
            <text:p>16</text:p>
          </table:table-cell>
          <table:table-cell office:value-type="float" office:value="2574.238" calcext:value-type="float">
            <text:p>2574,238</text:p>
          </table:table-cell>
          <table:table-cell office:value-type="float" office:value="6545.438" calcext:value-type="float">
            <text:p>6545,4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7" calcext:value-type="float">
            <text:p>17</text:p>
          </table:table-cell>
          <table:table-cell office:value-type="float" office:value="1815.1" calcext:value-type="float">
            <text:p>1815,1</text:p>
          </table:table-cell>
          <table:table-cell office:value-type="float" office:value="5289.75" calcext:value-type="float">
            <text:p>5289,75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8" calcext:value-type="float">
            <text:p>18</text:p>
          </table:table-cell>
          <table:table-cell office:value-type="float" office:value="1170.763" calcext:value-type="float">
            <text:p>1170,763</text:p>
          </table:table-cell>
          <table:table-cell office:value-type="float" office:value="3107.463" calcext:value-type="float">
            <text:p>3107,46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9" calcext:value-type="float">
            <text:p>19</text:p>
          </table:table-cell>
          <table:table-cell office:value-type="float" office:value="628.338" calcext:value-type="float">
            <text:p>628,338</text:p>
          </table:table-cell>
          <table:table-cell office:value-type="float" office:value="1035.138" calcext:value-type="float">
            <text:p>1035,138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0" calcext:value-type="float">
            <text:p>20</text:p>
          </table:table-cell>
          <table:table-cell office:value-type="float" office:value="510.488" calcext:value-type="float">
            <text:p>510,488</text:p>
          </table:table-cell>
          <table:table-cell office:value-type="float" office:value="152.863" calcext:value-type="float">
            <text:p>152,86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1" calcext:value-type="float">
            <text:p>21</text:p>
          </table:table-cell>
          <table:table-cell office:value-type="float" office:value="640.725" calcext:value-type="float">
            <text:p>640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2" calcext:value-type="float">
            <text:p>22</text:p>
          </table:table-cell>
          <table:table-cell office:value-type="float" office:value="841.475" calcext:value-type="float">
            <text:p>841,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3" calcext:value-type="float">
            <text:p>23</text:p>
          </table:table-cell>
          <table:table-cell office:value-type="float" office:value="1385.2" calcext:value-type="float">
            <text:p>138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4" calcext:value-type="float">
            <text:p>24</text:p>
          </table:table-cell>
          <table:table-cell office:value-type="float" office:value="2037.313" calcext:value-type="float">
            <text:p>2037,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" calcext:value-type="float">
            <text:p>1</text:p>
          </table:table-cell>
          <table:table-cell office:value-type="float" office:value="2619.763" calcext:value-type="float">
            <text:p>2619,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" calcext:value-type="float">
            <text:p>2</text:p>
          </table:table-cell>
          <table:table-cell office:value-type="float" office:value="3091.013" calcext:value-type="float">
            <text:p>3091,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3" calcext:value-type="float">
            <text:p>3</text:p>
          </table:table-cell>
          <table:table-cell office:value-type="float" office:value="3662.388" calcext:value-type="float">
            <text:p>3662,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4" calcext:value-type="float">
            <text:p>4</text:p>
          </table:table-cell>
          <table:table-cell office:value-type="float" office:value="4079.425" calcext:value-type="float">
            <text:p>4079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5" calcext:value-type="float">
            <text:p>5</text:p>
          </table:table-cell>
          <table:table-cell office:value-type="float" office:value="4390.85" calcext:value-type="float">
            <text:p>4390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6" calcext:value-type="float">
            <text:p>6</text:p>
          </table:table-cell>
          <table:table-cell office:value-type="float" office:value="4557.613" calcext:value-type="float">
            <text:p>4557,613</text:p>
          </table:table-cell>
          <table:table-cell office:value-type="float" office:value="6.788" calcext:value-type="float">
            <text:p>6,78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7" calcext:value-type="float">
            <text:p>7</text:p>
          </table:table-cell>
          <table:table-cell office:value-type="float" office:value="4803.35" calcext:value-type="float">
            <text:p>4803,35</text:p>
          </table:table-cell>
          <table:table-cell office:value-type="float" office:value="327.4" calcext:value-type="float">
            <text:p>327,4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8" calcext:value-type="float">
            <text:p>8</text:p>
          </table:table-cell>
          <table:table-cell office:value-type="float" office:value="4993.188" calcext:value-type="float">
            <text:p>4993,188</text:p>
          </table:table-cell>
          <table:table-cell office:value-type="float" office:value="1778.938" calcext:value-type="float">
            <text:p>1778,93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9" calcext:value-type="float">
            <text:p>9</text:p>
          </table:table-cell>
          <table:table-cell office:value-type="float" office:value="4525.813" calcext:value-type="float">
            <text:p>4525,813</text:p>
          </table:table-cell>
          <table:table-cell office:value-type="float" office:value="3994.525" calcext:value-type="float">
            <text:p>3994,52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0" calcext:value-type="float">
            <text:p>10</text:p>
          </table:table-cell>
          <table:table-cell office:value-type="float" office:value="3707.188" calcext:value-type="float">
            <text:p>3707,188</text:p>
          </table:table-cell>
          <table:table-cell office:value-type="float" office:value="5784.488" calcext:value-type="float">
            <text:p>5784,48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1" calcext:value-type="float">
            <text:p>11</text:p>
          </table:table-cell>
          <table:table-cell office:value-type="float" office:value="3536.363" calcext:value-type="float">
            <text:p>3536,363</text:p>
          </table:table-cell>
          <table:table-cell office:value-type="float" office:value="7371.838" calcext:value-type="float">
            <text:p>7371,83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2" calcext:value-type="float">
            <text:p>12</text:p>
          </table:table-cell>
          <table:table-cell office:value-type="float" office:value="3839.425" calcext:value-type="float">
            <text:p>3839,425</text:p>
          </table:table-cell>
          <table:table-cell office:value-type="float" office:value="7463.975" calcext:value-type="float">
            <text:p>7463,97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3" calcext:value-type="float">
            <text:p>13</text:p>
          </table:table-cell>
          <table:table-cell office:value-type="float" office:value="4186.2" calcext:value-type="float">
            <text:p>4186,2</text:p>
          </table:table-cell>
          <table:table-cell office:value-type="float" office:value="7302.5" calcext:value-type="float">
            <text:p>7302,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4" calcext:value-type="float">
            <text:p>14</text:p>
          </table:table-cell>
          <table:table-cell office:value-type="float" office:value="3318.25" calcext:value-type="float">
            <text:p>3318,25</text:p>
          </table:table-cell>
          <table:table-cell office:value-type="float" office:value="7102.75" calcext:value-type="float">
            <text:p>7102,7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5" calcext:value-type="float">
            <text:p>15</text:p>
          </table:table-cell>
          <table:table-cell office:value-type="float" office:value="2636.888" calcext:value-type="float">
            <text:p>2636,888</text:p>
          </table:table-cell>
          <table:table-cell office:value-type="float" office:value="6636.6" calcext:value-type="float">
            <text:p>6636,6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6" calcext:value-type="float">
            <text:p>16</text:p>
          </table:table-cell>
          <table:table-cell office:value-type="float" office:value="2253.7" calcext:value-type="float">
            <text:p>2253,7</text:p>
          </table:table-cell>
          <table:table-cell office:value-type="float" office:value="5685.688" calcext:value-type="float">
            <text:p>5685,68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7" calcext:value-type="float">
            <text:p>17</text:p>
          </table:table-cell>
          <table:table-cell office:value-type="float" office:value="1804.35" calcext:value-type="float">
            <text:p>1804,35</text:p>
          </table:table-cell>
          <table:table-cell office:value-type="float" office:value="5050.85" calcext:value-type="float">
            <text:p>5050,8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8" calcext:value-type="float">
            <text:p>18</text:p>
          </table:table-cell>
          <table:table-cell office:value-type="float" office:value="1486.475" calcext:value-type="float">
            <text:p>1486,475</text:p>
          </table:table-cell>
          <table:table-cell office:value-type="float" office:value="3331.963" calcext:value-type="float">
            <text:p>3331,963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9" calcext:value-type="float">
            <text:p>19</text:p>
          </table:table-cell>
          <table:table-cell office:value-type="float" office:value="1384" calcext:value-type="float">
            <text:p>1384</text:p>
          </table:table-cell>
          <table:table-cell office:value-type="float" office:value="1437.3" calcext:value-type="float">
            <text:p>1437,3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0" calcext:value-type="float">
            <text:p>20</text:p>
          </table:table-cell>
          <table:table-cell office:value-type="float" office:value="1703.15" calcext:value-type="float">
            <text:p>1703,15</text:p>
          </table:table-cell>
          <table:table-cell office:value-type="float" office:value="184.925" calcext:value-type="float">
            <text:p>184,92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1" calcext:value-type="float">
            <text:p>21</text:p>
          </table:table-cell>
          <table:table-cell office:value-type="float" office:value="2095.325" calcext:value-type="float">
            <text:p>2095,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2" calcext:value-type="float">
            <text:p>22</text:p>
          </table:table-cell>
          <table:table-cell office:value-type="float" office:value="2056.438" calcext:value-type="float">
            <text:p>2056,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3" calcext:value-type="float">
            <text:p>23</text:p>
          </table:table-cell>
          <table:table-cell office:value-type="float" office:value="2193.175" calcext:value-type="float">
            <text:p>2193,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4" calcext:value-type="float">
            <text:p>24</text:p>
          </table:table-cell>
          <table:table-cell office:value-type="float" office:value="2213.663" calcext:value-type="float">
            <text:p>2213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" calcext:value-type="float">
            <text:p>1</text:p>
          </table:table-cell>
          <table:table-cell office:value-type="float" office:value="2449.738" calcext:value-type="float">
            <text:p>2449,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" calcext:value-type="float">
            <text:p>2</text:p>
          </table:table-cell>
          <table:table-cell office:value-type="float" office:value="2901.488" calcext:value-type="float">
            <text:p>2901,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3" calcext:value-type="float">
            <text:p>3</text:p>
          </table:table-cell>
          <table:table-cell office:value-type="float" office:value="3262.35" calcext:value-type="float">
            <text:p>3262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4" calcext:value-type="float">
            <text:p>4</text:p>
          </table:table-cell>
          <table:table-cell office:value-type="float" office:value="3337.75" calcext:value-type="float">
            <text:p>3337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5" calcext:value-type="float">
            <text:p>5</text:p>
          </table:table-cell>
          <table:table-cell office:value-type="float" office:value="3526.95" calcext:value-type="float">
            <text:p>3526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6" calcext:value-type="float">
            <text:p>6</text:p>
          </table:table-cell>
          <table:table-cell office:value-type="float" office:value="3359.088" calcext:value-type="float">
            <text:p>3359,088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7" calcext:value-type="float">
            <text:p>7</text:p>
          </table:table-cell>
          <table:table-cell office:value-type="float" office:value="3238.238" calcext:value-type="float">
            <text:p>3238,238</text:p>
          </table:table-cell>
          <table:table-cell office:value-type="float" office:value="252.85" calcext:value-type="float">
            <text:p>252,8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8" calcext:value-type="float">
            <text:p>8</text:p>
          </table:table-cell>
          <table:table-cell office:value-type="float" office:value="2777.213" calcext:value-type="float">
            <text:p>2777,213</text:p>
          </table:table-cell>
          <table:table-cell office:value-type="float" office:value="1385.525" calcext:value-type="float">
            <text:p>1385,52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9" calcext:value-type="float">
            <text:p>9</text:p>
          </table:table-cell>
          <table:table-cell office:value-type="float" office:value="2223.138" calcext:value-type="float">
            <text:p>2223,138</text:p>
          </table:table-cell>
          <table:table-cell office:value-type="float" office:value="3341.925" calcext:value-type="float">
            <text:p>3341,92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0" calcext:value-type="float">
            <text:p>10</text:p>
          </table:table-cell>
          <table:table-cell office:value-type="float" office:value="1588.538" calcext:value-type="float">
            <text:p>1588,538</text:p>
          </table:table-cell>
          <table:table-cell office:value-type="float" office:value="5432.875" calcext:value-type="float">
            <text:p>5432,87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1" calcext:value-type="float">
            <text:p>11</text:p>
          </table:table-cell>
          <table:table-cell office:value-type="float" office:value="915.988" calcext:value-type="float">
            <text:p>915,988</text:p>
          </table:table-cell>
          <table:table-cell office:value-type="float" office:value="7068.713" calcext:value-type="float">
            <text:p>7068,71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2" calcext:value-type="float">
            <text:p>12</text:p>
          </table:table-cell>
          <table:table-cell office:value-type="float" office:value="832.625" calcext:value-type="float">
            <text:p>832,625</text:p>
          </table:table-cell>
          <table:table-cell office:value-type="float" office:value="8205.9" calcext:value-type="float">
            <text:p>8205,9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3" calcext:value-type="float">
            <text:p>13</text:p>
          </table:table-cell>
          <table:table-cell office:value-type="float" office:value="892.85" calcext:value-type="float">
            <text:p>892,85</text:p>
          </table:table-cell>
          <table:table-cell office:value-type="float" office:value="8629.975" calcext:value-type="float">
            <text:p>8629,97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4" calcext:value-type="float">
            <text:p>14</text:p>
          </table:table-cell>
          <table:table-cell office:value-type="float" office:value="870.738" calcext:value-type="float">
            <text:p>870,738</text:p>
          </table:table-cell>
          <table:table-cell office:value-type="float" office:value="8919.888" calcext:value-type="float">
            <text:p>8919,888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" calcext:value-type="float">
            <text:p>15</text:p>
          </table:table-cell>
          <table:table-cell office:value-type="float" office:value="959.05" calcext:value-type="float">
            <text:p>959,05</text:p>
          </table:table-cell>
          <table:table-cell office:value-type="float" office:value="8460.663" calcext:value-type="float">
            <text:p>8460,66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6" calcext:value-type="float">
            <text:p>16</text:p>
          </table:table-cell>
          <table:table-cell office:value-type="float" office:value="1044.413" calcext:value-type="float">
            <text:p>1044,413</text:p>
          </table:table-cell>
          <table:table-cell office:value-type="float" office:value="7095.725" calcext:value-type="float">
            <text:p>7095,72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7" calcext:value-type="float">
            <text:p>17</text:p>
          </table:table-cell>
          <table:table-cell office:value-type="float" office:value="1297.075" calcext:value-type="float">
            <text:p>1297,075</text:p>
          </table:table-cell>
          <table:table-cell office:value-type="float" office:value="5410.875" calcext:value-type="float">
            <text:p>5410,87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8" calcext:value-type="float">
            <text:p>18</text:p>
          </table:table-cell>
          <table:table-cell office:value-type="float" office:value="1413.063" calcext:value-type="float">
            <text:p>1413,063</text:p>
          </table:table-cell>
          <table:table-cell office:value-type="float" office:value="3017.863" calcext:value-type="float">
            <text:p>3017,86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9" calcext:value-type="float">
            <text:p>19</text:p>
          </table:table-cell>
          <table:table-cell office:value-type="float" office:value="1538.725" calcext:value-type="float">
            <text:p>1538,725</text:p>
          </table:table-cell>
          <table:table-cell office:value-type="float" office:value="1106.213" calcext:value-type="float">
            <text:p>1106,21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0" calcext:value-type="float">
            <text:p>20</text:p>
          </table:table-cell>
          <table:table-cell office:value-type="float" office:value="1852.038" calcext:value-type="float">
            <text:p>1852,038</text:p>
          </table:table-cell>
          <table:table-cell office:value-type="float" office:value="256.013" calcext:value-type="float">
            <text:p>256,01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1" calcext:value-type="float">
            <text:p>21</text:p>
          </table:table-cell>
          <table:table-cell office:value-type="float" office:value="2617.725" calcext:value-type="float">
            <text:p>2617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2" calcext:value-type="float">
            <text:p>22</text:p>
          </table:table-cell>
          <table:table-cell office:value-type="float" office:value="3282.9" calcext:value-type="float">
            <text:p>3282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3" calcext:value-type="float">
            <text:p>23</text:p>
          </table:table-cell>
          <table:table-cell office:value-type="float" office:value="3672.3" calcext:value-type="float">
            <text:p>3672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4" calcext:value-type="float">
            <text:p>24</text:p>
          </table:table-cell>
          <table:table-cell office:value-type="float" office:value="3816.875" calcext:value-type="float">
            <text:p>3816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" calcext:value-type="float">
            <text:p>1</text:p>
          </table:table-cell>
          <table:table-cell office:value-type="float" office:value="3853.125" calcext:value-type="float">
            <text:p>3853,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" calcext:value-type="float">
            <text:p>2</text:p>
          </table:table-cell>
          <table:table-cell office:value-type="float" office:value="3738.325" calcext:value-type="float">
            <text:p>3738,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3" calcext:value-type="float">
            <text:p>3</text:p>
          </table:table-cell>
          <table:table-cell office:value-type="float" office:value="3232.575" calcext:value-type="float">
            <text:p>3232,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4" calcext:value-type="float">
            <text:p>4</text:p>
          </table:table-cell>
          <table:table-cell office:value-type="float" office:value="2819.763" calcext:value-type="float">
            <text:p>2819,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5" calcext:value-type="float">
            <text:p>5</text:p>
          </table:table-cell>
          <table:table-cell office:value-type="float" office:value="2528.313" calcext:value-type="float">
            <text:p>2528,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6" calcext:value-type="float">
            <text:p>6</text:p>
          </table:table-cell>
          <table:table-cell office:value-type="float" office:value="2277.613" calcext:value-type="float">
            <text:p>2277,613</text:p>
          </table:table-cell>
          <table:table-cell office:value-type="float" office:value="49.713" calcext:value-type="float">
            <text:p>49,71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7" calcext:value-type="float">
            <text:p>7</text:p>
          </table:table-cell>
          <table:table-cell office:value-type="float" office:value="1961.788" calcext:value-type="float">
            <text:p>1961,788</text:p>
          </table:table-cell>
          <table:table-cell office:value-type="float" office:value="451.45" calcext:value-type="float">
            <text:p>451,4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8" calcext:value-type="float">
            <text:p>8</text:p>
          </table:table-cell>
          <table:table-cell office:value-type="float" office:value="1698.275" calcext:value-type="float">
            <text:p>1698,275</text:p>
          </table:table-cell>
          <table:table-cell office:value-type="float" office:value="1940.575" calcext:value-type="float">
            <text:p>1940,5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9" calcext:value-type="float">
            <text:p>9</text:p>
          </table:table-cell>
          <table:table-cell office:value-type="float" office:value="1245.1" calcext:value-type="float">
            <text:p>1245,1</text:p>
          </table:table-cell>
          <table:table-cell office:value-type="float" office:value="4466.875" calcext:value-type="float">
            <text:p>4466,8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0" calcext:value-type="float">
            <text:p>10</text:p>
          </table:table-cell>
          <table:table-cell office:value-type="float" office:value="799.863" calcext:value-type="float">
            <text:p>799,863</text:p>
          </table:table-cell>
          <table:table-cell office:value-type="float" office:value="7182.975" calcext:value-type="float">
            <text:p>7182,9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1" calcext:value-type="float">
            <text:p>11</text:p>
          </table:table-cell>
          <table:table-cell office:value-type="float" office:value="671" calcext:value-type="float">
            <text:p>671</text:p>
          </table:table-cell>
          <table:table-cell office:value-type="float" office:value="8564.725" calcext:value-type="float">
            <text:p>8564,72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2" calcext:value-type="float">
            <text:p>12</text:p>
          </table:table-cell>
          <table:table-cell office:value-type="float" office:value="777.7" calcext:value-type="float">
            <text:p>777,7</text:p>
          </table:table-cell>
          <table:table-cell office:value-type="float" office:value="9683.575" calcext:value-type="float">
            <text:p>9683,5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3" calcext:value-type="float">
            <text:p>13</text:p>
          </table:table-cell>
          <table:table-cell office:value-type="float" office:value="1114.325" calcext:value-type="float">
            <text:p>1114,325</text:p>
          </table:table-cell>
          <table:table-cell office:value-type="float" office:value="10529.963" calcext:value-type="float">
            <text:p>10529,96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4" calcext:value-type="float">
            <text:p>14</text:p>
          </table:table-cell>
          <table:table-cell office:value-type="float" office:value="1516.713" calcext:value-type="float">
            <text:p>1516,713</text:p>
          </table:table-cell>
          <table:table-cell office:value-type="float" office:value="10167.013" calcext:value-type="float">
            <text:p>10167,01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5" calcext:value-type="float">
            <text:p>15</text:p>
          </table:table-cell>
          <table:table-cell office:value-type="float" office:value="1790.725" calcext:value-type="float">
            <text:p>1790,725</text:p>
          </table:table-cell>
          <table:table-cell office:value-type="float" office:value="9447.025" calcext:value-type="float">
            <text:p>9447,02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6" calcext:value-type="float">
            <text:p>16</text:p>
          </table:table-cell>
          <table:table-cell office:value-type="float" office:value="2123.25" calcext:value-type="float">
            <text:p>2123,25</text:p>
          </table:table-cell>
          <table:table-cell office:value-type="float" office:value="8104.013" calcext:value-type="float">
            <text:p>8104,01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7" calcext:value-type="float">
            <text:p>17</text:p>
          </table:table-cell>
          <table:table-cell office:value-type="float" office:value="2324.563" calcext:value-type="float">
            <text:p>2324,563</text:p>
          </table:table-cell>
          <table:table-cell office:value-type="float" office:value="5836.475" calcext:value-type="float">
            <text:p>5836,47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8" calcext:value-type="float">
            <text:p>18</text:p>
          </table:table-cell>
          <table:table-cell office:value-type="float" office:value="2379.55" calcext:value-type="float">
            <text:p>2379,55</text:p>
          </table:table-cell>
          <table:table-cell office:value-type="float" office:value="3212.988" calcext:value-type="float">
            <text:p>3212,988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9" calcext:value-type="float">
            <text:p>19</text:p>
          </table:table-cell>
          <table:table-cell office:value-type="float" office:value="2677.45" calcext:value-type="float">
            <text:p>2677,45</text:p>
          </table:table-cell>
          <table:table-cell office:value-type="float" office:value="1144.95" calcext:value-type="float">
            <text:p>1144,9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0" calcext:value-type="float">
            <text:p>20</text:p>
          </table:table-cell>
          <table:table-cell office:value-type="float" office:value="3303.875" calcext:value-type="float">
            <text:p>3303,875</text:p>
          </table:table-cell>
          <table:table-cell office:value-type="float" office:value="249.013" calcext:value-type="float">
            <text:p>249,01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1" calcext:value-type="float">
            <text:p>21</text:p>
          </table:table-cell>
          <table:table-cell office:value-type="float" office:value="4048.463" calcext:value-type="float">
            <text:p>4048,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2" calcext:value-type="float">
            <text:p>22</text:p>
          </table:table-cell>
          <table:table-cell office:value-type="float" office:value="4693.838" calcext:value-type="float">
            <text:p>4693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3" calcext:value-type="float">
            <text:p>23</text:p>
          </table:table-cell>
          <table:table-cell office:value-type="float" office:value="5564.8" calcext:value-type="float">
            <text:p>556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4" calcext:value-type="float">
            <text:p>24</text:p>
          </table:table-cell>
          <table:table-cell office:value-type="float" office:value="5323.725" calcext:value-type="float">
            <text:p>5323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" calcext:value-type="float">
            <text:p>1</text:p>
          </table:table-cell>
          <table:table-cell office:value-type="float" office:value="4951.875" calcext:value-type="float">
            <text:p>4951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" calcext:value-type="float">
            <text:p>2</text:p>
          </table:table-cell>
          <table:table-cell office:value-type="float" office:value="4908.413" calcext:value-type="float">
            <text:p>4908,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3" calcext:value-type="float">
            <text:p>3</text:p>
          </table:table-cell>
          <table:table-cell office:value-type="float" office:value="4634.95" calcext:value-type="float">
            <text:p>4634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4" calcext:value-type="float">
            <text:p>4</text:p>
          </table:table-cell>
          <table:table-cell office:value-type="float" office:value="4623.113" calcext:value-type="float">
            <text:p>4623,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5" calcext:value-type="float">
            <text:p>5</text:p>
          </table:table-cell>
          <table:table-cell office:value-type="float" office:value="4552.638" calcext:value-type="float">
            <text:p>4552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6" calcext:value-type="float">
            <text:p>6</text:p>
          </table:table-cell>
          <table:table-cell office:value-type="float" office:value="4404.45" calcext:value-type="float">
            <text:p>4404,45</text:p>
          </table:table-cell>
          <table:table-cell office:value-type="float" office:value="51.438" calcext:value-type="float">
            <text:p>51,43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7" calcext:value-type="float">
            <text:p>7</text:p>
          </table:table-cell>
          <table:table-cell office:value-type="float" office:value="4126.788" calcext:value-type="float">
            <text:p>4126,788</text:p>
          </table:table-cell>
          <table:table-cell office:value-type="float" office:value="383.1" calcext:value-type="float">
            <text:p>383,1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8" calcext:value-type="float">
            <text:p>8</text:p>
          </table:table-cell>
          <table:table-cell office:value-type="float" office:value="4069.15" calcext:value-type="float">
            <text:p>4069,15</text:p>
          </table:table-cell>
          <table:table-cell office:value-type="float" office:value="1176.413" calcext:value-type="float">
            <text:p>1176,413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9" calcext:value-type="float">
            <text:p>9</text:p>
          </table:table-cell>
          <table:table-cell office:value-type="float" office:value="3913.025" calcext:value-type="float">
            <text:p>3913,025</text:p>
          </table:table-cell>
          <table:table-cell office:value-type="float" office:value="2085.15" calcext:value-type="float">
            <text:p>2085,1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0" calcext:value-type="float">
            <text:p>10</text:p>
          </table:table-cell>
          <table:table-cell office:value-type="float" office:value="3838.675" calcext:value-type="float">
            <text:p>3838,675</text:p>
          </table:table-cell>
          <table:table-cell office:value-type="float" office:value="2938.338" calcext:value-type="float">
            <text:p>2938,33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1" calcext:value-type="float">
            <text:p>11</text:p>
          </table:table-cell>
          <table:table-cell office:value-type="float" office:value="4091.863" calcext:value-type="float">
            <text:p>4091,863</text:p>
          </table:table-cell>
          <table:table-cell office:value-type="float" office:value="4072.788" calcext:value-type="float">
            <text:p>4072,78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2" calcext:value-type="float">
            <text:p>12</text:p>
          </table:table-cell>
          <table:table-cell office:value-type="float" office:value="4197.125" calcext:value-type="float">
            <text:p>4197,125</text:p>
          </table:table-cell>
          <table:table-cell office:value-type="float" office:value="4948.7" calcext:value-type="float">
            <text:p>4948,7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3" calcext:value-type="float">
            <text:p>13</text:p>
          </table:table-cell>
          <table:table-cell office:value-type="float" office:value="4160.15" calcext:value-type="float">
            <text:p>4160,15</text:p>
          </table:table-cell>
          <table:table-cell office:value-type="float" office:value="5479.725" calcext:value-type="float">
            <text:p>5479,72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4" calcext:value-type="float">
            <text:p>14</text:p>
          </table:table-cell>
          <table:table-cell office:value-type="float" office:value="3900.95" calcext:value-type="float">
            <text:p>3900,95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5" calcext:value-type="float">
            <text:p>15</text:p>
          </table:table-cell>
          <table:table-cell office:value-type="float" office:value="3837.425" calcext:value-type="float">
            <text:p>3837,425</text:p>
          </table:table-cell>
          <table:table-cell office:value-type="float" office:value="5315.425" calcext:value-type="float">
            <text:p>5315,42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6" calcext:value-type="float">
            <text:p>16</text:p>
          </table:table-cell>
          <table:table-cell office:value-type="float" office:value="3739.063" calcext:value-type="float">
            <text:p>3739,063</text:p>
          </table:table-cell>
          <table:table-cell office:value-type="float" office:value="4515.638" calcext:value-type="float">
            <text:p>4515,63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7" calcext:value-type="float">
            <text:p>17</text:p>
          </table:table-cell>
          <table:table-cell office:value-type="float" office:value="3906.175" calcext:value-type="float">
            <text:p>3906,175</text:p>
          </table:table-cell>
          <table:table-cell office:value-type="float" office:value="3256.588" calcext:value-type="float">
            <text:p>3256,58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8" calcext:value-type="float">
            <text:p>18</text:p>
          </table:table-cell>
          <table:table-cell office:value-type="float" office:value="3960.763" calcext:value-type="float">
            <text:p>3960,763</text:p>
          </table:table-cell>
          <table:table-cell office:value-type="float" office:value="1974.613" calcext:value-type="float">
            <text:p>1974,613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9" calcext:value-type="float">
            <text:p>19</text:p>
          </table:table-cell>
          <table:table-cell office:value-type="float" office:value="3623.425" calcext:value-type="float">
            <text:p>3623,425</text:p>
          </table:table-cell>
          <table:table-cell office:value-type="float" office:value="886.15" calcext:value-type="float">
            <text:p>886,15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0" calcext:value-type="float">
            <text:p>20</text:p>
          </table:table-cell>
          <table:table-cell office:value-type="float" office:value="3358" calcext:value-type="float">
            <text:p>3358</text:p>
          </table:table-cell>
          <table:table-cell office:value-type="float" office:value="246.688" calcext:value-type="float">
            <text:p>246,688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1" calcext:value-type="float">
            <text:p>21</text:p>
          </table:table-cell>
          <table:table-cell office:value-type="float" office:value="2812.463" calcext:value-type="float">
            <text:p>2812,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2" calcext:value-type="float">
            <text:p>22</text:p>
          </table:table-cell>
          <table:table-cell office:value-type="float" office:value="2481.488" calcext:value-type="float">
            <text:p>2481,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3" calcext:value-type="float">
            <text:p>23</text:p>
          </table:table-cell>
          <table:table-cell office:value-type="float" office:value="2211.875" calcext:value-type="float">
            <text:p>2211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4" calcext:value-type="float">
            <text:p>24</text:p>
          </table:table-cell>
          <table:table-cell office:value-type="float" office:value="1934.45" calcext:value-type="float">
            <text:p>1934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" calcext:value-type="float">
            <text:p>1</text:p>
          </table:table-cell>
          <table:table-cell office:value-type="float" office:value="1638.913" calcext:value-type="float">
            <text:p>1638,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" calcext:value-type="float">
            <text:p>2</text:p>
          </table:table-cell>
          <table:table-cell office:value-type="float" office:value="1527.213" calcext:value-type="float">
            <text:p>1527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3" calcext:value-type="float">
            <text:p>3</text:p>
          </table:table-cell>
          <table:table-cell office:value-type="float" office:value="1750.738" calcext:value-type="float">
            <text:p>1750,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4" calcext:value-type="float">
            <text:p>4</text:p>
          </table:table-cell>
          <table:table-cell office:value-type="float" office:value="1987.775" calcext:value-type="float">
            <text:p>1987,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5" calcext:value-type="float">
            <text:p>5</text:p>
          </table:table-cell>
          <table:table-cell office:value-type="float" office:value="2160.15" calcext:value-type="float">
            <text:p>2160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6" calcext:value-type="float">
            <text:p>6</text:p>
          </table:table-cell>
          <table:table-cell office:value-type="float" office:value="2402.913" calcext:value-type="float">
            <text:p>2402,913</text:p>
          </table:table-cell>
          <table:table-cell office:value-type="float" office:value="88.175" calcext:value-type="float">
            <text:p>88,17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7" calcext:value-type="float">
            <text:p>7</text:p>
          </table:table-cell>
          <table:table-cell office:value-type="float" office:value="2549.588" calcext:value-type="float">
            <text:p>2549,588</text:p>
          </table:table-cell>
          <table:table-cell office:value-type="float" office:value="582.45" calcext:value-type="float">
            <text:p>582,4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8" calcext:value-type="float">
            <text:p>8</text:p>
          </table:table-cell>
          <table:table-cell office:value-type="float" office:value="2267.688" calcext:value-type="float">
            <text:p>2267,688</text:p>
          </table:table-cell>
          <table:table-cell office:value-type="float" office:value="2271.6" calcext:value-type="float">
            <text:p>2271,6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9" calcext:value-type="float">
            <text:p>9</text:p>
          </table:table-cell>
          <table:table-cell office:value-type="float" office:value="1581.6" calcext:value-type="float">
            <text:p>1581,6</text:p>
          </table:table-cell>
          <table:table-cell office:value-type="float" office:value="5042.775" calcext:value-type="float">
            <text:p>5042,77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0" calcext:value-type="float">
            <text:p>10</text:p>
          </table:table-cell>
          <table:table-cell office:value-type="float" office:value="1755.35" calcext:value-type="float">
            <text:p>1755,35</text:p>
          </table:table-cell>
          <table:table-cell office:value-type="float" office:value="7490.913" calcext:value-type="float">
            <text:p>7490,91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1" calcext:value-type="float">
            <text:p>11</text:p>
          </table:table-cell>
          <table:table-cell office:value-type="float" office:value="2822.663" calcext:value-type="float">
            <text:p>2822,663</text:p>
          </table:table-cell>
          <table:table-cell office:value-type="float" office:value="9037.775" calcext:value-type="float">
            <text:p>9037,77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2" calcext:value-type="float">
            <text:p>12</text:p>
          </table:table-cell>
          <table:table-cell office:value-type="float" office:value="3507.388" calcext:value-type="float">
            <text:p>3507,388</text:p>
          </table:table-cell>
          <table:table-cell office:value-type="float" office:value="9569.288" calcext:value-type="float">
            <text:p>9569,288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3" calcext:value-type="float">
            <text:p>13</text:p>
          </table:table-cell>
          <table:table-cell office:value-type="float" office:value="3629.288" calcext:value-type="float">
            <text:p>3629,288</text:p>
          </table:table-cell>
          <table:table-cell office:value-type="float" office:value="8547.525" calcext:value-type="float">
            <text:p>8547,52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4" calcext:value-type="float">
            <text:p>14</text:p>
          </table:table-cell>
          <table:table-cell office:value-type="float" office:value="3533.575" calcext:value-type="float">
            <text:p>3533,575</text:p>
          </table:table-cell>
          <table:table-cell office:value-type="float" office:value="8090.6" calcext:value-type="float">
            <text:p>8090,6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5" calcext:value-type="float">
            <text:p>15</text:p>
          </table:table-cell>
          <table:table-cell office:value-type="float" office:value="3454.413" calcext:value-type="float">
            <text:p>3454,413</text:p>
          </table:table-cell>
          <table:table-cell office:value-type="float" office:value="7545.575" calcext:value-type="float">
            <text:p>7545,57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6" calcext:value-type="float">
            <text:p>16</text:p>
          </table:table-cell>
          <table:table-cell office:value-type="float" office:value="3591.613" calcext:value-type="float">
            <text:p>3591,613</text:p>
          </table:table-cell>
          <table:table-cell office:value-type="float" office:value="6990.225" calcext:value-type="float">
            <text:p>6990,22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7" calcext:value-type="float">
            <text:p>17</text:p>
          </table:table-cell>
          <table:table-cell office:value-type="float" office:value="3269.375" calcext:value-type="float">
            <text:p>3269,375</text:p>
          </table:table-cell>
          <table:table-cell office:value-type="float" office:value="5827.963" calcext:value-type="float">
            <text:p>5827,96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8" calcext:value-type="float">
            <text:p>18</text:p>
          </table:table-cell>
          <table:table-cell office:value-type="float" office:value="2779.725" calcext:value-type="float">
            <text:p>2779,725</text:p>
          </table:table-cell>
          <table:table-cell office:value-type="float" office:value="3712.325" calcext:value-type="float">
            <text:p>3712,32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9" calcext:value-type="float">
            <text:p>19</text:p>
          </table:table-cell>
          <table:table-cell office:value-type="float" office:value="2522.763" calcext:value-type="float">
            <text:p>2522,763</text:p>
          </table:table-cell>
          <table:table-cell office:value-type="float" office:value="1590.8" calcext:value-type="float">
            <text:p>1590,8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0" calcext:value-type="float">
            <text:p>20</text:p>
          </table:table-cell>
          <table:table-cell office:value-type="float" office:value="2597.725" calcext:value-type="float">
            <text:p>2597,725</text:p>
          </table:table-cell>
          <table:table-cell office:value-type="float" office:value="252.313" calcext:value-type="float">
            <text:p>252,31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1" calcext:value-type="float">
            <text:p>21</text:p>
          </table:table-cell>
          <table:table-cell office:value-type="float" office:value="2912.288" calcext:value-type="float">
            <text:p>2912,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2" calcext:value-type="float">
            <text:p>22</text:p>
          </table:table-cell>
          <table:table-cell office:value-type="float" office:value="2870.375" calcext:value-type="float">
            <text:p>2870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3" calcext:value-type="float">
            <text:p>23</text:p>
          </table:table-cell>
          <table:table-cell office:value-type="float" office:value="2862.613" calcext:value-type="float">
            <text:p>2862,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4" calcext:value-type="float">
            <text:p>24</text:p>
          </table:table-cell>
          <table:table-cell office:value-type="float" office:value="3080.863" calcext:value-type="float">
            <text:p>3080,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" calcext:value-type="float">
            <text:p>1</text:p>
          </table:table-cell>
          <table:table-cell office:value-type="float" office:value="3101.038" calcext:value-type="float">
            <text:p>3101,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" calcext:value-type="float">
            <text:p>2</text:p>
          </table:table-cell>
          <table:table-cell office:value-type="float" office:value="3173.838" calcext:value-type="float">
            <text:p>3173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3" calcext:value-type="float">
            <text:p>3</text:p>
          </table:table-cell>
          <table:table-cell office:value-type="float" office:value="3074.85" calcext:value-type="float">
            <text:p>3074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4" calcext:value-type="float">
            <text:p>4</text:p>
          </table:table-cell>
          <table:table-cell office:value-type="float" office:value="2967.7" calcext:value-type="float">
            <text:p>2967,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5" calcext:value-type="float">
            <text:p>5</text:p>
          </table:table-cell>
          <table:table-cell office:value-type="float" office:value="2681.775" calcext:value-type="float">
            <text:p>2681,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6" calcext:value-type="float">
            <text:p>6</text:p>
          </table:table-cell>
          <table:table-cell office:value-type="float" office:value="2472.538" calcext:value-type="float">
            <text:p>2472,538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7" calcext:value-type="float">
            <text:p>7</text:p>
          </table:table-cell>
          <table:table-cell office:value-type="float" office:value="2407.938" calcext:value-type="float">
            <text:p>2407,938</text:p>
          </table:table-cell>
          <table:table-cell office:value-type="float" office:value="319.188" calcext:value-type="float">
            <text:p>319,18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8" calcext:value-type="float">
            <text:p>8</text:p>
          </table:table-cell>
          <table:table-cell office:value-type="float" office:value="2295.838" calcext:value-type="float">
            <text:p>2295,838</text:p>
          </table:table-cell>
          <table:table-cell office:value-type="float" office:value="1527.6" calcext:value-type="float">
            <text:p>1527,6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9" calcext:value-type="float">
            <text:p>9</text:p>
          </table:table-cell>
          <table:table-cell office:value-type="float" office:value="1778.85" calcext:value-type="float">
            <text:p>1778,85</text:p>
          </table:table-cell>
          <table:table-cell office:value-type="float" office:value="3144.538" calcext:value-type="float">
            <text:p>3144,53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0" calcext:value-type="float">
            <text:p>10</text:p>
          </table:table-cell>
          <table:table-cell office:value-type="float" office:value="1540.313" calcext:value-type="float">
            <text:p>1540,313</text:p>
          </table:table-cell>
          <table:table-cell office:value-type="float" office:value="4851.713" calcext:value-type="float">
            <text:p>4851,71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1" calcext:value-type="float">
            <text:p>11</text:p>
          </table:table-cell>
          <table:table-cell office:value-type="float" office:value="1619.088" calcext:value-type="float">
            <text:p>1619,088</text:p>
          </table:table-cell>
          <table:table-cell office:value-type="float" office:value="6000.088" calcext:value-type="float">
            <text:p>6000,08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2" calcext:value-type="float">
            <text:p>12</text:p>
          </table:table-cell>
          <table:table-cell office:value-type="float" office:value="2047.963" calcext:value-type="float">
            <text:p>2047,963</text:p>
          </table:table-cell>
          <table:table-cell office:value-type="float" office:value="6624.1" calcext:value-type="float">
            <text:p>6624,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3" calcext:value-type="float">
            <text:p>13</text:p>
          </table:table-cell>
          <table:table-cell office:value-type="float" office:value="2346.55" calcext:value-type="float">
            <text:p>2346,55</text:p>
          </table:table-cell>
          <table:table-cell office:value-type="float" office:value="7019.013" calcext:value-type="float">
            <text:p>7019,01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4" calcext:value-type="float">
            <text:p>14</text:p>
          </table:table-cell>
          <table:table-cell office:value-type="float" office:value="2456.475" calcext:value-type="float">
            <text:p>2456,475</text:p>
          </table:table-cell>
          <table:table-cell office:value-type="float" office:value="7136.65" calcext:value-type="float">
            <text:p>7136,6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5" calcext:value-type="float">
            <text:p>15</text:p>
          </table:table-cell>
          <table:table-cell office:value-type="float" office:value="2641.05" calcext:value-type="float">
            <text:p>2641,05</text:p>
          </table:table-cell>
          <table:table-cell office:value-type="float" office:value="6773.813" calcext:value-type="float">
            <text:p>6773,81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6" calcext:value-type="float">
            <text:p>16</text:p>
          </table:table-cell>
          <table:table-cell office:value-type="float" office:value="2535.7" calcext:value-type="float">
            <text:p>2535,7</text:p>
          </table:table-cell>
          <table:table-cell office:value-type="float" office:value="6178.175" calcext:value-type="float">
            <text:p>6178,17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7" calcext:value-type="float">
            <text:p>17</text:p>
          </table:table-cell>
          <table:table-cell office:value-type="float" office:value="2506.425" calcext:value-type="float">
            <text:p>2506,425</text:p>
          </table:table-cell>
          <table:table-cell office:value-type="float" office:value="4660.638" calcext:value-type="float">
            <text:p>4660,63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8" calcext:value-type="float">
            <text:p>18</text:p>
          </table:table-cell>
          <table:table-cell office:value-type="float" office:value="2113.763" calcext:value-type="float">
            <text:p>2113,763</text:p>
          </table:table-cell>
          <table:table-cell office:value-type="float" office:value="2813.188" calcext:value-type="float">
            <text:p>2813,18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9" calcext:value-type="float">
            <text:p>19</text:p>
          </table:table-cell>
          <table:table-cell office:value-type="float" office:value="1639.45" calcext:value-type="float">
            <text:p>1639,45</text:p>
          </table:table-cell>
          <table:table-cell office:value-type="float" office:value="1075.488" calcext:value-type="float">
            <text:p>1075,488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0" calcext:value-type="float">
            <text:p>20</text:p>
          </table:table-cell>
          <table:table-cell office:value-type="float" office:value="1887.063" calcext:value-type="float">
            <text:p>1887,063</text:p>
          </table:table-cell>
          <table:table-cell office:value-type="float" office:value="273.913" calcext:value-type="float">
            <text:p>273,91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1" calcext:value-type="float">
            <text:p>21</text:p>
          </table:table-cell>
          <table:table-cell office:value-type="float" office:value="2483.013" calcext:value-type="float">
            <text:p>2483,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2" calcext:value-type="float">
            <text:p>22</text:p>
          </table:table-cell>
          <table:table-cell office:value-type="float" office:value="3017.25" calcext:value-type="float">
            <text:p>3017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3" calcext:value-type="float">
            <text:p>23</text:p>
          </table:table-cell>
          <table:table-cell office:value-type="float" office:value="3583.213" calcext:value-type="float">
            <text:p>3583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4" calcext:value-type="float">
            <text:p>24</text:p>
          </table:table-cell>
          <table:table-cell office:value-type="float" office:value="4276.1" calcext:value-type="float">
            <text:p>4276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" calcext:value-type="float">
            <text:p>1</text:p>
          </table:table-cell>
          <table:table-cell office:value-type="float" office:value="4388.313" calcext:value-type="float">
            <text:p>4388,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" calcext:value-type="float">
            <text:p>2</text:p>
          </table:table-cell>
          <table:table-cell office:value-type="float" office:value="4199.513" calcext:value-type="float">
            <text:p>4199,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3" calcext:value-type="float">
            <text:p>3</text:p>
          </table:table-cell>
          <table:table-cell office:value-type="float" office:value="4164.538" calcext:value-type="float">
            <text:p>4164,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4" calcext:value-type="float">
            <text:p>4</text:p>
          </table:table-cell>
          <table:table-cell office:value-type="float" office:value="3954.775" calcext:value-type="float">
            <text:p>3954,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5" calcext:value-type="float">
            <text:p>5</text:p>
          </table:table-cell>
          <table:table-cell office:value-type="float" office:value="3833.325" calcext:value-type="float">
            <text:p>3833,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6" calcext:value-type="float">
            <text:p>6</text:p>
          </table:table-cell>
          <table:table-cell office:value-type="float" office:value="3715.175" calcext:value-type="float">
            <text:p>3715,175</text:p>
          </table:table-cell>
          <table:table-cell office:value-type="float" office:value="45.475" calcext:value-type="float">
            <text:p>45,47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7" calcext:value-type="float">
            <text:p>7</text:p>
          </table:table-cell>
          <table:table-cell office:value-type="float" office:value="3703.163" calcext:value-type="float">
            <text:p>3703,163</text:p>
          </table:table-cell>
          <table:table-cell office:value-type="float" office:value="473.513" calcext:value-type="float">
            <text:p>473,51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8" calcext:value-type="float">
            <text:p>8</text:p>
          </table:table-cell>
          <table:table-cell office:value-type="float" office:value="3279.1" calcext:value-type="float">
            <text:p>3279,1</text:p>
          </table:table-cell>
          <table:table-cell office:value-type="float" office:value="1814.3" calcext:value-type="float">
            <text:p>1814,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9" calcext:value-type="float">
            <text:p>9</text:p>
          </table:table-cell>
          <table:table-cell office:value-type="float" office:value="3139.8" calcext:value-type="float">
            <text:p>3139,8</text:p>
          </table:table-cell>
          <table:table-cell office:value-type="float" office:value="3936.675" calcext:value-type="float">
            <text:p>3936,67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0" calcext:value-type="float">
            <text:p>10</text:p>
          </table:table-cell>
          <table:table-cell office:value-type="float" office:value="3365.225" calcext:value-type="float">
            <text:p>3365,225</text:p>
          </table:table-cell>
          <table:table-cell office:value-type="float" office:value="5956.613" calcext:value-type="float">
            <text:p>5956,61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1" calcext:value-type="float">
            <text:p>11</text:p>
          </table:table-cell>
          <table:table-cell office:value-type="float" office:value="3626.238" calcext:value-type="float">
            <text:p>3626,238</text:p>
          </table:table-cell>
          <table:table-cell office:value-type="float" office:value="7713.038" calcext:value-type="float">
            <text:p>7713,03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2" calcext:value-type="float">
            <text:p>12</text:p>
          </table:table-cell>
          <table:table-cell office:value-type="float" office:value="3878.963" calcext:value-type="float">
            <text:p>3878,963</text:p>
          </table:table-cell>
          <table:table-cell office:value-type="float" office:value="8376.763" calcext:value-type="float">
            <text:p>8376,76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3" calcext:value-type="float">
            <text:p>13</text:p>
          </table:table-cell>
          <table:table-cell office:value-type="float" office:value="4186.288" calcext:value-type="float">
            <text:p>4186,288</text:p>
          </table:table-cell>
          <table:table-cell office:value-type="float" office:value="8718.6" calcext:value-type="float">
            <text:p>8718,6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4" calcext:value-type="float">
            <text:p>14</text:p>
          </table:table-cell>
          <table:table-cell office:value-type="float" office:value="4575.263" calcext:value-type="float">
            <text:p>4575,263</text:p>
          </table:table-cell>
          <table:table-cell office:value-type="float" office:value="9145.288" calcext:value-type="float">
            <text:p>9145,28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5" calcext:value-type="float">
            <text:p>15</text:p>
          </table:table-cell>
          <table:table-cell office:value-type="float" office:value="4728.138" calcext:value-type="float">
            <text:p>4728,138</text:p>
          </table:table-cell>
          <table:table-cell office:value-type="float" office:value="8144.075" calcext:value-type="float">
            <text:p>8144,07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6" calcext:value-type="float">
            <text:p>16</text:p>
          </table:table-cell>
          <table:table-cell office:value-type="float" office:value="4374.788" calcext:value-type="float">
            <text:p>4374,788</text:p>
          </table:table-cell>
          <table:table-cell office:value-type="float" office:value="6291.475" calcext:value-type="float">
            <text:p>6291,47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7" calcext:value-type="float">
            <text:p>17</text:p>
          </table:table-cell>
          <table:table-cell office:value-type="float" office:value="3919.325" calcext:value-type="float">
            <text:p>3919,325</text:p>
          </table:table-cell>
          <table:table-cell office:value-type="float" office:value="4863.938" calcext:value-type="float">
            <text:p>4863,93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8" calcext:value-type="float">
            <text:p>18</text:p>
          </table:table-cell>
          <table:table-cell office:value-type="float" office:value="3067.688" calcext:value-type="float">
            <text:p>3067,688</text:p>
          </table:table-cell>
          <table:table-cell office:value-type="float" office:value="3051.088" calcext:value-type="float">
            <text:p>3051,088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9" calcext:value-type="float">
            <text:p>19</text:p>
          </table:table-cell>
          <table:table-cell office:value-type="float" office:value="1823" calcext:value-type="float">
            <text:p>1823</text:p>
          </table:table-cell>
          <table:table-cell office:value-type="float" office:value="1224.525" calcext:value-type="float">
            <text:p>1224,52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0" calcext:value-type="float">
            <text:p>20</text:p>
          </table:table-cell>
          <table:table-cell office:value-type="float" office:value="1388.188" calcext:value-type="float">
            <text:p>1388,188</text:p>
          </table:table-cell>
          <table:table-cell office:value-type="float" office:value="241.863" calcext:value-type="float">
            <text:p>241,86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1" calcext:value-type="float">
            <text:p>21</text:p>
          </table:table-cell>
          <table:table-cell office:value-type="float" office:value="1684.8" calcext:value-type="float">
            <text:p>1684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2" calcext:value-type="float">
            <text:p>22</text:p>
          </table:table-cell>
          <table:table-cell office:value-type="float" office:value="2293.138" calcext:value-type="float">
            <text:p>2293,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3" calcext:value-type="float">
            <text:p>23</text:p>
          </table:table-cell>
          <table:table-cell office:value-type="float" office:value="3020.613" calcext:value-type="float">
            <text:p>3020,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4" calcext:value-type="float">
            <text:p>24</text:p>
          </table:table-cell>
          <table:table-cell office:value-type="float" office:value="3427.6" calcext:value-type="float">
            <text:p>3427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" calcext:value-type="float">
            <text:p>1</text:p>
          </table:table-cell>
          <table:table-cell office:value-type="float" office:value="3845.363" calcext:value-type="float">
            <text:p>3845,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" calcext:value-type="float">
            <text:p>2</text:p>
          </table:table-cell>
          <table:table-cell office:value-type="float" office:value="4625.775" calcext:value-type="float">
            <text:p>4625,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3" calcext:value-type="float">
            <text:p>3</text:p>
          </table:table-cell>
          <table:table-cell office:value-type="float" office:value="5458.913" calcext:value-type="float">
            <text:p>5458,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4" calcext:value-type="float">
            <text:p>4</text:p>
          </table:table-cell>
          <table:table-cell office:value-type="float" office:value="5633.763" calcext:value-type="float">
            <text:p>5633,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5" calcext:value-type="float">
            <text:p>5</text:p>
          </table:table-cell>
          <table:table-cell office:value-type="float" office:value="5972.5" calcext:value-type="float">
            <text:p>5972,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6" calcext:value-type="float">
            <text:p>6</text:p>
          </table:table-cell>
          <table:table-cell office:value-type="float" office:value="6276" calcext:value-type="float">
            <text:p>6276</text:p>
          </table:table-cell>
          <table:table-cell office:value-type="float" office:value="22.763" calcext:value-type="float">
            <text:p>22,76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7" calcext:value-type="float">
            <text:p>7</text:p>
          </table:table-cell>
          <table:table-cell office:value-type="float" office:value="6597.65" calcext:value-type="float">
            <text:p>6597,65</text:p>
          </table:table-cell>
          <table:table-cell office:value-type="float" office:value="393.1" calcext:value-type="float">
            <text:p>393,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8" calcext:value-type="float">
            <text:p>8</text:p>
          </table:table-cell>
          <table:table-cell office:value-type="float" office:value="6402.85" calcext:value-type="float">
            <text:p>6402,85</text:p>
          </table:table-cell>
          <table:table-cell office:value-type="float" office:value="1521.95" calcext:value-type="float">
            <text:p>1521,9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9" calcext:value-type="float">
            <text:p>9</text:p>
          </table:table-cell>
          <table:table-cell office:value-type="float" office:value="6034.713" calcext:value-type="float">
            <text:p>6034,713</text:p>
          </table:table-cell>
          <table:table-cell office:value-type="float" office:value="2818.113" calcext:value-type="float">
            <text:p>2818,11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0" calcext:value-type="float">
            <text:p>10</text:p>
          </table:table-cell>
          <table:table-cell office:value-type="float" office:value="6372.425" calcext:value-type="float">
            <text:p>6372,425</text:p>
          </table:table-cell>
          <table:table-cell office:value-type="float" office:value="3986.95" calcext:value-type="float">
            <text:p>3986,9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1" calcext:value-type="float">
            <text:p>11</text:p>
          </table:table-cell>
          <table:table-cell office:value-type="float" office:value="6298.838" calcext:value-type="float">
            <text:p>6298,838</text:p>
          </table:table-cell>
          <table:table-cell office:value-type="float" office:value="5170.5" calcext:value-type="float">
            <text:p>5170,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2" calcext:value-type="float">
            <text:p>12</text:p>
          </table:table-cell>
          <table:table-cell office:value-type="float" office:value="6509.438" calcext:value-type="float">
            <text:p>6509,438</text:p>
          </table:table-cell>
          <table:table-cell office:value-type="float" office:value="5239.9" calcext:value-type="float">
            <text:p>5239,9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3" calcext:value-type="float">
            <text:p>13</text:p>
          </table:table-cell>
          <table:table-cell office:value-type="float" office:value="6538.3" calcext:value-type="float">
            <text:p>6538,3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4" calcext:value-type="float">
            <text:p>14</text:p>
          </table:table-cell>
          <table:table-cell office:value-type="float" office:value="6541.338" calcext:value-type="float">
            <text:p>6541,338</text:p>
          </table:table-cell>
          <table:table-cell office:value-type="float" office:value="6004.338" calcext:value-type="float">
            <text:p>6004,338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5" calcext:value-type="float">
            <text:p>15</text:p>
          </table:table-cell>
          <table:table-cell office:value-type="float" office:value="6461.2" calcext:value-type="float">
            <text:p>6461,2</text:p>
          </table:table-cell>
          <table:table-cell office:value-type="float" office:value="5506.875" calcext:value-type="float">
            <text:p>5506,87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6" calcext:value-type="float">
            <text:p>16</text:p>
          </table:table-cell>
          <table:table-cell office:value-type="float" office:value="6375.213" calcext:value-type="float">
            <text:p>6375,213</text:p>
          </table:table-cell>
          <table:table-cell office:value-type="float" office:value="5212.863" calcext:value-type="float">
            <text:p>5212,86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7" calcext:value-type="float">
            <text:p>17</text:p>
          </table:table-cell>
          <table:table-cell office:value-type="float" office:value="6976.738" calcext:value-type="float">
            <text:p>6976,738</text:p>
          </table:table-cell>
          <table:table-cell office:value-type="float" office:value="4309.463" calcext:value-type="float">
            <text:p>4309,46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8" calcext:value-type="float">
            <text:p>18</text:p>
          </table:table-cell>
          <table:table-cell office:value-type="float" office:value="6850.188" calcext:value-type="float">
            <text:p>6850,188</text:p>
          </table:table-cell>
          <table:table-cell office:value-type="float" office:value="2943.1" calcext:value-type="float">
            <text:p>2943,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9" calcext:value-type="float">
            <text:p>19</text:p>
          </table:table-cell>
          <table:table-cell office:value-type="float" office:value="6512.713" calcext:value-type="float">
            <text:p>6512,713</text:p>
          </table:table-cell>
          <table:table-cell office:value-type="float" office:value="1639.95" calcext:value-type="float">
            <text:p>1639,9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0" calcext:value-type="float">
            <text:p>20</text:p>
          </table:table-cell>
          <table:table-cell office:value-type="float" office:value="5602.85" calcext:value-type="float">
            <text:p>5602,85</text:p>
          </table:table-cell>
          <table:table-cell office:value-type="float" office:value="401.438" calcext:value-type="float">
            <text:p>401,438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1" calcext:value-type="float">
            <text:p>21</text:p>
          </table:table-cell>
          <table:table-cell office:value-type="float" office:value="5012.575" calcext:value-type="float">
            <text:p>5012,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2" calcext:value-type="float">
            <text:p>22</text:p>
          </table:table-cell>
          <table:table-cell office:value-type="float" office:value="4847.388" calcext:value-type="float">
            <text:p>4847,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3" calcext:value-type="float">
            <text:p>23</text:p>
          </table:table-cell>
          <table:table-cell office:value-type="float" office:value="4398.375" calcext:value-type="float">
            <text:p>4398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4" calcext:value-type="float">
            <text:p>24</text:p>
          </table:table-cell>
          <table:table-cell office:value-type="float" office:value="3962.788" calcext:value-type="float">
            <text:p>3962,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" calcext:value-type="float">
            <text:p>1</text:p>
          </table:table-cell>
          <table:table-cell office:value-type="float" office:value="3412.875" calcext:value-type="float">
            <text:p>3412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" calcext:value-type="float">
            <text:p>2</text:p>
          </table:table-cell>
          <table:table-cell office:value-type="float" office:value="2599.925" calcext:value-type="float">
            <text:p>2599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3" calcext:value-type="float">
            <text:p>3</text:p>
          </table:table-cell>
          <table:table-cell office:value-type="float" office:value="2349.863" calcext:value-type="float">
            <text:p>2349,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4" calcext:value-type="float">
            <text:p>4</text:p>
          </table:table-cell>
          <table:table-cell office:value-type="float" office:value="2203.088" calcext:value-type="float">
            <text:p>2203,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5" calcext:value-type="float">
            <text:p>5</text:p>
          </table:table-cell>
          <table:table-cell office:value-type="float" office:value="2138.925" calcext:value-type="float">
            <text:p>2138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6" calcext:value-type="float">
            <text:p>6</text:p>
          </table:table-cell>
          <table:table-cell office:value-type="float" office:value="2209.088" calcext:value-type="float">
            <text:p>2209,088</text:p>
          </table:table-cell>
          <table:table-cell office:value-type="float" office:value="41.738" calcext:value-type="float">
            <text:p>41,73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7" calcext:value-type="float">
            <text:p>7</text:p>
          </table:table-cell>
          <table:table-cell office:value-type="float" office:value="2132.963" calcext:value-type="float">
            <text:p>2132,963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8" calcext:value-type="float">
            <text:p>8</text:p>
          </table:table-cell>
          <table:table-cell office:value-type="float" office:value="1704.163" calcext:value-type="float">
            <text:p>1704,163</text:p>
          </table:table-cell>
          <table:table-cell office:value-type="float" office:value="872.425" calcext:value-type="float">
            <text:p>872,42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9" calcext:value-type="float">
            <text:p>9</text:p>
          </table:table-cell>
          <table:table-cell office:value-type="float" office:value="1390" calcext:value-type="float">
            <text:p>1390</text:p>
          </table:table-cell>
          <table:table-cell office:value-type="float" office:value="2106.913" calcext:value-type="float">
            <text:p>2106,91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0" calcext:value-type="float">
            <text:p>10</text:p>
          </table:table-cell>
          <table:table-cell office:value-type="float" office:value="1246.65" calcext:value-type="float">
            <text:p>1246,65</text:p>
          </table:table-cell>
          <table:table-cell office:value-type="float" office:value="4120.888" calcext:value-type="float">
            <text:p>4120,88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1" calcext:value-type="float">
            <text:p>11</text:p>
          </table:table-cell>
          <table:table-cell office:value-type="float" office:value="1263.113" calcext:value-type="float">
            <text:p>1263,113</text:p>
          </table:table-cell>
          <table:table-cell office:value-type="float" office:value="5402.05" calcext:value-type="float">
            <text:p>5402,0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2" calcext:value-type="float">
            <text:p>12</text:p>
          </table:table-cell>
          <table:table-cell office:value-type="float" office:value="1257.013" calcext:value-type="float">
            <text:p>1257,013</text:p>
          </table:table-cell>
          <table:table-cell office:value-type="float" office:value="6184.788" calcext:value-type="float">
            <text:p>6184,78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3" calcext:value-type="float">
            <text:p>13</text:p>
          </table:table-cell>
          <table:table-cell office:value-type="float" office:value="1076.15" calcext:value-type="float">
            <text:p>1076,15</text:p>
          </table:table-cell>
          <table:table-cell office:value-type="float" office:value="6366.538" calcext:value-type="float">
            <text:p>6366,53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" calcext:value-type="float">
            <text:p>14</text:p>
          </table:table-cell>
          <table:table-cell office:value-type="float" office:value="842.325" calcext:value-type="float">
            <text:p>842,325</text:p>
          </table:table-cell>
          <table:table-cell office:value-type="float" office:value="5958.988" calcext:value-type="float">
            <text:p>5958,98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5" calcext:value-type="float">
            <text:p>15</text:p>
          </table:table-cell>
          <table:table-cell office:value-type="float" office:value="685.6" calcext:value-type="float">
            <text:p>685,6</text:p>
          </table:table-cell>
          <table:table-cell office:value-type="float" office:value="5267.638" calcext:value-type="float">
            <text:p>5267,63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6" calcext:value-type="float">
            <text:p>16</text:p>
          </table:table-cell>
          <table:table-cell office:value-type="float" office:value="696.325" calcext:value-type="float">
            <text:p>696,325</text:p>
          </table:table-cell>
          <table:table-cell office:value-type="float" office:value="4558.425" calcext:value-type="float">
            <text:p>4558,42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7" calcext:value-type="float">
            <text:p>17</text:p>
          </table:table-cell>
          <table:table-cell office:value-type="float" office:value="668.738" calcext:value-type="float">
            <text:p>668,738</text:p>
          </table:table-cell>
          <table:table-cell office:value-type="float" office:value="3536.113" calcext:value-type="float">
            <text:p>3536,11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8" calcext:value-type="float">
            <text:p>18</text:p>
          </table:table-cell>
          <table:table-cell office:value-type="float" office:value="613.688" calcext:value-type="float">
            <text:p>613,688</text:p>
          </table:table-cell>
          <table:table-cell office:value-type="float" office:value="2229.513" calcext:value-type="float">
            <text:p>2229,51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9" calcext:value-type="float">
            <text:p>19</text:p>
          </table:table-cell>
          <table:table-cell office:value-type="float" office:value="666.213" calcext:value-type="float">
            <text:p>666,213</text:p>
          </table:table-cell>
          <table:table-cell office:value-type="float" office:value="1019.625" calcext:value-type="float">
            <text:p>1019,62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0" calcext:value-type="float">
            <text:p>20</text:p>
          </table:table-cell>
          <table:table-cell office:value-type="float" office:value="1073.825" calcext:value-type="float">
            <text:p>1073,825</text:p>
          </table:table-cell>
          <table:table-cell office:value-type="float" office:value="275.1" calcext:value-type="float">
            <text:p>275,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1" calcext:value-type="float">
            <text:p>21</text:p>
          </table:table-cell>
          <table:table-cell office:value-type="float" office:value="1802.775" calcext:value-type="float">
            <text:p>1802,775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2" calcext:value-type="float">
            <text:p>22</text:p>
          </table:table-cell>
          <table:table-cell office:value-type="float" office:value="2176.738" calcext:value-type="float">
            <text:p>2176,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3" calcext:value-type="float">
            <text:p>23</text:p>
          </table:table-cell>
          <table:table-cell office:value-type="float" office:value="2737.838" calcext:value-type="float">
            <text:p>2737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4" calcext:value-type="float">
            <text:p>24</text:p>
          </table:table-cell>
          <table:table-cell office:value-type="float" office:value="2771.35" calcext:value-type="float">
            <text:p>2771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" calcext:value-type="float">
            <text:p>1</text:p>
          </table:table-cell>
          <table:table-cell office:value-type="float" office:value="3206.038" calcext:value-type="float">
            <text:p>3206,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" calcext:value-type="float">
            <text:p>2</text:p>
          </table:table-cell>
          <table:table-cell office:value-type="float" office:value="3041.575" calcext:value-type="float">
            <text:p>3041,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3" calcext:value-type="float">
            <text:p>3</text:p>
          </table:table-cell>
          <table:table-cell office:value-type="float" office:value="3059.288" calcext:value-type="float">
            <text:p>3059,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4" calcext:value-type="float">
            <text:p>4</text:p>
          </table:table-cell>
          <table:table-cell office:value-type="float" office:value="3767.3" calcext:value-type="float">
            <text:p>3767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5" calcext:value-type="float">
            <text:p>5</text:p>
          </table:table-cell>
          <table:table-cell office:value-type="float" office:value="4547.463" calcext:value-type="float">
            <text:p>4547,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6" calcext:value-type="float">
            <text:p>6</text:p>
          </table:table-cell>
          <table:table-cell office:value-type="float" office:value="4833.85" calcext:value-type="float">
            <text:p>4833,85</text:p>
          </table:table-cell>
          <table:table-cell office:value-type="float" office:value="54.275" calcext:value-type="float">
            <text:p>54,27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7" calcext:value-type="float">
            <text:p>7</text:p>
          </table:table-cell>
          <table:table-cell office:value-type="float" office:value="5403.175" calcext:value-type="float">
            <text:p>5403,175</text:p>
          </table:table-cell>
          <table:table-cell office:value-type="float" office:value="325.813" calcext:value-type="float">
            <text:p>325,81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8" calcext:value-type="float">
            <text:p>8</text:p>
          </table:table-cell>
          <table:table-cell office:value-type="float" office:value="5836.025" calcext:value-type="float">
            <text:p>5836,025</text:p>
          </table:table-cell>
          <table:table-cell office:value-type="float" office:value="1107.075" calcext:value-type="float">
            <text:p>1107,07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9" calcext:value-type="float">
            <text:p>9</text:p>
          </table:table-cell>
          <table:table-cell office:value-type="float" office:value="6202.063" calcext:value-type="float">
            <text:p>6202,063</text:p>
          </table:table-cell>
          <table:table-cell office:value-type="float" office:value="2157.113" calcext:value-type="float">
            <text:p>2157,11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0" calcext:value-type="float">
            <text:p>10</text:p>
          </table:table-cell>
          <table:table-cell office:value-type="float" office:value="6557.213" calcext:value-type="float">
            <text:p>6557,213</text:p>
          </table:table-cell>
          <table:table-cell office:value-type="float" office:value="3077.663" calcext:value-type="float">
            <text:p>3077,66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1" calcext:value-type="float">
            <text:p>11</text:p>
          </table:table-cell>
          <table:table-cell office:value-type="float" office:value="6800.763" calcext:value-type="float">
            <text:p>6800,763</text:p>
          </table:table-cell>
          <table:table-cell office:value-type="float" office:value="4139.2" calcext:value-type="float">
            <text:p>4139,2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2" calcext:value-type="float">
            <text:p>12</text:p>
          </table:table-cell>
          <table:table-cell office:value-type="float" office:value="6714.5" calcext:value-type="float">
            <text:p>6714,5</text:p>
          </table:table-cell>
          <table:table-cell office:value-type="float" office:value="4771.888" calcext:value-type="float">
            <text:p>4771,88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3" calcext:value-type="float">
            <text:p>13</text:p>
          </table:table-cell>
          <table:table-cell office:value-type="float" office:value="6545.438" calcext:value-type="float">
            <text:p>6545,438</text:p>
          </table:table-cell>
          <table:table-cell office:value-type="float" office:value="5342.275" calcext:value-type="float">
            <text:p>5342,27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4" calcext:value-type="float">
            <text:p>14</text:p>
          </table:table-cell>
          <table:table-cell office:value-type="float" office:value="6455.575" calcext:value-type="float">
            <text:p>6455,575</text:p>
          </table:table-cell>
          <table:table-cell office:value-type="float" office:value="5622.838" calcext:value-type="float">
            <text:p>5622,83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5" calcext:value-type="float">
            <text:p>15</text:p>
          </table:table-cell>
          <table:table-cell office:value-type="float" office:value="6052.425" calcext:value-type="float">
            <text:p>6052,425</text:p>
          </table:table-cell>
          <table:table-cell office:value-type="float" office:value="5443.763" calcext:value-type="float">
            <text:p>5443,76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6" calcext:value-type="float">
            <text:p>16</text:p>
          </table:table-cell>
          <table:table-cell office:value-type="float" office:value="5514.325" calcext:value-type="float">
            <text:p>5514,325</text:p>
          </table:table-cell>
          <table:table-cell office:value-type="float" office:value="4813.013" calcext:value-type="float">
            <text:p>4813,01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7" calcext:value-type="float">
            <text:p>17</text:p>
          </table:table-cell>
          <table:table-cell office:value-type="float" office:value="4683.638" calcext:value-type="float">
            <text:p>4683,638</text:p>
          </table:table-cell>
          <table:table-cell office:value-type="float" office:value="3809.988" calcext:value-type="float">
            <text:p>3809,98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8" calcext:value-type="float">
            <text:p>18</text:p>
          </table:table-cell>
          <table:table-cell office:value-type="float" office:value="4193.025" calcext:value-type="float">
            <text:p>4193,025</text:p>
          </table:table-cell>
          <table:table-cell office:value-type="float" office:value="2631.188" calcext:value-type="float">
            <text:p>2631,18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9" calcext:value-type="float">
            <text:p>19</text:p>
          </table:table-cell>
          <table:table-cell office:value-type="float" office:value="3605.6" calcext:value-type="float">
            <text:p>3605,6</text:p>
          </table:table-cell>
          <table:table-cell office:value-type="float" office:value="1189.275" calcext:value-type="float">
            <text:p>1189,27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0" calcext:value-type="float">
            <text:p>20</text:p>
          </table:table-cell>
          <table:table-cell office:value-type="float" office:value="3165.813" calcext:value-type="float">
            <text:p>3165,813</text:p>
          </table:table-cell>
          <table:table-cell office:value-type="float" office:value="346.088" calcext:value-type="float">
            <text:p>346,08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1" calcext:value-type="float">
            <text:p>21</text:p>
          </table:table-cell>
          <table:table-cell office:value-type="float" office:value="3181.363" calcext:value-type="float">
            <text:p>3181,363</text:p>
          </table:table-cell>
          <table:table-cell office:value-type="float" office:value="30.325" calcext:value-type="float">
            <text:p>30,32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2" calcext:value-type="float">
            <text:p>22</text:p>
          </table:table-cell>
          <table:table-cell office:value-type="float" office:value="3564.013" calcext:value-type="float">
            <text:p>3564,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3" calcext:value-type="float">
            <text:p>23</text:p>
          </table:table-cell>
          <table:table-cell office:value-type="float" office:value="3475.425" calcext:value-type="float">
            <text:p>3475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4" calcext:value-type="float">
            <text:p>24</text:p>
          </table:table-cell>
          <table:table-cell office:value-type="float" office:value="3159.638" calcext:value-type="float">
            <text:p>3159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" calcext:value-type="float">
            <text:p>1</text:p>
          </table:table-cell>
          <table:table-cell office:value-type="float" office:value="2878.875" calcext:value-type="float">
            <text:p>2878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" calcext:value-type="float">
            <text:p>2</text:p>
          </table:table-cell>
          <table:table-cell office:value-type="float" office:value="2527.975" calcext:value-type="float">
            <text:p>2527,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3" calcext:value-type="float">
            <text:p>3</text:p>
          </table:table-cell>
          <table:table-cell office:value-type="float" office:value="2261.4" calcext:value-type="float">
            <text:p>2261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4" calcext:value-type="float">
            <text:p>4</text:p>
          </table:table-cell>
          <table:table-cell office:value-type="float" office:value="2010.65" calcext:value-type="float">
            <text:p>2010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5" calcext:value-type="float">
            <text:p>5</text:p>
          </table:table-cell>
          <table:table-cell office:value-type="float" office:value="2118.925" calcext:value-type="float">
            <text:p>2118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6" calcext:value-type="float">
            <text:p>6</text:p>
          </table:table-cell>
          <table:table-cell office:value-type="float" office:value="1950.775" calcext:value-type="float">
            <text:p>1950,775</text:p>
          </table:table-cell>
          <table:table-cell office:value-type="float" office:value="93.263" calcext:value-type="float">
            <text:p>93,26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7" calcext:value-type="float">
            <text:p>7</text:p>
          </table:table-cell>
          <table:table-cell office:value-type="float" office:value="1878.15" calcext:value-type="float">
            <text:p>1878,15</text:p>
          </table:table-cell>
          <table:table-cell office:value-type="float" office:value="431.625" calcext:value-type="float">
            <text:p>431,62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8" calcext:value-type="float">
            <text:p>8</text:p>
          </table:table-cell>
          <table:table-cell office:value-type="float" office:value="1701.65" calcext:value-type="float">
            <text:p>1701,65</text:p>
          </table:table-cell>
          <table:table-cell office:value-type="float" office:value="1212.638" calcext:value-type="float">
            <text:p>1212,638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9" calcext:value-type="float">
            <text:p>9</text:p>
          </table:table-cell>
          <table:table-cell office:value-type="float" office:value="1884" calcext:value-type="float">
            <text:p>1884</text:p>
          </table:table-cell>
          <table:table-cell office:value-type="float" office:value="2365.538" calcext:value-type="float">
            <text:p>2365,538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0" calcext:value-type="float">
            <text:p>10</text:p>
          </table:table-cell>
          <table:table-cell office:value-type="float" office:value="1902.763" calcext:value-type="float">
            <text:p>1902,763</text:p>
          </table:table-cell>
          <table:table-cell office:value-type="float" office:value="3505.513" calcext:value-type="float">
            <text:p>3505,51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1" calcext:value-type="float">
            <text:p>11</text:p>
          </table:table-cell>
          <table:table-cell office:value-type="float" office:value="1701.713" calcext:value-type="float">
            <text:p>1701,713</text:p>
          </table:table-cell>
          <table:table-cell office:value-type="float" office:value="4333.4" calcext:value-type="float">
            <text:p>4333,4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2" calcext:value-type="float">
            <text:p>12</text:p>
          </table:table-cell>
          <table:table-cell office:value-type="float" office:value="1613.3" calcext:value-type="float">
            <text:p>1613,3</text:p>
          </table:table-cell>
          <table:table-cell office:value-type="float" office:value="4681.125" calcext:value-type="float">
            <text:p>4681,12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3" calcext:value-type="float">
            <text:p>13</text:p>
          </table:table-cell>
          <table:table-cell office:value-type="float" office:value="1565.875" calcext:value-type="float">
            <text:p>1565,875</text:p>
          </table:table-cell>
          <table:table-cell office:value-type="float" office:value="4732.463" calcext:value-type="float">
            <text:p>4732,46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4" calcext:value-type="float">
            <text:p>14</text:p>
          </table:table-cell>
          <table:table-cell office:value-type="float" office:value="1509.5" calcext:value-type="float">
            <text:p>1509,5</text:p>
          </table:table-cell>
          <table:table-cell office:value-type="float" office:value="4975.925" calcext:value-type="float">
            <text:p>4975,92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5" calcext:value-type="float">
            <text:p>15</text:p>
          </table:table-cell>
          <table:table-cell office:value-type="float" office:value="1533.288" calcext:value-type="float">
            <text:p>1533,288</text:p>
          </table:table-cell>
          <table:table-cell office:value-type="float" office:value="4614.113" calcext:value-type="float">
            <text:p>4614,11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6" calcext:value-type="float">
            <text:p>16</text:p>
          </table:table-cell>
          <table:table-cell office:value-type="float" office:value="1480.588" calcext:value-type="float">
            <text:p>1480,588</text:p>
          </table:table-cell>
          <table:table-cell office:value-type="float" office:value="4263.013" calcext:value-type="float">
            <text:p>4263,013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7" calcext:value-type="float">
            <text:p>17</text:p>
          </table:table-cell>
          <table:table-cell office:value-type="float" office:value="1392.4" calcext:value-type="float">
            <text:p>1392,4</text:p>
          </table:table-cell>
          <table:table-cell office:value-type="float" office:value="3740.45" calcext:value-type="float">
            <text:p>3740,4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8" calcext:value-type="float">
            <text:p>18</text:p>
          </table:table-cell>
          <table:table-cell office:value-type="float" office:value="1282.713" calcext:value-type="float">
            <text:p>1282,713</text:p>
          </table:table-cell>
          <table:table-cell office:value-type="float" office:value="2461.45" calcext:value-type="float">
            <text:p>2461,4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9" calcext:value-type="float">
            <text:p>19</text:p>
          </table:table-cell>
          <table:table-cell office:value-type="float" office:value="1154.888" calcext:value-type="float">
            <text:p>1154,888</text:p>
          </table:table-cell>
          <table:table-cell office:value-type="float" office:value="1051.238" calcext:value-type="float">
            <text:p>1051,238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office:value-type="float" office:value="1046.013" calcext:value-type="float">
            <text:p>1046,013</text:p>
          </table:table-cell>
          <table:table-cell office:value-type="float" office:value="227.425" calcext:value-type="float">
            <text:p>227,42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1" calcext:value-type="float">
            <text:p>21</text:p>
          </table:table-cell>
          <table:table-cell office:value-type="float" office:value="924.463" calcext:value-type="float">
            <text:p>924,463</text:p>
          </table:table-cell>
          <table:table-cell office:value-type="float" office:value="5.525" calcext:value-type="float">
            <text:p>5,525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2" calcext:value-type="float">
            <text:p>22</text:p>
          </table:table-cell>
          <table:table-cell office:value-type="float" office:value="838.05" calcext:value-type="float">
            <text:p>838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3" calcext:value-type="float">
            <text:p>23</text:p>
          </table:table-cell>
          <table:table-cell office:value-type="float" office:value="799.638" calcext:value-type="float">
            <text:p>799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4" calcext:value-type="float">
            <text:p>24</text:p>
          </table:table-cell>
          <table:table-cell office:value-type="float" office:value="796.388" calcext:value-type="float">
            <text:p>796,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" calcext:value-type="float">
            <text:p>1</text:p>
          </table:table-cell>
          <table:table-cell office:value-type="float" office:value="832.663" calcext:value-type="float">
            <text:p>832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" calcext:value-type="float">
            <text:p>2</text:p>
          </table:table-cell>
          <table:table-cell office:value-type="float" office:value="983.563" calcext:value-type="float">
            <text:p>983,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3" calcext:value-type="float">
            <text:p>3</text:p>
          </table:table-cell>
          <table:table-cell office:value-type="float" office:value="1133.988" calcext:value-type="float">
            <text:p>1133,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4" calcext:value-type="float">
            <text:p>4</text:p>
          </table:table-cell>
          <table:table-cell office:value-type="float" office:value="1195.9" calcext:value-type="float">
            <text:p>119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5" calcext:value-type="float">
            <text:p>5</text:p>
          </table:table-cell>
          <table:table-cell office:value-type="float" office:value="1108.713" calcext:value-type="float">
            <text:p>1108,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6" calcext:value-type="float">
            <text:p>6</text:p>
          </table:table-cell>
          <table:table-cell office:value-type="float" office:value="1068.525" calcext:value-type="float">
            <text:p>1068,525</text:p>
          </table:table-cell>
          <table:table-cell office:value-type="float" office:value="23.388" calcext:value-type="float">
            <text:p>23,38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7" calcext:value-type="float">
            <text:p>7</text:p>
          </table:table-cell>
          <table:table-cell office:value-type="float" office:value="1048.038" calcext:value-type="float">
            <text:p>1048,038</text:p>
          </table:table-cell>
          <table:table-cell office:value-type="float" office:value="454.05" calcext:value-type="float">
            <text:p>454,0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8" calcext:value-type="float">
            <text:p>8</text:p>
          </table:table-cell>
          <table:table-cell office:value-type="float" office:value="944.563" calcext:value-type="float">
            <text:p>944,563</text:p>
          </table:table-cell>
          <table:table-cell office:value-type="float" office:value="1750.738" calcext:value-type="float">
            <text:p>1750,73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9" calcext:value-type="float">
            <text:p>9</text:p>
          </table:table-cell>
          <table:table-cell office:value-type="float" office:value="970.763" calcext:value-type="float">
            <text:p>970,763</text:p>
          </table:table-cell>
          <table:table-cell office:value-type="float" office:value="3414.125" calcext:value-type="float">
            <text:p>3414,12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0" calcext:value-type="float">
            <text:p>10</text:p>
          </table:table-cell>
          <table:table-cell office:value-type="float" office:value="1167.275" calcext:value-type="float">
            <text:p>1167,275</text:p>
          </table:table-cell>
          <table:table-cell office:value-type="float" office:value="4769.388" calcext:value-type="float">
            <text:p>4769,38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1" calcext:value-type="float">
            <text:p>11</text:p>
          </table:table-cell>
          <table:table-cell office:value-type="float" office:value="1420.288" calcext:value-type="float">
            <text:p>1420,288</text:p>
          </table:table-cell>
          <table:table-cell office:value-type="float" office:value="5606.738" calcext:value-type="float">
            <text:p>5606,73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2" calcext:value-type="float">
            <text:p>12</text:p>
          </table:table-cell>
          <table:table-cell office:value-type="float" office:value="1610.763" calcext:value-type="float">
            <text:p>1610,763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3" calcext:value-type="float">
            <text:p>13</text:p>
          </table:table-cell>
          <table:table-cell office:value-type="float" office:value="1773.963" calcext:value-type="float">
            <text:p>1773,963</text:p>
          </table:table-cell>
          <table:table-cell office:value-type="float" office:value="6099.863" calcext:value-type="float">
            <text:p>6099,86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4" calcext:value-type="float">
            <text:p>14</text:p>
          </table:table-cell>
          <table:table-cell office:value-type="float" office:value="2041.938" calcext:value-type="float">
            <text:p>2041,938</text:p>
          </table:table-cell>
          <table:table-cell office:value-type="float" office:value="5979.213" calcext:value-type="float">
            <text:p>5979,21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5" calcext:value-type="float">
            <text:p>15</text:p>
          </table:table-cell>
          <table:table-cell office:value-type="float" office:value="2218.8" calcext:value-type="float">
            <text:p>2218,8</text:p>
          </table:table-cell>
          <table:table-cell office:value-type="float" office:value="6035.738" calcext:value-type="float">
            <text:p>6035,73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6" calcext:value-type="float">
            <text:p>16</text:p>
          </table:table-cell>
          <table:table-cell office:value-type="float" office:value="2332.325" calcext:value-type="float">
            <text:p>2332,325</text:p>
          </table:table-cell>
          <table:table-cell office:value-type="float" office:value="5759.788" calcext:value-type="float">
            <text:p>5759,78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7" calcext:value-type="float">
            <text:p>17</text:p>
          </table:table-cell>
          <table:table-cell office:value-type="float" office:value="2170.675" calcext:value-type="float">
            <text:p>2170,675</text:p>
          </table:table-cell>
          <table:table-cell office:value-type="float" office:value="4938.213" calcext:value-type="float">
            <text:p>4938,21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8" calcext:value-type="float">
            <text:p>18</text:p>
          </table:table-cell>
          <table:table-cell office:value-type="float" office:value="1907.463" calcext:value-type="float">
            <text:p>1907,463</text:p>
          </table:table-cell>
          <table:table-cell office:value-type="float" office:value="3262.375" calcext:value-type="float">
            <text:p>3262,37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9" calcext:value-type="float">
            <text:p>19</text:p>
          </table:table-cell>
          <table:table-cell office:value-type="float" office:value="1663.975" calcext:value-type="float">
            <text:p>1663,975</text:p>
          </table:table-cell>
          <table:table-cell office:value-type="float" office:value="1365.9" calcext:value-type="float">
            <text:p>1365,9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0" calcext:value-type="float">
            <text:p>20</text:p>
          </table:table-cell>
          <table:table-cell office:value-type="float" office:value="1374.063" calcext:value-type="float">
            <text:p>1374,063</text:p>
          </table:table-cell>
          <table:table-cell office:value-type="float" office:value="343.588" calcext:value-type="float">
            <text:p>343,58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1" calcext:value-type="float">
            <text:p>21</text:p>
          </table:table-cell>
          <table:table-cell office:value-type="float" office:value="1570.688" calcext:value-type="float">
            <text:p>1570,688</text:p>
          </table:table-cell>
          <table:table-cell office:value-type="float" office:value="9.775" calcext:value-type="float">
            <text:p>9,77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2" calcext:value-type="float">
            <text:p>22</text:p>
          </table:table-cell>
          <table:table-cell office:value-type="float" office:value="1720.013" calcext:value-type="float">
            <text:p>1720,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3" calcext:value-type="float">
            <text:p>23</text:p>
          </table:table-cell>
          <table:table-cell office:value-type="float" office:value="1954.838" calcext:value-type="float">
            <text:p>1954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4" calcext:value-type="float">
            <text:p>24</text:p>
          </table:table-cell>
          <table:table-cell office:value-type="float" office:value="2022.188" calcext:value-type="float">
            <text:p>2022,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" calcext:value-type="float">
            <text:p>1</text:p>
          </table:table-cell>
          <table:table-cell office:value-type="float" office:value="2147.4" calcext:value-type="float">
            <text:p>2147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" calcext:value-type="float">
            <text:p>2</text:p>
          </table:table-cell>
          <table:table-cell office:value-type="float" office:value="2305.2" calcext:value-type="float">
            <text:p>2305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3" calcext:value-type="float">
            <text:p>3</text:p>
          </table:table-cell>
          <table:table-cell office:value-type="float" office:value="2501.963" calcext:value-type="float">
            <text:p>2501,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4" calcext:value-type="float">
            <text:p>4</text:p>
          </table:table-cell>
          <table:table-cell office:value-type="float" office:value="2833.625" calcext:value-type="float">
            <text:p>2833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5" calcext:value-type="float">
            <text:p>5</text:p>
          </table:table-cell>
          <table:table-cell office:value-type="float" office:value="2877.963" calcext:value-type="float">
            <text:p>2877,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6" calcext:value-type="float">
            <text:p>6</text:p>
          </table:table-cell>
          <table:table-cell office:value-type="float" office:value="2784.988" calcext:value-type="float">
            <text:p>2784,988</text:p>
          </table:table-cell>
          <table:table-cell office:value-type="float" office:value="132.125" calcext:value-type="float">
            <text:p>132,12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7" calcext:value-type="float">
            <text:p>7</text:p>
          </table:table-cell>
          <table:table-cell office:value-type="float" office:value="2484.525" calcext:value-type="float">
            <text:p>2484,525</text:p>
          </table:table-cell>
          <table:table-cell office:value-type="float" office:value="723.763" calcext:value-type="float">
            <text:p>723,76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8" calcext:value-type="float">
            <text:p>8</text:p>
          </table:table-cell>
          <table:table-cell office:value-type="float" office:value="2028.238" calcext:value-type="float">
            <text:p>2028,238</text:p>
          </table:table-cell>
          <table:table-cell office:value-type="float" office:value="2284.425" calcext:value-type="float">
            <text:p>2284,42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9" calcext:value-type="float">
            <text:p>9</text:p>
          </table:table-cell>
          <table:table-cell office:value-type="float" office:value="1521.088" calcext:value-type="float">
            <text:p>1521,088</text:p>
          </table:table-cell>
          <table:table-cell office:value-type="float" office:value="4433.275" calcext:value-type="float">
            <text:p>4433,27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0" calcext:value-type="float">
            <text:p>10</text:p>
          </table:table-cell>
          <table:table-cell office:value-type="float" office:value="1461.313" calcext:value-type="float">
            <text:p>1461,313</text:p>
          </table:table-cell>
          <table:table-cell office:value-type="float" office:value="6028.038" calcext:value-type="float">
            <text:p>6028,03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1" calcext:value-type="float">
            <text:p>11</text:p>
          </table:table-cell>
          <table:table-cell office:value-type="float" office:value="1696.35" calcext:value-type="float">
            <text:p>1696,35</text:p>
          </table:table-cell>
          <table:table-cell office:value-type="float" office:value="6467.688" calcext:value-type="float">
            <text:p>6467,68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2" calcext:value-type="float">
            <text:p>12</text:p>
          </table:table-cell>
          <table:table-cell office:value-type="float" office:value="1765.338" calcext:value-type="float">
            <text:p>1765,338</text:p>
          </table:table-cell>
          <table:table-cell office:value-type="float" office:value="6435.563" calcext:value-type="float">
            <text:p>6435,56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3" calcext:value-type="float">
            <text:p>13</text:p>
          </table:table-cell>
          <table:table-cell office:value-type="float" office:value="1944.213" calcext:value-type="float">
            <text:p>1944,213</text:p>
          </table:table-cell>
          <table:table-cell office:value-type="float" office:value="6565.613" calcext:value-type="float">
            <text:p>6565,61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4" calcext:value-type="float">
            <text:p>14</text:p>
          </table:table-cell>
          <table:table-cell office:value-type="float" office:value="1947.65" calcext:value-type="float">
            <text:p>1947,65</text:p>
          </table:table-cell>
          <table:table-cell office:value-type="float" office:value="6601.038" calcext:value-type="float">
            <text:p>6601,03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5" calcext:value-type="float">
            <text:p>15</text:p>
          </table:table-cell>
          <table:table-cell office:value-type="float" office:value="1829.925" calcext:value-type="float">
            <text:p>1829,925</text:p>
          </table:table-cell>
          <table:table-cell office:value-type="float" office:value="5915.05" calcext:value-type="float">
            <text:p>5915,0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6" calcext:value-type="float">
            <text:p>16</text:p>
          </table:table-cell>
          <table:table-cell office:value-type="float" office:value="1870.138" calcext:value-type="float">
            <text:p>1870,138</text:p>
          </table:table-cell>
          <table:table-cell office:value-type="float" office:value="4890.975" calcext:value-type="float">
            <text:p>4890,97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7" calcext:value-type="float">
            <text:p>17</text:p>
          </table:table-cell>
          <table:table-cell office:value-type="float" office:value="1758.125" calcext:value-type="float">
            <text:p>1758,125</text:p>
          </table:table-cell>
          <table:table-cell office:value-type="float" office:value="3690.013" calcext:value-type="float">
            <text:p>3690,01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8" calcext:value-type="float">
            <text:p>18</text:p>
          </table:table-cell>
          <table:table-cell office:value-type="float" office:value="1628.638" calcext:value-type="float">
            <text:p>1628,638</text:p>
          </table:table-cell>
          <table:table-cell office:value-type="float" office:value="2319.663" calcext:value-type="float">
            <text:p>2319,66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9" calcext:value-type="float">
            <text:p>19</text:p>
          </table:table-cell>
          <table:table-cell office:value-type="float" office:value="1580.475" calcext:value-type="float">
            <text:p>1580,475</text:p>
          </table:table-cell>
          <table:table-cell office:value-type="float" office:value="1186.9" calcext:value-type="float">
            <text:p>1186,9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0" calcext:value-type="float">
            <text:p>20</text:p>
          </table:table-cell>
          <table:table-cell office:value-type="float" office:value="1403.188" calcext:value-type="float">
            <text:p>1403,188</text:p>
          </table:table-cell>
          <table:table-cell office:value-type="float" office:value="457.763" calcext:value-type="float">
            <text:p>457,76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1" calcext:value-type="float">
            <text:p>21</text:p>
          </table:table-cell>
          <table:table-cell office:value-type="float" office:value="1497.725" calcext:value-type="float">
            <text:p>1497,725</text:p>
          </table:table-cell>
          <table:table-cell office:value-type="float" office:value="12.788" calcext:value-type="float">
            <text:p>12,78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2" calcext:value-type="float">
            <text:p>22</text:p>
          </table:table-cell>
          <table:table-cell office:value-type="float" office:value="1671.663" calcext:value-type="float">
            <text:p>1671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3" calcext:value-type="float">
            <text:p>23</text:p>
          </table:table-cell>
          <table:table-cell office:value-type="float" office:value="1720.963" calcext:value-type="float">
            <text:p>1720,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4" calcext:value-type="float">
            <text:p>24</text:p>
          </table:table-cell>
          <table:table-cell office:value-type="float" office:value="1723.9" calcext:value-type="float">
            <text:p>172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" calcext:value-type="float">
            <text:p>1</text:p>
          </table:table-cell>
          <table:table-cell office:value-type="float" office:value="1948.213" calcext:value-type="float">
            <text:p>1948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" calcext:value-type="float">
            <text:p>2</text:p>
          </table:table-cell>
          <table:table-cell office:value-type="float" office:value="2266.563" calcext:value-type="float">
            <text:p>2266,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3" calcext:value-type="float">
            <text:p>3</text:p>
          </table:table-cell>
          <table:table-cell office:value-type="float" office:value="2522.813" calcext:value-type="float">
            <text:p>2522,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4" calcext:value-type="float">
            <text:p>4</text:p>
          </table:table-cell>
          <table:table-cell office:value-type="float" office:value="2655.888" calcext:value-type="float">
            <text:p>2655,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5" calcext:value-type="float">
            <text:p>5</text:p>
          </table:table-cell>
          <table:table-cell office:value-type="float" office:value="2681.55" calcext:value-type="float">
            <text:p>2681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6" calcext:value-type="float">
            <text:p>6</text:p>
          </table:table-cell>
          <table:table-cell office:value-type="float" office:value="2601.275" calcext:value-type="float">
            <text:p>2601,275</text:p>
          </table:table-cell>
          <table:table-cell office:value-type="float" office:value="260.225" calcext:value-type="float">
            <text:p>260,22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7" calcext:value-type="float">
            <text:p>7</text:p>
          </table:table-cell>
          <table:table-cell office:value-type="float" office:value="2638.575" calcext:value-type="float">
            <text:p>2638,575</text:p>
          </table:table-cell>
          <table:table-cell office:value-type="float" office:value="681.013" calcext:value-type="float">
            <text:p>681,013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8" calcext:value-type="float">
            <text:p>8</text:p>
          </table:table-cell>
          <table:table-cell office:value-type="float" office:value="2693.738" calcext:value-type="float">
            <text:p>2693,738</text:p>
          </table:table-cell>
          <table:table-cell office:value-type="float" office:value="1367.725" calcext:value-type="float">
            <text:p>1367,72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9" calcext:value-type="float">
            <text:p>9</text:p>
          </table:table-cell>
          <table:table-cell office:value-type="float" office:value="2936.288" calcext:value-type="float">
            <text:p>2936,288</text:p>
          </table:table-cell>
          <table:table-cell office:value-type="float" office:value="2244.988" calcext:value-type="float">
            <text:p>2244,98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0" calcext:value-type="float">
            <text:p>10</text:p>
          </table:table-cell>
          <table:table-cell office:value-type="float" office:value="3229.188" calcext:value-type="float">
            <text:p>3229,188</text:p>
          </table:table-cell>
          <table:table-cell office:value-type="float" office:value="3289.05" calcext:value-type="float">
            <text:p>3289,0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1" calcext:value-type="float">
            <text:p>11</text:p>
          </table:table-cell>
          <table:table-cell office:value-type="float" office:value="3333.275" calcext:value-type="float">
            <text:p>3333,275</text:p>
          </table:table-cell>
          <table:table-cell office:value-type="float" office:value="3780.8" calcext:value-type="float">
            <text:p>3780,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2" calcext:value-type="float">
            <text:p>12</text:p>
          </table:table-cell>
          <table:table-cell office:value-type="float" office:value="3592.125" calcext:value-type="float">
            <text:p>3592,125</text:p>
          </table:table-cell>
          <table:table-cell office:value-type="float" office:value="4266.538" calcext:value-type="float">
            <text:p>4266,53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3" calcext:value-type="float">
            <text:p>13</text:p>
          </table:table-cell>
          <table:table-cell office:value-type="float" office:value="3842.413" calcext:value-type="float">
            <text:p>3842,413</text:p>
          </table:table-cell>
          <table:table-cell office:value-type="float" office:value="4328.038" calcext:value-type="float">
            <text:p>4328,03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4" calcext:value-type="float">
            <text:p>14</text:p>
          </table:table-cell>
          <table:table-cell office:value-type="float" office:value="3900.338" calcext:value-type="float">
            <text:p>3900,338</text:p>
          </table:table-cell>
          <table:table-cell office:value-type="float" office:value="4282.625" calcext:value-type="float">
            <text:p>4282,62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5" calcext:value-type="float">
            <text:p>15</text:p>
          </table:table-cell>
          <table:table-cell office:value-type="float" office:value="3871.488" calcext:value-type="float">
            <text:p>3871,488</text:p>
          </table:table-cell>
          <table:table-cell office:value-type="float" office:value="3939.6" calcext:value-type="float">
            <text:p>3939,6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6" calcext:value-type="float">
            <text:p>16</text:p>
          </table:table-cell>
          <table:table-cell office:value-type="float" office:value="3587.188" calcext:value-type="float">
            <text:p>3587,188</text:p>
          </table:table-cell>
          <table:table-cell office:value-type="float" office:value="3408.838" calcext:value-type="float">
            <text:p>3408,83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7" calcext:value-type="float">
            <text:p>17</text:p>
          </table:table-cell>
          <table:table-cell office:value-type="float" office:value="3293.013" calcext:value-type="float">
            <text:p>3293,013</text:p>
          </table:table-cell>
          <table:table-cell office:value-type="float" office:value="2702.475" calcext:value-type="float">
            <text:p>2702,47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8" calcext:value-type="float">
            <text:p>18</text:p>
          </table:table-cell>
          <table:table-cell office:value-type="float" office:value="2748.388" calcext:value-type="float">
            <text:p>2748,388</text:p>
          </table:table-cell>
          <table:table-cell office:value-type="float" office:value="1841.338" calcext:value-type="float">
            <text:p>1841,33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9" calcext:value-type="float">
            <text:p>19</text:p>
          </table:table-cell>
          <table:table-cell office:value-type="float" office:value="2197.925" calcext:value-type="float">
            <text:p>2197,925</text:p>
          </table:table-cell>
          <table:table-cell office:value-type="float" office:value="893.513" calcext:value-type="float">
            <text:p>893,513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0" calcext:value-type="float">
            <text:p>20</text:p>
          </table:table-cell>
          <table:table-cell office:value-type="float" office:value="1794.813" calcext:value-type="float">
            <text:p>1794,813</text:p>
          </table:table-cell>
          <table:table-cell office:value-type="float" office:value="211.275" calcext:value-type="float">
            <text:p>211,27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1" calcext:value-type="float">
            <text:p>21</text:p>
          </table:table-cell>
          <table:table-cell office:value-type="float" office:value="1357.075" calcext:value-type="float">
            <text:p>1357,075</text:p>
          </table:table-cell>
          <table:table-cell office:value-type="float" office:value="6.088" calcext:value-type="float">
            <text:p>6,08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2" calcext:value-type="float">
            <text:p>22</text:p>
          </table:table-cell>
          <table:table-cell office:value-type="float" office:value="1288.213" calcext:value-type="float">
            <text:p>1288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3" calcext:value-type="float">
            <text:p>23</text:p>
          </table:table-cell>
          <table:table-cell office:value-type="float" office:value="1273.363" calcext:value-type="float">
            <text:p>1273,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4" calcext:value-type="float">
            <text:p>24</text:p>
          </table:table-cell>
          <table:table-cell office:value-type="float" office:value="1262.525" calcext:value-type="float">
            <text:p>1262,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" calcext:value-type="float">
            <text:p>1</text:p>
          </table:table-cell>
          <table:table-cell office:value-type="float" office:value="1398.838" calcext:value-type="float">
            <text:p>1398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" calcext:value-type="float">
            <text:p>2</text:p>
          </table:table-cell>
          <table:table-cell office:value-type="float" office:value="1532.725" calcext:value-type="float">
            <text:p>1532,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3" calcext:value-type="float">
            <text:p>3</text:p>
          </table:table-cell>
          <table:table-cell office:value-type="float" office:value="1704.188" calcext:value-type="float">
            <text:p>1704,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4" calcext:value-type="float">
            <text:p>4</text:p>
          </table:table-cell>
          <table:table-cell office:value-type="float" office:value="1849.1" calcext:value-type="float">
            <text:p>1849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5" calcext:value-type="float">
            <text:p>5</text:p>
          </table:table-cell>
          <table:table-cell office:value-type="float" office:value="1937.375" calcext:value-type="float">
            <text:p>1937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6" calcext:value-type="float">
            <text:p>6</text:p>
          </table:table-cell>
          <table:table-cell office:value-type="float" office:value="2067.263" calcext:value-type="float">
            <text:p>2067,263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7" calcext:value-type="float">
            <text:p>7</text:p>
          </table:table-cell>
          <table:table-cell office:value-type="float" office:value="2184.838" calcext:value-type="float">
            <text:p>2184,838</text:p>
          </table:table-cell>
          <table:table-cell office:value-type="float" office:value="474.45" calcext:value-type="float">
            <text:p>474,4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8" calcext:value-type="float">
            <text:p>8</text:p>
          </table:table-cell>
          <table:table-cell office:value-type="float" office:value="1934.588" calcext:value-type="float">
            <text:p>1934,588</text:p>
          </table:table-cell>
          <table:table-cell office:value-type="float" office:value="1766.188" calcext:value-type="float">
            <text:p>1766,18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9" calcext:value-type="float">
            <text:p>9</text:p>
          </table:table-cell>
          <table:table-cell office:value-type="float" office:value="1946.113" calcext:value-type="float">
            <text:p>1946,113</text:p>
          </table:table-cell>
          <table:table-cell office:value-type="float" office:value="3378.413" calcext:value-type="float">
            <text:p>3378,41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0" calcext:value-type="float">
            <text:p>10</text:p>
          </table:table-cell>
          <table:table-cell office:value-type="float" office:value="2419.838" calcext:value-type="float">
            <text:p>2419,838</text:p>
          </table:table-cell>
          <table:table-cell office:value-type="float" office:value="4721.963" calcext:value-type="float">
            <text:p>4721,96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1" calcext:value-type="float">
            <text:p>11</text:p>
          </table:table-cell>
          <table:table-cell office:value-type="float" office:value="2898.95" calcext:value-type="float">
            <text:p>2898,95</text:p>
          </table:table-cell>
          <table:table-cell office:value-type="float" office:value="5160.463" calcext:value-type="float">
            <text:p>5160,46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2" calcext:value-type="float">
            <text:p>12</text:p>
          </table:table-cell>
          <table:table-cell office:value-type="float" office:value="3274.163" calcext:value-type="float">
            <text:p>3274,163</text:p>
          </table:table-cell>
          <table:table-cell office:value-type="float" office:value="5038.263" calcext:value-type="float">
            <text:p>5038,26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3" calcext:value-type="float">
            <text:p>13</text:p>
          </table:table-cell>
          <table:table-cell office:value-type="float" office:value="3595.838" calcext:value-type="float">
            <text:p>3595,838</text:p>
          </table:table-cell>
          <table:table-cell office:value-type="float" office:value="4713.788" calcext:value-type="float">
            <text:p>4713,78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4" calcext:value-type="float">
            <text:p>14</text:p>
          </table:table-cell>
          <table:table-cell office:value-type="float" office:value="3973.15" calcext:value-type="float">
            <text:p>3973,15</text:p>
          </table:table-cell>
          <table:table-cell office:value-type="float" office:value="4531.925" calcext:value-type="float">
            <text:p>4531,92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5" calcext:value-type="float">
            <text:p>15</text:p>
          </table:table-cell>
          <table:table-cell office:value-type="float" office:value="4240.525" calcext:value-type="float">
            <text:p>4240,525</text:p>
          </table:table-cell>
          <table:table-cell office:value-type="float" office:value="4170.35" calcext:value-type="float">
            <text:p>4170,3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6" calcext:value-type="float">
            <text:p>16</text:p>
          </table:table-cell>
          <table:table-cell office:value-type="float" office:value="4450.588" calcext:value-type="float">
            <text:p>4450,588</text:p>
          </table:table-cell>
          <table:table-cell office:value-type="float" office:value="3515.063" calcext:value-type="float">
            <text:p>3515,06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7" calcext:value-type="float">
            <text:p>17</text:p>
          </table:table-cell>
          <table:table-cell office:value-type="float" office:value="4511.963" calcext:value-type="float">
            <text:p>4511,963</text:p>
          </table:table-cell>
          <table:table-cell office:value-type="float" office:value="2743.988" calcext:value-type="float">
            <text:p>2743,98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8" calcext:value-type="float">
            <text:p>18</text:p>
          </table:table-cell>
          <table:table-cell office:value-type="float" office:value="4392.363" calcext:value-type="float">
            <text:p>4392,363</text:p>
          </table:table-cell>
          <table:table-cell office:value-type="float" office:value="1887.788" calcext:value-type="float">
            <text:p>1887,78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9" calcext:value-type="float">
            <text:p>19</text:p>
          </table:table-cell>
          <table:table-cell office:value-type="float" office:value="4057.688" calcext:value-type="float">
            <text:p>4057,688</text:p>
          </table:table-cell>
          <table:table-cell office:value-type="float" office:value="909.85" calcext:value-type="float">
            <text:p>909,8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0" calcext:value-type="float">
            <text:p>20</text:p>
          </table:table-cell>
          <table:table-cell office:value-type="float" office:value="3567.875" calcext:value-type="float">
            <text:p>3567,875</text:p>
          </table:table-cell>
          <table:table-cell office:value-type="float" office:value="212.288" calcext:value-type="float">
            <text:p>212,28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1" calcext:value-type="float">
            <text:p>21</text:p>
          </table:table-cell>
          <table:table-cell office:value-type="float" office:value="3013.438" calcext:value-type="float">
            <text:p>3013,438</text:p>
          </table:table-cell>
          <table:table-cell office:value-type="float" office:value="6.1" calcext:value-type="float">
            <text:p>6,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2" calcext:value-type="float">
            <text:p>22</text:p>
          </table:table-cell>
          <table:table-cell office:value-type="float" office:value="2788.813" calcext:value-type="float">
            <text:p>2788,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3" calcext:value-type="float">
            <text:p>23</text:p>
          </table:table-cell>
          <table:table-cell office:value-type="float" office:value="2913.088" calcext:value-type="float">
            <text:p>2913,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4" calcext:value-type="float">
            <text:p>24</text:p>
          </table:table-cell>
          <table:table-cell office:value-type="float" office:value="2756.2" calcext:value-type="float">
            <text:p>275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" calcext:value-type="float">
            <text:p>1</text:p>
          </table:table-cell>
          <table:table-cell office:value-type="float" office:value="2444.663" calcext:value-type="float">
            <text:p>2444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" calcext:value-type="float">
            <text:p>2</text:p>
          </table:table-cell>
          <table:table-cell office:value-type="float" office:value="2285.688" calcext:value-type="float">
            <text:p>2285,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3" calcext:value-type="float">
            <text:p>3</text:p>
          </table:table-cell>
          <table:table-cell office:value-type="float" office:value="2196.663" calcext:value-type="float">
            <text:p>2196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4" calcext:value-type="float">
            <text:p>4</text:p>
          </table:table-cell>
          <table:table-cell office:value-type="float" office:value="2105.138" calcext:value-type="float">
            <text:p>2105,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5" calcext:value-type="float">
            <text:p>5</text:p>
          </table:table-cell>
          <table:table-cell office:value-type="float" office:value="2107.925" calcext:value-type="float">
            <text:p>2107,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6" calcext:value-type="float">
            <text:p>6</text:p>
          </table:table-cell>
          <table:table-cell office:value-type="float" office:value="2172.938" calcext:value-type="float">
            <text:p>2172,938</text:p>
          </table:table-cell>
          <table:table-cell office:value-type="float" office:value="56.025" calcext:value-type="float">
            <text:p>56,02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7" calcext:value-type="float">
            <text:p>7</text:p>
          </table:table-cell>
          <table:table-cell office:value-type="float" office:value="2164.113" calcext:value-type="float">
            <text:p>2164,113</text:p>
          </table:table-cell>
          <table:table-cell office:value-type="float" office:value="442.788" calcext:value-type="float">
            <text:p>442,78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8" calcext:value-type="float">
            <text:p>8</text:p>
          </table:table-cell>
          <table:table-cell office:value-type="float" office:value="2141" calcext:value-type="float">
            <text:p>2141</text:p>
          </table:table-cell>
          <table:table-cell office:value-type="float" office:value="1446.9" calcext:value-type="float">
            <text:p>1446,9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9" calcext:value-type="float">
            <text:p>9</text:p>
          </table:table-cell>
          <table:table-cell office:value-type="float" office:value="2122.288" calcext:value-type="float">
            <text:p>2122,288</text:p>
          </table:table-cell>
          <table:table-cell office:value-type="float" office:value="2735.588" calcext:value-type="float">
            <text:p>2735,58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0" calcext:value-type="float">
            <text:p>10</text:p>
          </table:table-cell>
          <table:table-cell office:value-type="float" office:value="2205.788" calcext:value-type="float">
            <text:p>2205,788</text:p>
          </table:table-cell>
          <table:table-cell office:value-type="float" office:value="3847.463" calcext:value-type="float">
            <text:p>3847,46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1" calcext:value-type="float">
            <text:p>11</text:p>
          </table:table-cell>
          <table:table-cell office:value-type="float" office:value="2236.813" calcext:value-type="float">
            <text:p>2236,813</text:p>
          </table:table-cell>
          <table:table-cell office:value-type="float" office:value="4368.138" calcext:value-type="float">
            <text:p>4368,13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2" calcext:value-type="float">
            <text:p>12</text:p>
          </table:table-cell>
          <table:table-cell office:value-type="float" office:value="2309.55" calcext:value-type="float">
            <text:p>2309,55</text:p>
          </table:table-cell>
          <table:table-cell office:value-type="float" office:value="4245.938" calcext:value-type="float">
            <text:p>4245,93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</text:p>
          </table:table-cell>
          <table:table-cell office:value-type="float" office:value="2168.613" calcext:value-type="float">
            <text:p>2168,613</text:p>
          </table:table-cell>
          <table:table-cell office:value-type="float" office:value="4059.038" calcext:value-type="float">
            <text:p>4059,03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" calcext:value-type="float">
            <text:p>14</text:p>
          </table:table-cell>
          <table:table-cell office:value-type="float" office:value="2051.375" calcext:value-type="float">
            <text:p>2051,375</text:p>
          </table:table-cell>
          <table:table-cell office:value-type="float" office:value="3880.175" calcext:value-type="float">
            <text:p>3880,17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5" calcext:value-type="float">
            <text:p>15</text:p>
          </table:table-cell>
          <table:table-cell office:value-type="float" office:value="1815.825" calcext:value-type="float">
            <text:p>1815,825</text:p>
          </table:table-cell>
          <table:table-cell office:value-type="float" office:value="3558.113" calcext:value-type="float">
            <text:p>3558,11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6" calcext:value-type="float">
            <text:p>16</text:p>
          </table:table-cell>
          <table:table-cell office:value-type="float" office:value="1594.138" calcext:value-type="float">
            <text:p>1594,138</text:p>
          </table:table-cell>
          <table:table-cell office:value-type="float" office:value="3103.875" calcext:value-type="float">
            <text:p>3103,87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7" calcext:value-type="float">
            <text:p>17</text:p>
          </table:table-cell>
          <table:table-cell office:value-type="float" office:value="1369.25" calcext:value-type="float">
            <text:p>1369,25</text:p>
          </table:table-cell>
          <table:table-cell office:value-type="float" office:value="2497.613" calcext:value-type="float">
            <text:p>2497,61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8" calcext:value-type="float">
            <text:p>18</text:p>
          </table:table-cell>
          <table:table-cell office:value-type="float" office:value="1099.725" calcext:value-type="float">
            <text:p>1099,725</text:p>
          </table:table-cell>
          <table:table-cell office:value-type="float" office:value="1671.113" calcext:value-type="float">
            <text:p>1671,11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9" calcext:value-type="float">
            <text:p>19</text:p>
          </table:table-cell>
          <table:table-cell office:value-type="float" office:value="862.263" calcext:value-type="float">
            <text:p>862,263</text:p>
          </table:table-cell>
          <table:table-cell office:value-type="float" office:value="807.275" calcext:value-type="float">
            <text:p>807,27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0" calcext:value-type="float">
            <text:p>20</text:p>
          </table:table-cell>
          <table:table-cell office:value-type="float" office:value="603.875" calcext:value-type="float">
            <text:p>603,875</text:p>
          </table:table-cell>
          <table:table-cell office:value-type="float" office:value="205.088" calcext:value-type="float">
            <text:p>205,08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1" calcext:value-type="float">
            <text:p>21</text:p>
          </table:table-cell>
          <table:table-cell office:value-type="float" office:value="531.213" calcext:value-type="float">
            <text:p>531,213</text:p>
          </table:table-cell>
          <table:table-cell office:value-type="float" office:value="38.025" calcext:value-type="float">
            <text:p>38,025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2" calcext:value-type="float">
            <text:p>22</text:p>
          </table:table-cell>
          <table:table-cell office:value-type="float" office:value="493.913" calcext:value-type="float">
            <text:p>493,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3" calcext:value-type="float">
            <text:p>23</text:p>
          </table:table-cell>
          <table:table-cell office:value-type="float" office:value="434.975" calcext:value-type="float">
            <text:p>434,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4" calcext:value-type="float">
            <text:p>24</text:p>
          </table:table-cell>
          <table:table-cell office:value-type="float" office:value="443.738" calcext:value-type="float">
            <text:p>443,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" calcext:value-type="float">
            <text:p>1</text:p>
          </table:table-cell>
          <table:table-cell office:value-type="float" office:value="421.713" calcext:value-type="float">
            <text:p>421,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" calcext:value-type="float">
            <text:p>2</text:p>
          </table:table-cell>
          <table:table-cell office:value-type="float" office:value="421.413" calcext:value-type="float">
            <text:p>421,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3" calcext:value-type="float">
            <text:p>3</text:p>
          </table:table-cell>
          <table:table-cell office:value-type="float" office:value="424.325" calcext:value-type="float">
            <text:p>424,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4" calcext:value-type="float">
            <text:p>4</text:p>
          </table:table-cell>
          <table:table-cell office:value-type="float" office:value="475.825" calcext:value-type="float">
            <text:p>475,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5" calcext:value-type="float">
            <text:p>5</text:p>
          </table:table-cell>
          <table:table-cell office:value-type="float" office:value="548.225" calcext:value-type="float">
            <text:p>548,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6" calcext:value-type="float">
            <text:p>6</text:p>
          </table:table-cell>
          <table:table-cell office:value-type="float" office:value="646.763" calcext:value-type="float">
            <text:p>646,763</text:p>
          </table:table-cell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7" calcext:value-type="float">
            <text:p>7</text:p>
          </table:table-cell>
          <table:table-cell office:value-type="float" office:value="730.15" calcext:value-type="float">
            <text:p>730,15</text:p>
          </table:table-cell>
          <table:table-cell office:value-type="float" office:value="624.8" calcext:value-type="float">
            <text:p>624,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8" calcext:value-type="float">
            <text:p>8</text:p>
          </table:table-cell>
          <table:table-cell office:value-type="float" office:value="611.513" calcext:value-type="float">
            <text:p>611,513</text:p>
          </table:table-cell>
          <table:table-cell office:value-type="float" office:value="2220.038" calcext:value-type="float">
            <text:p>2220,03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9" calcext:value-type="float">
            <text:p>9</text:p>
          </table:table-cell>
          <table:table-cell office:value-type="float" office:value="560.813" calcext:value-type="float">
            <text:p>560,813</text:p>
          </table:table-cell>
          <table:table-cell office:value-type="float" office:value="4509.763" calcext:value-type="float">
            <text:p>4509,76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0" calcext:value-type="float">
            <text:p>10</text:p>
          </table:table-cell>
          <table:table-cell office:value-type="float" office:value="604.075" calcext:value-type="float">
            <text:p>604,075</text:p>
          </table:table-cell>
          <table:table-cell office:value-type="float" office:value="6009.375" calcext:value-type="float">
            <text:p>6009,37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1" calcext:value-type="float">
            <text:p>11</text:p>
          </table:table-cell>
          <table:table-cell office:value-type="float" office:value="771.813" calcext:value-type="float">
            <text:p>771,813</text:p>
          </table:table-cell>
          <table:table-cell office:value-type="float" office:value="6756.813" calcext:value-type="float">
            <text:p>6756,81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2" calcext:value-type="float">
            <text:p>12</text:p>
          </table:table-cell>
          <table:table-cell office:value-type="float" office:value="884" calcext:value-type="float">
            <text:p>884</text:p>
          </table:table-cell>
          <table:table-cell office:value-type="float" office:value="6561.538" calcext:value-type="float">
            <text:p>6561,53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3" calcext:value-type="float">
            <text:p>13</text:p>
          </table:table-cell>
          <table:table-cell office:value-type="float" office:value="869.463" calcext:value-type="float">
            <text:p>869,463</text:p>
          </table:table-cell>
          <table:table-cell office:value-type="float" office:value="6942.313" calcext:value-type="float">
            <text:p>6942,31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4" calcext:value-type="float">
            <text:p>14</text:p>
          </table:table-cell>
          <table:table-cell office:value-type="float" office:value="865.213" calcext:value-type="float">
            <text:p>865,213</text:p>
          </table:table-cell>
          <table:table-cell office:value-type="float" office:value="7253.538" calcext:value-type="float">
            <text:p>7253,53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5" calcext:value-type="float">
            <text:p>15</text:p>
          </table:table-cell>
          <table:table-cell office:value-type="float" office:value="796.05" calcext:value-type="float">
            <text:p>796,05</text:p>
          </table:table-cell>
          <table:table-cell office:value-type="float" office:value="7172.738" calcext:value-type="float">
            <text:p>7172,73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6" calcext:value-type="float">
            <text:p>16</text:p>
          </table:table-cell>
          <table:table-cell office:value-type="float" office:value="676.75" calcext:value-type="float">
            <text:p>676,75</text:p>
          </table:table-cell>
          <table:table-cell office:value-type="float" office:value="6145.288" calcext:value-type="float">
            <text:p>6145,288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7" calcext:value-type="float">
            <text:p>17</text:p>
          </table:table-cell>
          <table:table-cell office:value-type="float" office:value="512.625" calcext:value-type="float">
            <text:p>512,625</text:p>
          </table:table-cell>
          <table:table-cell office:value-type="float" office:value="4845.6" calcext:value-type="float">
            <text:p>4845,6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8" calcext:value-type="float">
            <text:p>18</text:p>
          </table:table-cell>
          <table:table-cell office:value-type="float" office:value="417.5" calcext:value-type="float">
            <text:p>417,5</text:p>
          </table:table-cell>
          <table:table-cell office:value-type="float" office:value="3004.763" calcext:value-type="float">
            <text:p>3004,76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9" calcext:value-type="float">
            <text:p>19</text:p>
          </table:table-cell>
          <table:table-cell office:value-type="float" office:value="377.325" calcext:value-type="float">
            <text:p>377,325</text:p>
          </table:table-cell>
          <table:table-cell office:value-type="float" office:value="1426.675" calcext:value-type="float">
            <text:p>1426,67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0" calcext:value-type="float">
            <text:p>20</text:p>
          </table:table-cell>
          <table:table-cell office:value-type="float" office:value="552.588" calcext:value-type="float">
            <text:p>552,588</text:p>
          </table:table-cell>
          <table:table-cell office:value-type="float" office:value="450.125" calcext:value-type="float">
            <text:p>450,12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1" calcext:value-type="float">
            <text:p>21</text:p>
          </table:table-cell>
          <table:table-cell office:value-type="float" office:value="849.4" calcext:value-type="float">
            <text:p>849,4</text:p>
          </table:table-cell>
          <table:table-cell office:value-type="float" office:value="49.463" calcext:value-type="float">
            <text:p>49,46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2" calcext:value-type="float">
            <text:p>22</text:p>
          </table:table-cell>
          <table:table-cell office:value-type="float" office:value="1143.675" calcext:value-type="float">
            <text:p>1143,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3" calcext:value-type="float">
            <text:p>23</text:p>
          </table:table-cell>
          <table:table-cell office:value-type="float" office:value="1355.638" calcext:value-type="float">
            <text:p>1355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4" calcext:value-type="float">
            <text:p>24</text:p>
          </table:table-cell>
          <table:table-cell office:value-type="float" office:value="1587.25" calcext:value-type="float">
            <text:p>1587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" calcext:value-type="float">
            <text:p>1</text:p>
          </table:table-cell>
          <table:table-cell office:value-type="float" office:value="1856.225" calcext:value-type="float">
            <text:p>1856,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" calcext:value-type="float">
            <text:p>2</text:p>
          </table:table-cell>
          <table:table-cell office:value-type="float" office:value="2004.863" calcext:value-type="float">
            <text:p>2004,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3" calcext:value-type="float">
            <text:p>3</text:p>
          </table:table-cell>
          <table:table-cell office:value-type="float" office:value="1942.425" calcext:value-type="float">
            <text:p>1942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4" calcext:value-type="float">
            <text:p>4</text:p>
          </table:table-cell>
          <table:table-cell office:value-type="float" office:value="1797.025" calcext:value-type="float">
            <text:p>1797,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5" calcext:value-type="float">
            <text:p>5</text:p>
          </table:table-cell>
          <table:table-cell office:value-type="float" office:value="1627.113" calcext:value-type="float">
            <text:p>1627,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6" calcext:value-type="float">
            <text:p>6</text:p>
          </table:table-cell>
          <table:table-cell office:value-type="float" office:value="1479.425" calcext:value-type="float">
            <text:p>1479,425</text:p>
          </table:table-cell>
          <table:table-cell office:value-type="float" office:value="114.775" calcext:value-type="float">
            <text:p>114,77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7" calcext:value-type="float">
            <text:p>7</text:p>
          </table:table-cell>
          <table:table-cell office:value-type="float" office:value="1272.988" calcext:value-type="float">
            <text:p>1272,988</text:p>
          </table:table-cell>
          <table:table-cell office:value-type="float" office:value="633.088" calcext:value-type="float">
            <text:p>633,08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8" calcext:value-type="float">
            <text:p>8</text:p>
          </table:table-cell>
          <table:table-cell office:value-type="float" office:value="820.938" calcext:value-type="float">
            <text:p>820,938</text:p>
          </table:table-cell>
          <table:table-cell office:value-type="float" office:value="1677.075" calcext:value-type="float">
            <text:p>1677,07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9" calcext:value-type="float">
            <text:p>9</text:p>
          </table:table-cell>
          <table:table-cell office:value-type="float" office:value="444.613" calcext:value-type="float">
            <text:p>444,613</text:p>
          </table:table-cell>
          <table:table-cell office:value-type="float" office:value="2961.363" calcext:value-type="float">
            <text:p>2961,36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0" calcext:value-type="float">
            <text:p>10</text:p>
          </table:table-cell>
          <table:table-cell office:value-type="float" office:value="346.075" calcext:value-type="float">
            <text:p>346,075</text:p>
          </table:table-cell>
          <table:table-cell office:value-type="float" office:value="4438.363" calcext:value-type="float">
            <text:p>4438,36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1" calcext:value-type="float">
            <text:p>11</text:p>
          </table:table-cell>
          <table:table-cell office:value-type="float" office:value="400.25" calcext:value-type="float">
            <text:p>400,25</text:p>
          </table:table-cell>
          <table:table-cell office:value-type="float" office:value="5538.825" calcext:value-type="float">
            <text:p>5538,82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2" calcext:value-type="float">
            <text:p>12</text:p>
          </table:table-cell>
          <table:table-cell office:value-type="float" office:value="468.875" calcext:value-type="float">
            <text:p>468,875</text:p>
          </table:table-cell>
          <table:table-cell office:value-type="float" office:value="5703.838" calcext:value-type="float">
            <text:p>5703,83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3" calcext:value-type="float">
            <text:p>13</text:p>
          </table:table-cell>
          <table:table-cell office:value-type="float" office:value="546.438" calcext:value-type="float">
            <text:p>546,438</text:p>
          </table:table-cell>
          <table:table-cell office:value-type="float" office:value="5460.475" calcext:value-type="float">
            <text:p>5460,47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4" calcext:value-type="float">
            <text:p>14</text:p>
          </table:table-cell>
          <table:table-cell office:value-type="float" office:value="667.363" calcext:value-type="float">
            <text:p>667,363</text:p>
          </table:table-cell>
          <table:table-cell office:value-type="float" office:value="5304.363" calcext:value-type="float">
            <text:p>5304,36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5" calcext:value-type="float">
            <text:p>15</text:p>
          </table:table-cell>
          <table:table-cell office:value-type="float" office:value="822.863" calcext:value-type="float">
            <text:p>822,863</text:p>
          </table:table-cell>
          <table:table-cell office:value-type="float" office:value="4556.125" calcext:value-type="float">
            <text:p>4556,12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6" calcext:value-type="float">
            <text:p>16</text:p>
          </table:table-cell>
          <table:table-cell office:value-type="float" office:value="922.45" calcext:value-type="float">
            <text:p>922,45</text:p>
          </table:table-cell>
          <table:table-cell office:value-type="float" office:value="3752.738" calcext:value-type="float">
            <text:p>3752,73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7" calcext:value-type="float">
            <text:p>17</text:p>
          </table:table-cell>
          <table:table-cell office:value-type="float" office:value="1021.088" calcext:value-type="float">
            <text:p>1021,088</text:p>
          </table:table-cell>
          <table:table-cell office:value-type="float" office:value="2874.725" calcext:value-type="float">
            <text:p>2874,72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8" calcext:value-type="float">
            <text:p>18</text:p>
          </table:table-cell>
          <table:table-cell office:value-type="float" office:value="1162.538" calcext:value-type="float">
            <text:p>1162,538</text:p>
          </table:table-cell>
          <table:table-cell office:value-type="float" office:value="1860.863" calcext:value-type="float">
            <text:p>1860,86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9" calcext:value-type="float">
            <text:p>19</text:p>
          </table:table-cell>
          <table:table-cell office:value-type="float" office:value="1165.138" calcext:value-type="float">
            <text:p>1165,138</text:p>
          </table:table-cell>
          <table:table-cell office:value-type="float" office:value="979.188" calcext:value-type="float">
            <text:p>979,18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0" calcext:value-type="float">
            <text:p>20</text:p>
          </table:table-cell>
          <table:table-cell office:value-type="float" office:value="1097.3" calcext:value-type="float">
            <text:p>1097,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1" calcext:value-type="float">
            <text:p>21</text:p>
          </table:table-cell>
          <table:table-cell office:value-type="float" office:value="1061.65" calcext:value-type="float">
            <text:p>1061,65</text:p>
          </table:table-cell>
          <table:table-cell office:value-type="float" office:value="20.525" calcext:value-type="float">
            <text:p>20,52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2" calcext:value-type="float">
            <text:p>22</text:p>
          </table:table-cell>
          <table:table-cell office:value-type="float" office:value="1075.363" calcext:value-type="float">
            <text:p>1075,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3" calcext:value-type="float">
            <text:p>23</text:p>
          </table:table-cell>
          <table:table-cell office:value-type="float" office:value="1059.625" calcext:value-type="float">
            <text:p>1059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4" calcext:value-type="float">
            <text:p>24</text:p>
          </table:table-cell>
          <table:table-cell office:value-type="float" office:value="943.013" calcext:value-type="float">
            <text:p>943,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" calcext:value-type="float">
            <text:p>1</text:p>
          </table:table-cell>
          <table:table-cell office:value-type="float" office:value="916.688" calcext:value-type="float">
            <text:p>916,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" calcext:value-type="float">
            <text:p>2</text:p>
          </table:table-cell>
          <table:table-cell office:value-type="float" office:value="812.213" calcext:value-type="float">
            <text:p>812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3" calcext:value-type="float">
            <text:p>3</text:p>
          </table:table-cell>
          <table:table-cell office:value-type="float" office:value="826.8" calcext:value-type="float">
            <text:p>826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4" calcext:value-type="float">
            <text:p>4</text:p>
          </table:table-cell>
          <table:table-cell office:value-type="float" office:value="789.55" calcext:value-type="float">
            <text:p>789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5" calcext:value-type="float">
            <text:p>5</text:p>
          </table:table-cell>
          <table:table-cell office:value-type="float" office:value="709.35" calcext:value-type="float">
            <text:p>709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6" calcext:value-type="float">
            <text:p>6</text:p>
          </table:table-cell>
          <table:table-cell office:value-type="float" office:value="649.675" calcext:value-type="float">
            <text:p>649,675</text:p>
          </table:table-cell>
          <table:table-cell office:value-type="float" office:value="70.738" calcext:value-type="float">
            <text:p>70,7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7" calcext:value-type="float">
            <text:p>7</text:p>
          </table:table-cell>
          <table:table-cell office:value-type="float" office:value="643.025" calcext:value-type="float">
            <text:p>643,025</text:p>
          </table:table-cell>
          <table:table-cell office:value-type="float" office:value="588.238" calcext:value-type="float">
            <text:p>588,2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8" calcext:value-type="float">
            <text:p>8</text:p>
          </table:table-cell>
          <table:table-cell office:value-type="float" office:value="498.138" calcext:value-type="float">
            <text:p>498,138</text:p>
          </table:table-cell>
          <table:table-cell office:value-type="float" office:value="1954.513" calcext:value-type="float">
            <text:p>1954,51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9" calcext:value-type="float">
            <text:p>9</text:p>
          </table:table-cell>
          <table:table-cell office:value-type="float" office:value="327.488" calcext:value-type="float">
            <text:p>327,488</text:p>
          </table:table-cell>
          <table:table-cell office:value-type="float" office:value="3962.588" calcext:value-type="float">
            <text:p>3962,58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0" calcext:value-type="float">
            <text:p>10</text:p>
          </table:table-cell>
          <table:table-cell office:value-type="float" office:value="334.213" calcext:value-type="float">
            <text:p>334,213</text:p>
          </table:table-cell>
          <table:table-cell office:value-type="float" office:value="5705.213" calcext:value-type="float">
            <text:p>5705,21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1" calcext:value-type="float">
            <text:p>11</text:p>
          </table:table-cell>
          <table:table-cell office:value-type="float" office:value="454.288" calcext:value-type="float">
            <text:p>454,288</text:p>
          </table:table-cell>
          <table:table-cell office:value-type="float" office:value="6661.063" calcext:value-type="float">
            <text:p>6661,06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2" calcext:value-type="float">
            <text:p>12</text:p>
          </table:table-cell>
          <table:table-cell office:value-type="float" office:value="566.375" calcext:value-type="float">
            <text:p>566,375</text:p>
          </table:table-cell>
          <table:table-cell office:value-type="float" office:value="7085.513" calcext:value-type="float">
            <text:p>7085,51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3" calcext:value-type="float">
            <text:p>13</text:p>
          </table:table-cell>
          <table:table-cell office:value-type="float" office:value="840.113" calcext:value-type="float">
            <text:p>840,113</text:p>
          </table:table-cell>
          <table:table-cell office:value-type="float" office:value="7051.488" calcext:value-type="float">
            <text:p>7051,48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4" calcext:value-type="float">
            <text:p>14</text:p>
          </table:table-cell>
          <table:table-cell office:value-type="float" office:value="1195.938" calcext:value-type="float">
            <text:p>1195,938</text:p>
          </table:table-cell>
          <table:table-cell office:value-type="float" office:value="6787.825" calcext:value-type="float">
            <text:p>6787,82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5" calcext:value-type="float">
            <text:p>15</text:p>
          </table:table-cell>
          <table:table-cell office:value-type="float" office:value="1197.925" calcext:value-type="float">
            <text:p>1197,925</text:p>
          </table:table-cell>
          <table:table-cell office:value-type="float" office:value="6747.8" calcext:value-type="float">
            <text:p>6747,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6" calcext:value-type="float">
            <text:p>16</text:p>
          </table:table-cell>
          <table:table-cell office:value-type="float" office:value="1209.425" calcext:value-type="float">
            <text:p>1209,425</text:p>
          </table:table-cell>
          <table:table-cell office:value-type="float" office:value="6309.638" calcext:value-type="float">
            <text:p>6309,6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7" calcext:value-type="float">
            <text:p>17</text:p>
          </table:table-cell>
          <table:table-cell office:value-type="float" office:value="1406.488" calcext:value-type="float">
            <text:p>1406,488</text:p>
          </table:table-cell>
          <table:table-cell office:value-type="float" office:value="4961.95" calcext:value-type="float">
            <text:p>4961,9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8" calcext:value-type="float">
            <text:p>18</text:p>
          </table:table-cell>
          <table:table-cell office:value-type="float" office:value="1202.213" calcext:value-type="float">
            <text:p>1202,213</text:p>
          </table:table-cell>
          <table:table-cell office:value-type="float" office:value="3556.375" calcext:value-type="float">
            <text:p>3556,37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9" calcext:value-type="float">
            <text:p>19</text:p>
          </table:table-cell>
          <table:table-cell office:value-type="float" office:value="812.525" calcext:value-type="float">
            <text:p>812,525</text:p>
          </table:table-cell>
          <table:table-cell office:value-type="float" office:value="1637.338" calcext:value-type="float">
            <text:p>1637,3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0" calcext:value-type="float">
            <text:p>20</text:p>
          </table:table-cell>
          <table:table-cell office:value-type="float" office:value="826.713" calcext:value-type="float">
            <text:p>826,713</text:p>
          </table:table-cell>
          <table:table-cell office:value-type="float" office:value="483.938" calcext:value-type="float">
            <text:p>483,9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1" calcext:value-type="float">
            <text:p>21</text:p>
          </table:table-cell>
          <table:table-cell office:value-type="float" office:value="986.925" calcext:value-type="float">
            <text:p>986,925</text:p>
          </table:table-cell>
          <table:table-cell office:value-type="float" office:value="43.338" calcext:value-type="float">
            <text:p>43,33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2" calcext:value-type="float">
            <text:p>22</text:p>
          </table:table-cell>
          <table:table-cell office:value-type="float" office:value="1386.2" calcext:value-type="float">
            <text:p>1386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3" calcext:value-type="float">
            <text:p>23</text:p>
          </table:table-cell>
          <table:table-cell office:value-type="float" office:value="1638.1" calcext:value-type="float">
            <text:p>1638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4" calcext:value-type="float">
            <text:p>24</text:p>
          </table:table-cell>
          <table:table-cell office:value-type="float" office:value="2046.35" calcext:value-type="float">
            <text:p>2046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" calcext:value-type="float">
            <text:p>1</text:p>
          </table:table-cell>
          <table:table-cell office:value-type="float" office:value="2263.875" calcext:value-type="float">
            <text:p>2263,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" calcext:value-type="float">
            <text:p>2</text:p>
          </table:table-cell>
          <table:table-cell office:value-type="float" office:value="2458.625" calcext:value-type="float">
            <text:p>2458,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3" calcext:value-type="float">
            <text:p>3</text:p>
          </table:table-cell>
          <table:table-cell office:value-type="float" office:value="2301.075" calcext:value-type="float">
            <text:p>2301,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4" calcext:value-type="float">
            <text:p>4</text:p>
          </table:table-cell>
          <table:table-cell office:value-type="float" office:value="2109.338" calcext:value-type="float">
            <text:p>2109,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5" calcext:value-type="float">
            <text:p>5</text:p>
          </table:table-cell>
          <table:table-cell office:value-type="float" office:value="2023.55" calcext:value-type="float">
            <text:p>2023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6" calcext:value-type="float">
            <text:p>6</text:p>
          </table:table-cell>
          <table:table-cell office:value-type="float" office:value="1784.975" calcext:value-type="float">
            <text:p>1784,975</text:p>
          </table:table-cell>
          <table:table-cell office:value-type="float" office:value="161.975" calcext:value-type="float">
            <text:p>161,9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7" calcext:value-type="float">
            <text:p>7</text:p>
          </table:table-cell>
          <table:table-cell office:value-type="float" office:value="1567.675" calcext:value-type="float">
            <text:p>1567,675</text:p>
          </table:table-cell>
          <table:table-cell office:value-type="float" office:value="1019.738" calcext:value-type="float">
            <text:p>1019,73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8" calcext:value-type="float">
            <text:p>8</text:p>
          </table:table-cell>
          <table:table-cell office:value-type="float" office:value="964.163" calcext:value-type="float">
            <text:p>964,163</text:p>
          </table:table-cell>
          <table:table-cell office:value-type="float" office:value="3401.738" calcext:value-type="float">
            <text:p>3401,73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9" calcext:value-type="float">
            <text:p>9</text:p>
          </table:table-cell>
          <table:table-cell office:value-type="float" office:value="340.325" calcext:value-type="float">
            <text:p>340,325</text:p>
          </table:table-cell>
          <table:table-cell office:value-type="float" office:value="6584.163" calcext:value-type="float">
            <text:p>6584,16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0" calcext:value-type="float">
            <text:p>10</text:p>
          </table:table-cell>
          <table:table-cell office:value-type="float" office:value="347.588" calcext:value-type="float">
            <text:p>347,588</text:p>
          </table:table-cell>
          <table:table-cell office:value-type="float" office:value="9175.825" calcext:value-type="float">
            <text:p>9175,82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1" calcext:value-type="float">
            <text:p>11</text:p>
          </table:table-cell>
          <table:table-cell office:value-type="float" office:value="794.975" calcext:value-type="float">
            <text:p>794,975</text:p>
          </table:table-cell>
          <table:table-cell office:value-type="float" office:value="10221.475" calcext:value-type="float">
            <text:p>10221,4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2" calcext:value-type="float">
            <text:p>12</text:p>
          </table:table-cell>
          <table:table-cell office:value-type="float" office:value="1097.7" calcext:value-type="float">
            <text:p>1097,7</text:p>
          </table:table-cell>
          <table:table-cell office:value-type="float" office:value="9122.925" calcext:value-type="float">
            <text:p>9122,92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3" calcext:value-type="float">
            <text:p>13</text:p>
          </table:table-cell>
          <table:table-cell office:value-type="float" office:value="1180.238" calcext:value-type="float">
            <text:p>1180,238</text:p>
          </table:table-cell>
          <table:table-cell office:value-type="float" office:value="8306.638" calcext:value-type="float">
            <text:p>8306,63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4" calcext:value-type="float">
            <text:p>14</text:p>
          </table:table-cell>
          <table:table-cell office:value-type="float" office:value="1288.9" calcext:value-type="float">
            <text:p>1288,9</text:p>
          </table:table-cell>
          <table:table-cell office:value-type="float" office:value="7050.75" calcext:value-type="float">
            <text:p>7050,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</text:p>
          </table:table-cell>
          <table:table-cell office:value-type="float" office:value="1493.075" calcext:value-type="float">
            <text:p>1493,075</text:p>
          </table:table-cell>
          <table:table-cell office:value-type="float" office:value="6062.575" calcext:value-type="float">
            <text:p>6062,5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6" calcext:value-type="float">
            <text:p>16</text:p>
          </table:table-cell>
          <table:table-cell office:value-type="float" office:value="1700.825" calcext:value-type="float">
            <text:p>1700,825</text:p>
          </table:table-cell>
          <table:table-cell office:value-type="float" office:value="5928.65" calcext:value-type="float">
            <text:p>5928,6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7" calcext:value-type="float">
            <text:p>17</text:p>
          </table:table-cell>
          <table:table-cell office:value-type="float" office:value="1787.45" calcext:value-type="float">
            <text:p>1787,45</text:p>
          </table:table-cell>
          <table:table-cell office:value-type="float" office:value="4994.013" calcext:value-type="float">
            <text:p>4994,01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8" calcext:value-type="float">
            <text:p>18</text:p>
          </table:table-cell>
          <table:table-cell office:value-type="float" office:value="1652.025" calcext:value-type="float">
            <text:p>1652,025</text:p>
          </table:table-cell>
          <table:table-cell office:value-type="float" office:value="3616.875" calcext:value-type="float">
            <text:p>3616,87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9" calcext:value-type="float">
            <text:p>19</text:p>
          </table:table-cell>
          <table:table-cell office:value-type="float" office:value="1363.95" calcext:value-type="float">
            <text:p>1363,95</text:p>
          </table:table-cell>
          <table:table-cell office:value-type="float" office:value="1739.125" calcext:value-type="float">
            <text:p>1739,12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0" calcext:value-type="float">
            <text:p>20</text:p>
          </table:table-cell>
          <table:table-cell office:value-type="float" office:value="1101.9" calcext:value-type="float">
            <text:p>1101,9</text:p>
          </table:table-cell>
          <table:table-cell office:value-type="float" office:value="467.45" calcext:value-type="float">
            <text:p>467,4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1" calcext:value-type="float">
            <text:p>21</text:p>
          </table:table-cell>
          <table:table-cell office:value-type="float" office:value="1571.638" calcext:value-type="float">
            <text:p>1571,638</text:p>
          </table:table-cell>
          <table:table-cell office:value-type="float" office:value="36.088" calcext:value-type="float">
            <text:p>36,08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2" calcext:value-type="float">
            <text:p>22</text:p>
          </table:table-cell>
          <table:table-cell office:value-type="float" office:value="2538.838" calcext:value-type="float">
            <text:p>2538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3" calcext:value-type="float">
            <text:p>23</text:p>
          </table:table-cell>
          <table:table-cell office:value-type="float" office:value="3423.9" calcext:value-type="float">
            <text:p>3423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4" calcext:value-type="float">
            <text:p>24</text:p>
          </table:table-cell>
          <table:table-cell office:value-type="float" office:value="3971.375" calcext:value-type="float">
            <text:p>3971,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" calcext:value-type="float">
            <text:p>1</text:p>
          </table:table-cell>
          <table:table-cell office:value-type="float" office:value="4154.65" calcext:value-type="float">
            <text:p>4154,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" calcext:value-type="float">
            <text:p>2</text:p>
          </table:table-cell>
          <table:table-cell office:value-type="float" office:value="4045.563" calcext:value-type="float">
            <text:p>4045,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3" calcext:value-type="float">
            <text:p>3</text:p>
          </table:table-cell>
          <table:table-cell office:value-type="float" office:value="3708.063" calcext:value-type="float">
            <text:p>3708,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4" calcext:value-type="float">
            <text:p>4</text:p>
          </table:table-cell>
          <table:table-cell office:value-type="float" office:value="3345.463" calcext:value-type="float">
            <text:p>3345,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5" calcext:value-type="float">
            <text:p>5</text:p>
          </table:table-cell>
          <table:table-cell office:value-type="float" office:value="3113.675" calcext:value-type="float">
            <text:p>3113,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6" calcext:value-type="float">
            <text:p>6</text:p>
          </table:table-cell>
          <table:table-cell office:value-type="float" office:value="2879.988" calcext:value-type="float">
            <text:p>2879,988</text:p>
          </table:table-cell>
          <table:table-cell office:value-type="float" office:value="119.713" calcext:value-type="float">
            <text:p>119,71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7" calcext:value-type="float">
            <text:p>7</text:p>
          </table:table-cell>
          <table:table-cell office:value-type="float" office:value="2648.275" calcext:value-type="float">
            <text:p>2648,275</text:p>
          </table:table-cell>
          <table:table-cell office:value-type="float" office:value="805.075" calcext:value-type="float">
            <text:p>805,07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8" calcext:value-type="float">
            <text:p>8</text:p>
          </table:table-cell>
          <table:table-cell office:value-type="float" office:value="1875.2" calcext:value-type="float">
            <text:p>1875,2</text:p>
          </table:table-cell>
          <table:table-cell office:value-type="float" office:value="2531.363" calcext:value-type="float">
            <text:p>2531,36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9" calcext:value-type="float">
            <text:p>9</text:p>
          </table:table-cell>
          <table:table-cell office:value-type="float" office:value="988.238" calcext:value-type="float">
            <text:p>988,238</text:p>
          </table:table-cell>
          <table:table-cell office:value-type="float" office:value="5034.775" calcext:value-type="float">
            <text:p>5034,77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0" calcext:value-type="float">
            <text:p>10</text:p>
          </table:table-cell>
          <table:table-cell office:value-type="float" office:value="623.725" calcext:value-type="float">
            <text:p>623,725</text:p>
          </table:table-cell>
          <table:table-cell office:value-type="float" office:value="7472.6" calcext:value-type="float">
            <text:p>7472,6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1" calcext:value-type="float">
            <text:p>11</text:p>
          </table:table-cell>
          <table:table-cell office:value-type="float" office:value="789.15" calcext:value-type="float">
            <text:p>789,15</text:p>
          </table:table-cell>
          <table:table-cell office:value-type="float" office:value="9395.888" calcext:value-type="float">
            <text:p>9395,888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2" calcext:value-type="float">
            <text:p>12</text:p>
          </table:table-cell>
          <table:table-cell office:value-type="float" office:value="1219.313" calcext:value-type="float">
            <text:p>1219,313</text:p>
          </table:table-cell>
          <table:table-cell office:value-type="float" office:value="9911.113" calcext:value-type="float">
            <text:p>9911,11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3" calcext:value-type="float">
            <text:p>13</text:p>
          </table:table-cell>
          <table:table-cell office:value-type="float" office:value="1398.75" calcext:value-type="float">
            <text:p>1398,75</text:p>
          </table:table-cell>
          <table:table-cell office:value-type="float" office:value="8829.775" calcext:value-type="float">
            <text:p>8829,77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4" calcext:value-type="float">
            <text:p>14</text:p>
          </table:table-cell>
          <table:table-cell office:value-type="float" office:value="1283.063" calcext:value-type="float">
            <text:p>1283,063</text:p>
          </table:table-cell>
          <table:table-cell office:value-type="float" office:value="7911.3" calcext:value-type="float">
            <text:p>7911,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5" calcext:value-type="float">
            <text:p>15</text:p>
          </table:table-cell>
          <table:table-cell office:value-type="float" office:value="1164.413" calcext:value-type="float">
            <text:p>1164,413</text:p>
          </table:table-cell>
          <table:table-cell office:value-type="float" office:value="7714.4" calcext:value-type="float">
            <text:p>7714,4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6" calcext:value-type="float">
            <text:p>16</text:p>
          </table:table-cell>
          <table:table-cell office:value-type="float" office:value="1047.363" calcext:value-type="float">
            <text:p>1047,363</text:p>
          </table:table-cell>
          <table:table-cell office:value-type="float" office:value="7125.413" calcext:value-type="float">
            <text:p>7125,41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7" calcext:value-type="float">
            <text:p>17</text:p>
          </table:table-cell>
          <table:table-cell office:value-type="float" office:value="1025.15" calcext:value-type="float">
            <text:p>1025,15</text:p>
          </table:table-cell>
          <table:table-cell office:value-type="float" office:value="5647.45" calcext:value-type="float">
            <text:p>5647,4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8" calcext:value-type="float">
            <text:p>18</text:p>
          </table:table-cell>
          <table:table-cell office:value-type="float" office:value="1086.488" calcext:value-type="float">
            <text:p>1086,488</text:p>
          </table:table-cell>
          <table:table-cell office:value-type="float" office:value="4101.138" calcext:value-type="float">
            <text:p>4101,138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9" calcext:value-type="float">
            <text:p>19</text:p>
          </table:table-cell>
          <table:table-cell office:value-type="float" office:value="1000.438" calcext:value-type="float">
            <text:p>1000,438</text:p>
          </table:table-cell>
          <table:table-cell office:value-type="float" office:value="1819" calcext:value-type="float">
            <text:p>1819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0" calcext:value-type="float">
            <text:p>20</text:p>
          </table:table-cell>
          <table:table-cell office:value-type="float" office:value="1175.338" calcext:value-type="float">
            <text:p>1175,338</text:p>
          </table:table-cell>
          <table:table-cell office:value-type="float" office:value="490.838" calcext:value-type="float">
            <text:p>490,838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1" calcext:value-type="float">
            <text:p>21</text:p>
          </table:table-cell>
          <table:table-cell office:value-type="float" office:value="1868.438" calcext:value-type="float">
            <text:p>1868,438</text:p>
          </table:table-cell>
          <table:table-cell office:value-type="float" office:value="29.363" calcext:value-type="float">
            <text:p>29,36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2" calcext:value-type="float">
            <text:p>22</text:p>
          </table:table-cell>
          <table:table-cell office:value-type="float" office:value="3060.3" calcext:value-type="float">
            <text:p>3060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3" calcext:value-type="float">
            <text:p>23</text:p>
          </table:table-cell>
          <table:table-cell office:value-type="float" office:value="4255.9" calcext:value-type="float">
            <text:p>4255,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4" calcext:value-type="float">
            <text:p>24</text:p>
          </table:table-cell>
          <table:table-cell office:value-type="float" office:value="5003.425" calcext:value-type="float">
            <text:p>5003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" calcext:value-type="float">
            <text:p>1</text:p>
          </table:table-cell>
          <table:table-cell office:value-type="float" office:value="4937.638" calcext:value-type="float">
            <text:p>4937,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" calcext:value-type="float">
            <text:p>2</text:p>
          </table:table-cell>
          <table:table-cell office:value-type="float" office:value="4861.213" calcext:value-type="float">
            <text:p>4861,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3" calcext:value-type="float">
            <text:p>3</text:p>
          </table:table-cell>
          <table:table-cell office:value-type="float" office:value="4697.563" calcext:value-type="float">
            <text:p>4697,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4" calcext:value-type="float">
            <text:p>4</text:p>
          </table:table-cell>
          <table:table-cell office:value-type="float" office:value="4528.913" calcext:value-type="float">
            <text:p>4528,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5" calcext:value-type="float">
            <text:p>5</text:p>
          </table:table-cell>
          <table:table-cell office:value-type="float" office:value="4417.838" calcext:value-type="float">
            <text:p>4417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6" calcext:value-type="float">
            <text:p>6</text:p>
          </table:table-cell>
          <table:table-cell office:value-type="float" office:value="4356.125" calcext:value-type="float">
            <text:p>4356,125</text:p>
          </table:table-cell>
          <table:table-cell office:value-type="float" office:value="168.475" calcext:value-type="float">
            <text:p>168,47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7" calcext:value-type="float">
            <text:p>7</text:p>
          </table:table-cell>
          <table:table-cell office:value-type="float" office:value="4266.163" calcext:value-type="float">
            <text:p>4266,163</text:p>
          </table:table-cell>
          <table:table-cell office:value-type="float" office:value="1088.675" calcext:value-type="float">
            <text:p>1088,67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8" calcext:value-type="float">
            <text:p>8</text:p>
          </table:table-cell>
          <table:table-cell office:value-type="float" office:value="3305.313" calcext:value-type="float">
            <text:p>3305,313</text:p>
          </table:table-cell>
          <table:table-cell office:value-type="float" office:value="2829.788" calcext:value-type="float">
            <text:p>2829,78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9" calcext:value-type="float">
            <text:p>9</text:p>
          </table:table-cell>
          <table:table-cell office:value-type="float" office:value="2211.113" calcext:value-type="float">
            <text:p>2211,113</text:p>
          </table:table-cell>
          <table:table-cell office:value-type="float" office:value="4604.838" calcext:value-type="float">
            <text:p>4604,83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0" calcext:value-type="float">
            <text:p>10</text:p>
          </table:table-cell>
          <table:table-cell office:value-type="float" office:value="2445.813" calcext:value-type="float">
            <text:p>2445,813</text:p>
          </table:table-cell>
          <table:table-cell office:value-type="float" office:value="5843.438" calcext:value-type="float">
            <text:p>5843,43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1" calcext:value-type="float">
            <text:p>11</text:p>
          </table:table-cell>
          <table:table-cell office:value-type="float" office:value="3334.025" calcext:value-type="float">
            <text:p>3334,025</text:p>
          </table:table-cell>
          <table:table-cell office:value-type="float" office:value="6848.588" calcext:value-type="float">
            <text:p>6848,58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2" calcext:value-type="float">
            <text:p>12</text:p>
          </table:table-cell>
          <table:table-cell office:value-type="float" office:value="3987.3" calcext:value-type="float">
            <text:p>3987,3</text:p>
          </table:table-cell>
          <table:table-cell office:value-type="float" office:value="7276.5" calcext:value-type="float">
            <text:p>7276,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3" calcext:value-type="float">
            <text:p>13</text:p>
          </table:table-cell>
          <table:table-cell office:value-type="float" office:value="4037.15" calcext:value-type="float">
            <text:p>4037,15</text:p>
          </table:table-cell>
          <table:table-cell office:value-type="float" office:value="7053.038" calcext:value-type="float">
            <text:p>7053,03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4" calcext:value-type="float">
            <text:p>14</text:p>
          </table:table-cell>
          <table:table-cell office:value-type="float" office:value="3850.613" calcext:value-type="float">
            <text:p>3850,613</text:p>
          </table:table-cell>
          <table:table-cell office:value-type="float" office:value="5970.6" calcext:value-type="float">
            <text:p>5970,6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5" calcext:value-type="float">
            <text:p>15</text:p>
          </table:table-cell>
          <table:table-cell office:value-type="float" office:value="3850.938" calcext:value-type="float">
            <text:p>3850,938</text:p>
          </table:table-cell>
          <table:table-cell office:value-type="float" office:value="5464.1" calcext:value-type="float">
            <text:p>5464,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6" calcext:value-type="float">
            <text:p>16</text:p>
          </table:table-cell>
          <table:table-cell office:value-type="float" office:value="3784.788" calcext:value-type="float">
            <text:p>3784,788</text:p>
          </table:table-cell>
          <table:table-cell office:value-type="float" office:value="4990.8" calcext:value-type="float">
            <text:p>4990,8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7" calcext:value-type="float">
            <text:p>17</text:p>
          </table:table-cell>
          <table:table-cell office:value-type="float" office:value="3922.8" calcext:value-type="float">
            <text:p>3922,8</text:p>
          </table:table-cell>
          <table:table-cell office:value-type="float" office:value="4352.375" calcext:value-type="float">
            <text:p>4352,37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8" calcext:value-type="float">
            <text:p>18</text:p>
          </table:table-cell>
          <table:table-cell office:value-type="float" office:value="3755.675" calcext:value-type="float">
            <text:p>3755,675</text:p>
          </table:table-cell>
          <table:table-cell office:value-type="float" office:value="3567.15" calcext:value-type="float">
            <text:p>3567,1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9" calcext:value-type="float">
            <text:p>19</text:p>
          </table:table-cell>
          <table:table-cell office:value-type="float" office:value="3201.738" calcext:value-type="float">
            <text:p>3201,738</text:p>
          </table:table-cell>
          <table:table-cell office:value-type="float" office:value="2078.913" calcext:value-type="float">
            <text:p>2078,91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0" calcext:value-type="float">
            <text:p>20</text:p>
          </table:table-cell>
          <table:table-cell office:value-type="float" office:value="2948.075" calcext:value-type="float">
            <text:p>2948,075</text:p>
          </table:table-cell>
          <table:table-cell office:value-type="float" office:value="692.425" calcext:value-type="float">
            <text:p>692,42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1" calcext:value-type="float">
            <text:p>21</text:p>
          </table:table-cell>
          <table:table-cell office:value-type="float" office:value="3687.088" calcext:value-type="float">
            <text:p>3687,088</text:p>
          </table:table-cell>
          <table:table-cell office:value-type="float" office:value="36.175" calcext:value-type="float">
            <text:p>36,175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2" calcext:value-type="float">
            <text:p>22</text:p>
          </table:table-cell>
          <table:table-cell office:value-type="float" office:value="4782.713" calcext:value-type="float">
            <text:p>4782,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3" calcext:value-type="float">
            <text:p>23</text:p>
          </table:table-cell>
          <table:table-cell office:value-type="float" office:value="5291.063" calcext:value-type="float">
            <text:p>5291,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4" calcext:value-type="float">
            <text:p>24</text:p>
          </table:table-cell>
          <table:table-cell office:value-type="float" office:value="5382.25" calcext:value-type="float">
            <text:p>5382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" calcext:value-type="float">
            <text:p>1</text:p>
          </table:table-cell>
          <table:table-cell office:value-type="float" office:value="5231.813" calcext:value-type="float">
            <text:p>5231,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" calcext:value-type="float">
            <text:p>2</text:p>
          </table:table-cell>
          <table:table-cell office:value-type="float" office:value="5017.125" calcext:value-type="float">
            <text:p>5017,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3" calcext:value-type="float">
            <text:p>3</text:p>
          </table:table-cell>
          <table:table-cell office:value-type="float" office:value="4546.4" calcext:value-type="float">
            <text:p>4546,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4" calcext:value-type="float">
            <text:p>4</text:p>
          </table:table-cell>
          <table:table-cell office:value-type="float" office:value="4131.463" calcext:value-type="float">
            <text:p>4131,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5" calcext:value-type="float">
            <text:p>5</text:p>
          </table:table-cell>
          <table:table-cell office:value-type="float" office:value="3843.075" calcext:value-type="float">
            <text:p>3843,07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6" calcext:value-type="float">
            <text:p>6</text:p>
          </table:table-cell>
          <table:table-cell office:value-type="float" office:value="3584.4" calcext:value-type="float">
            <text:p>3584,4</text:p>
          </table:table-cell>
          <table:table-cell office:value-type="float" office:value="118.938" calcext:value-type="float">
            <text:p>118,9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7" calcext:value-type="float">
            <text:p>7</text:p>
          </table:table-cell>
          <table:table-cell office:value-type="float" office:value="3275.375" calcext:value-type="float">
            <text:p>3275,375</text:p>
          </table:table-cell>
          <table:table-cell office:value-type="float" office:value="937.138" calcext:value-type="float">
            <text:p>937,1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8" calcext:value-type="float">
            <text:p>8</text:p>
          </table:table-cell>
          <table:table-cell office:value-type="float" office:value="2384.588" calcext:value-type="float">
            <text:p>2384,588</text:p>
          </table:table-cell>
          <table:table-cell office:value-type="float" office:value="2822.638" calcext:value-type="float">
            <text:p>2822,6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9" calcext:value-type="float">
            <text:p>9</text:p>
          </table:table-cell>
          <table:table-cell office:value-type="float" office:value="1347.375" calcext:value-type="float">
            <text:p>1347,375</text:p>
          </table:table-cell>
          <table:table-cell office:value-type="float" office:value="5446.038" calcext:value-type="float">
            <text:p>5446,0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0" calcext:value-type="float">
            <text:p>10</text:p>
          </table:table-cell>
          <table:table-cell office:value-type="float" office:value="1094.95" calcext:value-type="float">
            <text:p>1094,95</text:p>
          </table:table-cell>
          <table:table-cell office:value-type="float" office:value="7641.975" calcext:value-type="float">
            <text:p>7641,97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1" calcext:value-type="float">
            <text:p>11</text:p>
          </table:table-cell>
          <table:table-cell office:value-type="float" office:value="1180.338" calcext:value-type="float">
            <text:p>1180,338</text:p>
          </table:table-cell>
          <table:table-cell office:value-type="float" office:value="9545.763" calcext:value-type="float">
            <text:p>9545,76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2" calcext:value-type="float">
            <text:p>12</text:p>
          </table:table-cell>
          <table:table-cell office:value-type="float" office:value="1330.15" calcext:value-type="float">
            <text:p>1330,15</text:p>
          </table:table-cell>
          <table:table-cell office:value-type="float" office:value="9180.538" calcext:value-type="float">
            <text:p>9180,5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3" calcext:value-type="float">
            <text:p>13</text:p>
          </table:table-cell>
          <table:table-cell office:value-type="float" office:value="1515.025" calcext:value-type="float">
            <text:p>1515,025</text:p>
          </table:table-cell>
          <table:table-cell office:value-type="float" office:value="8799.45" calcext:value-type="float">
            <text:p>8799,4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" calcext:value-type="float">
            <text:p>14</text:p>
          </table:table-cell>
          <table:table-cell office:value-type="float" office:value="1608.875" calcext:value-type="float">
            <text:p>1608,875</text:p>
          </table:table-cell>
          <table:table-cell office:value-type="float" office:value="8568.475" calcext:value-type="float">
            <text:p>8568,47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5" calcext:value-type="float">
            <text:p>15</text:p>
          </table:table-cell>
          <table:table-cell office:value-type="float" office:value="1706.5" calcext:value-type="float">
            <text:p>1706,5</text:p>
          </table:table-cell>
          <table:table-cell office:value-type="float" office:value="7865.438" calcext:value-type="float">
            <text:p>7865,4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6" calcext:value-type="float">
            <text:p>16</text:p>
          </table:table-cell>
          <table:table-cell office:value-type="float" office:value="1699.413" calcext:value-type="float">
            <text:p>1699,413</text:p>
          </table:table-cell>
          <table:table-cell office:value-type="float" office:value="7673.038" calcext:value-type="float">
            <text:p>7673,03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7" calcext:value-type="float">
            <text:p>17</text:p>
          </table:table-cell>
          <table:table-cell office:value-type="float" office:value="1678.763" calcext:value-type="float">
            <text:p>1678,763</text:p>
          </table:table-cell>
          <table:table-cell office:value-type="float" office:value="6558.375" calcext:value-type="float">
            <text:p>6558,37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8" calcext:value-type="float">
            <text:p>18</text:p>
          </table:table-cell>
          <table:table-cell office:value-type="float" office:value="1672.45" calcext:value-type="float">
            <text:p>1672,45</text:p>
          </table:table-cell>
          <table:table-cell office:value-type="float" office:value="4528.463" calcext:value-type="float">
            <text:p>4528,46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9" calcext:value-type="float">
            <text:p>19</text:p>
          </table:table-cell>
          <table:table-cell office:value-type="float" office:value="1669.963" calcext:value-type="float">
            <text:p>1669,963</text:p>
          </table:table-cell>
          <table:table-cell office:value-type="float" office:value="2260.35" calcext:value-type="float">
            <text:p>2260,3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0" calcext:value-type="float">
            <text:p>20</text:p>
          </table:table-cell>
          <table:table-cell office:value-type="float" office:value="1912.2" calcext:value-type="float">
            <text:p>1912,2</text:p>
          </table:table-cell>
          <table:table-cell office:value-type="float" office:value="688.363" calcext:value-type="float">
            <text:p>688,36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1" calcext:value-type="float">
            <text:p>21</text:p>
          </table:table-cell>
          <table:table-cell office:value-type="float" office:value="2709.538" calcext:value-type="float">
            <text:p>2709,538</text:p>
          </table:table-cell>
          <table:table-cell office:value-type="float" office:value="64.45" calcext:value-type="float">
            <text:p>64,4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2" calcext:value-type="float">
            <text:p>22</text:p>
          </table:table-cell>
          <table:table-cell office:value-type="float" office:value="3575.313" calcext:value-type="float">
            <text:p>3575,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3" calcext:value-type="float">
            <text:p>23</text:p>
          </table:table-cell>
          <table:table-cell office:value-type="float" office:value="4097.675" calcext:value-type="float">
            <text:p>4097,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4" calcext:value-type="float">
            <text:p>24</text:p>
          </table:table-cell>
          <table:table-cell office:value-type="float" office:value="4326.838" calcext:value-type="float">
            <text:p>4326,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" calcext:value-type="float">
            <text:p>1</text:p>
          </table:table-cell>
          <table:table-cell office:value-type="float" office:value="4272.663" calcext:value-type="float">
            <text:p>4272,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" calcext:value-type="float">
            <text:p>2</text:p>
          </table:table-cell>
          <table:table-cell office:value-type="float" office:value="4037" calcext:value-type="float">
            <text:p>4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3" calcext:value-type="float">
            <text:p>3</text:p>
          </table:table-cell>
          <table:table-cell office:value-type="float" office:value="3760.938" calcext:value-type="float">
            <text:p>3760,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4" calcext:value-type="float">
            <text:p>4</text:p>
          </table:table-cell>
          <table:table-cell office:value-type="float" office:value="3717.313" calcext:value-type="float">
            <text:p>3717,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5" calcext:value-type="float">
            <text:p>5</text:p>
          </table:table-cell>
          <table:table-cell office:value-type="float" office:value="3945.738" calcext:value-type="float">
            <text:p>3945,738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6" calcext:value-type="float">
            <text:p>6</text:p>
          </table:table-cell>
          <table:table-cell office:value-type="float" office:value="4228.6" calcext:value-type="float">
            <text:p>4228,6</text:p>
          </table:table-cell>
          <table:table-cell office:value-type="float" office:value="126.438" calcext:value-type="float">
            <text:p>126,43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7" calcext:value-type="float">
            <text:p>7</text:p>
          </table:table-cell>
          <table:table-cell office:value-type="float" office:value="4063.113" calcext:value-type="float">
            <text:p>4063,113</text:p>
          </table:table-cell>
          <table:table-cell office:value-type="float" office:value="1112.85" calcext:value-type="float">
            <text:p>1112,8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8" calcext:value-type="float">
            <text:p>8</text:p>
          </table:table-cell>
          <table:table-cell office:value-type="float" office:value="3116.538" calcext:value-type="float">
            <text:p>3116,538</text:p>
          </table:table-cell>
          <table:table-cell office:value-type="float" office:value="3288.9" calcext:value-type="float">
            <text:p>3288,9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9" calcext:value-type="float">
            <text:p>9</text:p>
          </table:table-cell>
          <table:table-cell office:value-type="float" office:value="1871.9" calcext:value-type="float">
            <text:p>1871,9</text:p>
          </table:table-cell>
          <table:table-cell office:value-type="float" office:value="6150.063" calcext:value-type="float">
            <text:p>6150,0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0" calcext:value-type="float">
            <text:p>10</text:p>
          </table:table-cell>
          <table:table-cell office:value-type="float" office:value="1349.938" calcext:value-type="float">
            <text:p>1349,938</text:p>
          </table:table-cell>
          <table:table-cell office:value-type="float" office:value="8576.313" calcext:value-type="float">
            <text:p>8576,31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1" calcext:value-type="float">
            <text:p>11</text:p>
          </table:table-cell>
          <table:table-cell office:value-type="float" office:value="1425.5" calcext:value-type="float">
            <text:p>1425,5</text:p>
          </table:table-cell>
          <table:table-cell office:value-type="float" office:value="9089.513" calcext:value-type="float">
            <text:p>9089,51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2" calcext:value-type="float">
            <text:p>12</text:p>
          </table:table-cell>
          <table:table-cell office:value-type="float" office:value="1697.863" calcext:value-type="float">
            <text:p>1697,863</text:p>
          </table:table-cell>
          <table:table-cell office:value-type="float" office:value="8942.65" calcext:value-type="float">
            <text:p>8942,6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3" calcext:value-type="float">
            <text:p>13</text:p>
          </table:table-cell>
          <table:table-cell office:value-type="float" office:value="1998.063" calcext:value-type="float">
            <text:p>1998,063</text:p>
          </table:table-cell>
          <table:table-cell office:value-type="float" office:value="9074.263" calcext:value-type="float">
            <text:p>9074,2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4" calcext:value-type="float">
            <text:p>14</text:p>
          </table:table-cell>
          <table:table-cell office:value-type="float" office:value="2532.55" calcext:value-type="float">
            <text:p>2532,55</text:p>
          </table:table-cell>
          <table:table-cell office:value-type="float" office:value="9028.438" calcext:value-type="float">
            <text:p>9028,43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5" calcext:value-type="float">
            <text:p>15</text:p>
          </table:table-cell>
          <table:table-cell office:value-type="float" office:value="2994.675" calcext:value-type="float">
            <text:p>2994,675</text:p>
          </table:table-cell>
          <table:table-cell office:value-type="float" office:value="8596.263" calcext:value-type="float">
            <text:p>8596,2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6" calcext:value-type="float">
            <text:p>16</text:p>
          </table:table-cell>
          <table:table-cell office:value-type="float" office:value="3244.65" calcext:value-type="float">
            <text:p>3244,65</text:p>
          </table:table-cell>
          <table:table-cell office:value-type="float" office:value="7601.838" calcext:value-type="float">
            <text:p>7601,83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7" calcext:value-type="float">
            <text:p>17</text:p>
          </table:table-cell>
          <table:table-cell office:value-type="float" office:value="3232.613" calcext:value-type="float">
            <text:p>3232,613</text:p>
          </table:table-cell>
          <table:table-cell office:value-type="float" office:value="7113.863" calcext:value-type="float">
            <text:p>7113,8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8" calcext:value-type="float">
            <text:p>18</text:p>
          </table:table-cell>
          <table:table-cell office:value-type="float" office:value="3254.475" calcext:value-type="float">
            <text:p>3254,475</text:p>
          </table:table-cell>
          <table:table-cell office:value-type="float" office:value="5229.638" calcext:value-type="float">
            <text:p>5229,63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9" calcext:value-type="float">
            <text:p>19</text:p>
          </table:table-cell>
          <table:table-cell office:value-type="float" office:value="3098.8" calcext:value-type="float">
            <text:p>3098,8</text:p>
          </table:table-cell>
          <table:table-cell office:value-type="float" office:value="2741.8" calcext:value-type="float">
            <text:p>2741,8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0" calcext:value-type="float">
            <text:p>20</text:p>
          </table:table-cell>
          <table:table-cell office:value-type="float" office:value="3200.613" calcext:value-type="float">
            <text:p>3200,613</text:p>
          </table:table-cell>
          <table:table-cell office:value-type="float" office:value="806.363" calcext:value-type="float">
            <text:p>806,36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1" calcext:value-type="float">
            <text:p>21</text:p>
          </table:table-cell>
          <table:table-cell office:value-type="float" office:value="4075.263" calcext:value-type="float">
            <text:p>4075,263</text:p>
          </table:table-cell>
          <table:table-cell office:value-type="float" office:value="65.525" calcext:value-type="float">
            <text:p>65,52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2" calcext:value-type="float">
            <text:p>22</text:p>
          </table:table-cell>
          <table:table-cell office:value-type="float" office:value="5190.425" calcext:value-type="float">
            <text:p>5190,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3" calcext:value-type="float">
            <text:p>23</text:p>
          </table:table-cell>
          <table:table-cell office:value-type="float" office:value="5414.475" calcext:value-type="float">
            <text:p>5414,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4" calcext:value-type="float">
            <text:p>24</text:p>
          </table:table-cell>
          <table:table-cell office:value-type="float" office:value="5379.913" calcext:value-type="float">
            <text:p>5379,91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zad 7.1" table:style-name="ta1">
        <table:table-column table:style-name="co1" table:default-cell-style-name="ce35"/>
        <table:table-column table:style-name="co4" table:default-cell-style-name="ce40"/>
        <table:table-column table:style-name="co5" table:default-cell-style-name="ce46"/>
        <table:table-row table:style-name="ro1">
          <table:table-cell table:style-name="ce32"/>
          <table:table-cell table:style-name="ce37" office:value-type="string" calcext:value-type="string">
            <text:p>Dane</text:p>
          </table:table-cell>
          <table:table-cell table:style-name="ce43"/>
        </table:table-row>
        <table:table-row table:style-name="ro1">
          <table:table-cell table:style-name="ce33" office:value-type="string" calcext:value-type="string">
            <text:p>Data</text:p>
          </table:table-cell>
          <table:table-cell table:style-name="ce38" office:value-type="string" calcext:value-type="string">
            <text:p>Suma - Zrodla_fotowoltaiczne</text:p>
          </table:table-cell>
          <table:table-cell table:style-name="ce44" office:value-type="string" calcext:value-type="string">
            <text:p>Suma - Zrodla_wiatrowe</text:p>
          </table:table-cell>
        </table:table-row>
        <table:table-row table:style-name="ro1">
          <table:table-cell table:style-name="ce34" office:value-type="date" office:date-value="2024-04-01" calcext:value-type="date">
            <text:p>2024-04-01</text:p>
          </table:table-cell>
          <table:table-cell table:style-name="ce39" office:value-type="float" office:value="47356.954" calcext:value-type="float">
            <text:p>47356,954</text:p>
          </table:table-cell>
          <table:table-cell table:style-name="ce45" office:value-type="float" office:value="62936.168" calcext:value-type="float">
            <text:p>62936,16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4206.878" calcext:value-type="float">
            <text:p>24206,878</text:p>
          </table:table-cell>
          <table:table-cell office:value-type="float" office:value="140843.931" calcext:value-type="float">
            <text:p>140843,93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41060.303" calcext:value-type="float">
            <text:p>41060,303</text:p>
          </table:table-cell>
          <table:table-cell office:value-type="float" office:value="104289.606" calcext:value-type="float">
            <text:p>104289,60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42068.254" calcext:value-type="float">
            <text:p>42068,254</text:p>
          </table:table-cell>
          <table:table-cell office:value-type="float" office:value="57683.818" calcext:value-type="float">
            <text:p>57683,81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52621.178" calcext:value-type="float">
            <text:p>52621,178</text:p>
          </table:table-cell>
          <table:table-cell office:value-type="float" office:value="101942.906" calcext:value-type="float">
            <text:p>101942,906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64119.53" calcext:value-type="float">
            <text:p>64119,53</text:p>
          </table:table-cell>
          <table:table-cell office:value-type="float" office:value="80749.882" calcext:value-type="float">
            <text:p>80749,88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63460.528" calcext:value-type="float">
            <text:p>63460,528</text:p>
          </table:table-cell>
          <table:table-cell office:value-type="float" office:value="75137.993" calcext:value-type="float">
            <text:p>75137,99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68590.453" calcext:value-type="float">
            <text:p>68590,453</text:p>
          </table:table-cell>
          <table:table-cell office:value-type="float" office:value="53670.856" calcext:value-type="float">
            <text:p>53670,856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81031.328" calcext:value-type="float">
            <text:p>81031,328</text:p>
          </table:table-cell>
          <table:table-cell office:value-type="float" office:value="62464.717" calcext:value-type="float">
            <text:p>62464,717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42949.754" calcext:value-type="float">
            <text:p>42949,754</text:p>
          </table:table-cell>
          <table:table-cell office:value-type="float" office:value="92238.292" calcext:value-type="float">
            <text:p>92238,29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76640.302" calcext:value-type="float">
            <text:p>76640,302</text:p>
          </table:table-cell>
          <table:table-cell office:value-type="float" office:value="63056.595" calcext:value-type="float">
            <text:p>63056,59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58404.805" calcext:value-type="float">
            <text:p>58404,805</text:p>
          </table:table-cell>
          <table:table-cell office:value-type="float" office:value="60647.781" calcext:value-type="float">
            <text:p>60647,781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69997.229" calcext:value-type="float">
            <text:p>69997,229</text:p>
          </table:table-cell>
          <table:table-cell office:value-type="float" office:value="83736.957" calcext:value-type="float">
            <text:p>83736,957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51141.303" calcext:value-type="float">
            <text:p>51141,303</text:p>
          </table:table-cell>
          <table:table-cell office:value-type="float" office:value="140107.894" calcext:value-type="float">
            <text:p>140107,894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48222.855" calcext:value-type="float">
            <text:p>48222,855</text:p>
          </table:table-cell>
          <table:table-cell office:value-type="float" office:value="39719.231" calcext:value-type="float">
            <text:p>39719,231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44861.78" calcext:value-type="float">
            <text:p>44861,78</text:p>
          </table:table-cell>
          <table:table-cell office:value-type="float" office:value="113565.531" calcext:value-type="float">
            <text:p>113565,53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42694.704" calcext:value-type="float">
            <text:p>42694,704</text:p>
          </table:table-cell>
          <table:table-cell office:value-type="float" office:value="38753.98" calcext:value-type="float">
            <text:p>38753,9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55920.88" calcext:value-type="float">
            <text:p>55920,88</text:p>
          </table:table-cell>
          <table:table-cell office:value-type="float" office:value="36235.971" calcext:value-type="float">
            <text:p>36235,97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58144.68" calcext:value-type="float">
            <text:p>58144,68</text:p>
          </table:table-cell>
          <table:table-cell office:value-type="float" office:value="46984.594" calcext:value-type="float">
            <text:p>46984,594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37504.129" calcext:value-type="float">
            <text:p>37504,129</text:p>
          </table:table-cell>
          <table:table-cell office:value-type="float" office:value="63516.233" calcext:value-type="float">
            <text:p>63516,23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43269.58" calcext:value-type="float">
            <text:p>43269,58</text:p>
          </table:table-cell>
          <table:table-cell office:value-type="float" office:value="69409.508" calcext:value-type="float">
            <text:p>69409,508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36963.155" calcext:value-type="float">
            <text:p>36963,155</text:p>
          </table:table-cell>
          <table:table-cell office:value-type="float" office:value="39961.47" calcext:value-type="float">
            <text:p>39961,47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64039.58" calcext:value-type="float">
            <text:p>64039,58</text:p>
          </table:table-cell>
          <table:table-cell office:value-type="float" office:value="17104.105" calcext:value-type="float">
            <text:p>17104,10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46157.329" calcext:value-type="float">
            <text:p>46157,329</text:p>
          </table:table-cell>
          <table:table-cell office:value-type="float" office:value="26005.644" calcext:value-type="float">
            <text:p>26005,644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63607.556" calcext:value-type="float">
            <text:p>63607,556</text:p>
          </table:table-cell>
          <table:table-cell office:value-type="float" office:value="22276.718" calcext:value-type="float">
            <text:p>22276,71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77890.003" calcext:value-type="float">
            <text:p>77890,003</text:p>
          </table:table-cell>
          <table:table-cell office:value-type="float" office:value="41127.978" calcext:value-type="float">
            <text:p>41127,978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78939.204" calcext:value-type="float">
            <text:p>78939,204</text:p>
          </table:table-cell>
          <table:table-cell office:value-type="float" office:value="52760.369" calcext:value-type="float">
            <text:p>52760,369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62865.878" calcext:value-type="float">
            <text:p>62865,878</text:p>
          </table:table-cell>
          <table:table-cell office:value-type="float" office:value="95843.908" calcext:value-type="float">
            <text:p>95843,908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82699.78" calcext:value-type="float">
            <text:p>82699,78</text:p>
          </table:table-cell>
          <table:table-cell office:value-type="float" office:value="65139.605" calcext:value-type="float">
            <text:p>65139,60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table:style-name="ce41" office:value-type="float" office:value="87545.206" calcext:value-type="float">
            <text:p>87545,206</text:p>
          </table:table-cell>
          <table:table-cell table:style-name="ce47" office:value-type="float" office:value="81103.619" calcext:value-type="float">
            <text:p>81103,619</text:p>
          </table:table-cell>
        </table:table-row>
        <table:table-row table:style-name="ro1">
          <table:table-cell table:style-name="ce36" office:value-type="string" calcext:value-type="string">
            <text:p>Razem Wynik</text:p>
          </table:table-cell>
          <table:table-cell table:style-name="ce42" office:value-type="float" office:value="1714975.098" calcext:value-type="float">
            <text:p>1714975,098</text:p>
          </table:table-cell>
          <table:table-cell table:style-name="ce48" office:value-type="float" office:value="2029015.86" calcext:value-type="float">
            <text:p>2029015,86</text:p>
          </table:table-cell>
        </table:table-row>
        <table:table-row table:style-name="ro1">
          <table:table-cell table:style-name="Default"/>
          <table:table-cell table:style-name="Default" table:formula="of:=MAX([.B3:.B32])" office:value-type="float" office:value="87545.206" calcext:value-type="float">
            <text:p>87545,206</text:p>
          </table:table-cell>
          <table:table-cell table:style-name="Default" table:formula="of:=MAX([.C3:.C32])" office:value-type="float" office:value="140843.931" calcext:value-type="float">
            <text:p>140843,931</text:p>
          </table:table-cell>
        </table:table-row>
        <calcext:conditional-formats>
          <calcext:conditional-format calcext:target-range-address="'zad 7.1'.B3:'zad 7.1'.B32">
            <calcext:condition calcext:apply-style-name="Error" calcext:value="=[$'zad 7.1'.$B$34]" calcext:base-cell-address="'zad 7.1'.B3"/>
          </calcext:conditional-format>
          <calcext:conditional-format calcext:target-range-address="'zad 7.1'.C3:'zad 7.1'.C32">
            <calcext:condition calcext:apply-style-name="Error" calcext:value="=[$'zad 7.1'.$C$34]" calcext:base-cell-address="'zad 7.1'.C3"/>
          </calcext:conditional-format>
        </calcext:conditional-formats>
      </table:table>
      <table:table table:name="zad 7.2" table:style-name="ta1">
        <table:shapes>
          <draw:frame draw:z-index="0" draw:style-name="gr1" draw:text-style-name="P1" svg:width="15.999cm" svg:height="8.999cm" svg:x="15.494cm" svg:y="0.896cm">
            <draw:object draw:notify-on-update-of-ranges="'zad 7.2'.D2:'zad 7.2'.D25 'zad 7.2'.E2:'zad 7.2'.E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1"/>
        <table:table-column table:style-name="co6" table:default-cell-style-name="ce55"/>
        <table:table-column table:style-name="co1" table:default-cell-style-name="Default"/>
        <table:table-column table:style-name="co1" table:default-cell-style-name="ce28"/>
        <table:table-column table:style-name="co1" table:default-cell-style-name="ce29"/>
        <table:table-row table:style-name="ro1">
          <table:table-cell table:style-name="ce49" office:value-type="string" calcext:value-type="string">
            <text:p>Godzina</text:p>
          </table:table-cell>
          <table:table-cell table:style-name="ce53" office:value-type="string" calcext:value-type="string">
            <text:p>Średnia - Zrodla_fotowoltaiczne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50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ROUND([.B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ROUND([.B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ROUND([.B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ROUND([.B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79333333333333" calcext:value-type="float">
            <text:p>0,0279333333333333</text:p>
          </table:table-cell>
          <table:table-cell/>
          <table:table-cell office:value-type="float" office:value="5" calcext:value-type="float">
            <text:p>5</text:p>
          </table:table-cell>
          <table:table-cell table:formula="of:=ROUND([.B6];2)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.6706333333333" calcext:value-type="float">
            <text:p>64,6706333333333</text:p>
          </table:table-cell>
          <table:table-cell/>
          <table:table-cell office:value-type="float" office:value="6" calcext:value-type="float">
            <text:p>6</text:p>
          </table:table-cell>
          <table:table-cell table:formula="of:=ROUND([.B7];2)" office:value-type="float" office:value="64.67" calcext:value-type="float">
            <text:p>64,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1.300633333333" calcext:value-type="float">
            <text:p>491,300633333333</text:p>
          </table:table-cell>
          <table:table-cell/>
          <table:table-cell office:value-type="float" office:value="7" calcext:value-type="float">
            <text:p>7</text:p>
          </table:table-cell>
          <table:table-cell table:formula="of:=ROUND([.B8];2)" office:value-type="float" office:value="491.3" calcext:value-type="float">
            <text:p>491,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3.62813333333" calcext:value-type="float">
            <text:p>1723,62813333333</text:p>
          </table:table-cell>
          <table:table-cell/>
          <table:table-cell office:value-type="float" office:value="8" calcext:value-type="float">
            <text:p>8</text:p>
          </table:table-cell>
          <table:table-cell table:formula="of:=ROUND([.B9];2)" office:value-type="float" office:value="1723.63" calcext:value-type="float">
            <text:p>1723,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92.92653333333" calcext:value-type="float">
            <text:p>3492,92653333333</text:p>
          </table:table-cell>
          <table:table-cell/>
          <table:table-cell office:value-type="float" office:value="9" calcext:value-type="float">
            <text:p>9</text:p>
          </table:table-cell>
          <table:table-cell table:formula="of:=ROUND([.B10];2)" office:value-type="float" office:value="3492.93" calcext:value-type="float">
            <text:p>3492,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64.22906666667" calcext:value-type="float">
            <text:p>5164,2290666666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ROUND([.B11];2)" office:value-type="float" office:value="5164.23" calcext:value-type="float">
            <text:p>5164,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46.1545" calcext:value-type="float">
            <text:p>6246,154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ROUND([.B12];2)" office:value-type="float" office:value="6246.15" calcext:value-type="float">
            <text:p>6246,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23.02483333333" calcext:value-type="float">
            <text:p>6623,0248333333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ROUND([.B13];2)" office:value-type="float" office:value="6623.02" calcext:value-type="float">
            <text:p>6623,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58.3849" calcext:value-type="float">
            <text:p>6658,384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ROUND([.B14];2)" office:value-type="float" office:value="6658.38" calcext:value-type="float">
            <text:p>6658,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89.5148" calcext:value-type="float">
            <text:p>6489,514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ROUND([.B15];2)" office:value-type="float" office:value="6489.51" calcext:value-type="float">
            <text:p>6489,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99.1731" calcext:value-type="float">
            <text:p>6099,173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ROUND([.B16];2)" office:value-type="float" office:value="6099.17" calcext:value-type="float">
            <text:p>6099,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10.7428" calcext:value-type="float">
            <text:p>5410,742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ROUND([.B17];2)" office:value-type="float" office:value="5410.74" calcext:value-type="float">
            <text:p>5410,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38.694" calcext:value-type="float">
            <text:p>4338,69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ROUND([.B18];2)" office:value-type="float" office:value="4338.69" calcext:value-type="float">
            <text:p>4338,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96.1616" calcext:value-type="float">
            <text:p>2796,161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ROUND([.B19];2)" office:value-type="float" office:value="2796.16" calcext:value-type="float">
            <text:p>2796,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40.49143333333" calcext:value-type="float">
            <text:p>1240,4914333333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ROUND([.B20];2)" office:value-type="float" office:value="1240.49" calcext:value-type="float">
            <text:p>1240,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1.029933333333" calcext:value-type="float">
            <text:p>311,029933333333</text:p>
          </table:table-cell>
          <table:table-cell/>
          <table:table-cell office:value-type="float" office:value="20" calcext:value-type="float">
            <text:p>20</text:p>
          </table:table-cell>
          <table:table-cell table:formula="of:=ROUND([.B21];2)" office:value-type="float" office:value="311.03" calcext:value-type="float">
            <text:p>311,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6817666666667" calcext:value-type="float">
            <text:p>15,681766666666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ROUND([.B22];2)" office:value-type="float" office:value="15.68" calcext:value-type="float">
            <text:p>15,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ROUND([.B2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ROUND([.B2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ROUND([.B25];2)" office:value-type="float" office:value="0" calcext:value-type="float">
            <text:p>0</text:p>
          </table:table-cell>
        </table:table-row>
        <table:table-row table:style-name="ro1">
          <table:table-cell table:style-name="ce52" office:value-type="string" calcext:value-type="string">
            <text:p>Razem Wynik</text:p>
          </table:table-cell>
          <table:table-cell table:style-name="ce57" office:value-type="float" office:value="2381.90985833333" calcext:value-type="float">
            <text:p>2381,90985833333</text:p>
          </table:table-cell>
          <table:table-cell/>
          <table:table-cell table:style-name="Default" table:number-columns-repeated="2"/>
        </table:table-row>
      </table:table>
      <table:table table:name="zad 7.3" table:style-name="ta1">
        <table:table-column table:style-name="co1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30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Zrodla_wiatrowe</text:p>
          </table:table-cell>
          <table:table-cell office:value-type="string" calcext:value-type="string">
            <text:p>czy_rosnie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" calcext:value-type="float">
            <text:p>1</text:p>
          </table:table-cell>
          <table:table-cell office:value-type="float" office:value="3130.263" calcext:value-type="float">
            <text:p>3130,263</text:p>
          </table:table-cell>
          <table:table-cell table:formula="of:=IF([.$C2]&lt; [.$C3]; 1; 0)" office:value-type="float" office:value="0" calcext:value-type="float">
            <text:p>0</text:p>
          </table:table-cell>
          <table:table-cell table:formula="of:=IF([.D2]= 0; 0;[.E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2765.588" calcext:value-type="float">
            <text:p>2765,588</text:p>
          </table:table-cell>
          <table:table-cell table:formula="of:=IF([.$C3]&lt; [.$C4]; 1; 0)" office:value-type="float" office:value="0" calcext:value-type="float">
            <text:p>0</text:p>
          </table:table-cell>
          <table:table-cell table:formula="of:=IF([.D3]= 0; 0;[.E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3" calcext:value-type="float">
            <text:p>3</text:p>
          </table:table-cell>
          <table:table-cell table:style-name="ce61" office:value-type="float" office:value="2555.438" calcext:value-type="float">
            <text:p>2555,438</text:p>
          </table:table-cell>
          <table:table-cell table:formula="of:=IF([.$C4]&lt; [.$C5]; 1; 0)" office:value-type="float" office:value="1" calcext:value-type="float">
            <text:p>1</text:p>
          </table:table-cell>
          <table:table-cell table:formula="of:=IF([.D4]= 0; 0;[.E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4" calcext:value-type="float">
            <text:p>4</text:p>
          </table:table-cell>
          <table:table-cell table:style-name="ce61" office:value-type="float" office:value="2675.238" calcext:value-type="float">
            <text:p>2675,238</text:p>
          </table:table-cell>
          <table:table-cell table:formula="of:=IF([.$C5]&lt; [.$C6]; 1; 0)" office:value-type="float" office:value="1" calcext:value-type="float">
            <text:p>1</text:p>
          </table:table-cell>
          <table:table-cell table:formula="of:=IF([.D5]= 0; 0;[.E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5" calcext:value-type="float">
            <text:p>5</text:p>
          </table:table-cell>
          <table:table-cell table:style-name="ce61" office:value-type="float" office:value="2681.175" calcext:value-type="float">
            <text:p>2681,175</text:p>
          </table:table-cell>
          <table:table-cell table:formula="of:=IF([.$C6]&lt; [.$C7]; 1; 0)" office:value-type="float" office:value="0" calcext:value-type="float">
            <text:p>0</text:p>
          </table:table-cell>
          <table:table-cell table:formula="of:=IF([.D6]= 0; 0;[.E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6" calcext:value-type="float">
            <text:p>6</text:p>
          </table:table-cell>
          <table:table-cell table:style-name="ce61" office:value-type="float" office:value="2367.325" calcext:value-type="float">
            <text:p>2367,325</text:p>
          </table:table-cell>
          <table:table-cell table:formula="of:=IF([.$C7]&lt; [.$C8]; 1; 0)" office:value-type="float" office:value="1" calcext:value-type="float">
            <text:p>1</text:p>
          </table:table-cell>
          <table:table-cell table:formula="of:=IF([.D7]= 0; 0;[.E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7" calcext:value-type="float">
            <text:p>7</text:p>
          </table:table-cell>
          <table:table-cell table:style-name="ce61" office:value-type="float" office:value="2525.225" calcext:value-type="float">
            <text:p>2525,225</text:p>
          </table:table-cell>
          <table:table-cell table:formula="of:=IF([.$C8]&lt; [.$C9]; 1; 0)" office:value-type="float" office:value="0" calcext:value-type="float">
            <text:p>0</text:p>
          </table:table-cell>
          <table:table-cell table:formula="of:=IF([.D8]= 0; 0;[.E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8" calcext:value-type="float">
            <text:p>8</text:p>
          </table:table-cell>
          <table:table-cell table:style-name="ce61" office:value-type="float" office:value="2360.988" calcext:value-type="float">
            <text:p>2360,988</text:p>
          </table:table-cell>
          <table:table-cell table:formula="of:=IF([.$C9]&lt; [.$C10]; 1; 0)" office:value-type="float" office:value="0" calcext:value-type="float">
            <text:p>0</text:p>
          </table:table-cell>
          <table:table-cell table:formula="of:=IF([.D9]= 0; 0;[.E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9" calcext:value-type="float">
            <text:p>9</text:p>
          </table:table-cell>
          <table:table-cell table:style-name="ce61" office:value-type="float" office:value="1940.838" calcext:value-type="float">
            <text:p>1940,838</text:p>
          </table:table-cell>
          <table:table-cell table:formula="of:=IF([.$C10]&lt; [.$C11]; 1; 0)" office:value-type="float" office:value="0" calcext:value-type="float">
            <text:p>0</text:p>
          </table:table-cell>
          <table:table-cell table:formula="of:=IF([.D10]= 0; 0;[.E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10" calcext:value-type="float">
            <text:p>10</text:p>
          </table:table-cell>
          <table:table-cell table:style-name="ce61" office:value-type="float" office:value="1368.675" calcext:value-type="float">
            <text:p>1368,675</text:p>
          </table:table-cell>
          <table:table-cell table:formula="of:=IF([.$C11]&lt; [.$C12]; 1; 0)" office:value-type="float" office:value="0" calcext:value-type="float">
            <text:p>0</text:p>
          </table:table-cell>
          <table:table-cell table:formula="of:=IF([.D11]= 0; 0;[.E1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11" calcext:value-type="float">
            <text:p>11</text:p>
          </table:table-cell>
          <table:table-cell table:style-name="ce61" office:value-type="float" office:value="1140.463" calcext:value-type="float">
            <text:p>1140,463</text:p>
          </table:table-cell>
          <table:table-cell table:formula="of:=IF([.$C12]&lt; [.$C13]; 1; 0)" office:value-type="float" office:value="1" calcext:value-type="float">
            <text:p>1</text:p>
          </table:table-cell>
          <table:table-cell table:formula="of:=IF([.D12]= 0; 0;[.E1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12" calcext:value-type="float">
            <text:p>12</text:p>
          </table:table-cell>
          <table:table-cell table:style-name="ce61" office:value-type="float" office:value="1305.863" calcext:value-type="float">
            <text:p>1305,863</text:p>
          </table:table-cell>
          <table:table-cell table:formula="of:=IF([.$C13]&lt; [.$C14]; 1; 0)" office:value-type="float" office:value="1" calcext:value-type="float">
            <text:p>1</text:p>
          </table:table-cell>
          <table:table-cell table:formula="of:=IF([.D13]= 0; 0;[.E12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13" calcext:value-type="float">
            <text:p>13</text:p>
          </table:table-cell>
          <table:table-cell table:style-name="ce61" office:value-type="float" office:value="1511.488" calcext:value-type="float">
            <text:p>1511,488</text:p>
          </table:table-cell>
          <table:table-cell table:formula="of:=IF([.$C14]&lt; [.$C15]; 1; 0)" office:value-type="float" office:value="1" calcext:value-type="float">
            <text:p>1</text:p>
          </table:table-cell>
          <table:table-cell table:formula="of:=IF([.D14]= 0; 0;[.E13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14" calcext:value-type="float">
            <text:p>14</text:p>
          </table:table-cell>
          <table:table-cell table:style-name="ce61" office:value-type="float" office:value="1931.05" calcext:value-type="float">
            <text:p>1931,05</text:p>
          </table:table-cell>
          <table:table-cell table:formula="of:=IF([.$C15]&lt; [.$C16]; 1; 0)" office:value-type="float" office:value="1" calcext:value-type="float">
            <text:p>1</text:p>
          </table:table-cell>
          <table:table-cell table:formula="of:=IF([.D15]= 0; 0;[.E14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15" calcext:value-type="float">
            <text:p>15</text:p>
          </table:table-cell>
          <table:table-cell table:style-name="ce61" office:value-type="float" office:value="2229.25" calcext:value-type="float">
            <text:p>2229,25</text:p>
          </table:table-cell>
          <table:table-cell table:formula="of:=IF([.$C16]&lt; [.$C17]; 1; 0)" office:value-type="float" office:value="1" calcext:value-type="float">
            <text:p>1</text:p>
          </table:table-cell>
          <table:table-cell table:formula="of:=IF([.D16]= 0; 0;[.E15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16" calcext:value-type="float">
            <text:p>16</text:p>
          </table:table-cell>
          <table:table-cell table:style-name="ce61" office:value-type="float" office:value="2467.125" calcext:value-type="float">
            <text:p>2467,125</text:p>
          </table:table-cell>
          <table:table-cell table:formula="of:=IF([.$C17]&lt; [.$C18]; 1; 0)" office:value-type="float" office:value="1" calcext:value-type="float">
            <text:p>1</text:p>
          </table:table-cell>
          <table:table-cell table:formula="of:=IF([.D17]= 0; 0;[.E16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17" calcext:value-type="float">
            <text:p>17</text:p>
          </table:table-cell>
          <table:table-cell table:style-name="ce61" office:value-type="float" office:value="2655.85" calcext:value-type="float">
            <text:p>2655,85</text:p>
          </table:table-cell>
          <table:table-cell table:formula="of:=IF([.$C18]&lt; [.$C19]; 1; 0)" office:value-type="float" office:value="0" calcext:value-type="float">
            <text:p>0</text:p>
          </table:table-cell>
          <table:table-cell table:formula="of:=IF([.D18]= 0; 0;[.E1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18" calcext:value-type="float">
            <text:p>18</text:p>
          </table:table-cell>
          <table:table-cell table:style-name="ce61" office:value-type="float" office:value="2572.763" calcext:value-type="float">
            <text:p>2572,763</text:p>
          </table:table-cell>
          <table:table-cell table:formula="of:=IF([.$C19]&lt; [.$C20]; 1; 0)" office:value-type="float" office:value="1" calcext:value-type="float">
            <text:p>1</text:p>
          </table:table-cell>
          <table:table-cell table:formula="of:=IF([.D19]= 0; 0;[.E1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19" calcext:value-type="float">
            <text:p>19</text:p>
          </table:table-cell>
          <table:table-cell table:style-name="ce61" office:value-type="float" office:value="2891.175" calcext:value-type="float">
            <text:p>2891,175</text:p>
          </table:table-cell>
          <table:table-cell table:formula="of:=IF([.$C20]&lt; [.$C21]; 1; 0)" office:value-type="float" office:value="1" calcext:value-type="float">
            <text:p>1</text:p>
          </table:table-cell>
          <table:table-cell table:formula="of:=IF([.D20]= 0; 0;[.E1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20" calcext:value-type="float">
            <text:p>20</text:p>
          </table:table-cell>
          <table:table-cell table:style-name="ce61" office:value-type="float" office:value="3515.2" calcext:value-type="float">
            <text:p>3515,2</text:p>
          </table:table-cell>
          <table:table-cell table:formula="of:=IF([.$C21]&lt; [.$C22]; 1; 0)" office:value-type="float" office:value="1" calcext:value-type="float">
            <text:p>1</text:p>
          </table:table-cell>
          <table:table-cell table:formula="of:=IF([.D21]= 0; 0;[.E2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21" calcext:value-type="float">
            <text:p>21</text:p>
          </table:table-cell>
          <table:table-cell table:style-name="ce61" office:value-type="float" office:value="3941.538" calcext:value-type="float">
            <text:p>3941,538</text:p>
          </table:table-cell>
          <table:table-cell table:formula="of:=IF([.$C22]&lt; [.$C23]; 1; 0)" office:value-type="float" office:value="1" calcext:value-type="float">
            <text:p>1</text:p>
          </table:table-cell>
          <table:table-cell table:formula="of:=IF([.D22]= 0; 0;[.E2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22" calcext:value-type="float">
            <text:p>22</text:p>
          </table:table-cell>
          <table:table-cell table:style-name="ce61" office:value-type="float" office:value="4127.375" calcext:value-type="float">
            <text:p>4127,375</text:p>
          </table:table-cell>
          <table:table-cell table:formula="of:=IF([.$C23]&lt; [.$C24]; 1; 0)" office:value-type="float" office:value="1" calcext:value-type="float">
            <text:p>1</text:p>
          </table:table-cell>
          <table:table-cell table:formula="of:=IF([.D23]= 0; 0;[.E22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23" calcext:value-type="float">
            <text:p>23</text:p>
          </table:table-cell>
          <table:table-cell table:style-name="ce61" office:value-type="float" office:value="4248.55" calcext:value-type="float">
            <text:p>4248,55</text:p>
          </table:table-cell>
          <table:table-cell table:formula="of:=IF([.$C24]&lt; [.$C25]; 1; 0)" office:value-type="float" office:value="0" calcext:value-type="float">
            <text:p>0</text:p>
          </table:table-cell>
          <table:table-cell table:formula="of:=IF([.D24]= 0; 0;[.E2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table:style-name="ce60" office:value-type="float" office:value="24" calcext:value-type="float">
            <text:p>24</text:p>
          </table:table-cell>
          <table:table-cell table:style-name="ce61" office:value-type="float" office:value="4027.725" calcext:value-type="float">
            <text:p>4027,725</text:p>
          </table:table-cell>
          <table:table-cell table:formula="of:=IF([.$C25]&lt; [.$C26]; 1; 0)" office:value-type="float" office:value="0" calcext:value-type="float">
            <text:p>0</text:p>
          </table:table-cell>
          <table:table-cell table:formula="of:=IF([.D25]= 0; 0;[.E2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table:style-name="ce60" office:value-type="float" office:value="1" calcext:value-type="float">
            <text:p>1</text:p>
          </table:table-cell>
          <table:table-cell table:style-name="ce61" office:value-type="float" office:value="3346.575" calcext:value-type="float">
            <text:p>3346,575</text:p>
          </table:table-cell>
          <table:table-cell table:formula="of:=IF([.$C26]&lt; [.$C27]; 1; 0)" office:value-type="float" office:value="1" calcext:value-type="float">
            <text:p>1</text:p>
          </table:table-cell>
          <table:table-cell table:style-name="ce31" table:formula="of:=IF([.D26]= 0; 0;[.E2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3446.238" calcext:value-type="float">
            <text:p>3446,238</text:p>
          </table:table-cell>
          <table:table-cell table:formula="of:=IF([.$C27]&lt; [.$C28]; 1; 0)" office:value-type="float" office:value="1" calcext:value-type="float">
            <text:p>1</text:p>
          </table:table-cell>
          <table:table-cell table:formula="of:=IF([.D27]= 0; 0;[.E26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table:style-name="ce60" office:value-type="float" office:value="3" calcext:value-type="float">
            <text:p>3</text:p>
          </table:table-cell>
          <table:table-cell table:style-name="ce61" office:value-type="float" office:value="4149.3" calcext:value-type="float">
            <text:p>4149,3</text:p>
          </table:table-cell>
          <table:table-cell table:formula="of:=IF([.$C28]&lt; [.$C29]; 1; 0)" office:value-type="float" office:value="1" calcext:value-type="float">
            <text:p>1</text:p>
          </table:table-cell>
          <table:table-cell table:formula="of:=IF([.D28]= 0; 0;[.E27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table:style-name="ce60" office:value-type="float" office:value="4" calcext:value-type="float">
            <text:p>4</text:p>
          </table:table-cell>
          <table:table-cell table:style-name="ce61" office:value-type="float" office:value="4457.175" calcext:value-type="float">
            <text:p>4457,175</text:p>
          </table:table-cell>
          <table:table-cell table:formula="of:=IF([.$C29]&lt; [.$C30]; 1; 0)" office:value-type="float" office:value="1" calcext:value-type="float">
            <text:p>1</text:p>
          </table:table-cell>
          <table:table-cell table:formula="of:=IF([.D29]= 0; 0;[.E28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table:style-name="ce60" office:value-type="float" office:value="5" calcext:value-type="float">
            <text:p>5</text:p>
          </table:table-cell>
          <table:table-cell table:style-name="ce61" office:value-type="float" office:value="4588.438" calcext:value-type="float">
            <text:p>4588,438</text:p>
          </table:table-cell>
          <table:table-cell table:formula="of:=IF([.$C30]&lt; [.$C31]; 1; 0)" office:value-type="float" office:value="1" calcext:value-type="float">
            <text:p>1</text:p>
          </table:table-cell>
          <table:table-cell table:formula="of:=IF([.D30]= 0; 0;[.E29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table:style-name="ce60" office:value-type="float" office:value="6" calcext:value-type="float">
            <text:p>6</text:p>
          </table:table-cell>
          <table:table-cell table:style-name="ce61" office:value-type="float" office:value="4658.5" calcext:value-type="float">
            <text:p>4658,5</text:p>
          </table:table-cell>
          <table:table-cell table:formula="of:=IF([.$C31]&lt; [.$C32]; 1; 0)" office:value-type="float" office:value="1" calcext:value-type="float">
            <text:p>1</text:p>
          </table:table-cell>
          <table:table-cell table:formula="of:=IF([.D31]= 0; 0;[.E30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table:style-name="ce60" office:value-type="float" office:value="7" calcext:value-type="float">
            <text:p>7</text:p>
          </table:table-cell>
          <table:table-cell table:style-name="ce61" office:value-type="float" office:value="4732.975" calcext:value-type="float">
            <text:p>4732,975</text:p>
          </table:table-cell>
          <table:table-cell table:formula="of:=IF([.$C32]&lt; [.$C33]; 1; 0)" office:value-type="float" office:value="1" calcext:value-type="float">
            <text:p>1</text:p>
          </table:table-cell>
          <table:table-cell table:formula="of:=IF([.D32]= 0; 0;[.E31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8" calcext:value-type="float">
            <text:p>8</text:p>
          </table:table-cell>
          <table:table-cell office:value-type="float" office:value="4939.825" calcext:value-type="float">
            <text:p>4939,825</text:p>
          </table:table-cell>
          <table:table-cell table:formula="of:=IF([.$C33]&lt; [.$C34]; 1; 0)" office:value-type="float" office:value="1" calcext:value-type="float">
            <text:p>1</text:p>
          </table:table-cell>
          <table:table-cell table:formula="of:=IF([.D33]= 0; 0;[.E32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9" calcext:value-type="float">
            <text:p>9</text:p>
          </table:table-cell>
          <table:table-cell office:value-type="float" office:value="5218.963" calcext:value-type="float">
            <text:p>5218,963</text:p>
          </table:table-cell>
          <table:table-cell table:formula="of:=IF([.$C34]&lt; [.$C35]; 1; 0)" office:value-type="float" office:value="1" calcext:value-type="float">
            <text:p>1</text:p>
          </table:table-cell>
          <table:table-cell table:formula="of:=IF([.D34]= 0; 0;[.E33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0" calcext:value-type="float">
            <text:p>10</text:p>
          </table:table-cell>
          <table:table-cell office:value-type="float" office:value="5539.775" calcext:value-type="float">
            <text:p>5539,775</text:p>
          </table:table-cell>
          <table:table-cell table:formula="of:=IF([.$C35]&lt; [.$C36]; 1; 0)" office:value-type="float" office:value="1" calcext:value-type="float">
            <text:p>1</text:p>
          </table:table-cell>
          <table:table-cell table:formula="of:=IF([.D35]= 0; 0;[.E34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1" calcext:value-type="float">
            <text:p>11</text:p>
          </table:table-cell>
          <table:table-cell office:value-type="float" office:value="5927.375" calcext:value-type="float">
            <text:p>5927,375</text:p>
          </table:table-cell>
          <table:table-cell table:formula="of:=IF([.$C36]&lt; [.$C37]; 1; 0)" office:value-type="float" office:value="1" calcext:value-type="float">
            <text:p>1</text:p>
          </table:table-cell>
          <table:table-cell table:formula="of:=IF([.D36]= 0; 0;[.E35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2" calcext:value-type="float">
            <text:p>12</text:p>
          </table:table-cell>
          <table:table-cell office:value-type="float" office:value="6218.075" calcext:value-type="float">
            <text:p>6218,075</text:p>
          </table:table-cell>
          <table:table-cell table:formula="of:=IF([.$C37]&lt; [.$C38]; 1; 0)" office:value-type="float" office:value="1" calcext:value-type="float">
            <text:p>1</text:p>
          </table:table-cell>
          <table:table-cell table:formula="of:=IF([.D37]= 0; 0;[.E36] +1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3" calcext:value-type="float">
            <text:p>13</text:p>
          </table:table-cell>
          <table:table-cell office:value-type="float" office:value="6813.663" calcext:value-type="float">
            <text:p>6813,663</text:p>
          </table:table-cell>
          <table:table-cell table:formula="of:=IF([.$C38]&lt; [.$C39]; 1; 0)" office:value-type="float" office:value="1" calcext:value-type="float">
            <text:p>1</text:p>
          </table:table-cell>
          <table:table-cell table:formula="of:=IF([.D38]= 0; 0;[.E37] +1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4" calcext:value-type="float">
            <text:p>14</text:p>
          </table:table-cell>
          <table:table-cell office:value-type="float" office:value="7025.85" calcext:value-type="float">
            <text:p>7025,85</text:p>
          </table:table-cell>
          <table:table-cell table:formula="of:=IF([.$C39]&lt; [.$C40]; 1; 0)" office:value-type="float" office:value="1" calcext:value-type="float">
            <text:p>1</text:p>
          </table:table-cell>
          <table:table-cell table:formula="of:=IF([.D39]= 0; 0;[.E38] +1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5" calcext:value-type="float">
            <text:p>15</text:p>
          </table:table-cell>
          <table:table-cell office:value-type="float" office:value="7180.763" calcext:value-type="float">
            <text:p>7180,763</text:p>
          </table:table-cell>
          <table:table-cell table:formula="of:=IF([.$C40]&lt; [.$C41]; 1; 0)" office:value-type="float" office:value="1" calcext:value-type="float">
            <text:p>1</text:p>
          </table:table-cell>
          <table:table-cell table:formula="of:=IF([.D40]= 0; 0;[.E39] +1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6" calcext:value-type="float">
            <text:p>16</text:p>
          </table:table-cell>
          <table:table-cell office:value-type="float" office:value="7220.488" calcext:value-type="float">
            <text:p>7220,488</text:p>
          </table:table-cell>
          <table:table-cell table:formula="of:=IF([.$C41]&lt; [.$C42]; 1; 0)" office:value-type="float" office:value="0" calcext:value-type="float">
            <text:p>0</text:p>
          </table:table-cell>
          <table:table-cell table:style-name="ce31" table:formula="of:=IF([.D41]= 0; 0;[.E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7" calcext:value-type="float">
            <text:p>17</text:p>
          </table:table-cell>
          <table:table-cell office:value-type="float" office:value="7167.563" calcext:value-type="float">
            <text:p>7167,563</text:p>
          </table:table-cell>
          <table:table-cell table:formula="of:=IF([.$C42]&lt; [.$C43]; 1; 0)" office:value-type="float" office:value="0" calcext:value-type="float">
            <text:p>0</text:p>
          </table:table-cell>
          <table:table-cell table:formula="of:=IF([.D42]= 0; 0;[.E4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8" calcext:value-type="float">
            <text:p>18</text:p>
          </table:table-cell>
          <table:table-cell office:value-type="float" office:value="6882.125" calcext:value-type="float">
            <text:p>6882,125</text:p>
          </table:table-cell>
          <table:table-cell table:formula="of:=IF([.$C43]&lt; [.$C44]; 1; 0)" office:value-type="float" office:value="0" calcext:value-type="float">
            <text:p>0</text:p>
          </table:table-cell>
          <table:table-cell table:formula="of:=IF([.D43]= 0; 0;[.E4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9" calcext:value-type="float">
            <text:p>19</text:p>
          </table:table-cell>
          <table:table-cell office:value-type="float" office:value="6806.563" calcext:value-type="float">
            <text:p>6806,563</text:p>
          </table:table-cell>
          <table:table-cell table:formula="of:=IF([.$C44]&lt; [.$C45]; 1; 0)" office:value-type="float" office:value="1" calcext:value-type="float">
            <text:p>1</text:p>
          </table:table-cell>
          <table:table-cell table:formula="of:=IF([.D44]= 0; 0;[.E4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0" calcext:value-type="float">
            <text:p>20</text:p>
          </table:table-cell>
          <table:table-cell office:value-type="float" office:value="7039.963" calcext:value-type="float">
            <text:p>7039,963</text:p>
          </table:table-cell>
          <table:table-cell table:formula="of:=IF([.$C45]&lt; [.$C46]; 1; 0)" office:value-type="float" office:value="1" calcext:value-type="float">
            <text:p>1</text:p>
          </table:table-cell>
          <table:table-cell table:formula="of:=IF([.D45]= 0; 0;[.E4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1" calcext:value-type="float">
            <text:p>21</text:p>
          </table:table-cell>
          <table:table-cell office:value-type="float" office:value="7089.238" calcext:value-type="float">
            <text:p>7089,238</text:p>
          </table:table-cell>
          <table:table-cell table:formula="of:=IF([.$C46]&lt; [.$C47]; 1; 0)" office:value-type="float" office:value="0" calcext:value-type="float">
            <text:p>0</text:p>
          </table:table-cell>
          <table:table-cell table:formula="of:=IF([.D46]= 0; 0;[.E4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2" calcext:value-type="float">
            <text:p>22</text:p>
          </table:table-cell>
          <table:table-cell office:value-type="float" office:value="6955.638" calcext:value-type="float">
            <text:p>6955,638</text:p>
          </table:table-cell>
          <table:table-cell table:formula="of:=IF([.$C47]&lt; [.$C48]; 1; 0)" office:value-type="float" office:value="0" calcext:value-type="float">
            <text:p>0</text:p>
          </table:table-cell>
          <table:table-cell table:formula="of:=IF([.D47]= 0; 0;[.E4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3" calcext:value-type="float">
            <text:p>23</text:p>
          </table:table-cell>
          <table:table-cell office:value-type="float" office:value="6667.775" calcext:value-type="float">
            <text:p>6667,775</text:p>
          </table:table-cell>
          <table:table-cell table:formula="of:=IF([.$C48]&lt; [.$C49]; 1; 0)" office:value-type="float" office:value="1" calcext:value-type="float">
            <text:p>1</text:p>
          </table:table-cell>
          <table:table-cell table:formula="of:=IF([.D48]= 0; 0;[.E4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4" calcext:value-type="float">
            <text:p>24</text:p>
          </table:table-cell>
          <table:table-cell office:value-type="float" office:value="6771.088" calcext:value-type="float">
            <text:p>6771,088</text:p>
          </table:table-cell>
          <table:table-cell table:formula="of:=IF([.$C49]&lt; [.$C50]; 1; 0)" office:value-type="float" office:value="0" calcext:value-type="float">
            <text:p>0</text:p>
          </table:table-cell>
          <table:table-cell table:formula="of:=IF([.D49]= 0; 0;[.E4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" calcext:value-type="float">
            <text:p>1</text:p>
          </table:table-cell>
          <table:table-cell office:value-type="float" office:value="6683.55" calcext:value-type="float">
            <text:p>6683,55</text:p>
          </table:table-cell>
          <table:table-cell table:formula="of:=IF([.$C50]&lt; [.$C51]; 1; 0)" office:value-type="float" office:value="0" calcext:value-type="float">
            <text:p>0</text:p>
          </table:table-cell>
          <table:table-cell table:formula="of:=IF([.D50]= 0; 0;[.E4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" calcext:value-type="float">
            <text:p>2</text:p>
          </table:table-cell>
          <table:table-cell office:value-type="float" office:value="6485.225" calcext:value-type="float">
            <text:p>6485,225</text:p>
          </table:table-cell>
          <table:table-cell table:formula="of:=IF([.$C51]&lt; [.$C52]; 1; 0)" office:value-type="float" office:value="0" calcext:value-type="float">
            <text:p>0</text:p>
          </table:table-cell>
          <table:table-cell table:formula="of:=IF([.D51]= 0; 0;[.E5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3" calcext:value-type="float">
            <text:p>3</text:p>
          </table:table-cell>
          <table:table-cell office:value-type="float" office:value="6362.625" calcext:value-type="float">
            <text:p>6362,625</text:p>
          </table:table-cell>
          <table:table-cell table:formula="of:=IF([.$C52]&lt; [.$C53]; 1; 0)" office:value-type="float" office:value="0" calcext:value-type="float">
            <text:p>0</text:p>
          </table:table-cell>
          <table:table-cell table:formula="of:=IF([.D52]= 0; 0;[.E5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4" calcext:value-type="float">
            <text:p>4</text:p>
          </table:table-cell>
          <table:table-cell office:value-type="float" office:value="5948.925" calcext:value-type="float">
            <text:p>5948,925</text:p>
          </table:table-cell>
          <table:table-cell table:formula="of:=IF([.$C53]&lt; [.$C54]; 1; 0)" office:value-type="float" office:value="0" calcext:value-type="float">
            <text:p>0</text:p>
          </table:table-cell>
          <table:table-cell table:formula="of:=IF([.D53]= 0; 0;[.E5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5" calcext:value-type="float">
            <text:p>5</text:p>
          </table:table-cell>
          <table:table-cell office:value-type="float" office:value="5874.188" calcext:value-type="float">
            <text:p>5874,188</text:p>
          </table:table-cell>
          <table:table-cell table:formula="of:=IF([.$C54]&lt; [.$C55]; 1; 0)" office:value-type="float" office:value="0" calcext:value-type="float">
            <text:p>0</text:p>
          </table:table-cell>
          <table:table-cell table:formula="of:=IF([.D54]= 0; 0;[.E5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6" calcext:value-type="float">
            <text:p>6</text:p>
          </table:table-cell>
          <table:table-cell office:value-type="float" office:value="5815.163" calcext:value-type="float">
            <text:p>5815,163</text:p>
          </table:table-cell>
          <table:table-cell table:formula="of:=IF([.$C55]&lt; [.$C56]; 1; 0)" office:value-type="float" office:value="1" calcext:value-type="float">
            <text:p>1</text:p>
          </table:table-cell>
          <table:table-cell table:formula="of:=IF([.D55]= 0; 0;[.E5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7" calcext:value-type="float">
            <text:p>7</text:p>
          </table:table-cell>
          <table:table-cell office:value-type="float" office:value="5951.288" calcext:value-type="float">
            <text:p>5951,288</text:p>
          </table:table-cell>
          <table:table-cell table:formula="of:=IF([.$C56]&lt; [.$C57]; 1; 0)" office:value-type="float" office:value="0" calcext:value-type="float">
            <text:p>0</text:p>
          </table:table-cell>
          <table:table-cell table:formula="of:=IF([.D56]= 0; 0;[.E5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8" calcext:value-type="float">
            <text:p>8</text:p>
          </table:table-cell>
          <table:table-cell office:value-type="float" office:value="5858.288" calcext:value-type="float">
            <text:p>5858,288</text:p>
          </table:table-cell>
          <table:table-cell table:formula="of:=IF([.$C57]&lt; [.$C58]; 1; 0)" office:value-type="float" office:value="0" calcext:value-type="float">
            <text:p>0</text:p>
          </table:table-cell>
          <table:table-cell table:formula="of:=IF([.D57]= 0; 0;[.E5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9" calcext:value-type="float">
            <text:p>9</text:p>
          </table:table-cell>
          <table:table-cell office:value-type="float" office:value="5839.825" calcext:value-type="float">
            <text:p>5839,825</text:p>
          </table:table-cell>
          <table:table-cell table:formula="of:=IF([.$C58]&lt; [.$C59]; 1; 0)" office:value-type="float" office:value="0" calcext:value-type="float">
            <text:p>0</text:p>
          </table:table-cell>
          <table:table-cell table:formula="of:=IF([.D58]= 0; 0;[.E5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0" calcext:value-type="float">
            <text:p>10</text:p>
          </table:table-cell>
          <table:table-cell office:value-type="float" office:value="5734.263" calcext:value-type="float">
            <text:p>5734,263</text:p>
          </table:table-cell>
          <table:table-cell table:formula="of:=IF([.$C59]&lt; [.$C60]; 1; 0)" office:value-type="float" office:value="0" calcext:value-type="float">
            <text:p>0</text:p>
          </table:table-cell>
          <table:table-cell table:formula="of:=IF([.D59]= 0; 0;[.E5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1" calcext:value-type="float">
            <text:p>11</text:p>
          </table:table-cell>
          <table:table-cell office:value-type="float" office:value="5387.15" calcext:value-type="float">
            <text:p>5387,15</text:p>
          </table:table-cell>
          <table:table-cell table:formula="of:=IF([.$C60]&lt; [.$C61]; 1; 0)" office:value-type="float" office:value="0" calcext:value-type="float">
            <text:p>0</text:p>
          </table:table-cell>
          <table:table-cell table:formula="of:=IF([.D60]= 0; 0;[.E5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2" calcext:value-type="float">
            <text:p>12</text:p>
          </table:table-cell>
          <table:table-cell office:value-type="float" office:value="5066.938" calcext:value-type="float">
            <text:p>5066,938</text:p>
          </table:table-cell>
          <table:table-cell table:formula="of:=IF([.$C61]&lt; [.$C62]; 1; 0)" office:value-type="float" office:value="0" calcext:value-type="float">
            <text:p>0</text:p>
          </table:table-cell>
          <table:table-cell table:formula="of:=IF([.D61]= 0; 0;[.E6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3" calcext:value-type="float">
            <text:p>13</text:p>
          </table:table-cell>
          <table:table-cell office:value-type="float" office:value="4827.975" calcext:value-type="float">
            <text:p>4827,975</text:p>
          </table:table-cell>
          <table:table-cell table:formula="of:=IF([.$C62]&lt; [.$C63]; 1; 0)" office:value-type="float" office:value="0" calcext:value-type="float">
            <text:p>0</text:p>
          </table:table-cell>
          <table:table-cell table:formula="of:=IF([.D62]= 0; 0;[.E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4" calcext:value-type="float">
            <text:p>14</text:p>
          </table:table-cell>
          <table:table-cell office:value-type="float" office:value="4638.213" calcext:value-type="float">
            <text:p>4638,213</text:p>
          </table:table-cell>
          <table:table-cell table:formula="of:=IF([.$C63]&lt; [.$C64]; 1; 0)" office:value-type="float" office:value="0" calcext:value-type="float">
            <text:p>0</text:p>
          </table:table-cell>
          <table:table-cell table:formula="of:=IF([.D63]= 0; 0;[.E6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5" calcext:value-type="float">
            <text:p>15</text:p>
          </table:table-cell>
          <table:table-cell office:value-type="float" office:value="4444.013" calcext:value-type="float">
            <text:p>4444,013</text:p>
          </table:table-cell>
          <table:table-cell table:formula="of:=IF([.$C64]&lt; [.$C65]; 1; 0)" office:value-type="float" office:value="0" calcext:value-type="float">
            <text:p>0</text:p>
          </table:table-cell>
          <table:table-cell table:formula="of:=IF([.D64]= 0; 0;[.E6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6" calcext:value-type="float">
            <text:p>16</text:p>
          </table:table-cell>
          <table:table-cell office:value-type="float" office:value="4060.725" calcext:value-type="float">
            <text:p>4060,725</text:p>
          </table:table-cell>
          <table:table-cell table:formula="of:=IF([.$C65]&lt; [.$C66]; 1; 0)" office:value-type="float" office:value="0" calcext:value-type="float">
            <text:p>0</text:p>
          </table:table-cell>
          <table:table-cell table:formula="of:=IF([.D65]= 0; 0;[.E6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7" calcext:value-type="float">
            <text:p>17</text:p>
          </table:table-cell>
          <table:table-cell office:value-type="float" office:value="3365" calcext:value-type="float">
            <text:p>3365</text:p>
          </table:table-cell>
          <table:table-cell table:formula="of:=IF([.$C66]&lt; [.$C67]; 1; 0)" office:value-type="float" office:value="0" calcext:value-type="float">
            <text:p>0</text:p>
          </table:table-cell>
          <table:table-cell table:formula="of:=IF([.D66]= 0; 0;[.E6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8" calcext:value-type="float">
            <text:p>18</text:p>
          </table:table-cell>
          <table:table-cell office:value-type="float" office:value="2697.338" calcext:value-type="float">
            <text:p>2697,338</text:p>
          </table:table-cell>
          <table:table-cell table:formula="of:=IF([.$C67]&lt; [.$C68]; 1; 0)" office:value-type="float" office:value="0" calcext:value-type="float">
            <text:p>0</text:p>
          </table:table-cell>
          <table:table-cell table:formula="of:=IF([.D67]= 0; 0;[.E6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9" calcext:value-type="float">
            <text:p>19</text:p>
          </table:table-cell>
          <table:table-cell office:value-type="float" office:value="2075.575" calcext:value-type="float">
            <text:p>2075,575</text:p>
          </table:table-cell>
          <table:table-cell table:formula="of:=IF([.$C68]&lt; [.$C69]; 1; 0)" office:value-type="float" office:value="0" calcext:value-type="float">
            <text:p>0</text:p>
          </table:table-cell>
          <table:table-cell table:formula="of:=IF([.D68]= 0; 0;[.E6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0" calcext:value-type="float">
            <text:p>20</text:p>
          </table:table-cell>
          <table:table-cell office:value-type="float" office:value="1725.175" calcext:value-type="float">
            <text:p>1725,175</text:p>
          </table:table-cell>
          <table:table-cell table:formula="of:=IF([.$C69]&lt; [.$C70]; 1; 0)" office:value-type="float" office:value="0" calcext:value-type="float">
            <text:p>0</text:p>
          </table:table-cell>
          <table:table-cell table:formula="of:=IF([.D69]= 0; 0;[.E6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1" calcext:value-type="float">
            <text:p>21</text:p>
          </table:table-cell>
          <table:table-cell office:value-type="float" office:value="1506.863" calcext:value-type="float">
            <text:p>1506,863</text:p>
          </table:table-cell>
          <table:table-cell table:formula="of:=IF([.$C70]&lt; [.$C71]; 1; 0)" office:value-type="float" office:value="0" calcext:value-type="float">
            <text:p>0</text:p>
          </table:table-cell>
          <table:table-cell table:formula="of:=IF([.D70]= 0; 0;[.E6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2" calcext:value-type="float">
            <text:p>22</text:p>
          </table:table-cell>
          <table:table-cell office:value-type="float" office:value="1343.6" calcext:value-type="float">
            <text:p>1343,6</text:p>
          </table:table-cell>
          <table:table-cell table:formula="of:=IF([.$C71]&lt; [.$C72]; 1; 0)" office:value-type="float" office:value="0" calcext:value-type="float">
            <text:p>0</text:p>
          </table:table-cell>
          <table:table-cell table:formula="of:=IF([.D71]= 0; 0;[.E7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3" calcext:value-type="float">
            <text:p>23</text:p>
          </table:table-cell>
          <table:table-cell office:value-type="float" office:value="1320.563" calcext:value-type="float">
            <text:p>1320,563</text:p>
          </table:table-cell>
          <table:table-cell table:formula="of:=IF([.$C72]&lt; [.$C73]; 1; 0)" office:value-type="float" office:value="0" calcext:value-type="float">
            <text:p>0</text:p>
          </table:table-cell>
          <table:table-cell table:formula="of:=IF([.D72]= 0; 0;[.E7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4" calcext:value-type="float">
            <text:p>24</text:p>
          </table:table-cell>
          <table:table-cell office:value-type="float" office:value="1277.138" calcext:value-type="float">
            <text:p>1277,138</text:p>
          </table:table-cell>
          <table:table-cell table:formula="of:=IF([.$C73]&lt; [.$C74]; 1; 0)" office:value-type="float" office:value="1" calcext:value-type="float">
            <text:p>1</text:p>
          </table:table-cell>
          <table:table-cell table:formula="of:=IF([.D73]= 0; 0;[.E7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" calcext:value-type="float">
            <text:p>1</text:p>
          </table:table-cell>
          <table:table-cell office:value-type="float" office:value="1296.938" calcext:value-type="float">
            <text:p>1296,938</text:p>
          </table:table-cell>
          <table:table-cell table:formula="of:=IF([.$C74]&lt; [.$C75]; 1; 0)" office:value-type="float" office:value="1" calcext:value-type="float">
            <text:p>1</text:p>
          </table:table-cell>
          <table:table-cell table:formula="of:=IF([.D74]= 0; 0;[.E7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" calcext:value-type="float">
            <text:p>2</text:p>
          </table:table-cell>
          <table:table-cell office:value-type="float" office:value="1376.75" calcext:value-type="float">
            <text:p>1376,75</text:p>
          </table:table-cell>
          <table:table-cell table:formula="of:=IF([.$C75]&lt; [.$C76]; 1; 0)" office:value-type="float" office:value="1" calcext:value-type="float">
            <text:p>1</text:p>
          </table:table-cell>
          <table:table-cell table:formula="of:=IF([.D75]= 0; 0;[.E7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3" calcext:value-type="float">
            <text:p>3</text:p>
          </table:table-cell>
          <table:table-cell office:value-type="float" office:value="1459.925" calcext:value-type="float">
            <text:p>1459,925</text:p>
          </table:table-cell>
          <table:table-cell table:formula="of:=IF([.$C76]&lt; [.$C77]; 1; 0)" office:value-type="float" office:value="1" calcext:value-type="float">
            <text:p>1</text:p>
          </table:table-cell>
          <table:table-cell table:formula="of:=IF([.D76]= 0; 0;[.E7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4" calcext:value-type="float">
            <text:p>4</text:p>
          </table:table-cell>
          <table:table-cell office:value-type="float" office:value="1527.538" calcext:value-type="float">
            <text:p>1527,538</text:p>
          </table:table-cell>
          <table:table-cell table:formula="of:=IF([.$C77]&lt; [.$C78]; 1; 0)" office:value-type="float" office:value="1" calcext:value-type="float">
            <text:p>1</text:p>
          </table:table-cell>
          <table:table-cell table:formula="of:=IF([.D77]= 0; 0;[.E7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5" calcext:value-type="float">
            <text:p>5</text:p>
          </table:table-cell>
          <table:table-cell office:value-type="float" office:value="1725.063" calcext:value-type="float">
            <text:p>1725,063</text:p>
          </table:table-cell>
          <table:table-cell table:formula="of:=IF([.$C78]&lt; [.$C79]; 1; 0)" office:value-type="float" office:value="1" calcext:value-type="float">
            <text:p>1</text:p>
          </table:table-cell>
          <table:table-cell table:formula="of:=IF([.D78]= 0; 0;[.E7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6" calcext:value-type="float">
            <text:p>6</text:p>
          </table:table-cell>
          <table:table-cell office:value-type="float" office:value="1804.563" calcext:value-type="float">
            <text:p>1804,563</text:p>
          </table:table-cell>
          <table:table-cell table:formula="of:=IF([.$C79]&lt; [.$C80]; 1; 0)" office:value-type="float" office:value="1" calcext:value-type="float">
            <text:p>1</text:p>
          </table:table-cell>
          <table:table-cell table:formula="of:=IF([.D79]= 0; 0;[.E7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7" calcext:value-type="float">
            <text:p>7</text:p>
          </table:table-cell>
          <table:table-cell office:value-type="float" office:value="1882.8" calcext:value-type="float">
            <text:p>1882,8</text:p>
          </table:table-cell>
          <table:table-cell table:formula="of:=IF([.$C80]&lt; [.$C81]; 1; 0)" office:value-type="float" office:value="1" calcext:value-type="float">
            <text:p>1</text:p>
          </table:table-cell>
          <table:table-cell table:formula="of:=IF([.D80]= 0; 0;[.E7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8" calcext:value-type="float">
            <text:p>8</text:p>
          </table:table-cell>
          <table:table-cell office:value-type="float" office:value="1927.5" calcext:value-type="float">
            <text:p>1927,5</text:p>
          </table:table-cell>
          <table:table-cell table:formula="of:=IF([.$C81]&lt; [.$C82]; 1; 0)" office:value-type="float" office:value="0" calcext:value-type="float">
            <text:p>0</text:p>
          </table:table-cell>
          <table:table-cell table:formula="of:=IF([.D81]= 0; 0;[.E8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9" calcext:value-type="float">
            <text:p>9</text:p>
          </table:table-cell>
          <table:table-cell office:value-type="float" office:value="1803.063" calcext:value-type="float">
            <text:p>1803,063</text:p>
          </table:table-cell>
          <table:table-cell table:formula="of:=IF([.$C82]&lt; [.$C83]; 1; 0)" office:value-type="float" office:value="0" calcext:value-type="float">
            <text:p>0</text:p>
          </table:table-cell>
          <table:table-cell table:formula="of:=IF([.D82]= 0; 0;[.E8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0" calcext:value-type="float">
            <text:p>10</text:p>
          </table:table-cell>
          <table:table-cell office:value-type="float" office:value="1611.05" calcext:value-type="float">
            <text:p>1611,05</text:p>
          </table:table-cell>
          <table:table-cell table:formula="of:=IF([.$C83]&lt; [.$C84]; 1; 0)" office:value-type="float" office:value="0" calcext:value-type="float">
            <text:p>0</text:p>
          </table:table-cell>
          <table:table-cell table:formula="of:=IF([.D83]= 0; 0;[.E8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1" calcext:value-type="float">
            <text:p>11</text:p>
          </table:table-cell>
          <table:table-cell office:value-type="float" office:value="1517.413" calcext:value-type="float">
            <text:p>1517,413</text:p>
          </table:table-cell>
          <table:table-cell table:formula="of:=IF([.$C84]&lt; [.$C85]; 1; 0)" office:value-type="float" office:value="0" calcext:value-type="float">
            <text:p>0</text:p>
          </table:table-cell>
          <table:table-cell table:formula="of:=IF([.D84]= 0; 0;[.E8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2" calcext:value-type="float">
            <text:p>12</text:p>
          </table:table-cell>
          <table:table-cell office:value-type="float" office:value="1464.938" calcext:value-type="float">
            <text:p>1464,938</text:p>
          </table:table-cell>
          <table:table-cell table:formula="of:=IF([.$C85]&lt; [.$C86]; 1; 0)" office:value-type="float" office:value="1" calcext:value-type="float">
            <text:p>1</text:p>
          </table:table-cell>
          <table:table-cell table:formula="of:=IF([.D85]= 0; 0;[.E8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3" calcext:value-type="float">
            <text:p>13</text:p>
          </table:table-cell>
          <table:table-cell office:value-type="float" office:value="1616.9" calcext:value-type="float">
            <text:p>1616,9</text:p>
          </table:table-cell>
          <table:table-cell table:formula="of:=IF([.$C86]&lt; [.$C87]; 1; 0)" office:value-type="float" office:value="1" calcext:value-type="float">
            <text:p>1</text:p>
          </table:table-cell>
          <table:table-cell table:formula="of:=IF([.D86]= 0; 0;[.E85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4" calcext:value-type="float">
            <text:p>14</text:p>
          </table:table-cell>
          <table:table-cell office:value-type="float" office:value="1760.988" calcext:value-type="float">
            <text:p>1760,988</text:p>
          </table:table-cell>
          <table:table-cell table:formula="of:=IF([.$C87]&lt; [.$C88]; 1; 0)" office:value-type="float" office:value="1" calcext:value-type="float">
            <text:p>1</text:p>
          </table:table-cell>
          <table:table-cell table:formula="of:=IF([.D87]= 0; 0;[.E86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5" calcext:value-type="float">
            <text:p>15</text:p>
          </table:table-cell>
          <table:table-cell office:value-type="float" office:value="1910.588" calcext:value-type="float">
            <text:p>1910,588</text:p>
          </table:table-cell>
          <table:table-cell table:formula="of:=IF([.$C88]&lt; [.$C89]; 1; 0)" office:value-type="float" office:value="1" calcext:value-type="float">
            <text:p>1</text:p>
          </table:table-cell>
          <table:table-cell table:formula="of:=IF([.D88]= 0; 0;[.E87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6" calcext:value-type="float">
            <text:p>16</text:p>
          </table:table-cell>
          <table:table-cell office:value-type="float" office:value="2147.838" calcext:value-type="float">
            <text:p>2147,838</text:p>
          </table:table-cell>
          <table:table-cell table:formula="of:=IF([.$C89]&lt; [.$C90]; 1; 0)" office:value-type="float" office:value="1" calcext:value-type="float">
            <text:p>1</text:p>
          </table:table-cell>
          <table:table-cell table:formula="of:=IF([.D89]= 0; 0;[.E88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7" calcext:value-type="float">
            <text:p>17</text:p>
          </table:table-cell>
          <table:table-cell office:value-type="float" office:value="2389" calcext:value-type="float">
            <text:p>2389</text:p>
          </table:table-cell>
          <table:table-cell table:formula="of:=IF([.$C90]&lt; [.$C91]; 1; 0)" office:value-type="float" office:value="1" calcext:value-type="float">
            <text:p>1</text:p>
          </table:table-cell>
          <table:table-cell table:formula="of:=IF([.D90]= 0; 0;[.E89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8" calcext:value-type="float">
            <text:p>18</text:p>
          </table:table-cell>
          <table:table-cell office:value-type="float" office:value="2445.225" calcext:value-type="float">
            <text:p>2445,225</text:p>
          </table:table-cell>
          <table:table-cell table:formula="of:=IF([.$C91]&lt; [.$C92]; 1; 0)" office:value-type="float" office:value="1" calcext:value-type="float">
            <text:p>1</text:p>
          </table:table-cell>
          <table:table-cell table:formula="of:=IF([.D91]= 0; 0;[.E90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9" calcext:value-type="float">
            <text:p>19</text:p>
          </table:table-cell>
          <table:table-cell office:value-type="float" office:value="2756.438" calcext:value-type="float">
            <text:p>2756,438</text:p>
          </table:table-cell>
          <table:table-cell table:formula="of:=IF([.$C92]&lt; [.$C93]; 1; 0)" office:value-type="float" office:value="1" calcext:value-type="float">
            <text:p>1</text:p>
          </table:table-cell>
          <table:table-cell table:formula="of:=IF([.D92]= 0; 0;[.E91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0" calcext:value-type="float">
            <text:p>20</text:p>
          </table:table-cell>
          <table:table-cell office:value-type="float" office:value="3537.875" calcext:value-type="float">
            <text:p>3537,875</text:p>
          </table:table-cell>
          <table:table-cell table:formula="of:=IF([.$C93]&lt; [.$C94]; 1; 0)" office:value-type="float" office:value="1" calcext:value-type="float">
            <text:p>1</text:p>
          </table:table-cell>
          <table:table-cell table:formula="of:=IF([.D93]= 0; 0;[.E92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1" calcext:value-type="float">
            <text:p>21</text:p>
          </table:table-cell>
          <table:table-cell office:value-type="float" office:value="4276.85" calcext:value-type="float">
            <text:p>4276,85</text:p>
          </table:table-cell>
          <table:table-cell table:formula="of:=IF([.$C94]&lt; [.$C95]; 1; 0)" office:value-type="float" office:value="1" calcext:value-type="float">
            <text:p>1</text:p>
          </table:table-cell>
          <table:table-cell table:formula="of:=IF([.D94]= 0; 0;[.E93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2" calcext:value-type="float">
            <text:p>22</text:p>
          </table:table-cell>
          <table:table-cell office:value-type="float" office:value="4835.175" calcext:value-type="float">
            <text:p>4835,175</text:p>
          </table:table-cell>
          <table:table-cell table:formula="of:=IF([.$C95]&lt; [.$C96]; 1; 0)" office:value-type="float" office:value="1" calcext:value-type="float">
            <text:p>1</text:p>
          </table:table-cell>
          <table:table-cell table:formula="of:=IF([.D95]= 0; 0;[.E94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3" calcext:value-type="float">
            <text:p>23</text:p>
          </table:table-cell>
          <table:table-cell office:value-type="float" office:value="5044.725" calcext:value-type="float">
            <text:p>5044,725</text:p>
          </table:table-cell>
          <table:table-cell table:formula="of:=IF([.$C96]&lt; [.$C97]; 1; 0)" office:value-type="float" office:value="1" calcext:value-type="float">
            <text:p>1</text:p>
          </table:table-cell>
          <table:table-cell table:formula="of:=IF([.D96]= 0; 0;[.E95] +1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4" calcext:value-type="float">
            <text:p>24</text:p>
          </table:table-cell>
          <table:table-cell office:value-type="float" office:value="5564.675" calcext:value-type="float">
            <text:p>5564,675</text:p>
          </table:table-cell>
          <table:table-cell table:formula="of:=IF([.$C97]&lt; [.$C98]; 1; 0)" office:value-type="float" office:value="1" calcext:value-type="float">
            <text:p>1</text:p>
          </table:table-cell>
          <table:table-cell table:formula="of:=IF([.D97]= 0; 0;[.E96] +1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" calcext:value-type="float">
            <text:p>1</text:p>
          </table:table-cell>
          <table:table-cell office:value-type="float" office:value="5803.113" calcext:value-type="float">
            <text:p>5803,113</text:p>
          </table:table-cell>
          <table:table-cell table:formula="of:=IF([.$C98]&lt; [.$C99]; 1; 0)" office:value-type="float" office:value="0" calcext:value-type="float">
            <text:p>0</text:p>
          </table:table-cell>
          <table:table-cell table:formula="of:=IF([.D98]= 0; 0;[.E9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" calcext:value-type="float">
            <text:p>2</text:p>
          </table:table-cell>
          <table:table-cell office:value-type="float" office:value="5764.275" calcext:value-type="float">
            <text:p>5764,275</text:p>
          </table:table-cell>
          <table:table-cell table:formula="of:=IF([.$C99]&lt; [.$C100]; 1; 0)" office:value-type="float" office:value="0" calcext:value-type="float">
            <text:p>0</text:p>
          </table:table-cell>
          <table:table-cell table:formula="of:=IF([.D99]= 0; 0;[.E9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3" calcext:value-type="float">
            <text:p>3</text:p>
          </table:table-cell>
          <table:table-cell office:value-type="float" office:value="5571.075" calcext:value-type="float">
            <text:p>5571,075</text:p>
          </table:table-cell>
          <table:table-cell table:formula="of:=IF([.$C100]&lt; [.$C101]; 1; 0)" office:value-type="float" office:value="0" calcext:value-type="float">
            <text:p>0</text:p>
          </table:table-cell>
          <table:table-cell table:formula="of:=IF([.D100]= 0; 0;[.E9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4" calcext:value-type="float">
            <text:p>4</text:p>
          </table:table-cell>
          <table:table-cell office:value-type="float" office:value="5487.238" calcext:value-type="float">
            <text:p>5487,238</text:p>
          </table:table-cell>
          <table:table-cell table:formula="of:=IF([.$C101]&lt; [.$C102]; 1; 0)" office:value-type="float" office:value="0" calcext:value-type="float">
            <text:p>0</text:p>
          </table:table-cell>
          <table:table-cell table:formula="of:=IF([.D101]= 0; 0;[.E10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5" calcext:value-type="float">
            <text:p>5</text:p>
          </table:table-cell>
          <table:table-cell office:value-type="float" office:value="5289.163" calcext:value-type="float">
            <text:p>5289,163</text:p>
          </table:table-cell>
          <table:table-cell table:formula="of:=IF([.$C102]&lt; [.$C103]; 1; 0)" office:value-type="float" office:value="0" calcext:value-type="float">
            <text:p>0</text:p>
          </table:table-cell>
          <table:table-cell table:formula="of:=IF([.D102]= 0; 0;[.E10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6" calcext:value-type="float">
            <text:p>6</text:p>
          </table:table-cell>
          <table:table-cell office:value-type="float" office:value="4720.975" calcext:value-type="float">
            <text:p>4720,975</text:p>
          </table:table-cell>
          <table:table-cell table:formula="of:=IF([.$C103]&lt; [.$C104]; 1; 0)" office:value-type="float" office:value="0" calcext:value-type="float">
            <text:p>0</text:p>
          </table:table-cell>
          <table:table-cell table:formula="of:=IF([.D103]= 0; 0;[.E10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7" calcext:value-type="float">
            <text:p>7</text:p>
          </table:table-cell>
          <table:table-cell office:value-type="float" office:value="4460.488" calcext:value-type="float">
            <text:p>4460,488</text:p>
          </table:table-cell>
          <table:table-cell table:formula="of:=IF([.$C104]&lt; [.$C105]; 1; 0)" office:value-type="float" office:value="0" calcext:value-type="float">
            <text:p>0</text:p>
          </table:table-cell>
          <table:table-cell table:formula="of:=IF([.D104]= 0; 0;[.E1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8" calcext:value-type="float">
            <text:p>8</text:p>
          </table:table-cell>
          <table:table-cell office:value-type="float" office:value="4055.725" calcext:value-type="float">
            <text:p>4055,725</text:p>
          </table:table-cell>
          <table:table-cell table:formula="of:=IF([.$C105]&lt; [.$C106]; 1; 0)" office:value-type="float" office:value="0" calcext:value-type="float">
            <text:p>0</text:p>
          </table:table-cell>
          <table:table-cell table:formula="of:=IF([.D105]= 0; 0;[.E1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9" calcext:value-type="float">
            <text:p>9</text:p>
          </table:table-cell>
          <table:table-cell office:value-type="float" office:value="3390.588" calcext:value-type="float">
            <text:p>3390,588</text:p>
          </table:table-cell>
          <table:table-cell table:formula="of:=IF([.$C106]&lt; [.$C107]; 1; 0)" office:value-type="float" office:value="0" calcext:value-type="float">
            <text:p>0</text:p>
          </table:table-cell>
          <table:table-cell table:formula="of:=IF([.D106]= 0; 0;[.E1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0" calcext:value-type="float">
            <text:p>10</text:p>
          </table:table-cell>
          <table:table-cell office:value-type="float" office:value="3101.225" calcext:value-type="float">
            <text:p>3101,225</text:p>
          </table:table-cell>
          <table:table-cell table:formula="of:=IF([.$C107]&lt; [.$C108]; 1; 0)" office:value-type="float" office:value="0" calcext:value-type="float">
            <text:p>0</text:p>
          </table:table-cell>
          <table:table-cell table:formula="of:=IF([.D107]= 0; 0;[.E10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1" calcext:value-type="float">
            <text:p>11</text:p>
          </table:table-cell>
          <table:table-cell office:value-type="float" office:value="2969.063" calcext:value-type="float">
            <text:p>2969,063</text:p>
          </table:table-cell>
          <table:table-cell table:formula="of:=IF([.$C108]&lt; [.$C109]; 1; 0)" office:value-type="float" office:value="1" calcext:value-type="float">
            <text:p>1</text:p>
          </table:table-cell>
          <table:table-cell table:formula="of:=IF([.D108]= 0; 0;[.E10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2" calcext:value-type="float">
            <text:p>12</text:p>
          </table:table-cell>
          <table:table-cell office:value-type="float" office:value="3016.975" calcext:value-type="float">
            <text:p>3016,975</text:p>
          </table:table-cell>
          <table:table-cell table:formula="of:=IF([.$C109]&lt; [.$C110]; 1; 0)" office:value-type="float" office:value="1" calcext:value-type="float">
            <text:p>1</text:p>
          </table:table-cell>
          <table:table-cell table:formula="of:=IF([.D109]= 0; 0;[.E108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3" calcext:value-type="float">
            <text:p>13</text:p>
          </table:table-cell>
          <table:table-cell office:value-type="float" office:value="3085.65" calcext:value-type="float">
            <text:p>3085,65</text:p>
          </table:table-cell>
          <table:table-cell table:formula="of:=IF([.$C110]&lt; [.$C111]; 1; 0)" office:value-type="float" office:value="1" calcext:value-type="float">
            <text:p>1</text:p>
          </table:table-cell>
          <table:table-cell table:formula="of:=IF([.D110]= 0; 0;[.E109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4" calcext:value-type="float">
            <text:p>14</text:p>
          </table:table-cell>
          <table:table-cell office:value-type="float" office:value="3147" calcext:value-type="float">
            <text:p>3147</text:p>
          </table:table-cell>
          <table:table-cell table:formula="of:=IF([.$C111]&lt; [.$C112]; 1; 0)" office:value-type="float" office:value="0" calcext:value-type="float">
            <text:p>0</text:p>
          </table:table-cell>
          <table:table-cell table:formula="of:=IF([.D111]= 0; 0;[.E11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5" calcext:value-type="float">
            <text:p>15</text:p>
          </table:table-cell>
          <table:table-cell office:value-type="float" office:value="2894.825" calcext:value-type="float">
            <text:p>2894,825</text:p>
          </table:table-cell>
          <table:table-cell table:formula="of:=IF([.$C112]&lt; [.$C113]; 1; 0)" office:value-type="float" office:value="0" calcext:value-type="float">
            <text:p>0</text:p>
          </table:table-cell>
          <table:table-cell table:formula="of:=IF([.D112]= 0; 0;[.E11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6" calcext:value-type="float">
            <text:p>16</text:p>
          </table:table-cell>
          <table:table-cell office:value-type="float" office:value="2652.625" calcext:value-type="float">
            <text:p>2652,625</text:p>
          </table:table-cell>
          <table:table-cell table:formula="of:=IF([.$C113]&lt; [.$C114]; 1; 0)" office:value-type="float" office:value="1" calcext:value-type="float">
            <text:p>1</text:p>
          </table:table-cell>
          <table:table-cell table:formula="of:=IF([.D113]= 0; 0;[.E11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7" calcext:value-type="float">
            <text:p>17</text:p>
          </table:table-cell>
          <table:table-cell office:value-type="float" office:value="2686.563" calcext:value-type="float">
            <text:p>2686,563</text:p>
          </table:table-cell>
          <table:table-cell table:formula="of:=IF([.$C114]&lt; [.$C115]; 1; 0)" office:value-type="float" office:value="1" calcext:value-type="float">
            <text:p>1</text:p>
          </table:table-cell>
          <table:table-cell table:formula="of:=IF([.D114]= 0; 0;[.E11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8" calcext:value-type="float">
            <text:p>18</text:p>
          </table:table-cell>
          <table:table-cell office:value-type="float" office:value="2823.888" calcext:value-type="float">
            <text:p>2823,888</text:p>
          </table:table-cell>
          <table:table-cell table:formula="of:=IF([.$C115]&lt; [.$C116]; 1; 0)" office:value-type="float" office:value="1" calcext:value-type="float">
            <text:p>1</text:p>
          </table:table-cell>
          <table:table-cell table:formula="of:=IF([.D115]= 0; 0;[.E11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9" calcext:value-type="float">
            <text:p>19</text:p>
          </table:table-cell>
          <table:table-cell office:value-type="float" office:value="3079.1" calcext:value-type="float">
            <text:p>3079,1</text:p>
          </table:table-cell>
          <table:table-cell table:formula="of:=IF([.$C116]&lt; [.$C117]; 1; 0)" office:value-type="float" office:value="1" calcext:value-type="float">
            <text:p>1</text:p>
          </table:table-cell>
          <table:table-cell table:formula="of:=IF([.D116]= 0; 0;[.E11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0" calcext:value-type="float">
            <text:p>20</text:p>
          </table:table-cell>
          <table:table-cell office:value-type="float" office:value="3840.15" calcext:value-type="float">
            <text:p>3840,15</text:p>
          </table:table-cell>
          <table:table-cell table:formula="of:=IF([.$C117]&lt; [.$C118]; 1; 0)" office:value-type="float" office:value="1" calcext:value-type="float">
            <text:p>1</text:p>
          </table:table-cell>
          <table:table-cell table:formula="of:=IF([.D117]= 0; 0;[.E11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1" calcext:value-type="float">
            <text:p>21</text:p>
          </table:table-cell>
          <table:table-cell office:value-type="float" office:value="4883.038" calcext:value-type="float">
            <text:p>4883,038</text:p>
          </table:table-cell>
          <table:table-cell table:formula="of:=IF([.$C118]&lt; [.$C119]; 1; 0)" office:value-type="float" office:value="1" calcext:value-type="float">
            <text:p>1</text:p>
          </table:table-cell>
          <table:table-cell table:formula="of:=IF([.D118]= 0; 0;[.E11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2" calcext:value-type="float">
            <text:p>22</text:p>
          </table:table-cell>
          <table:table-cell office:value-type="float" office:value="5978.138" calcext:value-type="float">
            <text:p>5978,138</text:p>
          </table:table-cell>
          <table:table-cell table:formula="of:=IF([.$C119]&lt; [.$C120]; 1; 0)" office:value-type="float" office:value="1" calcext:value-type="float">
            <text:p>1</text:p>
          </table:table-cell>
          <table:table-cell table:formula="of:=IF([.D119]= 0; 0;[.E11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3" calcext:value-type="float">
            <text:p>23</text:p>
          </table:table-cell>
          <table:table-cell office:value-type="float" office:value="6598.913" calcext:value-type="float">
            <text:p>6598,913</text:p>
          </table:table-cell>
          <table:table-cell table:formula="of:=IF([.$C120]&lt; [.$C121]; 1; 0)" office:value-type="float" office:value="1" calcext:value-type="float">
            <text:p>1</text:p>
          </table:table-cell>
          <table:table-cell table:formula="of:=IF([.D120]= 0; 0;[.E11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4" calcext:value-type="float">
            <text:p>24</text:p>
          </table:table-cell>
          <table:table-cell office:value-type="float" office:value="6643.113" calcext:value-type="float">
            <text:p>6643,113</text:p>
          </table:table-cell>
          <table:table-cell table:formula="of:=IF([.$C121]&lt; [.$C122]; 1; 0)" office:value-type="float" office:value="0" calcext:value-type="float">
            <text:p>0</text:p>
          </table:table-cell>
          <table:table-cell table:formula="of:=IF([.D121]= 0; 0;[.E12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" calcext:value-type="float">
            <text:p>1</text:p>
          </table:table-cell>
          <table:table-cell office:value-type="float" office:value="6379.675" calcext:value-type="float">
            <text:p>6379,675</text:p>
          </table:table-cell>
          <table:table-cell table:formula="of:=IF([.$C122]&lt; [.$C123]; 1; 0)" office:value-type="float" office:value="0" calcext:value-type="float">
            <text:p>0</text:p>
          </table:table-cell>
          <table:table-cell table:formula="of:=IF([.D122]= 0; 0;[.E12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" calcext:value-type="float">
            <text:p>2</text:p>
          </table:table-cell>
          <table:table-cell office:value-type="float" office:value="6134.513" calcext:value-type="float">
            <text:p>6134,513</text:p>
          </table:table-cell>
          <table:table-cell table:formula="of:=IF([.$C123]&lt; [.$C124]; 1; 0)" office:value-type="float" office:value="0" calcext:value-type="float">
            <text:p>0</text:p>
          </table:table-cell>
          <table:table-cell table:formula="of:=IF([.D123]= 0; 0;[.E12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3" calcext:value-type="float">
            <text:p>3</text:p>
          </table:table-cell>
          <table:table-cell office:value-type="float" office:value="5890.1" calcext:value-type="float">
            <text:p>5890,1</text:p>
          </table:table-cell>
          <table:table-cell table:formula="of:=IF([.$C124]&lt; [.$C125]; 1; 0)" office:value-type="float" office:value="0" calcext:value-type="float">
            <text:p>0</text:p>
          </table:table-cell>
          <table:table-cell table:formula="of:=IF([.D124]= 0; 0;[.E12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4" calcext:value-type="float">
            <text:p>4</text:p>
          </table:table-cell>
          <table:table-cell office:value-type="float" office:value="5587.525" calcext:value-type="float">
            <text:p>5587,525</text:p>
          </table:table-cell>
          <table:table-cell table:formula="of:=IF([.$C125]&lt; [.$C126]; 1; 0)" office:value-type="float" office:value="0" calcext:value-type="float">
            <text:p>0</text:p>
          </table:table-cell>
          <table:table-cell table:formula="of:=IF([.D125]= 0; 0;[.E12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5" calcext:value-type="float">
            <text:p>5</text:p>
          </table:table-cell>
          <table:table-cell office:value-type="float" office:value="5163.9" calcext:value-type="float">
            <text:p>5163,9</text:p>
          </table:table-cell>
          <table:table-cell table:formula="of:=IF([.$C126]&lt; [.$C127]; 1; 0)" office:value-type="float" office:value="1" calcext:value-type="float">
            <text:p>1</text:p>
          </table:table-cell>
          <table:table-cell table:formula="of:=IF([.D126]= 0; 0;[.E12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6" calcext:value-type="float">
            <text:p>6</text:p>
          </table:table-cell>
          <table:table-cell office:value-type="float" office:value="5173.388" calcext:value-type="float">
            <text:p>5173,388</text:p>
          </table:table-cell>
          <table:table-cell table:formula="of:=IF([.$C127]&lt; [.$C128]; 1; 0)" office:value-type="float" office:value="0" calcext:value-type="float">
            <text:p>0</text:p>
          </table:table-cell>
          <table:table-cell table:formula="of:=IF([.D127]= 0; 0;[.E12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7" calcext:value-type="float">
            <text:p>7</text:p>
          </table:table-cell>
          <table:table-cell office:value-type="float" office:value="5060.563" calcext:value-type="float">
            <text:p>5060,563</text:p>
          </table:table-cell>
          <table:table-cell table:formula="of:=IF([.$C128]&lt; [.$C129]; 1; 0)" office:value-type="float" office:value="0" calcext:value-type="float">
            <text:p>0</text:p>
          </table:table-cell>
          <table:table-cell table:formula="of:=IF([.D128]= 0; 0;[.E12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8" calcext:value-type="float">
            <text:p>8</text:p>
          </table:table-cell>
          <table:table-cell office:value-type="float" office:value="4595.588" calcext:value-type="float">
            <text:p>4595,588</text:p>
          </table:table-cell>
          <table:table-cell table:formula="of:=IF([.$C129]&lt; [.$C130]; 1; 0)" office:value-type="float" office:value="0" calcext:value-type="float">
            <text:p>0</text:p>
          </table:table-cell>
          <table:table-cell table:formula="of:=IF([.D129]= 0; 0;[.E12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9" calcext:value-type="float">
            <text:p>9</text:p>
          </table:table-cell>
          <table:table-cell office:value-type="float" office:value="4078.088" calcext:value-type="float">
            <text:p>4078,088</text:p>
          </table:table-cell>
          <table:table-cell table:formula="of:=IF([.$C130]&lt; [.$C131]; 1; 0)" office:value-type="float" office:value="0" calcext:value-type="float">
            <text:p>0</text:p>
          </table:table-cell>
          <table:table-cell table:formula="of:=IF([.D130]= 0; 0;[.E12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0" calcext:value-type="float">
            <text:p>10</text:p>
          </table:table-cell>
          <table:table-cell office:value-type="float" office:value="3480.388" calcext:value-type="float">
            <text:p>3480,388</text:p>
          </table:table-cell>
          <table:table-cell table:formula="of:=IF([.$C131]&lt; [.$C132]; 1; 0)" office:value-type="float" office:value="0" calcext:value-type="float">
            <text:p>0</text:p>
          </table:table-cell>
          <table:table-cell table:formula="of:=IF([.D131]= 0; 0;[.E13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1" calcext:value-type="float">
            <text:p>11</text:p>
          </table:table-cell>
          <table:table-cell office:value-type="float" office:value="3477.213" calcext:value-type="float">
            <text:p>3477,213</text:p>
          </table:table-cell>
          <table:table-cell table:formula="of:=IF([.$C132]&lt; [.$C133]; 1; 0)" office:value-type="float" office:value="1" calcext:value-type="float">
            <text:p>1</text:p>
          </table:table-cell>
          <table:table-cell table:formula="of:=IF([.D132]= 0; 0;[.E13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2" calcext:value-type="float">
            <text:p>12</text:p>
          </table:table-cell>
          <table:table-cell office:value-type="float" office:value="3550.938" calcext:value-type="float">
            <text:p>3550,938</text:p>
          </table:table-cell>
          <table:table-cell table:formula="of:=IF([.$C133]&lt; [.$C134]; 1; 0)" office:value-type="float" office:value="1" calcext:value-type="float">
            <text:p>1</text:p>
          </table:table-cell>
          <table:table-cell table:formula="of:=IF([.D133]= 0; 0;[.E132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3" calcext:value-type="float">
            <text:p>13</text:p>
          </table:table-cell>
          <table:table-cell office:value-type="float" office:value="3686" calcext:value-type="float">
            <text:p>3686</text:p>
          </table:table-cell>
          <table:table-cell table:formula="of:=IF([.$C134]&lt; [.$C135]; 1; 0)" office:value-type="float" office:value="0" calcext:value-type="float">
            <text:p>0</text:p>
          </table:table-cell>
          <table:table-cell table:formula="of:=IF([.D134]= 0; 0;[.E13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4" calcext:value-type="float">
            <text:p>14</text:p>
          </table:table-cell>
          <table:table-cell office:value-type="float" office:value="3637.75" calcext:value-type="float">
            <text:p>3637,75</text:p>
          </table:table-cell>
          <table:table-cell table:formula="of:=IF([.$C135]&lt; [.$C136]; 1; 0)" office:value-type="float" office:value="0" calcext:value-type="float">
            <text:p>0</text:p>
          </table:table-cell>
          <table:table-cell table:formula="of:=IF([.D135]= 0; 0;[.E13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5" calcext:value-type="float">
            <text:p>15</text:p>
          </table:table-cell>
          <table:table-cell office:value-type="float" office:value="3250.613" calcext:value-type="float">
            <text:p>3250,613</text:p>
          </table:table-cell>
          <table:table-cell table:formula="of:=IF([.$C136]&lt; [.$C137]; 1; 0)" office:value-type="float" office:value="0" calcext:value-type="float">
            <text:p>0</text:p>
          </table:table-cell>
          <table:table-cell table:formula="of:=IF([.D136]= 0; 0;[.E13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6" calcext:value-type="float">
            <text:p>16</text:p>
          </table:table-cell>
          <table:table-cell office:value-type="float" office:value="2574.238" calcext:value-type="float">
            <text:p>2574,238</text:p>
          </table:table-cell>
          <table:table-cell table:formula="of:=IF([.$C137]&lt; [.$C138]; 1; 0)" office:value-type="float" office:value="0" calcext:value-type="float">
            <text:p>0</text:p>
          </table:table-cell>
          <table:table-cell table:formula="of:=IF([.D137]= 0; 0;[.E13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7" calcext:value-type="float">
            <text:p>17</text:p>
          </table:table-cell>
          <table:table-cell office:value-type="float" office:value="1815.1" calcext:value-type="float">
            <text:p>1815,1</text:p>
          </table:table-cell>
          <table:table-cell table:formula="of:=IF([.$C138]&lt; [.$C139]; 1; 0)" office:value-type="float" office:value="0" calcext:value-type="float">
            <text:p>0</text:p>
          </table:table-cell>
          <table:table-cell table:formula="of:=IF([.D138]= 0; 0;[.E13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8" calcext:value-type="float">
            <text:p>18</text:p>
          </table:table-cell>
          <table:table-cell office:value-type="float" office:value="1170.763" calcext:value-type="float">
            <text:p>1170,763</text:p>
          </table:table-cell>
          <table:table-cell table:formula="of:=IF([.$C139]&lt; [.$C140]; 1; 0)" office:value-type="float" office:value="0" calcext:value-type="float">
            <text:p>0</text:p>
          </table:table-cell>
          <table:table-cell table:formula="of:=IF([.D139]= 0; 0;[.E13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9" calcext:value-type="float">
            <text:p>19</text:p>
          </table:table-cell>
          <table:table-cell office:value-type="float" office:value="628.338" calcext:value-type="float">
            <text:p>628,338</text:p>
          </table:table-cell>
          <table:table-cell table:formula="of:=IF([.$C140]&lt; [.$C141]; 1; 0)" office:value-type="float" office:value="0" calcext:value-type="float">
            <text:p>0</text:p>
          </table:table-cell>
          <table:table-cell table:formula="of:=IF([.D140]= 0; 0;[.E13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0" calcext:value-type="float">
            <text:p>20</text:p>
          </table:table-cell>
          <table:table-cell office:value-type="float" office:value="510.488" calcext:value-type="float">
            <text:p>510,488</text:p>
          </table:table-cell>
          <table:table-cell table:formula="of:=IF([.$C141]&lt; [.$C142]; 1; 0)" office:value-type="float" office:value="1" calcext:value-type="float">
            <text:p>1</text:p>
          </table:table-cell>
          <table:table-cell table:formula="of:=IF([.D141]= 0; 0;[.E14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1" calcext:value-type="float">
            <text:p>21</text:p>
          </table:table-cell>
          <table:table-cell office:value-type="float" office:value="640.725" calcext:value-type="float">
            <text:p>640,725</text:p>
          </table:table-cell>
          <table:table-cell table:formula="of:=IF([.$C142]&lt; [.$C143]; 1; 0)" office:value-type="float" office:value="1" calcext:value-type="float">
            <text:p>1</text:p>
          </table:table-cell>
          <table:table-cell table:formula="of:=IF([.D142]= 0; 0;[.E14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2" calcext:value-type="float">
            <text:p>22</text:p>
          </table:table-cell>
          <table:table-cell office:value-type="float" office:value="841.475" calcext:value-type="float">
            <text:p>841,475</text:p>
          </table:table-cell>
          <table:table-cell table:formula="of:=IF([.$C143]&lt; [.$C144]; 1; 0)" office:value-type="float" office:value="1" calcext:value-type="float">
            <text:p>1</text:p>
          </table:table-cell>
          <table:table-cell table:formula="of:=IF([.D143]= 0; 0;[.E142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3" calcext:value-type="float">
            <text:p>23</text:p>
          </table:table-cell>
          <table:table-cell office:value-type="float" office:value="1385.2" calcext:value-type="float">
            <text:p>1385,2</text:p>
          </table:table-cell>
          <table:table-cell table:formula="of:=IF([.$C144]&lt; [.$C145]; 1; 0)" office:value-type="float" office:value="1" calcext:value-type="float">
            <text:p>1</text:p>
          </table:table-cell>
          <table:table-cell table:formula="of:=IF([.D144]= 0; 0;[.E143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4" calcext:value-type="float">
            <text:p>24</text:p>
          </table:table-cell>
          <table:table-cell office:value-type="float" office:value="2037.313" calcext:value-type="float">
            <text:p>2037,313</text:p>
          </table:table-cell>
          <table:table-cell table:formula="of:=IF([.$C145]&lt; [.$C146]; 1; 0)" office:value-type="float" office:value="1" calcext:value-type="float">
            <text:p>1</text:p>
          </table:table-cell>
          <table:table-cell table:formula="of:=IF([.D145]= 0; 0;[.E144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" calcext:value-type="float">
            <text:p>1</text:p>
          </table:table-cell>
          <table:table-cell office:value-type="float" office:value="2619.763" calcext:value-type="float">
            <text:p>2619,763</text:p>
          </table:table-cell>
          <table:table-cell table:formula="of:=IF([.$C146]&lt; [.$C147]; 1; 0)" office:value-type="float" office:value="1" calcext:value-type="float">
            <text:p>1</text:p>
          </table:table-cell>
          <table:table-cell table:formula="of:=IF([.D146]= 0; 0;[.E145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" calcext:value-type="float">
            <text:p>2</text:p>
          </table:table-cell>
          <table:table-cell office:value-type="float" office:value="3091.013" calcext:value-type="float">
            <text:p>3091,013</text:p>
          </table:table-cell>
          <table:table-cell table:formula="of:=IF([.$C147]&lt; [.$C148]; 1; 0)" office:value-type="float" office:value="1" calcext:value-type="float">
            <text:p>1</text:p>
          </table:table-cell>
          <table:table-cell table:formula="of:=IF([.D147]= 0; 0;[.E146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3" calcext:value-type="float">
            <text:p>3</text:p>
          </table:table-cell>
          <table:table-cell office:value-type="float" office:value="3662.388" calcext:value-type="float">
            <text:p>3662,388</text:p>
          </table:table-cell>
          <table:table-cell table:formula="of:=IF([.$C148]&lt; [.$C149]; 1; 0)" office:value-type="float" office:value="1" calcext:value-type="float">
            <text:p>1</text:p>
          </table:table-cell>
          <table:table-cell table:formula="of:=IF([.D148]= 0; 0;[.E147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4" calcext:value-type="float">
            <text:p>4</text:p>
          </table:table-cell>
          <table:table-cell office:value-type="float" office:value="4079.425" calcext:value-type="float">
            <text:p>4079,425</text:p>
          </table:table-cell>
          <table:table-cell table:formula="of:=IF([.$C149]&lt; [.$C150]; 1; 0)" office:value-type="float" office:value="1" calcext:value-type="float">
            <text:p>1</text:p>
          </table:table-cell>
          <table:table-cell table:formula="of:=IF([.D149]= 0; 0;[.E148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5" calcext:value-type="float">
            <text:p>5</text:p>
          </table:table-cell>
          <table:table-cell office:value-type="float" office:value="4390.85" calcext:value-type="float">
            <text:p>4390,85</text:p>
          </table:table-cell>
          <table:table-cell table:formula="of:=IF([.$C150]&lt; [.$C151]; 1; 0)" office:value-type="float" office:value="1" calcext:value-type="float">
            <text:p>1</text:p>
          </table:table-cell>
          <table:table-cell table:formula="of:=IF([.D150]= 0; 0;[.E149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6" calcext:value-type="float">
            <text:p>6</text:p>
          </table:table-cell>
          <table:table-cell office:value-type="float" office:value="4557.613" calcext:value-type="float">
            <text:p>4557,613</text:p>
          </table:table-cell>
          <table:table-cell table:formula="of:=IF([.$C151]&lt; [.$C152]; 1; 0)" office:value-type="float" office:value="1" calcext:value-type="float">
            <text:p>1</text:p>
          </table:table-cell>
          <table:table-cell table:formula="of:=IF([.D151]= 0; 0;[.E150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7" calcext:value-type="float">
            <text:p>7</text:p>
          </table:table-cell>
          <table:table-cell office:value-type="float" office:value="4803.35" calcext:value-type="float">
            <text:p>4803,35</text:p>
          </table:table-cell>
          <table:table-cell table:formula="of:=IF([.$C152]&lt; [.$C153]; 1; 0)" office:value-type="float" office:value="1" calcext:value-type="float">
            <text:p>1</text:p>
          </table:table-cell>
          <table:table-cell table:formula="of:=IF([.D152]= 0; 0;[.E151] +1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8" calcext:value-type="float">
            <text:p>8</text:p>
          </table:table-cell>
          <table:table-cell office:value-type="float" office:value="4993.188" calcext:value-type="float">
            <text:p>4993,188</text:p>
          </table:table-cell>
          <table:table-cell table:formula="of:=IF([.$C153]&lt; [.$C154]; 1; 0)" office:value-type="float" office:value="0" calcext:value-type="float">
            <text:p>0</text:p>
          </table:table-cell>
          <table:table-cell table:formula="of:=IF([.D153]= 0; 0;[.E15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9" calcext:value-type="float">
            <text:p>9</text:p>
          </table:table-cell>
          <table:table-cell office:value-type="float" office:value="4525.813" calcext:value-type="float">
            <text:p>4525,813</text:p>
          </table:table-cell>
          <table:table-cell table:formula="of:=IF([.$C154]&lt; [.$C155]; 1; 0)" office:value-type="float" office:value="0" calcext:value-type="float">
            <text:p>0</text:p>
          </table:table-cell>
          <table:table-cell table:formula="of:=IF([.D154]= 0; 0;[.E15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0" calcext:value-type="float">
            <text:p>10</text:p>
          </table:table-cell>
          <table:table-cell office:value-type="float" office:value="3707.188" calcext:value-type="float">
            <text:p>3707,188</text:p>
          </table:table-cell>
          <table:table-cell table:formula="of:=IF([.$C155]&lt; [.$C156]; 1; 0)" office:value-type="float" office:value="0" calcext:value-type="float">
            <text:p>0</text:p>
          </table:table-cell>
          <table:table-cell table:formula="of:=IF([.D155]= 0; 0;[.E15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1" calcext:value-type="float">
            <text:p>11</text:p>
          </table:table-cell>
          <table:table-cell office:value-type="float" office:value="3536.363" calcext:value-type="float">
            <text:p>3536,363</text:p>
          </table:table-cell>
          <table:table-cell table:formula="of:=IF([.$C156]&lt; [.$C157]; 1; 0)" office:value-type="float" office:value="1" calcext:value-type="float">
            <text:p>1</text:p>
          </table:table-cell>
          <table:table-cell table:formula="of:=IF([.D156]= 0; 0;[.E15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2" calcext:value-type="float">
            <text:p>12</text:p>
          </table:table-cell>
          <table:table-cell office:value-type="float" office:value="3839.425" calcext:value-type="float">
            <text:p>3839,425</text:p>
          </table:table-cell>
          <table:table-cell table:formula="of:=IF([.$C157]&lt; [.$C158]; 1; 0)" office:value-type="float" office:value="1" calcext:value-type="float">
            <text:p>1</text:p>
          </table:table-cell>
          <table:table-cell table:formula="of:=IF([.D157]= 0; 0;[.E156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3" calcext:value-type="float">
            <text:p>13</text:p>
          </table:table-cell>
          <table:table-cell office:value-type="float" office:value="4186.2" calcext:value-type="float">
            <text:p>4186,2</text:p>
          </table:table-cell>
          <table:table-cell table:formula="of:=IF([.$C158]&lt; [.$C159]; 1; 0)" office:value-type="float" office:value="0" calcext:value-type="float">
            <text:p>0</text:p>
          </table:table-cell>
          <table:table-cell table:formula="of:=IF([.D158]= 0; 0;[.E15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4" calcext:value-type="float">
            <text:p>14</text:p>
          </table:table-cell>
          <table:table-cell office:value-type="float" office:value="3318.25" calcext:value-type="float">
            <text:p>3318,25</text:p>
          </table:table-cell>
          <table:table-cell table:formula="of:=IF([.$C159]&lt; [.$C160]; 1; 0)" office:value-type="float" office:value="0" calcext:value-type="float">
            <text:p>0</text:p>
          </table:table-cell>
          <table:table-cell table:formula="of:=IF([.D159]= 0; 0;[.E15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5" calcext:value-type="float">
            <text:p>15</text:p>
          </table:table-cell>
          <table:table-cell office:value-type="float" office:value="2636.888" calcext:value-type="float">
            <text:p>2636,888</text:p>
          </table:table-cell>
          <table:table-cell table:formula="of:=IF([.$C160]&lt; [.$C161]; 1; 0)" office:value-type="float" office:value="0" calcext:value-type="float">
            <text:p>0</text:p>
          </table:table-cell>
          <table:table-cell table:formula="of:=IF([.D160]= 0; 0;[.E15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6" calcext:value-type="float">
            <text:p>16</text:p>
          </table:table-cell>
          <table:table-cell office:value-type="float" office:value="2253.7" calcext:value-type="float">
            <text:p>2253,7</text:p>
          </table:table-cell>
          <table:table-cell table:formula="of:=IF([.$C161]&lt; [.$C162]; 1; 0)" office:value-type="float" office:value="0" calcext:value-type="float">
            <text:p>0</text:p>
          </table:table-cell>
          <table:table-cell table:formula="of:=IF([.D161]= 0; 0;[.E16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7" calcext:value-type="float">
            <text:p>17</text:p>
          </table:table-cell>
          <table:table-cell office:value-type="float" office:value="1804.35" calcext:value-type="float">
            <text:p>1804,35</text:p>
          </table:table-cell>
          <table:table-cell table:formula="of:=IF([.$C162]&lt; [.$C163]; 1; 0)" office:value-type="float" office:value="0" calcext:value-type="float">
            <text:p>0</text:p>
          </table:table-cell>
          <table:table-cell table:formula="of:=IF([.D162]= 0; 0;[.E1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8" calcext:value-type="float">
            <text:p>18</text:p>
          </table:table-cell>
          <table:table-cell office:value-type="float" office:value="1486.475" calcext:value-type="float">
            <text:p>1486,475</text:p>
          </table:table-cell>
          <table:table-cell table:formula="of:=IF([.$C163]&lt; [.$C164]; 1; 0)" office:value-type="float" office:value="0" calcext:value-type="float">
            <text:p>0</text:p>
          </table:table-cell>
          <table:table-cell table:formula="of:=IF([.D163]= 0; 0;[.E16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9" calcext:value-type="float">
            <text:p>19</text:p>
          </table:table-cell>
          <table:table-cell office:value-type="float" office:value="1384" calcext:value-type="float">
            <text:p>1384</text:p>
          </table:table-cell>
          <table:table-cell table:formula="of:=IF([.$C164]&lt; [.$C165]; 1; 0)" office:value-type="float" office:value="1" calcext:value-type="float">
            <text:p>1</text:p>
          </table:table-cell>
          <table:table-cell table:formula="of:=IF([.D164]= 0; 0;[.E16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0" calcext:value-type="float">
            <text:p>20</text:p>
          </table:table-cell>
          <table:table-cell office:value-type="float" office:value="1703.15" calcext:value-type="float">
            <text:p>1703,15</text:p>
          </table:table-cell>
          <table:table-cell table:formula="of:=IF([.$C165]&lt; [.$C166]; 1; 0)" office:value-type="float" office:value="1" calcext:value-type="float">
            <text:p>1</text:p>
          </table:table-cell>
          <table:table-cell table:formula="of:=IF([.D165]= 0; 0;[.E16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1" calcext:value-type="float">
            <text:p>21</text:p>
          </table:table-cell>
          <table:table-cell office:value-type="float" office:value="2095.325" calcext:value-type="float">
            <text:p>2095,325</text:p>
          </table:table-cell>
          <table:table-cell table:formula="of:=IF([.$C166]&lt; [.$C167]; 1; 0)" office:value-type="float" office:value="0" calcext:value-type="float">
            <text:p>0</text:p>
          </table:table-cell>
          <table:table-cell table:formula="of:=IF([.D166]= 0; 0;[.E16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2" calcext:value-type="float">
            <text:p>22</text:p>
          </table:table-cell>
          <table:table-cell office:value-type="float" office:value="2056.438" calcext:value-type="float">
            <text:p>2056,438</text:p>
          </table:table-cell>
          <table:table-cell table:formula="of:=IF([.$C167]&lt; [.$C168]; 1; 0)" office:value-type="float" office:value="1" calcext:value-type="float">
            <text:p>1</text:p>
          </table:table-cell>
          <table:table-cell table:formula="of:=IF([.D167]= 0; 0;[.E16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3" calcext:value-type="float">
            <text:p>23</text:p>
          </table:table-cell>
          <table:table-cell office:value-type="float" office:value="2193.175" calcext:value-type="float">
            <text:p>2193,175</text:p>
          </table:table-cell>
          <table:table-cell table:formula="of:=IF([.$C168]&lt; [.$C169]; 1; 0)" office:value-type="float" office:value="1" calcext:value-type="float">
            <text:p>1</text:p>
          </table:table-cell>
          <table:table-cell table:formula="of:=IF([.D168]= 0; 0;[.E167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4" calcext:value-type="float">
            <text:p>24</text:p>
          </table:table-cell>
          <table:table-cell office:value-type="float" office:value="2213.663" calcext:value-type="float">
            <text:p>2213,663</text:p>
          </table:table-cell>
          <table:table-cell table:formula="of:=IF([.$C169]&lt; [.$C170]; 1; 0)" office:value-type="float" office:value="1" calcext:value-type="float">
            <text:p>1</text:p>
          </table:table-cell>
          <table:table-cell table:formula="of:=IF([.D169]= 0; 0;[.E168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" calcext:value-type="float">
            <text:p>1</text:p>
          </table:table-cell>
          <table:table-cell office:value-type="float" office:value="2449.738" calcext:value-type="float">
            <text:p>2449,738</text:p>
          </table:table-cell>
          <table:table-cell table:formula="of:=IF([.$C170]&lt; [.$C171]; 1; 0)" office:value-type="float" office:value="1" calcext:value-type="float">
            <text:p>1</text:p>
          </table:table-cell>
          <table:table-cell table:formula="of:=IF([.D170]= 0; 0;[.E169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" calcext:value-type="float">
            <text:p>2</text:p>
          </table:table-cell>
          <table:table-cell office:value-type="float" office:value="2901.488" calcext:value-type="float">
            <text:p>2901,488</text:p>
          </table:table-cell>
          <table:table-cell table:formula="of:=IF([.$C171]&lt; [.$C172]; 1; 0)" office:value-type="float" office:value="1" calcext:value-type="float">
            <text:p>1</text:p>
          </table:table-cell>
          <table:table-cell table:formula="of:=IF([.D171]= 0; 0;[.E170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3" calcext:value-type="float">
            <text:p>3</text:p>
          </table:table-cell>
          <table:table-cell office:value-type="float" office:value="3262.35" calcext:value-type="float">
            <text:p>3262,35</text:p>
          </table:table-cell>
          <table:table-cell table:formula="of:=IF([.$C172]&lt; [.$C173]; 1; 0)" office:value-type="float" office:value="1" calcext:value-type="float">
            <text:p>1</text:p>
          </table:table-cell>
          <table:table-cell table:formula="of:=IF([.D172]= 0; 0;[.E171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4" calcext:value-type="float">
            <text:p>4</text:p>
          </table:table-cell>
          <table:table-cell office:value-type="float" office:value="3337.75" calcext:value-type="float">
            <text:p>3337,75</text:p>
          </table:table-cell>
          <table:table-cell table:formula="of:=IF([.$C173]&lt; [.$C174]; 1; 0)" office:value-type="float" office:value="1" calcext:value-type="float">
            <text:p>1</text:p>
          </table:table-cell>
          <table:table-cell table:formula="of:=IF([.D173]= 0; 0;[.E172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5" calcext:value-type="float">
            <text:p>5</text:p>
          </table:table-cell>
          <table:table-cell office:value-type="float" office:value="3526.95" calcext:value-type="float">
            <text:p>3526,95</text:p>
          </table:table-cell>
          <table:table-cell table:formula="of:=IF([.$C174]&lt; [.$C175]; 1; 0)" office:value-type="float" office:value="0" calcext:value-type="float">
            <text:p>0</text:p>
          </table:table-cell>
          <table:table-cell table:formula="of:=IF([.D174]= 0; 0;[.E17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6" calcext:value-type="float">
            <text:p>6</text:p>
          </table:table-cell>
          <table:table-cell office:value-type="float" office:value="3359.088" calcext:value-type="float">
            <text:p>3359,088</text:p>
          </table:table-cell>
          <table:table-cell table:formula="of:=IF([.$C175]&lt; [.$C176]; 1; 0)" office:value-type="float" office:value="0" calcext:value-type="float">
            <text:p>0</text:p>
          </table:table-cell>
          <table:table-cell table:formula="of:=IF([.D175]= 0; 0;[.E17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7" calcext:value-type="float">
            <text:p>7</text:p>
          </table:table-cell>
          <table:table-cell office:value-type="float" office:value="3238.238" calcext:value-type="float">
            <text:p>3238,238</text:p>
          </table:table-cell>
          <table:table-cell table:formula="of:=IF([.$C176]&lt; [.$C177]; 1; 0)" office:value-type="float" office:value="0" calcext:value-type="float">
            <text:p>0</text:p>
          </table:table-cell>
          <table:table-cell table:formula="of:=IF([.D176]= 0; 0;[.E17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8" calcext:value-type="float">
            <text:p>8</text:p>
          </table:table-cell>
          <table:table-cell office:value-type="float" office:value="2777.213" calcext:value-type="float">
            <text:p>2777,213</text:p>
          </table:table-cell>
          <table:table-cell table:formula="of:=IF([.$C177]&lt; [.$C178]; 1; 0)" office:value-type="float" office:value="0" calcext:value-type="float">
            <text:p>0</text:p>
          </table:table-cell>
          <table:table-cell table:formula="of:=IF([.D177]= 0; 0;[.E17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9" calcext:value-type="float">
            <text:p>9</text:p>
          </table:table-cell>
          <table:table-cell office:value-type="float" office:value="2223.138" calcext:value-type="float">
            <text:p>2223,138</text:p>
          </table:table-cell>
          <table:table-cell table:formula="of:=IF([.$C178]&lt; [.$C179]; 1; 0)" office:value-type="float" office:value="0" calcext:value-type="float">
            <text:p>0</text:p>
          </table:table-cell>
          <table:table-cell table:formula="of:=IF([.D178]= 0; 0;[.E17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0" calcext:value-type="float">
            <text:p>10</text:p>
          </table:table-cell>
          <table:table-cell office:value-type="float" office:value="1588.538" calcext:value-type="float">
            <text:p>1588,538</text:p>
          </table:table-cell>
          <table:table-cell table:formula="of:=IF([.$C179]&lt; [.$C180]; 1; 0)" office:value-type="float" office:value="0" calcext:value-type="float">
            <text:p>0</text:p>
          </table:table-cell>
          <table:table-cell table:formula="of:=IF([.D179]= 0; 0;[.E17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1" calcext:value-type="float">
            <text:p>11</text:p>
          </table:table-cell>
          <table:table-cell office:value-type="float" office:value="915.988" calcext:value-type="float">
            <text:p>915,988</text:p>
          </table:table-cell>
          <table:table-cell table:formula="of:=IF([.$C180]&lt; [.$C181]; 1; 0)" office:value-type="float" office:value="0" calcext:value-type="float">
            <text:p>0</text:p>
          </table:table-cell>
          <table:table-cell table:formula="of:=IF([.D180]= 0; 0;[.E1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2" calcext:value-type="float">
            <text:p>12</text:p>
          </table:table-cell>
          <table:table-cell office:value-type="float" office:value="832.625" calcext:value-type="float">
            <text:p>832,625</text:p>
          </table:table-cell>
          <table:table-cell table:formula="of:=IF([.$C181]&lt; [.$C182]; 1; 0)" office:value-type="float" office:value="1" calcext:value-type="float">
            <text:p>1</text:p>
          </table:table-cell>
          <table:table-cell table:formula="of:=IF([.D181]= 0; 0;[.E18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3" calcext:value-type="float">
            <text:p>13</text:p>
          </table:table-cell>
          <table:table-cell office:value-type="float" office:value="892.85" calcext:value-type="float">
            <text:p>892,85</text:p>
          </table:table-cell>
          <table:table-cell table:formula="of:=IF([.$C182]&lt; [.$C183]; 1; 0)" office:value-type="float" office:value="0" calcext:value-type="float">
            <text:p>0</text:p>
          </table:table-cell>
          <table:table-cell table:formula="of:=IF([.D182]= 0; 0;[.E18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4" calcext:value-type="float">
            <text:p>14</text:p>
          </table:table-cell>
          <table:table-cell office:value-type="float" office:value="870.738" calcext:value-type="float">
            <text:p>870,738</text:p>
          </table:table-cell>
          <table:table-cell table:formula="of:=IF([.$C183]&lt; [.$C184]; 1; 0)" office:value-type="float" office:value="1" calcext:value-type="float">
            <text:p>1</text:p>
          </table:table-cell>
          <table:table-cell table:formula="of:=IF([.D183]= 0; 0;[.E18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" calcext:value-type="float">
            <text:p>15</text:p>
          </table:table-cell>
          <table:table-cell office:value-type="float" office:value="959.05" calcext:value-type="float">
            <text:p>959,05</text:p>
          </table:table-cell>
          <table:table-cell table:formula="of:=IF([.$C184]&lt; [.$C185]; 1; 0)" office:value-type="float" office:value="1" calcext:value-type="float">
            <text:p>1</text:p>
          </table:table-cell>
          <table:table-cell table:formula="of:=IF([.D184]= 0; 0;[.E18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6" calcext:value-type="float">
            <text:p>16</text:p>
          </table:table-cell>
          <table:table-cell office:value-type="float" office:value="1044.413" calcext:value-type="float">
            <text:p>1044,413</text:p>
          </table:table-cell>
          <table:table-cell table:formula="of:=IF([.$C185]&lt; [.$C186]; 1; 0)" office:value-type="float" office:value="1" calcext:value-type="float">
            <text:p>1</text:p>
          </table:table-cell>
          <table:table-cell table:formula="of:=IF([.D185]= 0; 0;[.E18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7" calcext:value-type="float">
            <text:p>17</text:p>
          </table:table-cell>
          <table:table-cell office:value-type="float" office:value="1297.075" calcext:value-type="float">
            <text:p>1297,075</text:p>
          </table:table-cell>
          <table:table-cell table:formula="of:=IF([.$C186]&lt; [.$C187]; 1; 0)" office:value-type="float" office:value="1" calcext:value-type="float">
            <text:p>1</text:p>
          </table:table-cell>
          <table:table-cell table:formula="of:=IF([.D186]= 0; 0;[.E18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8" calcext:value-type="float">
            <text:p>18</text:p>
          </table:table-cell>
          <table:table-cell office:value-type="float" office:value="1413.063" calcext:value-type="float">
            <text:p>1413,063</text:p>
          </table:table-cell>
          <table:table-cell table:formula="of:=IF([.$C187]&lt; [.$C188]; 1; 0)" office:value-type="float" office:value="1" calcext:value-type="float">
            <text:p>1</text:p>
          </table:table-cell>
          <table:table-cell table:formula="of:=IF([.D187]= 0; 0;[.E18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9" calcext:value-type="float">
            <text:p>19</text:p>
          </table:table-cell>
          <table:table-cell office:value-type="float" office:value="1538.725" calcext:value-type="float">
            <text:p>1538,725</text:p>
          </table:table-cell>
          <table:table-cell table:formula="of:=IF([.$C188]&lt; [.$C189]; 1; 0)" office:value-type="float" office:value="1" calcext:value-type="float">
            <text:p>1</text:p>
          </table:table-cell>
          <table:table-cell table:formula="of:=IF([.D188]= 0; 0;[.E18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0" calcext:value-type="float">
            <text:p>20</text:p>
          </table:table-cell>
          <table:table-cell office:value-type="float" office:value="1852.038" calcext:value-type="float">
            <text:p>1852,038</text:p>
          </table:table-cell>
          <table:table-cell table:formula="of:=IF([.$C189]&lt; [.$C190]; 1; 0)" office:value-type="float" office:value="1" calcext:value-type="float">
            <text:p>1</text:p>
          </table:table-cell>
          <table:table-cell table:formula="of:=IF([.D189]= 0; 0;[.E18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1" calcext:value-type="float">
            <text:p>21</text:p>
          </table:table-cell>
          <table:table-cell office:value-type="float" office:value="2617.725" calcext:value-type="float">
            <text:p>2617,725</text:p>
          </table:table-cell>
          <table:table-cell table:formula="of:=IF([.$C190]&lt; [.$C191]; 1; 0)" office:value-type="float" office:value="1" calcext:value-type="float">
            <text:p>1</text:p>
          </table:table-cell>
          <table:table-cell table:formula="of:=IF([.D190]= 0; 0;[.E18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2" calcext:value-type="float">
            <text:p>22</text:p>
          </table:table-cell>
          <table:table-cell office:value-type="float" office:value="3282.9" calcext:value-type="float">
            <text:p>3282,9</text:p>
          </table:table-cell>
          <table:table-cell table:formula="of:=IF([.$C191]&lt; [.$C192]; 1; 0)" office:value-type="float" office:value="1" calcext:value-type="float">
            <text:p>1</text:p>
          </table:table-cell>
          <table:table-cell table:formula="of:=IF([.D191]= 0; 0;[.E190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3" calcext:value-type="float">
            <text:p>23</text:p>
          </table:table-cell>
          <table:table-cell office:value-type="float" office:value="3672.3" calcext:value-type="float">
            <text:p>3672,3</text:p>
          </table:table-cell>
          <table:table-cell table:formula="of:=IF([.$C192]&lt; [.$C193]; 1; 0)" office:value-type="float" office:value="1" calcext:value-type="float">
            <text:p>1</text:p>
          </table:table-cell>
          <table:table-cell table:formula="of:=IF([.D192]= 0; 0;[.E191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4" calcext:value-type="float">
            <text:p>24</text:p>
          </table:table-cell>
          <table:table-cell office:value-type="float" office:value="3816.875" calcext:value-type="float">
            <text:p>3816,875</text:p>
          </table:table-cell>
          <table:table-cell table:formula="of:=IF([.$C193]&lt; [.$C194]; 1; 0)" office:value-type="float" office:value="1" calcext:value-type="float">
            <text:p>1</text:p>
          </table:table-cell>
          <table:table-cell table:formula="of:=IF([.D193]= 0; 0;[.E192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" calcext:value-type="float">
            <text:p>1</text:p>
          </table:table-cell>
          <table:table-cell office:value-type="float" office:value="3853.125" calcext:value-type="float">
            <text:p>3853,125</text:p>
          </table:table-cell>
          <table:table-cell table:formula="of:=IF([.$C194]&lt; [.$C195]; 1; 0)" office:value-type="float" office:value="0" calcext:value-type="float">
            <text:p>0</text:p>
          </table:table-cell>
          <table:table-cell table:formula="of:=IF([.D194]= 0; 0;[.E19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" calcext:value-type="float">
            <text:p>2</text:p>
          </table:table-cell>
          <table:table-cell office:value-type="float" office:value="3738.325" calcext:value-type="float">
            <text:p>3738,325</text:p>
          </table:table-cell>
          <table:table-cell table:formula="of:=IF([.$C195]&lt; [.$C196]; 1; 0)" office:value-type="float" office:value="0" calcext:value-type="float">
            <text:p>0</text:p>
          </table:table-cell>
          <table:table-cell table:formula="of:=IF([.D195]= 0; 0;[.E19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3" calcext:value-type="float">
            <text:p>3</text:p>
          </table:table-cell>
          <table:table-cell office:value-type="float" office:value="3232.575" calcext:value-type="float">
            <text:p>3232,575</text:p>
          </table:table-cell>
          <table:table-cell table:formula="of:=IF([.$C196]&lt; [.$C197]; 1; 0)" office:value-type="float" office:value="0" calcext:value-type="float">
            <text:p>0</text:p>
          </table:table-cell>
          <table:table-cell table:formula="of:=IF([.D196]= 0; 0;[.E19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4" calcext:value-type="float">
            <text:p>4</text:p>
          </table:table-cell>
          <table:table-cell office:value-type="float" office:value="2819.763" calcext:value-type="float">
            <text:p>2819,763</text:p>
          </table:table-cell>
          <table:table-cell table:formula="of:=IF([.$C197]&lt; [.$C198]; 1; 0)" office:value-type="float" office:value="0" calcext:value-type="float">
            <text:p>0</text:p>
          </table:table-cell>
          <table:table-cell table:formula="of:=IF([.D197]= 0; 0;[.E19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5" calcext:value-type="float">
            <text:p>5</text:p>
          </table:table-cell>
          <table:table-cell office:value-type="float" office:value="2528.313" calcext:value-type="float">
            <text:p>2528,313</text:p>
          </table:table-cell>
          <table:table-cell table:formula="of:=IF([.$C198]&lt; [.$C199]; 1; 0)" office:value-type="float" office:value="0" calcext:value-type="float">
            <text:p>0</text:p>
          </table:table-cell>
          <table:table-cell table:formula="of:=IF([.D198]= 0; 0;[.E19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6" calcext:value-type="float">
            <text:p>6</text:p>
          </table:table-cell>
          <table:table-cell office:value-type="float" office:value="2277.613" calcext:value-type="float">
            <text:p>2277,613</text:p>
          </table:table-cell>
          <table:table-cell table:formula="of:=IF([.$C199]&lt; [.$C200]; 1; 0)" office:value-type="float" office:value="0" calcext:value-type="float">
            <text:p>0</text:p>
          </table:table-cell>
          <table:table-cell table:formula="of:=IF([.D199]= 0; 0;[.E19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7" calcext:value-type="float">
            <text:p>7</text:p>
          </table:table-cell>
          <table:table-cell office:value-type="float" office:value="1961.788" calcext:value-type="float">
            <text:p>1961,788</text:p>
          </table:table-cell>
          <table:table-cell table:formula="of:=IF([.$C200]&lt; [.$C201]; 1; 0)" office:value-type="float" office:value="0" calcext:value-type="float">
            <text:p>0</text:p>
          </table:table-cell>
          <table:table-cell table:formula="of:=IF([.D200]= 0; 0;[.E19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8" calcext:value-type="float">
            <text:p>8</text:p>
          </table:table-cell>
          <table:table-cell office:value-type="float" office:value="1698.275" calcext:value-type="float">
            <text:p>1698,275</text:p>
          </table:table-cell>
          <table:table-cell table:formula="of:=IF([.$C201]&lt; [.$C202]; 1; 0)" office:value-type="float" office:value="0" calcext:value-type="float">
            <text:p>0</text:p>
          </table:table-cell>
          <table:table-cell table:formula="of:=IF([.D201]= 0; 0;[.E20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9" calcext:value-type="float">
            <text:p>9</text:p>
          </table:table-cell>
          <table:table-cell office:value-type="float" office:value="1245.1" calcext:value-type="float">
            <text:p>1245,1</text:p>
          </table:table-cell>
          <table:table-cell table:formula="of:=IF([.$C202]&lt; [.$C203]; 1; 0)" office:value-type="float" office:value="0" calcext:value-type="float">
            <text:p>0</text:p>
          </table:table-cell>
          <table:table-cell table:formula="of:=IF([.D202]= 0; 0;[.E20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0" calcext:value-type="float">
            <text:p>10</text:p>
          </table:table-cell>
          <table:table-cell office:value-type="float" office:value="799.863" calcext:value-type="float">
            <text:p>799,863</text:p>
          </table:table-cell>
          <table:table-cell table:formula="of:=IF([.$C203]&lt; [.$C204]; 1; 0)" office:value-type="float" office:value="0" calcext:value-type="float">
            <text:p>0</text:p>
          </table:table-cell>
          <table:table-cell table:formula="of:=IF([.D203]= 0; 0;[.E20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1" calcext:value-type="float">
            <text:p>11</text:p>
          </table:table-cell>
          <table:table-cell office:value-type="float" office:value="671" calcext:value-type="float">
            <text:p>671</text:p>
          </table:table-cell>
          <table:table-cell table:formula="of:=IF([.$C204]&lt; [.$C205]; 1; 0)" office:value-type="float" office:value="1" calcext:value-type="float">
            <text:p>1</text:p>
          </table:table-cell>
          <table:table-cell table:formula="of:=IF([.D204]= 0; 0;[.E20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2" calcext:value-type="float">
            <text:p>12</text:p>
          </table:table-cell>
          <table:table-cell office:value-type="float" office:value="777.7" calcext:value-type="float">
            <text:p>777,7</text:p>
          </table:table-cell>
          <table:table-cell table:formula="of:=IF([.$C205]&lt; [.$C206]; 1; 0)" office:value-type="float" office:value="1" calcext:value-type="float">
            <text:p>1</text:p>
          </table:table-cell>
          <table:table-cell table:formula="of:=IF([.D205]= 0; 0;[.E20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3" calcext:value-type="float">
            <text:p>13</text:p>
          </table:table-cell>
          <table:table-cell office:value-type="float" office:value="1114.325" calcext:value-type="float">
            <text:p>1114,325</text:p>
          </table:table-cell>
          <table:table-cell table:formula="of:=IF([.$C206]&lt; [.$C207]; 1; 0)" office:value-type="float" office:value="1" calcext:value-type="float">
            <text:p>1</text:p>
          </table:table-cell>
          <table:table-cell table:formula="of:=IF([.D206]= 0; 0;[.E20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4" calcext:value-type="float">
            <text:p>14</text:p>
          </table:table-cell>
          <table:table-cell office:value-type="float" office:value="1516.713" calcext:value-type="float">
            <text:p>1516,713</text:p>
          </table:table-cell>
          <table:table-cell table:formula="of:=IF([.$C207]&lt; [.$C208]; 1; 0)" office:value-type="float" office:value="1" calcext:value-type="float">
            <text:p>1</text:p>
          </table:table-cell>
          <table:table-cell table:formula="of:=IF([.D207]= 0; 0;[.E206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5" calcext:value-type="float">
            <text:p>15</text:p>
          </table:table-cell>
          <table:table-cell office:value-type="float" office:value="1790.725" calcext:value-type="float">
            <text:p>1790,725</text:p>
          </table:table-cell>
          <table:table-cell table:formula="of:=IF([.$C208]&lt; [.$C209]; 1; 0)" office:value-type="float" office:value="1" calcext:value-type="float">
            <text:p>1</text:p>
          </table:table-cell>
          <table:table-cell table:formula="of:=IF([.D208]= 0; 0;[.E207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6" calcext:value-type="float">
            <text:p>16</text:p>
          </table:table-cell>
          <table:table-cell office:value-type="float" office:value="2123.25" calcext:value-type="float">
            <text:p>2123,25</text:p>
          </table:table-cell>
          <table:table-cell table:formula="of:=IF([.$C209]&lt; [.$C210]; 1; 0)" office:value-type="float" office:value="1" calcext:value-type="float">
            <text:p>1</text:p>
          </table:table-cell>
          <table:table-cell table:formula="of:=IF([.D209]= 0; 0;[.E208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7" calcext:value-type="float">
            <text:p>17</text:p>
          </table:table-cell>
          <table:table-cell office:value-type="float" office:value="2324.563" calcext:value-type="float">
            <text:p>2324,563</text:p>
          </table:table-cell>
          <table:table-cell table:formula="of:=IF([.$C210]&lt; [.$C211]; 1; 0)" office:value-type="float" office:value="1" calcext:value-type="float">
            <text:p>1</text:p>
          </table:table-cell>
          <table:table-cell table:formula="of:=IF([.D210]= 0; 0;[.E209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8" calcext:value-type="float">
            <text:p>18</text:p>
          </table:table-cell>
          <table:table-cell office:value-type="float" office:value="2379.55" calcext:value-type="float">
            <text:p>2379,55</text:p>
          </table:table-cell>
          <table:table-cell table:formula="of:=IF([.$C211]&lt; [.$C212]; 1; 0)" office:value-type="float" office:value="1" calcext:value-type="float">
            <text:p>1</text:p>
          </table:table-cell>
          <table:table-cell table:formula="of:=IF([.D211]= 0; 0;[.E210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9" calcext:value-type="float">
            <text:p>19</text:p>
          </table:table-cell>
          <table:table-cell office:value-type="float" office:value="2677.45" calcext:value-type="float">
            <text:p>2677,45</text:p>
          </table:table-cell>
          <table:table-cell table:formula="of:=IF([.$C212]&lt; [.$C213]; 1; 0)" office:value-type="float" office:value="1" calcext:value-type="float">
            <text:p>1</text:p>
          </table:table-cell>
          <table:table-cell table:formula="of:=IF([.D212]= 0; 0;[.E211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0" calcext:value-type="float">
            <text:p>20</text:p>
          </table:table-cell>
          <table:table-cell office:value-type="float" office:value="3303.875" calcext:value-type="float">
            <text:p>3303,875</text:p>
          </table:table-cell>
          <table:table-cell table:formula="of:=IF([.$C213]&lt; [.$C214]; 1; 0)" office:value-type="float" office:value="1" calcext:value-type="float">
            <text:p>1</text:p>
          </table:table-cell>
          <table:table-cell table:formula="of:=IF([.D213]= 0; 0;[.E212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1" calcext:value-type="float">
            <text:p>21</text:p>
          </table:table-cell>
          <table:table-cell office:value-type="float" office:value="4048.463" calcext:value-type="float">
            <text:p>4048,463</text:p>
          </table:table-cell>
          <table:table-cell table:formula="of:=IF([.$C214]&lt; [.$C215]; 1; 0)" office:value-type="float" office:value="1" calcext:value-type="float">
            <text:p>1</text:p>
          </table:table-cell>
          <table:table-cell table:formula="of:=IF([.D214]= 0; 0;[.E213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2" calcext:value-type="float">
            <text:p>22</text:p>
          </table:table-cell>
          <table:table-cell office:value-type="float" office:value="4693.838" calcext:value-type="float">
            <text:p>4693,838</text:p>
          </table:table-cell>
          <table:table-cell table:formula="of:=IF([.$C215]&lt; [.$C216]; 1; 0)" office:value-type="float" office:value="1" calcext:value-type="float">
            <text:p>1</text:p>
          </table:table-cell>
          <table:table-cell table:formula="of:=IF([.D215]= 0; 0;[.E214] +1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3" calcext:value-type="float">
            <text:p>23</text:p>
          </table:table-cell>
          <table:table-cell office:value-type="float" office:value="5564.8" calcext:value-type="float">
            <text:p>5564,8</text:p>
          </table:table-cell>
          <table:table-cell table:formula="of:=IF([.$C216]&lt; [.$C217]; 1; 0)" office:value-type="float" office:value="0" calcext:value-type="float">
            <text:p>0</text:p>
          </table:table-cell>
          <table:table-cell table:formula="of:=IF([.D216]= 0; 0;[.E21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4" calcext:value-type="float">
            <text:p>24</text:p>
          </table:table-cell>
          <table:table-cell office:value-type="float" office:value="5323.725" calcext:value-type="float">
            <text:p>5323,725</text:p>
          </table:table-cell>
          <table:table-cell table:formula="of:=IF([.$C217]&lt; [.$C218]; 1; 0)" office:value-type="float" office:value="0" calcext:value-type="float">
            <text:p>0</text:p>
          </table:table-cell>
          <table:table-cell table:formula="of:=IF([.D217]= 0; 0;[.E21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" calcext:value-type="float">
            <text:p>1</text:p>
          </table:table-cell>
          <table:table-cell office:value-type="float" office:value="4951.875" calcext:value-type="float">
            <text:p>4951,875</text:p>
          </table:table-cell>
          <table:table-cell table:formula="of:=IF([.$C218]&lt; [.$C219]; 1; 0)" office:value-type="float" office:value="0" calcext:value-type="float">
            <text:p>0</text:p>
          </table:table-cell>
          <table:table-cell table:formula="of:=IF([.D218]= 0; 0;[.E21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" calcext:value-type="float">
            <text:p>2</text:p>
          </table:table-cell>
          <table:table-cell office:value-type="float" office:value="4908.413" calcext:value-type="float">
            <text:p>4908,413</text:p>
          </table:table-cell>
          <table:table-cell table:formula="of:=IF([.$C219]&lt; [.$C220]; 1; 0)" office:value-type="float" office:value="0" calcext:value-type="float">
            <text:p>0</text:p>
          </table:table-cell>
          <table:table-cell table:formula="of:=IF([.D219]= 0; 0;[.E21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3" calcext:value-type="float">
            <text:p>3</text:p>
          </table:table-cell>
          <table:table-cell office:value-type="float" office:value="4634.95" calcext:value-type="float">
            <text:p>4634,95</text:p>
          </table:table-cell>
          <table:table-cell table:formula="of:=IF([.$C220]&lt; [.$C221]; 1; 0)" office:value-type="float" office:value="0" calcext:value-type="float">
            <text:p>0</text:p>
          </table:table-cell>
          <table:table-cell table:formula="of:=IF([.D220]= 0; 0;[.E21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4" calcext:value-type="float">
            <text:p>4</text:p>
          </table:table-cell>
          <table:table-cell office:value-type="float" office:value="4623.113" calcext:value-type="float">
            <text:p>4623,113</text:p>
          </table:table-cell>
          <table:table-cell table:formula="of:=IF([.$C221]&lt; [.$C222]; 1; 0)" office:value-type="float" office:value="0" calcext:value-type="float">
            <text:p>0</text:p>
          </table:table-cell>
          <table:table-cell table:formula="of:=IF([.D221]= 0; 0;[.E22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5" calcext:value-type="float">
            <text:p>5</text:p>
          </table:table-cell>
          <table:table-cell office:value-type="float" office:value="4552.638" calcext:value-type="float">
            <text:p>4552,638</text:p>
          </table:table-cell>
          <table:table-cell table:formula="of:=IF([.$C222]&lt; [.$C223]; 1; 0)" office:value-type="float" office:value="0" calcext:value-type="float">
            <text:p>0</text:p>
          </table:table-cell>
          <table:table-cell table:formula="of:=IF([.D222]= 0; 0;[.E22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6" calcext:value-type="float">
            <text:p>6</text:p>
          </table:table-cell>
          <table:table-cell office:value-type="float" office:value="4404.45" calcext:value-type="float">
            <text:p>4404,45</text:p>
          </table:table-cell>
          <table:table-cell table:formula="of:=IF([.$C223]&lt; [.$C224]; 1; 0)" office:value-type="float" office:value="0" calcext:value-type="float">
            <text:p>0</text:p>
          </table:table-cell>
          <table:table-cell table:formula="of:=IF([.D223]= 0; 0;[.E22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7" calcext:value-type="float">
            <text:p>7</text:p>
          </table:table-cell>
          <table:table-cell office:value-type="float" office:value="4126.788" calcext:value-type="float">
            <text:p>4126,788</text:p>
          </table:table-cell>
          <table:table-cell table:formula="of:=IF([.$C224]&lt; [.$C225]; 1; 0)" office:value-type="float" office:value="0" calcext:value-type="float">
            <text:p>0</text:p>
          </table:table-cell>
          <table:table-cell table:formula="of:=IF([.D224]= 0; 0;[.E22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8" calcext:value-type="float">
            <text:p>8</text:p>
          </table:table-cell>
          <table:table-cell office:value-type="float" office:value="4069.15" calcext:value-type="float">
            <text:p>4069,15</text:p>
          </table:table-cell>
          <table:table-cell table:formula="of:=IF([.$C225]&lt; [.$C226]; 1; 0)" office:value-type="float" office:value="0" calcext:value-type="float">
            <text:p>0</text:p>
          </table:table-cell>
          <table:table-cell table:formula="of:=IF([.D225]= 0; 0;[.E22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9" calcext:value-type="float">
            <text:p>9</text:p>
          </table:table-cell>
          <table:table-cell office:value-type="float" office:value="3913.025" calcext:value-type="float">
            <text:p>3913,025</text:p>
          </table:table-cell>
          <table:table-cell table:formula="of:=IF([.$C226]&lt; [.$C227]; 1; 0)" office:value-type="float" office:value="0" calcext:value-type="float">
            <text:p>0</text:p>
          </table:table-cell>
          <table:table-cell table:formula="of:=IF([.D226]= 0; 0;[.E22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0" calcext:value-type="float">
            <text:p>10</text:p>
          </table:table-cell>
          <table:table-cell office:value-type="float" office:value="3838.675" calcext:value-type="float">
            <text:p>3838,675</text:p>
          </table:table-cell>
          <table:table-cell table:formula="of:=IF([.$C227]&lt; [.$C228]; 1; 0)" office:value-type="float" office:value="1" calcext:value-type="float">
            <text:p>1</text:p>
          </table:table-cell>
          <table:table-cell table:formula="of:=IF([.D227]= 0; 0;[.E22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1" calcext:value-type="float">
            <text:p>11</text:p>
          </table:table-cell>
          <table:table-cell office:value-type="float" office:value="4091.863" calcext:value-type="float">
            <text:p>4091,863</text:p>
          </table:table-cell>
          <table:table-cell table:formula="of:=IF([.$C228]&lt; [.$C229]; 1; 0)" office:value-type="float" office:value="1" calcext:value-type="float">
            <text:p>1</text:p>
          </table:table-cell>
          <table:table-cell table:formula="of:=IF([.D228]= 0; 0;[.E227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2" calcext:value-type="float">
            <text:p>12</text:p>
          </table:table-cell>
          <table:table-cell office:value-type="float" office:value="4197.125" calcext:value-type="float">
            <text:p>4197,125</text:p>
          </table:table-cell>
          <table:table-cell table:formula="of:=IF([.$C229]&lt; [.$C230]; 1; 0)" office:value-type="float" office:value="0" calcext:value-type="float">
            <text:p>0</text:p>
          </table:table-cell>
          <table:table-cell table:formula="of:=IF([.D229]= 0; 0;[.E22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3" calcext:value-type="float">
            <text:p>13</text:p>
          </table:table-cell>
          <table:table-cell office:value-type="float" office:value="4160.15" calcext:value-type="float">
            <text:p>4160,15</text:p>
          </table:table-cell>
          <table:table-cell table:formula="of:=IF([.$C230]&lt; [.$C231]; 1; 0)" office:value-type="float" office:value="0" calcext:value-type="float">
            <text:p>0</text:p>
          </table:table-cell>
          <table:table-cell table:formula="of:=IF([.D230]= 0; 0;[.E22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4" calcext:value-type="float">
            <text:p>14</text:p>
          </table:table-cell>
          <table:table-cell office:value-type="float" office:value="3900.95" calcext:value-type="float">
            <text:p>3900,95</text:p>
          </table:table-cell>
          <table:table-cell table:formula="of:=IF([.$C231]&lt; [.$C232]; 1; 0)" office:value-type="float" office:value="0" calcext:value-type="float">
            <text:p>0</text:p>
          </table:table-cell>
          <table:table-cell table:formula="of:=IF([.D231]= 0; 0;[.E23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5" calcext:value-type="float">
            <text:p>15</text:p>
          </table:table-cell>
          <table:table-cell office:value-type="float" office:value="3837.425" calcext:value-type="float">
            <text:p>3837,425</text:p>
          </table:table-cell>
          <table:table-cell table:formula="of:=IF([.$C232]&lt; [.$C233]; 1; 0)" office:value-type="float" office:value="0" calcext:value-type="float">
            <text:p>0</text:p>
          </table:table-cell>
          <table:table-cell table:formula="of:=IF([.D232]= 0; 0;[.E23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6" calcext:value-type="float">
            <text:p>16</text:p>
          </table:table-cell>
          <table:table-cell office:value-type="float" office:value="3739.063" calcext:value-type="float">
            <text:p>3739,063</text:p>
          </table:table-cell>
          <table:table-cell table:formula="of:=IF([.$C233]&lt; [.$C234]; 1; 0)" office:value-type="float" office:value="1" calcext:value-type="float">
            <text:p>1</text:p>
          </table:table-cell>
          <table:table-cell table:formula="of:=IF([.D233]= 0; 0;[.E23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7" calcext:value-type="float">
            <text:p>17</text:p>
          </table:table-cell>
          <table:table-cell office:value-type="float" office:value="3906.175" calcext:value-type="float">
            <text:p>3906,175</text:p>
          </table:table-cell>
          <table:table-cell table:formula="of:=IF([.$C234]&lt; [.$C235]; 1; 0)" office:value-type="float" office:value="1" calcext:value-type="float">
            <text:p>1</text:p>
          </table:table-cell>
          <table:table-cell table:formula="of:=IF([.D234]= 0; 0;[.E23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8" calcext:value-type="float">
            <text:p>18</text:p>
          </table:table-cell>
          <table:table-cell office:value-type="float" office:value="3960.763" calcext:value-type="float">
            <text:p>3960,763</text:p>
          </table:table-cell>
          <table:table-cell table:formula="of:=IF([.$C235]&lt; [.$C236]; 1; 0)" office:value-type="float" office:value="0" calcext:value-type="float">
            <text:p>0</text:p>
          </table:table-cell>
          <table:table-cell table:formula="of:=IF([.D235]= 0; 0;[.E23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9" calcext:value-type="float">
            <text:p>19</text:p>
          </table:table-cell>
          <table:table-cell office:value-type="float" office:value="3623.425" calcext:value-type="float">
            <text:p>3623,425</text:p>
          </table:table-cell>
          <table:table-cell table:formula="of:=IF([.$C236]&lt; [.$C237]; 1; 0)" office:value-type="float" office:value="0" calcext:value-type="float">
            <text:p>0</text:p>
          </table:table-cell>
          <table:table-cell table:formula="of:=IF([.D236]= 0; 0;[.E23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0" calcext:value-type="float">
            <text:p>20</text:p>
          </table:table-cell>
          <table:table-cell office:value-type="float" office:value="3358" calcext:value-type="float">
            <text:p>3358</text:p>
          </table:table-cell>
          <table:table-cell table:formula="of:=IF([.$C237]&lt; [.$C238]; 1; 0)" office:value-type="float" office:value="0" calcext:value-type="float">
            <text:p>0</text:p>
          </table:table-cell>
          <table:table-cell table:formula="of:=IF([.D237]= 0; 0;[.E23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1" calcext:value-type="float">
            <text:p>21</text:p>
          </table:table-cell>
          <table:table-cell office:value-type="float" office:value="2812.463" calcext:value-type="float">
            <text:p>2812,463</text:p>
          </table:table-cell>
          <table:table-cell table:formula="of:=IF([.$C238]&lt; [.$C239]; 1; 0)" office:value-type="float" office:value="0" calcext:value-type="float">
            <text:p>0</text:p>
          </table:table-cell>
          <table:table-cell table:formula="of:=IF([.D238]= 0; 0;[.E23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2" calcext:value-type="float">
            <text:p>22</text:p>
          </table:table-cell>
          <table:table-cell office:value-type="float" office:value="2481.488" calcext:value-type="float">
            <text:p>2481,488</text:p>
          </table:table-cell>
          <table:table-cell table:formula="of:=IF([.$C239]&lt; [.$C240]; 1; 0)" office:value-type="float" office:value="0" calcext:value-type="float">
            <text:p>0</text:p>
          </table:table-cell>
          <table:table-cell table:formula="of:=IF([.D239]= 0; 0;[.E23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3" calcext:value-type="float">
            <text:p>23</text:p>
          </table:table-cell>
          <table:table-cell office:value-type="float" office:value="2211.875" calcext:value-type="float">
            <text:p>2211,875</text:p>
          </table:table-cell>
          <table:table-cell table:formula="of:=IF([.$C240]&lt; [.$C241]; 1; 0)" office:value-type="float" office:value="0" calcext:value-type="float">
            <text:p>0</text:p>
          </table:table-cell>
          <table:table-cell table:formula="of:=IF([.D240]= 0; 0;[.E23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4" calcext:value-type="float">
            <text:p>24</text:p>
          </table:table-cell>
          <table:table-cell office:value-type="float" office:value="1934.45" calcext:value-type="float">
            <text:p>1934,45</text:p>
          </table:table-cell>
          <table:table-cell table:formula="of:=IF([.$C241]&lt; [.$C242]; 1; 0)" office:value-type="float" office:value="0" calcext:value-type="float">
            <text:p>0</text:p>
          </table:table-cell>
          <table:table-cell table:formula="of:=IF([.D241]= 0; 0;[.E2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" calcext:value-type="float">
            <text:p>1</text:p>
          </table:table-cell>
          <table:table-cell office:value-type="float" office:value="1638.913" calcext:value-type="float">
            <text:p>1638,913</text:p>
          </table:table-cell>
          <table:table-cell table:formula="of:=IF([.$C242]&lt; [.$C243]; 1; 0)" office:value-type="float" office:value="0" calcext:value-type="float">
            <text:p>0</text:p>
          </table:table-cell>
          <table:table-cell table:formula="of:=IF([.D242]= 0; 0;[.E24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" calcext:value-type="float">
            <text:p>2</text:p>
          </table:table-cell>
          <table:table-cell office:value-type="float" office:value="1527.213" calcext:value-type="float">
            <text:p>1527,213</text:p>
          </table:table-cell>
          <table:table-cell table:formula="of:=IF([.$C243]&lt; [.$C244]; 1; 0)" office:value-type="float" office:value="1" calcext:value-type="float">
            <text:p>1</text:p>
          </table:table-cell>
          <table:table-cell table:formula="of:=IF([.D243]= 0; 0;[.E24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3" calcext:value-type="float">
            <text:p>3</text:p>
          </table:table-cell>
          <table:table-cell office:value-type="float" office:value="1750.738" calcext:value-type="float">
            <text:p>1750,738</text:p>
          </table:table-cell>
          <table:table-cell table:formula="of:=IF([.$C244]&lt; [.$C245]; 1; 0)" office:value-type="float" office:value="1" calcext:value-type="float">
            <text:p>1</text:p>
          </table:table-cell>
          <table:table-cell table:formula="of:=IF([.D244]= 0; 0;[.E24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4" calcext:value-type="float">
            <text:p>4</text:p>
          </table:table-cell>
          <table:table-cell office:value-type="float" office:value="1987.775" calcext:value-type="float">
            <text:p>1987,775</text:p>
          </table:table-cell>
          <table:table-cell table:formula="of:=IF([.$C245]&lt; [.$C246]; 1; 0)" office:value-type="float" office:value="1" calcext:value-type="float">
            <text:p>1</text:p>
          </table:table-cell>
          <table:table-cell table:formula="of:=IF([.D245]= 0; 0;[.E24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5" calcext:value-type="float">
            <text:p>5</text:p>
          </table:table-cell>
          <table:table-cell office:value-type="float" office:value="2160.15" calcext:value-type="float">
            <text:p>2160,15</text:p>
          </table:table-cell>
          <table:table-cell table:formula="of:=IF([.$C246]&lt; [.$C247]; 1; 0)" office:value-type="float" office:value="1" calcext:value-type="float">
            <text:p>1</text:p>
          </table:table-cell>
          <table:table-cell table:formula="of:=IF([.D246]= 0; 0;[.E24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6" calcext:value-type="float">
            <text:p>6</text:p>
          </table:table-cell>
          <table:table-cell office:value-type="float" office:value="2402.913" calcext:value-type="float">
            <text:p>2402,913</text:p>
          </table:table-cell>
          <table:table-cell table:formula="of:=IF([.$C247]&lt; [.$C248]; 1; 0)" office:value-type="float" office:value="1" calcext:value-type="float">
            <text:p>1</text:p>
          </table:table-cell>
          <table:table-cell table:formula="of:=IF([.D247]= 0; 0;[.E24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7" calcext:value-type="float">
            <text:p>7</text:p>
          </table:table-cell>
          <table:table-cell office:value-type="float" office:value="2549.588" calcext:value-type="float">
            <text:p>2549,588</text:p>
          </table:table-cell>
          <table:table-cell table:formula="of:=IF([.$C248]&lt; [.$C249]; 1; 0)" office:value-type="float" office:value="0" calcext:value-type="float">
            <text:p>0</text:p>
          </table:table-cell>
          <table:table-cell table:formula="of:=IF([.D248]= 0; 0;[.E24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8" calcext:value-type="float">
            <text:p>8</text:p>
          </table:table-cell>
          <table:table-cell office:value-type="float" office:value="2267.688" calcext:value-type="float">
            <text:p>2267,688</text:p>
          </table:table-cell>
          <table:table-cell table:formula="of:=IF([.$C249]&lt; [.$C250]; 1; 0)" office:value-type="float" office:value="0" calcext:value-type="float">
            <text:p>0</text:p>
          </table:table-cell>
          <table:table-cell table:formula="of:=IF([.D249]= 0; 0;[.E24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9" calcext:value-type="float">
            <text:p>9</text:p>
          </table:table-cell>
          <table:table-cell office:value-type="float" office:value="1581.6" calcext:value-type="float">
            <text:p>1581,6</text:p>
          </table:table-cell>
          <table:table-cell table:formula="of:=IF([.$C250]&lt; [.$C251]; 1; 0)" office:value-type="float" office:value="1" calcext:value-type="float">
            <text:p>1</text:p>
          </table:table-cell>
          <table:table-cell table:formula="of:=IF([.D250]= 0; 0;[.E249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0" calcext:value-type="float">
            <text:p>10</text:p>
          </table:table-cell>
          <table:table-cell office:value-type="float" office:value="1755.35" calcext:value-type="float">
            <text:p>1755,35</text:p>
          </table:table-cell>
          <table:table-cell table:formula="of:=IF([.$C251]&lt; [.$C252]; 1; 0)" office:value-type="float" office:value="1" calcext:value-type="float">
            <text:p>1</text:p>
          </table:table-cell>
          <table:table-cell table:formula="of:=IF([.D251]= 0; 0;[.E250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1" calcext:value-type="float">
            <text:p>11</text:p>
          </table:table-cell>
          <table:table-cell office:value-type="float" office:value="2822.663" calcext:value-type="float">
            <text:p>2822,663</text:p>
          </table:table-cell>
          <table:table-cell table:formula="of:=IF([.$C252]&lt; [.$C253]; 1; 0)" office:value-type="float" office:value="1" calcext:value-type="float">
            <text:p>1</text:p>
          </table:table-cell>
          <table:table-cell table:formula="of:=IF([.D252]= 0; 0;[.E251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2" calcext:value-type="float">
            <text:p>12</text:p>
          </table:table-cell>
          <table:table-cell office:value-type="float" office:value="3507.388" calcext:value-type="float">
            <text:p>3507,388</text:p>
          </table:table-cell>
          <table:table-cell table:formula="of:=IF([.$C253]&lt; [.$C254]; 1; 0)" office:value-type="float" office:value="1" calcext:value-type="float">
            <text:p>1</text:p>
          </table:table-cell>
          <table:table-cell table:formula="of:=IF([.D253]= 0; 0;[.E252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3" calcext:value-type="float">
            <text:p>13</text:p>
          </table:table-cell>
          <table:table-cell office:value-type="float" office:value="3629.288" calcext:value-type="float">
            <text:p>3629,288</text:p>
          </table:table-cell>
          <table:table-cell table:formula="of:=IF([.$C254]&lt; [.$C255]; 1; 0)" office:value-type="float" office:value="0" calcext:value-type="float">
            <text:p>0</text:p>
          </table:table-cell>
          <table:table-cell table:formula="of:=IF([.D254]= 0; 0;[.E25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4" calcext:value-type="float">
            <text:p>14</text:p>
          </table:table-cell>
          <table:table-cell office:value-type="float" office:value="3533.575" calcext:value-type="float">
            <text:p>3533,575</text:p>
          </table:table-cell>
          <table:table-cell table:formula="of:=IF([.$C255]&lt; [.$C256]; 1; 0)" office:value-type="float" office:value="0" calcext:value-type="float">
            <text:p>0</text:p>
          </table:table-cell>
          <table:table-cell table:formula="of:=IF([.D255]= 0; 0;[.E25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5" calcext:value-type="float">
            <text:p>15</text:p>
          </table:table-cell>
          <table:table-cell office:value-type="float" office:value="3454.413" calcext:value-type="float">
            <text:p>3454,413</text:p>
          </table:table-cell>
          <table:table-cell table:formula="of:=IF([.$C256]&lt; [.$C257]; 1; 0)" office:value-type="float" office:value="1" calcext:value-type="float">
            <text:p>1</text:p>
          </table:table-cell>
          <table:table-cell table:formula="of:=IF([.D256]= 0; 0;[.E25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6" calcext:value-type="float">
            <text:p>16</text:p>
          </table:table-cell>
          <table:table-cell office:value-type="float" office:value="3591.613" calcext:value-type="float">
            <text:p>3591,613</text:p>
          </table:table-cell>
          <table:table-cell table:formula="of:=IF([.$C257]&lt; [.$C258]; 1; 0)" office:value-type="float" office:value="0" calcext:value-type="float">
            <text:p>0</text:p>
          </table:table-cell>
          <table:table-cell table:formula="of:=IF([.D257]= 0; 0;[.E25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7" calcext:value-type="float">
            <text:p>17</text:p>
          </table:table-cell>
          <table:table-cell office:value-type="float" office:value="3269.375" calcext:value-type="float">
            <text:p>3269,375</text:p>
          </table:table-cell>
          <table:table-cell table:formula="of:=IF([.$C258]&lt; [.$C259]; 1; 0)" office:value-type="float" office:value="0" calcext:value-type="float">
            <text:p>0</text:p>
          </table:table-cell>
          <table:table-cell table:formula="of:=IF([.D258]= 0; 0;[.E25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8" calcext:value-type="float">
            <text:p>18</text:p>
          </table:table-cell>
          <table:table-cell office:value-type="float" office:value="2779.725" calcext:value-type="float">
            <text:p>2779,725</text:p>
          </table:table-cell>
          <table:table-cell table:formula="of:=IF([.$C259]&lt; [.$C260]; 1; 0)" office:value-type="float" office:value="0" calcext:value-type="float">
            <text:p>0</text:p>
          </table:table-cell>
          <table:table-cell table:formula="of:=IF([.D259]= 0; 0;[.E25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9" calcext:value-type="float">
            <text:p>19</text:p>
          </table:table-cell>
          <table:table-cell office:value-type="float" office:value="2522.763" calcext:value-type="float">
            <text:p>2522,763</text:p>
          </table:table-cell>
          <table:table-cell table:formula="of:=IF([.$C260]&lt; [.$C261]; 1; 0)" office:value-type="float" office:value="1" calcext:value-type="float">
            <text:p>1</text:p>
          </table:table-cell>
          <table:table-cell table:formula="of:=IF([.D260]= 0; 0;[.E259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0" calcext:value-type="float">
            <text:p>20</text:p>
          </table:table-cell>
          <table:table-cell office:value-type="float" office:value="2597.725" calcext:value-type="float">
            <text:p>2597,725</text:p>
          </table:table-cell>
          <table:table-cell table:formula="of:=IF([.$C261]&lt; [.$C262]; 1; 0)" office:value-type="float" office:value="1" calcext:value-type="float">
            <text:p>1</text:p>
          </table:table-cell>
          <table:table-cell table:formula="of:=IF([.D261]= 0; 0;[.E260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1" calcext:value-type="float">
            <text:p>21</text:p>
          </table:table-cell>
          <table:table-cell office:value-type="float" office:value="2912.288" calcext:value-type="float">
            <text:p>2912,288</text:p>
          </table:table-cell>
          <table:table-cell table:formula="of:=IF([.$C262]&lt; [.$C263]; 1; 0)" office:value-type="float" office:value="0" calcext:value-type="float">
            <text:p>0</text:p>
          </table:table-cell>
          <table:table-cell table:formula="of:=IF([.D262]= 0; 0;[.E2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2" calcext:value-type="float">
            <text:p>22</text:p>
          </table:table-cell>
          <table:table-cell office:value-type="float" office:value="2870.375" calcext:value-type="float">
            <text:p>2870,375</text:p>
          </table:table-cell>
          <table:table-cell table:formula="of:=IF([.$C263]&lt; [.$C264]; 1; 0)" office:value-type="float" office:value="0" calcext:value-type="float">
            <text:p>0</text:p>
          </table:table-cell>
          <table:table-cell table:formula="of:=IF([.D263]= 0; 0;[.E26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3" calcext:value-type="float">
            <text:p>23</text:p>
          </table:table-cell>
          <table:table-cell office:value-type="float" office:value="2862.613" calcext:value-type="float">
            <text:p>2862,613</text:p>
          </table:table-cell>
          <table:table-cell table:formula="of:=IF([.$C264]&lt; [.$C265]; 1; 0)" office:value-type="float" office:value="1" calcext:value-type="float">
            <text:p>1</text:p>
          </table:table-cell>
          <table:table-cell table:formula="of:=IF([.D264]= 0; 0;[.E26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4" calcext:value-type="float">
            <text:p>24</text:p>
          </table:table-cell>
          <table:table-cell office:value-type="float" office:value="3080.863" calcext:value-type="float">
            <text:p>3080,863</text:p>
          </table:table-cell>
          <table:table-cell table:formula="of:=IF([.$C265]&lt; [.$C266]; 1; 0)" office:value-type="float" office:value="1" calcext:value-type="float">
            <text:p>1</text:p>
          </table:table-cell>
          <table:table-cell table:formula="of:=IF([.D265]= 0; 0;[.E26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" calcext:value-type="float">
            <text:p>1</text:p>
          </table:table-cell>
          <table:table-cell office:value-type="float" office:value="3101.038" calcext:value-type="float">
            <text:p>3101,038</text:p>
          </table:table-cell>
          <table:table-cell table:formula="of:=IF([.$C266]&lt; [.$C267]; 1; 0)" office:value-type="float" office:value="1" calcext:value-type="float">
            <text:p>1</text:p>
          </table:table-cell>
          <table:table-cell table:formula="of:=IF([.D266]= 0; 0;[.E26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" calcext:value-type="float">
            <text:p>2</text:p>
          </table:table-cell>
          <table:table-cell office:value-type="float" office:value="3173.838" calcext:value-type="float">
            <text:p>3173,838</text:p>
          </table:table-cell>
          <table:table-cell table:formula="of:=IF([.$C267]&lt; [.$C268]; 1; 0)" office:value-type="float" office:value="0" calcext:value-type="float">
            <text:p>0</text:p>
          </table:table-cell>
          <table:table-cell table:formula="of:=IF([.D267]= 0; 0;[.E26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3" calcext:value-type="float">
            <text:p>3</text:p>
          </table:table-cell>
          <table:table-cell office:value-type="float" office:value="3074.85" calcext:value-type="float">
            <text:p>3074,85</text:p>
          </table:table-cell>
          <table:table-cell table:formula="of:=IF([.$C268]&lt; [.$C269]; 1; 0)" office:value-type="float" office:value="0" calcext:value-type="float">
            <text:p>0</text:p>
          </table:table-cell>
          <table:table-cell table:formula="of:=IF([.D268]= 0; 0;[.E26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4" calcext:value-type="float">
            <text:p>4</text:p>
          </table:table-cell>
          <table:table-cell office:value-type="float" office:value="2967.7" calcext:value-type="float">
            <text:p>2967,7</text:p>
          </table:table-cell>
          <table:table-cell table:formula="of:=IF([.$C269]&lt; [.$C270]; 1; 0)" office:value-type="float" office:value="0" calcext:value-type="float">
            <text:p>0</text:p>
          </table:table-cell>
          <table:table-cell table:formula="of:=IF([.D269]= 0; 0;[.E26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5" calcext:value-type="float">
            <text:p>5</text:p>
          </table:table-cell>
          <table:table-cell office:value-type="float" office:value="2681.775" calcext:value-type="float">
            <text:p>2681,775</text:p>
          </table:table-cell>
          <table:table-cell table:formula="of:=IF([.$C270]&lt; [.$C271]; 1; 0)" office:value-type="float" office:value="0" calcext:value-type="float">
            <text:p>0</text:p>
          </table:table-cell>
          <table:table-cell table:formula="of:=IF([.D270]= 0; 0;[.E26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6" calcext:value-type="float">
            <text:p>6</text:p>
          </table:table-cell>
          <table:table-cell office:value-type="float" office:value="2472.538" calcext:value-type="float">
            <text:p>2472,538</text:p>
          </table:table-cell>
          <table:table-cell table:formula="of:=IF([.$C271]&lt; [.$C272]; 1; 0)" office:value-type="float" office:value="0" calcext:value-type="float">
            <text:p>0</text:p>
          </table:table-cell>
          <table:table-cell table:formula="of:=IF([.D271]= 0; 0;[.E27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7" calcext:value-type="float">
            <text:p>7</text:p>
          </table:table-cell>
          <table:table-cell office:value-type="float" office:value="2407.938" calcext:value-type="float">
            <text:p>2407,938</text:p>
          </table:table-cell>
          <table:table-cell table:formula="of:=IF([.$C272]&lt; [.$C273]; 1; 0)" office:value-type="float" office:value="0" calcext:value-type="float">
            <text:p>0</text:p>
          </table:table-cell>
          <table:table-cell table:formula="of:=IF([.D272]= 0; 0;[.E27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8" calcext:value-type="float">
            <text:p>8</text:p>
          </table:table-cell>
          <table:table-cell office:value-type="float" office:value="2295.838" calcext:value-type="float">
            <text:p>2295,838</text:p>
          </table:table-cell>
          <table:table-cell table:formula="of:=IF([.$C273]&lt; [.$C274]; 1; 0)" office:value-type="float" office:value="0" calcext:value-type="float">
            <text:p>0</text:p>
          </table:table-cell>
          <table:table-cell table:formula="of:=IF([.D273]= 0; 0;[.E27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9" calcext:value-type="float">
            <text:p>9</text:p>
          </table:table-cell>
          <table:table-cell office:value-type="float" office:value="1778.85" calcext:value-type="float">
            <text:p>1778,85</text:p>
          </table:table-cell>
          <table:table-cell table:formula="of:=IF([.$C274]&lt; [.$C275]; 1; 0)" office:value-type="float" office:value="0" calcext:value-type="float">
            <text:p>0</text:p>
          </table:table-cell>
          <table:table-cell table:formula="of:=IF([.D274]= 0; 0;[.E27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0" calcext:value-type="float">
            <text:p>10</text:p>
          </table:table-cell>
          <table:table-cell office:value-type="float" office:value="1540.313" calcext:value-type="float">
            <text:p>1540,313</text:p>
          </table:table-cell>
          <table:table-cell table:formula="of:=IF([.$C275]&lt; [.$C276]; 1; 0)" office:value-type="float" office:value="1" calcext:value-type="float">
            <text:p>1</text:p>
          </table:table-cell>
          <table:table-cell table:formula="of:=IF([.D275]= 0; 0;[.E27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1" calcext:value-type="float">
            <text:p>11</text:p>
          </table:table-cell>
          <table:table-cell office:value-type="float" office:value="1619.088" calcext:value-type="float">
            <text:p>1619,088</text:p>
          </table:table-cell>
          <table:table-cell table:formula="of:=IF([.$C276]&lt; [.$C277]; 1; 0)" office:value-type="float" office:value="1" calcext:value-type="float">
            <text:p>1</text:p>
          </table:table-cell>
          <table:table-cell table:formula="of:=IF([.D276]= 0; 0;[.E275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2" calcext:value-type="float">
            <text:p>12</text:p>
          </table:table-cell>
          <table:table-cell office:value-type="float" office:value="2047.963" calcext:value-type="float">
            <text:p>2047,963</text:p>
          </table:table-cell>
          <table:table-cell table:formula="of:=IF([.$C277]&lt; [.$C278]; 1; 0)" office:value-type="float" office:value="1" calcext:value-type="float">
            <text:p>1</text:p>
          </table:table-cell>
          <table:table-cell table:formula="of:=IF([.D277]= 0; 0;[.E276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3" calcext:value-type="float">
            <text:p>13</text:p>
          </table:table-cell>
          <table:table-cell office:value-type="float" office:value="2346.55" calcext:value-type="float">
            <text:p>2346,55</text:p>
          </table:table-cell>
          <table:table-cell table:formula="of:=IF([.$C278]&lt; [.$C279]; 1; 0)" office:value-type="float" office:value="1" calcext:value-type="float">
            <text:p>1</text:p>
          </table:table-cell>
          <table:table-cell table:formula="of:=IF([.D278]= 0; 0;[.E277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4" calcext:value-type="float">
            <text:p>14</text:p>
          </table:table-cell>
          <table:table-cell office:value-type="float" office:value="2456.475" calcext:value-type="float">
            <text:p>2456,475</text:p>
          </table:table-cell>
          <table:table-cell table:formula="of:=IF([.$C279]&lt; [.$C280]; 1; 0)" office:value-type="float" office:value="1" calcext:value-type="float">
            <text:p>1</text:p>
          </table:table-cell>
          <table:table-cell table:formula="of:=IF([.D279]= 0; 0;[.E278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5" calcext:value-type="float">
            <text:p>15</text:p>
          </table:table-cell>
          <table:table-cell office:value-type="float" office:value="2641.05" calcext:value-type="float">
            <text:p>2641,05</text:p>
          </table:table-cell>
          <table:table-cell table:formula="of:=IF([.$C280]&lt; [.$C281]; 1; 0)" office:value-type="float" office:value="0" calcext:value-type="float">
            <text:p>0</text:p>
          </table:table-cell>
          <table:table-cell table:formula="of:=IF([.D280]= 0; 0;[.E2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6" calcext:value-type="float">
            <text:p>16</text:p>
          </table:table-cell>
          <table:table-cell office:value-type="float" office:value="2535.7" calcext:value-type="float">
            <text:p>2535,7</text:p>
          </table:table-cell>
          <table:table-cell table:formula="of:=IF([.$C281]&lt; [.$C282]; 1; 0)" office:value-type="float" office:value="0" calcext:value-type="float">
            <text:p>0</text:p>
          </table:table-cell>
          <table:table-cell table:formula="of:=IF([.D281]= 0; 0;[.E28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7" calcext:value-type="float">
            <text:p>17</text:p>
          </table:table-cell>
          <table:table-cell office:value-type="float" office:value="2506.425" calcext:value-type="float">
            <text:p>2506,425</text:p>
          </table:table-cell>
          <table:table-cell table:formula="of:=IF([.$C282]&lt; [.$C283]; 1; 0)" office:value-type="float" office:value="0" calcext:value-type="float">
            <text:p>0</text:p>
          </table:table-cell>
          <table:table-cell table:formula="of:=IF([.D282]= 0; 0;[.E28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8" calcext:value-type="float">
            <text:p>18</text:p>
          </table:table-cell>
          <table:table-cell office:value-type="float" office:value="2113.763" calcext:value-type="float">
            <text:p>2113,763</text:p>
          </table:table-cell>
          <table:table-cell table:formula="of:=IF([.$C283]&lt; [.$C284]; 1; 0)" office:value-type="float" office:value="0" calcext:value-type="float">
            <text:p>0</text:p>
          </table:table-cell>
          <table:table-cell table:formula="of:=IF([.D283]= 0; 0;[.E28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9" calcext:value-type="float">
            <text:p>19</text:p>
          </table:table-cell>
          <table:table-cell office:value-type="float" office:value="1639.45" calcext:value-type="float">
            <text:p>1639,45</text:p>
          </table:table-cell>
          <table:table-cell table:formula="of:=IF([.$C284]&lt; [.$C285]; 1; 0)" office:value-type="float" office:value="1" calcext:value-type="float">
            <text:p>1</text:p>
          </table:table-cell>
          <table:table-cell table:formula="of:=IF([.D284]= 0; 0;[.E28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0" calcext:value-type="float">
            <text:p>20</text:p>
          </table:table-cell>
          <table:table-cell office:value-type="float" office:value="1887.063" calcext:value-type="float">
            <text:p>1887,063</text:p>
          </table:table-cell>
          <table:table-cell table:formula="of:=IF([.$C285]&lt; [.$C286]; 1; 0)" office:value-type="float" office:value="1" calcext:value-type="float">
            <text:p>1</text:p>
          </table:table-cell>
          <table:table-cell table:formula="of:=IF([.D285]= 0; 0;[.E28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1" calcext:value-type="float">
            <text:p>21</text:p>
          </table:table-cell>
          <table:table-cell office:value-type="float" office:value="2483.013" calcext:value-type="float">
            <text:p>2483,013</text:p>
          </table:table-cell>
          <table:table-cell table:formula="of:=IF([.$C286]&lt; [.$C287]; 1; 0)" office:value-type="float" office:value="1" calcext:value-type="float">
            <text:p>1</text:p>
          </table:table-cell>
          <table:table-cell table:formula="of:=IF([.D286]= 0; 0;[.E28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2" calcext:value-type="float">
            <text:p>22</text:p>
          </table:table-cell>
          <table:table-cell office:value-type="float" office:value="3017.25" calcext:value-type="float">
            <text:p>3017,25</text:p>
          </table:table-cell>
          <table:table-cell table:formula="of:=IF([.$C287]&lt; [.$C288]; 1; 0)" office:value-type="float" office:value="1" calcext:value-type="float">
            <text:p>1</text:p>
          </table:table-cell>
          <table:table-cell table:formula="of:=IF([.D287]= 0; 0;[.E286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3" calcext:value-type="float">
            <text:p>23</text:p>
          </table:table-cell>
          <table:table-cell office:value-type="float" office:value="3583.213" calcext:value-type="float">
            <text:p>3583,213</text:p>
          </table:table-cell>
          <table:table-cell table:formula="of:=IF([.$C288]&lt; [.$C289]; 1; 0)" office:value-type="float" office:value="1" calcext:value-type="float">
            <text:p>1</text:p>
          </table:table-cell>
          <table:table-cell table:formula="of:=IF([.D288]= 0; 0;[.E287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4" calcext:value-type="float">
            <text:p>24</text:p>
          </table:table-cell>
          <table:table-cell office:value-type="float" office:value="4276.1" calcext:value-type="float">
            <text:p>4276,1</text:p>
          </table:table-cell>
          <table:table-cell table:formula="of:=IF([.$C289]&lt; [.$C290]; 1; 0)" office:value-type="float" office:value="1" calcext:value-type="float">
            <text:p>1</text:p>
          </table:table-cell>
          <table:table-cell table:formula="of:=IF([.D289]= 0; 0;[.E288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" calcext:value-type="float">
            <text:p>1</text:p>
          </table:table-cell>
          <table:table-cell office:value-type="float" office:value="4388.313" calcext:value-type="float">
            <text:p>4388,313</text:p>
          </table:table-cell>
          <table:table-cell table:formula="of:=IF([.$C290]&lt; [.$C291]; 1; 0)" office:value-type="float" office:value="0" calcext:value-type="float">
            <text:p>0</text:p>
          </table:table-cell>
          <table:table-cell table:formula="of:=IF([.D290]= 0; 0;[.E28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" calcext:value-type="float">
            <text:p>2</text:p>
          </table:table-cell>
          <table:table-cell office:value-type="float" office:value="4199.513" calcext:value-type="float">
            <text:p>4199,513</text:p>
          </table:table-cell>
          <table:table-cell table:formula="of:=IF([.$C291]&lt; [.$C292]; 1; 0)" office:value-type="float" office:value="0" calcext:value-type="float">
            <text:p>0</text:p>
          </table:table-cell>
          <table:table-cell table:formula="of:=IF([.D291]= 0; 0;[.E29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3" calcext:value-type="float">
            <text:p>3</text:p>
          </table:table-cell>
          <table:table-cell office:value-type="float" office:value="4164.538" calcext:value-type="float">
            <text:p>4164,538</text:p>
          </table:table-cell>
          <table:table-cell table:formula="of:=IF([.$C292]&lt; [.$C293]; 1; 0)" office:value-type="float" office:value="0" calcext:value-type="float">
            <text:p>0</text:p>
          </table:table-cell>
          <table:table-cell table:formula="of:=IF([.D292]= 0; 0;[.E29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4" calcext:value-type="float">
            <text:p>4</text:p>
          </table:table-cell>
          <table:table-cell office:value-type="float" office:value="3954.775" calcext:value-type="float">
            <text:p>3954,775</text:p>
          </table:table-cell>
          <table:table-cell table:formula="of:=IF([.$C293]&lt; [.$C294]; 1; 0)" office:value-type="float" office:value="0" calcext:value-type="float">
            <text:p>0</text:p>
          </table:table-cell>
          <table:table-cell table:formula="of:=IF([.D293]= 0; 0;[.E29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5" calcext:value-type="float">
            <text:p>5</text:p>
          </table:table-cell>
          <table:table-cell office:value-type="float" office:value="3833.325" calcext:value-type="float">
            <text:p>3833,325</text:p>
          </table:table-cell>
          <table:table-cell table:formula="of:=IF([.$C294]&lt; [.$C295]; 1; 0)" office:value-type="float" office:value="0" calcext:value-type="float">
            <text:p>0</text:p>
          </table:table-cell>
          <table:table-cell table:formula="of:=IF([.D294]= 0; 0;[.E29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6" calcext:value-type="float">
            <text:p>6</text:p>
          </table:table-cell>
          <table:table-cell office:value-type="float" office:value="3715.175" calcext:value-type="float">
            <text:p>3715,175</text:p>
          </table:table-cell>
          <table:table-cell table:formula="of:=IF([.$C295]&lt; [.$C296]; 1; 0)" office:value-type="float" office:value="0" calcext:value-type="float">
            <text:p>0</text:p>
          </table:table-cell>
          <table:table-cell table:formula="of:=IF([.D295]= 0; 0;[.E29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7" calcext:value-type="float">
            <text:p>7</text:p>
          </table:table-cell>
          <table:table-cell office:value-type="float" office:value="3703.163" calcext:value-type="float">
            <text:p>3703,163</text:p>
          </table:table-cell>
          <table:table-cell table:formula="of:=IF([.$C296]&lt; [.$C297]; 1; 0)" office:value-type="float" office:value="0" calcext:value-type="float">
            <text:p>0</text:p>
          </table:table-cell>
          <table:table-cell table:formula="of:=IF([.D296]= 0; 0;[.E29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8" calcext:value-type="float">
            <text:p>8</text:p>
          </table:table-cell>
          <table:table-cell office:value-type="float" office:value="3279.1" calcext:value-type="float">
            <text:p>3279,1</text:p>
          </table:table-cell>
          <table:table-cell table:formula="of:=IF([.$C297]&lt; [.$C298]; 1; 0)" office:value-type="float" office:value="0" calcext:value-type="float">
            <text:p>0</text:p>
          </table:table-cell>
          <table:table-cell table:formula="of:=IF([.D297]= 0; 0;[.E29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9" calcext:value-type="float">
            <text:p>9</text:p>
          </table:table-cell>
          <table:table-cell office:value-type="float" office:value="3139.8" calcext:value-type="float">
            <text:p>3139,8</text:p>
          </table:table-cell>
          <table:table-cell table:formula="of:=IF([.$C298]&lt; [.$C299]; 1; 0)" office:value-type="float" office:value="1" calcext:value-type="float">
            <text:p>1</text:p>
          </table:table-cell>
          <table:table-cell table:formula="of:=IF([.D298]= 0; 0;[.E29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0" calcext:value-type="float">
            <text:p>10</text:p>
          </table:table-cell>
          <table:table-cell office:value-type="float" office:value="3365.225" calcext:value-type="float">
            <text:p>3365,225</text:p>
          </table:table-cell>
          <table:table-cell table:formula="of:=IF([.$C299]&lt; [.$C300]; 1; 0)" office:value-type="float" office:value="1" calcext:value-type="float">
            <text:p>1</text:p>
          </table:table-cell>
          <table:table-cell table:formula="of:=IF([.D299]= 0; 0;[.E298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1" calcext:value-type="float">
            <text:p>11</text:p>
          </table:table-cell>
          <table:table-cell office:value-type="float" office:value="3626.238" calcext:value-type="float">
            <text:p>3626,238</text:p>
          </table:table-cell>
          <table:table-cell table:formula="of:=IF([.$C300]&lt; [.$C301]; 1; 0)" office:value-type="float" office:value="1" calcext:value-type="float">
            <text:p>1</text:p>
          </table:table-cell>
          <table:table-cell table:formula="of:=IF([.D300]= 0; 0;[.E299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2" calcext:value-type="float">
            <text:p>12</text:p>
          </table:table-cell>
          <table:table-cell office:value-type="float" office:value="3878.963" calcext:value-type="float">
            <text:p>3878,963</text:p>
          </table:table-cell>
          <table:table-cell table:formula="of:=IF([.$C301]&lt; [.$C302]; 1; 0)" office:value-type="float" office:value="1" calcext:value-type="float">
            <text:p>1</text:p>
          </table:table-cell>
          <table:table-cell table:formula="of:=IF([.D301]= 0; 0;[.E300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3" calcext:value-type="float">
            <text:p>13</text:p>
          </table:table-cell>
          <table:table-cell office:value-type="float" office:value="4186.288" calcext:value-type="float">
            <text:p>4186,288</text:p>
          </table:table-cell>
          <table:table-cell table:formula="of:=IF([.$C302]&lt; [.$C303]; 1; 0)" office:value-type="float" office:value="1" calcext:value-type="float">
            <text:p>1</text:p>
          </table:table-cell>
          <table:table-cell table:formula="of:=IF([.D302]= 0; 0;[.E301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4" calcext:value-type="float">
            <text:p>14</text:p>
          </table:table-cell>
          <table:table-cell office:value-type="float" office:value="4575.263" calcext:value-type="float">
            <text:p>4575,263</text:p>
          </table:table-cell>
          <table:table-cell table:formula="of:=IF([.$C303]&lt; [.$C304]; 1; 0)" office:value-type="float" office:value="1" calcext:value-type="float">
            <text:p>1</text:p>
          </table:table-cell>
          <table:table-cell table:formula="of:=IF([.D303]= 0; 0;[.E302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5" calcext:value-type="float">
            <text:p>15</text:p>
          </table:table-cell>
          <table:table-cell office:value-type="float" office:value="4728.138" calcext:value-type="float">
            <text:p>4728,138</text:p>
          </table:table-cell>
          <table:table-cell table:formula="of:=IF([.$C304]&lt; [.$C305]; 1; 0)" office:value-type="float" office:value="0" calcext:value-type="float">
            <text:p>0</text:p>
          </table:table-cell>
          <table:table-cell table:formula="of:=IF([.D304]= 0; 0;[.E3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6" calcext:value-type="float">
            <text:p>16</text:p>
          </table:table-cell>
          <table:table-cell office:value-type="float" office:value="4374.788" calcext:value-type="float">
            <text:p>4374,788</text:p>
          </table:table-cell>
          <table:table-cell table:formula="of:=IF([.$C305]&lt; [.$C306]; 1; 0)" office:value-type="float" office:value="0" calcext:value-type="float">
            <text:p>0</text:p>
          </table:table-cell>
          <table:table-cell table:formula="of:=IF([.D305]= 0; 0;[.E3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7" calcext:value-type="float">
            <text:p>17</text:p>
          </table:table-cell>
          <table:table-cell office:value-type="float" office:value="3919.325" calcext:value-type="float">
            <text:p>3919,325</text:p>
          </table:table-cell>
          <table:table-cell table:formula="of:=IF([.$C306]&lt; [.$C307]; 1; 0)" office:value-type="float" office:value="0" calcext:value-type="float">
            <text:p>0</text:p>
          </table:table-cell>
          <table:table-cell table:formula="of:=IF([.D306]= 0; 0;[.E3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8" calcext:value-type="float">
            <text:p>18</text:p>
          </table:table-cell>
          <table:table-cell office:value-type="float" office:value="3067.688" calcext:value-type="float">
            <text:p>3067,688</text:p>
          </table:table-cell>
          <table:table-cell table:formula="of:=IF([.$C307]&lt; [.$C308]; 1; 0)" office:value-type="float" office:value="0" calcext:value-type="float">
            <text:p>0</text:p>
          </table:table-cell>
          <table:table-cell table:formula="of:=IF([.D307]= 0; 0;[.E30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9" calcext:value-type="float">
            <text:p>19</text:p>
          </table:table-cell>
          <table:table-cell office:value-type="float" office:value="1823" calcext:value-type="float">
            <text:p>1823</text:p>
          </table:table-cell>
          <table:table-cell table:formula="of:=IF([.$C308]&lt; [.$C309]; 1; 0)" office:value-type="float" office:value="0" calcext:value-type="float">
            <text:p>0</text:p>
          </table:table-cell>
          <table:table-cell table:formula="of:=IF([.D308]= 0; 0;[.E30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0" calcext:value-type="float">
            <text:p>20</text:p>
          </table:table-cell>
          <table:table-cell office:value-type="float" office:value="1388.188" calcext:value-type="float">
            <text:p>1388,188</text:p>
          </table:table-cell>
          <table:table-cell table:formula="of:=IF([.$C309]&lt; [.$C310]; 1; 0)" office:value-type="float" office:value="1" calcext:value-type="float">
            <text:p>1</text:p>
          </table:table-cell>
          <table:table-cell table:formula="of:=IF([.D309]= 0; 0;[.E30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1" calcext:value-type="float">
            <text:p>21</text:p>
          </table:table-cell>
          <table:table-cell office:value-type="float" office:value="1684.8" calcext:value-type="float">
            <text:p>1684,8</text:p>
          </table:table-cell>
          <table:table-cell table:formula="of:=IF([.$C310]&lt; [.$C311]; 1; 0)" office:value-type="float" office:value="1" calcext:value-type="float">
            <text:p>1</text:p>
          </table:table-cell>
          <table:table-cell table:formula="of:=IF([.D310]= 0; 0;[.E30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2" calcext:value-type="float">
            <text:p>22</text:p>
          </table:table-cell>
          <table:table-cell office:value-type="float" office:value="2293.138" calcext:value-type="float">
            <text:p>2293,138</text:p>
          </table:table-cell>
          <table:table-cell table:formula="of:=IF([.$C311]&lt; [.$C312]; 1; 0)" office:value-type="float" office:value="1" calcext:value-type="float">
            <text:p>1</text:p>
          </table:table-cell>
          <table:table-cell table:formula="of:=IF([.D311]= 0; 0;[.E31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3" calcext:value-type="float">
            <text:p>23</text:p>
          </table:table-cell>
          <table:table-cell office:value-type="float" office:value="3020.613" calcext:value-type="float">
            <text:p>3020,613</text:p>
          </table:table-cell>
          <table:table-cell table:formula="of:=IF([.$C312]&lt; [.$C313]; 1; 0)" office:value-type="float" office:value="1" calcext:value-type="float">
            <text:p>1</text:p>
          </table:table-cell>
          <table:table-cell table:formula="of:=IF([.D312]= 0; 0;[.E31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4" calcext:value-type="float">
            <text:p>24</text:p>
          </table:table-cell>
          <table:table-cell office:value-type="float" office:value="3427.6" calcext:value-type="float">
            <text:p>3427,6</text:p>
          </table:table-cell>
          <table:table-cell table:formula="of:=IF([.$C313]&lt; [.$C314]; 1; 0)" office:value-type="float" office:value="1" calcext:value-type="float">
            <text:p>1</text:p>
          </table:table-cell>
          <table:table-cell table:formula="of:=IF([.D313]= 0; 0;[.E312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" calcext:value-type="float">
            <text:p>1</text:p>
          </table:table-cell>
          <table:table-cell office:value-type="float" office:value="3845.363" calcext:value-type="float">
            <text:p>3845,363</text:p>
          </table:table-cell>
          <table:table-cell table:formula="of:=IF([.$C314]&lt; [.$C315]; 1; 0)" office:value-type="float" office:value="1" calcext:value-type="float">
            <text:p>1</text:p>
          </table:table-cell>
          <table:table-cell table:formula="of:=IF([.D314]= 0; 0;[.E313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" calcext:value-type="float">
            <text:p>2</text:p>
          </table:table-cell>
          <table:table-cell office:value-type="float" office:value="4625.775" calcext:value-type="float">
            <text:p>4625,775</text:p>
          </table:table-cell>
          <table:table-cell table:formula="of:=IF([.$C315]&lt; [.$C316]; 1; 0)" office:value-type="float" office:value="1" calcext:value-type="float">
            <text:p>1</text:p>
          </table:table-cell>
          <table:table-cell table:formula="of:=IF([.D315]= 0; 0;[.E314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3" calcext:value-type="float">
            <text:p>3</text:p>
          </table:table-cell>
          <table:table-cell office:value-type="float" office:value="5458.913" calcext:value-type="float">
            <text:p>5458,913</text:p>
          </table:table-cell>
          <table:table-cell table:formula="of:=IF([.$C316]&lt; [.$C317]; 1; 0)" office:value-type="float" office:value="1" calcext:value-type="float">
            <text:p>1</text:p>
          </table:table-cell>
          <table:table-cell table:formula="of:=IF([.D316]= 0; 0;[.E315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4" calcext:value-type="float">
            <text:p>4</text:p>
          </table:table-cell>
          <table:table-cell office:value-type="float" office:value="5633.763" calcext:value-type="float">
            <text:p>5633,763</text:p>
          </table:table-cell>
          <table:table-cell table:formula="of:=IF([.$C317]&lt; [.$C318]; 1; 0)" office:value-type="float" office:value="1" calcext:value-type="float">
            <text:p>1</text:p>
          </table:table-cell>
          <table:table-cell table:formula="of:=IF([.D317]= 0; 0;[.E316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5" calcext:value-type="float">
            <text:p>5</text:p>
          </table:table-cell>
          <table:table-cell office:value-type="float" office:value="5972.5" calcext:value-type="float">
            <text:p>5972,5</text:p>
          </table:table-cell>
          <table:table-cell table:formula="of:=IF([.$C318]&lt; [.$C319]; 1; 0)" office:value-type="float" office:value="1" calcext:value-type="float">
            <text:p>1</text:p>
          </table:table-cell>
          <table:table-cell table:formula="of:=IF([.D318]= 0; 0;[.E317] +1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6" calcext:value-type="float">
            <text:p>6</text:p>
          </table:table-cell>
          <table:table-cell office:value-type="float" office:value="6276" calcext:value-type="float">
            <text:p>6276</text:p>
          </table:table-cell>
          <table:table-cell table:formula="of:=IF([.$C319]&lt; [.$C320]; 1; 0)" office:value-type="float" office:value="1" calcext:value-type="float">
            <text:p>1</text:p>
          </table:table-cell>
          <table:table-cell table:formula="of:=IF([.D319]= 0; 0;[.E318] +1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7" calcext:value-type="float">
            <text:p>7</text:p>
          </table:table-cell>
          <table:table-cell office:value-type="float" office:value="6597.65" calcext:value-type="float">
            <text:p>6597,65</text:p>
          </table:table-cell>
          <table:table-cell table:formula="of:=IF([.$C320]&lt; [.$C321]; 1; 0)" office:value-type="float" office:value="0" calcext:value-type="float">
            <text:p>0</text:p>
          </table:table-cell>
          <table:table-cell table:formula="of:=IF([.D320]= 0; 0;[.E31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8" calcext:value-type="float">
            <text:p>8</text:p>
          </table:table-cell>
          <table:table-cell office:value-type="float" office:value="6402.85" calcext:value-type="float">
            <text:p>6402,85</text:p>
          </table:table-cell>
          <table:table-cell table:formula="of:=IF([.$C321]&lt; [.$C322]; 1; 0)" office:value-type="float" office:value="0" calcext:value-type="float">
            <text:p>0</text:p>
          </table:table-cell>
          <table:table-cell table:formula="of:=IF([.D321]= 0; 0;[.E32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9" calcext:value-type="float">
            <text:p>9</text:p>
          </table:table-cell>
          <table:table-cell office:value-type="float" office:value="6034.713" calcext:value-type="float">
            <text:p>6034,713</text:p>
          </table:table-cell>
          <table:table-cell table:formula="of:=IF([.$C322]&lt; [.$C323]; 1; 0)" office:value-type="float" office:value="1" calcext:value-type="float">
            <text:p>1</text:p>
          </table:table-cell>
          <table:table-cell table:formula="of:=IF([.D322]= 0; 0;[.E32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0" calcext:value-type="float">
            <text:p>10</text:p>
          </table:table-cell>
          <table:table-cell office:value-type="float" office:value="6372.425" calcext:value-type="float">
            <text:p>6372,425</text:p>
          </table:table-cell>
          <table:table-cell table:formula="of:=IF([.$C323]&lt; [.$C324]; 1; 0)" office:value-type="float" office:value="0" calcext:value-type="float">
            <text:p>0</text:p>
          </table:table-cell>
          <table:table-cell table:formula="of:=IF([.D323]= 0; 0;[.E32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1" calcext:value-type="float">
            <text:p>11</text:p>
          </table:table-cell>
          <table:table-cell office:value-type="float" office:value="6298.838" calcext:value-type="float">
            <text:p>6298,838</text:p>
          </table:table-cell>
          <table:table-cell table:formula="of:=IF([.$C324]&lt; [.$C325]; 1; 0)" office:value-type="float" office:value="1" calcext:value-type="float">
            <text:p>1</text:p>
          </table:table-cell>
          <table:table-cell table:formula="of:=IF([.D324]= 0; 0;[.E32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2" calcext:value-type="float">
            <text:p>12</text:p>
          </table:table-cell>
          <table:table-cell office:value-type="float" office:value="6509.438" calcext:value-type="float">
            <text:p>6509,438</text:p>
          </table:table-cell>
          <table:table-cell table:formula="of:=IF([.$C325]&lt; [.$C326]; 1; 0)" office:value-type="float" office:value="1" calcext:value-type="float">
            <text:p>1</text:p>
          </table:table-cell>
          <table:table-cell table:formula="of:=IF([.D325]= 0; 0;[.E32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3" calcext:value-type="float">
            <text:p>13</text:p>
          </table:table-cell>
          <table:table-cell office:value-type="float" office:value="6538.3" calcext:value-type="float">
            <text:p>6538,3</text:p>
          </table:table-cell>
          <table:table-cell table:formula="of:=IF([.$C326]&lt; [.$C327]; 1; 0)" office:value-type="float" office:value="1" calcext:value-type="float">
            <text:p>1</text:p>
          </table:table-cell>
          <table:table-cell table:formula="of:=IF([.D326]= 0; 0;[.E32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4" calcext:value-type="float">
            <text:p>14</text:p>
          </table:table-cell>
          <table:table-cell office:value-type="float" office:value="6541.338" calcext:value-type="float">
            <text:p>6541,338</text:p>
          </table:table-cell>
          <table:table-cell table:formula="of:=IF([.$C327]&lt; [.$C328]; 1; 0)" office:value-type="float" office:value="0" calcext:value-type="float">
            <text:p>0</text:p>
          </table:table-cell>
          <table:table-cell table:formula="of:=IF([.D327]= 0; 0;[.E32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5" calcext:value-type="float">
            <text:p>15</text:p>
          </table:table-cell>
          <table:table-cell office:value-type="float" office:value="6461.2" calcext:value-type="float">
            <text:p>6461,2</text:p>
          </table:table-cell>
          <table:table-cell table:formula="of:=IF([.$C328]&lt; [.$C329]; 1; 0)" office:value-type="float" office:value="0" calcext:value-type="float">
            <text:p>0</text:p>
          </table:table-cell>
          <table:table-cell table:formula="of:=IF([.D328]= 0; 0;[.E32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6" calcext:value-type="float">
            <text:p>16</text:p>
          </table:table-cell>
          <table:table-cell office:value-type="float" office:value="6375.213" calcext:value-type="float">
            <text:p>6375,213</text:p>
          </table:table-cell>
          <table:table-cell table:formula="of:=IF([.$C329]&lt; [.$C330]; 1; 0)" office:value-type="float" office:value="1" calcext:value-type="float">
            <text:p>1</text:p>
          </table:table-cell>
          <table:table-cell table:formula="of:=IF([.D329]= 0; 0;[.E32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7" calcext:value-type="float">
            <text:p>17</text:p>
          </table:table-cell>
          <table:table-cell office:value-type="float" office:value="6976.738" calcext:value-type="float">
            <text:p>6976,738</text:p>
          </table:table-cell>
          <table:table-cell table:formula="of:=IF([.$C330]&lt; [.$C331]; 1; 0)" office:value-type="float" office:value="0" calcext:value-type="float">
            <text:p>0</text:p>
          </table:table-cell>
          <table:table-cell table:formula="of:=IF([.D330]= 0; 0;[.E32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8" calcext:value-type="float">
            <text:p>18</text:p>
          </table:table-cell>
          <table:table-cell office:value-type="float" office:value="6850.188" calcext:value-type="float">
            <text:p>6850,188</text:p>
          </table:table-cell>
          <table:table-cell table:formula="of:=IF([.$C331]&lt; [.$C332]; 1; 0)" office:value-type="float" office:value="0" calcext:value-type="float">
            <text:p>0</text:p>
          </table:table-cell>
          <table:table-cell table:formula="of:=IF([.D331]= 0; 0;[.E33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9" calcext:value-type="float">
            <text:p>19</text:p>
          </table:table-cell>
          <table:table-cell office:value-type="float" office:value="6512.713" calcext:value-type="float">
            <text:p>6512,713</text:p>
          </table:table-cell>
          <table:table-cell table:formula="of:=IF([.$C332]&lt; [.$C333]; 1; 0)" office:value-type="float" office:value="0" calcext:value-type="float">
            <text:p>0</text:p>
          </table:table-cell>
          <table:table-cell table:formula="of:=IF([.D332]= 0; 0;[.E33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0" calcext:value-type="float">
            <text:p>20</text:p>
          </table:table-cell>
          <table:table-cell office:value-type="float" office:value="5602.85" calcext:value-type="float">
            <text:p>5602,85</text:p>
          </table:table-cell>
          <table:table-cell table:formula="of:=IF([.$C333]&lt; [.$C334]; 1; 0)" office:value-type="float" office:value="0" calcext:value-type="float">
            <text:p>0</text:p>
          </table:table-cell>
          <table:table-cell table:formula="of:=IF([.D333]= 0; 0;[.E33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1" calcext:value-type="float">
            <text:p>21</text:p>
          </table:table-cell>
          <table:table-cell office:value-type="float" office:value="5012.575" calcext:value-type="float">
            <text:p>5012,575</text:p>
          </table:table-cell>
          <table:table-cell table:formula="of:=IF([.$C334]&lt; [.$C335]; 1; 0)" office:value-type="float" office:value="0" calcext:value-type="float">
            <text:p>0</text:p>
          </table:table-cell>
          <table:table-cell table:formula="of:=IF([.D334]= 0; 0;[.E33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2" calcext:value-type="float">
            <text:p>22</text:p>
          </table:table-cell>
          <table:table-cell office:value-type="float" office:value="4847.388" calcext:value-type="float">
            <text:p>4847,388</text:p>
          </table:table-cell>
          <table:table-cell table:formula="of:=IF([.$C335]&lt; [.$C336]; 1; 0)" office:value-type="float" office:value="0" calcext:value-type="float">
            <text:p>0</text:p>
          </table:table-cell>
          <table:table-cell table:formula="of:=IF([.D335]= 0; 0;[.E33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3" calcext:value-type="float">
            <text:p>23</text:p>
          </table:table-cell>
          <table:table-cell office:value-type="float" office:value="4398.375" calcext:value-type="float">
            <text:p>4398,375</text:p>
          </table:table-cell>
          <table:table-cell table:formula="of:=IF([.$C336]&lt; [.$C337]; 1; 0)" office:value-type="float" office:value="0" calcext:value-type="float">
            <text:p>0</text:p>
          </table:table-cell>
          <table:table-cell table:formula="of:=IF([.D336]= 0; 0;[.E33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4" calcext:value-type="float">
            <text:p>24</text:p>
          </table:table-cell>
          <table:table-cell office:value-type="float" office:value="3962.788" calcext:value-type="float">
            <text:p>3962,788</text:p>
          </table:table-cell>
          <table:table-cell table:formula="of:=IF([.$C337]&lt; [.$C338]; 1; 0)" office:value-type="float" office:value="0" calcext:value-type="float">
            <text:p>0</text:p>
          </table:table-cell>
          <table:table-cell table:formula="of:=IF([.D337]= 0; 0;[.E33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" calcext:value-type="float">
            <text:p>1</text:p>
          </table:table-cell>
          <table:table-cell office:value-type="float" office:value="3412.875" calcext:value-type="float">
            <text:p>3412,875</text:p>
          </table:table-cell>
          <table:table-cell table:formula="of:=IF([.$C338]&lt; [.$C339]; 1; 0)" office:value-type="float" office:value="0" calcext:value-type="float">
            <text:p>0</text:p>
          </table:table-cell>
          <table:table-cell table:formula="of:=IF([.D338]= 0; 0;[.E33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" calcext:value-type="float">
            <text:p>2</text:p>
          </table:table-cell>
          <table:table-cell office:value-type="float" office:value="2599.925" calcext:value-type="float">
            <text:p>2599,925</text:p>
          </table:table-cell>
          <table:table-cell table:formula="of:=IF([.$C339]&lt; [.$C340]; 1; 0)" office:value-type="float" office:value="0" calcext:value-type="float">
            <text:p>0</text:p>
          </table:table-cell>
          <table:table-cell table:formula="of:=IF([.D339]= 0; 0;[.E33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3" calcext:value-type="float">
            <text:p>3</text:p>
          </table:table-cell>
          <table:table-cell office:value-type="float" office:value="2349.863" calcext:value-type="float">
            <text:p>2349,863</text:p>
          </table:table-cell>
          <table:table-cell table:formula="of:=IF([.$C340]&lt; [.$C341]; 1; 0)" office:value-type="float" office:value="0" calcext:value-type="float">
            <text:p>0</text:p>
          </table:table-cell>
          <table:table-cell table:formula="of:=IF([.D340]= 0; 0;[.E33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4" calcext:value-type="float">
            <text:p>4</text:p>
          </table:table-cell>
          <table:table-cell office:value-type="float" office:value="2203.088" calcext:value-type="float">
            <text:p>2203,088</text:p>
          </table:table-cell>
          <table:table-cell table:formula="of:=IF([.$C341]&lt; [.$C342]; 1; 0)" office:value-type="float" office:value="0" calcext:value-type="float">
            <text:p>0</text:p>
          </table:table-cell>
          <table:table-cell table:formula="of:=IF([.D341]= 0; 0;[.E3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5" calcext:value-type="float">
            <text:p>5</text:p>
          </table:table-cell>
          <table:table-cell office:value-type="float" office:value="2138.925" calcext:value-type="float">
            <text:p>2138,925</text:p>
          </table:table-cell>
          <table:table-cell table:formula="of:=IF([.$C342]&lt; [.$C343]; 1; 0)" office:value-type="float" office:value="1" calcext:value-type="float">
            <text:p>1</text:p>
          </table:table-cell>
          <table:table-cell table:formula="of:=IF([.D342]= 0; 0;[.E34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6" calcext:value-type="float">
            <text:p>6</text:p>
          </table:table-cell>
          <table:table-cell office:value-type="float" office:value="2209.088" calcext:value-type="float">
            <text:p>2209,088</text:p>
          </table:table-cell>
          <table:table-cell table:formula="of:=IF([.$C343]&lt; [.$C344]; 1; 0)" office:value-type="float" office:value="0" calcext:value-type="float">
            <text:p>0</text:p>
          </table:table-cell>
          <table:table-cell table:formula="of:=IF([.D343]= 0; 0;[.E34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7" calcext:value-type="float">
            <text:p>7</text:p>
          </table:table-cell>
          <table:table-cell office:value-type="float" office:value="2132.963" calcext:value-type="float">
            <text:p>2132,963</text:p>
          </table:table-cell>
          <table:table-cell table:formula="of:=IF([.$C344]&lt; [.$C345]; 1; 0)" office:value-type="float" office:value="0" calcext:value-type="float">
            <text:p>0</text:p>
          </table:table-cell>
          <table:table-cell table:formula="of:=IF([.D344]= 0; 0;[.E34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8" calcext:value-type="float">
            <text:p>8</text:p>
          </table:table-cell>
          <table:table-cell office:value-type="float" office:value="1704.163" calcext:value-type="float">
            <text:p>1704,163</text:p>
          </table:table-cell>
          <table:table-cell table:formula="of:=IF([.$C345]&lt; [.$C346]; 1; 0)" office:value-type="float" office:value="0" calcext:value-type="float">
            <text:p>0</text:p>
          </table:table-cell>
          <table:table-cell table:formula="of:=IF([.D345]= 0; 0;[.E34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9" calcext:value-type="float">
            <text:p>9</text:p>
          </table:table-cell>
          <table:table-cell office:value-type="float" office:value="1390" calcext:value-type="float">
            <text:p>1390</text:p>
          </table:table-cell>
          <table:table-cell table:formula="of:=IF([.$C346]&lt; [.$C347]; 1; 0)" office:value-type="float" office:value="0" calcext:value-type="float">
            <text:p>0</text:p>
          </table:table-cell>
          <table:table-cell table:formula="of:=IF([.D346]= 0; 0;[.E34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0" calcext:value-type="float">
            <text:p>10</text:p>
          </table:table-cell>
          <table:table-cell office:value-type="float" office:value="1246.65" calcext:value-type="float">
            <text:p>1246,65</text:p>
          </table:table-cell>
          <table:table-cell table:formula="of:=IF([.$C347]&lt; [.$C348]; 1; 0)" office:value-type="float" office:value="1" calcext:value-type="float">
            <text:p>1</text:p>
          </table:table-cell>
          <table:table-cell table:formula="of:=IF([.D347]= 0; 0;[.E34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1" calcext:value-type="float">
            <text:p>11</text:p>
          </table:table-cell>
          <table:table-cell office:value-type="float" office:value="1263.113" calcext:value-type="float">
            <text:p>1263,113</text:p>
          </table:table-cell>
          <table:table-cell table:formula="of:=IF([.$C348]&lt; [.$C349]; 1; 0)" office:value-type="float" office:value="0" calcext:value-type="float">
            <text:p>0</text:p>
          </table:table-cell>
          <table:table-cell table:formula="of:=IF([.D348]= 0; 0;[.E34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2" calcext:value-type="float">
            <text:p>12</text:p>
          </table:table-cell>
          <table:table-cell office:value-type="float" office:value="1257.013" calcext:value-type="float">
            <text:p>1257,013</text:p>
          </table:table-cell>
          <table:table-cell table:formula="of:=IF([.$C349]&lt; [.$C350]; 1; 0)" office:value-type="float" office:value="0" calcext:value-type="float">
            <text:p>0</text:p>
          </table:table-cell>
          <table:table-cell table:formula="of:=IF([.D349]= 0; 0;[.E34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3" calcext:value-type="float">
            <text:p>13</text:p>
          </table:table-cell>
          <table:table-cell office:value-type="float" office:value="1076.15" calcext:value-type="float">
            <text:p>1076,15</text:p>
          </table:table-cell>
          <table:table-cell table:formula="of:=IF([.$C350]&lt; [.$C351]; 1; 0)" office:value-type="float" office:value="0" calcext:value-type="float">
            <text:p>0</text:p>
          </table:table-cell>
          <table:table-cell table:formula="of:=IF([.D350]= 0; 0;[.E34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" calcext:value-type="float">
            <text:p>14</text:p>
          </table:table-cell>
          <table:table-cell office:value-type="float" office:value="842.325" calcext:value-type="float">
            <text:p>842,325</text:p>
          </table:table-cell>
          <table:table-cell table:formula="of:=IF([.$C351]&lt; [.$C352]; 1; 0)" office:value-type="float" office:value="0" calcext:value-type="float">
            <text:p>0</text:p>
          </table:table-cell>
          <table:table-cell table:formula="of:=IF([.D351]= 0; 0;[.E35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5" calcext:value-type="float">
            <text:p>15</text:p>
          </table:table-cell>
          <table:table-cell office:value-type="float" office:value="685.6" calcext:value-type="float">
            <text:p>685,6</text:p>
          </table:table-cell>
          <table:table-cell table:formula="of:=IF([.$C352]&lt; [.$C353]; 1; 0)" office:value-type="float" office:value="1" calcext:value-type="float">
            <text:p>1</text:p>
          </table:table-cell>
          <table:table-cell table:formula="of:=IF([.D352]= 0; 0;[.E35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6" calcext:value-type="float">
            <text:p>16</text:p>
          </table:table-cell>
          <table:table-cell office:value-type="float" office:value="696.325" calcext:value-type="float">
            <text:p>696,325</text:p>
          </table:table-cell>
          <table:table-cell table:formula="of:=IF([.$C353]&lt; [.$C354]; 1; 0)" office:value-type="float" office:value="0" calcext:value-type="float">
            <text:p>0</text:p>
          </table:table-cell>
          <table:table-cell table:formula="of:=IF([.D353]= 0; 0;[.E35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7" calcext:value-type="float">
            <text:p>17</text:p>
          </table:table-cell>
          <table:table-cell office:value-type="float" office:value="668.738" calcext:value-type="float">
            <text:p>668,738</text:p>
          </table:table-cell>
          <table:table-cell table:formula="of:=IF([.$C354]&lt; [.$C355]; 1; 0)" office:value-type="float" office:value="0" calcext:value-type="float">
            <text:p>0</text:p>
          </table:table-cell>
          <table:table-cell table:formula="of:=IF([.D354]= 0; 0;[.E35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8" calcext:value-type="float">
            <text:p>18</text:p>
          </table:table-cell>
          <table:table-cell office:value-type="float" office:value="613.688" calcext:value-type="float">
            <text:p>613,688</text:p>
          </table:table-cell>
          <table:table-cell table:formula="of:=IF([.$C355]&lt; [.$C356]; 1; 0)" office:value-type="float" office:value="1" calcext:value-type="float">
            <text:p>1</text:p>
          </table:table-cell>
          <table:table-cell table:formula="of:=IF([.D355]= 0; 0;[.E35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9" calcext:value-type="float">
            <text:p>19</text:p>
          </table:table-cell>
          <table:table-cell office:value-type="float" office:value="666.213" calcext:value-type="float">
            <text:p>666,213</text:p>
          </table:table-cell>
          <table:table-cell table:formula="of:=IF([.$C356]&lt; [.$C357]; 1; 0)" office:value-type="float" office:value="1" calcext:value-type="float">
            <text:p>1</text:p>
          </table:table-cell>
          <table:table-cell table:formula="of:=IF([.D356]= 0; 0;[.E355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0" calcext:value-type="float">
            <text:p>20</text:p>
          </table:table-cell>
          <table:table-cell office:value-type="float" office:value="1073.825" calcext:value-type="float">
            <text:p>1073,825</text:p>
          </table:table-cell>
          <table:table-cell table:formula="of:=IF([.$C357]&lt; [.$C358]; 1; 0)" office:value-type="float" office:value="1" calcext:value-type="float">
            <text:p>1</text:p>
          </table:table-cell>
          <table:table-cell table:formula="of:=IF([.D357]= 0; 0;[.E356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1" calcext:value-type="float">
            <text:p>21</text:p>
          </table:table-cell>
          <table:table-cell office:value-type="float" office:value="1802.775" calcext:value-type="float">
            <text:p>1802,775</text:p>
          </table:table-cell>
          <table:table-cell table:formula="of:=IF([.$C358]&lt; [.$C359]; 1; 0)" office:value-type="float" office:value="1" calcext:value-type="float">
            <text:p>1</text:p>
          </table:table-cell>
          <table:table-cell table:formula="of:=IF([.D358]= 0; 0;[.E357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2" calcext:value-type="float">
            <text:p>22</text:p>
          </table:table-cell>
          <table:table-cell office:value-type="float" office:value="2176.738" calcext:value-type="float">
            <text:p>2176,738</text:p>
          </table:table-cell>
          <table:table-cell table:formula="of:=IF([.$C359]&lt; [.$C360]; 1; 0)" office:value-type="float" office:value="1" calcext:value-type="float">
            <text:p>1</text:p>
          </table:table-cell>
          <table:table-cell table:formula="of:=IF([.D359]= 0; 0;[.E358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3" calcext:value-type="float">
            <text:p>23</text:p>
          </table:table-cell>
          <table:table-cell office:value-type="float" office:value="2737.838" calcext:value-type="float">
            <text:p>2737,838</text:p>
          </table:table-cell>
          <table:table-cell table:formula="of:=IF([.$C360]&lt; [.$C361]; 1; 0)" office:value-type="float" office:value="1" calcext:value-type="float">
            <text:p>1</text:p>
          </table:table-cell>
          <table:table-cell table:formula="of:=IF([.D360]= 0; 0;[.E359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4" calcext:value-type="float">
            <text:p>24</text:p>
          </table:table-cell>
          <table:table-cell office:value-type="float" office:value="2771.35" calcext:value-type="float">
            <text:p>2771,35</text:p>
          </table:table-cell>
          <table:table-cell table:formula="of:=IF([.$C361]&lt; [.$C362]; 1; 0)" office:value-type="float" office:value="1" calcext:value-type="float">
            <text:p>1</text:p>
          </table:table-cell>
          <table:table-cell table:formula="of:=IF([.D361]= 0; 0;[.E360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" calcext:value-type="float">
            <text:p>1</text:p>
          </table:table-cell>
          <table:table-cell office:value-type="float" office:value="3206.038" calcext:value-type="float">
            <text:p>3206,038</text:p>
          </table:table-cell>
          <table:table-cell table:formula="of:=IF([.$C362]&lt; [.$C363]; 1; 0)" office:value-type="float" office:value="0" calcext:value-type="float">
            <text:p>0</text:p>
          </table:table-cell>
          <table:table-cell table:formula="of:=IF([.D362]= 0; 0;[.E3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" calcext:value-type="float">
            <text:p>2</text:p>
          </table:table-cell>
          <table:table-cell office:value-type="float" office:value="3041.575" calcext:value-type="float">
            <text:p>3041,575</text:p>
          </table:table-cell>
          <table:table-cell table:formula="of:=IF([.$C363]&lt; [.$C364]; 1; 0)" office:value-type="float" office:value="1" calcext:value-type="float">
            <text:p>1</text:p>
          </table:table-cell>
          <table:table-cell table:formula="of:=IF([.D363]= 0; 0;[.E36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3" calcext:value-type="float">
            <text:p>3</text:p>
          </table:table-cell>
          <table:table-cell office:value-type="float" office:value="3059.288" calcext:value-type="float">
            <text:p>3059,288</text:p>
          </table:table-cell>
          <table:table-cell table:formula="of:=IF([.$C364]&lt; [.$C365]; 1; 0)" office:value-type="float" office:value="1" calcext:value-type="float">
            <text:p>1</text:p>
          </table:table-cell>
          <table:table-cell table:formula="of:=IF([.D364]= 0; 0;[.E36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4" calcext:value-type="float">
            <text:p>4</text:p>
          </table:table-cell>
          <table:table-cell office:value-type="float" office:value="3767.3" calcext:value-type="float">
            <text:p>3767,3</text:p>
          </table:table-cell>
          <table:table-cell table:formula="of:=IF([.$C365]&lt; [.$C366]; 1; 0)" office:value-type="float" office:value="1" calcext:value-type="float">
            <text:p>1</text:p>
          </table:table-cell>
          <table:table-cell table:formula="of:=IF([.D365]= 0; 0;[.E36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5" calcext:value-type="float">
            <text:p>5</text:p>
          </table:table-cell>
          <table:table-cell office:value-type="float" office:value="4547.463" calcext:value-type="float">
            <text:p>4547,463</text:p>
          </table:table-cell>
          <table:table-cell table:formula="of:=IF([.$C366]&lt; [.$C367]; 1; 0)" office:value-type="float" office:value="1" calcext:value-type="float">
            <text:p>1</text:p>
          </table:table-cell>
          <table:table-cell table:formula="of:=IF([.D366]= 0; 0;[.E36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6" calcext:value-type="float">
            <text:p>6</text:p>
          </table:table-cell>
          <table:table-cell office:value-type="float" office:value="4833.85" calcext:value-type="float">
            <text:p>4833,85</text:p>
          </table:table-cell>
          <table:table-cell table:formula="of:=IF([.$C367]&lt; [.$C368]; 1; 0)" office:value-type="float" office:value="1" calcext:value-type="float">
            <text:p>1</text:p>
          </table:table-cell>
          <table:table-cell table:formula="of:=IF([.D367]= 0; 0;[.E36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7" calcext:value-type="float">
            <text:p>7</text:p>
          </table:table-cell>
          <table:table-cell office:value-type="float" office:value="5403.175" calcext:value-type="float">
            <text:p>5403,175</text:p>
          </table:table-cell>
          <table:table-cell table:formula="of:=IF([.$C368]&lt; [.$C369]; 1; 0)" office:value-type="float" office:value="1" calcext:value-type="float">
            <text:p>1</text:p>
          </table:table-cell>
          <table:table-cell table:formula="of:=IF([.D368]= 0; 0;[.E36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8" calcext:value-type="float">
            <text:p>8</text:p>
          </table:table-cell>
          <table:table-cell office:value-type="float" office:value="5836.025" calcext:value-type="float">
            <text:p>5836,025</text:p>
          </table:table-cell>
          <table:table-cell table:formula="of:=IF([.$C369]&lt; [.$C370]; 1; 0)" office:value-type="float" office:value="1" calcext:value-type="float">
            <text:p>1</text:p>
          </table:table-cell>
          <table:table-cell table:formula="of:=IF([.D369]= 0; 0;[.E36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9" calcext:value-type="float">
            <text:p>9</text:p>
          </table:table-cell>
          <table:table-cell office:value-type="float" office:value="6202.063" calcext:value-type="float">
            <text:p>6202,063</text:p>
          </table:table-cell>
          <table:table-cell table:formula="of:=IF([.$C370]&lt; [.$C371]; 1; 0)" office:value-type="float" office:value="1" calcext:value-type="float">
            <text:p>1</text:p>
          </table:table-cell>
          <table:table-cell table:formula="of:=IF([.D370]= 0; 0;[.E36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0" calcext:value-type="float">
            <text:p>10</text:p>
          </table:table-cell>
          <table:table-cell office:value-type="float" office:value="6557.213" calcext:value-type="float">
            <text:p>6557,213</text:p>
          </table:table-cell>
          <table:table-cell table:formula="of:=IF([.$C371]&lt; [.$C372]; 1; 0)" office:value-type="float" office:value="1" calcext:value-type="float">
            <text:p>1</text:p>
          </table:table-cell>
          <table:table-cell table:formula="of:=IF([.D371]= 0; 0;[.E370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1" calcext:value-type="float">
            <text:p>11</text:p>
          </table:table-cell>
          <table:table-cell office:value-type="float" office:value="6800.763" calcext:value-type="float">
            <text:p>6800,763</text:p>
          </table:table-cell>
          <table:table-cell table:formula="of:=IF([.$C372]&lt; [.$C373]; 1; 0)" office:value-type="float" office:value="0" calcext:value-type="float">
            <text:p>0</text:p>
          </table:table-cell>
          <table:table-cell table:formula="of:=IF([.D372]= 0; 0;[.E37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2" calcext:value-type="float">
            <text:p>12</text:p>
          </table:table-cell>
          <table:table-cell office:value-type="float" office:value="6714.5" calcext:value-type="float">
            <text:p>6714,5</text:p>
          </table:table-cell>
          <table:table-cell table:formula="of:=IF([.$C373]&lt; [.$C374]; 1; 0)" office:value-type="float" office:value="0" calcext:value-type="float">
            <text:p>0</text:p>
          </table:table-cell>
          <table:table-cell table:formula="of:=IF([.D373]= 0; 0;[.E37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3" calcext:value-type="float">
            <text:p>13</text:p>
          </table:table-cell>
          <table:table-cell office:value-type="float" office:value="6545.438" calcext:value-type="float">
            <text:p>6545,438</text:p>
          </table:table-cell>
          <table:table-cell table:formula="of:=IF([.$C374]&lt; [.$C375]; 1; 0)" office:value-type="float" office:value="0" calcext:value-type="float">
            <text:p>0</text:p>
          </table:table-cell>
          <table:table-cell table:formula="of:=IF([.D374]= 0; 0;[.E37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4" calcext:value-type="float">
            <text:p>14</text:p>
          </table:table-cell>
          <table:table-cell office:value-type="float" office:value="6455.575" calcext:value-type="float">
            <text:p>6455,575</text:p>
          </table:table-cell>
          <table:table-cell table:formula="of:=IF([.$C375]&lt; [.$C376]; 1; 0)" office:value-type="float" office:value="0" calcext:value-type="float">
            <text:p>0</text:p>
          </table:table-cell>
          <table:table-cell table:formula="of:=IF([.D375]= 0; 0;[.E37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5" calcext:value-type="float">
            <text:p>15</text:p>
          </table:table-cell>
          <table:table-cell office:value-type="float" office:value="6052.425" calcext:value-type="float">
            <text:p>6052,425</text:p>
          </table:table-cell>
          <table:table-cell table:formula="of:=IF([.$C376]&lt; [.$C377]; 1; 0)" office:value-type="float" office:value="0" calcext:value-type="float">
            <text:p>0</text:p>
          </table:table-cell>
          <table:table-cell table:formula="of:=IF([.D376]= 0; 0;[.E37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6" calcext:value-type="float">
            <text:p>16</text:p>
          </table:table-cell>
          <table:table-cell office:value-type="float" office:value="5514.325" calcext:value-type="float">
            <text:p>5514,325</text:p>
          </table:table-cell>
          <table:table-cell table:formula="of:=IF([.$C377]&lt; [.$C378]; 1; 0)" office:value-type="float" office:value="0" calcext:value-type="float">
            <text:p>0</text:p>
          </table:table-cell>
          <table:table-cell table:formula="of:=IF([.D377]= 0; 0;[.E37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7" calcext:value-type="float">
            <text:p>17</text:p>
          </table:table-cell>
          <table:table-cell office:value-type="float" office:value="4683.638" calcext:value-type="float">
            <text:p>4683,638</text:p>
          </table:table-cell>
          <table:table-cell table:formula="of:=IF([.$C378]&lt; [.$C379]; 1; 0)" office:value-type="float" office:value="0" calcext:value-type="float">
            <text:p>0</text:p>
          </table:table-cell>
          <table:table-cell table:formula="of:=IF([.D378]= 0; 0;[.E37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8" calcext:value-type="float">
            <text:p>18</text:p>
          </table:table-cell>
          <table:table-cell office:value-type="float" office:value="4193.025" calcext:value-type="float">
            <text:p>4193,025</text:p>
          </table:table-cell>
          <table:table-cell table:formula="of:=IF([.$C379]&lt; [.$C380]; 1; 0)" office:value-type="float" office:value="0" calcext:value-type="float">
            <text:p>0</text:p>
          </table:table-cell>
          <table:table-cell table:formula="of:=IF([.D379]= 0; 0;[.E37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9" calcext:value-type="float">
            <text:p>19</text:p>
          </table:table-cell>
          <table:table-cell office:value-type="float" office:value="3605.6" calcext:value-type="float">
            <text:p>3605,6</text:p>
          </table:table-cell>
          <table:table-cell table:formula="of:=IF([.$C380]&lt; [.$C381]; 1; 0)" office:value-type="float" office:value="0" calcext:value-type="float">
            <text:p>0</text:p>
          </table:table-cell>
          <table:table-cell table:formula="of:=IF([.D380]= 0; 0;[.E3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0" calcext:value-type="float">
            <text:p>20</text:p>
          </table:table-cell>
          <table:table-cell office:value-type="float" office:value="3165.813" calcext:value-type="float">
            <text:p>3165,813</text:p>
          </table:table-cell>
          <table:table-cell table:formula="of:=IF([.$C381]&lt; [.$C382]; 1; 0)" office:value-type="float" office:value="1" calcext:value-type="float">
            <text:p>1</text:p>
          </table:table-cell>
          <table:table-cell table:formula="of:=IF([.D381]= 0; 0;[.E38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1" calcext:value-type="float">
            <text:p>21</text:p>
          </table:table-cell>
          <table:table-cell office:value-type="float" office:value="3181.363" calcext:value-type="float">
            <text:p>3181,363</text:p>
          </table:table-cell>
          <table:table-cell table:formula="of:=IF([.$C382]&lt; [.$C383]; 1; 0)" office:value-type="float" office:value="1" calcext:value-type="float">
            <text:p>1</text:p>
          </table:table-cell>
          <table:table-cell table:formula="of:=IF([.D382]= 0; 0;[.E38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2" calcext:value-type="float">
            <text:p>22</text:p>
          </table:table-cell>
          <table:table-cell office:value-type="float" office:value="3564.013" calcext:value-type="float">
            <text:p>3564,013</text:p>
          </table:table-cell>
          <table:table-cell table:formula="of:=IF([.$C383]&lt; [.$C384]; 1; 0)" office:value-type="float" office:value="0" calcext:value-type="float">
            <text:p>0</text:p>
          </table:table-cell>
          <table:table-cell table:formula="of:=IF([.D383]= 0; 0;[.E38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3" calcext:value-type="float">
            <text:p>23</text:p>
          </table:table-cell>
          <table:table-cell office:value-type="float" office:value="3475.425" calcext:value-type="float">
            <text:p>3475,425</text:p>
          </table:table-cell>
          <table:table-cell table:formula="of:=IF([.$C384]&lt; [.$C385]; 1; 0)" office:value-type="float" office:value="0" calcext:value-type="float">
            <text:p>0</text:p>
          </table:table-cell>
          <table:table-cell table:formula="of:=IF([.D384]= 0; 0;[.E38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4" calcext:value-type="float">
            <text:p>24</text:p>
          </table:table-cell>
          <table:table-cell office:value-type="float" office:value="3159.638" calcext:value-type="float">
            <text:p>3159,638</text:p>
          </table:table-cell>
          <table:table-cell table:formula="of:=IF([.$C385]&lt; [.$C386]; 1; 0)" office:value-type="float" office:value="0" calcext:value-type="float">
            <text:p>0</text:p>
          </table:table-cell>
          <table:table-cell table:formula="of:=IF([.D385]= 0; 0;[.E38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" calcext:value-type="float">
            <text:p>1</text:p>
          </table:table-cell>
          <table:table-cell office:value-type="float" office:value="2878.875" calcext:value-type="float">
            <text:p>2878,875</text:p>
          </table:table-cell>
          <table:table-cell table:formula="of:=IF([.$C386]&lt; [.$C387]; 1; 0)" office:value-type="float" office:value="0" calcext:value-type="float">
            <text:p>0</text:p>
          </table:table-cell>
          <table:table-cell table:formula="of:=IF([.D386]= 0; 0;[.E38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" calcext:value-type="float">
            <text:p>2</text:p>
          </table:table-cell>
          <table:table-cell office:value-type="float" office:value="2527.975" calcext:value-type="float">
            <text:p>2527,975</text:p>
          </table:table-cell>
          <table:table-cell table:formula="of:=IF([.$C387]&lt; [.$C388]; 1; 0)" office:value-type="float" office:value="0" calcext:value-type="float">
            <text:p>0</text:p>
          </table:table-cell>
          <table:table-cell table:formula="of:=IF([.D387]= 0; 0;[.E38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3" calcext:value-type="float">
            <text:p>3</text:p>
          </table:table-cell>
          <table:table-cell office:value-type="float" office:value="2261.4" calcext:value-type="float">
            <text:p>2261,4</text:p>
          </table:table-cell>
          <table:table-cell table:formula="of:=IF([.$C388]&lt; [.$C389]; 1; 0)" office:value-type="float" office:value="0" calcext:value-type="float">
            <text:p>0</text:p>
          </table:table-cell>
          <table:table-cell table:formula="of:=IF([.D388]= 0; 0;[.E38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4" calcext:value-type="float">
            <text:p>4</text:p>
          </table:table-cell>
          <table:table-cell office:value-type="float" office:value="2010.65" calcext:value-type="float">
            <text:p>2010,65</text:p>
          </table:table-cell>
          <table:table-cell table:formula="of:=IF([.$C389]&lt; [.$C390]; 1; 0)" office:value-type="float" office:value="1" calcext:value-type="float">
            <text:p>1</text:p>
          </table:table-cell>
          <table:table-cell table:formula="of:=IF([.D389]= 0; 0;[.E38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5" calcext:value-type="float">
            <text:p>5</text:p>
          </table:table-cell>
          <table:table-cell office:value-type="float" office:value="2118.925" calcext:value-type="float">
            <text:p>2118,925</text:p>
          </table:table-cell>
          <table:table-cell table:formula="of:=IF([.$C390]&lt; [.$C391]; 1; 0)" office:value-type="float" office:value="0" calcext:value-type="float">
            <text:p>0</text:p>
          </table:table-cell>
          <table:table-cell table:formula="of:=IF([.D390]= 0; 0;[.E38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6" calcext:value-type="float">
            <text:p>6</text:p>
          </table:table-cell>
          <table:table-cell office:value-type="float" office:value="1950.775" calcext:value-type="float">
            <text:p>1950,775</text:p>
          </table:table-cell>
          <table:table-cell table:formula="of:=IF([.$C391]&lt; [.$C392]; 1; 0)" office:value-type="float" office:value="0" calcext:value-type="float">
            <text:p>0</text:p>
          </table:table-cell>
          <table:table-cell table:formula="of:=IF([.D391]= 0; 0;[.E39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7" calcext:value-type="float">
            <text:p>7</text:p>
          </table:table-cell>
          <table:table-cell office:value-type="float" office:value="1878.15" calcext:value-type="float">
            <text:p>1878,15</text:p>
          </table:table-cell>
          <table:table-cell table:formula="of:=IF([.$C392]&lt; [.$C393]; 1; 0)" office:value-type="float" office:value="0" calcext:value-type="float">
            <text:p>0</text:p>
          </table:table-cell>
          <table:table-cell table:formula="of:=IF([.D392]= 0; 0;[.E39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8" calcext:value-type="float">
            <text:p>8</text:p>
          </table:table-cell>
          <table:table-cell office:value-type="float" office:value="1701.65" calcext:value-type="float">
            <text:p>1701,65</text:p>
          </table:table-cell>
          <table:table-cell table:formula="of:=IF([.$C393]&lt; [.$C394]; 1; 0)" office:value-type="float" office:value="1" calcext:value-type="float">
            <text:p>1</text:p>
          </table:table-cell>
          <table:table-cell table:formula="of:=IF([.D393]= 0; 0;[.E39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9" calcext:value-type="float">
            <text:p>9</text:p>
          </table:table-cell>
          <table:table-cell office:value-type="float" office:value="1884" calcext:value-type="float">
            <text:p>1884</text:p>
          </table:table-cell>
          <table:table-cell table:formula="of:=IF([.$C394]&lt; [.$C395]; 1; 0)" office:value-type="float" office:value="1" calcext:value-type="float">
            <text:p>1</text:p>
          </table:table-cell>
          <table:table-cell table:formula="of:=IF([.D394]= 0; 0;[.E39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0" calcext:value-type="float">
            <text:p>10</text:p>
          </table:table-cell>
          <table:table-cell office:value-type="float" office:value="1902.763" calcext:value-type="float">
            <text:p>1902,763</text:p>
          </table:table-cell>
          <table:table-cell table:formula="of:=IF([.$C395]&lt; [.$C396]; 1; 0)" office:value-type="float" office:value="0" calcext:value-type="float">
            <text:p>0</text:p>
          </table:table-cell>
          <table:table-cell table:formula="of:=IF([.D395]= 0; 0;[.E39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1" calcext:value-type="float">
            <text:p>11</text:p>
          </table:table-cell>
          <table:table-cell office:value-type="float" office:value="1701.713" calcext:value-type="float">
            <text:p>1701,713</text:p>
          </table:table-cell>
          <table:table-cell table:formula="of:=IF([.$C396]&lt; [.$C397]; 1; 0)" office:value-type="float" office:value="0" calcext:value-type="float">
            <text:p>0</text:p>
          </table:table-cell>
          <table:table-cell table:formula="of:=IF([.D396]= 0; 0;[.E39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2" calcext:value-type="float">
            <text:p>12</text:p>
          </table:table-cell>
          <table:table-cell office:value-type="float" office:value="1613.3" calcext:value-type="float">
            <text:p>1613,3</text:p>
          </table:table-cell>
          <table:table-cell table:formula="of:=IF([.$C397]&lt; [.$C398]; 1; 0)" office:value-type="float" office:value="0" calcext:value-type="float">
            <text:p>0</text:p>
          </table:table-cell>
          <table:table-cell table:formula="of:=IF([.D397]= 0; 0;[.E39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3" calcext:value-type="float">
            <text:p>13</text:p>
          </table:table-cell>
          <table:table-cell office:value-type="float" office:value="1565.875" calcext:value-type="float">
            <text:p>1565,875</text:p>
          </table:table-cell>
          <table:table-cell table:formula="of:=IF([.$C398]&lt; [.$C399]; 1; 0)" office:value-type="float" office:value="0" calcext:value-type="float">
            <text:p>0</text:p>
          </table:table-cell>
          <table:table-cell table:formula="of:=IF([.D398]= 0; 0;[.E39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4" calcext:value-type="float">
            <text:p>14</text:p>
          </table:table-cell>
          <table:table-cell office:value-type="float" office:value="1509.5" calcext:value-type="float">
            <text:p>1509,5</text:p>
          </table:table-cell>
          <table:table-cell table:formula="of:=IF([.$C399]&lt; [.$C400]; 1; 0)" office:value-type="float" office:value="1" calcext:value-type="float">
            <text:p>1</text:p>
          </table:table-cell>
          <table:table-cell table:formula="of:=IF([.D399]= 0; 0;[.E39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5" calcext:value-type="float">
            <text:p>15</text:p>
          </table:table-cell>
          <table:table-cell office:value-type="float" office:value="1533.288" calcext:value-type="float">
            <text:p>1533,288</text:p>
          </table:table-cell>
          <table:table-cell table:formula="of:=IF([.$C400]&lt; [.$C401]; 1; 0)" office:value-type="float" office:value="0" calcext:value-type="float">
            <text:p>0</text:p>
          </table:table-cell>
          <table:table-cell table:formula="of:=IF([.D400]= 0; 0;[.E39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6" calcext:value-type="float">
            <text:p>16</text:p>
          </table:table-cell>
          <table:table-cell office:value-type="float" office:value="1480.588" calcext:value-type="float">
            <text:p>1480,588</text:p>
          </table:table-cell>
          <table:table-cell table:formula="of:=IF([.$C401]&lt; [.$C402]; 1; 0)" office:value-type="float" office:value="0" calcext:value-type="float">
            <text:p>0</text:p>
          </table:table-cell>
          <table:table-cell table:formula="of:=IF([.D401]= 0; 0;[.E40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7" calcext:value-type="float">
            <text:p>17</text:p>
          </table:table-cell>
          <table:table-cell office:value-type="float" office:value="1392.4" calcext:value-type="float">
            <text:p>1392,4</text:p>
          </table:table-cell>
          <table:table-cell table:formula="of:=IF([.$C402]&lt; [.$C403]; 1; 0)" office:value-type="float" office:value="0" calcext:value-type="float">
            <text:p>0</text:p>
          </table:table-cell>
          <table:table-cell table:formula="of:=IF([.D402]= 0; 0;[.E40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8" calcext:value-type="float">
            <text:p>18</text:p>
          </table:table-cell>
          <table:table-cell office:value-type="float" office:value="1282.713" calcext:value-type="float">
            <text:p>1282,713</text:p>
          </table:table-cell>
          <table:table-cell table:formula="of:=IF([.$C403]&lt; [.$C404]; 1; 0)" office:value-type="float" office:value="0" calcext:value-type="float">
            <text:p>0</text:p>
          </table:table-cell>
          <table:table-cell table:formula="of:=IF([.D403]= 0; 0;[.E40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9" calcext:value-type="float">
            <text:p>19</text:p>
          </table:table-cell>
          <table:table-cell office:value-type="float" office:value="1154.888" calcext:value-type="float">
            <text:p>1154,888</text:p>
          </table:table-cell>
          <table:table-cell table:formula="of:=IF([.$C404]&lt; [.$C405]; 1; 0)" office:value-type="float" office:value="0" calcext:value-type="float">
            <text:p>0</text:p>
          </table:table-cell>
          <table:table-cell table:formula="of:=IF([.D404]= 0; 0;[.E4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office:value-type="float" office:value="1046.013" calcext:value-type="float">
            <text:p>1046,013</text:p>
          </table:table-cell>
          <table:table-cell table:formula="of:=IF([.$C405]&lt; [.$C406]; 1; 0)" office:value-type="float" office:value="0" calcext:value-type="float">
            <text:p>0</text:p>
          </table:table-cell>
          <table:table-cell table:formula="of:=IF([.D405]= 0; 0;[.E4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1" calcext:value-type="float">
            <text:p>21</text:p>
          </table:table-cell>
          <table:table-cell office:value-type="float" office:value="924.463" calcext:value-type="float">
            <text:p>924,463</text:p>
          </table:table-cell>
          <table:table-cell table:formula="of:=IF([.$C406]&lt; [.$C407]; 1; 0)" office:value-type="float" office:value="0" calcext:value-type="float">
            <text:p>0</text:p>
          </table:table-cell>
          <table:table-cell table:formula="of:=IF([.D406]= 0; 0;[.E4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2" calcext:value-type="float">
            <text:p>22</text:p>
          </table:table-cell>
          <table:table-cell office:value-type="float" office:value="838.05" calcext:value-type="float">
            <text:p>838,05</text:p>
          </table:table-cell>
          <table:table-cell table:formula="of:=IF([.$C407]&lt; [.$C408]; 1; 0)" office:value-type="float" office:value="0" calcext:value-type="float">
            <text:p>0</text:p>
          </table:table-cell>
          <table:table-cell table:formula="of:=IF([.D407]= 0; 0;[.E40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3" calcext:value-type="float">
            <text:p>23</text:p>
          </table:table-cell>
          <table:table-cell office:value-type="float" office:value="799.638" calcext:value-type="float">
            <text:p>799,638</text:p>
          </table:table-cell>
          <table:table-cell table:formula="of:=IF([.$C408]&lt; [.$C409]; 1; 0)" office:value-type="float" office:value="0" calcext:value-type="float">
            <text:p>0</text:p>
          </table:table-cell>
          <table:table-cell table:formula="of:=IF([.D408]= 0; 0;[.E40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4" calcext:value-type="float">
            <text:p>24</text:p>
          </table:table-cell>
          <table:table-cell office:value-type="float" office:value="796.388" calcext:value-type="float">
            <text:p>796,388</text:p>
          </table:table-cell>
          <table:table-cell table:formula="of:=IF([.$C409]&lt; [.$C410]; 1; 0)" office:value-type="float" office:value="1" calcext:value-type="float">
            <text:p>1</text:p>
          </table:table-cell>
          <table:table-cell table:formula="of:=IF([.D409]= 0; 0;[.E40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" calcext:value-type="float">
            <text:p>1</text:p>
          </table:table-cell>
          <table:table-cell office:value-type="float" office:value="832.663" calcext:value-type="float">
            <text:p>832,663</text:p>
          </table:table-cell>
          <table:table-cell table:formula="of:=IF([.$C410]&lt; [.$C411]; 1; 0)" office:value-type="float" office:value="1" calcext:value-type="float">
            <text:p>1</text:p>
          </table:table-cell>
          <table:table-cell table:formula="of:=IF([.D410]= 0; 0;[.E40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" calcext:value-type="float">
            <text:p>2</text:p>
          </table:table-cell>
          <table:table-cell office:value-type="float" office:value="983.563" calcext:value-type="float">
            <text:p>983,563</text:p>
          </table:table-cell>
          <table:table-cell table:formula="of:=IF([.$C411]&lt; [.$C412]; 1; 0)" office:value-type="float" office:value="1" calcext:value-type="float">
            <text:p>1</text:p>
          </table:table-cell>
          <table:table-cell table:formula="of:=IF([.D411]= 0; 0;[.E41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3" calcext:value-type="float">
            <text:p>3</text:p>
          </table:table-cell>
          <table:table-cell office:value-type="float" office:value="1133.988" calcext:value-type="float">
            <text:p>1133,988</text:p>
          </table:table-cell>
          <table:table-cell table:formula="of:=IF([.$C412]&lt; [.$C413]; 1; 0)" office:value-type="float" office:value="1" calcext:value-type="float">
            <text:p>1</text:p>
          </table:table-cell>
          <table:table-cell table:formula="of:=IF([.D412]= 0; 0;[.E41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4" calcext:value-type="float">
            <text:p>4</text:p>
          </table:table-cell>
          <table:table-cell office:value-type="float" office:value="1195.9" calcext:value-type="float">
            <text:p>1195,9</text:p>
          </table:table-cell>
          <table:table-cell table:formula="of:=IF([.$C413]&lt; [.$C414]; 1; 0)" office:value-type="float" office:value="0" calcext:value-type="float">
            <text:p>0</text:p>
          </table:table-cell>
          <table:table-cell table:formula="of:=IF([.D413]= 0; 0;[.E41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5" calcext:value-type="float">
            <text:p>5</text:p>
          </table:table-cell>
          <table:table-cell office:value-type="float" office:value="1108.713" calcext:value-type="float">
            <text:p>1108,713</text:p>
          </table:table-cell>
          <table:table-cell table:formula="of:=IF([.$C414]&lt; [.$C415]; 1; 0)" office:value-type="float" office:value="0" calcext:value-type="float">
            <text:p>0</text:p>
          </table:table-cell>
          <table:table-cell table:formula="of:=IF([.D414]= 0; 0;[.E41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6" calcext:value-type="float">
            <text:p>6</text:p>
          </table:table-cell>
          <table:table-cell office:value-type="float" office:value="1068.525" calcext:value-type="float">
            <text:p>1068,525</text:p>
          </table:table-cell>
          <table:table-cell table:formula="of:=IF([.$C415]&lt; [.$C416]; 1; 0)" office:value-type="float" office:value="0" calcext:value-type="float">
            <text:p>0</text:p>
          </table:table-cell>
          <table:table-cell table:formula="of:=IF([.D415]= 0; 0;[.E41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7" calcext:value-type="float">
            <text:p>7</text:p>
          </table:table-cell>
          <table:table-cell office:value-type="float" office:value="1048.038" calcext:value-type="float">
            <text:p>1048,038</text:p>
          </table:table-cell>
          <table:table-cell table:formula="of:=IF([.$C416]&lt; [.$C417]; 1; 0)" office:value-type="float" office:value="0" calcext:value-type="float">
            <text:p>0</text:p>
          </table:table-cell>
          <table:table-cell table:formula="of:=IF([.D416]= 0; 0;[.E41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8" calcext:value-type="float">
            <text:p>8</text:p>
          </table:table-cell>
          <table:table-cell office:value-type="float" office:value="944.563" calcext:value-type="float">
            <text:p>944,563</text:p>
          </table:table-cell>
          <table:table-cell table:formula="of:=IF([.$C417]&lt; [.$C418]; 1; 0)" office:value-type="float" office:value="1" calcext:value-type="float">
            <text:p>1</text:p>
          </table:table-cell>
          <table:table-cell table:formula="of:=IF([.D417]= 0; 0;[.E41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9" calcext:value-type="float">
            <text:p>9</text:p>
          </table:table-cell>
          <table:table-cell office:value-type="float" office:value="970.763" calcext:value-type="float">
            <text:p>970,763</text:p>
          </table:table-cell>
          <table:table-cell table:formula="of:=IF([.$C418]&lt; [.$C419]; 1; 0)" office:value-type="float" office:value="1" calcext:value-type="float">
            <text:p>1</text:p>
          </table:table-cell>
          <table:table-cell table:formula="of:=IF([.D418]= 0; 0;[.E417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0" calcext:value-type="float">
            <text:p>10</text:p>
          </table:table-cell>
          <table:table-cell office:value-type="float" office:value="1167.275" calcext:value-type="float">
            <text:p>1167,275</text:p>
          </table:table-cell>
          <table:table-cell table:formula="of:=IF([.$C419]&lt; [.$C420]; 1; 0)" office:value-type="float" office:value="1" calcext:value-type="float">
            <text:p>1</text:p>
          </table:table-cell>
          <table:table-cell table:formula="of:=IF([.D419]= 0; 0;[.E418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1" calcext:value-type="float">
            <text:p>11</text:p>
          </table:table-cell>
          <table:table-cell office:value-type="float" office:value="1420.288" calcext:value-type="float">
            <text:p>1420,288</text:p>
          </table:table-cell>
          <table:table-cell table:formula="of:=IF([.$C420]&lt; [.$C421]; 1; 0)" office:value-type="float" office:value="1" calcext:value-type="float">
            <text:p>1</text:p>
          </table:table-cell>
          <table:table-cell table:formula="of:=IF([.D420]= 0; 0;[.E419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2" calcext:value-type="float">
            <text:p>12</text:p>
          </table:table-cell>
          <table:table-cell office:value-type="float" office:value="1610.763" calcext:value-type="float">
            <text:p>1610,763</text:p>
          </table:table-cell>
          <table:table-cell table:formula="of:=IF([.$C421]&lt; [.$C422]; 1; 0)" office:value-type="float" office:value="1" calcext:value-type="float">
            <text:p>1</text:p>
          </table:table-cell>
          <table:table-cell table:formula="of:=IF([.D421]= 0; 0;[.E420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3" calcext:value-type="float">
            <text:p>13</text:p>
          </table:table-cell>
          <table:table-cell office:value-type="float" office:value="1773.963" calcext:value-type="float">
            <text:p>1773,963</text:p>
          </table:table-cell>
          <table:table-cell table:formula="of:=IF([.$C422]&lt; [.$C423]; 1; 0)" office:value-type="float" office:value="1" calcext:value-type="float">
            <text:p>1</text:p>
          </table:table-cell>
          <table:table-cell table:formula="of:=IF([.D422]= 0; 0;[.E421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4" calcext:value-type="float">
            <text:p>14</text:p>
          </table:table-cell>
          <table:table-cell office:value-type="float" office:value="2041.938" calcext:value-type="float">
            <text:p>2041,938</text:p>
          </table:table-cell>
          <table:table-cell table:formula="of:=IF([.$C423]&lt; [.$C424]; 1; 0)" office:value-type="float" office:value="1" calcext:value-type="float">
            <text:p>1</text:p>
          </table:table-cell>
          <table:table-cell table:formula="of:=IF([.D423]= 0; 0;[.E422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5" calcext:value-type="float">
            <text:p>15</text:p>
          </table:table-cell>
          <table:table-cell office:value-type="float" office:value="2218.8" calcext:value-type="float">
            <text:p>2218,8</text:p>
          </table:table-cell>
          <table:table-cell table:formula="of:=IF([.$C424]&lt; [.$C425]; 1; 0)" office:value-type="float" office:value="1" calcext:value-type="float">
            <text:p>1</text:p>
          </table:table-cell>
          <table:table-cell table:formula="of:=IF([.D424]= 0; 0;[.E423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6" calcext:value-type="float">
            <text:p>16</text:p>
          </table:table-cell>
          <table:table-cell office:value-type="float" office:value="2332.325" calcext:value-type="float">
            <text:p>2332,325</text:p>
          </table:table-cell>
          <table:table-cell table:formula="of:=IF([.$C425]&lt; [.$C426]; 1; 0)" office:value-type="float" office:value="0" calcext:value-type="float">
            <text:p>0</text:p>
          </table:table-cell>
          <table:table-cell table:formula="of:=IF([.D425]= 0; 0;[.E42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7" calcext:value-type="float">
            <text:p>17</text:p>
          </table:table-cell>
          <table:table-cell office:value-type="float" office:value="2170.675" calcext:value-type="float">
            <text:p>2170,675</text:p>
          </table:table-cell>
          <table:table-cell table:formula="of:=IF([.$C426]&lt; [.$C427]; 1; 0)" office:value-type="float" office:value="0" calcext:value-type="float">
            <text:p>0</text:p>
          </table:table-cell>
          <table:table-cell table:formula="of:=IF([.D426]= 0; 0;[.E42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8" calcext:value-type="float">
            <text:p>18</text:p>
          </table:table-cell>
          <table:table-cell office:value-type="float" office:value="1907.463" calcext:value-type="float">
            <text:p>1907,463</text:p>
          </table:table-cell>
          <table:table-cell table:formula="of:=IF([.$C427]&lt; [.$C428]; 1; 0)" office:value-type="float" office:value="0" calcext:value-type="float">
            <text:p>0</text:p>
          </table:table-cell>
          <table:table-cell table:formula="of:=IF([.D427]= 0; 0;[.E42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9" calcext:value-type="float">
            <text:p>19</text:p>
          </table:table-cell>
          <table:table-cell office:value-type="float" office:value="1663.975" calcext:value-type="float">
            <text:p>1663,975</text:p>
          </table:table-cell>
          <table:table-cell table:formula="of:=IF([.$C428]&lt; [.$C429]; 1; 0)" office:value-type="float" office:value="0" calcext:value-type="float">
            <text:p>0</text:p>
          </table:table-cell>
          <table:table-cell table:formula="of:=IF([.D428]= 0; 0;[.E42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0" calcext:value-type="float">
            <text:p>20</text:p>
          </table:table-cell>
          <table:table-cell office:value-type="float" office:value="1374.063" calcext:value-type="float">
            <text:p>1374,063</text:p>
          </table:table-cell>
          <table:table-cell table:formula="of:=IF([.$C429]&lt; [.$C430]; 1; 0)" office:value-type="float" office:value="1" calcext:value-type="float">
            <text:p>1</text:p>
          </table:table-cell>
          <table:table-cell table:formula="of:=IF([.D429]= 0; 0;[.E42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1" calcext:value-type="float">
            <text:p>21</text:p>
          </table:table-cell>
          <table:table-cell office:value-type="float" office:value="1570.688" calcext:value-type="float">
            <text:p>1570,688</text:p>
          </table:table-cell>
          <table:table-cell table:formula="of:=IF([.$C430]&lt; [.$C431]; 1; 0)" office:value-type="float" office:value="1" calcext:value-type="float">
            <text:p>1</text:p>
          </table:table-cell>
          <table:table-cell table:formula="of:=IF([.D430]= 0; 0;[.E42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2" calcext:value-type="float">
            <text:p>22</text:p>
          </table:table-cell>
          <table:table-cell office:value-type="float" office:value="1720.013" calcext:value-type="float">
            <text:p>1720,013</text:p>
          </table:table-cell>
          <table:table-cell table:formula="of:=IF([.$C431]&lt; [.$C432]; 1; 0)" office:value-type="float" office:value="1" calcext:value-type="float">
            <text:p>1</text:p>
          </table:table-cell>
          <table:table-cell table:formula="of:=IF([.D431]= 0; 0;[.E43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3" calcext:value-type="float">
            <text:p>23</text:p>
          </table:table-cell>
          <table:table-cell office:value-type="float" office:value="1954.838" calcext:value-type="float">
            <text:p>1954,838</text:p>
          </table:table-cell>
          <table:table-cell table:formula="of:=IF([.$C432]&lt; [.$C433]; 1; 0)" office:value-type="float" office:value="1" calcext:value-type="float">
            <text:p>1</text:p>
          </table:table-cell>
          <table:table-cell table:formula="of:=IF([.D432]= 0; 0;[.E43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4" calcext:value-type="float">
            <text:p>24</text:p>
          </table:table-cell>
          <table:table-cell office:value-type="float" office:value="2022.188" calcext:value-type="float">
            <text:p>2022,188</text:p>
          </table:table-cell>
          <table:table-cell table:formula="of:=IF([.$C433]&lt; [.$C434]; 1; 0)" office:value-type="float" office:value="1" calcext:value-type="float">
            <text:p>1</text:p>
          </table:table-cell>
          <table:table-cell table:formula="of:=IF([.D433]= 0; 0;[.E432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" calcext:value-type="float">
            <text:p>1</text:p>
          </table:table-cell>
          <table:table-cell office:value-type="float" office:value="2147.4" calcext:value-type="float">
            <text:p>2147,4</text:p>
          </table:table-cell>
          <table:table-cell table:formula="of:=IF([.$C434]&lt; [.$C435]; 1; 0)" office:value-type="float" office:value="1" calcext:value-type="float">
            <text:p>1</text:p>
          </table:table-cell>
          <table:table-cell table:formula="of:=IF([.D434]= 0; 0;[.E433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" calcext:value-type="float">
            <text:p>2</text:p>
          </table:table-cell>
          <table:table-cell office:value-type="float" office:value="2305.2" calcext:value-type="float">
            <text:p>2305,2</text:p>
          </table:table-cell>
          <table:table-cell table:formula="of:=IF([.$C435]&lt; [.$C436]; 1; 0)" office:value-type="float" office:value="1" calcext:value-type="float">
            <text:p>1</text:p>
          </table:table-cell>
          <table:table-cell table:formula="of:=IF([.D435]= 0; 0;[.E434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3" calcext:value-type="float">
            <text:p>3</text:p>
          </table:table-cell>
          <table:table-cell office:value-type="float" office:value="2501.963" calcext:value-type="float">
            <text:p>2501,963</text:p>
          </table:table-cell>
          <table:table-cell table:formula="of:=IF([.$C436]&lt; [.$C437]; 1; 0)" office:value-type="float" office:value="1" calcext:value-type="float">
            <text:p>1</text:p>
          </table:table-cell>
          <table:table-cell table:formula="of:=IF([.D436]= 0; 0;[.E435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4" calcext:value-type="float">
            <text:p>4</text:p>
          </table:table-cell>
          <table:table-cell office:value-type="float" office:value="2833.625" calcext:value-type="float">
            <text:p>2833,625</text:p>
          </table:table-cell>
          <table:table-cell table:formula="of:=IF([.$C437]&lt; [.$C438]; 1; 0)" office:value-type="float" office:value="1" calcext:value-type="float">
            <text:p>1</text:p>
          </table:table-cell>
          <table:table-cell table:formula="of:=IF([.D437]= 0; 0;[.E436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5" calcext:value-type="float">
            <text:p>5</text:p>
          </table:table-cell>
          <table:table-cell office:value-type="float" office:value="2877.963" calcext:value-type="float">
            <text:p>2877,963</text:p>
          </table:table-cell>
          <table:table-cell table:formula="of:=IF([.$C438]&lt; [.$C439]; 1; 0)" office:value-type="float" office:value="0" calcext:value-type="float">
            <text:p>0</text:p>
          </table:table-cell>
          <table:table-cell table:formula="of:=IF([.D438]= 0; 0;[.E43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6" calcext:value-type="float">
            <text:p>6</text:p>
          </table:table-cell>
          <table:table-cell office:value-type="float" office:value="2784.988" calcext:value-type="float">
            <text:p>2784,988</text:p>
          </table:table-cell>
          <table:table-cell table:formula="of:=IF([.$C439]&lt; [.$C440]; 1; 0)" office:value-type="float" office:value="0" calcext:value-type="float">
            <text:p>0</text:p>
          </table:table-cell>
          <table:table-cell table:formula="of:=IF([.D439]= 0; 0;[.E43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7" calcext:value-type="float">
            <text:p>7</text:p>
          </table:table-cell>
          <table:table-cell office:value-type="float" office:value="2484.525" calcext:value-type="float">
            <text:p>2484,525</text:p>
          </table:table-cell>
          <table:table-cell table:formula="of:=IF([.$C440]&lt; [.$C441]; 1; 0)" office:value-type="float" office:value="0" calcext:value-type="float">
            <text:p>0</text:p>
          </table:table-cell>
          <table:table-cell table:formula="of:=IF([.D440]= 0; 0;[.E43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8" calcext:value-type="float">
            <text:p>8</text:p>
          </table:table-cell>
          <table:table-cell office:value-type="float" office:value="2028.238" calcext:value-type="float">
            <text:p>2028,238</text:p>
          </table:table-cell>
          <table:table-cell table:formula="of:=IF([.$C441]&lt; [.$C442]; 1; 0)" office:value-type="float" office:value="0" calcext:value-type="float">
            <text:p>0</text:p>
          </table:table-cell>
          <table:table-cell table:formula="of:=IF([.D441]= 0; 0;[.E4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9" calcext:value-type="float">
            <text:p>9</text:p>
          </table:table-cell>
          <table:table-cell office:value-type="float" office:value="1521.088" calcext:value-type="float">
            <text:p>1521,088</text:p>
          </table:table-cell>
          <table:table-cell table:formula="of:=IF([.$C442]&lt; [.$C443]; 1; 0)" office:value-type="float" office:value="0" calcext:value-type="float">
            <text:p>0</text:p>
          </table:table-cell>
          <table:table-cell table:formula="of:=IF([.D442]= 0; 0;[.E44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0" calcext:value-type="float">
            <text:p>10</text:p>
          </table:table-cell>
          <table:table-cell office:value-type="float" office:value="1461.313" calcext:value-type="float">
            <text:p>1461,313</text:p>
          </table:table-cell>
          <table:table-cell table:formula="of:=IF([.$C443]&lt; [.$C444]; 1; 0)" office:value-type="float" office:value="1" calcext:value-type="float">
            <text:p>1</text:p>
          </table:table-cell>
          <table:table-cell table:formula="of:=IF([.D443]= 0; 0;[.E44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1" calcext:value-type="float">
            <text:p>11</text:p>
          </table:table-cell>
          <table:table-cell office:value-type="float" office:value="1696.35" calcext:value-type="float">
            <text:p>1696,35</text:p>
          </table:table-cell>
          <table:table-cell table:formula="of:=IF([.$C444]&lt; [.$C445]; 1; 0)" office:value-type="float" office:value="1" calcext:value-type="float">
            <text:p>1</text:p>
          </table:table-cell>
          <table:table-cell table:formula="of:=IF([.D444]= 0; 0;[.E44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2" calcext:value-type="float">
            <text:p>12</text:p>
          </table:table-cell>
          <table:table-cell office:value-type="float" office:value="1765.338" calcext:value-type="float">
            <text:p>1765,338</text:p>
          </table:table-cell>
          <table:table-cell table:formula="of:=IF([.$C445]&lt; [.$C446]; 1; 0)" office:value-type="float" office:value="1" calcext:value-type="float">
            <text:p>1</text:p>
          </table:table-cell>
          <table:table-cell table:formula="of:=IF([.D445]= 0; 0;[.E44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3" calcext:value-type="float">
            <text:p>13</text:p>
          </table:table-cell>
          <table:table-cell office:value-type="float" office:value="1944.213" calcext:value-type="float">
            <text:p>1944,213</text:p>
          </table:table-cell>
          <table:table-cell table:formula="of:=IF([.$C446]&lt; [.$C447]; 1; 0)" office:value-type="float" office:value="1" calcext:value-type="float">
            <text:p>1</text:p>
          </table:table-cell>
          <table:table-cell table:formula="of:=IF([.D446]= 0; 0;[.E44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4" calcext:value-type="float">
            <text:p>14</text:p>
          </table:table-cell>
          <table:table-cell office:value-type="float" office:value="1947.65" calcext:value-type="float">
            <text:p>1947,65</text:p>
          </table:table-cell>
          <table:table-cell table:formula="of:=IF([.$C447]&lt; [.$C448]; 1; 0)" office:value-type="float" office:value="0" calcext:value-type="float">
            <text:p>0</text:p>
          </table:table-cell>
          <table:table-cell table:formula="of:=IF([.D447]= 0; 0;[.E44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5" calcext:value-type="float">
            <text:p>15</text:p>
          </table:table-cell>
          <table:table-cell office:value-type="float" office:value="1829.925" calcext:value-type="float">
            <text:p>1829,925</text:p>
          </table:table-cell>
          <table:table-cell table:formula="of:=IF([.$C448]&lt; [.$C449]; 1; 0)" office:value-type="float" office:value="1" calcext:value-type="float">
            <text:p>1</text:p>
          </table:table-cell>
          <table:table-cell table:formula="of:=IF([.D448]= 0; 0;[.E44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6" calcext:value-type="float">
            <text:p>16</text:p>
          </table:table-cell>
          <table:table-cell office:value-type="float" office:value="1870.138" calcext:value-type="float">
            <text:p>1870,138</text:p>
          </table:table-cell>
          <table:table-cell table:formula="of:=IF([.$C449]&lt; [.$C450]; 1; 0)" office:value-type="float" office:value="0" calcext:value-type="float">
            <text:p>0</text:p>
          </table:table-cell>
          <table:table-cell table:formula="of:=IF([.D449]= 0; 0;[.E44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7" calcext:value-type="float">
            <text:p>17</text:p>
          </table:table-cell>
          <table:table-cell office:value-type="float" office:value="1758.125" calcext:value-type="float">
            <text:p>1758,125</text:p>
          </table:table-cell>
          <table:table-cell table:formula="of:=IF([.$C450]&lt; [.$C451]; 1; 0)" office:value-type="float" office:value="0" calcext:value-type="float">
            <text:p>0</text:p>
          </table:table-cell>
          <table:table-cell table:formula="of:=IF([.D450]= 0; 0;[.E44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8" calcext:value-type="float">
            <text:p>18</text:p>
          </table:table-cell>
          <table:table-cell office:value-type="float" office:value="1628.638" calcext:value-type="float">
            <text:p>1628,638</text:p>
          </table:table-cell>
          <table:table-cell table:formula="of:=IF([.$C451]&lt; [.$C452]; 1; 0)" office:value-type="float" office:value="0" calcext:value-type="float">
            <text:p>0</text:p>
          </table:table-cell>
          <table:table-cell table:formula="of:=IF([.D451]= 0; 0;[.E45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9" calcext:value-type="float">
            <text:p>19</text:p>
          </table:table-cell>
          <table:table-cell office:value-type="float" office:value="1580.475" calcext:value-type="float">
            <text:p>1580,475</text:p>
          </table:table-cell>
          <table:table-cell table:formula="of:=IF([.$C452]&lt; [.$C453]; 1; 0)" office:value-type="float" office:value="0" calcext:value-type="float">
            <text:p>0</text:p>
          </table:table-cell>
          <table:table-cell table:formula="of:=IF([.D452]= 0; 0;[.E45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0" calcext:value-type="float">
            <text:p>20</text:p>
          </table:table-cell>
          <table:table-cell office:value-type="float" office:value="1403.188" calcext:value-type="float">
            <text:p>1403,188</text:p>
          </table:table-cell>
          <table:table-cell table:formula="of:=IF([.$C453]&lt; [.$C454]; 1; 0)" office:value-type="float" office:value="1" calcext:value-type="float">
            <text:p>1</text:p>
          </table:table-cell>
          <table:table-cell table:formula="of:=IF([.D453]= 0; 0;[.E45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1" calcext:value-type="float">
            <text:p>21</text:p>
          </table:table-cell>
          <table:table-cell office:value-type="float" office:value="1497.725" calcext:value-type="float">
            <text:p>1497,725</text:p>
          </table:table-cell>
          <table:table-cell table:formula="of:=IF([.$C454]&lt; [.$C455]; 1; 0)" office:value-type="float" office:value="1" calcext:value-type="float">
            <text:p>1</text:p>
          </table:table-cell>
          <table:table-cell table:formula="of:=IF([.D454]= 0; 0;[.E45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2" calcext:value-type="float">
            <text:p>22</text:p>
          </table:table-cell>
          <table:table-cell office:value-type="float" office:value="1671.663" calcext:value-type="float">
            <text:p>1671,663</text:p>
          </table:table-cell>
          <table:table-cell table:formula="of:=IF([.$C455]&lt; [.$C456]; 1; 0)" office:value-type="float" office:value="1" calcext:value-type="float">
            <text:p>1</text:p>
          </table:table-cell>
          <table:table-cell table:formula="of:=IF([.D455]= 0; 0;[.E45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3" calcext:value-type="float">
            <text:p>23</text:p>
          </table:table-cell>
          <table:table-cell office:value-type="float" office:value="1720.963" calcext:value-type="float">
            <text:p>1720,963</text:p>
          </table:table-cell>
          <table:table-cell table:formula="of:=IF([.$C456]&lt; [.$C457]; 1; 0)" office:value-type="float" office:value="1" calcext:value-type="float">
            <text:p>1</text:p>
          </table:table-cell>
          <table:table-cell table:formula="of:=IF([.D456]= 0; 0;[.E45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4" calcext:value-type="float">
            <text:p>24</text:p>
          </table:table-cell>
          <table:table-cell office:value-type="float" office:value="1723.9" calcext:value-type="float">
            <text:p>1723,9</text:p>
          </table:table-cell>
          <table:table-cell table:formula="of:=IF([.$C457]&lt; [.$C458]; 1; 0)" office:value-type="float" office:value="1" calcext:value-type="float">
            <text:p>1</text:p>
          </table:table-cell>
          <table:table-cell table:formula="of:=IF([.D457]= 0; 0;[.E45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" calcext:value-type="float">
            <text:p>1</text:p>
          </table:table-cell>
          <table:table-cell office:value-type="float" office:value="1948.213" calcext:value-type="float">
            <text:p>1948,213</text:p>
          </table:table-cell>
          <table:table-cell table:formula="of:=IF([.$C458]&lt; [.$C459]; 1; 0)" office:value-type="float" office:value="1" calcext:value-type="float">
            <text:p>1</text:p>
          </table:table-cell>
          <table:table-cell table:formula="of:=IF([.D458]= 0; 0;[.E45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" calcext:value-type="float">
            <text:p>2</text:p>
          </table:table-cell>
          <table:table-cell office:value-type="float" office:value="2266.563" calcext:value-type="float">
            <text:p>2266,563</text:p>
          </table:table-cell>
          <table:table-cell table:formula="of:=IF([.$C459]&lt; [.$C460]; 1; 0)" office:value-type="float" office:value="1" calcext:value-type="float">
            <text:p>1</text:p>
          </table:table-cell>
          <table:table-cell table:formula="of:=IF([.D459]= 0; 0;[.E45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3" calcext:value-type="float">
            <text:p>3</text:p>
          </table:table-cell>
          <table:table-cell office:value-type="float" office:value="2522.813" calcext:value-type="float">
            <text:p>2522,813</text:p>
          </table:table-cell>
          <table:table-cell table:formula="of:=IF([.$C460]&lt; [.$C461]; 1; 0)" office:value-type="float" office:value="1" calcext:value-type="float">
            <text:p>1</text:p>
          </table:table-cell>
          <table:table-cell table:formula="of:=IF([.D460]= 0; 0;[.E45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4" calcext:value-type="float">
            <text:p>4</text:p>
          </table:table-cell>
          <table:table-cell office:value-type="float" office:value="2655.888" calcext:value-type="float">
            <text:p>2655,888</text:p>
          </table:table-cell>
          <table:table-cell table:formula="of:=IF([.$C461]&lt; [.$C462]; 1; 0)" office:value-type="float" office:value="1" calcext:value-type="float">
            <text:p>1</text:p>
          </table:table-cell>
          <table:table-cell table:formula="of:=IF([.D461]= 0; 0;[.E460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5" calcext:value-type="float">
            <text:p>5</text:p>
          </table:table-cell>
          <table:table-cell office:value-type="float" office:value="2681.55" calcext:value-type="float">
            <text:p>2681,55</text:p>
          </table:table-cell>
          <table:table-cell table:formula="of:=IF([.$C462]&lt; [.$C463]; 1; 0)" office:value-type="float" office:value="0" calcext:value-type="float">
            <text:p>0</text:p>
          </table:table-cell>
          <table:table-cell table:formula="of:=IF([.D462]= 0; 0;[.E4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6" calcext:value-type="float">
            <text:p>6</text:p>
          </table:table-cell>
          <table:table-cell office:value-type="float" office:value="2601.275" calcext:value-type="float">
            <text:p>2601,275</text:p>
          </table:table-cell>
          <table:table-cell table:formula="of:=IF([.$C463]&lt; [.$C464]; 1; 0)" office:value-type="float" office:value="1" calcext:value-type="float">
            <text:p>1</text:p>
          </table:table-cell>
          <table:table-cell table:formula="of:=IF([.D463]= 0; 0;[.E46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7" calcext:value-type="float">
            <text:p>7</text:p>
          </table:table-cell>
          <table:table-cell office:value-type="float" office:value="2638.575" calcext:value-type="float">
            <text:p>2638,575</text:p>
          </table:table-cell>
          <table:table-cell table:formula="of:=IF([.$C464]&lt; [.$C465]; 1; 0)" office:value-type="float" office:value="1" calcext:value-type="float">
            <text:p>1</text:p>
          </table:table-cell>
          <table:table-cell table:formula="of:=IF([.D464]= 0; 0;[.E46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8" calcext:value-type="float">
            <text:p>8</text:p>
          </table:table-cell>
          <table:table-cell office:value-type="float" office:value="2693.738" calcext:value-type="float">
            <text:p>2693,738</text:p>
          </table:table-cell>
          <table:table-cell table:formula="of:=IF([.$C465]&lt; [.$C466]; 1; 0)" office:value-type="float" office:value="1" calcext:value-type="float">
            <text:p>1</text:p>
          </table:table-cell>
          <table:table-cell table:formula="of:=IF([.D465]= 0; 0;[.E46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9" calcext:value-type="float">
            <text:p>9</text:p>
          </table:table-cell>
          <table:table-cell office:value-type="float" office:value="2936.288" calcext:value-type="float">
            <text:p>2936,288</text:p>
          </table:table-cell>
          <table:table-cell table:formula="of:=IF([.$C466]&lt; [.$C467]; 1; 0)" office:value-type="float" office:value="1" calcext:value-type="float">
            <text:p>1</text:p>
          </table:table-cell>
          <table:table-cell table:formula="of:=IF([.D466]= 0; 0;[.E46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0" calcext:value-type="float">
            <text:p>10</text:p>
          </table:table-cell>
          <table:table-cell office:value-type="float" office:value="3229.188" calcext:value-type="float">
            <text:p>3229,188</text:p>
          </table:table-cell>
          <table:table-cell table:formula="of:=IF([.$C467]&lt; [.$C468]; 1; 0)" office:value-type="float" office:value="1" calcext:value-type="float">
            <text:p>1</text:p>
          </table:table-cell>
          <table:table-cell table:formula="of:=IF([.D467]= 0; 0;[.E46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1" calcext:value-type="float">
            <text:p>11</text:p>
          </table:table-cell>
          <table:table-cell office:value-type="float" office:value="3333.275" calcext:value-type="float">
            <text:p>3333,275</text:p>
          </table:table-cell>
          <table:table-cell table:formula="of:=IF([.$C468]&lt; [.$C469]; 1; 0)" office:value-type="float" office:value="1" calcext:value-type="float">
            <text:p>1</text:p>
          </table:table-cell>
          <table:table-cell table:formula="of:=IF([.D468]= 0; 0;[.E46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2" calcext:value-type="float">
            <text:p>12</text:p>
          </table:table-cell>
          <table:table-cell office:value-type="float" office:value="3592.125" calcext:value-type="float">
            <text:p>3592,125</text:p>
          </table:table-cell>
          <table:table-cell table:formula="of:=IF([.$C469]&lt; [.$C470]; 1; 0)" office:value-type="float" office:value="1" calcext:value-type="float">
            <text:p>1</text:p>
          </table:table-cell>
          <table:table-cell table:formula="of:=IF([.D469]= 0; 0;[.E46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3" calcext:value-type="float">
            <text:p>13</text:p>
          </table:table-cell>
          <table:table-cell office:value-type="float" office:value="3842.413" calcext:value-type="float">
            <text:p>3842,413</text:p>
          </table:table-cell>
          <table:table-cell table:formula="of:=IF([.$C470]&lt; [.$C471]; 1; 0)" office:value-type="float" office:value="1" calcext:value-type="float">
            <text:p>1</text:p>
          </table:table-cell>
          <table:table-cell table:formula="of:=IF([.D470]= 0; 0;[.E46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4" calcext:value-type="float">
            <text:p>14</text:p>
          </table:table-cell>
          <table:table-cell office:value-type="float" office:value="3900.338" calcext:value-type="float">
            <text:p>3900,338</text:p>
          </table:table-cell>
          <table:table-cell table:formula="of:=IF([.$C471]&lt; [.$C472]; 1; 0)" office:value-type="float" office:value="0" calcext:value-type="float">
            <text:p>0</text:p>
          </table:table-cell>
          <table:table-cell table:formula="of:=IF([.D471]= 0; 0;[.E47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5" calcext:value-type="float">
            <text:p>15</text:p>
          </table:table-cell>
          <table:table-cell office:value-type="float" office:value="3871.488" calcext:value-type="float">
            <text:p>3871,488</text:p>
          </table:table-cell>
          <table:table-cell table:formula="of:=IF([.$C472]&lt; [.$C473]; 1; 0)" office:value-type="float" office:value="0" calcext:value-type="float">
            <text:p>0</text:p>
          </table:table-cell>
          <table:table-cell table:formula="of:=IF([.D472]= 0; 0;[.E47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6" calcext:value-type="float">
            <text:p>16</text:p>
          </table:table-cell>
          <table:table-cell office:value-type="float" office:value="3587.188" calcext:value-type="float">
            <text:p>3587,188</text:p>
          </table:table-cell>
          <table:table-cell table:formula="of:=IF([.$C473]&lt; [.$C474]; 1; 0)" office:value-type="float" office:value="0" calcext:value-type="float">
            <text:p>0</text:p>
          </table:table-cell>
          <table:table-cell table:formula="of:=IF([.D473]= 0; 0;[.E47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7" calcext:value-type="float">
            <text:p>17</text:p>
          </table:table-cell>
          <table:table-cell office:value-type="float" office:value="3293.013" calcext:value-type="float">
            <text:p>3293,013</text:p>
          </table:table-cell>
          <table:table-cell table:formula="of:=IF([.$C474]&lt; [.$C475]; 1; 0)" office:value-type="float" office:value="0" calcext:value-type="float">
            <text:p>0</text:p>
          </table:table-cell>
          <table:table-cell table:formula="of:=IF([.D474]= 0; 0;[.E47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8" calcext:value-type="float">
            <text:p>18</text:p>
          </table:table-cell>
          <table:table-cell office:value-type="float" office:value="2748.388" calcext:value-type="float">
            <text:p>2748,388</text:p>
          </table:table-cell>
          <table:table-cell table:formula="of:=IF([.$C475]&lt; [.$C476]; 1; 0)" office:value-type="float" office:value="0" calcext:value-type="float">
            <text:p>0</text:p>
          </table:table-cell>
          <table:table-cell table:formula="of:=IF([.D475]= 0; 0;[.E47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9" calcext:value-type="float">
            <text:p>19</text:p>
          </table:table-cell>
          <table:table-cell office:value-type="float" office:value="2197.925" calcext:value-type="float">
            <text:p>2197,925</text:p>
          </table:table-cell>
          <table:table-cell table:formula="of:=IF([.$C476]&lt; [.$C477]; 1; 0)" office:value-type="float" office:value="0" calcext:value-type="float">
            <text:p>0</text:p>
          </table:table-cell>
          <table:table-cell table:formula="of:=IF([.D476]= 0; 0;[.E47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0" calcext:value-type="float">
            <text:p>20</text:p>
          </table:table-cell>
          <table:table-cell office:value-type="float" office:value="1794.813" calcext:value-type="float">
            <text:p>1794,813</text:p>
          </table:table-cell>
          <table:table-cell table:formula="of:=IF([.$C477]&lt; [.$C478]; 1; 0)" office:value-type="float" office:value="0" calcext:value-type="float">
            <text:p>0</text:p>
          </table:table-cell>
          <table:table-cell table:formula="of:=IF([.D477]= 0; 0;[.E47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1" calcext:value-type="float">
            <text:p>21</text:p>
          </table:table-cell>
          <table:table-cell office:value-type="float" office:value="1357.075" calcext:value-type="float">
            <text:p>1357,075</text:p>
          </table:table-cell>
          <table:table-cell table:formula="of:=IF([.$C478]&lt; [.$C479]; 1; 0)" office:value-type="float" office:value="0" calcext:value-type="float">
            <text:p>0</text:p>
          </table:table-cell>
          <table:table-cell table:formula="of:=IF([.D478]= 0; 0;[.E47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2" calcext:value-type="float">
            <text:p>22</text:p>
          </table:table-cell>
          <table:table-cell office:value-type="float" office:value="1288.213" calcext:value-type="float">
            <text:p>1288,213</text:p>
          </table:table-cell>
          <table:table-cell table:formula="of:=IF([.$C479]&lt; [.$C480]; 1; 0)" office:value-type="float" office:value="0" calcext:value-type="float">
            <text:p>0</text:p>
          </table:table-cell>
          <table:table-cell table:formula="of:=IF([.D479]= 0; 0;[.E47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3" calcext:value-type="float">
            <text:p>23</text:p>
          </table:table-cell>
          <table:table-cell office:value-type="float" office:value="1273.363" calcext:value-type="float">
            <text:p>1273,363</text:p>
          </table:table-cell>
          <table:table-cell table:formula="of:=IF([.$C480]&lt; [.$C481]; 1; 0)" office:value-type="float" office:value="0" calcext:value-type="float">
            <text:p>0</text:p>
          </table:table-cell>
          <table:table-cell table:formula="of:=IF([.D480]= 0; 0;[.E4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4" calcext:value-type="float">
            <text:p>24</text:p>
          </table:table-cell>
          <table:table-cell office:value-type="float" office:value="1262.525" calcext:value-type="float">
            <text:p>1262,525</text:p>
          </table:table-cell>
          <table:table-cell table:formula="of:=IF([.$C481]&lt; [.$C482]; 1; 0)" office:value-type="float" office:value="1" calcext:value-type="float">
            <text:p>1</text:p>
          </table:table-cell>
          <table:table-cell table:formula="of:=IF([.D481]= 0; 0;[.E48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" calcext:value-type="float">
            <text:p>1</text:p>
          </table:table-cell>
          <table:table-cell office:value-type="float" office:value="1398.838" calcext:value-type="float">
            <text:p>1398,838</text:p>
          </table:table-cell>
          <table:table-cell table:formula="of:=IF([.$C482]&lt; [.$C483]; 1; 0)" office:value-type="float" office:value="1" calcext:value-type="float">
            <text:p>1</text:p>
          </table:table-cell>
          <table:table-cell table:formula="of:=IF([.D482]= 0; 0;[.E48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" calcext:value-type="float">
            <text:p>2</text:p>
          </table:table-cell>
          <table:table-cell office:value-type="float" office:value="1532.725" calcext:value-type="float">
            <text:p>1532,725</text:p>
          </table:table-cell>
          <table:table-cell table:formula="of:=IF([.$C483]&lt; [.$C484]; 1; 0)" office:value-type="float" office:value="1" calcext:value-type="float">
            <text:p>1</text:p>
          </table:table-cell>
          <table:table-cell table:formula="of:=IF([.D483]= 0; 0;[.E482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3" calcext:value-type="float">
            <text:p>3</text:p>
          </table:table-cell>
          <table:table-cell office:value-type="float" office:value="1704.188" calcext:value-type="float">
            <text:p>1704,188</text:p>
          </table:table-cell>
          <table:table-cell table:formula="of:=IF([.$C484]&lt; [.$C485]; 1; 0)" office:value-type="float" office:value="1" calcext:value-type="float">
            <text:p>1</text:p>
          </table:table-cell>
          <table:table-cell table:formula="of:=IF([.D484]= 0; 0;[.E483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4" calcext:value-type="float">
            <text:p>4</text:p>
          </table:table-cell>
          <table:table-cell office:value-type="float" office:value="1849.1" calcext:value-type="float">
            <text:p>1849,1</text:p>
          </table:table-cell>
          <table:table-cell table:formula="of:=IF([.$C485]&lt; [.$C486]; 1; 0)" office:value-type="float" office:value="1" calcext:value-type="float">
            <text:p>1</text:p>
          </table:table-cell>
          <table:table-cell table:formula="of:=IF([.D485]= 0; 0;[.E484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5" calcext:value-type="float">
            <text:p>5</text:p>
          </table:table-cell>
          <table:table-cell office:value-type="float" office:value="1937.375" calcext:value-type="float">
            <text:p>1937,375</text:p>
          </table:table-cell>
          <table:table-cell table:formula="of:=IF([.$C486]&lt; [.$C487]; 1; 0)" office:value-type="float" office:value="1" calcext:value-type="float">
            <text:p>1</text:p>
          </table:table-cell>
          <table:table-cell table:formula="of:=IF([.D486]= 0; 0;[.E485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6" calcext:value-type="float">
            <text:p>6</text:p>
          </table:table-cell>
          <table:table-cell office:value-type="float" office:value="2067.263" calcext:value-type="float">
            <text:p>2067,263</text:p>
          </table:table-cell>
          <table:table-cell table:formula="of:=IF([.$C487]&lt; [.$C488]; 1; 0)" office:value-type="float" office:value="1" calcext:value-type="float">
            <text:p>1</text:p>
          </table:table-cell>
          <table:table-cell table:formula="of:=IF([.D487]= 0; 0;[.E486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7" calcext:value-type="float">
            <text:p>7</text:p>
          </table:table-cell>
          <table:table-cell office:value-type="float" office:value="2184.838" calcext:value-type="float">
            <text:p>2184,838</text:p>
          </table:table-cell>
          <table:table-cell table:formula="of:=IF([.$C488]&lt; [.$C489]; 1; 0)" office:value-type="float" office:value="0" calcext:value-type="float">
            <text:p>0</text:p>
          </table:table-cell>
          <table:table-cell table:formula="of:=IF([.D488]= 0; 0;[.E48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8" calcext:value-type="float">
            <text:p>8</text:p>
          </table:table-cell>
          <table:table-cell office:value-type="float" office:value="1934.588" calcext:value-type="float">
            <text:p>1934,588</text:p>
          </table:table-cell>
          <table:table-cell table:formula="of:=IF([.$C489]&lt; [.$C490]; 1; 0)" office:value-type="float" office:value="1" calcext:value-type="float">
            <text:p>1</text:p>
          </table:table-cell>
          <table:table-cell table:formula="of:=IF([.D489]= 0; 0;[.E48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9" calcext:value-type="float">
            <text:p>9</text:p>
          </table:table-cell>
          <table:table-cell office:value-type="float" office:value="1946.113" calcext:value-type="float">
            <text:p>1946,113</text:p>
          </table:table-cell>
          <table:table-cell table:formula="of:=IF([.$C490]&lt; [.$C491]; 1; 0)" office:value-type="float" office:value="1" calcext:value-type="float">
            <text:p>1</text:p>
          </table:table-cell>
          <table:table-cell table:formula="of:=IF([.D490]= 0; 0;[.E48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0" calcext:value-type="float">
            <text:p>10</text:p>
          </table:table-cell>
          <table:table-cell office:value-type="float" office:value="2419.838" calcext:value-type="float">
            <text:p>2419,838</text:p>
          </table:table-cell>
          <table:table-cell table:formula="of:=IF([.$C491]&lt; [.$C492]; 1; 0)" office:value-type="float" office:value="1" calcext:value-type="float">
            <text:p>1</text:p>
          </table:table-cell>
          <table:table-cell table:formula="of:=IF([.D491]= 0; 0;[.E49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1" calcext:value-type="float">
            <text:p>11</text:p>
          </table:table-cell>
          <table:table-cell office:value-type="float" office:value="2898.95" calcext:value-type="float">
            <text:p>2898,95</text:p>
          </table:table-cell>
          <table:table-cell table:formula="of:=IF([.$C492]&lt; [.$C493]; 1; 0)" office:value-type="float" office:value="1" calcext:value-type="float">
            <text:p>1</text:p>
          </table:table-cell>
          <table:table-cell table:formula="of:=IF([.D492]= 0; 0;[.E49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2" calcext:value-type="float">
            <text:p>12</text:p>
          </table:table-cell>
          <table:table-cell office:value-type="float" office:value="3274.163" calcext:value-type="float">
            <text:p>3274,163</text:p>
          </table:table-cell>
          <table:table-cell table:formula="of:=IF([.$C493]&lt; [.$C494]; 1; 0)" office:value-type="float" office:value="1" calcext:value-type="float">
            <text:p>1</text:p>
          </table:table-cell>
          <table:table-cell table:formula="of:=IF([.D493]= 0; 0;[.E492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3" calcext:value-type="float">
            <text:p>13</text:p>
          </table:table-cell>
          <table:table-cell office:value-type="float" office:value="3595.838" calcext:value-type="float">
            <text:p>3595,838</text:p>
          </table:table-cell>
          <table:table-cell table:formula="of:=IF([.$C494]&lt; [.$C495]; 1; 0)" office:value-type="float" office:value="1" calcext:value-type="float">
            <text:p>1</text:p>
          </table:table-cell>
          <table:table-cell table:formula="of:=IF([.D494]= 0; 0;[.E493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4" calcext:value-type="float">
            <text:p>14</text:p>
          </table:table-cell>
          <table:table-cell office:value-type="float" office:value="3973.15" calcext:value-type="float">
            <text:p>3973,15</text:p>
          </table:table-cell>
          <table:table-cell table:formula="of:=IF([.$C495]&lt; [.$C496]; 1; 0)" office:value-type="float" office:value="1" calcext:value-type="float">
            <text:p>1</text:p>
          </table:table-cell>
          <table:table-cell table:formula="of:=IF([.D495]= 0; 0;[.E494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5" calcext:value-type="float">
            <text:p>15</text:p>
          </table:table-cell>
          <table:table-cell office:value-type="float" office:value="4240.525" calcext:value-type="float">
            <text:p>4240,525</text:p>
          </table:table-cell>
          <table:table-cell table:formula="of:=IF([.$C496]&lt; [.$C497]; 1; 0)" office:value-type="float" office:value="1" calcext:value-type="float">
            <text:p>1</text:p>
          </table:table-cell>
          <table:table-cell table:formula="of:=IF([.D496]= 0; 0;[.E495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6" calcext:value-type="float">
            <text:p>16</text:p>
          </table:table-cell>
          <table:table-cell office:value-type="float" office:value="4450.588" calcext:value-type="float">
            <text:p>4450,588</text:p>
          </table:table-cell>
          <table:table-cell table:formula="of:=IF([.$C497]&lt; [.$C498]; 1; 0)" office:value-type="float" office:value="1" calcext:value-type="float">
            <text:p>1</text:p>
          </table:table-cell>
          <table:table-cell table:formula="of:=IF([.D497]= 0; 0;[.E496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7" calcext:value-type="float">
            <text:p>17</text:p>
          </table:table-cell>
          <table:table-cell office:value-type="float" office:value="4511.963" calcext:value-type="float">
            <text:p>4511,963</text:p>
          </table:table-cell>
          <table:table-cell table:formula="of:=IF([.$C498]&lt; [.$C499]; 1; 0)" office:value-type="float" office:value="0" calcext:value-type="float">
            <text:p>0</text:p>
          </table:table-cell>
          <table:table-cell table:formula="of:=IF([.D498]= 0; 0;[.E49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8" calcext:value-type="float">
            <text:p>18</text:p>
          </table:table-cell>
          <table:table-cell office:value-type="float" office:value="4392.363" calcext:value-type="float">
            <text:p>4392,363</text:p>
          </table:table-cell>
          <table:table-cell table:formula="of:=IF([.$C499]&lt; [.$C500]; 1; 0)" office:value-type="float" office:value="0" calcext:value-type="float">
            <text:p>0</text:p>
          </table:table-cell>
          <table:table-cell table:formula="of:=IF([.D499]= 0; 0;[.E49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9" calcext:value-type="float">
            <text:p>19</text:p>
          </table:table-cell>
          <table:table-cell office:value-type="float" office:value="4057.688" calcext:value-type="float">
            <text:p>4057,688</text:p>
          </table:table-cell>
          <table:table-cell table:formula="of:=IF([.$C500]&lt; [.$C501]; 1; 0)" office:value-type="float" office:value="0" calcext:value-type="float">
            <text:p>0</text:p>
          </table:table-cell>
          <table:table-cell table:formula="of:=IF([.D500]= 0; 0;[.E49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0" calcext:value-type="float">
            <text:p>20</text:p>
          </table:table-cell>
          <table:table-cell office:value-type="float" office:value="3567.875" calcext:value-type="float">
            <text:p>3567,875</text:p>
          </table:table-cell>
          <table:table-cell table:formula="of:=IF([.$C501]&lt; [.$C502]; 1; 0)" office:value-type="float" office:value="0" calcext:value-type="float">
            <text:p>0</text:p>
          </table:table-cell>
          <table:table-cell table:formula="of:=IF([.D501]= 0; 0;[.E50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1" calcext:value-type="float">
            <text:p>21</text:p>
          </table:table-cell>
          <table:table-cell office:value-type="float" office:value="3013.438" calcext:value-type="float">
            <text:p>3013,438</text:p>
          </table:table-cell>
          <table:table-cell table:formula="of:=IF([.$C502]&lt; [.$C503]; 1; 0)" office:value-type="float" office:value="0" calcext:value-type="float">
            <text:p>0</text:p>
          </table:table-cell>
          <table:table-cell table:formula="of:=IF([.D502]= 0; 0;[.E50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2" calcext:value-type="float">
            <text:p>22</text:p>
          </table:table-cell>
          <table:table-cell office:value-type="float" office:value="2788.813" calcext:value-type="float">
            <text:p>2788,813</text:p>
          </table:table-cell>
          <table:table-cell table:formula="of:=IF([.$C503]&lt; [.$C504]; 1; 0)" office:value-type="float" office:value="1" calcext:value-type="float">
            <text:p>1</text:p>
          </table:table-cell>
          <table:table-cell table:formula="of:=IF([.D503]= 0; 0;[.E50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3" calcext:value-type="float">
            <text:p>23</text:p>
          </table:table-cell>
          <table:table-cell office:value-type="float" office:value="2913.088" calcext:value-type="float">
            <text:p>2913,088</text:p>
          </table:table-cell>
          <table:table-cell table:formula="of:=IF([.$C504]&lt; [.$C505]; 1; 0)" office:value-type="float" office:value="0" calcext:value-type="float">
            <text:p>0</text:p>
          </table:table-cell>
          <table:table-cell table:formula="of:=IF([.D504]= 0; 0;[.E5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4" calcext:value-type="float">
            <text:p>24</text:p>
          </table:table-cell>
          <table:table-cell office:value-type="float" office:value="2756.2" calcext:value-type="float">
            <text:p>2756,2</text:p>
          </table:table-cell>
          <table:table-cell table:formula="of:=IF([.$C505]&lt; [.$C506]; 1; 0)" office:value-type="float" office:value="0" calcext:value-type="float">
            <text:p>0</text:p>
          </table:table-cell>
          <table:table-cell table:formula="of:=IF([.D505]= 0; 0;[.E5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" calcext:value-type="float">
            <text:p>1</text:p>
          </table:table-cell>
          <table:table-cell office:value-type="float" office:value="2444.663" calcext:value-type="float">
            <text:p>2444,663</text:p>
          </table:table-cell>
          <table:table-cell table:formula="of:=IF([.$C506]&lt; [.$C507]; 1; 0)" office:value-type="float" office:value="0" calcext:value-type="float">
            <text:p>0</text:p>
          </table:table-cell>
          <table:table-cell table:formula="of:=IF([.D506]= 0; 0;[.E5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" calcext:value-type="float">
            <text:p>2</text:p>
          </table:table-cell>
          <table:table-cell office:value-type="float" office:value="2285.688" calcext:value-type="float">
            <text:p>2285,688</text:p>
          </table:table-cell>
          <table:table-cell table:formula="of:=IF([.$C507]&lt; [.$C508]; 1; 0)" office:value-type="float" office:value="0" calcext:value-type="float">
            <text:p>0</text:p>
          </table:table-cell>
          <table:table-cell table:formula="of:=IF([.D507]= 0; 0;[.E50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3" calcext:value-type="float">
            <text:p>3</text:p>
          </table:table-cell>
          <table:table-cell office:value-type="float" office:value="2196.663" calcext:value-type="float">
            <text:p>2196,663</text:p>
          </table:table-cell>
          <table:table-cell table:formula="of:=IF([.$C508]&lt; [.$C509]; 1; 0)" office:value-type="float" office:value="0" calcext:value-type="float">
            <text:p>0</text:p>
          </table:table-cell>
          <table:table-cell table:formula="of:=IF([.D508]= 0; 0;[.E50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4" calcext:value-type="float">
            <text:p>4</text:p>
          </table:table-cell>
          <table:table-cell office:value-type="float" office:value="2105.138" calcext:value-type="float">
            <text:p>2105,138</text:p>
          </table:table-cell>
          <table:table-cell table:formula="of:=IF([.$C509]&lt; [.$C510]; 1; 0)" office:value-type="float" office:value="1" calcext:value-type="float">
            <text:p>1</text:p>
          </table:table-cell>
          <table:table-cell table:formula="of:=IF([.D509]= 0; 0;[.E50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5" calcext:value-type="float">
            <text:p>5</text:p>
          </table:table-cell>
          <table:table-cell office:value-type="float" office:value="2107.925" calcext:value-type="float">
            <text:p>2107,925</text:p>
          </table:table-cell>
          <table:table-cell table:formula="of:=IF([.$C510]&lt; [.$C511]; 1; 0)" office:value-type="float" office:value="1" calcext:value-type="float">
            <text:p>1</text:p>
          </table:table-cell>
          <table:table-cell table:formula="of:=IF([.D510]= 0; 0;[.E50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6" calcext:value-type="float">
            <text:p>6</text:p>
          </table:table-cell>
          <table:table-cell office:value-type="float" office:value="2172.938" calcext:value-type="float">
            <text:p>2172,938</text:p>
          </table:table-cell>
          <table:table-cell table:formula="of:=IF([.$C511]&lt; [.$C512]; 1; 0)" office:value-type="float" office:value="0" calcext:value-type="float">
            <text:p>0</text:p>
          </table:table-cell>
          <table:table-cell table:formula="of:=IF([.D511]= 0; 0;[.E51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7" calcext:value-type="float">
            <text:p>7</text:p>
          </table:table-cell>
          <table:table-cell office:value-type="float" office:value="2164.113" calcext:value-type="float">
            <text:p>2164,113</text:p>
          </table:table-cell>
          <table:table-cell table:formula="of:=IF([.$C512]&lt; [.$C513]; 1; 0)" office:value-type="float" office:value="0" calcext:value-type="float">
            <text:p>0</text:p>
          </table:table-cell>
          <table:table-cell table:formula="of:=IF([.D512]= 0; 0;[.E51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8" calcext:value-type="float">
            <text:p>8</text:p>
          </table:table-cell>
          <table:table-cell office:value-type="float" office:value="2141" calcext:value-type="float">
            <text:p>2141</text:p>
          </table:table-cell>
          <table:table-cell table:formula="of:=IF([.$C513]&lt; [.$C514]; 1; 0)" office:value-type="float" office:value="0" calcext:value-type="float">
            <text:p>0</text:p>
          </table:table-cell>
          <table:table-cell table:formula="of:=IF([.D513]= 0; 0;[.E51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9" calcext:value-type="float">
            <text:p>9</text:p>
          </table:table-cell>
          <table:table-cell office:value-type="float" office:value="2122.288" calcext:value-type="float">
            <text:p>2122,288</text:p>
          </table:table-cell>
          <table:table-cell table:formula="of:=IF([.$C514]&lt; [.$C515]; 1; 0)" office:value-type="float" office:value="1" calcext:value-type="float">
            <text:p>1</text:p>
          </table:table-cell>
          <table:table-cell table:formula="of:=IF([.D514]= 0; 0;[.E51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0" calcext:value-type="float">
            <text:p>10</text:p>
          </table:table-cell>
          <table:table-cell office:value-type="float" office:value="2205.788" calcext:value-type="float">
            <text:p>2205,788</text:p>
          </table:table-cell>
          <table:table-cell table:formula="of:=IF([.$C515]&lt; [.$C516]; 1; 0)" office:value-type="float" office:value="1" calcext:value-type="float">
            <text:p>1</text:p>
          </table:table-cell>
          <table:table-cell table:formula="of:=IF([.D515]= 0; 0;[.E51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1" calcext:value-type="float">
            <text:p>11</text:p>
          </table:table-cell>
          <table:table-cell office:value-type="float" office:value="2236.813" calcext:value-type="float">
            <text:p>2236,813</text:p>
          </table:table-cell>
          <table:table-cell table:formula="of:=IF([.$C516]&lt; [.$C517]; 1; 0)" office:value-type="float" office:value="1" calcext:value-type="float">
            <text:p>1</text:p>
          </table:table-cell>
          <table:table-cell table:formula="of:=IF([.D516]= 0; 0;[.E51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2" calcext:value-type="float">
            <text:p>12</text:p>
          </table:table-cell>
          <table:table-cell office:value-type="float" office:value="2309.55" calcext:value-type="float">
            <text:p>2309,55</text:p>
          </table:table-cell>
          <table:table-cell table:formula="of:=IF([.$C517]&lt; [.$C518]; 1; 0)" office:value-type="float" office:value="0" calcext:value-type="float">
            <text:p>0</text:p>
          </table:table-cell>
          <table:table-cell table:formula="of:=IF([.D517]= 0; 0;[.E51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</text:p>
          </table:table-cell>
          <table:table-cell office:value-type="float" office:value="2168.613" calcext:value-type="float">
            <text:p>2168,613</text:p>
          </table:table-cell>
          <table:table-cell table:formula="of:=IF([.$C518]&lt; [.$C519]; 1; 0)" office:value-type="float" office:value="0" calcext:value-type="float">
            <text:p>0</text:p>
          </table:table-cell>
          <table:table-cell table:formula="of:=IF([.D518]= 0; 0;[.E51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" calcext:value-type="float">
            <text:p>14</text:p>
          </table:table-cell>
          <table:table-cell office:value-type="float" office:value="2051.375" calcext:value-type="float">
            <text:p>2051,375</text:p>
          </table:table-cell>
          <table:table-cell table:formula="of:=IF([.$C519]&lt; [.$C520]; 1; 0)" office:value-type="float" office:value="0" calcext:value-type="float">
            <text:p>0</text:p>
          </table:table-cell>
          <table:table-cell table:formula="of:=IF([.D519]= 0; 0;[.E51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5" calcext:value-type="float">
            <text:p>15</text:p>
          </table:table-cell>
          <table:table-cell office:value-type="float" office:value="1815.825" calcext:value-type="float">
            <text:p>1815,825</text:p>
          </table:table-cell>
          <table:table-cell table:formula="of:=IF([.$C520]&lt; [.$C521]; 1; 0)" office:value-type="float" office:value="0" calcext:value-type="float">
            <text:p>0</text:p>
          </table:table-cell>
          <table:table-cell table:formula="of:=IF([.D520]= 0; 0;[.E51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6" calcext:value-type="float">
            <text:p>16</text:p>
          </table:table-cell>
          <table:table-cell office:value-type="float" office:value="1594.138" calcext:value-type="float">
            <text:p>1594,138</text:p>
          </table:table-cell>
          <table:table-cell table:formula="of:=IF([.$C521]&lt; [.$C522]; 1; 0)" office:value-type="float" office:value="0" calcext:value-type="float">
            <text:p>0</text:p>
          </table:table-cell>
          <table:table-cell table:formula="of:=IF([.D521]= 0; 0;[.E52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7" calcext:value-type="float">
            <text:p>17</text:p>
          </table:table-cell>
          <table:table-cell office:value-type="float" office:value="1369.25" calcext:value-type="float">
            <text:p>1369,25</text:p>
          </table:table-cell>
          <table:table-cell table:formula="of:=IF([.$C522]&lt; [.$C523]; 1; 0)" office:value-type="float" office:value="0" calcext:value-type="float">
            <text:p>0</text:p>
          </table:table-cell>
          <table:table-cell table:formula="of:=IF([.D522]= 0; 0;[.E52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8" calcext:value-type="float">
            <text:p>18</text:p>
          </table:table-cell>
          <table:table-cell office:value-type="float" office:value="1099.725" calcext:value-type="float">
            <text:p>1099,725</text:p>
          </table:table-cell>
          <table:table-cell table:formula="of:=IF([.$C523]&lt; [.$C524]; 1; 0)" office:value-type="float" office:value="0" calcext:value-type="float">
            <text:p>0</text:p>
          </table:table-cell>
          <table:table-cell table:formula="of:=IF([.D523]= 0; 0;[.E52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9" calcext:value-type="float">
            <text:p>19</text:p>
          </table:table-cell>
          <table:table-cell office:value-type="float" office:value="862.263" calcext:value-type="float">
            <text:p>862,263</text:p>
          </table:table-cell>
          <table:table-cell table:formula="of:=IF([.$C524]&lt; [.$C525]; 1; 0)" office:value-type="float" office:value="0" calcext:value-type="float">
            <text:p>0</text:p>
          </table:table-cell>
          <table:table-cell table:formula="of:=IF([.D524]= 0; 0;[.E52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0" calcext:value-type="float">
            <text:p>20</text:p>
          </table:table-cell>
          <table:table-cell office:value-type="float" office:value="603.875" calcext:value-type="float">
            <text:p>603,875</text:p>
          </table:table-cell>
          <table:table-cell table:formula="of:=IF([.$C525]&lt; [.$C526]; 1; 0)" office:value-type="float" office:value="0" calcext:value-type="float">
            <text:p>0</text:p>
          </table:table-cell>
          <table:table-cell table:formula="of:=IF([.D525]= 0; 0;[.E52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1" calcext:value-type="float">
            <text:p>21</text:p>
          </table:table-cell>
          <table:table-cell office:value-type="float" office:value="531.213" calcext:value-type="float">
            <text:p>531,213</text:p>
          </table:table-cell>
          <table:table-cell table:formula="of:=IF([.$C526]&lt; [.$C527]; 1; 0)" office:value-type="float" office:value="0" calcext:value-type="float">
            <text:p>0</text:p>
          </table:table-cell>
          <table:table-cell table:formula="of:=IF([.D526]= 0; 0;[.E52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2" calcext:value-type="float">
            <text:p>22</text:p>
          </table:table-cell>
          <table:table-cell office:value-type="float" office:value="493.913" calcext:value-type="float">
            <text:p>493,913</text:p>
          </table:table-cell>
          <table:table-cell table:formula="of:=IF([.$C527]&lt; [.$C528]; 1; 0)" office:value-type="float" office:value="0" calcext:value-type="float">
            <text:p>0</text:p>
          </table:table-cell>
          <table:table-cell table:formula="of:=IF([.D527]= 0; 0;[.E52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3" calcext:value-type="float">
            <text:p>23</text:p>
          </table:table-cell>
          <table:table-cell office:value-type="float" office:value="434.975" calcext:value-type="float">
            <text:p>434,975</text:p>
          </table:table-cell>
          <table:table-cell table:formula="of:=IF([.$C528]&lt; [.$C529]; 1; 0)" office:value-type="float" office:value="1" calcext:value-type="float">
            <text:p>1</text:p>
          </table:table-cell>
          <table:table-cell table:formula="of:=IF([.D528]= 0; 0;[.E52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4" calcext:value-type="float">
            <text:p>24</text:p>
          </table:table-cell>
          <table:table-cell office:value-type="float" office:value="443.738" calcext:value-type="float">
            <text:p>443,738</text:p>
          </table:table-cell>
          <table:table-cell table:formula="of:=IF([.$C529]&lt; [.$C530]; 1; 0)" office:value-type="float" office:value="0" calcext:value-type="float">
            <text:p>0</text:p>
          </table:table-cell>
          <table:table-cell table:formula="of:=IF([.D529]= 0; 0;[.E52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" calcext:value-type="float">
            <text:p>1</text:p>
          </table:table-cell>
          <table:table-cell office:value-type="float" office:value="421.713" calcext:value-type="float">
            <text:p>421,713</text:p>
          </table:table-cell>
          <table:table-cell table:formula="of:=IF([.$C530]&lt; [.$C531]; 1; 0)" office:value-type="float" office:value="0" calcext:value-type="float">
            <text:p>0</text:p>
          </table:table-cell>
          <table:table-cell table:formula="of:=IF([.D530]= 0; 0;[.E52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" calcext:value-type="float">
            <text:p>2</text:p>
          </table:table-cell>
          <table:table-cell office:value-type="float" office:value="421.413" calcext:value-type="float">
            <text:p>421,413</text:p>
          </table:table-cell>
          <table:table-cell table:formula="of:=IF([.$C531]&lt; [.$C532]; 1; 0)" office:value-type="float" office:value="1" calcext:value-type="float">
            <text:p>1</text:p>
          </table:table-cell>
          <table:table-cell table:formula="of:=IF([.D531]= 0; 0;[.E53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3" calcext:value-type="float">
            <text:p>3</text:p>
          </table:table-cell>
          <table:table-cell office:value-type="float" office:value="424.325" calcext:value-type="float">
            <text:p>424,325</text:p>
          </table:table-cell>
          <table:table-cell table:formula="of:=IF([.$C532]&lt; [.$C533]; 1; 0)" office:value-type="float" office:value="1" calcext:value-type="float">
            <text:p>1</text:p>
          </table:table-cell>
          <table:table-cell table:formula="of:=IF([.D532]= 0; 0;[.E53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4" calcext:value-type="float">
            <text:p>4</text:p>
          </table:table-cell>
          <table:table-cell office:value-type="float" office:value="475.825" calcext:value-type="float">
            <text:p>475,825</text:p>
          </table:table-cell>
          <table:table-cell table:formula="of:=IF([.$C533]&lt; [.$C534]; 1; 0)" office:value-type="float" office:value="1" calcext:value-type="float">
            <text:p>1</text:p>
          </table:table-cell>
          <table:table-cell table:formula="of:=IF([.D533]= 0; 0;[.E532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5" calcext:value-type="float">
            <text:p>5</text:p>
          </table:table-cell>
          <table:table-cell office:value-type="float" office:value="548.225" calcext:value-type="float">
            <text:p>548,225</text:p>
          </table:table-cell>
          <table:table-cell table:formula="of:=IF([.$C534]&lt; [.$C535]; 1; 0)" office:value-type="float" office:value="1" calcext:value-type="float">
            <text:p>1</text:p>
          </table:table-cell>
          <table:table-cell table:formula="of:=IF([.D534]= 0; 0;[.E533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6" calcext:value-type="float">
            <text:p>6</text:p>
          </table:table-cell>
          <table:table-cell office:value-type="float" office:value="646.763" calcext:value-type="float">
            <text:p>646,763</text:p>
          </table:table-cell>
          <table:table-cell table:formula="of:=IF([.$C535]&lt; [.$C536]; 1; 0)" office:value-type="float" office:value="1" calcext:value-type="float">
            <text:p>1</text:p>
          </table:table-cell>
          <table:table-cell table:formula="of:=IF([.D535]= 0; 0;[.E534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7" calcext:value-type="float">
            <text:p>7</text:p>
          </table:table-cell>
          <table:table-cell office:value-type="float" office:value="730.15" calcext:value-type="float">
            <text:p>730,15</text:p>
          </table:table-cell>
          <table:table-cell table:formula="of:=IF([.$C536]&lt; [.$C537]; 1; 0)" office:value-type="float" office:value="0" calcext:value-type="float">
            <text:p>0</text:p>
          </table:table-cell>
          <table:table-cell table:formula="of:=IF([.D536]= 0; 0;[.E53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8" calcext:value-type="float">
            <text:p>8</text:p>
          </table:table-cell>
          <table:table-cell office:value-type="float" office:value="611.513" calcext:value-type="float">
            <text:p>611,513</text:p>
          </table:table-cell>
          <table:table-cell table:formula="of:=IF([.$C537]&lt; [.$C538]; 1; 0)" office:value-type="float" office:value="0" calcext:value-type="float">
            <text:p>0</text:p>
          </table:table-cell>
          <table:table-cell table:formula="of:=IF([.D537]= 0; 0;[.E53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9" calcext:value-type="float">
            <text:p>9</text:p>
          </table:table-cell>
          <table:table-cell office:value-type="float" office:value="560.813" calcext:value-type="float">
            <text:p>560,813</text:p>
          </table:table-cell>
          <table:table-cell table:formula="of:=IF([.$C538]&lt; [.$C539]; 1; 0)" office:value-type="float" office:value="1" calcext:value-type="float">
            <text:p>1</text:p>
          </table:table-cell>
          <table:table-cell table:formula="of:=IF([.D538]= 0; 0;[.E53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0" calcext:value-type="float">
            <text:p>10</text:p>
          </table:table-cell>
          <table:table-cell office:value-type="float" office:value="604.075" calcext:value-type="float">
            <text:p>604,075</text:p>
          </table:table-cell>
          <table:table-cell table:formula="of:=IF([.$C539]&lt; [.$C540]; 1; 0)" office:value-type="float" office:value="1" calcext:value-type="float">
            <text:p>1</text:p>
          </table:table-cell>
          <table:table-cell table:formula="of:=IF([.D539]= 0; 0;[.E538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1" calcext:value-type="float">
            <text:p>11</text:p>
          </table:table-cell>
          <table:table-cell office:value-type="float" office:value="771.813" calcext:value-type="float">
            <text:p>771,813</text:p>
          </table:table-cell>
          <table:table-cell table:formula="of:=IF([.$C540]&lt; [.$C541]; 1; 0)" office:value-type="float" office:value="1" calcext:value-type="float">
            <text:p>1</text:p>
          </table:table-cell>
          <table:table-cell table:formula="of:=IF([.D540]= 0; 0;[.E539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2" calcext:value-type="float">
            <text:p>12</text:p>
          </table:table-cell>
          <table:table-cell office:value-type="float" office:value="884" calcext:value-type="float">
            <text:p>884</text:p>
          </table:table-cell>
          <table:table-cell table:formula="of:=IF([.$C541]&lt; [.$C542]; 1; 0)" office:value-type="float" office:value="0" calcext:value-type="float">
            <text:p>0</text:p>
          </table:table-cell>
          <table:table-cell table:formula="of:=IF([.D541]= 0; 0;[.E5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3" calcext:value-type="float">
            <text:p>13</text:p>
          </table:table-cell>
          <table:table-cell office:value-type="float" office:value="869.463" calcext:value-type="float">
            <text:p>869,463</text:p>
          </table:table-cell>
          <table:table-cell table:formula="of:=IF([.$C542]&lt; [.$C543]; 1; 0)" office:value-type="float" office:value="0" calcext:value-type="float">
            <text:p>0</text:p>
          </table:table-cell>
          <table:table-cell table:formula="of:=IF([.D542]= 0; 0;[.E54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4" calcext:value-type="float">
            <text:p>14</text:p>
          </table:table-cell>
          <table:table-cell office:value-type="float" office:value="865.213" calcext:value-type="float">
            <text:p>865,213</text:p>
          </table:table-cell>
          <table:table-cell table:formula="of:=IF([.$C543]&lt; [.$C544]; 1; 0)" office:value-type="float" office:value="0" calcext:value-type="float">
            <text:p>0</text:p>
          </table:table-cell>
          <table:table-cell table:formula="of:=IF([.D543]= 0; 0;[.E54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5" calcext:value-type="float">
            <text:p>15</text:p>
          </table:table-cell>
          <table:table-cell office:value-type="float" office:value="796.05" calcext:value-type="float">
            <text:p>796,05</text:p>
          </table:table-cell>
          <table:table-cell table:formula="of:=IF([.$C544]&lt; [.$C545]; 1; 0)" office:value-type="float" office:value="0" calcext:value-type="float">
            <text:p>0</text:p>
          </table:table-cell>
          <table:table-cell table:formula="of:=IF([.D544]= 0; 0;[.E54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6" calcext:value-type="float">
            <text:p>16</text:p>
          </table:table-cell>
          <table:table-cell office:value-type="float" office:value="676.75" calcext:value-type="float">
            <text:p>676,75</text:p>
          </table:table-cell>
          <table:table-cell table:formula="of:=IF([.$C545]&lt; [.$C546]; 1; 0)" office:value-type="float" office:value="0" calcext:value-type="float">
            <text:p>0</text:p>
          </table:table-cell>
          <table:table-cell table:formula="of:=IF([.D545]= 0; 0;[.E54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7" calcext:value-type="float">
            <text:p>17</text:p>
          </table:table-cell>
          <table:table-cell office:value-type="float" office:value="512.625" calcext:value-type="float">
            <text:p>512,625</text:p>
          </table:table-cell>
          <table:table-cell table:formula="of:=IF([.$C546]&lt; [.$C547]; 1; 0)" office:value-type="float" office:value="0" calcext:value-type="float">
            <text:p>0</text:p>
          </table:table-cell>
          <table:table-cell table:formula="of:=IF([.D546]= 0; 0;[.E54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8" calcext:value-type="float">
            <text:p>18</text:p>
          </table:table-cell>
          <table:table-cell office:value-type="float" office:value="417.5" calcext:value-type="float">
            <text:p>417,5</text:p>
          </table:table-cell>
          <table:table-cell table:formula="of:=IF([.$C547]&lt; [.$C548]; 1; 0)" office:value-type="float" office:value="0" calcext:value-type="float">
            <text:p>0</text:p>
          </table:table-cell>
          <table:table-cell table:formula="of:=IF([.D547]= 0; 0;[.E54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9" calcext:value-type="float">
            <text:p>19</text:p>
          </table:table-cell>
          <table:table-cell office:value-type="float" office:value="377.325" calcext:value-type="float">
            <text:p>377,325</text:p>
          </table:table-cell>
          <table:table-cell table:formula="of:=IF([.$C548]&lt; [.$C549]; 1; 0)" office:value-type="float" office:value="1" calcext:value-type="float">
            <text:p>1</text:p>
          </table:table-cell>
          <table:table-cell table:formula="of:=IF([.D548]= 0; 0;[.E54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0" calcext:value-type="float">
            <text:p>20</text:p>
          </table:table-cell>
          <table:table-cell office:value-type="float" office:value="552.588" calcext:value-type="float">
            <text:p>552,588</text:p>
          </table:table-cell>
          <table:table-cell table:formula="of:=IF([.$C549]&lt; [.$C550]; 1; 0)" office:value-type="float" office:value="1" calcext:value-type="float">
            <text:p>1</text:p>
          </table:table-cell>
          <table:table-cell table:formula="of:=IF([.D549]= 0; 0;[.E548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1" calcext:value-type="float">
            <text:p>21</text:p>
          </table:table-cell>
          <table:table-cell office:value-type="float" office:value="849.4" calcext:value-type="float">
            <text:p>849,4</text:p>
          </table:table-cell>
          <table:table-cell table:formula="of:=IF([.$C550]&lt; [.$C551]; 1; 0)" office:value-type="float" office:value="1" calcext:value-type="float">
            <text:p>1</text:p>
          </table:table-cell>
          <table:table-cell table:formula="of:=IF([.D550]= 0; 0;[.E549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2" calcext:value-type="float">
            <text:p>22</text:p>
          </table:table-cell>
          <table:table-cell office:value-type="float" office:value="1143.675" calcext:value-type="float">
            <text:p>1143,675</text:p>
          </table:table-cell>
          <table:table-cell table:formula="of:=IF([.$C551]&lt; [.$C552]; 1; 0)" office:value-type="float" office:value="1" calcext:value-type="float">
            <text:p>1</text:p>
          </table:table-cell>
          <table:table-cell table:formula="of:=IF([.D551]= 0; 0;[.E550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3" calcext:value-type="float">
            <text:p>23</text:p>
          </table:table-cell>
          <table:table-cell office:value-type="float" office:value="1355.638" calcext:value-type="float">
            <text:p>1355,638</text:p>
          </table:table-cell>
          <table:table-cell table:formula="of:=IF([.$C552]&lt; [.$C553]; 1; 0)" office:value-type="float" office:value="1" calcext:value-type="float">
            <text:p>1</text:p>
          </table:table-cell>
          <table:table-cell table:formula="of:=IF([.D552]= 0; 0;[.E551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4" calcext:value-type="float">
            <text:p>24</text:p>
          </table:table-cell>
          <table:table-cell office:value-type="float" office:value="1587.25" calcext:value-type="float">
            <text:p>1587,25</text:p>
          </table:table-cell>
          <table:table-cell table:formula="of:=IF([.$C553]&lt; [.$C554]; 1; 0)" office:value-type="float" office:value="1" calcext:value-type="float">
            <text:p>1</text:p>
          </table:table-cell>
          <table:table-cell table:formula="of:=IF([.D553]= 0; 0;[.E552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" calcext:value-type="float">
            <text:p>1</text:p>
          </table:table-cell>
          <table:table-cell office:value-type="float" office:value="1856.225" calcext:value-type="float">
            <text:p>1856,225</text:p>
          </table:table-cell>
          <table:table-cell table:formula="of:=IF([.$C554]&lt; [.$C555]; 1; 0)" office:value-type="float" office:value="1" calcext:value-type="float">
            <text:p>1</text:p>
          </table:table-cell>
          <table:table-cell table:formula="of:=IF([.D554]= 0; 0;[.E553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" calcext:value-type="float">
            <text:p>2</text:p>
          </table:table-cell>
          <table:table-cell office:value-type="float" office:value="2004.863" calcext:value-type="float">
            <text:p>2004,863</text:p>
          </table:table-cell>
          <table:table-cell table:formula="of:=IF([.$C555]&lt; [.$C556]; 1; 0)" office:value-type="float" office:value="0" calcext:value-type="float">
            <text:p>0</text:p>
          </table:table-cell>
          <table:table-cell table:formula="of:=IF([.D555]= 0; 0;[.E55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3" calcext:value-type="float">
            <text:p>3</text:p>
          </table:table-cell>
          <table:table-cell office:value-type="float" office:value="1942.425" calcext:value-type="float">
            <text:p>1942,425</text:p>
          </table:table-cell>
          <table:table-cell table:formula="of:=IF([.$C556]&lt; [.$C557]; 1; 0)" office:value-type="float" office:value="0" calcext:value-type="float">
            <text:p>0</text:p>
          </table:table-cell>
          <table:table-cell table:formula="of:=IF([.D556]= 0; 0;[.E55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4" calcext:value-type="float">
            <text:p>4</text:p>
          </table:table-cell>
          <table:table-cell office:value-type="float" office:value="1797.025" calcext:value-type="float">
            <text:p>1797,025</text:p>
          </table:table-cell>
          <table:table-cell table:formula="of:=IF([.$C557]&lt; [.$C558]; 1; 0)" office:value-type="float" office:value="0" calcext:value-type="float">
            <text:p>0</text:p>
          </table:table-cell>
          <table:table-cell table:formula="of:=IF([.D557]= 0; 0;[.E55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5" calcext:value-type="float">
            <text:p>5</text:p>
          </table:table-cell>
          <table:table-cell office:value-type="float" office:value="1627.113" calcext:value-type="float">
            <text:p>1627,113</text:p>
          </table:table-cell>
          <table:table-cell table:formula="of:=IF([.$C558]&lt; [.$C559]; 1; 0)" office:value-type="float" office:value="0" calcext:value-type="float">
            <text:p>0</text:p>
          </table:table-cell>
          <table:table-cell table:formula="of:=IF([.D558]= 0; 0;[.E55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6" calcext:value-type="float">
            <text:p>6</text:p>
          </table:table-cell>
          <table:table-cell office:value-type="float" office:value="1479.425" calcext:value-type="float">
            <text:p>1479,425</text:p>
          </table:table-cell>
          <table:table-cell table:formula="of:=IF([.$C559]&lt; [.$C560]; 1; 0)" office:value-type="float" office:value="0" calcext:value-type="float">
            <text:p>0</text:p>
          </table:table-cell>
          <table:table-cell table:formula="of:=IF([.D559]= 0; 0;[.E55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7" calcext:value-type="float">
            <text:p>7</text:p>
          </table:table-cell>
          <table:table-cell office:value-type="float" office:value="1272.988" calcext:value-type="float">
            <text:p>1272,988</text:p>
          </table:table-cell>
          <table:table-cell table:formula="of:=IF([.$C560]&lt; [.$C561]; 1; 0)" office:value-type="float" office:value="0" calcext:value-type="float">
            <text:p>0</text:p>
          </table:table-cell>
          <table:table-cell table:formula="of:=IF([.D560]= 0; 0;[.E55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8" calcext:value-type="float">
            <text:p>8</text:p>
          </table:table-cell>
          <table:table-cell office:value-type="float" office:value="820.938" calcext:value-type="float">
            <text:p>820,938</text:p>
          </table:table-cell>
          <table:table-cell table:formula="of:=IF([.$C561]&lt; [.$C562]; 1; 0)" office:value-type="float" office:value="0" calcext:value-type="float">
            <text:p>0</text:p>
          </table:table-cell>
          <table:table-cell table:formula="of:=IF([.D561]= 0; 0;[.E56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9" calcext:value-type="float">
            <text:p>9</text:p>
          </table:table-cell>
          <table:table-cell office:value-type="float" office:value="444.613" calcext:value-type="float">
            <text:p>444,613</text:p>
          </table:table-cell>
          <table:table-cell table:formula="of:=IF([.$C562]&lt; [.$C563]; 1; 0)" office:value-type="float" office:value="0" calcext:value-type="float">
            <text:p>0</text:p>
          </table:table-cell>
          <table:table-cell table:formula="of:=IF([.D562]= 0; 0;[.E5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0" calcext:value-type="float">
            <text:p>10</text:p>
          </table:table-cell>
          <table:table-cell office:value-type="float" office:value="346.075" calcext:value-type="float">
            <text:p>346,075</text:p>
          </table:table-cell>
          <table:table-cell table:formula="of:=IF([.$C563]&lt; [.$C564]; 1; 0)" office:value-type="float" office:value="1" calcext:value-type="float">
            <text:p>1</text:p>
          </table:table-cell>
          <table:table-cell table:formula="of:=IF([.D563]= 0; 0;[.E56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1" calcext:value-type="float">
            <text:p>11</text:p>
          </table:table-cell>
          <table:table-cell office:value-type="float" office:value="400.25" calcext:value-type="float">
            <text:p>400,25</text:p>
          </table:table-cell>
          <table:table-cell table:formula="of:=IF([.$C564]&lt; [.$C565]; 1; 0)" office:value-type="float" office:value="1" calcext:value-type="float">
            <text:p>1</text:p>
          </table:table-cell>
          <table:table-cell table:formula="of:=IF([.D564]= 0; 0;[.E56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2" calcext:value-type="float">
            <text:p>12</text:p>
          </table:table-cell>
          <table:table-cell office:value-type="float" office:value="468.875" calcext:value-type="float">
            <text:p>468,875</text:p>
          </table:table-cell>
          <table:table-cell table:formula="of:=IF([.$C565]&lt; [.$C566]; 1; 0)" office:value-type="float" office:value="1" calcext:value-type="float">
            <text:p>1</text:p>
          </table:table-cell>
          <table:table-cell table:formula="of:=IF([.D565]= 0; 0;[.E56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3" calcext:value-type="float">
            <text:p>13</text:p>
          </table:table-cell>
          <table:table-cell office:value-type="float" office:value="546.438" calcext:value-type="float">
            <text:p>546,438</text:p>
          </table:table-cell>
          <table:table-cell table:formula="of:=IF([.$C566]&lt; [.$C567]; 1; 0)" office:value-type="float" office:value="1" calcext:value-type="float">
            <text:p>1</text:p>
          </table:table-cell>
          <table:table-cell table:formula="of:=IF([.D566]= 0; 0;[.E56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4" calcext:value-type="float">
            <text:p>14</text:p>
          </table:table-cell>
          <table:table-cell office:value-type="float" office:value="667.363" calcext:value-type="float">
            <text:p>667,363</text:p>
          </table:table-cell>
          <table:table-cell table:formula="of:=IF([.$C567]&lt; [.$C568]; 1; 0)" office:value-type="float" office:value="1" calcext:value-type="float">
            <text:p>1</text:p>
          </table:table-cell>
          <table:table-cell table:formula="of:=IF([.D567]= 0; 0;[.E56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5" calcext:value-type="float">
            <text:p>15</text:p>
          </table:table-cell>
          <table:table-cell office:value-type="float" office:value="822.863" calcext:value-type="float">
            <text:p>822,863</text:p>
          </table:table-cell>
          <table:table-cell table:formula="of:=IF([.$C568]&lt; [.$C569]; 1; 0)" office:value-type="float" office:value="1" calcext:value-type="float">
            <text:p>1</text:p>
          </table:table-cell>
          <table:table-cell table:formula="of:=IF([.D568]= 0; 0;[.E567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6" calcext:value-type="float">
            <text:p>16</text:p>
          </table:table-cell>
          <table:table-cell office:value-type="float" office:value="922.45" calcext:value-type="float">
            <text:p>922,45</text:p>
          </table:table-cell>
          <table:table-cell table:formula="of:=IF([.$C569]&lt; [.$C570]; 1; 0)" office:value-type="float" office:value="1" calcext:value-type="float">
            <text:p>1</text:p>
          </table:table-cell>
          <table:table-cell table:formula="of:=IF([.D569]= 0; 0;[.E568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7" calcext:value-type="float">
            <text:p>17</text:p>
          </table:table-cell>
          <table:table-cell office:value-type="float" office:value="1021.088" calcext:value-type="float">
            <text:p>1021,088</text:p>
          </table:table-cell>
          <table:table-cell table:formula="of:=IF([.$C570]&lt; [.$C571]; 1; 0)" office:value-type="float" office:value="1" calcext:value-type="float">
            <text:p>1</text:p>
          </table:table-cell>
          <table:table-cell table:formula="of:=IF([.D570]= 0; 0;[.E569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8" calcext:value-type="float">
            <text:p>18</text:p>
          </table:table-cell>
          <table:table-cell office:value-type="float" office:value="1162.538" calcext:value-type="float">
            <text:p>1162,538</text:p>
          </table:table-cell>
          <table:table-cell table:formula="of:=IF([.$C571]&lt; [.$C572]; 1; 0)" office:value-type="float" office:value="1" calcext:value-type="float">
            <text:p>1</text:p>
          </table:table-cell>
          <table:table-cell table:formula="of:=IF([.D571]= 0; 0;[.E570] +1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9" calcext:value-type="float">
            <text:p>19</text:p>
          </table:table-cell>
          <table:table-cell office:value-type="float" office:value="1165.138" calcext:value-type="float">
            <text:p>1165,138</text:p>
          </table:table-cell>
          <table:table-cell table:formula="of:=IF([.$C572]&lt; [.$C573]; 1; 0)" office:value-type="float" office:value="0" calcext:value-type="float">
            <text:p>0</text:p>
          </table:table-cell>
          <table:table-cell table:formula="of:=IF([.D572]= 0; 0;[.E57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0" calcext:value-type="float">
            <text:p>20</text:p>
          </table:table-cell>
          <table:table-cell office:value-type="float" office:value="1097.3" calcext:value-type="float">
            <text:p>1097,3</text:p>
          </table:table-cell>
          <table:table-cell table:formula="of:=IF([.$C573]&lt; [.$C574]; 1; 0)" office:value-type="float" office:value="0" calcext:value-type="float">
            <text:p>0</text:p>
          </table:table-cell>
          <table:table-cell table:formula="of:=IF([.D573]= 0; 0;[.E57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1" calcext:value-type="float">
            <text:p>21</text:p>
          </table:table-cell>
          <table:table-cell office:value-type="float" office:value="1061.65" calcext:value-type="float">
            <text:p>1061,65</text:p>
          </table:table-cell>
          <table:table-cell table:formula="of:=IF([.$C574]&lt; [.$C575]; 1; 0)" office:value-type="float" office:value="1" calcext:value-type="float">
            <text:p>1</text:p>
          </table:table-cell>
          <table:table-cell table:formula="of:=IF([.D574]= 0; 0;[.E57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2" calcext:value-type="float">
            <text:p>22</text:p>
          </table:table-cell>
          <table:table-cell office:value-type="float" office:value="1075.363" calcext:value-type="float">
            <text:p>1075,363</text:p>
          </table:table-cell>
          <table:table-cell table:formula="of:=IF([.$C575]&lt; [.$C576]; 1; 0)" office:value-type="float" office:value="0" calcext:value-type="float">
            <text:p>0</text:p>
          </table:table-cell>
          <table:table-cell table:formula="of:=IF([.D575]= 0; 0;[.E57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3" calcext:value-type="float">
            <text:p>23</text:p>
          </table:table-cell>
          <table:table-cell office:value-type="float" office:value="1059.625" calcext:value-type="float">
            <text:p>1059,625</text:p>
          </table:table-cell>
          <table:table-cell table:formula="of:=IF([.$C576]&lt; [.$C577]; 1; 0)" office:value-type="float" office:value="0" calcext:value-type="float">
            <text:p>0</text:p>
          </table:table-cell>
          <table:table-cell table:formula="of:=IF([.D576]= 0; 0;[.E57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4" calcext:value-type="float">
            <text:p>24</text:p>
          </table:table-cell>
          <table:table-cell office:value-type="float" office:value="943.013" calcext:value-type="float">
            <text:p>943,013</text:p>
          </table:table-cell>
          <table:table-cell table:formula="of:=IF([.$C577]&lt; [.$C578]; 1; 0)" office:value-type="float" office:value="0" calcext:value-type="float">
            <text:p>0</text:p>
          </table:table-cell>
          <table:table-cell table:formula="of:=IF([.D577]= 0; 0;[.E57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" calcext:value-type="float">
            <text:p>1</text:p>
          </table:table-cell>
          <table:table-cell office:value-type="float" office:value="916.688" calcext:value-type="float">
            <text:p>916,688</text:p>
          </table:table-cell>
          <table:table-cell table:formula="of:=IF([.$C578]&lt; [.$C579]; 1; 0)" office:value-type="float" office:value="0" calcext:value-type="float">
            <text:p>0</text:p>
          </table:table-cell>
          <table:table-cell table:formula="of:=IF([.D578]= 0; 0;[.E57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" calcext:value-type="float">
            <text:p>2</text:p>
          </table:table-cell>
          <table:table-cell office:value-type="float" office:value="812.213" calcext:value-type="float">
            <text:p>812,213</text:p>
          </table:table-cell>
          <table:table-cell table:formula="of:=IF([.$C579]&lt; [.$C580]; 1; 0)" office:value-type="float" office:value="1" calcext:value-type="float">
            <text:p>1</text:p>
          </table:table-cell>
          <table:table-cell table:formula="of:=IF([.D579]= 0; 0;[.E57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3" calcext:value-type="float">
            <text:p>3</text:p>
          </table:table-cell>
          <table:table-cell office:value-type="float" office:value="826.8" calcext:value-type="float">
            <text:p>826,8</text:p>
          </table:table-cell>
          <table:table-cell table:formula="of:=IF([.$C580]&lt; [.$C581]; 1; 0)" office:value-type="float" office:value="0" calcext:value-type="float">
            <text:p>0</text:p>
          </table:table-cell>
          <table:table-cell table:formula="of:=IF([.D580]= 0; 0;[.E5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4" calcext:value-type="float">
            <text:p>4</text:p>
          </table:table-cell>
          <table:table-cell office:value-type="float" office:value="789.55" calcext:value-type="float">
            <text:p>789,55</text:p>
          </table:table-cell>
          <table:table-cell table:formula="of:=IF([.$C581]&lt; [.$C582]; 1; 0)" office:value-type="float" office:value="0" calcext:value-type="float">
            <text:p>0</text:p>
          </table:table-cell>
          <table:table-cell table:formula="of:=IF([.D581]= 0; 0;[.E58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5" calcext:value-type="float">
            <text:p>5</text:p>
          </table:table-cell>
          <table:table-cell office:value-type="float" office:value="709.35" calcext:value-type="float">
            <text:p>709,35</text:p>
          </table:table-cell>
          <table:table-cell table:formula="of:=IF([.$C582]&lt; [.$C583]; 1; 0)" office:value-type="float" office:value="0" calcext:value-type="float">
            <text:p>0</text:p>
          </table:table-cell>
          <table:table-cell table:formula="of:=IF([.D582]= 0; 0;[.E58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6" calcext:value-type="float">
            <text:p>6</text:p>
          </table:table-cell>
          <table:table-cell office:value-type="float" office:value="649.675" calcext:value-type="float">
            <text:p>649,675</text:p>
          </table:table-cell>
          <table:table-cell table:formula="of:=IF([.$C583]&lt; [.$C584]; 1; 0)" office:value-type="float" office:value="0" calcext:value-type="float">
            <text:p>0</text:p>
          </table:table-cell>
          <table:table-cell table:formula="of:=IF([.D583]= 0; 0;[.E58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7" calcext:value-type="float">
            <text:p>7</text:p>
          </table:table-cell>
          <table:table-cell office:value-type="float" office:value="643.025" calcext:value-type="float">
            <text:p>643,025</text:p>
          </table:table-cell>
          <table:table-cell table:formula="of:=IF([.$C584]&lt; [.$C585]; 1; 0)" office:value-type="float" office:value="0" calcext:value-type="float">
            <text:p>0</text:p>
          </table:table-cell>
          <table:table-cell table:formula="of:=IF([.D584]= 0; 0;[.E58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8" calcext:value-type="float">
            <text:p>8</text:p>
          </table:table-cell>
          <table:table-cell office:value-type="float" office:value="498.138" calcext:value-type="float">
            <text:p>498,138</text:p>
          </table:table-cell>
          <table:table-cell table:formula="of:=IF([.$C585]&lt; [.$C586]; 1; 0)" office:value-type="float" office:value="0" calcext:value-type="float">
            <text:p>0</text:p>
          </table:table-cell>
          <table:table-cell table:formula="of:=IF([.D585]= 0; 0;[.E58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9" calcext:value-type="float">
            <text:p>9</text:p>
          </table:table-cell>
          <table:table-cell office:value-type="float" office:value="327.488" calcext:value-type="float">
            <text:p>327,488</text:p>
          </table:table-cell>
          <table:table-cell table:formula="of:=IF([.$C586]&lt; [.$C587]; 1; 0)" office:value-type="float" office:value="1" calcext:value-type="float">
            <text:p>1</text:p>
          </table:table-cell>
          <table:table-cell table:formula="of:=IF([.D586]= 0; 0;[.E58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0" calcext:value-type="float">
            <text:p>10</text:p>
          </table:table-cell>
          <table:table-cell office:value-type="float" office:value="334.213" calcext:value-type="float">
            <text:p>334,213</text:p>
          </table:table-cell>
          <table:table-cell table:formula="of:=IF([.$C587]&lt; [.$C588]; 1; 0)" office:value-type="float" office:value="1" calcext:value-type="float">
            <text:p>1</text:p>
          </table:table-cell>
          <table:table-cell table:formula="of:=IF([.D587]= 0; 0;[.E586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1" calcext:value-type="float">
            <text:p>11</text:p>
          </table:table-cell>
          <table:table-cell office:value-type="float" office:value="454.288" calcext:value-type="float">
            <text:p>454,288</text:p>
          </table:table-cell>
          <table:table-cell table:formula="of:=IF([.$C588]&lt; [.$C589]; 1; 0)" office:value-type="float" office:value="1" calcext:value-type="float">
            <text:p>1</text:p>
          </table:table-cell>
          <table:table-cell table:formula="of:=IF([.D588]= 0; 0;[.E587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2" calcext:value-type="float">
            <text:p>12</text:p>
          </table:table-cell>
          <table:table-cell office:value-type="float" office:value="566.375" calcext:value-type="float">
            <text:p>566,375</text:p>
          </table:table-cell>
          <table:table-cell table:formula="of:=IF([.$C589]&lt; [.$C590]; 1; 0)" office:value-type="float" office:value="1" calcext:value-type="float">
            <text:p>1</text:p>
          </table:table-cell>
          <table:table-cell table:formula="of:=IF([.D589]= 0; 0;[.E588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3" calcext:value-type="float">
            <text:p>13</text:p>
          </table:table-cell>
          <table:table-cell office:value-type="float" office:value="840.113" calcext:value-type="float">
            <text:p>840,113</text:p>
          </table:table-cell>
          <table:table-cell table:formula="of:=IF([.$C590]&lt; [.$C591]; 1; 0)" office:value-type="float" office:value="1" calcext:value-type="float">
            <text:p>1</text:p>
          </table:table-cell>
          <table:table-cell table:formula="of:=IF([.D590]= 0; 0;[.E589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4" calcext:value-type="float">
            <text:p>14</text:p>
          </table:table-cell>
          <table:table-cell office:value-type="float" office:value="1195.938" calcext:value-type="float">
            <text:p>1195,938</text:p>
          </table:table-cell>
          <table:table-cell table:formula="of:=IF([.$C591]&lt; [.$C592]; 1; 0)" office:value-type="float" office:value="1" calcext:value-type="float">
            <text:p>1</text:p>
          </table:table-cell>
          <table:table-cell table:formula="of:=IF([.D591]= 0; 0;[.E590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5" calcext:value-type="float">
            <text:p>15</text:p>
          </table:table-cell>
          <table:table-cell office:value-type="float" office:value="1197.925" calcext:value-type="float">
            <text:p>1197,925</text:p>
          </table:table-cell>
          <table:table-cell table:formula="of:=IF([.$C592]&lt; [.$C593]; 1; 0)" office:value-type="float" office:value="1" calcext:value-type="float">
            <text:p>1</text:p>
          </table:table-cell>
          <table:table-cell table:formula="of:=IF([.D592]= 0; 0;[.E591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6" calcext:value-type="float">
            <text:p>16</text:p>
          </table:table-cell>
          <table:table-cell office:value-type="float" office:value="1209.425" calcext:value-type="float">
            <text:p>1209,425</text:p>
          </table:table-cell>
          <table:table-cell table:formula="of:=IF([.$C593]&lt; [.$C594]; 1; 0)" office:value-type="float" office:value="1" calcext:value-type="float">
            <text:p>1</text:p>
          </table:table-cell>
          <table:table-cell table:formula="of:=IF([.D593]= 0; 0;[.E592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7" calcext:value-type="float">
            <text:p>17</text:p>
          </table:table-cell>
          <table:table-cell office:value-type="float" office:value="1406.488" calcext:value-type="float">
            <text:p>1406,488</text:p>
          </table:table-cell>
          <table:table-cell table:formula="of:=IF([.$C594]&lt; [.$C595]; 1; 0)" office:value-type="float" office:value="0" calcext:value-type="float">
            <text:p>0</text:p>
          </table:table-cell>
          <table:table-cell table:formula="of:=IF([.D594]= 0; 0;[.E59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8" calcext:value-type="float">
            <text:p>18</text:p>
          </table:table-cell>
          <table:table-cell office:value-type="float" office:value="1202.213" calcext:value-type="float">
            <text:p>1202,213</text:p>
          </table:table-cell>
          <table:table-cell table:formula="of:=IF([.$C595]&lt; [.$C596]; 1; 0)" office:value-type="float" office:value="0" calcext:value-type="float">
            <text:p>0</text:p>
          </table:table-cell>
          <table:table-cell table:formula="of:=IF([.D595]= 0; 0;[.E59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9" calcext:value-type="float">
            <text:p>19</text:p>
          </table:table-cell>
          <table:table-cell office:value-type="float" office:value="812.525" calcext:value-type="float">
            <text:p>812,525</text:p>
          </table:table-cell>
          <table:table-cell table:formula="of:=IF([.$C596]&lt; [.$C597]; 1; 0)" office:value-type="float" office:value="1" calcext:value-type="float">
            <text:p>1</text:p>
          </table:table-cell>
          <table:table-cell table:formula="of:=IF([.D596]= 0; 0;[.E59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0" calcext:value-type="float">
            <text:p>20</text:p>
          </table:table-cell>
          <table:table-cell office:value-type="float" office:value="826.713" calcext:value-type="float">
            <text:p>826,713</text:p>
          </table:table-cell>
          <table:table-cell table:formula="of:=IF([.$C597]&lt; [.$C598]; 1; 0)" office:value-type="float" office:value="1" calcext:value-type="float">
            <text:p>1</text:p>
          </table:table-cell>
          <table:table-cell table:formula="of:=IF([.D597]= 0; 0;[.E596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1" calcext:value-type="float">
            <text:p>21</text:p>
          </table:table-cell>
          <table:table-cell office:value-type="float" office:value="986.925" calcext:value-type="float">
            <text:p>986,925</text:p>
          </table:table-cell>
          <table:table-cell table:formula="of:=IF([.$C598]&lt; [.$C599]; 1; 0)" office:value-type="float" office:value="1" calcext:value-type="float">
            <text:p>1</text:p>
          </table:table-cell>
          <table:table-cell table:formula="of:=IF([.D598]= 0; 0;[.E597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2" calcext:value-type="float">
            <text:p>22</text:p>
          </table:table-cell>
          <table:table-cell office:value-type="float" office:value="1386.2" calcext:value-type="float">
            <text:p>1386,2</text:p>
          </table:table-cell>
          <table:table-cell table:formula="of:=IF([.$C599]&lt; [.$C600]; 1; 0)" office:value-type="float" office:value="1" calcext:value-type="float">
            <text:p>1</text:p>
          </table:table-cell>
          <table:table-cell table:formula="of:=IF([.D599]= 0; 0;[.E598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3" calcext:value-type="float">
            <text:p>23</text:p>
          </table:table-cell>
          <table:table-cell office:value-type="float" office:value="1638.1" calcext:value-type="float">
            <text:p>1638,1</text:p>
          </table:table-cell>
          <table:table-cell table:formula="of:=IF([.$C600]&lt; [.$C601]; 1; 0)" office:value-type="float" office:value="1" calcext:value-type="float">
            <text:p>1</text:p>
          </table:table-cell>
          <table:table-cell table:formula="of:=IF([.D600]= 0; 0;[.E599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4" calcext:value-type="float">
            <text:p>24</text:p>
          </table:table-cell>
          <table:table-cell office:value-type="float" office:value="2046.35" calcext:value-type="float">
            <text:p>2046,35</text:p>
          </table:table-cell>
          <table:table-cell table:formula="of:=IF([.$C601]&lt; [.$C602]; 1; 0)" office:value-type="float" office:value="1" calcext:value-type="float">
            <text:p>1</text:p>
          </table:table-cell>
          <table:table-cell table:formula="of:=IF([.D601]= 0; 0;[.E600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" calcext:value-type="float">
            <text:p>1</text:p>
          </table:table-cell>
          <table:table-cell office:value-type="float" office:value="2263.875" calcext:value-type="float">
            <text:p>2263,875</text:p>
          </table:table-cell>
          <table:table-cell table:formula="of:=IF([.$C602]&lt; [.$C603]; 1; 0)" office:value-type="float" office:value="1" calcext:value-type="float">
            <text:p>1</text:p>
          </table:table-cell>
          <table:table-cell table:formula="of:=IF([.D602]= 0; 0;[.E601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" calcext:value-type="float">
            <text:p>2</text:p>
          </table:table-cell>
          <table:table-cell office:value-type="float" office:value="2458.625" calcext:value-type="float">
            <text:p>2458,625</text:p>
          </table:table-cell>
          <table:table-cell table:formula="of:=IF([.$C603]&lt; [.$C604]; 1; 0)" office:value-type="float" office:value="0" calcext:value-type="float">
            <text:p>0</text:p>
          </table:table-cell>
          <table:table-cell table:formula="of:=IF([.D603]= 0; 0;[.E60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3" calcext:value-type="float">
            <text:p>3</text:p>
          </table:table-cell>
          <table:table-cell office:value-type="float" office:value="2301.075" calcext:value-type="float">
            <text:p>2301,075</text:p>
          </table:table-cell>
          <table:table-cell table:formula="of:=IF([.$C604]&lt; [.$C605]; 1; 0)" office:value-type="float" office:value="0" calcext:value-type="float">
            <text:p>0</text:p>
          </table:table-cell>
          <table:table-cell table:formula="of:=IF([.D604]= 0; 0;[.E6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4" calcext:value-type="float">
            <text:p>4</text:p>
          </table:table-cell>
          <table:table-cell office:value-type="float" office:value="2109.338" calcext:value-type="float">
            <text:p>2109,338</text:p>
          </table:table-cell>
          <table:table-cell table:formula="of:=IF([.$C605]&lt; [.$C606]; 1; 0)" office:value-type="float" office:value="0" calcext:value-type="float">
            <text:p>0</text:p>
          </table:table-cell>
          <table:table-cell table:formula="of:=IF([.D605]= 0; 0;[.E6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5" calcext:value-type="float">
            <text:p>5</text:p>
          </table:table-cell>
          <table:table-cell office:value-type="float" office:value="2023.55" calcext:value-type="float">
            <text:p>2023,55</text:p>
          </table:table-cell>
          <table:table-cell table:formula="of:=IF([.$C606]&lt; [.$C607]; 1; 0)" office:value-type="float" office:value="0" calcext:value-type="float">
            <text:p>0</text:p>
          </table:table-cell>
          <table:table-cell table:formula="of:=IF([.D606]= 0; 0;[.E6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6" calcext:value-type="float">
            <text:p>6</text:p>
          </table:table-cell>
          <table:table-cell office:value-type="float" office:value="1784.975" calcext:value-type="float">
            <text:p>1784,975</text:p>
          </table:table-cell>
          <table:table-cell table:formula="of:=IF([.$C607]&lt; [.$C608]; 1; 0)" office:value-type="float" office:value="0" calcext:value-type="float">
            <text:p>0</text:p>
          </table:table-cell>
          <table:table-cell table:formula="of:=IF([.D607]= 0; 0;[.E60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7" calcext:value-type="float">
            <text:p>7</text:p>
          </table:table-cell>
          <table:table-cell office:value-type="float" office:value="1567.675" calcext:value-type="float">
            <text:p>1567,675</text:p>
          </table:table-cell>
          <table:table-cell table:formula="of:=IF([.$C608]&lt; [.$C609]; 1; 0)" office:value-type="float" office:value="0" calcext:value-type="float">
            <text:p>0</text:p>
          </table:table-cell>
          <table:table-cell table:formula="of:=IF([.D608]= 0; 0;[.E60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8" calcext:value-type="float">
            <text:p>8</text:p>
          </table:table-cell>
          <table:table-cell office:value-type="float" office:value="964.163" calcext:value-type="float">
            <text:p>964,163</text:p>
          </table:table-cell>
          <table:table-cell table:formula="of:=IF([.$C609]&lt; [.$C610]; 1; 0)" office:value-type="float" office:value="0" calcext:value-type="float">
            <text:p>0</text:p>
          </table:table-cell>
          <table:table-cell table:formula="of:=IF([.D609]= 0; 0;[.E60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9" calcext:value-type="float">
            <text:p>9</text:p>
          </table:table-cell>
          <table:table-cell office:value-type="float" office:value="340.325" calcext:value-type="float">
            <text:p>340,325</text:p>
          </table:table-cell>
          <table:table-cell table:formula="of:=IF([.$C610]&lt; [.$C611]; 1; 0)" office:value-type="float" office:value="1" calcext:value-type="float">
            <text:p>1</text:p>
          </table:table-cell>
          <table:table-cell table:formula="of:=IF([.D610]= 0; 0;[.E609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0" calcext:value-type="float">
            <text:p>10</text:p>
          </table:table-cell>
          <table:table-cell office:value-type="float" office:value="347.588" calcext:value-type="float">
            <text:p>347,588</text:p>
          </table:table-cell>
          <table:table-cell table:formula="of:=IF([.$C611]&lt; [.$C612]; 1; 0)" office:value-type="float" office:value="1" calcext:value-type="float">
            <text:p>1</text:p>
          </table:table-cell>
          <table:table-cell table:formula="of:=IF([.D611]= 0; 0;[.E610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1" calcext:value-type="float">
            <text:p>11</text:p>
          </table:table-cell>
          <table:table-cell office:value-type="float" office:value="794.975" calcext:value-type="float">
            <text:p>794,975</text:p>
          </table:table-cell>
          <table:table-cell table:formula="of:=IF([.$C612]&lt; [.$C613]; 1; 0)" office:value-type="float" office:value="1" calcext:value-type="float">
            <text:p>1</text:p>
          </table:table-cell>
          <table:table-cell table:formula="of:=IF([.D612]= 0; 0;[.E611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2" calcext:value-type="float">
            <text:p>12</text:p>
          </table:table-cell>
          <table:table-cell office:value-type="float" office:value="1097.7" calcext:value-type="float">
            <text:p>1097,7</text:p>
          </table:table-cell>
          <table:table-cell table:formula="of:=IF([.$C613]&lt; [.$C614]; 1; 0)" office:value-type="float" office:value="1" calcext:value-type="float">
            <text:p>1</text:p>
          </table:table-cell>
          <table:table-cell table:formula="of:=IF([.D613]= 0; 0;[.E612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3" calcext:value-type="float">
            <text:p>13</text:p>
          </table:table-cell>
          <table:table-cell office:value-type="float" office:value="1180.238" calcext:value-type="float">
            <text:p>1180,238</text:p>
          </table:table-cell>
          <table:table-cell table:formula="of:=IF([.$C614]&lt; [.$C615]; 1; 0)" office:value-type="float" office:value="1" calcext:value-type="float">
            <text:p>1</text:p>
          </table:table-cell>
          <table:table-cell table:formula="of:=IF([.D614]= 0; 0;[.E613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4" calcext:value-type="float">
            <text:p>14</text:p>
          </table:table-cell>
          <table:table-cell office:value-type="float" office:value="1288.9" calcext:value-type="float">
            <text:p>1288,9</text:p>
          </table:table-cell>
          <table:table-cell table:formula="of:=IF([.$C615]&lt; [.$C616]; 1; 0)" office:value-type="float" office:value="1" calcext:value-type="float">
            <text:p>1</text:p>
          </table:table-cell>
          <table:table-cell table:formula="of:=IF([.D615]= 0; 0;[.E614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</text:p>
          </table:table-cell>
          <table:table-cell office:value-type="float" office:value="1493.075" calcext:value-type="float">
            <text:p>1493,075</text:p>
          </table:table-cell>
          <table:table-cell table:formula="of:=IF([.$C616]&lt; [.$C617]; 1; 0)" office:value-type="float" office:value="1" calcext:value-type="float">
            <text:p>1</text:p>
          </table:table-cell>
          <table:table-cell table:formula="of:=IF([.D616]= 0; 0;[.E615] +1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6" calcext:value-type="float">
            <text:p>16</text:p>
          </table:table-cell>
          <table:table-cell office:value-type="float" office:value="1700.825" calcext:value-type="float">
            <text:p>1700,825</text:p>
          </table:table-cell>
          <table:table-cell table:formula="of:=IF([.$C617]&lt; [.$C618]; 1; 0)" office:value-type="float" office:value="1" calcext:value-type="float">
            <text:p>1</text:p>
          </table:table-cell>
          <table:table-cell table:formula="of:=IF([.D617]= 0; 0;[.E616] +1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7" calcext:value-type="float">
            <text:p>17</text:p>
          </table:table-cell>
          <table:table-cell office:value-type="float" office:value="1787.45" calcext:value-type="float">
            <text:p>1787,45</text:p>
          </table:table-cell>
          <table:table-cell table:formula="of:=IF([.$C618]&lt; [.$C619]; 1; 0)" office:value-type="float" office:value="0" calcext:value-type="float">
            <text:p>0</text:p>
          </table:table-cell>
          <table:table-cell table:formula="of:=IF([.D618]= 0; 0;[.E61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8" calcext:value-type="float">
            <text:p>18</text:p>
          </table:table-cell>
          <table:table-cell office:value-type="float" office:value="1652.025" calcext:value-type="float">
            <text:p>1652,025</text:p>
          </table:table-cell>
          <table:table-cell table:formula="of:=IF([.$C619]&lt; [.$C620]; 1; 0)" office:value-type="float" office:value="0" calcext:value-type="float">
            <text:p>0</text:p>
          </table:table-cell>
          <table:table-cell table:formula="of:=IF([.D619]= 0; 0;[.E61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9" calcext:value-type="float">
            <text:p>19</text:p>
          </table:table-cell>
          <table:table-cell office:value-type="float" office:value="1363.95" calcext:value-type="float">
            <text:p>1363,95</text:p>
          </table:table-cell>
          <table:table-cell table:formula="of:=IF([.$C620]&lt; [.$C621]; 1; 0)" office:value-type="float" office:value="0" calcext:value-type="float">
            <text:p>0</text:p>
          </table:table-cell>
          <table:table-cell table:formula="of:=IF([.D620]= 0; 0;[.E61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0" calcext:value-type="float">
            <text:p>20</text:p>
          </table:table-cell>
          <table:table-cell office:value-type="float" office:value="1101.9" calcext:value-type="float">
            <text:p>1101,9</text:p>
          </table:table-cell>
          <table:table-cell table:formula="of:=IF([.$C621]&lt; [.$C622]; 1; 0)" office:value-type="float" office:value="1" calcext:value-type="float">
            <text:p>1</text:p>
          </table:table-cell>
          <table:table-cell table:formula="of:=IF([.D621]= 0; 0;[.E62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1" calcext:value-type="float">
            <text:p>21</text:p>
          </table:table-cell>
          <table:table-cell office:value-type="float" office:value="1571.638" calcext:value-type="float">
            <text:p>1571,638</text:p>
          </table:table-cell>
          <table:table-cell table:formula="of:=IF([.$C622]&lt; [.$C623]; 1; 0)" office:value-type="float" office:value="1" calcext:value-type="float">
            <text:p>1</text:p>
          </table:table-cell>
          <table:table-cell table:formula="of:=IF([.D622]= 0; 0;[.E62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2" calcext:value-type="float">
            <text:p>22</text:p>
          </table:table-cell>
          <table:table-cell office:value-type="float" office:value="2538.838" calcext:value-type="float">
            <text:p>2538,838</text:p>
          </table:table-cell>
          <table:table-cell table:formula="of:=IF([.$C623]&lt; [.$C624]; 1; 0)" office:value-type="float" office:value="1" calcext:value-type="float">
            <text:p>1</text:p>
          </table:table-cell>
          <table:table-cell table:formula="of:=IF([.D623]= 0; 0;[.E622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3" calcext:value-type="float">
            <text:p>23</text:p>
          </table:table-cell>
          <table:table-cell office:value-type="float" office:value="3423.9" calcext:value-type="float">
            <text:p>3423,9</text:p>
          </table:table-cell>
          <table:table-cell table:formula="of:=IF([.$C624]&lt; [.$C625]; 1; 0)" office:value-type="float" office:value="1" calcext:value-type="float">
            <text:p>1</text:p>
          </table:table-cell>
          <table:table-cell table:formula="of:=IF([.D624]= 0; 0;[.E623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4" calcext:value-type="float">
            <text:p>24</text:p>
          </table:table-cell>
          <table:table-cell office:value-type="float" office:value="3971.375" calcext:value-type="float">
            <text:p>3971,375</text:p>
          </table:table-cell>
          <table:table-cell table:formula="of:=IF([.$C625]&lt; [.$C626]; 1; 0)" office:value-type="float" office:value="1" calcext:value-type="float">
            <text:p>1</text:p>
          </table:table-cell>
          <table:table-cell table:formula="of:=IF([.D625]= 0; 0;[.E624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" calcext:value-type="float">
            <text:p>1</text:p>
          </table:table-cell>
          <table:table-cell office:value-type="float" office:value="4154.65" calcext:value-type="float">
            <text:p>4154,65</text:p>
          </table:table-cell>
          <table:table-cell table:formula="of:=IF([.$C626]&lt; [.$C627]; 1; 0)" office:value-type="float" office:value="0" calcext:value-type="float">
            <text:p>0</text:p>
          </table:table-cell>
          <table:table-cell table:formula="of:=IF([.D626]= 0; 0;[.E62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" calcext:value-type="float">
            <text:p>2</text:p>
          </table:table-cell>
          <table:table-cell office:value-type="float" office:value="4045.563" calcext:value-type="float">
            <text:p>4045,563</text:p>
          </table:table-cell>
          <table:table-cell table:formula="of:=IF([.$C627]&lt; [.$C628]; 1; 0)" office:value-type="float" office:value="0" calcext:value-type="float">
            <text:p>0</text:p>
          </table:table-cell>
          <table:table-cell table:formula="of:=IF([.D627]= 0; 0;[.E62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3" calcext:value-type="float">
            <text:p>3</text:p>
          </table:table-cell>
          <table:table-cell office:value-type="float" office:value="3708.063" calcext:value-type="float">
            <text:p>3708,063</text:p>
          </table:table-cell>
          <table:table-cell table:formula="of:=IF([.$C628]&lt; [.$C629]; 1; 0)" office:value-type="float" office:value="0" calcext:value-type="float">
            <text:p>0</text:p>
          </table:table-cell>
          <table:table-cell table:formula="of:=IF([.D628]= 0; 0;[.E62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4" calcext:value-type="float">
            <text:p>4</text:p>
          </table:table-cell>
          <table:table-cell office:value-type="float" office:value="3345.463" calcext:value-type="float">
            <text:p>3345,463</text:p>
          </table:table-cell>
          <table:table-cell table:formula="of:=IF([.$C629]&lt; [.$C630]; 1; 0)" office:value-type="float" office:value="0" calcext:value-type="float">
            <text:p>0</text:p>
          </table:table-cell>
          <table:table-cell table:formula="of:=IF([.D629]= 0; 0;[.E62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5" calcext:value-type="float">
            <text:p>5</text:p>
          </table:table-cell>
          <table:table-cell office:value-type="float" office:value="3113.675" calcext:value-type="float">
            <text:p>3113,675</text:p>
          </table:table-cell>
          <table:table-cell table:formula="of:=IF([.$C630]&lt; [.$C631]; 1; 0)" office:value-type="float" office:value="0" calcext:value-type="float">
            <text:p>0</text:p>
          </table:table-cell>
          <table:table-cell table:formula="of:=IF([.D630]= 0; 0;[.E62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6" calcext:value-type="float">
            <text:p>6</text:p>
          </table:table-cell>
          <table:table-cell office:value-type="float" office:value="2879.988" calcext:value-type="float">
            <text:p>2879,988</text:p>
          </table:table-cell>
          <table:table-cell table:formula="of:=IF([.$C631]&lt; [.$C632]; 1; 0)" office:value-type="float" office:value="0" calcext:value-type="float">
            <text:p>0</text:p>
          </table:table-cell>
          <table:table-cell table:formula="of:=IF([.D631]= 0; 0;[.E63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7" calcext:value-type="float">
            <text:p>7</text:p>
          </table:table-cell>
          <table:table-cell office:value-type="float" office:value="2648.275" calcext:value-type="float">
            <text:p>2648,275</text:p>
          </table:table-cell>
          <table:table-cell table:formula="of:=IF([.$C632]&lt; [.$C633]; 1; 0)" office:value-type="float" office:value="0" calcext:value-type="float">
            <text:p>0</text:p>
          </table:table-cell>
          <table:table-cell table:formula="of:=IF([.D632]= 0; 0;[.E63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8" calcext:value-type="float">
            <text:p>8</text:p>
          </table:table-cell>
          <table:table-cell office:value-type="float" office:value="1875.2" calcext:value-type="float">
            <text:p>1875,2</text:p>
          </table:table-cell>
          <table:table-cell table:formula="of:=IF([.$C633]&lt; [.$C634]; 1; 0)" office:value-type="float" office:value="0" calcext:value-type="float">
            <text:p>0</text:p>
          </table:table-cell>
          <table:table-cell table:formula="of:=IF([.D633]= 0; 0;[.E63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9" calcext:value-type="float">
            <text:p>9</text:p>
          </table:table-cell>
          <table:table-cell office:value-type="float" office:value="988.238" calcext:value-type="float">
            <text:p>988,238</text:p>
          </table:table-cell>
          <table:table-cell table:formula="of:=IF([.$C634]&lt; [.$C635]; 1; 0)" office:value-type="float" office:value="0" calcext:value-type="float">
            <text:p>0</text:p>
          </table:table-cell>
          <table:table-cell table:formula="of:=IF([.D634]= 0; 0;[.E63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0" calcext:value-type="float">
            <text:p>10</text:p>
          </table:table-cell>
          <table:table-cell office:value-type="float" office:value="623.725" calcext:value-type="float">
            <text:p>623,725</text:p>
          </table:table-cell>
          <table:table-cell table:formula="of:=IF([.$C635]&lt; [.$C636]; 1; 0)" office:value-type="float" office:value="1" calcext:value-type="float">
            <text:p>1</text:p>
          </table:table-cell>
          <table:table-cell table:formula="of:=IF([.D635]= 0; 0;[.E63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1" calcext:value-type="float">
            <text:p>11</text:p>
          </table:table-cell>
          <table:table-cell office:value-type="float" office:value="789.15" calcext:value-type="float">
            <text:p>789,15</text:p>
          </table:table-cell>
          <table:table-cell table:formula="of:=IF([.$C636]&lt; [.$C637]; 1; 0)" office:value-type="float" office:value="1" calcext:value-type="float">
            <text:p>1</text:p>
          </table:table-cell>
          <table:table-cell table:formula="of:=IF([.D636]= 0; 0;[.E635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2" calcext:value-type="float">
            <text:p>12</text:p>
          </table:table-cell>
          <table:table-cell office:value-type="float" office:value="1219.313" calcext:value-type="float">
            <text:p>1219,313</text:p>
          </table:table-cell>
          <table:table-cell table:formula="of:=IF([.$C637]&lt; [.$C638]; 1; 0)" office:value-type="float" office:value="1" calcext:value-type="float">
            <text:p>1</text:p>
          </table:table-cell>
          <table:table-cell table:formula="of:=IF([.D637]= 0; 0;[.E636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3" calcext:value-type="float">
            <text:p>13</text:p>
          </table:table-cell>
          <table:table-cell office:value-type="float" office:value="1398.75" calcext:value-type="float">
            <text:p>1398,75</text:p>
          </table:table-cell>
          <table:table-cell table:formula="of:=IF([.$C638]&lt; [.$C639]; 1; 0)" office:value-type="float" office:value="0" calcext:value-type="float">
            <text:p>0</text:p>
          </table:table-cell>
          <table:table-cell table:formula="of:=IF([.D638]= 0; 0;[.E63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4" calcext:value-type="float">
            <text:p>14</text:p>
          </table:table-cell>
          <table:table-cell office:value-type="float" office:value="1283.063" calcext:value-type="float">
            <text:p>1283,063</text:p>
          </table:table-cell>
          <table:table-cell table:formula="of:=IF([.$C639]&lt; [.$C640]; 1; 0)" office:value-type="float" office:value="0" calcext:value-type="float">
            <text:p>0</text:p>
          </table:table-cell>
          <table:table-cell table:formula="of:=IF([.D639]= 0; 0;[.E63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5" calcext:value-type="float">
            <text:p>15</text:p>
          </table:table-cell>
          <table:table-cell office:value-type="float" office:value="1164.413" calcext:value-type="float">
            <text:p>1164,413</text:p>
          </table:table-cell>
          <table:table-cell table:formula="of:=IF([.$C640]&lt; [.$C641]; 1; 0)" office:value-type="float" office:value="0" calcext:value-type="float">
            <text:p>0</text:p>
          </table:table-cell>
          <table:table-cell table:formula="of:=IF([.D640]= 0; 0;[.E63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6" calcext:value-type="float">
            <text:p>16</text:p>
          </table:table-cell>
          <table:table-cell office:value-type="float" office:value="1047.363" calcext:value-type="float">
            <text:p>1047,363</text:p>
          </table:table-cell>
          <table:table-cell table:formula="of:=IF([.$C641]&lt; [.$C642]; 1; 0)" office:value-type="float" office:value="0" calcext:value-type="float">
            <text:p>0</text:p>
          </table:table-cell>
          <table:table-cell table:formula="of:=IF([.D641]= 0; 0;[.E64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7" calcext:value-type="float">
            <text:p>17</text:p>
          </table:table-cell>
          <table:table-cell office:value-type="float" office:value="1025.15" calcext:value-type="float">
            <text:p>1025,15</text:p>
          </table:table-cell>
          <table:table-cell table:formula="of:=IF([.$C642]&lt; [.$C643]; 1; 0)" office:value-type="float" office:value="1" calcext:value-type="float">
            <text:p>1</text:p>
          </table:table-cell>
          <table:table-cell table:formula="of:=IF([.D642]= 0; 0;[.E64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8" calcext:value-type="float">
            <text:p>18</text:p>
          </table:table-cell>
          <table:table-cell office:value-type="float" office:value="1086.488" calcext:value-type="float">
            <text:p>1086,488</text:p>
          </table:table-cell>
          <table:table-cell table:formula="of:=IF([.$C643]&lt; [.$C644]; 1; 0)" office:value-type="float" office:value="0" calcext:value-type="float">
            <text:p>0</text:p>
          </table:table-cell>
          <table:table-cell table:formula="of:=IF([.D643]= 0; 0;[.E64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9" calcext:value-type="float">
            <text:p>19</text:p>
          </table:table-cell>
          <table:table-cell office:value-type="float" office:value="1000.438" calcext:value-type="float">
            <text:p>1000,438</text:p>
          </table:table-cell>
          <table:table-cell table:formula="of:=IF([.$C644]&lt; [.$C645]; 1; 0)" office:value-type="float" office:value="1" calcext:value-type="float">
            <text:p>1</text:p>
          </table:table-cell>
          <table:table-cell table:formula="of:=IF([.D644]= 0; 0;[.E64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0" calcext:value-type="float">
            <text:p>20</text:p>
          </table:table-cell>
          <table:table-cell office:value-type="float" office:value="1175.338" calcext:value-type="float">
            <text:p>1175,338</text:p>
          </table:table-cell>
          <table:table-cell table:formula="of:=IF([.$C645]&lt; [.$C646]; 1; 0)" office:value-type="float" office:value="1" calcext:value-type="float">
            <text:p>1</text:p>
          </table:table-cell>
          <table:table-cell table:formula="of:=IF([.D645]= 0; 0;[.E644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1" calcext:value-type="float">
            <text:p>21</text:p>
          </table:table-cell>
          <table:table-cell office:value-type="float" office:value="1868.438" calcext:value-type="float">
            <text:p>1868,438</text:p>
          </table:table-cell>
          <table:table-cell table:formula="of:=IF([.$C646]&lt; [.$C647]; 1; 0)" office:value-type="float" office:value="1" calcext:value-type="float">
            <text:p>1</text:p>
          </table:table-cell>
          <table:table-cell table:formula="of:=IF([.D646]= 0; 0;[.E645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2" calcext:value-type="float">
            <text:p>22</text:p>
          </table:table-cell>
          <table:table-cell office:value-type="float" office:value="3060.3" calcext:value-type="float">
            <text:p>3060,3</text:p>
          </table:table-cell>
          <table:table-cell table:formula="of:=IF([.$C647]&lt; [.$C648]; 1; 0)" office:value-type="float" office:value="1" calcext:value-type="float">
            <text:p>1</text:p>
          </table:table-cell>
          <table:table-cell table:formula="of:=IF([.D647]= 0; 0;[.E646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3" calcext:value-type="float">
            <text:p>23</text:p>
          </table:table-cell>
          <table:table-cell office:value-type="float" office:value="4255.9" calcext:value-type="float">
            <text:p>4255,9</text:p>
          </table:table-cell>
          <table:table-cell table:formula="of:=IF([.$C648]&lt; [.$C649]; 1; 0)" office:value-type="float" office:value="1" calcext:value-type="float">
            <text:p>1</text:p>
          </table:table-cell>
          <table:table-cell table:formula="of:=IF([.D648]= 0; 0;[.E647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4" calcext:value-type="float">
            <text:p>24</text:p>
          </table:table-cell>
          <table:table-cell office:value-type="float" office:value="5003.425" calcext:value-type="float">
            <text:p>5003,425</text:p>
          </table:table-cell>
          <table:table-cell table:formula="of:=IF([.$C649]&lt; [.$C650]; 1; 0)" office:value-type="float" office:value="0" calcext:value-type="float">
            <text:p>0</text:p>
          </table:table-cell>
          <table:table-cell table:formula="of:=IF([.D649]= 0; 0;[.E64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" calcext:value-type="float">
            <text:p>1</text:p>
          </table:table-cell>
          <table:table-cell office:value-type="float" office:value="4937.638" calcext:value-type="float">
            <text:p>4937,638</text:p>
          </table:table-cell>
          <table:table-cell table:formula="of:=IF([.$C650]&lt; [.$C651]; 1; 0)" office:value-type="float" office:value="0" calcext:value-type="float">
            <text:p>0</text:p>
          </table:table-cell>
          <table:table-cell table:formula="of:=IF([.D650]= 0; 0;[.E64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" calcext:value-type="float">
            <text:p>2</text:p>
          </table:table-cell>
          <table:table-cell office:value-type="float" office:value="4861.213" calcext:value-type="float">
            <text:p>4861,213</text:p>
          </table:table-cell>
          <table:table-cell table:formula="of:=IF([.$C651]&lt; [.$C652]; 1; 0)" office:value-type="float" office:value="0" calcext:value-type="float">
            <text:p>0</text:p>
          </table:table-cell>
          <table:table-cell table:formula="of:=IF([.D651]= 0; 0;[.E65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3" calcext:value-type="float">
            <text:p>3</text:p>
          </table:table-cell>
          <table:table-cell office:value-type="float" office:value="4697.563" calcext:value-type="float">
            <text:p>4697,563</text:p>
          </table:table-cell>
          <table:table-cell table:formula="of:=IF([.$C652]&lt; [.$C653]; 1; 0)" office:value-type="float" office:value="0" calcext:value-type="float">
            <text:p>0</text:p>
          </table:table-cell>
          <table:table-cell table:formula="of:=IF([.D652]= 0; 0;[.E65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4" calcext:value-type="float">
            <text:p>4</text:p>
          </table:table-cell>
          <table:table-cell office:value-type="float" office:value="4528.913" calcext:value-type="float">
            <text:p>4528,913</text:p>
          </table:table-cell>
          <table:table-cell table:formula="of:=IF([.$C653]&lt; [.$C654]; 1; 0)" office:value-type="float" office:value="0" calcext:value-type="float">
            <text:p>0</text:p>
          </table:table-cell>
          <table:table-cell table:formula="of:=IF([.D653]= 0; 0;[.E65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5" calcext:value-type="float">
            <text:p>5</text:p>
          </table:table-cell>
          <table:table-cell office:value-type="float" office:value="4417.838" calcext:value-type="float">
            <text:p>4417,838</text:p>
          </table:table-cell>
          <table:table-cell table:formula="of:=IF([.$C654]&lt; [.$C655]; 1; 0)" office:value-type="float" office:value="0" calcext:value-type="float">
            <text:p>0</text:p>
          </table:table-cell>
          <table:table-cell table:formula="of:=IF([.D654]= 0; 0;[.E65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6" calcext:value-type="float">
            <text:p>6</text:p>
          </table:table-cell>
          <table:table-cell office:value-type="float" office:value="4356.125" calcext:value-type="float">
            <text:p>4356,125</text:p>
          </table:table-cell>
          <table:table-cell table:formula="of:=IF([.$C655]&lt; [.$C656]; 1; 0)" office:value-type="float" office:value="0" calcext:value-type="float">
            <text:p>0</text:p>
          </table:table-cell>
          <table:table-cell table:formula="of:=IF([.D655]= 0; 0;[.E65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7" calcext:value-type="float">
            <text:p>7</text:p>
          </table:table-cell>
          <table:table-cell office:value-type="float" office:value="4266.163" calcext:value-type="float">
            <text:p>4266,163</text:p>
          </table:table-cell>
          <table:table-cell table:formula="of:=IF([.$C656]&lt; [.$C657]; 1; 0)" office:value-type="float" office:value="0" calcext:value-type="float">
            <text:p>0</text:p>
          </table:table-cell>
          <table:table-cell table:formula="of:=IF([.D656]= 0; 0;[.E65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8" calcext:value-type="float">
            <text:p>8</text:p>
          </table:table-cell>
          <table:table-cell office:value-type="float" office:value="3305.313" calcext:value-type="float">
            <text:p>3305,313</text:p>
          </table:table-cell>
          <table:table-cell table:formula="of:=IF([.$C657]&lt; [.$C658]; 1; 0)" office:value-type="float" office:value="0" calcext:value-type="float">
            <text:p>0</text:p>
          </table:table-cell>
          <table:table-cell table:formula="of:=IF([.D657]= 0; 0;[.E65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9" calcext:value-type="float">
            <text:p>9</text:p>
          </table:table-cell>
          <table:table-cell office:value-type="float" office:value="2211.113" calcext:value-type="float">
            <text:p>2211,113</text:p>
          </table:table-cell>
          <table:table-cell table:formula="of:=IF([.$C658]&lt; [.$C659]; 1; 0)" office:value-type="float" office:value="1" calcext:value-type="float">
            <text:p>1</text:p>
          </table:table-cell>
          <table:table-cell table:formula="of:=IF([.D658]= 0; 0;[.E657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0" calcext:value-type="float">
            <text:p>10</text:p>
          </table:table-cell>
          <table:table-cell office:value-type="float" office:value="2445.813" calcext:value-type="float">
            <text:p>2445,813</text:p>
          </table:table-cell>
          <table:table-cell table:formula="of:=IF([.$C659]&lt; [.$C660]; 1; 0)" office:value-type="float" office:value="1" calcext:value-type="float">
            <text:p>1</text:p>
          </table:table-cell>
          <table:table-cell table:formula="of:=IF([.D659]= 0; 0;[.E658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1" calcext:value-type="float">
            <text:p>11</text:p>
          </table:table-cell>
          <table:table-cell office:value-type="float" office:value="3334.025" calcext:value-type="float">
            <text:p>3334,025</text:p>
          </table:table-cell>
          <table:table-cell table:formula="of:=IF([.$C660]&lt; [.$C661]; 1; 0)" office:value-type="float" office:value="1" calcext:value-type="float">
            <text:p>1</text:p>
          </table:table-cell>
          <table:table-cell table:formula="of:=IF([.D660]= 0; 0;[.E659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2" calcext:value-type="float">
            <text:p>12</text:p>
          </table:table-cell>
          <table:table-cell office:value-type="float" office:value="3987.3" calcext:value-type="float">
            <text:p>3987,3</text:p>
          </table:table-cell>
          <table:table-cell table:formula="of:=IF([.$C661]&lt; [.$C662]; 1; 0)" office:value-type="float" office:value="1" calcext:value-type="float">
            <text:p>1</text:p>
          </table:table-cell>
          <table:table-cell table:formula="of:=IF([.D661]= 0; 0;[.E660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3" calcext:value-type="float">
            <text:p>13</text:p>
          </table:table-cell>
          <table:table-cell office:value-type="float" office:value="4037.15" calcext:value-type="float">
            <text:p>4037,15</text:p>
          </table:table-cell>
          <table:table-cell table:formula="of:=IF([.$C662]&lt; [.$C663]; 1; 0)" office:value-type="float" office:value="0" calcext:value-type="float">
            <text:p>0</text:p>
          </table:table-cell>
          <table:table-cell table:formula="of:=IF([.D662]= 0; 0;[.E66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4" calcext:value-type="float">
            <text:p>14</text:p>
          </table:table-cell>
          <table:table-cell office:value-type="float" office:value="3850.613" calcext:value-type="float">
            <text:p>3850,613</text:p>
          </table:table-cell>
          <table:table-cell table:formula="of:=IF([.$C663]&lt; [.$C664]; 1; 0)" office:value-type="float" office:value="1" calcext:value-type="float">
            <text:p>1</text:p>
          </table:table-cell>
          <table:table-cell table:formula="of:=IF([.D663]= 0; 0;[.E66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5" calcext:value-type="float">
            <text:p>15</text:p>
          </table:table-cell>
          <table:table-cell office:value-type="float" office:value="3850.938" calcext:value-type="float">
            <text:p>3850,938</text:p>
          </table:table-cell>
          <table:table-cell table:formula="of:=IF([.$C664]&lt; [.$C665]; 1; 0)" office:value-type="float" office:value="0" calcext:value-type="float">
            <text:p>0</text:p>
          </table:table-cell>
          <table:table-cell table:formula="of:=IF([.D664]= 0; 0;[.E66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6" calcext:value-type="float">
            <text:p>16</text:p>
          </table:table-cell>
          <table:table-cell office:value-type="float" office:value="3784.788" calcext:value-type="float">
            <text:p>3784,788</text:p>
          </table:table-cell>
          <table:table-cell table:formula="of:=IF([.$C665]&lt; [.$C666]; 1; 0)" office:value-type="float" office:value="1" calcext:value-type="float">
            <text:p>1</text:p>
          </table:table-cell>
          <table:table-cell table:formula="of:=IF([.D665]= 0; 0;[.E664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7" calcext:value-type="float">
            <text:p>17</text:p>
          </table:table-cell>
          <table:table-cell office:value-type="float" office:value="3922.8" calcext:value-type="float">
            <text:p>3922,8</text:p>
          </table:table-cell>
          <table:table-cell table:formula="of:=IF([.$C666]&lt; [.$C667]; 1; 0)" office:value-type="float" office:value="0" calcext:value-type="float">
            <text:p>0</text:p>
          </table:table-cell>
          <table:table-cell table:formula="of:=IF([.D666]= 0; 0;[.E66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8" calcext:value-type="float">
            <text:p>18</text:p>
          </table:table-cell>
          <table:table-cell office:value-type="float" office:value="3755.675" calcext:value-type="float">
            <text:p>3755,675</text:p>
          </table:table-cell>
          <table:table-cell table:formula="of:=IF([.$C667]&lt; [.$C668]; 1; 0)" office:value-type="float" office:value="0" calcext:value-type="float">
            <text:p>0</text:p>
          </table:table-cell>
          <table:table-cell table:formula="of:=IF([.D667]= 0; 0;[.E66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9" calcext:value-type="float">
            <text:p>19</text:p>
          </table:table-cell>
          <table:table-cell office:value-type="float" office:value="3201.738" calcext:value-type="float">
            <text:p>3201,738</text:p>
          </table:table-cell>
          <table:table-cell table:formula="of:=IF([.$C668]&lt; [.$C669]; 1; 0)" office:value-type="float" office:value="0" calcext:value-type="float">
            <text:p>0</text:p>
          </table:table-cell>
          <table:table-cell table:formula="of:=IF([.D668]= 0; 0;[.E66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0" calcext:value-type="float">
            <text:p>20</text:p>
          </table:table-cell>
          <table:table-cell office:value-type="float" office:value="2948.075" calcext:value-type="float">
            <text:p>2948,075</text:p>
          </table:table-cell>
          <table:table-cell table:formula="of:=IF([.$C669]&lt; [.$C670]; 1; 0)" office:value-type="float" office:value="1" calcext:value-type="float">
            <text:p>1</text:p>
          </table:table-cell>
          <table:table-cell table:formula="of:=IF([.D669]= 0; 0;[.E668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1" calcext:value-type="float">
            <text:p>21</text:p>
          </table:table-cell>
          <table:table-cell office:value-type="float" office:value="3687.088" calcext:value-type="float">
            <text:p>3687,088</text:p>
          </table:table-cell>
          <table:table-cell table:formula="of:=IF([.$C670]&lt; [.$C671]; 1; 0)" office:value-type="float" office:value="1" calcext:value-type="float">
            <text:p>1</text:p>
          </table:table-cell>
          <table:table-cell table:formula="of:=IF([.D670]= 0; 0;[.E669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2" calcext:value-type="float">
            <text:p>22</text:p>
          </table:table-cell>
          <table:table-cell office:value-type="float" office:value="4782.713" calcext:value-type="float">
            <text:p>4782,713</text:p>
          </table:table-cell>
          <table:table-cell table:formula="of:=IF([.$C671]&lt; [.$C672]; 1; 0)" office:value-type="float" office:value="1" calcext:value-type="float">
            <text:p>1</text:p>
          </table:table-cell>
          <table:table-cell table:formula="of:=IF([.D671]= 0; 0;[.E670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3" calcext:value-type="float">
            <text:p>23</text:p>
          </table:table-cell>
          <table:table-cell office:value-type="float" office:value="5291.063" calcext:value-type="float">
            <text:p>5291,063</text:p>
          </table:table-cell>
          <table:table-cell table:formula="of:=IF([.$C672]&lt; [.$C673]; 1; 0)" office:value-type="float" office:value="1" calcext:value-type="float">
            <text:p>1</text:p>
          </table:table-cell>
          <table:table-cell table:formula="of:=IF([.D672]= 0; 0;[.E671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4" calcext:value-type="float">
            <text:p>24</text:p>
          </table:table-cell>
          <table:table-cell office:value-type="float" office:value="5382.25" calcext:value-type="float">
            <text:p>5382,25</text:p>
          </table:table-cell>
          <table:table-cell table:formula="of:=IF([.$C673]&lt; [.$C674]; 1; 0)" office:value-type="float" office:value="0" calcext:value-type="float">
            <text:p>0</text:p>
          </table:table-cell>
          <table:table-cell table:formula="of:=IF([.D673]= 0; 0;[.E67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" calcext:value-type="float">
            <text:p>1</text:p>
          </table:table-cell>
          <table:table-cell office:value-type="float" office:value="5231.813" calcext:value-type="float">
            <text:p>5231,813</text:p>
          </table:table-cell>
          <table:table-cell table:formula="of:=IF([.$C674]&lt; [.$C675]; 1; 0)" office:value-type="float" office:value="0" calcext:value-type="float">
            <text:p>0</text:p>
          </table:table-cell>
          <table:table-cell table:formula="of:=IF([.D674]= 0; 0;[.E67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" calcext:value-type="float">
            <text:p>2</text:p>
          </table:table-cell>
          <table:table-cell office:value-type="float" office:value="5017.125" calcext:value-type="float">
            <text:p>5017,125</text:p>
          </table:table-cell>
          <table:table-cell table:formula="of:=IF([.$C675]&lt; [.$C676]; 1; 0)" office:value-type="float" office:value="0" calcext:value-type="float">
            <text:p>0</text:p>
          </table:table-cell>
          <table:table-cell table:formula="of:=IF([.D675]= 0; 0;[.E67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3" calcext:value-type="float">
            <text:p>3</text:p>
          </table:table-cell>
          <table:table-cell office:value-type="float" office:value="4546.4" calcext:value-type="float">
            <text:p>4546,4</text:p>
          </table:table-cell>
          <table:table-cell table:formula="of:=IF([.$C676]&lt; [.$C677]; 1; 0)" office:value-type="float" office:value="0" calcext:value-type="float">
            <text:p>0</text:p>
          </table:table-cell>
          <table:table-cell table:formula="of:=IF([.D676]= 0; 0;[.E67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4" calcext:value-type="float">
            <text:p>4</text:p>
          </table:table-cell>
          <table:table-cell office:value-type="float" office:value="4131.463" calcext:value-type="float">
            <text:p>4131,463</text:p>
          </table:table-cell>
          <table:table-cell table:formula="of:=IF([.$C677]&lt; [.$C678]; 1; 0)" office:value-type="float" office:value="0" calcext:value-type="float">
            <text:p>0</text:p>
          </table:table-cell>
          <table:table-cell table:formula="of:=IF([.D677]= 0; 0;[.E67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5" calcext:value-type="float">
            <text:p>5</text:p>
          </table:table-cell>
          <table:table-cell office:value-type="float" office:value="3843.075" calcext:value-type="float">
            <text:p>3843,075</text:p>
          </table:table-cell>
          <table:table-cell table:formula="of:=IF([.$C678]&lt; [.$C679]; 1; 0)" office:value-type="float" office:value="0" calcext:value-type="float">
            <text:p>0</text:p>
          </table:table-cell>
          <table:table-cell table:formula="of:=IF([.D678]= 0; 0;[.E67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6" calcext:value-type="float">
            <text:p>6</text:p>
          </table:table-cell>
          <table:table-cell office:value-type="float" office:value="3584.4" calcext:value-type="float">
            <text:p>3584,4</text:p>
          </table:table-cell>
          <table:table-cell table:formula="of:=IF([.$C679]&lt; [.$C680]; 1; 0)" office:value-type="float" office:value="0" calcext:value-type="float">
            <text:p>0</text:p>
          </table:table-cell>
          <table:table-cell table:formula="of:=IF([.D679]= 0; 0;[.E67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7" calcext:value-type="float">
            <text:p>7</text:p>
          </table:table-cell>
          <table:table-cell office:value-type="float" office:value="3275.375" calcext:value-type="float">
            <text:p>3275,375</text:p>
          </table:table-cell>
          <table:table-cell table:formula="of:=IF([.$C680]&lt; [.$C681]; 1; 0)" office:value-type="float" office:value="0" calcext:value-type="float">
            <text:p>0</text:p>
          </table:table-cell>
          <table:table-cell table:formula="of:=IF([.D680]= 0; 0;[.E67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8" calcext:value-type="float">
            <text:p>8</text:p>
          </table:table-cell>
          <table:table-cell office:value-type="float" office:value="2384.588" calcext:value-type="float">
            <text:p>2384,588</text:p>
          </table:table-cell>
          <table:table-cell table:formula="of:=IF([.$C681]&lt; [.$C682]; 1; 0)" office:value-type="float" office:value="0" calcext:value-type="float">
            <text:p>0</text:p>
          </table:table-cell>
          <table:table-cell table:formula="of:=IF([.D681]= 0; 0;[.E68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9" calcext:value-type="float">
            <text:p>9</text:p>
          </table:table-cell>
          <table:table-cell office:value-type="float" office:value="1347.375" calcext:value-type="float">
            <text:p>1347,375</text:p>
          </table:table-cell>
          <table:table-cell table:formula="of:=IF([.$C682]&lt; [.$C683]; 1; 0)" office:value-type="float" office:value="0" calcext:value-type="float">
            <text:p>0</text:p>
          </table:table-cell>
          <table:table-cell table:formula="of:=IF([.D682]= 0; 0;[.E681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0" calcext:value-type="float">
            <text:p>10</text:p>
          </table:table-cell>
          <table:table-cell office:value-type="float" office:value="1094.95" calcext:value-type="float">
            <text:p>1094,95</text:p>
          </table:table-cell>
          <table:table-cell table:formula="of:=IF([.$C683]&lt; [.$C684]; 1; 0)" office:value-type="float" office:value="1" calcext:value-type="float">
            <text:p>1</text:p>
          </table:table-cell>
          <table:table-cell table:formula="of:=IF([.D683]= 0; 0;[.E682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1" calcext:value-type="float">
            <text:p>11</text:p>
          </table:table-cell>
          <table:table-cell office:value-type="float" office:value="1180.338" calcext:value-type="float">
            <text:p>1180,338</text:p>
          </table:table-cell>
          <table:table-cell table:formula="of:=IF([.$C684]&lt; [.$C685]; 1; 0)" office:value-type="float" office:value="1" calcext:value-type="float">
            <text:p>1</text:p>
          </table:table-cell>
          <table:table-cell table:formula="of:=IF([.D684]= 0; 0;[.E683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2" calcext:value-type="float">
            <text:p>12</text:p>
          </table:table-cell>
          <table:table-cell office:value-type="float" office:value="1330.15" calcext:value-type="float">
            <text:p>1330,15</text:p>
          </table:table-cell>
          <table:table-cell table:formula="of:=IF([.$C685]&lt; [.$C686]; 1; 0)" office:value-type="float" office:value="1" calcext:value-type="float">
            <text:p>1</text:p>
          </table:table-cell>
          <table:table-cell table:formula="of:=IF([.D685]= 0; 0;[.E684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3" calcext:value-type="float">
            <text:p>13</text:p>
          </table:table-cell>
          <table:table-cell office:value-type="float" office:value="1515.025" calcext:value-type="float">
            <text:p>1515,025</text:p>
          </table:table-cell>
          <table:table-cell table:formula="of:=IF([.$C686]&lt; [.$C687]; 1; 0)" office:value-type="float" office:value="1" calcext:value-type="float">
            <text:p>1</text:p>
          </table:table-cell>
          <table:table-cell table:formula="of:=IF([.D686]= 0; 0;[.E685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" calcext:value-type="float">
            <text:p>14</text:p>
          </table:table-cell>
          <table:table-cell office:value-type="float" office:value="1608.875" calcext:value-type="float">
            <text:p>1608,875</text:p>
          </table:table-cell>
          <table:table-cell table:formula="of:=IF([.$C687]&lt; [.$C688]; 1; 0)" office:value-type="float" office:value="1" calcext:value-type="float">
            <text:p>1</text:p>
          </table:table-cell>
          <table:table-cell table:formula="of:=IF([.D687]= 0; 0;[.E686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5" calcext:value-type="float">
            <text:p>15</text:p>
          </table:table-cell>
          <table:table-cell office:value-type="float" office:value="1706.5" calcext:value-type="float">
            <text:p>1706,5</text:p>
          </table:table-cell>
          <table:table-cell table:formula="of:=IF([.$C688]&lt; [.$C689]; 1; 0)" office:value-type="float" office:value="0" calcext:value-type="float">
            <text:p>0</text:p>
          </table:table-cell>
          <table:table-cell table:formula="of:=IF([.D688]= 0; 0;[.E68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6" calcext:value-type="float">
            <text:p>16</text:p>
          </table:table-cell>
          <table:table-cell office:value-type="float" office:value="1699.413" calcext:value-type="float">
            <text:p>1699,413</text:p>
          </table:table-cell>
          <table:table-cell table:formula="of:=IF([.$C689]&lt; [.$C690]; 1; 0)" office:value-type="float" office:value="0" calcext:value-type="float">
            <text:p>0</text:p>
          </table:table-cell>
          <table:table-cell table:formula="of:=IF([.D689]= 0; 0;[.E68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7" calcext:value-type="float">
            <text:p>17</text:p>
          </table:table-cell>
          <table:table-cell office:value-type="float" office:value="1678.763" calcext:value-type="float">
            <text:p>1678,763</text:p>
          </table:table-cell>
          <table:table-cell table:formula="of:=IF([.$C690]&lt; [.$C691]; 1; 0)" office:value-type="float" office:value="0" calcext:value-type="float">
            <text:p>0</text:p>
          </table:table-cell>
          <table:table-cell table:formula="of:=IF([.D690]= 0; 0;[.E68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8" calcext:value-type="float">
            <text:p>18</text:p>
          </table:table-cell>
          <table:table-cell office:value-type="float" office:value="1672.45" calcext:value-type="float">
            <text:p>1672,45</text:p>
          </table:table-cell>
          <table:table-cell table:formula="of:=IF([.$C691]&lt; [.$C692]; 1; 0)" office:value-type="float" office:value="0" calcext:value-type="float">
            <text:p>0</text:p>
          </table:table-cell>
          <table:table-cell table:formula="of:=IF([.D691]= 0; 0;[.E690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9" calcext:value-type="float">
            <text:p>19</text:p>
          </table:table-cell>
          <table:table-cell office:value-type="float" office:value="1669.963" calcext:value-type="float">
            <text:p>1669,963</text:p>
          </table:table-cell>
          <table:table-cell table:formula="of:=IF([.$C692]&lt; [.$C693]; 1; 0)" office:value-type="float" office:value="1" calcext:value-type="float">
            <text:p>1</text:p>
          </table:table-cell>
          <table:table-cell table:formula="of:=IF([.D692]= 0; 0;[.E691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0" calcext:value-type="float">
            <text:p>20</text:p>
          </table:table-cell>
          <table:table-cell office:value-type="float" office:value="1912.2" calcext:value-type="float">
            <text:p>1912,2</text:p>
          </table:table-cell>
          <table:table-cell table:formula="of:=IF([.$C693]&lt; [.$C694]; 1; 0)" office:value-type="float" office:value="1" calcext:value-type="float">
            <text:p>1</text:p>
          </table:table-cell>
          <table:table-cell table:formula="of:=IF([.D693]= 0; 0;[.E692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1" calcext:value-type="float">
            <text:p>21</text:p>
          </table:table-cell>
          <table:table-cell office:value-type="float" office:value="2709.538" calcext:value-type="float">
            <text:p>2709,538</text:p>
          </table:table-cell>
          <table:table-cell table:formula="of:=IF([.$C694]&lt; [.$C695]; 1; 0)" office:value-type="float" office:value="1" calcext:value-type="float">
            <text:p>1</text:p>
          </table:table-cell>
          <table:table-cell table:formula="of:=IF([.D694]= 0; 0;[.E693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2" calcext:value-type="float">
            <text:p>22</text:p>
          </table:table-cell>
          <table:table-cell office:value-type="float" office:value="3575.313" calcext:value-type="float">
            <text:p>3575,313</text:p>
          </table:table-cell>
          <table:table-cell table:formula="of:=IF([.$C695]&lt; [.$C696]; 1; 0)" office:value-type="float" office:value="1" calcext:value-type="float">
            <text:p>1</text:p>
          </table:table-cell>
          <table:table-cell table:formula="of:=IF([.D695]= 0; 0;[.E694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3" calcext:value-type="float">
            <text:p>23</text:p>
          </table:table-cell>
          <table:table-cell office:value-type="float" office:value="4097.675" calcext:value-type="float">
            <text:p>4097,675</text:p>
          </table:table-cell>
          <table:table-cell table:formula="of:=IF([.$C696]&lt; [.$C697]; 1; 0)" office:value-type="float" office:value="1" calcext:value-type="float">
            <text:p>1</text:p>
          </table:table-cell>
          <table:table-cell table:formula="of:=IF([.D696]= 0; 0;[.E695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4" calcext:value-type="float">
            <text:p>24</text:p>
          </table:table-cell>
          <table:table-cell office:value-type="float" office:value="4326.838" calcext:value-type="float">
            <text:p>4326,838</text:p>
          </table:table-cell>
          <table:table-cell table:formula="of:=IF([.$C697]&lt; [.$C698]; 1; 0)" office:value-type="float" office:value="0" calcext:value-type="float">
            <text:p>0</text:p>
          </table:table-cell>
          <table:table-cell table:formula="of:=IF([.D697]= 0; 0;[.E696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" calcext:value-type="float">
            <text:p>1</text:p>
          </table:table-cell>
          <table:table-cell office:value-type="float" office:value="4272.663" calcext:value-type="float">
            <text:p>4272,663</text:p>
          </table:table-cell>
          <table:table-cell table:formula="of:=IF([.$C698]&lt; [.$C699]; 1; 0)" office:value-type="float" office:value="0" calcext:value-type="float">
            <text:p>0</text:p>
          </table:table-cell>
          <table:table-cell table:formula="of:=IF([.D698]= 0; 0;[.E697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" calcext:value-type="float">
            <text:p>2</text:p>
          </table:table-cell>
          <table:table-cell office:value-type="float" office:value="4037" calcext:value-type="float">
            <text:p>4037</text:p>
          </table:table-cell>
          <table:table-cell table:formula="of:=IF([.$C699]&lt; [.$C700]; 1; 0)" office:value-type="float" office:value="0" calcext:value-type="float">
            <text:p>0</text:p>
          </table:table-cell>
          <table:table-cell table:formula="of:=IF([.D699]= 0; 0;[.E698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3" calcext:value-type="float">
            <text:p>3</text:p>
          </table:table-cell>
          <table:table-cell office:value-type="float" office:value="3760.938" calcext:value-type="float">
            <text:p>3760,938</text:p>
          </table:table-cell>
          <table:table-cell table:formula="of:=IF([.$C700]&lt; [.$C701]; 1; 0)" office:value-type="float" office:value="0" calcext:value-type="float">
            <text:p>0</text:p>
          </table:table-cell>
          <table:table-cell table:formula="of:=IF([.D700]= 0; 0;[.E69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4" calcext:value-type="float">
            <text:p>4</text:p>
          </table:table-cell>
          <table:table-cell office:value-type="float" office:value="3717.313" calcext:value-type="float">
            <text:p>3717,313</text:p>
          </table:table-cell>
          <table:table-cell table:formula="of:=IF([.$C701]&lt; [.$C702]; 1; 0)" office:value-type="float" office:value="1" calcext:value-type="float">
            <text:p>1</text:p>
          </table:table-cell>
          <table:table-cell table:formula="of:=IF([.D701]= 0; 0;[.E700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5" calcext:value-type="float">
            <text:p>5</text:p>
          </table:table-cell>
          <table:table-cell office:value-type="float" office:value="3945.738" calcext:value-type="float">
            <text:p>3945,738</text:p>
          </table:table-cell>
          <table:table-cell table:formula="of:=IF([.$C702]&lt; [.$C703]; 1; 0)" office:value-type="float" office:value="1" calcext:value-type="float">
            <text:p>1</text:p>
          </table:table-cell>
          <table:table-cell table:formula="of:=IF([.D702]= 0; 0;[.E701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6" calcext:value-type="float">
            <text:p>6</text:p>
          </table:table-cell>
          <table:table-cell office:value-type="float" office:value="4228.6" calcext:value-type="float">
            <text:p>4228,6</text:p>
          </table:table-cell>
          <table:table-cell table:formula="of:=IF([.$C703]&lt; [.$C704]; 1; 0)" office:value-type="float" office:value="0" calcext:value-type="float">
            <text:p>0</text:p>
          </table:table-cell>
          <table:table-cell table:formula="of:=IF([.D703]= 0; 0;[.E70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7" calcext:value-type="float">
            <text:p>7</text:p>
          </table:table-cell>
          <table:table-cell office:value-type="float" office:value="4063.113" calcext:value-type="float">
            <text:p>4063,113</text:p>
          </table:table-cell>
          <table:table-cell table:formula="of:=IF([.$C704]&lt; [.$C705]; 1; 0)" office:value-type="float" office:value="0" calcext:value-type="float">
            <text:p>0</text:p>
          </table:table-cell>
          <table:table-cell table:formula="of:=IF([.D704]= 0; 0;[.E703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8" calcext:value-type="float">
            <text:p>8</text:p>
          </table:table-cell>
          <table:table-cell office:value-type="float" office:value="3116.538" calcext:value-type="float">
            <text:p>3116,538</text:p>
          </table:table-cell>
          <table:table-cell table:formula="of:=IF([.$C705]&lt; [.$C706]; 1; 0)" office:value-type="float" office:value="0" calcext:value-type="float">
            <text:p>0</text:p>
          </table:table-cell>
          <table:table-cell table:formula="of:=IF([.D705]= 0; 0;[.E70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9" calcext:value-type="float">
            <text:p>9</text:p>
          </table:table-cell>
          <table:table-cell office:value-type="float" office:value="1871.9" calcext:value-type="float">
            <text:p>1871,9</text:p>
          </table:table-cell>
          <table:table-cell table:formula="of:=IF([.$C706]&lt; [.$C707]; 1; 0)" office:value-type="float" office:value="0" calcext:value-type="float">
            <text:p>0</text:p>
          </table:table-cell>
          <table:table-cell table:formula="of:=IF([.D706]= 0; 0;[.E705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0" calcext:value-type="float">
            <text:p>10</text:p>
          </table:table-cell>
          <table:table-cell office:value-type="float" office:value="1349.938" calcext:value-type="float">
            <text:p>1349,938</text:p>
          </table:table-cell>
          <table:table-cell table:formula="of:=IF([.$C707]&lt; [.$C708]; 1; 0)" office:value-type="float" office:value="1" calcext:value-type="float">
            <text:p>1</text:p>
          </table:table-cell>
          <table:table-cell table:formula="of:=IF([.D707]= 0; 0;[.E706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1" calcext:value-type="float">
            <text:p>11</text:p>
          </table:table-cell>
          <table:table-cell office:value-type="float" office:value="1425.5" calcext:value-type="float">
            <text:p>1425,5</text:p>
          </table:table-cell>
          <table:table-cell table:formula="of:=IF([.$C708]&lt; [.$C709]; 1; 0)" office:value-type="float" office:value="1" calcext:value-type="float">
            <text:p>1</text:p>
          </table:table-cell>
          <table:table-cell table:formula="of:=IF([.D708]= 0; 0;[.E707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2" calcext:value-type="float">
            <text:p>12</text:p>
          </table:table-cell>
          <table:table-cell office:value-type="float" office:value="1697.863" calcext:value-type="float">
            <text:p>1697,863</text:p>
          </table:table-cell>
          <table:table-cell table:formula="of:=IF([.$C709]&lt; [.$C710]; 1; 0)" office:value-type="float" office:value="1" calcext:value-type="float">
            <text:p>1</text:p>
          </table:table-cell>
          <table:table-cell table:formula="of:=IF([.D709]= 0; 0;[.E708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3" calcext:value-type="float">
            <text:p>13</text:p>
          </table:table-cell>
          <table:table-cell office:value-type="float" office:value="1998.063" calcext:value-type="float">
            <text:p>1998,063</text:p>
          </table:table-cell>
          <table:table-cell table:formula="of:=IF([.$C710]&lt; [.$C711]; 1; 0)" office:value-type="float" office:value="1" calcext:value-type="float">
            <text:p>1</text:p>
          </table:table-cell>
          <table:table-cell table:formula="of:=IF([.D710]= 0; 0;[.E709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4" calcext:value-type="float">
            <text:p>14</text:p>
          </table:table-cell>
          <table:table-cell office:value-type="float" office:value="2532.55" calcext:value-type="float">
            <text:p>2532,55</text:p>
          </table:table-cell>
          <table:table-cell table:formula="of:=IF([.$C711]&lt; [.$C712]; 1; 0)" office:value-type="float" office:value="1" calcext:value-type="float">
            <text:p>1</text:p>
          </table:table-cell>
          <table:table-cell table:formula="of:=IF([.D711]= 0; 0;[.E710] +1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5" calcext:value-type="float">
            <text:p>15</text:p>
          </table:table-cell>
          <table:table-cell office:value-type="float" office:value="2994.675" calcext:value-type="float">
            <text:p>2994,675</text:p>
          </table:table-cell>
          <table:table-cell table:formula="of:=IF([.$C712]&lt; [.$C713]; 1; 0)" office:value-type="float" office:value="1" calcext:value-type="float">
            <text:p>1</text:p>
          </table:table-cell>
          <table:table-cell table:formula="of:=IF([.D712]= 0; 0;[.E711] +1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6" calcext:value-type="float">
            <text:p>16</text:p>
          </table:table-cell>
          <table:table-cell office:value-type="float" office:value="3244.65" calcext:value-type="float">
            <text:p>3244,65</text:p>
          </table:table-cell>
          <table:table-cell table:formula="of:=IF([.$C713]&lt; [.$C714]; 1; 0)" office:value-type="float" office:value="0" calcext:value-type="float">
            <text:p>0</text:p>
          </table:table-cell>
          <table:table-cell table:formula="of:=IF([.D713]= 0; 0;[.E712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7" calcext:value-type="float">
            <text:p>17</text:p>
          </table:table-cell>
          <table:table-cell office:value-type="float" office:value="3232.613" calcext:value-type="float">
            <text:p>3232,613</text:p>
          </table:table-cell>
          <table:table-cell table:formula="of:=IF([.$C714]&lt; [.$C715]; 1; 0)" office:value-type="float" office:value="1" calcext:value-type="float">
            <text:p>1</text:p>
          </table:table-cell>
          <table:table-cell table:formula="of:=IF([.D714]= 0; 0;[.E713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8" calcext:value-type="float">
            <text:p>18</text:p>
          </table:table-cell>
          <table:table-cell office:value-type="float" office:value="3254.475" calcext:value-type="float">
            <text:p>3254,475</text:p>
          </table:table-cell>
          <table:table-cell table:formula="of:=IF([.$C715]&lt; [.$C716]; 1; 0)" office:value-type="float" office:value="0" calcext:value-type="float">
            <text:p>0</text:p>
          </table:table-cell>
          <table:table-cell table:formula="of:=IF([.D715]= 0; 0;[.E714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9" calcext:value-type="float">
            <text:p>19</text:p>
          </table:table-cell>
          <table:table-cell office:value-type="float" office:value="3098.8" calcext:value-type="float">
            <text:p>3098,8</text:p>
          </table:table-cell>
          <table:table-cell table:formula="of:=IF([.$C716]&lt; [.$C717]; 1; 0)" office:value-type="float" office:value="1" calcext:value-type="float">
            <text:p>1</text:p>
          </table:table-cell>
          <table:table-cell table:formula="of:=IF([.D716]= 0; 0;[.E715] +1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0" calcext:value-type="float">
            <text:p>20</text:p>
          </table:table-cell>
          <table:table-cell office:value-type="float" office:value="3200.613" calcext:value-type="float">
            <text:p>3200,613</text:p>
          </table:table-cell>
          <table:table-cell table:formula="of:=IF([.$C717]&lt; [.$C718]; 1; 0)" office:value-type="float" office:value="1" calcext:value-type="float">
            <text:p>1</text:p>
          </table:table-cell>
          <table:table-cell table:formula="of:=IF([.D717]= 0; 0;[.E716] +1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1" calcext:value-type="float">
            <text:p>21</text:p>
          </table:table-cell>
          <table:table-cell office:value-type="float" office:value="4075.263" calcext:value-type="float">
            <text:p>4075,263</text:p>
          </table:table-cell>
          <table:table-cell table:formula="of:=IF([.$C718]&lt; [.$C719]; 1; 0)" office:value-type="float" office:value="1" calcext:value-type="float">
            <text:p>1</text:p>
          </table:table-cell>
          <table:table-cell table:formula="of:=IF([.D718]= 0; 0;[.E717] +1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2" calcext:value-type="float">
            <text:p>22</text:p>
          </table:table-cell>
          <table:table-cell office:value-type="float" office:value="5190.425" calcext:value-type="float">
            <text:p>5190,425</text:p>
          </table:table-cell>
          <table:table-cell table:formula="of:=IF([.$C719]&lt; [.$C720]; 1; 0)" office:value-type="float" office:value="1" calcext:value-type="float">
            <text:p>1</text:p>
          </table:table-cell>
          <table:table-cell table:formula="of:=IF([.D719]= 0; 0;[.E718] +1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3" calcext:value-type="float">
            <text:p>23</text:p>
          </table:table-cell>
          <table:table-cell office:value-type="float" office:value="5414.475" calcext:value-type="float">
            <text:p>5414,475</text:p>
          </table:table-cell>
          <table:table-cell table:formula="of:=IF([.$C720]&lt; [.$C721]; 1; 0)" office:value-type="float" office:value="0" calcext:value-type="float">
            <text:p>0</text:p>
          </table:table-cell>
          <table:table-cell table:formula="of:=IF([.D720]= 0; 0;[.E719] +1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4" calcext:value-type="float">
            <text:p>24</text:p>
          </table:table-cell>
          <table:table-cell office:value-type="float" office:value="5379.913" calcext:value-type="float">
            <text:p>5379,913</text:p>
          </table:table-cell>
          <table:table-cell table:formula="of:=IF([.$C721]&lt; [.$C722]; 1; 0)" office:value-type="float" office:value="0" calcext:value-type="float">
            <text:p>0</text:p>
          </table:table-cell>
          <table:table-cell table:formula="of:=IF([.D721]= 0; 0;[.E720] +1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formula="of:=MAX([.E2:.E721])" office:value-type="float" office:value="15" calcext:value-type="float">
            <text:p>15</text:p>
          </table:table-cell>
        </table:table-row>
        <calcext:conditional-formats>
          <calcext:conditional-format calcext:target-range-address="'zad 7.1'.B3:'zad 7.1'.B32">
            <calcext:condition calcext:apply-style-name="Error" calcext:value="=[$'zad 7.1'.$B$34]" calcext:base-cell-address="'zad 7.1'.B3"/>
          </calcext:conditional-format>
          <calcext:conditional-format calcext:target-range-address="'zad 7.1'.C3:'zad 7.1'.C32">
            <calcext:condition calcext:apply-style-name="Error" calcext:value="=[$'zad 7.1'.$C$34]" calcext:base-cell-address="'zad 7.1'.C3"/>
          </calcext:conditional-format>
          <calcext:conditional-format calcext:target-range-address="'zad 7.3'.E2:'zad 7.3'.E721">
            <calcext:condition calcext:apply-style-name="Error" calcext:value="=[$'zad 7.3'.$E$722]" calcext:base-cell-address="'zad 7.3'.E2"/>
          </calcext:conditional-format>
        </calcext:conditional-formats>
      </table:table>
      <table:table table:name="zad 7.4" table:style-name="ta1">
        <table:table-column table:style-name="co1" table:default-cell-style-name="ce1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Zrodla_wiatrowe</text:p>
          </table:table-cell>
          <table:table-cell office:value-type="string" calcext:value-type="string">
            <text:p>Zrodla_fotowoltaiczne</text:p>
          </table:table-cell>
          <table:table-cell/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Godzina</text:p>
          </table:table-cell>
          <table:table-cell office:value-type="string" calcext:value-type="string">
            <text:p>Zapotrzebowanie</text:p>
          </table:table-cell>
          <table:table-cell/>
          <table:table-cell office:value-type="string" calcext:value-type="string">
            <text:p>suma wyprodukowanej i zapotrzebowania</text:p>
          </table:table-cell>
          <table:table-cell office:value-type="string" calcext:value-type="string">
            <text:p>zmagazynowanie</text:p>
          </table:table-cell>
          <table:table-cell table:number-columns-repeated="4"/>
          <table:table-cell table:style-name="ce65" office:value-type="string" calcext:value-type="string">
            <text:p>maks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" calcext:value-type="float">
            <text:p>1</text:p>
          </table:table-cell>
          <table:table-cell office:value-type="float" office:value="3130.263" calcext:value-type="float">
            <text:p>3130,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" calcext:value-type="float">
            <text:p>1</text:p>
          </table:table-cell>
          <table:table-cell office:value-type="float" office:value="1524.564" calcext:value-type="float">
            <text:p>1524,564</text:p>
          </table:table-cell>
          <table:table-cell/>
          <table:table-cell table:formula="of:=ROUND([.$C2]+[.$D2] - [.$H2])" office:value-type="float" office:value="1606" calcext:value-type="float">
            <text:p>1606</text:p>
          </table:table-cell>
          <table:table-cell table:formula="of:=[.J2]" office:value-type="float" office:value="1606" calcext:value-type="float">
            <text:p>1606</text:p>
          </table:table-cell>
          <table:table-cell table:number-columns-repeated="4"/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" calcext:value-type="float">
            <text:p>2</text:p>
          </table:table-cell>
          <table:table-cell office:value-type="float" office:value="2765.588" calcext:value-type="float">
            <text:p>2765,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" calcext:value-type="float">
            <text:p>2</text:p>
          </table:table-cell>
          <table:table-cell office:value-type="float" office:value="1307.093" calcext:value-type="float">
            <text:p>1307,093</text:p>
          </table:table-cell>
          <table:table-cell/>
          <table:table-cell table:formula="of:=ROUND([.$C3]+[.$D3] - [.$H3])" office:value-type="float" office:value="1458" calcext:value-type="float">
            <text:p>1458</text:p>
          </table:table-cell>
          <table:table-cell table:formula="of:=IF([.K2] + [.J3] &gt; [.$P$2]; 200000;  [.K2] + [.J3])" office:value-type="float" office:value="3064" calcext:value-type="float">
            <text:p>3064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3" calcext:value-type="float">
            <text:p>3</text:p>
          </table:table-cell>
          <table:table-cell office:value-type="float" office:value="2555.438" calcext:value-type="float">
            <text:p>2555,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3" calcext:value-type="float">
            <text:p>3</text:p>
          </table:table-cell>
          <table:table-cell office:value-type="float" office:value="1222.506" calcext:value-type="float">
            <text:p>1222,506</text:p>
          </table:table-cell>
          <table:table-cell/>
          <table:table-cell table:formula="of:=ROUND([.$C4]+[.$D4] - [.$H4])" office:value-type="float" office:value="1333" calcext:value-type="float">
            <text:p>1333</text:p>
          </table:table-cell>
          <table:table-cell table:formula="of:=IF([.K3] + [.J4] &gt; [.$P$2]; 200000;  [.K3] + [.J4])" office:value-type="float" office:value="4397" calcext:value-type="float">
            <text:p>4397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4" calcext:value-type="float">
            <text:p>4</text:p>
          </table:table-cell>
          <table:table-cell office:value-type="float" office:value="2675.238" calcext:value-type="float">
            <text:p>2675,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4" calcext:value-type="float">
            <text:p>4</text:p>
          </table:table-cell>
          <table:table-cell office:value-type="float" office:value="1225.012" calcext:value-type="float">
            <text:p>1225,012</text:p>
          </table:table-cell>
          <table:table-cell/>
          <table:table-cell table:formula="of:=ROUND([.$C5]+[.$D5] - [.$H5])" office:value-type="float" office:value="1450" calcext:value-type="float">
            <text:p>1450</text:p>
          </table:table-cell>
          <table:table-cell table:formula="of:=IF([.K4] + [.J5] &gt; [.$P$2]; 200000;  [.K4] + [.J5])" office:value-type="float" office:value="5847" calcext:value-type="float">
            <text:p>5847</text:p>
          </table:table-cell>
          <table:table-cell table:number-columns-repeated="4"/>
          <table:table-cell office:value-type="string" calcext:value-type="string">
            <text:p>start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5" calcext:value-type="float">
            <text:p>5</text:p>
          </table:table-cell>
          <table:table-cell office:value-type="float" office:value="2681.175" calcext:value-type="float">
            <text:p>2681,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5" calcext:value-type="float">
            <text:p>5</text:p>
          </table:table-cell>
          <table:table-cell office:value-type="float" office:value="1836.463" calcext:value-type="float">
            <text:p>1836,463</text:p>
          </table:table-cell>
          <table:table-cell/>
          <table:table-cell table:formula="of:=ROUND([.$C6]+[.$D6] - [.$H6])" office:value-type="float" office:value="845" calcext:value-type="float">
            <text:p>845</text:p>
          </table:table-cell>
          <table:table-cell table:formula="of:=IF([.K5] + [.J6] &gt; [.$P$2]; 200000;  [.K5] + [.J6])" office:value-type="float" office:value="6692" calcext:value-type="float">
            <text:p>669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6" calcext:value-type="float">
            <text:p>6</text:p>
          </table:table-cell>
          <table:table-cell office:value-type="float" office:value="2367.325" calcext:value-type="float">
            <text:p>2367,325</text:p>
          </table:table-cell>
          <table:table-cell office:value-type="float" office:value="0.213" calcext:value-type="float">
            <text:p>0,213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6" calcext:value-type="float">
            <text:p>6</text:p>
          </table:table-cell>
          <table:table-cell office:value-type="float" office:value="3041.245" calcext:value-type="float">
            <text:p>3041,245</text:p>
          </table:table-cell>
          <table:table-cell/>
          <table:table-cell table:formula="of:=ROUND([.$C7]+[.$D7] - [.$H7])" office:value-type="float" office:value="-674" calcext:value-type="float">
            <text:p>-674</text:p>
          </table:table-cell>
          <table:table-cell table:formula="of:=IF([.K6] + [.J7] &gt; [.$P$2]; 200000;  [.K6] + [.J7])" office:value-type="float" office:value="6018" calcext:value-type="float">
            <text:p>6018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7" calcext:value-type="float">
            <text:p>7</text:p>
          </table:table-cell>
          <table:table-cell office:value-type="float" office:value="2525.225" calcext:value-type="float">
            <text:p>2525,225</text:p>
          </table:table-cell>
          <table:table-cell office:value-type="float" office:value="117.075" calcext:value-type="float">
            <text:p>117,07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7" calcext:value-type="float">
            <text:p>7</text:p>
          </table:table-cell>
          <table:table-cell office:value-type="float" office:value="4142.891" calcext:value-type="float">
            <text:p>4142,891</text:p>
          </table:table-cell>
          <table:table-cell/>
          <table:table-cell table:formula="of:=ROUND([.$C8]+[.$D8] - [.$H8])" office:value-type="float" office:value="-1501" calcext:value-type="float">
            <text:p>-1501</text:p>
          </table:table-cell>
          <table:table-cell table:formula="of:=IF([.K7] + [.J8] &gt; [.$P$2]; 200000;  [.K7] + [.J8])" office:value-type="float" office:value="4517" calcext:value-type="float">
            <text:p>4517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8" calcext:value-type="float">
            <text:p>8</text:p>
          </table:table-cell>
          <table:table-cell office:value-type="float" office:value="2360.988" calcext:value-type="float">
            <text:p>2360,988</text:p>
          </table:table-cell>
          <table:table-cell office:value-type="float" office:value="1162.075" calcext:value-type="float">
            <text:p>1162,07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8" calcext:value-type="float">
            <text:p>8</text:p>
          </table:table-cell>
          <table:table-cell office:value-type="float" office:value="6127.953" calcext:value-type="float">
            <text:p>6127,953</text:p>
          </table:table-cell>
          <table:table-cell/>
          <table:table-cell table:formula="of:=ROUND([.$C9]+[.$D9] - [.$H9])" office:value-type="float" office:value="-2605" calcext:value-type="float">
            <text:p>-2605</text:p>
          </table:table-cell>
          <table:table-cell table:formula="of:=IF([.K8] + [.J9] &gt; [.$P$2]; 200000;  [.K8] + [.J9])" office:value-type="float" office:value="1912" calcext:value-type="float">
            <text:p>1912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9" calcext:value-type="float">
            <text:p>9</text:p>
          </table:table-cell>
          <table:table-cell office:value-type="float" office:value="1940.838" calcext:value-type="float">
            <text:p>1940,838</text:p>
          </table:table-cell>
          <table:table-cell office:value-type="float" office:value="2680.513" calcext:value-type="float">
            <text:p>2680,513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9" calcext:value-type="float">
            <text:p>9</text:p>
          </table:table-cell>
          <table:table-cell office:value-type="float" office:value="6863.303" calcext:value-type="float">
            <text:p>6863,303</text:p>
          </table:table-cell>
          <table:table-cell/>
          <table:table-cell table:formula="of:=ROUND([.$C10]+[.$D10] - [.$H10])" office:value-type="float" office:value="-2242" calcext:value-type="float">
            <text:p>-2242</text:p>
          </table:table-cell>
          <table:table-cell table:formula="of:=IF([.K9] + [.J10] &gt; [.$P$2]; 200000;  [.K9] + [.J10])" office:value-type="float" office:value="-330" calcext:value-type="float">
            <text:p>-330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0" calcext:value-type="float">
            <text:p>10</text:p>
          </table:table-cell>
          <table:table-cell office:value-type="float" office:value="1368.675" calcext:value-type="float">
            <text:p>1368,675</text:p>
          </table:table-cell>
          <table:table-cell office:value-type="float" office:value="4416" calcext:value-type="float">
            <text:p>4416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0" calcext:value-type="float">
            <text:p>10</text:p>
          </table:table-cell>
          <table:table-cell office:value-type="float" office:value="7660.265" calcext:value-type="float">
            <text:p>7660,265</text:p>
          </table:table-cell>
          <table:table-cell/>
          <table:table-cell table:formula="of:=ROUND([.$C11]+[.$D11] - [.$H11])" office:value-type="float" office:value="-1876" calcext:value-type="float">
            <text:p>-1876</text:p>
          </table:table-cell>
          <table:table-cell table:formula="of:=IF([.K10] + [.J11] &gt; [.$P$2]; 200000;  [.K10] + [.J11])" office:value-type="float" office:value="-2206" calcext:value-type="float">
            <text:p>-2206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1" calcext:value-type="float">
            <text:p>11</text:p>
          </table:table-cell>
          <table:table-cell office:value-type="float" office:value="1140.463" calcext:value-type="float">
            <text:p>1140,463</text:p>
          </table:table-cell>
          <table:table-cell office:value-type="float" office:value="5331.575" calcext:value-type="float">
            <text:p>5331,57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1" calcext:value-type="float">
            <text:p>11</text:p>
          </table:table-cell>
          <table:table-cell office:value-type="float" office:value="7638.742" calcext:value-type="float">
            <text:p>7638,742</text:p>
          </table:table-cell>
          <table:table-cell/>
          <table:table-cell table:formula="of:=ROUND([.$C12]+[.$D12] - [.$H12])" office:value-type="float" office:value="-1167" calcext:value-type="float">
            <text:p>-1167</text:p>
          </table:table-cell>
          <table:table-cell table:formula="of:=IF([.K11] + [.J12] &gt; [.$P$2]; 200000;  [.K11] + [.J12])" office:value-type="float" office:value="-3373" calcext:value-type="float">
            <text:p>-3373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2" calcext:value-type="float">
            <text:p>12</text:p>
          </table:table-cell>
          <table:table-cell office:value-type="float" office:value="1305.863" calcext:value-type="float">
            <text:p>1305,863</text:p>
          </table:table-cell>
          <table:table-cell office:value-type="float" office:value="5812.225" calcext:value-type="float">
            <text:p>5812,22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2" calcext:value-type="float">
            <text:p>12</text:p>
          </table:table-cell>
          <table:table-cell office:value-type="float" office:value="7765.685" calcext:value-type="float">
            <text:p>7765,685</text:p>
          </table:table-cell>
          <table:table-cell/>
          <table:table-cell table:formula="of:=ROUND([.$C13]+[.$D13] - [.$H13])" office:value-type="float" office:value="-648" calcext:value-type="float">
            <text:p>-648</text:p>
          </table:table-cell>
          <table:table-cell table:formula="of:=IF([.K12] + [.J13] &gt; [.$P$2]; 200000;  [.K12] + [.J13])" office:value-type="float" office:value="-4021" calcext:value-type="float">
            <text:p>-4021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3" calcext:value-type="float">
            <text:p>13</text:p>
          </table:table-cell>
          <table:table-cell office:value-type="float" office:value="1511.488" calcext:value-type="float">
            <text:p>1511,488</text:p>
          </table:table-cell>
          <table:table-cell office:value-type="float" office:value="5846.613" calcext:value-type="float">
            <text:p>5846,613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3" calcext:value-type="float">
            <text:p>13</text:p>
          </table:table-cell>
          <table:table-cell office:value-type="float" office:value="8090.241" calcext:value-type="float">
            <text:p>8090,241</text:p>
          </table:table-cell>
          <table:table-cell/>
          <table:table-cell table:formula="of:=ROUND([.$C14]+[.$D14] - [.$H14])" office:value-type="float" office:value="-732" calcext:value-type="float">
            <text:p>-732</text:p>
          </table:table-cell>
          <table:table-cell table:formula="of:=IF([.K13] + [.J14] &gt; [.$P$2]; 200000;  [.K13] + [.J14])" office:value-type="float" office:value="-4753" calcext:value-type="float">
            <text:p>-4753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4" calcext:value-type="float">
            <text:p>14</text:p>
          </table:table-cell>
          <table:table-cell office:value-type="float" office:value="1931.05" calcext:value-type="float">
            <text:p>1931,05</text:p>
          </table:table-cell>
          <table:table-cell office:value-type="float" office:value="5471.425" calcext:value-type="float">
            <text:p>5471,42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4" calcext:value-type="float">
            <text:p>14</text:p>
          </table:table-cell>
          <table:table-cell office:value-type="float" office:value="7643.168" calcext:value-type="float">
            <text:p>7643,168</text:p>
          </table:table-cell>
          <table:table-cell/>
          <table:table-cell table:formula="of:=ROUND([.$C15]+[.$D15] - [.$H15])" office:value-type="float" office:value="-241" calcext:value-type="float">
            <text:p>-241</text:p>
          </table:table-cell>
          <table:table-cell table:formula="of:=IF([.K14] + [.J15] &gt; [.$P$2]; 200000;  [.K14] + [.J15])" office:value-type="float" office:value="-4994" calcext:value-type="float">
            <text:p>-4994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5" calcext:value-type="float">
            <text:p>15</text:p>
          </table:table-cell>
          <table:table-cell office:value-type="float" office:value="2229.25" calcext:value-type="float">
            <text:p>2229,25</text:p>
          </table:table-cell>
          <table:table-cell office:value-type="float" office:value="5661.825" calcext:value-type="float">
            <text:p>5661,825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5" calcext:value-type="float">
            <text:p>15</text:p>
          </table:table-cell>
          <table:table-cell office:value-type="float" office:value="7879.351" calcext:value-type="float">
            <text:p>7879,351</text:p>
          </table:table-cell>
          <table:table-cell/>
          <table:table-cell table:formula="of:=ROUND([.$C16]+[.$D16] - [.$H16])" office:value-type="float" office:value="12" calcext:value-type="float">
            <text:p>12</text:p>
          </table:table-cell>
          <table:table-cell table:formula="of:=IF([.K15] + [.J16] &gt; [.$P$2]; 200000;  [.K15] + [.J16])" office:value-type="float" office:value="-4982" calcext:value-type="float">
            <text:p>-4982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6" calcext:value-type="float">
            <text:p>16</text:p>
          </table:table-cell>
          <table:table-cell office:value-type="float" office:value="2467.125" calcext:value-type="float">
            <text:p>2467,125</text:p>
          </table:table-cell>
          <table:table-cell office:value-type="float" office:value="5067.988" calcext:value-type="float">
            <text:p>5067,988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6" calcext:value-type="float">
            <text:p>16</text:p>
          </table:table-cell>
          <table:table-cell office:value-type="float" office:value="7935.476" calcext:value-type="float">
            <text:p>7935,476</text:p>
          </table:table-cell>
          <table:table-cell/>
          <table:table-cell table:formula="of:=ROUND([.$C17]+[.$D17] - [.$H17])" office:value-type="float" office:value="-400" calcext:value-type="float">
            <text:p>-400</text:p>
          </table:table-cell>
          <table:table-cell table:formula="of:=IF([.K16] + [.J17] &gt; [.$P$2]; 200000;  [.K16] + [.J17])" office:value-type="float" office:value="-5382" calcext:value-type="float">
            <text:p>-5382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7" calcext:value-type="float">
            <text:p>17</text:p>
          </table:table-cell>
          <table:table-cell office:value-type="float" office:value="2655.85" calcext:value-type="float">
            <text:p>2655,85</text:p>
          </table:table-cell>
          <table:table-cell office:value-type="float" office:value="3458.138" calcext:value-type="float">
            <text:p>3458,138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7" calcext:value-type="float">
            <text:p>17</text:p>
          </table:table-cell>
          <table:table-cell office:value-type="float" office:value="7657.336" calcext:value-type="float">
            <text:p>7657,336</text:p>
          </table:table-cell>
          <table:table-cell/>
          <table:table-cell table:formula="of:=ROUND([.$C18]+[.$D18] - [.$H18])" office:value-type="float" office:value="-1543" calcext:value-type="float">
            <text:p>-1543</text:p>
          </table:table-cell>
          <table:table-cell table:formula="of:=IF([.K17] + [.J18] &gt; [.$P$2]; 200000;  [.K17] + [.J18])" office:value-type="float" office:value="-6925" calcext:value-type="float">
            <text:p>-6925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8" calcext:value-type="float">
            <text:p>18</text:p>
          </table:table-cell>
          <table:table-cell office:value-type="float" office:value="2572.763" calcext:value-type="float">
            <text:p>2572,763</text:p>
          </table:table-cell>
          <table:table-cell office:value-type="float" office:value="1719.088" calcext:value-type="float">
            <text:p>1719,088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8" calcext:value-type="float">
            <text:p>18</text:p>
          </table:table-cell>
          <table:table-cell office:value-type="float" office:value="7030.756" calcext:value-type="float">
            <text:p>7030,756</text:p>
          </table:table-cell>
          <table:table-cell/>
          <table:table-cell table:formula="of:=ROUND([.$C19]+[.$D19] - [.$H19])" office:value-type="float" office:value="-2739" calcext:value-type="float">
            <text:p>-2739</text:p>
          </table:table-cell>
          <table:table-cell table:formula="of:=IF([.K18] + [.J19] &gt; [.$P$2]; 200000;  [.K18] + [.J19])" office:value-type="float" office:value="-9664" calcext:value-type="float">
            <text:p>-9664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9" calcext:value-type="float">
            <text:p>19</text:p>
          </table:table-cell>
          <table:table-cell office:value-type="float" office:value="2891.175" calcext:value-type="float">
            <text:p>2891,175</text:p>
          </table:table-cell>
          <table:table-cell office:value-type="float" office:value="560.763" calcext:value-type="float">
            <text:p>560,763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19" calcext:value-type="float">
            <text:p>19</text:p>
          </table:table-cell>
          <table:table-cell office:value-type="float" office:value="6282.954" calcext:value-type="float">
            <text:p>6282,954</text:p>
          </table:table-cell>
          <table:table-cell/>
          <table:table-cell table:formula="of:=ROUND([.$C20]+[.$D20] - [.$H20])" office:value-type="float" office:value="-2831" calcext:value-type="float">
            <text:p>-2831</text:p>
          </table:table-cell>
          <table:table-cell table:formula="of:=IF([.K19] + [.J20] &gt; [.$P$2]; 200000;  [.K19] + [.J20])" office:value-type="float" office:value="-12495" calcext:value-type="float">
            <text:p>-12495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0" calcext:value-type="float">
            <text:p>20</text:p>
          </table:table-cell>
          <table:table-cell office:value-type="float" office:value="3515.2" calcext:value-type="float">
            <text:p>3515,2</text:p>
          </table:table-cell>
          <table:table-cell office:value-type="float" office:value="51.438" calcext:value-type="float">
            <text:p>51,438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0" calcext:value-type="float">
            <text:p>20</text:p>
          </table:table-cell>
          <table:table-cell office:value-type="float" office:value="6112.856" calcext:value-type="float">
            <text:p>6112,856</text:p>
          </table:table-cell>
          <table:table-cell/>
          <table:table-cell table:formula="of:=ROUND([.$C21]+[.$D21] - [.$H21])" office:value-type="float" office:value="-2546" calcext:value-type="float">
            <text:p>-2546</text:p>
          </table:table-cell>
          <table:table-cell table:formula="of:=IF([.K20] + [.J21] &gt; [.$P$2]; 200000;  [.K20] + [.J21])" office:value-type="float" office:value="-15041" calcext:value-type="float">
            <text:p>-15041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1" calcext:value-type="float">
            <text:p>21</text:p>
          </table:table-cell>
          <table:table-cell office:value-type="float" office:value="3941.538" calcext:value-type="float">
            <text:p>3941,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1" calcext:value-type="float">
            <text:p>21</text:p>
          </table:table-cell>
          <table:table-cell office:value-type="float" office:value="4749.813" calcext:value-type="float">
            <text:p>4749,813</text:p>
          </table:table-cell>
          <table:table-cell/>
          <table:table-cell table:formula="of:=ROUND([.$C22]+[.$D22] - [.$H22])" office:value-type="float" office:value="-808" calcext:value-type="float">
            <text:p>-808</text:p>
          </table:table-cell>
          <table:table-cell table:formula="of:=IF([.K21] + [.J22] &gt; [.$P$2]; 200000;  [.K21] + [.J22])" office:value-type="float" office:value="-15849" calcext:value-type="float">
            <text:p>-15849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2" calcext:value-type="float">
            <text:p>22</text:p>
          </table:table-cell>
          <table:table-cell office:value-type="float" office:value="4127.375" calcext:value-type="float">
            <text:p>4127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2" calcext:value-type="float">
            <text:p>22</text:p>
          </table:table-cell>
          <table:table-cell office:value-type="float" office:value="4584.656" calcext:value-type="float">
            <text:p>4584,656</text:p>
          </table:table-cell>
          <table:table-cell/>
          <table:table-cell table:formula="of:=ROUND([.$C23]+[.$D23] - [.$H23])" office:value-type="float" office:value="-457" calcext:value-type="float">
            <text:p>-457</text:p>
          </table:table-cell>
          <table:table-cell table:formula="of:=IF([.K22] + [.J23] &gt; [.$P$2]; 200000;  [.K22] + [.J23])" office:value-type="float" office:value="-16306" calcext:value-type="float">
            <text:p>-16306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3" calcext:value-type="float">
            <text:p>23</text:p>
          </table:table-cell>
          <table:table-cell office:value-type="float" office:value="4248.55" calcext:value-type="float">
            <text:p>4248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3" calcext:value-type="float">
            <text:p>23</text:p>
          </table:table-cell>
          <table:table-cell office:value-type="float" office:value="2840.255" calcext:value-type="float">
            <text:p>2840,255</text:p>
          </table:table-cell>
          <table:table-cell/>
          <table:table-cell table:formula="of:=ROUND([.$C24]+[.$D24] - [.$H24])" office:value-type="float" office:value="1408" calcext:value-type="float">
            <text:p>1408</text:p>
          </table:table-cell>
          <table:table-cell table:formula="of:=IF([.K23] + [.J24] &gt; [.$P$2]; 200000;  [.K23] + [.J24])" office:value-type="float" office:value="-14898" calcext:value-type="float">
            <text:p>-14898</text:p>
          </table:table-cell>
          <table:table-cell table:number-columns-repeated="5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24" calcext:value-type="float">
            <text:p>24</text:p>
          </table:table-cell>
          <table:table-cell office:value-type="float" office:value="4027.725" calcext:value-type="float">
            <text:p>4027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1" calcext:value-type="date">
            <text:p>2024-04-01</text:p>
          </table:table-cell>
          <table:table-cell office:value-type="float" office:value="24" calcext:value-type="float">
            <text:p>24</text:p>
          </table:table-cell>
          <table:table-cell office:value-type="float" office:value="1667.598" calcext:value-type="float">
            <text:p>1667,598</text:p>
          </table:table-cell>
          <table:table-cell/>
          <table:table-cell table:formula="of:=ROUND([.$C25]+[.$D25] - [.$H25])" office:value-type="float" office:value="2360" calcext:value-type="float">
            <text:p>2360</text:p>
          </table:table-cell>
          <table:table-cell table:formula="of:=IF([.K24] + [.J25] &gt; [.$P$2]; 200000;  [.K24] + [.J25])" office:value-type="float" office:value="-12538" calcext:value-type="float">
            <text:p>-12538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" calcext:value-type="float">
            <text:p>1</text:p>
          </table:table-cell>
          <table:table-cell office:value-type="float" office:value="3346.575" calcext:value-type="float">
            <text:p>3346,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" calcext:value-type="float">
            <text:p>1</text:p>
          </table:table-cell>
          <table:table-cell office:value-type="float" office:value="1509.318" calcext:value-type="float">
            <text:p>1509,318</text:p>
          </table:table-cell>
          <table:table-cell/>
          <table:table-cell table:formula="of:=ROUND([.$C26]+[.$D26] - [.$H26])" office:value-type="float" office:value="1837" calcext:value-type="float">
            <text:p>1837</text:p>
          </table:table-cell>
          <table:table-cell table:formula="of:=IF([.K25] + [.J26] &gt; [.$P$2]; 200000;  [.K25] + [.J26])" office:value-type="float" office:value="-10701" calcext:value-type="float">
            <text:p>-10701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" calcext:value-type="float">
            <text:p>2</text:p>
          </table:table-cell>
          <table:table-cell office:value-type="float" office:value="3446.238" calcext:value-type="float">
            <text:p>3446,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" calcext:value-type="float">
            <text:p>2</text:p>
          </table:table-cell>
          <table:table-cell office:value-type="float" office:value="1294.022" calcext:value-type="float">
            <text:p>1294,022</text:p>
          </table:table-cell>
          <table:table-cell/>
          <table:table-cell table:formula="of:=ROUND([.$C27]+[.$D27] - [.$H27])" office:value-type="float" office:value="2152" calcext:value-type="float">
            <text:p>2152</text:p>
          </table:table-cell>
          <table:table-cell table:formula="of:=IF([.K26] + [.J27] &gt; [.$P$2]; 200000;  [.K26] + [.J27])" office:value-type="float" office:value="-8549" calcext:value-type="float">
            <text:p>-8549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3" calcext:value-type="float">
            <text:p>3</text:p>
          </table:table-cell>
          <table:table-cell office:value-type="float" office:value="4149.3" calcext:value-type="float">
            <text:p>4149,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3" calcext:value-type="float">
            <text:p>3</text:p>
          </table:table-cell>
          <table:table-cell office:value-type="float" office:value="1210.281" calcext:value-type="float">
            <text:p>1210,281</text:p>
          </table:table-cell>
          <table:table-cell/>
          <table:table-cell table:formula="of:=ROUND([.$C28]+[.$D28] - [.$H28])" office:value-type="float" office:value="2939" calcext:value-type="float">
            <text:p>2939</text:p>
          </table:table-cell>
          <table:table-cell table:formula="of:=IF([.K27] + [.J28] &gt; [.$P$2]; 200000;  [.K27] + [.J28])" office:value-type="float" office:value="-5610" calcext:value-type="float">
            <text:p>-5610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4" calcext:value-type="float">
            <text:p>4</text:p>
          </table:table-cell>
          <table:table-cell office:value-type="float" office:value="4457.175" calcext:value-type="float">
            <text:p>4457,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4" calcext:value-type="float">
            <text:p>4</text:p>
          </table:table-cell>
          <table:table-cell office:value-type="float" office:value="1212.762" calcext:value-type="float">
            <text:p>1212,762</text:p>
          </table:table-cell>
          <table:table-cell/>
          <table:table-cell table:formula="of:=ROUND([.$C29]+[.$D29] - [.$H29])" office:value-type="float" office:value="3244" calcext:value-type="float">
            <text:p>3244</text:p>
          </table:table-cell>
          <table:table-cell table:formula="of:=IF([.K28] + [.J29] &gt; [.$P$2]; 200000;  [.K28] + [.J29])" office:value-type="float" office:value="-2366" calcext:value-type="float">
            <text:p>-2366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5" calcext:value-type="float">
            <text:p>5</text:p>
          </table:table-cell>
          <table:table-cell office:value-type="float" office:value="4588.438" calcext:value-type="float">
            <text:p>4588,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5" calcext:value-type="float">
            <text:p>5</text:p>
          </table:table-cell>
          <table:table-cell office:value-type="float" office:value="1818.099" calcext:value-type="float">
            <text:p>1818,099</text:p>
          </table:table-cell>
          <table:table-cell/>
          <table:table-cell table:formula="of:=ROUND([.$C30]+[.$D30] - [.$H30])" office:value-type="float" office:value="2770" calcext:value-type="float">
            <text:p>2770</text:p>
          </table:table-cell>
          <table:table-cell table:formula="of:=IF([.K29] + [.J30] &gt; [.$P$2]; 200000;  [.K29] + [.J30])" office:value-type="float" office:value="404" calcext:value-type="float">
            <text:p>404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6" calcext:value-type="float">
            <text:p>6</text:p>
          </table:table-cell>
          <table:table-cell office:value-type="float" office:value="4658.5" calcext:value-type="float">
            <text:p>4658,5</text:p>
          </table:table-cell>
          <table:table-cell office:value-type="float" office:value="1.075" calcext:value-type="float">
            <text:p>1,07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6" calcext:value-type="float">
            <text:p>6</text:p>
          </table:table-cell>
          <table:table-cell office:value-type="float" office:value="3010.832" calcext:value-type="float">
            <text:p>3010,832</text:p>
          </table:table-cell>
          <table:table-cell/>
          <table:table-cell table:formula="of:=ROUND([.$C31]+[.$D31] - [.$H31])" office:value-type="float" office:value="1649" calcext:value-type="float">
            <text:p>1649</text:p>
          </table:table-cell>
          <table:table-cell table:formula="of:=IF([.K30] + [.J31] &gt; [.$P$2]; 200000;  [.K30] + [.J31])" office:value-type="float" office:value="2053" calcext:value-type="float">
            <text:p>2053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7" calcext:value-type="float">
            <text:p>7</text:p>
          </table:table-cell>
          <table:table-cell office:value-type="float" office:value="4732.975" calcext:value-type="float">
            <text:p>4732,975</text:p>
          </table:table-cell>
          <table:table-cell office:value-type="float" office:value="61.275" calcext:value-type="float">
            <text:p>61,27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7" calcext:value-type="float">
            <text:p>7</text:p>
          </table:table-cell>
          <table:table-cell office:value-type="float" office:value="4101.462" calcext:value-type="float">
            <text:p>4101,462</text:p>
          </table:table-cell>
          <table:table-cell/>
          <table:table-cell table:formula="of:=ROUND([.$C32]+[.$D32] - [.$H32])" office:value-type="float" office:value="693" calcext:value-type="float">
            <text:p>693</text:p>
          </table:table-cell>
          <table:table-cell table:formula="of:=IF([.K31] + [.J32] &gt; [.$P$2]; 200000;  [.K31] + [.J32])" office:value-type="float" office:value="2746" calcext:value-type="float">
            <text:p>2746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8" calcext:value-type="float">
            <text:p>8</text:p>
          </table:table-cell>
          <table:table-cell office:value-type="float" office:value="4939.825" calcext:value-type="float">
            <text:p>4939,825</text:p>
          </table:table-cell>
          <table:table-cell office:value-type="float" office:value="440.625" calcext:value-type="float">
            <text:p>440,62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8" calcext:value-type="float">
            <text:p>8</text:p>
          </table:table-cell>
          <table:table-cell office:value-type="float" office:value="5982.218" calcext:value-type="float">
            <text:p>5982,218</text:p>
          </table:table-cell>
          <table:table-cell/>
          <table:table-cell table:formula="of:=ROUND([.$C33]+[.$D33] - [.$H33])" office:value-type="float" office:value="-602" calcext:value-type="float">
            <text:p>-602</text:p>
          </table:table-cell>
          <table:table-cell table:formula="of:=IF([.K32] + [.J33] &gt; [.$P$2]; 200000;  [.K32] + [.J33])" office:value-type="float" office:value="2144" calcext:value-type="float">
            <text:p>2144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9" calcext:value-type="float">
            <text:p>9</text:p>
          </table:table-cell>
          <table:table-cell office:value-type="float" office:value="5218.963" calcext:value-type="float">
            <text:p>5218,963</text:p>
          </table:table-cell>
          <table:table-cell office:value-type="float" office:value="1086.275" calcext:value-type="float">
            <text:p>1086,27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9" calcext:value-type="float">
            <text:p>9</text:p>
          </table:table-cell>
          <table:table-cell office:value-type="float" office:value="6700.08" calcext:value-type="float">
            <text:p>6700,08</text:p>
          </table:table-cell>
          <table:table-cell/>
          <table:table-cell table:formula="of:=ROUND([.$C34]+[.$D34] - [.$H34])" office:value-type="float" office:value="-395" calcext:value-type="float">
            <text:p>-395</text:p>
          </table:table-cell>
          <table:table-cell table:formula="of:=IF([.K33] + [.J34] &gt; [.$P$2]; 200000;  [.K33] + [.J34])" office:value-type="float" office:value="1749" calcext:value-type="float">
            <text:p>1749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0" calcext:value-type="float">
            <text:p>10</text:p>
          </table:table-cell>
          <table:table-cell office:value-type="float" office:value="5539.775" calcext:value-type="float">
            <text:p>5539,775</text:p>
          </table:table-cell>
          <table:table-cell office:value-type="float" office:value="1915.263" calcext:value-type="float">
            <text:p>1915,263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0" calcext:value-type="float">
            <text:p>10</text:p>
          </table:table-cell>
          <table:table-cell office:value-type="float" office:value="7478.088" calcext:value-type="float">
            <text:p>7478,088</text:p>
          </table:table-cell>
          <table:table-cell/>
          <table:table-cell table:formula="of:=ROUND([.$C35]+[.$D35] - [.$H35])" office:value-type="float" office:value="-23" calcext:value-type="float">
            <text:p>-23</text:p>
          </table:table-cell>
          <table:table-cell table:formula="of:=IF([.K34] + [.J35] &gt; [.$P$2]; 200000;  [.K34] + [.J35])" office:value-type="float" office:value="1726" calcext:value-type="float">
            <text:p>1726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1" calcext:value-type="float">
            <text:p>11</text:p>
          </table:table-cell>
          <table:table-cell office:value-type="float" office:value="5927.375" calcext:value-type="float">
            <text:p>5927,375</text:p>
          </table:table-cell>
          <table:table-cell office:value-type="float" office:value="2442.263" calcext:value-type="float">
            <text:p>2442,263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1" calcext:value-type="float">
            <text:p>11</text:p>
          </table:table-cell>
          <table:table-cell office:value-type="float" office:value="7457.077" calcext:value-type="float">
            <text:p>7457,077</text:p>
          </table:table-cell>
          <table:table-cell/>
          <table:table-cell table:formula="of:=ROUND([.$C36]+[.$D36] - [.$H36])" office:value-type="float" office:value="913" calcext:value-type="float">
            <text:p>913</text:p>
          </table:table-cell>
          <table:table-cell table:formula="of:=IF([.K35] + [.J36] &gt; [.$P$2]; 200000;  [.K35] + [.J36])" office:value-type="float" office:value="2639" calcext:value-type="float">
            <text:p>2639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2" calcext:value-type="float">
            <text:p>12</text:p>
          </table:table-cell>
          <table:table-cell office:value-type="float" office:value="6218.075" calcext:value-type="float">
            <text:p>6218,075</text:p>
          </table:table-cell>
          <table:table-cell office:value-type="float" office:value="2724.638" calcext:value-type="float">
            <text:p>2724,638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2" calcext:value-type="float">
            <text:p>12</text:p>
          </table:table-cell>
          <table:table-cell office:value-type="float" office:value="7581.001" calcext:value-type="float">
            <text:p>7581,001</text:p>
          </table:table-cell>
          <table:table-cell/>
          <table:table-cell table:formula="of:=ROUND([.$C37]+[.$D37] - [.$H37])" office:value-type="float" office:value="1362" calcext:value-type="float">
            <text:p>1362</text:p>
          </table:table-cell>
          <table:table-cell table:formula="of:=IF([.K36] + [.J37] &gt; [.$P$2]; 200000;  [.K36] + [.J37])" office:value-type="float" office:value="4001" calcext:value-type="float">
            <text:p>4001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3" calcext:value-type="float">
            <text:p>13</text:p>
          </table:table-cell>
          <table:table-cell office:value-type="float" office:value="6813.663" calcext:value-type="float">
            <text:p>6813,663</text:p>
          </table:table-cell>
          <table:table-cell office:value-type="float" office:value="2673.263" calcext:value-type="float">
            <text:p>2673,263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3" calcext:value-type="float">
            <text:p>13</text:p>
          </table:table-cell>
          <table:table-cell office:value-type="float" office:value="7897.839" calcext:value-type="float">
            <text:p>7897,839</text:p>
          </table:table-cell>
          <table:table-cell/>
          <table:table-cell table:formula="of:=ROUND([.$C38]+[.$D38] - [.$H38])" office:value-type="float" office:value="1589" calcext:value-type="float">
            <text:p>1589</text:p>
          </table:table-cell>
          <table:table-cell table:formula="of:=IF([.K37] + [.J38] &gt; [.$P$2]; 200000;  [.K37] + [.J38])" office:value-type="float" office:value="5590" calcext:value-type="float">
            <text:p>5590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4" calcext:value-type="float">
            <text:p>14</text:p>
          </table:table-cell>
          <table:table-cell office:value-type="float" office:value="7025.85" calcext:value-type="float">
            <text:p>7025,85</text:p>
          </table:table-cell>
          <table:table-cell office:value-type="float" office:value="2775.588" calcext:value-type="float">
            <text:p>2775,588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4" calcext:value-type="float">
            <text:p>14</text:p>
          </table:table-cell>
          <table:table-cell office:value-type="float" office:value="7461.398" calcext:value-type="float">
            <text:p>7461,398</text:p>
          </table:table-cell>
          <table:table-cell/>
          <table:table-cell table:formula="of:=ROUND([.$C39]+[.$D39] - [.$H39])" office:value-type="float" office:value="2340" calcext:value-type="float">
            <text:p>2340</text:p>
          </table:table-cell>
          <table:table-cell table:formula="of:=IF([.K38] + [.J39] &gt; [.$P$2]; 200000;  [.K38] + [.J39])" office:value-type="float" office:value="7930" calcext:value-type="float">
            <text:p>7930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5" calcext:value-type="float">
            <text:p>15</text:p>
          </table:table-cell>
          <table:table-cell office:value-type="float" office:value="7180.763" calcext:value-type="float">
            <text:p>7180,763</text:p>
          </table:table-cell>
          <table:table-cell office:value-type="float" office:value="2810.938" calcext:value-type="float">
            <text:p>2810,938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5" calcext:value-type="float">
            <text:p>15</text:p>
          </table:table-cell>
          <table:table-cell office:value-type="float" office:value="7691.964" calcext:value-type="float">
            <text:p>7691,964</text:p>
          </table:table-cell>
          <table:table-cell/>
          <table:table-cell table:formula="of:=ROUND([.$C40]+[.$D40] - [.$H40])" office:value-type="float" office:value="2300" calcext:value-type="float">
            <text:p>2300</text:p>
          </table:table-cell>
          <table:table-cell table:formula="of:=IF([.K39] + [.J40] &gt; [.$P$2]; 200000;  [.K39] + [.J40])" office:value-type="float" office:value="10230" calcext:value-type="float">
            <text:p>10230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6" calcext:value-type="float">
            <text:p>16</text:p>
          </table:table-cell>
          <table:table-cell office:value-type="float" office:value="7220.488" calcext:value-type="float">
            <text:p>7220,488</text:p>
          </table:table-cell>
          <table:table-cell office:value-type="float" office:value="2744.525" calcext:value-type="float">
            <text:p>2744,52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6" calcext:value-type="float">
            <text:p>16</text:p>
          </table:table-cell>
          <table:table-cell office:value-type="float" office:value="7906.481" calcext:value-type="float">
            <text:p>7906,481</text:p>
          </table:table-cell>
          <table:table-cell/>
          <table:table-cell table:formula="of:=ROUND([.$C41]+[.$D41] - [.$H41])" office:value-type="float" office:value="2059" calcext:value-type="float">
            <text:p>2059</text:p>
          </table:table-cell>
          <table:table-cell table:formula="of:=IF([.K40] + [.J41] &gt; [.$P$2]; 200000;  [.K40] + [.J41])" office:value-type="float" office:value="12289" calcext:value-type="float">
            <text:p>12289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7" calcext:value-type="float">
            <text:p>17</text:p>
          </table:table-cell>
          <table:table-cell office:value-type="float" office:value="7167.563" calcext:value-type="float">
            <text:p>7167,563</text:p>
          </table:table-cell>
          <table:table-cell office:value-type="float" office:value="2404.775" calcext:value-type="float">
            <text:p>2404,77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7" calcext:value-type="float">
            <text:p>17</text:p>
          </table:table-cell>
          <table:table-cell office:value-type="float" office:value="7629.357" calcext:value-type="float">
            <text:p>7629,357</text:p>
          </table:table-cell>
          <table:table-cell/>
          <table:table-cell table:formula="of:=ROUND([.$C42]+[.$D42] - [.$H42])" office:value-type="float" office:value="1943" calcext:value-type="float">
            <text:p>1943</text:p>
          </table:table-cell>
          <table:table-cell table:formula="of:=IF([.K41] + [.J42] &gt; [.$P$2]; 200000;  [.K41] + [.J42])" office:value-type="float" office:value="14232" calcext:value-type="float">
            <text:p>14232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8" calcext:value-type="float">
            <text:p>18</text:p>
          </table:table-cell>
          <table:table-cell office:value-type="float" office:value="6882.125" calcext:value-type="float">
            <text:p>6882,125</text:p>
          </table:table-cell>
          <table:table-cell office:value-type="float" office:value="1488.125" calcext:value-type="float">
            <text:p>1488,12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8" calcext:value-type="float">
            <text:p>18</text:p>
          </table:table-cell>
          <table:table-cell office:value-type="float" office:value="7005.066" calcext:value-type="float">
            <text:p>7005,066</text:p>
          </table:table-cell>
          <table:table-cell/>
          <table:table-cell table:formula="of:=ROUND([.$C43]+[.$D43] - [.$H43])" office:value-type="float" office:value="1365" calcext:value-type="float">
            <text:p>1365</text:p>
          </table:table-cell>
          <table:table-cell table:formula="of:=IF([.K42] + [.J43] &gt; [.$P$2]; 200000;  [.K42] + [.J43])" office:value-type="float" office:value="15597" calcext:value-type="float">
            <text:p>15597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19" calcext:value-type="float">
            <text:p>19</text:p>
          </table:table-cell>
          <table:table-cell office:value-type="float" office:value="6806.563" calcext:value-type="float">
            <text:p>6806,563</text:p>
          </table:table-cell>
          <table:table-cell office:value-type="float" office:value="581.4" calcext:value-type="float">
            <text:p>581,4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19" calcext:value-type="float">
            <text:p>19</text:p>
          </table:table-cell>
          <table:table-cell office:value-type="float" office:value="6259.997" calcext:value-type="float">
            <text:p>6259,997</text:p>
          </table:table-cell>
          <table:table-cell/>
          <table:table-cell table:formula="of:=ROUND([.$C44]+[.$D44] - [.$H44])" office:value-type="float" office:value="1128" calcext:value-type="float">
            <text:p>1128</text:p>
          </table:table-cell>
          <table:table-cell table:formula="of:=IF([.K43] + [.J44] &gt; [.$P$2]; 200000;  [.K43] + [.J44])" office:value-type="float" office:value="16725" calcext:value-type="float">
            <text:p>16725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0" calcext:value-type="float">
            <text:p>20</text:p>
          </table:table-cell>
          <table:table-cell office:value-type="float" office:value="7039.963" calcext:value-type="float">
            <text:p>7039,963</text:p>
          </table:table-cell>
          <table:table-cell office:value-type="float" office:value="56.85" calcext:value-type="float">
            <text:p>56,85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0" calcext:value-type="float">
            <text:p>20</text:p>
          </table:table-cell>
          <table:table-cell office:value-type="float" office:value="6090.521" calcext:value-type="float">
            <text:p>6090,521</text:p>
          </table:table-cell>
          <table:table-cell/>
          <table:table-cell table:formula="of:=ROUND([.$C45]+[.$D45] - [.$H45])" office:value-type="float" office:value="1006" calcext:value-type="float">
            <text:p>1006</text:p>
          </table:table-cell>
          <table:table-cell table:formula="of:=IF([.K44] + [.J45] &gt; [.$P$2]; 200000;  [.K44] + [.J45])" office:value-type="float" office:value="17731" calcext:value-type="float">
            <text:p>17731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1" calcext:value-type="float">
            <text:p>21</text:p>
          </table:table-cell>
          <table:table-cell office:value-type="float" office:value="7089.238" calcext:value-type="float">
            <text:p>7089,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1" calcext:value-type="float">
            <text:p>21</text:p>
          </table:table-cell>
          <table:table-cell office:value-type="float" office:value="4732.458" calcext:value-type="float">
            <text:p>4732,458</text:p>
          </table:table-cell>
          <table:table-cell/>
          <table:table-cell table:formula="of:=ROUND([.$C46]+[.$D46] - [.$H46])" office:value-type="float" office:value="2357" calcext:value-type="float">
            <text:p>2357</text:p>
          </table:table-cell>
          <table:table-cell table:formula="of:=IF([.K45] + [.J46] &gt; [.$P$2]; 200000;  [.K45] + [.J46])" office:value-type="float" office:value="20088" calcext:value-type="float">
            <text:p>20088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2" calcext:value-type="float">
            <text:p>22</text:p>
          </table:table-cell>
          <table:table-cell office:value-type="float" office:value="6955.638" calcext:value-type="float">
            <text:p>6955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2" calcext:value-type="float">
            <text:p>22</text:p>
          </table:table-cell>
          <table:table-cell office:value-type="float" office:value="4567.904" calcext:value-type="float">
            <text:p>4567,904</text:p>
          </table:table-cell>
          <table:table-cell/>
          <table:table-cell table:formula="of:=ROUND([.$C47]+[.$D47] - [.$H47])" office:value-type="float" office:value="2388" calcext:value-type="float">
            <text:p>2388</text:p>
          </table:table-cell>
          <table:table-cell table:formula="of:=IF([.K46] + [.J47] &gt; [.$P$2]; 200000;  [.K46] + [.J47])" office:value-type="float" office:value="22476" calcext:value-type="float">
            <text:p>22476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3" calcext:value-type="float">
            <text:p>23</text:p>
          </table:table-cell>
          <table:table-cell office:value-type="float" office:value="6667.775" calcext:value-type="float">
            <text:p>6667,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3" calcext:value-type="float">
            <text:p>23</text:p>
          </table:table-cell>
          <table:table-cell office:value-type="float" office:value="2829.877" calcext:value-type="float">
            <text:p>2829,877</text:p>
          </table:table-cell>
          <table:table-cell/>
          <table:table-cell table:formula="of:=ROUND([.$C48]+[.$D48] - [.$H48])" office:value-type="float" office:value="3838" calcext:value-type="float">
            <text:p>3838</text:p>
          </table:table-cell>
          <table:table-cell table:formula="of:=IF([.K47] + [.J48] &gt; [.$P$2]; 200000;  [.K47] + [.J48])" office:value-type="float" office:value="26314" calcext:value-type="float">
            <text:p>26314</text:p>
          </table:table-cell>
          <table:table-cell table:number-columns-repeated="5"/>
        </table:table-row>
        <table:table-row table:style-name="ro1">
          <table:table-cell office:value-type="date" office:date-value="2024-04-02" calcext:value-type="date">
            <text:p>2024-04-02</text:p>
          </table:table-cell>
          <table:table-cell office:value-type="float" office:value="24" calcext:value-type="float">
            <text:p>24</text:p>
          </table:table-cell>
          <table:table-cell office:value-type="float" office:value="6771.088" calcext:value-type="float">
            <text:p>6771,0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2" calcext:value-type="date">
            <text:p>2024-04-02</text:p>
          </table:table-cell>
          <table:table-cell office:value-type="float" office:value="24" calcext:value-type="float">
            <text:p>24</text:p>
          </table:table-cell>
          <table:table-cell office:value-type="float" office:value="1661.505" calcext:value-type="float">
            <text:p>1661,505</text:p>
          </table:table-cell>
          <table:table-cell/>
          <table:table-cell table:formula="of:=ROUND([.$C49]+[.$D49] - [.$H49])" office:value-type="float" office:value="5110" calcext:value-type="float">
            <text:p>5110</text:p>
          </table:table-cell>
          <table:table-cell table:formula="of:=IF([.K48] + [.J49] &gt; [.$P$2]; 200000;  [.K48] + [.J49])" office:value-type="float" office:value="31424" calcext:value-type="float">
            <text:p>31424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" calcext:value-type="float">
            <text:p>1</text:p>
          </table:table-cell>
          <table:table-cell office:value-type="float" office:value="6683.55" calcext:value-type="float">
            <text:p>6683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" calcext:value-type="float">
            <text:p>1</text:p>
          </table:table-cell>
          <table:table-cell office:value-type="float" office:value="1654.8" calcext:value-type="float">
            <text:p>1654,8</text:p>
          </table:table-cell>
          <table:table-cell/>
          <table:table-cell table:formula="of:=ROUND([.$C50]+[.$D50] - [.$H50])" office:value-type="float" office:value="5029" calcext:value-type="float">
            <text:p>5029</text:p>
          </table:table-cell>
          <table:table-cell table:formula="of:=IF([.K49] + [.J50] &gt; [.$P$2]; 200000;  [.K49] + [.J50])" office:value-type="float" office:value="36453" calcext:value-type="float">
            <text:p>36453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" calcext:value-type="float">
            <text:p>2</text:p>
          </table:table-cell>
          <table:table-cell office:value-type="float" office:value="6485.225" calcext:value-type="float">
            <text:p>6485,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" calcext:value-type="float">
            <text:p>2</text:p>
          </table:table-cell>
          <table:table-cell office:value-type="float" office:value="1447.019" calcext:value-type="float">
            <text:p>1447,019</text:p>
          </table:table-cell>
          <table:table-cell/>
          <table:table-cell table:formula="of:=ROUND([.$C51]+[.$D51] - [.$H51])" office:value-type="float" office:value="5038" calcext:value-type="float">
            <text:p>5038</text:p>
          </table:table-cell>
          <table:table-cell table:formula="of:=IF([.K50] + [.J51] &gt; [.$P$2]; 200000;  [.K50] + [.J51])" office:value-type="float" office:value="41491" calcext:value-type="float">
            <text:p>41491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3" calcext:value-type="float">
            <text:p>3</text:p>
          </table:table-cell>
          <table:table-cell office:value-type="float" office:value="6362.625" calcext:value-type="float">
            <text:p>6362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3" calcext:value-type="float">
            <text:p>3</text:p>
          </table:table-cell>
          <table:table-cell office:value-type="float" office:value="1353.377" calcext:value-type="float">
            <text:p>1353,377</text:p>
          </table:table-cell>
          <table:table-cell/>
          <table:table-cell table:formula="of:=ROUND([.$C52]+[.$D52] - [.$H52])" office:value-type="float" office:value="5009" calcext:value-type="float">
            <text:p>5009</text:p>
          </table:table-cell>
          <table:table-cell table:formula="of:=IF([.K51] + [.J52] &gt; [.$P$2]; 200000;  [.K51] + [.J52])" office:value-type="float" office:value="46500" calcext:value-type="float">
            <text:p>46500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4" calcext:value-type="float">
            <text:p>4</text:p>
          </table:table-cell>
          <table:table-cell office:value-type="float" office:value="5948.925" calcext:value-type="float">
            <text:p>5948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4" calcext:value-type="float">
            <text:p>4</text:p>
          </table:table-cell>
          <table:table-cell office:value-type="float" office:value="1195.879" calcext:value-type="float">
            <text:p>1195,879</text:p>
          </table:table-cell>
          <table:table-cell/>
          <table:table-cell table:formula="of:=ROUND([.$C53]+[.$D53] - [.$H53])" office:value-type="float" office:value="4753" calcext:value-type="float">
            <text:p>4753</text:p>
          </table:table-cell>
          <table:table-cell table:formula="of:=IF([.K52] + [.J53] &gt; [.$P$2]; 200000;  [.K52] + [.J53])" office:value-type="float" office:value="51253" calcext:value-type="float">
            <text:p>51253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5" calcext:value-type="float">
            <text:p>5</text:p>
          </table:table-cell>
          <table:table-cell office:value-type="float" office:value="5874.188" calcext:value-type="float">
            <text:p>5874,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5" calcext:value-type="float">
            <text:p>5</text:p>
          </table:table-cell>
          <table:table-cell office:value-type="float" office:value="1792.788" calcext:value-type="float">
            <text:p>1792,788</text:p>
          </table:table-cell>
          <table:table-cell/>
          <table:table-cell table:formula="of:=ROUND([.$C54]+[.$D54] - [.$H54])" office:value-type="float" office:value="4081" calcext:value-type="float">
            <text:p>4081</text:p>
          </table:table-cell>
          <table:table-cell table:formula="of:=IF([.K53] + [.J54] &gt; [.$P$2]; 200000;  [.K53] + [.J54])" office:value-type="float" office:value="55334" calcext:value-type="float">
            <text:p>55334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6" calcext:value-type="float">
            <text:p>6</text:p>
          </table:table-cell>
          <table:table-cell office:value-type="float" office:value="5815.163" calcext:value-type="float">
            <text:p>5815,163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6" calcext:value-type="float">
            <text:p>6</text:p>
          </table:table-cell>
          <table:table-cell office:value-type="float" office:value="2968.918" calcext:value-type="float">
            <text:p>2968,918</text:p>
          </table:table-cell>
          <table:table-cell/>
          <table:table-cell table:formula="of:=ROUND([.$C55]+[.$D55] - [.$H55])" office:value-type="float" office:value="2847" calcext:value-type="float">
            <text:p>2847</text:p>
          </table:table-cell>
          <table:table-cell table:formula="of:=IF([.K54] + [.J55] &gt; [.$P$2]; 200000;  [.K54] + [.J55])" office:value-type="float" office:value="58181" calcext:value-type="float">
            <text:p>58181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7" calcext:value-type="float">
            <text:p>7</text:p>
          </table:table-cell>
          <table:table-cell office:value-type="float" office:value="5951.288" calcext:value-type="float">
            <text:p>5951,288</text:p>
          </table:table-cell>
          <table:table-cell office:value-type="float" office:value="76.875" calcext:value-type="float">
            <text:p>76,87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7" calcext:value-type="float">
            <text:p>7</text:p>
          </table:table-cell>
          <table:table-cell office:value-type="float" office:value="4044.364" calcext:value-type="float">
            <text:p>4044,364</text:p>
          </table:table-cell>
          <table:table-cell/>
          <table:table-cell table:formula="of:=ROUND([.$C56]+[.$D56] - [.$H56])" office:value-type="float" office:value="1984" calcext:value-type="float">
            <text:p>1984</text:p>
          </table:table-cell>
          <table:table-cell table:formula="of:=IF([.K55] + [.J56] &gt; [.$P$2]; 200000;  [.K55] + [.J56])" office:value-type="float" office:value="60165" calcext:value-type="float">
            <text:p>60165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8" calcext:value-type="float">
            <text:p>8</text:p>
          </table:table-cell>
          <table:table-cell office:value-type="float" office:value="5858.288" calcext:value-type="float">
            <text:p>5858,288</text:p>
          </table:table-cell>
          <table:table-cell office:value-type="float" office:value="704.4" calcext:value-type="float">
            <text:p>704,4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8" calcext:value-type="float">
            <text:p>8</text:p>
          </table:table-cell>
          <table:table-cell office:value-type="float" office:value="6783.959" calcext:value-type="float">
            <text:p>6783,959</text:p>
          </table:table-cell>
          <table:table-cell/>
          <table:table-cell table:formula="of:=ROUND([.$C57]+[.$D57] - [.$H57])" office:value-type="float" office:value="-221" calcext:value-type="float">
            <text:p>-221</text:p>
          </table:table-cell>
          <table:table-cell table:formula="of:=IF([.K56] + [.J57] &gt; [.$P$2]; 200000;  [.K56] + [.J57])" office:value-type="float" office:value="59944" calcext:value-type="float">
            <text:p>59944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9" calcext:value-type="float">
            <text:p>9</text:p>
          </table:table-cell>
          <table:table-cell office:value-type="float" office:value="5839.825" calcext:value-type="float">
            <text:p>5839,825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9" calcext:value-type="float">
            <text:p>9</text:p>
          </table:table-cell>
          <table:table-cell office:value-type="float" office:value="7598.028" calcext:value-type="float">
            <text:p>7598,028</text:p>
          </table:table-cell>
          <table:table-cell/>
          <table:table-cell table:formula="of:=ROUND([.$C58]+[.$D58] - [.$H58])" office:value-type="float" office:value="153" calcext:value-type="float">
            <text:p>153</text:p>
          </table:table-cell>
          <table:table-cell table:formula="of:=IF([.K57] + [.J58] &gt; [.$P$2]; 200000;  [.K57] + [.J58])" office:value-type="float" office:value="60097" calcext:value-type="float">
            <text:p>60097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0" calcext:value-type="float">
            <text:p>10</text:p>
          </table:table-cell>
          <table:table-cell office:value-type="float" office:value="5734.263" calcext:value-type="float">
            <text:p>5734,263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0" calcext:value-type="float">
            <text:p>10</text:p>
          </table:table-cell>
          <table:table-cell office:value-type="float" office:value="8480.306" calcext:value-type="float">
            <text:p>8480,306</text:p>
          </table:table-cell>
          <table:table-cell/>
          <table:table-cell table:formula="of:=ROUND([.$C59]+[.$D59] - [.$H59])" office:value-type="float" office:value="754" calcext:value-type="float">
            <text:p>754</text:p>
          </table:table-cell>
          <table:table-cell table:formula="of:=IF([.K58] + [.J59] &gt; [.$P$2]; 200000;  [.K58] + [.J59])" office:value-type="float" office:value="60851" calcext:value-type="float">
            <text:p>60851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1" calcext:value-type="float">
            <text:p>11</text:p>
          </table:table-cell>
          <table:table-cell office:value-type="float" office:value="5387.15" calcext:value-type="float">
            <text:p>5387,15</text:p>
          </table:table-cell>
          <table:table-cell office:value-type="float" office:value="4405.413" calcext:value-type="float">
            <text:p>4405,413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1" calcext:value-type="float">
            <text:p>11</text:p>
          </table:table-cell>
          <table:table-cell office:value-type="float" office:value="8456.48" calcext:value-type="float">
            <text:p>8456,48</text:p>
          </table:table-cell>
          <table:table-cell/>
          <table:table-cell table:formula="of:=ROUND([.$C60]+[.$D60] - [.$H60])" office:value-type="float" office:value="1336" calcext:value-type="float">
            <text:p>1336</text:p>
          </table:table-cell>
          <table:table-cell table:formula="of:=IF([.K59] + [.J60] &gt; [.$P$2]; 200000;  [.K59] + [.J60])" office:value-type="float" office:value="62187" calcext:value-type="float">
            <text:p>62187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2" calcext:value-type="float">
            <text:p>12</text:p>
          </table:table-cell>
          <table:table-cell office:value-type="float" office:value="5066.938" calcext:value-type="float">
            <text:p>5066,938</text:p>
          </table:table-cell>
          <table:table-cell office:value-type="float" office:value="4657.038" calcext:value-type="float">
            <text:p>4657,038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2" calcext:value-type="float">
            <text:p>12</text:p>
          </table:table-cell>
          <table:table-cell office:value-type="float" office:value="8597.011" calcext:value-type="float">
            <text:p>8597,011</text:p>
          </table:table-cell>
          <table:table-cell/>
          <table:table-cell table:formula="of:=ROUND([.$C61]+[.$D61] - [.$H61])" office:value-type="float" office:value="1127" calcext:value-type="float">
            <text:p>1127</text:p>
          </table:table-cell>
          <table:table-cell table:formula="of:=IF([.K60] + [.J61] &gt; [.$P$2]; 200000;  [.K60] + [.J61])" office:value-type="float" office:value="63314" calcext:value-type="float">
            <text:p>63314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3" calcext:value-type="float">
            <text:p>13</text:p>
          </table:table-cell>
          <table:table-cell office:value-type="float" office:value="4827.975" calcext:value-type="float">
            <text:p>4827,975</text:p>
          </table:table-cell>
          <table:table-cell office:value-type="float" office:value="5127.788" calcext:value-type="float">
            <text:p>5127,788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3" calcext:value-type="float">
            <text:p>13</text:p>
          </table:table-cell>
          <table:table-cell office:value-type="float" office:value="8956.312" calcext:value-type="float">
            <text:p>8956,312</text:p>
          </table:table-cell>
          <table:table-cell/>
          <table:table-cell table:formula="of:=ROUND([.$C62]+[.$D62] - [.$H62])" office:value-type="float" office:value="999" calcext:value-type="float">
            <text:p>999</text:p>
          </table:table-cell>
          <table:table-cell table:formula="of:=IF([.K61] + [.J62] &gt; [.$P$2]; 200000;  [.K61] + [.J62])" office:value-type="float" office:value="64313" calcext:value-type="float">
            <text:p>64313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4" calcext:value-type="float">
            <text:p>14</text:p>
          </table:table-cell>
          <table:table-cell office:value-type="float" office:value="4638.213" calcext:value-type="float">
            <text:p>4638,213</text:p>
          </table:table-cell>
          <table:table-cell office:value-type="float" office:value="5204.475" calcext:value-type="float">
            <text:p>5204,47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4" calcext:value-type="float">
            <text:p>14</text:p>
          </table:table-cell>
          <table:table-cell office:value-type="float" office:value="7076.79" calcext:value-type="float">
            <text:p>7076,79</text:p>
          </table:table-cell>
          <table:table-cell/>
          <table:table-cell table:formula="of:=ROUND([.$C63]+[.$D63] - [.$H63])" office:value-type="float" office:value="2766" calcext:value-type="float">
            <text:p>2766</text:p>
          </table:table-cell>
          <table:table-cell table:formula="of:=IF([.K62] + [.J63] &gt; [.$P$2]; 200000;  [.K62] + [.J63])" office:value-type="float" office:value="67079" calcext:value-type="float">
            <text:p>67079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5" calcext:value-type="float">
            <text:p>15</text:p>
          </table:table-cell>
          <table:table-cell office:value-type="float" office:value="4444.013" calcext:value-type="float">
            <text:p>4444,013</text:p>
          </table:table-cell>
          <table:table-cell office:value-type="float" office:value="5284.65" calcext:value-type="float">
            <text:p>5284,6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5" calcext:value-type="float">
            <text:p>15</text:p>
          </table:table-cell>
          <table:table-cell office:value-type="float" office:value="7295.471" calcext:value-type="float">
            <text:p>7295,471</text:p>
          </table:table-cell>
          <table:table-cell/>
          <table:table-cell table:formula="of:=ROUND([.$C64]+[.$D64] - [.$H64])" office:value-type="float" office:value="2433" calcext:value-type="float">
            <text:p>2433</text:p>
          </table:table-cell>
          <table:table-cell table:formula="of:=IF([.K63] + [.J64] &gt; [.$P$2]; 200000;  [.K63] + [.J64])" office:value-type="float" office:value="69512" calcext:value-type="float">
            <text:p>69512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6" calcext:value-type="float">
            <text:p>16</text:p>
          </table:table-cell>
          <table:table-cell office:value-type="float" office:value="4060.725" calcext:value-type="float">
            <text:p>4060,725</text:p>
          </table:table-cell>
          <table:table-cell office:value-type="float" office:value="4440.788" calcext:value-type="float">
            <text:p>4440,788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6" calcext:value-type="float">
            <text:p>16</text:p>
          </table:table-cell>
          <table:table-cell office:value-type="float" office:value="7347.437" calcext:value-type="float">
            <text:p>7347,437</text:p>
          </table:table-cell>
          <table:table-cell/>
          <table:table-cell table:formula="of:=ROUND([.$C65]+[.$D65] - [.$H65])" office:value-type="float" office:value="1154" calcext:value-type="float">
            <text:p>1154</text:p>
          </table:table-cell>
          <table:table-cell table:formula="of:=IF([.K64] + [.J65] &gt; [.$P$2]; 200000;  [.K64] + [.J65])" office:value-type="float" office:value="70666" calcext:value-type="float">
            <text:p>70666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7" calcext:value-type="float">
            <text:p>17</text:p>
          </table:table-cell>
          <table:table-cell office:value-type="float" office:value="3365" calcext:value-type="float">
            <text:p>3365</text:p>
          </table:table-cell>
          <table:table-cell office:value-type="float" office:value="3380.625" calcext:value-type="float">
            <text:p>3380,62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7" calcext:value-type="float">
            <text:p>17</text:p>
          </table:table-cell>
          <table:table-cell office:value-type="float" office:value="7089.908" calcext:value-type="float">
            <text:p>7089,908</text:p>
          </table:table-cell>
          <table:table-cell/>
          <table:table-cell table:formula="of:=ROUND([.$C66]+[.$D66] - [.$H66])" office:value-type="float" office:value="-344" calcext:value-type="float">
            <text:p>-344</text:p>
          </table:table-cell>
          <table:table-cell table:formula="of:=IF([.K65] + [.J66] &gt; [.$P$2]; 200000;  [.K65] + [.J66])" office:value-type="float" office:value="70322" calcext:value-type="float">
            <text:p>70322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8" calcext:value-type="float">
            <text:p>18</text:p>
          </table:table-cell>
          <table:table-cell office:value-type="float" office:value="2697.338" calcext:value-type="float">
            <text:p>2697,338</text:p>
          </table:table-cell>
          <table:table-cell office:value-type="float" office:value="1752.175" calcext:value-type="float">
            <text:p>1752,175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8" calcext:value-type="float">
            <text:p>18</text:p>
          </table:table-cell>
          <table:table-cell office:value-type="float" office:value="6515.682" calcext:value-type="float">
            <text:p>6515,682</text:p>
          </table:table-cell>
          <table:table-cell/>
          <table:table-cell table:formula="of:=ROUND([.$C67]+[.$D67] - [.$H67])" office:value-type="float" office:value="-2066" calcext:value-type="float">
            <text:p>-2066</text:p>
          </table:table-cell>
          <table:table-cell table:formula="of:=IF([.K66] + [.J67] &gt; [.$P$2]; 200000;  [.K66] + [.J67])" office:value-type="float" office:value="68256" calcext:value-type="float">
            <text:p>68256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19" calcext:value-type="float">
            <text:p>19</text:p>
          </table:table-cell>
          <table:table-cell office:value-type="float" office:value="2075.575" calcext:value-type="float">
            <text:p>2075,575</text:p>
          </table:table-cell>
          <table:table-cell office:value-type="float" office:value="515.938" calcext:value-type="float">
            <text:p>515,938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19" calcext:value-type="float">
            <text:p>19</text:p>
          </table:table-cell>
          <table:table-cell office:value-type="float" office:value="6961.881" calcext:value-type="float">
            <text:p>6961,881</text:p>
          </table:table-cell>
          <table:table-cell/>
          <table:table-cell table:formula="of:=ROUND([.$C68]+[.$D68] - [.$H68])" office:value-type="float" office:value="-4370" calcext:value-type="float">
            <text:p>-4370</text:p>
          </table:table-cell>
          <table:table-cell table:formula="of:=IF([.K67] + [.J68] &gt; [.$P$2]; 200000;  [.K67] + [.J68])" office:value-type="float" office:value="63886" calcext:value-type="float">
            <text:p>63886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0" calcext:value-type="float">
            <text:p>20</text:p>
          </table:table-cell>
          <table:table-cell office:value-type="float" office:value="1725.175" calcext:value-type="float">
            <text:p>1725,175</text:p>
          </table:table-cell>
          <table:table-cell office:value-type="float" office:value="98.513" calcext:value-type="float">
            <text:p>98,513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0" calcext:value-type="float">
            <text:p>20</text:p>
          </table:table-cell>
          <table:table-cell office:value-type="float" office:value="6773.403" calcext:value-type="float">
            <text:p>6773,403</text:p>
          </table:table-cell>
          <table:table-cell/>
          <table:table-cell table:formula="of:=ROUND([.$C69]+[.$D69] - [.$H69])" office:value-type="float" office:value="-4950" calcext:value-type="float">
            <text:p>-4950</text:p>
          </table:table-cell>
          <table:table-cell table:formula="of:=IF([.K68] + [.J69] &gt; [.$P$2]; 200000;  [.K68] + [.J69])" office:value-type="float" office:value="58936" calcext:value-type="float">
            <text:p>58936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1" calcext:value-type="float">
            <text:p>21</text:p>
          </table:table-cell>
          <table:table-cell office:value-type="float" office:value="1506.863" calcext:value-type="float">
            <text:p>1506,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1" calcext:value-type="float">
            <text:p>21</text:p>
          </table:table-cell>
          <table:table-cell office:value-type="float" office:value="5263.072" calcext:value-type="float">
            <text:p>5263,072</text:p>
          </table:table-cell>
          <table:table-cell/>
          <table:table-cell table:formula="of:=ROUND([.$C70]+[.$D70] - [.$H70])" office:value-type="float" office:value="-3756" calcext:value-type="float">
            <text:p>-3756</text:p>
          </table:table-cell>
          <table:table-cell table:formula="of:=IF([.K69] + [.J70] &gt; [.$P$2]; 200000;  [.K69] + [.J70])" office:value-type="float" office:value="55180" calcext:value-type="float">
            <text:p>55180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2" calcext:value-type="float">
            <text:p>22</text:p>
          </table:table-cell>
          <table:table-cell office:value-type="float" office:value="1343.6" calcext:value-type="float">
            <text:p>1343,6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2" calcext:value-type="float">
            <text:p>22</text:p>
          </table:table-cell>
          <table:table-cell office:value-type="float" office:value="5080.067" calcext:value-type="float">
            <text:p>5080,067</text:p>
          </table:table-cell>
          <table:table-cell/>
          <table:table-cell table:formula="of:=ROUND([.$C71]+[.$D71] - [.$H71])" office:value-type="float" office:value="-3736" calcext:value-type="float">
            <text:p>-3736</text:p>
          </table:table-cell>
          <table:table-cell table:formula="of:=IF([.K70] + [.J71] &gt; [.$P$2]; 200000;  [.K70] + [.J71])" office:value-type="float" office:value="51444" calcext:value-type="float">
            <text:p>51444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3" calcext:value-type="float">
            <text:p>23</text:p>
          </table:table-cell>
          <table:table-cell office:value-type="float" office:value="1320.563" calcext:value-type="float">
            <text:p>1320,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3" calcext:value-type="float">
            <text:p>23</text:p>
          </table:table-cell>
          <table:table-cell office:value-type="float" office:value="3147.169" calcext:value-type="float">
            <text:p>3147,169</text:p>
          </table:table-cell>
          <table:table-cell/>
          <table:table-cell table:formula="of:=ROUND([.$C72]+[.$D72] - [.$H72])" office:value-type="float" office:value="-1827" calcext:value-type="float">
            <text:p>-1827</text:p>
          </table:table-cell>
          <table:table-cell table:formula="of:=IF([.K71] + [.J72] &gt; [.$P$2]; 200000;  [.K71] + [.J72])" office:value-type="float" office:value="49617" calcext:value-type="float">
            <text:p>49617</text:p>
          </table:table-cell>
          <table:table-cell table:number-columns-repeated="5"/>
        </table:table-row>
        <table:table-row table:style-name="ro1">
          <table:table-cell office:value-type="date" office:date-value="2024-04-03" calcext:value-type="date">
            <text:p>2024-04-03</text:p>
          </table:table-cell>
          <table:table-cell office:value-type="float" office:value="24" calcext:value-type="float">
            <text:p>24</text:p>
          </table:table-cell>
          <table:table-cell office:value-type="float" office:value="1277.138" calcext:value-type="float">
            <text:p>1277,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3" calcext:value-type="date">
            <text:p>2024-04-03</text:p>
          </table:table-cell>
          <table:table-cell office:value-type="float" office:value="24" calcext:value-type="float">
            <text:p>24</text:p>
          </table:table-cell>
          <table:table-cell office:value-type="float" office:value="1847.797" calcext:value-type="float">
            <text:p>1847,797</text:p>
          </table:table-cell>
          <table:table-cell/>
          <table:table-cell table:formula="of:=ROUND([.$C73]+[.$D73] - [.$H73])" office:value-type="float" office:value="-571" calcext:value-type="float">
            <text:p>-571</text:p>
          </table:table-cell>
          <table:table-cell table:formula="of:=IF([.K72] + [.J73] &gt; [.$P$2]; 200000;  [.K72] + [.J73])" office:value-type="float" office:value="49046" calcext:value-type="float">
            <text:p>49046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" calcext:value-type="float">
            <text:p>1</text:p>
          </table:table-cell>
          <table:table-cell office:value-type="float" office:value="1296.938" calcext:value-type="float">
            <text:p>1296,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" calcext:value-type="float">
            <text:p>1</text:p>
          </table:table-cell>
          <table:table-cell office:value-type="float" office:value="1677.02" calcext:value-type="float">
            <text:p>1677,02</text:p>
          </table:table-cell>
          <table:table-cell/>
          <table:table-cell table:formula="of:=ROUND([.$C74]+[.$D74] - [.$H74])" office:value-type="float" office:value="-380" calcext:value-type="float">
            <text:p>-380</text:p>
          </table:table-cell>
          <table:table-cell table:formula="of:=IF([.K73] + [.J74] &gt; [.$P$2]; 200000;  [.K73] + [.J74])" office:value-type="float" office:value="48666" calcext:value-type="float">
            <text:p>48666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" calcext:value-type="float">
            <text:p>2</text:p>
          </table:table-cell>
          <table:table-cell office:value-type="float" office:value="1376.75" calcext:value-type="float">
            <text:p>1376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" calcext:value-type="float">
            <text:p>2</text:p>
          </table:table-cell>
          <table:table-cell office:value-type="float" office:value="1437.803" calcext:value-type="float">
            <text:p>1437,803</text:p>
          </table:table-cell>
          <table:table-cell/>
          <table:table-cell table:formula="of:=ROUND([.$C75]+[.$D75] - [.$H75])" office:value-type="float" office:value="-61" calcext:value-type="float">
            <text:p>-61</text:p>
          </table:table-cell>
          <table:table-cell table:formula="of:=IF([.K74] + [.J75] &gt; [.$P$2]; 200000;  [.K74] + [.J75])" office:value-type="float" office:value="48605" calcext:value-type="float">
            <text:p>48605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3" calcext:value-type="float">
            <text:p>3</text:p>
          </table:table-cell>
          <table:table-cell office:value-type="float" office:value="1459.925" calcext:value-type="float">
            <text:p>1459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3" calcext:value-type="float">
            <text:p>3</text:p>
          </table:table-cell>
          <table:table-cell office:value-type="float" office:value="1344.757" calcext:value-type="float">
            <text:p>1344,757</text:p>
          </table:table-cell>
          <table:table-cell/>
          <table:table-cell table:formula="of:=ROUND([.$C76]+[.$D76] - [.$H76])" office:value-type="float" office:value="115" calcext:value-type="float">
            <text:p>115</text:p>
          </table:table-cell>
          <table:table-cell table:formula="of:=IF([.K75] + [.J76] &gt; [.$P$2]; 200000;  [.K75] + [.J76])" office:value-type="float" office:value="48720" calcext:value-type="float">
            <text:p>48720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4" calcext:value-type="float">
            <text:p>4</text:p>
          </table:table-cell>
          <table:table-cell office:value-type="float" office:value="1527.538" calcext:value-type="float">
            <text:p>1527,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4" calcext:value-type="float">
            <text:p>4</text:p>
          </table:table-cell>
          <table:table-cell office:value-type="float" office:value="1347.513" calcext:value-type="float">
            <text:p>1347,513</text:p>
          </table:table-cell>
          <table:table-cell/>
          <table:table-cell table:formula="of:=ROUND([.$C77]+[.$D77] - [.$H77])" office:value-type="float" office:value="180" calcext:value-type="float">
            <text:p>180</text:p>
          </table:table-cell>
          <table:table-cell table:formula="of:=IF([.K76] + [.J77] &gt; [.$P$2]; 200000;  [.K76] + [.J77])" office:value-type="float" office:value="48900" calcext:value-type="float">
            <text:p>48900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5" calcext:value-type="float">
            <text:p>5</text:p>
          </table:table-cell>
          <table:table-cell office:value-type="float" office:value="1725.063" calcext:value-type="float">
            <text:p>1725,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5" calcext:value-type="float">
            <text:p>5</text:p>
          </table:table-cell>
          <table:table-cell office:value-type="float" office:value="2020.11" calcext:value-type="float">
            <text:p>2020,11</text:p>
          </table:table-cell>
          <table:table-cell/>
          <table:table-cell table:formula="of:=ROUND([.$C78]+[.$D78] - [.$H78])" office:value-type="float" office:value="-295" calcext:value-type="float">
            <text:p>-295</text:p>
          </table:table-cell>
          <table:table-cell table:formula="of:=IF([.K77] + [.J78] &gt; [.$P$2]; 200000;  [.K77] + [.J78])" office:value-type="float" office:value="48605" calcext:value-type="float">
            <text:p>48605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6" calcext:value-type="float">
            <text:p>6</text:p>
          </table:table-cell>
          <table:table-cell office:value-type="float" office:value="1804.563" calcext:value-type="float">
            <text:p>1804,563</text:p>
          </table:table-cell>
          <table:table-cell office:value-type="float" office:value="0.525" calcext:value-type="float">
            <text:p>0,525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6" calcext:value-type="float">
            <text:p>6</text:p>
          </table:table-cell>
          <table:table-cell office:value-type="float" office:value="3345.369" calcext:value-type="float">
            <text:p>3345,369</text:p>
          </table:table-cell>
          <table:table-cell/>
          <table:table-cell table:formula="of:=ROUND([.$C79]+[.$D79] - [.$H79])" office:value-type="float" office:value="-1540" calcext:value-type="float">
            <text:p>-1540</text:p>
          </table:table-cell>
          <table:table-cell table:formula="of:=IF([.K78] + [.J79] &gt; [.$P$2]; 200000;  [.K78] + [.J79])" office:value-type="float" office:value="47065" calcext:value-type="float">
            <text:p>47065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7" calcext:value-type="float">
            <text:p>7</text:p>
          </table:table-cell>
          <table:table-cell office:value-type="float" office:value="1882.8" calcext:value-type="float">
            <text:p>1882,8</text:p>
          </table:table-cell>
          <table:table-cell office:value-type="float" office:value="182.788" calcext:value-type="float">
            <text:p>182,788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7" calcext:value-type="float">
            <text:p>7</text:p>
          </table:table-cell>
          <table:table-cell office:value-type="float" office:value="4557.18" calcext:value-type="float">
            <text:p>4557,18</text:p>
          </table:table-cell>
          <table:table-cell/>
          <table:table-cell table:formula="of:=ROUND([.$C80]+[.$D80] - [.$H80])" office:value-type="float" office:value="-2492" calcext:value-type="float">
            <text:p>-2492</text:p>
          </table:table-cell>
          <table:table-cell table:formula="of:=IF([.K79] + [.J80] &gt; [.$P$2]; 200000;  [.K79] + [.J80])" office:value-type="float" office:value="44573" calcext:value-type="float">
            <text:p>44573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8" calcext:value-type="float">
            <text:p>8</text:p>
          </table:table-cell>
          <table:table-cell office:value-type="float" office:value="1927.5" calcext:value-type="float">
            <text:p>1927,5</text:p>
          </table:table-cell>
          <table:table-cell office:value-type="float" office:value="903.988" calcext:value-type="float">
            <text:p>903,988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8" calcext:value-type="float">
            <text:p>8</text:p>
          </table:table-cell>
          <table:table-cell office:value-type="float" office:value="6740.749" calcext:value-type="float">
            <text:p>6740,749</text:p>
          </table:table-cell>
          <table:table-cell/>
          <table:table-cell table:formula="of:=ROUND([.$C81]+[.$D81] - [.$H81])" office:value-type="float" office:value="-3909" calcext:value-type="float">
            <text:p>-3909</text:p>
          </table:table-cell>
          <table:table-cell table:formula="of:=IF([.K80] + [.J81] &gt; [.$P$2]; 200000;  [.K80] + [.J81])" office:value-type="float" office:value="40664" calcext:value-type="float">
            <text:p>40664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9" calcext:value-type="float">
            <text:p>9</text:p>
          </table:table-cell>
          <table:table-cell office:value-type="float" office:value="1803.063" calcext:value-type="float">
            <text:p>1803,063</text:p>
          </table:table-cell>
          <table:table-cell office:value-type="float" office:value="2087.225" calcext:value-type="float">
            <text:p>2087,225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9" calcext:value-type="float">
            <text:p>9</text:p>
          </table:table-cell>
          <table:table-cell office:value-type="float" office:value="7549.633" calcext:value-type="float">
            <text:p>7549,633</text:p>
          </table:table-cell>
          <table:table-cell/>
          <table:table-cell table:formula="of:=ROUND([.$C82]+[.$D82] - [.$H82])" office:value-type="float" office:value="-3659" calcext:value-type="float">
            <text:p>-3659</text:p>
          </table:table-cell>
          <table:table-cell table:formula="of:=IF([.K81] + [.J82] &gt; [.$P$2]; 200000;  [.K81] + [.J82])" office:value-type="float" office:value="37005" calcext:value-type="float">
            <text:p>37005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0" calcext:value-type="float">
            <text:p>10</text:p>
          </table:table-cell>
          <table:table-cell office:value-type="float" office:value="1611.05" calcext:value-type="float">
            <text:p>1611,05</text:p>
          </table:table-cell>
          <table:table-cell office:value-type="float" office:value="3579.6" calcext:value-type="float">
            <text:p>3579,6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0" calcext:value-type="float">
            <text:p>10</text:p>
          </table:table-cell>
          <table:table-cell office:value-type="float" office:value="8426.291" calcext:value-type="float">
            <text:p>8426,291</text:p>
          </table:table-cell>
          <table:table-cell/>
          <table:table-cell table:formula="of:=ROUND([.$C83]+[.$D83] - [.$H83])" office:value-type="float" office:value="-3236" calcext:value-type="float">
            <text:p>-3236</text:p>
          </table:table-cell>
          <table:table-cell table:formula="of:=IF([.K82] + [.J83] &gt; [.$P$2]; 200000;  [.K82] + [.J83])" office:value-type="float" office:value="33769" calcext:value-type="float">
            <text:p>33769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1" calcext:value-type="float">
            <text:p>11</text:p>
          </table:table-cell>
          <table:table-cell office:value-type="float" office:value="1517.413" calcext:value-type="float">
            <text:p>1517,413</text:p>
          </table:table-cell>
          <table:table-cell office:value-type="float" office:value="4306.838" calcext:value-type="float">
            <text:p>4306,838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1" calcext:value-type="float">
            <text:p>11</text:p>
          </table:table-cell>
          <table:table-cell office:value-type="float" office:value="8402.617" calcext:value-type="float">
            <text:p>8402,617</text:p>
          </table:table-cell>
          <table:table-cell/>
          <table:table-cell table:formula="of:=ROUND([.$C84]+[.$D84] - [.$H84])" office:value-type="float" office:value="-2578" calcext:value-type="float">
            <text:p>-2578</text:p>
          </table:table-cell>
          <table:table-cell table:formula="of:=IF([.K83] + [.J84] &gt; [.$P$2]; 200000;  [.K83] + [.J84])" office:value-type="float" office:value="31191" calcext:value-type="float">
            <text:p>31191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2" calcext:value-type="float">
            <text:p>12</text:p>
          </table:table-cell>
          <table:table-cell office:value-type="float" office:value="1464.938" calcext:value-type="float">
            <text:p>1464,938</text:p>
          </table:table-cell>
          <table:table-cell office:value-type="float" office:value="5172.3" calcext:value-type="float">
            <text:p>5172,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2" calcext:value-type="float">
            <text:p>12</text:p>
          </table:table-cell>
          <table:table-cell office:value-type="float" office:value="8542.253" calcext:value-type="float">
            <text:p>8542,253</text:p>
          </table:table-cell>
          <table:table-cell/>
          <table:table-cell table:formula="of:=ROUND([.$C85]+[.$D85] - [.$H85])" office:value-type="float" office:value="-1905" calcext:value-type="float">
            <text:p>-1905</text:p>
          </table:table-cell>
          <table:table-cell table:formula="of:=IF([.K84] + [.J85] &gt; [.$P$2]; 200000;  [.K84] + [.J85])" office:value-type="float" office:value="29286" calcext:value-type="float">
            <text:p>29286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3" calcext:value-type="float">
            <text:p>13</text:p>
          </table:table-cell>
          <table:table-cell office:value-type="float" office:value="1616.9" calcext:value-type="float">
            <text:p>1616,9</text:p>
          </table:table-cell>
          <table:table-cell office:value-type="float" office:value="5723.513" calcext:value-type="float">
            <text:p>5723,51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3" calcext:value-type="float">
            <text:p>13</text:p>
          </table:table-cell>
          <table:table-cell office:value-type="float" office:value="8899.266" calcext:value-type="float">
            <text:p>8899,266</text:p>
          </table:table-cell>
          <table:table-cell/>
          <table:table-cell table:formula="of:=ROUND([.$C86]+[.$D86] - [.$H86])" office:value-type="float" office:value="-1559" calcext:value-type="float">
            <text:p>-1559</text:p>
          </table:table-cell>
          <table:table-cell table:formula="of:=IF([.K85] + [.J86] &gt; [.$P$2]; 200000;  [.K85] + [.J86])" office:value-type="float" office:value="27727" calcext:value-type="float">
            <text:p>27727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4" calcext:value-type="float">
            <text:p>14</text:p>
          </table:table-cell>
          <table:table-cell office:value-type="float" office:value="1760.988" calcext:value-type="float">
            <text:p>1760,988</text:p>
          </table:table-cell>
          <table:table-cell office:value-type="float" office:value="5583.875" calcext:value-type="float">
            <text:p>5583,875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4" calcext:value-type="float">
            <text:p>14</text:p>
          </table:table-cell>
          <table:table-cell office:value-type="float" office:value="8407.485" calcext:value-type="float">
            <text:p>8407,485</text:p>
          </table:table-cell>
          <table:table-cell/>
          <table:table-cell table:formula="of:=ROUND([.$C87]+[.$D87] - [.$H87])" office:value-type="float" office:value="-1063" calcext:value-type="float">
            <text:p>-1063</text:p>
          </table:table-cell>
          <table:table-cell table:formula="of:=IF([.K86] + [.J87] &gt; [.$P$2]; 200000;  [.K86] + [.J87])" office:value-type="float" office:value="26664" calcext:value-type="float">
            <text:p>26664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5" calcext:value-type="float">
            <text:p>15</text:p>
          </table:table-cell>
          <table:table-cell office:value-type="float" office:value="1910.588" calcext:value-type="float">
            <text:p>1910,588</text:p>
          </table:table-cell>
          <table:table-cell office:value-type="float" office:value="5109.6" calcext:value-type="float">
            <text:p>5109,6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5" calcext:value-type="float">
            <text:p>15</text:p>
          </table:table-cell>
          <table:table-cell office:value-type="float" office:value="8667.286" calcext:value-type="float">
            <text:p>8667,286</text:p>
          </table:table-cell>
          <table:table-cell/>
          <table:table-cell table:formula="of:=ROUND([.$C88]+[.$D88] - [.$H88])" office:value-type="float" office:value="-1647" calcext:value-type="float">
            <text:p>-1647</text:p>
          </table:table-cell>
          <table:table-cell table:formula="of:=IF([.K87] + [.J88] &gt; [.$P$2]; 200000;  [.K87] + [.J88])" office:value-type="float" office:value="25017" calcext:value-type="float">
            <text:p>25017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6" calcext:value-type="float">
            <text:p>16</text:p>
          </table:table-cell>
          <table:table-cell office:value-type="float" office:value="2147.838" calcext:value-type="float">
            <text:p>2147,838</text:p>
          </table:table-cell>
          <table:table-cell office:value-type="float" office:value="4166.7" calcext:value-type="float">
            <text:p>4166,7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6" calcext:value-type="float">
            <text:p>16</text:p>
          </table:table-cell>
          <table:table-cell office:value-type="float" office:value="8729.024" calcext:value-type="float">
            <text:p>8729,024</text:p>
          </table:table-cell>
          <table:table-cell/>
          <table:table-cell table:formula="of:=ROUND([.$C89]+[.$D89] - [.$H89])" office:value-type="float" office:value="-2414" calcext:value-type="float">
            <text:p>-2414</text:p>
          </table:table-cell>
          <table:table-cell table:formula="of:=IF([.K88] + [.J89] &gt; [.$P$2]; 200000;  [.K88] + [.J89])" office:value-type="float" office:value="22603" calcext:value-type="float">
            <text:p>22603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7" calcext:value-type="float">
            <text:p>17</text:p>
          </table:table-cell>
          <table:table-cell office:value-type="float" office:value="2389" calcext:value-type="float">
            <text:p>2389</text:p>
          </table:table-cell>
          <table:table-cell office:value-type="float" office:value="3069.463" calcext:value-type="float">
            <text:p>3069,46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7" calcext:value-type="float">
            <text:p>17</text:p>
          </table:table-cell>
          <table:table-cell office:value-type="float" office:value="8415.412" calcext:value-type="float">
            <text:p>8415,412</text:p>
          </table:table-cell>
          <table:table-cell/>
          <table:table-cell table:formula="of:=ROUND([.$C90]+[.$D90] - [.$H90])" office:value-type="float" office:value="-2957" calcext:value-type="float">
            <text:p>-2957</text:p>
          </table:table-cell>
          <table:table-cell table:formula="of:=IF([.K89] + [.J90] &gt; [.$P$2]; 200000;  [.K89] + [.J90])" office:value-type="float" office:value="19646" calcext:value-type="float">
            <text:p>19646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8" calcext:value-type="float">
            <text:p>18</text:p>
          </table:table-cell>
          <table:table-cell office:value-type="float" office:value="2445.225" calcext:value-type="float">
            <text:p>2445,225</text:p>
          </table:table-cell>
          <table:table-cell office:value-type="float" office:value="1544.663" calcext:value-type="float">
            <text:p>1544,66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8" calcext:value-type="float">
            <text:p>18</text:p>
          </table:table-cell>
          <table:table-cell office:value-type="float" office:value="7726.8" calcext:value-type="float">
            <text:p>7726,8</text:p>
          </table:table-cell>
          <table:table-cell/>
          <table:table-cell table:formula="of:=ROUND([.$C91]+[.$D91] - [.$H91])" office:value-type="float" office:value="-3737" calcext:value-type="float">
            <text:p>-3737</text:p>
          </table:table-cell>
          <table:table-cell table:formula="of:=IF([.K90] + [.J91] &gt; [.$P$2]; 200000;  [.K90] + [.J91])" office:value-type="float" office:value="15909" calcext:value-type="float">
            <text:p>15909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19" calcext:value-type="float">
            <text:p>19</text:p>
          </table:table-cell>
          <table:table-cell office:value-type="float" office:value="2756.438" calcext:value-type="float">
            <text:p>2756,438</text:p>
          </table:table-cell>
          <table:table-cell office:value-type="float" office:value="540.163" calcext:value-type="float">
            <text:p>540,16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19" calcext:value-type="float">
            <text:p>19</text:p>
          </table:table-cell>
          <table:table-cell office:value-type="float" office:value="6904.966" calcext:value-type="float">
            <text:p>6904,966</text:p>
          </table:table-cell>
          <table:table-cell/>
          <table:table-cell table:formula="of:=ROUND([.$C92]+[.$D92] - [.$H92])" office:value-type="float" office:value="-3608" calcext:value-type="float">
            <text:p>-3608</text:p>
          </table:table-cell>
          <table:table-cell table:formula="of:=IF([.K91] + [.J92] &gt; [.$P$2]; 200000;  [.K91] + [.J92])" office:value-type="float" office:value="12301" calcext:value-type="float">
            <text:p>12301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0" calcext:value-type="float">
            <text:p>20</text:p>
          </table:table-cell>
          <table:table-cell office:value-type="float" office:value="3537.875" calcext:value-type="float">
            <text:p>3537,875</text:p>
          </table:table-cell>
          <table:table-cell office:value-type="float" office:value="97.013" calcext:value-type="float">
            <text:p>97,013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0" calcext:value-type="float">
            <text:p>20</text:p>
          </table:table-cell>
          <table:table-cell office:value-type="float" office:value="6718.029" calcext:value-type="float">
            <text:p>6718,029</text:p>
          </table:table-cell>
          <table:table-cell/>
          <table:table-cell table:formula="of:=ROUND([.$C93]+[.$D93] - [.$H93])" office:value-type="float" office:value="-3083" calcext:value-type="float">
            <text:p>-3083</text:p>
          </table:table-cell>
          <table:table-cell table:formula="of:=IF([.K92] + [.J93] &gt; [.$P$2]; 200000;  [.K92] + [.J93])" office:value-type="float" office:value="9218" calcext:value-type="float">
            <text:p>9218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1" calcext:value-type="float">
            <text:p>21</text:p>
          </table:table-cell>
          <table:table-cell office:value-type="float" office:value="4276.85" calcext:value-type="float">
            <text:p>4276,8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1" calcext:value-type="float">
            <text:p>21</text:p>
          </table:table-cell>
          <table:table-cell office:value-type="float" office:value="5220.045" calcext:value-type="float">
            <text:p>5220,045</text:p>
          </table:table-cell>
          <table:table-cell/>
          <table:table-cell table:formula="of:=ROUND([.$C94]+[.$D94] - [.$H94])" office:value-type="float" office:value="-943" calcext:value-type="float">
            <text:p>-943</text:p>
          </table:table-cell>
          <table:table-cell table:formula="of:=IF([.K93] + [.J94] &gt; [.$P$2]; 200000;  [.K93] + [.J94])" office:value-type="float" office:value="8275" calcext:value-type="float">
            <text:p>8275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2" calcext:value-type="float">
            <text:p>22</text:p>
          </table:table-cell>
          <table:table-cell office:value-type="float" office:value="4835.175" calcext:value-type="float">
            <text:p>4835,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2" calcext:value-type="float">
            <text:p>22</text:p>
          </table:table-cell>
          <table:table-cell office:value-type="float" office:value="5038.537" calcext:value-type="float">
            <text:p>5038,537</text:p>
          </table:table-cell>
          <table:table-cell/>
          <table:table-cell table:formula="of:=ROUND([.$C95]+[.$D95] - [.$H95])" office:value-type="float" office:value="-203" calcext:value-type="float">
            <text:p>-203</text:p>
          </table:table-cell>
          <table:table-cell table:formula="of:=IF([.K94] + [.J95] &gt; [.$P$2]; 200000;  [.K94] + [.J95])" office:value-type="float" office:value="8072" calcext:value-type="float">
            <text:p>8072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3" calcext:value-type="float">
            <text:p>23</text:p>
          </table:table-cell>
          <table:table-cell office:value-type="float" office:value="5044.725" calcext:value-type="float">
            <text:p>5044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3" calcext:value-type="float">
            <text:p>23</text:p>
          </table:table-cell>
          <table:table-cell office:value-type="float" office:value="3121.44" calcext:value-type="float">
            <text:p>3121,44</text:p>
          </table:table-cell>
          <table:table-cell/>
          <table:table-cell table:formula="of:=ROUND([.$C96]+[.$D96] - [.$H96])" office:value-type="float" office:value="1923" calcext:value-type="float">
            <text:p>1923</text:p>
          </table:table-cell>
          <table:table-cell table:formula="of:=IF([.K95] + [.J96] &gt; [.$P$2]; 200000;  [.K95] + [.J96])" office:value-type="float" office:value="9995" calcext:value-type="float">
            <text:p>9995</text:p>
          </table:table-cell>
          <table:table-cell table:number-columns-repeated="5"/>
        </table:table-row>
        <table:table-row table:style-name="ro1">
          <table:table-cell office:value-type="date" office:date-value="2024-04-04" calcext:value-type="date">
            <text:p>2024-04-04</text:p>
          </table:table-cell>
          <table:table-cell office:value-type="float" office:value="24" calcext:value-type="float">
            <text:p>24</text:p>
          </table:table-cell>
          <table:table-cell office:value-type="float" office:value="5564.675" calcext:value-type="float">
            <text:p>5564,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4" calcext:value-type="date">
            <text:p>2024-04-04</text:p>
          </table:table-cell>
          <table:table-cell office:value-type="float" office:value="24" calcext:value-type="float">
            <text:p>24</text:p>
          </table:table-cell>
          <table:table-cell office:value-type="float" office:value="1832.69" calcext:value-type="float">
            <text:p>1832,69</text:p>
          </table:table-cell>
          <table:table-cell/>
          <table:table-cell table:formula="of:=ROUND([.$C97]+[.$D97] - [.$H97])" office:value-type="float" office:value="3732" calcext:value-type="float">
            <text:p>3732</text:p>
          </table:table-cell>
          <table:table-cell table:formula="of:=IF([.K96] + [.J97] &gt; [.$P$2]; 200000;  [.K96] + [.J97])" office:value-type="float" office:value="13727" calcext:value-type="float">
            <text:p>13727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" calcext:value-type="float">
            <text:p>1</text:p>
          </table:table-cell>
          <table:table-cell office:value-type="float" office:value="5803.113" calcext:value-type="float">
            <text:p>5803,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" calcext:value-type="float">
            <text:p>1</text:p>
          </table:table-cell>
          <table:table-cell office:value-type="float" office:value="1548.146" calcext:value-type="float">
            <text:p>1548,146</text:p>
          </table:table-cell>
          <table:table-cell/>
          <table:table-cell table:formula="of:=ROUND([.$C98]+[.$D98] - [.$H98])" office:value-type="float" office:value="4255" calcext:value-type="float">
            <text:p>4255</text:p>
          </table:table-cell>
          <table:table-cell table:formula="of:=IF([.K97] + [.J98] &gt; [.$P$2]; 200000;  [.K97] + [.J98])" office:value-type="float" office:value="17982" calcext:value-type="float">
            <text:p>17982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" calcext:value-type="float">
            <text:p>2</text:p>
          </table:table-cell>
          <table:table-cell office:value-type="float" office:value="5764.275" calcext:value-type="float">
            <text:p>5764,2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" calcext:value-type="float">
            <text:p>2</text:p>
          </table:table-cell>
          <table:table-cell office:value-type="float" office:value="1327.311" calcext:value-type="float">
            <text:p>1327,311</text:p>
          </table:table-cell>
          <table:table-cell/>
          <table:table-cell table:formula="of:=ROUND([.$C99]+[.$D99] - [.$H99])" office:value-type="float" office:value="4437" calcext:value-type="float">
            <text:p>4437</text:p>
          </table:table-cell>
          <table:table-cell table:formula="of:=IF([.K98] + [.J99] &gt; [.$P$2]; 200000;  [.K98] + [.J99])" office:value-type="float" office:value="22419" calcext:value-type="float">
            <text:p>22419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3" calcext:value-type="float">
            <text:p>3</text:p>
          </table:table-cell>
          <table:table-cell office:value-type="float" office:value="5571.075" calcext:value-type="float">
            <text:p>5571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3" calcext:value-type="float">
            <text:p>3</text:p>
          </table:table-cell>
          <table:table-cell office:value-type="float" office:value="1241.416" calcext:value-type="float">
            <text:p>1241,416</text:p>
          </table:table-cell>
          <table:table-cell/>
          <table:table-cell table:formula="of:=ROUND([.$C100]+[.$D100] - [.$H100])" office:value-type="float" office:value="4330" calcext:value-type="float">
            <text:p>4330</text:p>
          </table:table-cell>
          <table:table-cell table:formula="of:=IF([.K99] + [.J100] &gt; [.$P$2]; 200000;  [.K99] + [.J100])" office:value-type="float" office:value="26749" calcext:value-type="float">
            <text:p>26749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4" calcext:value-type="float">
            <text:p>4</text:p>
          </table:table-cell>
          <table:table-cell office:value-type="float" office:value="5487.238" calcext:value-type="float">
            <text:p>5487,2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4" calcext:value-type="float">
            <text:p>4</text:p>
          </table:table-cell>
          <table:table-cell office:value-type="float" office:value="1243.961" calcext:value-type="float">
            <text:p>1243,961</text:p>
          </table:table-cell>
          <table:table-cell/>
          <table:table-cell table:formula="of:=ROUND([.$C101]+[.$D101] - [.$H101])" office:value-type="float" office:value="4243" calcext:value-type="float">
            <text:p>4243</text:p>
          </table:table-cell>
          <table:table-cell table:formula="of:=IF([.K100] + [.J101] &gt; [.$P$2]; 200000;  [.K100] + [.J101])" office:value-type="float" office:value="30992" calcext:value-type="float">
            <text:p>30992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5" calcext:value-type="float">
            <text:p>5</text:p>
          </table:table-cell>
          <table:table-cell office:value-type="float" office:value="5289.163" calcext:value-type="float">
            <text:p>5289,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5" calcext:value-type="float">
            <text:p>5</text:p>
          </table:table-cell>
          <table:table-cell office:value-type="float" office:value="1864.87" calcext:value-type="float">
            <text:p>1864,87</text:p>
          </table:table-cell>
          <table:table-cell/>
          <table:table-cell table:formula="of:=ROUND([.$C102]+[.$D102] - [.$H102])" office:value-type="float" office:value="3424" calcext:value-type="float">
            <text:p>3424</text:p>
          </table:table-cell>
          <table:table-cell table:formula="of:=IF([.K101] + [.J102] &gt; [.$P$2]; 200000;  [.K101] + [.J102])" office:value-type="float" office:value="34416" calcext:value-type="float">
            <text:p>34416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6" calcext:value-type="float">
            <text:p>6</text:p>
          </table:table-cell>
          <table:table-cell office:value-type="float" office:value="4720.975" calcext:value-type="float">
            <text:p>4720,975</text:p>
          </table:table-cell>
          <table:table-cell office:value-type="float" office:value="2.688" calcext:value-type="float">
            <text:p>2,688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6" calcext:value-type="float">
            <text:p>6</text:p>
          </table:table-cell>
          <table:table-cell office:value-type="float" office:value="3088.287" calcext:value-type="float">
            <text:p>3088,287</text:p>
          </table:table-cell>
          <table:table-cell/>
          <table:table-cell table:formula="of:=ROUND([.$C103]+[.$D103] - [.$H103])" office:value-type="float" office:value="1635" calcext:value-type="float">
            <text:p>1635</text:p>
          </table:table-cell>
          <table:table-cell table:formula="of:=IF([.K102] + [.J103] &gt; [.$P$2]; 200000;  [.K102] + [.J103])" office:value-type="float" office:value="36051" calcext:value-type="float">
            <text:p>36051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7" calcext:value-type="float">
            <text:p>7</text:p>
          </table:table-cell>
          <table:table-cell office:value-type="float" office:value="4460.488" calcext:value-type="float">
            <text:p>4460,488</text:p>
          </table:table-cell>
          <table:table-cell office:value-type="float" office:value="207.263" calcext:value-type="float">
            <text:p>207,263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7" calcext:value-type="float">
            <text:p>7</text:p>
          </table:table-cell>
          <table:table-cell office:value-type="float" office:value="4206.973" calcext:value-type="float">
            <text:p>4206,973</text:p>
          </table:table-cell>
          <table:table-cell/>
          <table:table-cell table:formula="of:=ROUND([.$C104]+[.$D104] - [.$H104])" office:value-type="float" office:value="461" calcext:value-type="float">
            <text:p>461</text:p>
          </table:table-cell>
          <table:table-cell table:formula="of:=IF([.K103] + [.J104] &gt; [.$P$2]; 200000;  [.K103] + [.J104])" office:value-type="float" office:value="36512" calcext:value-type="float">
            <text:p>36512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8" calcext:value-type="float">
            <text:p>8</text:p>
          </table:table-cell>
          <table:table-cell office:value-type="float" office:value="4055.725" calcext:value-type="float">
            <text:p>4055,725</text:p>
          </table:table-cell>
          <table:table-cell office:value-type="float" office:value="1171.6" calcext:value-type="float">
            <text:p>1171,6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8" calcext:value-type="float">
            <text:p>8</text:p>
          </table:table-cell>
          <table:table-cell office:value-type="float" office:value="6222.74" calcext:value-type="float">
            <text:p>6222,74</text:p>
          </table:table-cell>
          <table:table-cell/>
          <table:table-cell table:formula="of:=ROUND([.$C105]+[.$D105] - [.$H105])" office:value-type="float" office:value="-995" calcext:value-type="float">
            <text:p>-995</text:p>
          </table:table-cell>
          <table:table-cell table:formula="of:=IF([.K104] + [.J105] &gt; [.$P$2]; 200000;  [.K104] + [.J105])" office:value-type="float" office:value="35517" calcext:value-type="float">
            <text:p>35517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9" calcext:value-type="float">
            <text:p>9</text:p>
          </table:table-cell>
          <table:table-cell office:value-type="float" office:value="3390.588" calcext:value-type="float">
            <text:p>3390,588</text:p>
          </table:table-cell>
          <table:table-cell office:value-type="float" office:value="2805.525" calcext:value-type="float">
            <text:p>2805,52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9" calcext:value-type="float">
            <text:p>9</text:p>
          </table:table-cell>
          <table:table-cell office:value-type="float" office:value="6969.464" calcext:value-type="float">
            <text:p>6969,464</text:p>
          </table:table-cell>
          <table:table-cell/>
          <table:table-cell table:formula="of:=ROUND([.$C106]+[.$D106] - [.$H106])" office:value-type="float" office:value="-773" calcext:value-type="float">
            <text:p>-773</text:p>
          </table:table-cell>
          <table:table-cell table:formula="of:=IF([.K105] + [.J106] &gt; [.$P$2]; 200000;  [.K105] + [.J106])" office:value-type="float" office:value="34744" calcext:value-type="float">
            <text:p>34744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0" calcext:value-type="float">
            <text:p>10</text:p>
          </table:table-cell>
          <table:table-cell office:value-type="float" office:value="3101.225" calcext:value-type="float">
            <text:p>3101,225</text:p>
          </table:table-cell>
          <table:table-cell office:value-type="float" office:value="4478.638" calcext:value-type="float">
            <text:p>4478,638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0" calcext:value-type="float">
            <text:p>10</text:p>
          </table:table-cell>
          <table:table-cell office:value-type="float" office:value="7778.753" calcext:value-type="float">
            <text:p>7778,753</text:p>
          </table:table-cell>
          <table:table-cell/>
          <table:table-cell table:formula="of:=ROUND([.$C107]+[.$D107] - [.$H107])" office:value-type="float" office:value="-199" calcext:value-type="float">
            <text:p>-199</text:p>
          </table:table-cell>
          <table:table-cell table:formula="of:=IF([.K106] + [.J107] &gt; [.$P$2]; 200000;  [.K106] + [.J107])" office:value-type="float" office:value="34545" calcext:value-type="float">
            <text:p>34545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1" calcext:value-type="float">
            <text:p>11</text:p>
          </table:table-cell>
          <table:table-cell office:value-type="float" office:value="2969.063" calcext:value-type="float">
            <text:p>2969,063</text:p>
          </table:table-cell>
          <table:table-cell office:value-type="float" office:value="6019.913" calcext:value-type="float">
            <text:p>6019,913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1" calcext:value-type="float">
            <text:p>11</text:p>
          </table:table-cell>
          <table:table-cell office:value-type="float" office:value="7756.898" calcext:value-type="float">
            <text:p>7756,898</text:p>
          </table:table-cell>
          <table:table-cell/>
          <table:table-cell table:formula="of:=ROUND([.$C108]+[.$D108] - [.$H108])" office:value-type="float" office:value="1232" calcext:value-type="float">
            <text:p>1232</text:p>
          </table:table-cell>
          <table:table-cell table:formula="of:=IF([.K107] + [.J108] &gt; [.$P$2]; 200000;  [.K107] + [.J108])" office:value-type="float" office:value="35777" calcext:value-type="float">
            <text:p>35777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2" calcext:value-type="float">
            <text:p>12</text:p>
          </table:table-cell>
          <table:table-cell office:value-type="float" office:value="3016.975" calcext:value-type="float">
            <text:p>3016,975</text:p>
          </table:table-cell>
          <table:table-cell office:value-type="float" office:value="6657.325" calcext:value-type="float">
            <text:p>6657,32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2" calcext:value-type="float">
            <text:p>12</text:p>
          </table:table-cell>
          <table:table-cell office:value-type="float" office:value="7885.804" calcext:value-type="float">
            <text:p>7885,804</text:p>
          </table:table-cell>
          <table:table-cell/>
          <table:table-cell table:formula="of:=ROUND([.$C109]+[.$D109] - [.$H109])" office:value-type="float" office:value="1788" calcext:value-type="float">
            <text:p>1788</text:p>
          </table:table-cell>
          <table:table-cell table:formula="of:=IF([.K108] + [.J109] &gt; [.$P$2]; 200000;  [.K108] + [.J109])" office:value-type="float" office:value="37565" calcext:value-type="float">
            <text:p>37565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3" calcext:value-type="float">
            <text:p>13</text:p>
          </table:table-cell>
          <table:table-cell office:value-type="float" office:value="3085.65" calcext:value-type="float">
            <text:p>3085,65</text:p>
          </table:table-cell>
          <table:table-cell office:value-type="float" office:value="6455.375" calcext:value-type="float">
            <text:p>6455,37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3" calcext:value-type="float">
            <text:p>13</text:p>
          </table:table-cell>
          <table:table-cell office:value-type="float" office:value="8215.381" calcext:value-type="float">
            <text:p>8215,381</text:p>
          </table:table-cell>
          <table:table-cell/>
          <table:table-cell table:formula="of:=ROUND([.$C110]+[.$D110] - [.$H110])" office:value-type="float" office:value="1326" calcext:value-type="float">
            <text:p>1326</text:p>
          </table:table-cell>
          <table:table-cell table:formula="of:=IF([.K109] + [.J110] &gt; [.$P$2]; 200000;  [.K109] + [.J110])" office:value-type="float" office:value="38891" calcext:value-type="float">
            <text:p>38891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4" calcext:value-type="float">
            <text:p>14</text:p>
          </table:table-cell>
          <table:table-cell office:value-type="float" office:value="3147" calcext:value-type="float">
            <text:p>3147</text:p>
          </table:table-cell>
          <table:table-cell office:value-type="float" office:value="6064.8" calcext:value-type="float">
            <text:p>6064,8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4" calcext:value-type="float">
            <text:p>14</text:p>
          </table:table-cell>
          <table:table-cell office:value-type="float" office:value="7761.392" calcext:value-type="float">
            <text:p>7761,392</text:p>
          </table:table-cell>
          <table:table-cell/>
          <table:table-cell table:formula="of:=ROUND([.$C111]+[.$D111] - [.$H111])" office:value-type="float" office:value="1450" calcext:value-type="float">
            <text:p>1450</text:p>
          </table:table-cell>
          <table:table-cell table:formula="of:=IF([.K110] + [.J111] &gt; [.$P$2]; 200000;  [.K110] + [.J111])" office:value-type="float" office:value="40341" calcext:value-type="float">
            <text:p>40341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5" calcext:value-type="float">
            <text:p>15</text:p>
          </table:table-cell>
          <table:table-cell office:value-type="float" office:value="2894.825" calcext:value-type="float">
            <text:p>2894,825</text:p>
          </table:table-cell>
          <table:table-cell office:value-type="float" office:value="5635.875" calcext:value-type="float">
            <text:p>5635,87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5" calcext:value-type="float">
            <text:p>15</text:p>
          </table:table-cell>
          <table:table-cell office:value-type="float" office:value="8001.229" calcext:value-type="float">
            <text:p>8001,229</text:p>
          </table:table-cell>
          <table:table-cell/>
          <table:table-cell table:formula="of:=ROUND([.$C112]+[.$D112] - [.$H112])" office:value-type="float" office:value="529" calcext:value-type="float">
            <text:p>529</text:p>
          </table:table-cell>
          <table:table-cell table:formula="of:=IF([.K111] + [.J112] &gt; [.$P$2]; 200000;  [.K111] + [.J112])" office:value-type="float" office:value="40870" calcext:value-type="float">
            <text:p>40870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6" calcext:value-type="float">
            <text:p>16</text:p>
          </table:table-cell>
          <table:table-cell office:value-type="float" office:value="2652.625" calcext:value-type="float">
            <text:p>2652,625</text:p>
          </table:table-cell>
          <table:table-cell office:value-type="float" office:value="5442.65" calcext:value-type="float">
            <text:p>5442,6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6" calcext:value-type="float">
            <text:p>16</text:p>
          </table:table-cell>
          <table:table-cell office:value-type="float" office:value="8058.222" calcext:value-type="float">
            <text:p>8058,222</text:p>
          </table:table-cell>
          <table:table-cell/>
          <table:table-cell table:formula="of:=ROUND([.$C113]+[.$D113] - [.$H113])" office:value-type="float" office:value="37" calcext:value-type="float">
            <text:p>37</text:p>
          </table:table-cell>
          <table:table-cell table:formula="of:=IF([.K112] + [.J113] &gt; [.$P$2]; 200000;  [.K112] + [.J113])" office:value-type="float" office:value="40907" calcext:value-type="float">
            <text:p>40907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7" calcext:value-type="float">
            <text:p>17</text:p>
          </table:table-cell>
          <table:table-cell office:value-type="float" office:value="2686.563" calcext:value-type="float">
            <text:p>2686,563</text:p>
          </table:table-cell>
          <table:table-cell office:value-type="float" office:value="4334.075" calcext:value-type="float">
            <text:p>4334,075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7" calcext:value-type="float">
            <text:p>17</text:p>
          </table:table-cell>
          <table:table-cell office:value-type="float" office:value="7775.779" calcext:value-type="float">
            <text:p>7775,779</text:p>
          </table:table-cell>
          <table:table-cell/>
          <table:table-cell table:formula="of:=ROUND([.$C114]+[.$D114] - [.$H114])" office:value-type="float" office:value="-755" calcext:value-type="float">
            <text:p>-755</text:p>
          </table:table-cell>
          <table:table-cell table:formula="of:=IF([.K113] + [.J114] &gt; [.$P$2]; 200000;  [.K113] + [.J114])" office:value-type="float" office:value="40152" calcext:value-type="float">
            <text:p>40152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8" calcext:value-type="float">
            <text:p>18</text:p>
          </table:table-cell>
          <table:table-cell office:value-type="float" office:value="2823.888" calcext:value-type="float">
            <text:p>2823,888</text:p>
          </table:table-cell>
          <table:table-cell office:value-type="float" office:value="2446.513" calcext:value-type="float">
            <text:p>2446,513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8" calcext:value-type="float">
            <text:p>18</text:p>
          </table:table-cell>
          <table:table-cell office:value-type="float" office:value="7139.507" calcext:value-type="float">
            <text:p>7139,507</text:p>
          </table:table-cell>
          <table:table-cell/>
          <table:table-cell table:formula="of:=ROUND([.$C115]+[.$D115] - [.$H115])" office:value-type="float" office:value="-1869" calcext:value-type="float">
            <text:p>-1869</text:p>
          </table:table-cell>
          <table:table-cell table:formula="of:=IF([.K114] + [.J115] &gt; [.$P$2]; 200000;  [.K114] + [.J115])" office:value-type="float" office:value="38283" calcext:value-type="float">
            <text:p>38283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19" calcext:value-type="float">
            <text:p>19</text:p>
          </table:table-cell>
          <table:table-cell office:value-type="float" office:value="3079.1" calcext:value-type="float">
            <text:p>3079,1</text:p>
          </table:table-cell>
          <table:table-cell office:value-type="float" office:value="770" calcext:value-type="float">
            <text:p>77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19" calcext:value-type="float">
            <text:p>19</text:p>
          </table:table-cell>
          <table:table-cell office:value-type="float" office:value="6380.138" calcext:value-type="float">
            <text:p>6380,138</text:p>
          </table:table-cell>
          <table:table-cell/>
          <table:table-cell table:formula="of:=ROUND([.$C116]+[.$D116] - [.$H116])" office:value-type="float" office:value="-2531" calcext:value-type="float">
            <text:p>-2531</text:p>
          </table:table-cell>
          <table:table-cell table:formula="of:=IF([.K115] + [.J116] &gt; [.$P$2]; 200000;  [.K115] + [.J116])" office:value-type="float" office:value="35752" calcext:value-type="float">
            <text:p>35752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0" calcext:value-type="float">
            <text:p>20</text:p>
          </table:table-cell>
          <table:table-cell office:value-type="float" office:value="3840.15" calcext:value-type="float">
            <text:p>3840,15</text:p>
          </table:table-cell>
          <table:table-cell office:value-type="float" office:value="128.938" calcext:value-type="float">
            <text:p>128,938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0" calcext:value-type="float">
            <text:p>20</text:p>
          </table:table-cell>
          <table:table-cell office:value-type="float" office:value="6207.41" calcext:value-type="float">
            <text:p>6207,41</text:p>
          </table:table-cell>
          <table:table-cell/>
          <table:table-cell table:formula="of:=ROUND([.$C117]+[.$D117] - [.$H117])" office:value-type="float" office:value="-2238" calcext:value-type="float">
            <text:p>-2238</text:p>
          </table:table-cell>
          <table:table-cell table:formula="of:=IF([.K116] + [.J117] &gt; [.$P$2]; 200000;  [.K116] + [.J117])" office:value-type="float" office:value="33514" calcext:value-type="float">
            <text:p>33514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1" calcext:value-type="float">
            <text:p>21</text:p>
          </table:table-cell>
          <table:table-cell office:value-type="float" office:value="4883.038" calcext:value-type="float">
            <text:p>4883,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1" calcext:value-type="float">
            <text:p>21</text:p>
          </table:table-cell>
          <table:table-cell office:value-type="float" office:value="4823.283" calcext:value-type="float">
            <text:p>4823,283</text:p>
          </table:table-cell>
          <table:table-cell/>
          <table:table-cell table:formula="of:=ROUND([.$C118]+[.$D118] - [.$H118])" office:value-type="float" office:value="60" calcext:value-type="float">
            <text:p>60</text:p>
          </table:table-cell>
          <table:table-cell table:formula="of:=IF([.K117] + [.J118] &gt; [.$P$2]; 200000;  [.K117] + [.J118])" office:value-type="float" office:value="33574" calcext:value-type="float">
            <text:p>33574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2" calcext:value-type="float">
            <text:p>22</text:p>
          </table:table-cell>
          <table:table-cell office:value-type="float" office:value="5978.138" calcext:value-type="float">
            <text:p>5978,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2" calcext:value-type="float">
            <text:p>22</text:p>
          </table:table-cell>
          <table:table-cell office:value-type="float" office:value="4655.571" calcext:value-type="float">
            <text:p>4655,571</text:p>
          </table:table-cell>
          <table:table-cell/>
          <table:table-cell table:formula="of:=ROUND([.$C119]+[.$D119] - [.$H119])" office:value-type="float" office:value="1323" calcext:value-type="float">
            <text:p>1323</text:p>
          </table:table-cell>
          <table:table-cell table:formula="of:=IF([.K118] + [.J119] &gt; [.$P$2]; 200000;  [.K118] + [.J119])" office:value-type="float" office:value="34897" calcext:value-type="float">
            <text:p>34897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3" calcext:value-type="float">
            <text:p>23</text:p>
          </table:table-cell>
          <table:table-cell office:value-type="float" office:value="6598.913" calcext:value-type="float">
            <text:p>6598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3" calcext:value-type="float">
            <text:p>23</text:p>
          </table:table-cell>
          <table:table-cell office:value-type="float" office:value="2884.188" calcext:value-type="float">
            <text:p>2884,188</text:p>
          </table:table-cell>
          <table:table-cell/>
          <table:table-cell table:formula="of:=ROUND([.$C120]+[.$D120] - [.$H120])" office:value-type="float" office:value="3715" calcext:value-type="float">
            <text:p>3715</text:p>
          </table:table-cell>
          <table:table-cell table:formula="of:=IF([.K119] + [.J120] &gt; [.$P$2]; 200000;  [.K119] + [.J120])" office:value-type="float" office:value="38612" calcext:value-type="float">
            <text:p>38612</text:p>
          </table:table-cell>
          <table:table-cell table:number-columns-repeated="5"/>
        </table:table-row>
        <table:table-row table:style-name="ro1">
          <table:table-cell office:value-type="date" office:date-value="2024-04-05" calcext:value-type="date">
            <text:p>2024-04-05</text:p>
          </table:table-cell>
          <table:table-cell office:value-type="float" office:value="24" calcext:value-type="float">
            <text:p>24</text:p>
          </table:table-cell>
          <table:table-cell office:value-type="float" office:value="6643.113" calcext:value-type="float">
            <text:p>6643,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5" calcext:value-type="date">
            <text:p>2024-04-05</text:p>
          </table:table-cell>
          <table:table-cell office:value-type="float" office:value="24" calcext:value-type="float">
            <text:p>24</text:p>
          </table:table-cell>
          <table:table-cell office:value-type="float" office:value="1693.393" calcext:value-type="float">
            <text:p>1693,393</text:p>
          </table:table-cell>
          <table:table-cell/>
          <table:table-cell table:formula="of:=ROUND([.$C121]+[.$D121] - [.$H121])" office:value-type="float" office:value="4950" calcext:value-type="float">
            <text:p>4950</text:p>
          </table:table-cell>
          <table:table-cell table:formula="of:=IF([.K120] + [.J121] &gt; [.$P$2]; 200000;  [.K120] + [.J121])" office:value-type="float" office:value="43562" calcext:value-type="float">
            <text:p>43562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" calcext:value-type="float">
            <text:p>1</text:p>
          </table:table-cell>
          <table:table-cell office:value-type="float" office:value="6379.675" calcext:value-type="float">
            <text:p>6379,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" calcext:value-type="float">
            <text:p>1</text:p>
          </table:table-cell>
          <table:table-cell office:value-type="float" office:value="1482.169" calcext:value-type="float">
            <text:p>1482,169</text:p>
          </table:table-cell>
          <table:table-cell/>
          <table:table-cell table:formula="of:=ROUND([.$C122]+[.$D122] - [.$H122])" office:value-type="float" office:value="4898" calcext:value-type="float">
            <text:p>4898</text:p>
          </table:table-cell>
          <table:table-cell table:formula="of:=IF([.K121] + [.J122] &gt; [.$P$2]; 200000;  [.K121] + [.J122])" office:value-type="float" office:value="48460" calcext:value-type="float">
            <text:p>48460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" calcext:value-type="float">
            <text:p>2</text:p>
          </table:table-cell>
          <table:table-cell office:value-type="float" office:value="6134.513" calcext:value-type="float">
            <text:p>6134,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" calcext:value-type="float">
            <text:p>2</text:p>
          </table:table-cell>
          <table:table-cell office:value-type="float" office:value="1270.746" calcext:value-type="float">
            <text:p>1270,746</text:p>
          </table:table-cell>
          <table:table-cell/>
          <table:table-cell table:formula="of:=ROUND([.$C123]+[.$D123] - [.$H123])" office:value-type="float" office:value="4864" calcext:value-type="float">
            <text:p>4864</text:p>
          </table:table-cell>
          <table:table-cell table:formula="of:=IF([.K122] + [.J123] &gt; [.$P$2]; 200000;  [.K122] + [.J123])" office:value-type="float" office:value="53324" calcext:value-type="float">
            <text:p>53324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3" calcext:value-type="float">
            <text:p>3</text:p>
          </table:table-cell>
          <table:table-cell office:value-type="float" office:value="5890.1" calcext:value-type="float">
            <text:p>5890,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3" calcext:value-type="float">
            <text:p>3</text:p>
          </table:table-cell>
          <table:table-cell office:value-type="float" office:value="1188.511" calcext:value-type="float">
            <text:p>1188,511</text:p>
          </table:table-cell>
          <table:table-cell/>
          <table:table-cell table:formula="of:=ROUND([.$C124]+[.$D124] - [.$H124])" office:value-type="float" office:value="4702" calcext:value-type="float">
            <text:p>4702</text:p>
          </table:table-cell>
          <table:table-cell table:formula="of:=IF([.K123] + [.J124] &gt; [.$P$2]; 200000;  [.K123] + [.J124])" office:value-type="float" office:value="58026" calcext:value-type="float">
            <text:p>58026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4" calcext:value-type="float">
            <text:p>4</text:p>
          </table:table-cell>
          <table:table-cell office:value-type="float" office:value="5587.525" calcext:value-type="float">
            <text:p>5587,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4" calcext:value-type="float">
            <text:p>4</text:p>
          </table:table-cell>
          <table:table-cell office:value-type="float" office:value="1190.947" calcext:value-type="float">
            <text:p>1190,947</text:p>
          </table:table-cell>
          <table:table-cell/>
          <table:table-cell table:formula="of:=ROUND([.$C125]+[.$D125] - [.$H125])" office:value-type="float" office:value="4397" calcext:value-type="float">
            <text:p>4397</text:p>
          </table:table-cell>
          <table:table-cell table:formula="of:=IF([.K124] + [.J125] &gt; [.$P$2]; 200000;  [.K124] + [.J125])" office:value-type="float" office:value="62423" calcext:value-type="float">
            <text:p>62423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5" calcext:value-type="float">
            <text:p>5</text:p>
          </table:table-cell>
          <table:table-cell office:value-type="float" office:value="5163.9" calcext:value-type="float">
            <text:p>5163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5" calcext:value-type="float">
            <text:p>5</text:p>
          </table:table-cell>
          <table:table-cell office:value-type="float" office:value="1785.396" calcext:value-type="float">
            <text:p>1785,396</text:p>
          </table:table-cell>
          <table:table-cell/>
          <table:table-cell table:formula="of:=ROUND([.$C126]+[.$D126] - [.$H126])" office:value-type="float" office:value="3379" calcext:value-type="float">
            <text:p>3379</text:p>
          </table:table-cell>
          <table:table-cell table:formula="of:=IF([.K125] + [.J126] &gt; [.$P$2]; 200000;  [.K125] + [.J126])" office:value-type="float" office:value="65802" calcext:value-type="float">
            <text:p>65802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6" calcext:value-type="float">
            <text:p>6</text:p>
          </table:table-cell>
          <table:table-cell office:value-type="float" office:value="5173.388" calcext:value-type="float">
            <text:p>5173,388</text:p>
          </table:table-cell>
          <table:table-cell office:value-type="float" office:value="10.95" calcext:value-type="float">
            <text:p>10,95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6" calcext:value-type="float">
            <text:p>6</text:p>
          </table:table-cell>
          <table:table-cell office:value-type="float" office:value="2956.675" calcext:value-type="float">
            <text:p>2956,675</text:p>
          </table:table-cell>
          <table:table-cell/>
          <table:table-cell table:formula="of:=ROUND([.$C127]+[.$D127] - [.$H127])" office:value-type="float" office:value="2228" calcext:value-type="float">
            <text:p>2228</text:p>
          </table:table-cell>
          <table:table-cell table:formula="of:=IF([.K126] + [.J127] &gt; [.$P$2]; 200000;  [.K126] + [.J127])" office:value-type="float" office:value="68030" calcext:value-type="float">
            <text:p>68030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7" calcext:value-type="float">
            <text:p>7</text:p>
          </table:table-cell>
          <table:table-cell office:value-type="float" office:value="5060.563" calcext:value-type="float">
            <text:p>5060,563</text:p>
          </table:table-cell>
          <table:table-cell office:value-type="float" office:value="302.375" calcext:value-type="float">
            <text:p>302,375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7" calcext:value-type="float">
            <text:p>7</text:p>
          </table:table-cell>
          <table:table-cell office:value-type="float" office:value="4027.686" calcext:value-type="float">
            <text:p>4027,686</text:p>
          </table:table-cell>
          <table:table-cell/>
          <table:table-cell table:formula="of:=ROUND([.$C128]+[.$D128] - [.$H128])" office:value-type="float" office:value="1335" calcext:value-type="float">
            <text:p>1335</text:p>
          </table:table-cell>
          <table:table-cell table:formula="of:=IF([.K127] + [.J128] &gt; [.$P$2]; 200000;  [.K127] + [.J128])" office:value-type="float" office:value="69365" calcext:value-type="float">
            <text:p>69365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8" calcext:value-type="float">
            <text:p>8</text:p>
          </table:table-cell>
          <table:table-cell office:value-type="float" office:value="4595.588" calcext:value-type="float">
            <text:p>4595,588</text:p>
          </table:table-cell>
          <table:table-cell office:value-type="float" office:value="1375.088" calcext:value-type="float">
            <text:p>1375,08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8" calcext:value-type="float">
            <text:p>8</text:p>
          </table:table-cell>
          <table:table-cell office:value-type="float" office:value="5957.549" calcext:value-type="float">
            <text:p>5957,549</text:p>
          </table:table-cell>
          <table:table-cell/>
          <table:table-cell table:formula="of:=ROUND([.$C129]+[.$D129] - [.$H129])" office:value-type="float" office:value="13" calcext:value-type="float">
            <text:p>13</text:p>
          </table:table-cell>
          <table:table-cell table:formula="of:=IF([.K128] + [.J129] &gt; [.$P$2]; 200000;  [.K128] + [.J129])" office:value-type="float" office:value="69378" calcext:value-type="float">
            <text:p>69378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9" calcext:value-type="float">
            <text:p>9</text:p>
          </table:table-cell>
          <table:table-cell office:value-type="float" office:value="4078.088" calcext:value-type="float">
            <text:p>4078,088</text:p>
          </table:table-cell>
          <table:table-cell office:value-type="float" office:value="3297.138" calcext:value-type="float">
            <text:p>3297,1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9" calcext:value-type="float">
            <text:p>9</text:p>
          </table:table-cell>
          <table:table-cell office:value-type="float" office:value="6672.45" calcext:value-type="float">
            <text:p>6672,45</text:p>
          </table:table-cell>
          <table:table-cell/>
          <table:table-cell table:formula="of:=ROUND([.$C130]+[.$D130] - [.$H130])" office:value-type="float" office:value="703" calcext:value-type="float">
            <text:p>703</text:p>
          </table:table-cell>
          <table:table-cell table:formula="of:=IF([.K129] + [.J130] &gt; [.$P$2]; 200000;  [.K129] + [.J130])" office:value-type="float" office:value="70081" calcext:value-type="float">
            <text:p>70081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0" calcext:value-type="float">
            <text:p>10</text:p>
          </table:table-cell>
          <table:table-cell office:value-type="float" office:value="3480.388" calcext:value-type="float">
            <text:p>3480,388</text:p>
          </table:table-cell>
          <table:table-cell office:value-type="float" office:value="5189.438" calcext:value-type="float">
            <text:p>5189,4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0" calcext:value-type="float">
            <text:p>10</text:p>
          </table:table-cell>
          <table:table-cell office:value-type="float" office:value="7447.251" calcext:value-type="float">
            <text:p>7447,251</text:p>
          </table:table-cell>
          <table:table-cell/>
          <table:table-cell table:formula="of:=ROUND([.$C131]+[.$D131] - [.$H131])" office:value-type="float" office:value="1223" calcext:value-type="float">
            <text:p>1223</text:p>
          </table:table-cell>
          <table:table-cell table:formula="of:=IF([.K130] + [.J131] &gt; [.$P$2]; 200000;  [.K130] + [.J131])" office:value-type="float" office:value="71304" calcext:value-type="float">
            <text:p>71304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1" calcext:value-type="float">
            <text:p>11</text:p>
          </table:table-cell>
          <table:table-cell office:value-type="float" office:value="3477.213" calcext:value-type="float">
            <text:p>3477,213</text:p>
          </table:table-cell>
          <table:table-cell office:value-type="float" office:value="6562.763" calcext:value-type="float">
            <text:p>6562,763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1" calcext:value-type="float">
            <text:p>11</text:p>
          </table:table-cell>
          <table:table-cell office:value-type="float" office:value="7426.327" calcext:value-type="float">
            <text:p>7426,327</text:p>
          </table:table-cell>
          <table:table-cell/>
          <table:table-cell table:formula="of:=ROUND([.$C132]+[.$D132] - [.$H132])" office:value-type="float" office:value="2614" calcext:value-type="float">
            <text:p>2614</text:p>
          </table:table-cell>
          <table:table-cell table:formula="of:=IF([.K131] + [.J132] &gt; [.$P$2]; 200000;  [.K131] + [.J132])" office:value-type="float" office:value="73918" calcext:value-type="float">
            <text:p>73918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2" calcext:value-type="float">
            <text:p>12</text:p>
          </table:table-cell>
          <table:table-cell office:value-type="float" office:value="3550.938" calcext:value-type="float">
            <text:p>3550,938</text:p>
          </table:table-cell>
          <table:table-cell office:value-type="float" office:value="8038.3" calcext:value-type="float">
            <text:p>8038,3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2" calcext:value-type="float">
            <text:p>12</text:p>
          </table:table-cell>
          <table:table-cell office:value-type="float" office:value="7549.739" calcext:value-type="float">
            <text:p>7549,739</text:p>
          </table:table-cell>
          <table:table-cell/>
          <table:table-cell table:formula="of:=ROUND([.$C133]+[.$D133] - [.$H133])" office:value-type="float" office:value="4039" calcext:value-type="float">
            <text:p>4039</text:p>
          </table:table-cell>
          <table:table-cell table:formula="of:=IF([.K132] + [.J133] &gt; [.$P$2]; 200000;  [.K132] + [.J133])" office:value-type="float" office:value="77957" calcext:value-type="float">
            <text:p>77957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3" calcext:value-type="float">
            <text:p>13</text:p>
          </table:table-cell>
          <table:table-cell office:value-type="float" office:value="3686" calcext:value-type="float">
            <text:p>3686</text:p>
          </table:table-cell>
          <table:table-cell office:value-type="float" office:value="8002.638" calcext:value-type="float">
            <text:p>8002,6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3" calcext:value-type="float">
            <text:p>13</text:p>
          </table:table-cell>
          <table:table-cell office:value-type="float" office:value="7865.27" calcext:value-type="float">
            <text:p>7865,27</text:p>
          </table:table-cell>
          <table:table-cell/>
          <table:table-cell table:formula="of:=ROUND([.$C134]+[.$D134] - [.$H134])" office:value-type="float" office:value="3823" calcext:value-type="float">
            <text:p>3823</text:p>
          </table:table-cell>
          <table:table-cell table:formula="of:=IF([.K133] + [.J134] &gt; [.$P$2]; 200000;  [.K133] + [.J134])" office:value-type="float" office:value="81780" calcext:value-type="float">
            <text:p>81780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4" calcext:value-type="float">
            <text:p>14</text:p>
          </table:table-cell>
          <table:table-cell office:value-type="float" office:value="3637.75" calcext:value-type="float">
            <text:p>3637,75</text:p>
          </table:table-cell>
          <table:table-cell office:value-type="float" office:value="7691.738" calcext:value-type="float">
            <text:p>7691,7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4" calcext:value-type="float">
            <text:p>14</text:p>
          </table:table-cell>
          <table:table-cell office:value-type="float" office:value="7430.629" calcext:value-type="float">
            <text:p>7430,629</text:p>
          </table:table-cell>
          <table:table-cell/>
          <table:table-cell table:formula="of:=ROUND([.$C135]+[.$D135] - [.$H135])" office:value-type="float" office:value="3899" calcext:value-type="float">
            <text:p>3899</text:p>
          </table:table-cell>
          <table:table-cell table:formula="of:=IF([.K134] + [.J135] &gt; [.$P$2]; 200000;  [.K134] + [.J135])" office:value-type="float" office:value="85679" calcext:value-type="float">
            <text:p>85679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5" calcext:value-type="float">
            <text:p>15</text:p>
          </table:table-cell>
          <table:table-cell office:value-type="float" office:value="3250.613" calcext:value-type="float">
            <text:p>3250,613</text:p>
          </table:table-cell>
          <table:table-cell office:value-type="float" office:value="7518.45" calcext:value-type="float">
            <text:p>7518,45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5" calcext:value-type="float">
            <text:p>15</text:p>
          </table:table-cell>
          <table:table-cell office:value-type="float" office:value="7660.245" calcext:value-type="float">
            <text:p>7660,245</text:p>
          </table:table-cell>
          <table:table-cell/>
          <table:table-cell table:formula="of:=ROUND([.$C136]+[.$D136] - [.$H136])" office:value-type="float" office:value="3109" calcext:value-type="float">
            <text:p>3109</text:p>
          </table:table-cell>
          <table:table-cell table:formula="of:=IF([.K135] + [.J136] &gt; [.$P$2]; 200000;  [.K135] + [.J136])" office:value-type="float" office:value="88788" calcext:value-type="float">
            <text:p>88788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6" calcext:value-type="float">
            <text:p>16</text:p>
          </table:table-cell>
          <table:table-cell office:value-type="float" office:value="2574.238" calcext:value-type="float">
            <text:p>2574,238</text:p>
          </table:table-cell>
          <table:table-cell office:value-type="float" office:value="6545.438" calcext:value-type="float">
            <text:p>6545,4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6" calcext:value-type="float">
            <text:p>16</text:p>
          </table:table-cell>
          <table:table-cell office:value-type="float" office:value="7714.809" calcext:value-type="float">
            <text:p>7714,809</text:p>
          </table:table-cell>
          <table:table-cell/>
          <table:table-cell table:formula="of:=ROUND([.$C137]+[.$D137] - [.$H137])" office:value-type="float" office:value="1405" calcext:value-type="float">
            <text:p>1405</text:p>
          </table:table-cell>
          <table:table-cell table:formula="of:=IF([.K136] + [.J137] &gt; [.$P$2]; 200000;  [.K136] + [.J137])" office:value-type="float" office:value="90193" calcext:value-type="float">
            <text:p>90193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7" calcext:value-type="float">
            <text:p>17</text:p>
          </table:table-cell>
          <table:table-cell office:value-type="float" office:value="1815.1" calcext:value-type="float">
            <text:p>1815,1</text:p>
          </table:table-cell>
          <table:table-cell office:value-type="float" office:value="5289.75" calcext:value-type="float">
            <text:p>5289,75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7" calcext:value-type="float">
            <text:p>17</text:p>
          </table:table-cell>
          <table:table-cell office:value-type="float" office:value="7444.403" calcext:value-type="float">
            <text:p>7444,403</text:p>
          </table:table-cell>
          <table:table-cell/>
          <table:table-cell table:formula="of:=ROUND([.$C138]+[.$D138] - [.$H138])" office:value-type="float" office:value="-340" calcext:value-type="float">
            <text:p>-340</text:p>
          </table:table-cell>
          <table:table-cell table:formula="of:=IF([.K137] + [.J138] &gt; [.$P$2]; 200000;  [.K137] + [.J138])" office:value-type="float" office:value="89853" calcext:value-type="float">
            <text:p>89853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8" calcext:value-type="float">
            <text:p>18</text:p>
          </table:table-cell>
          <table:table-cell office:value-type="float" office:value="1170.763" calcext:value-type="float">
            <text:p>1170,763</text:p>
          </table:table-cell>
          <table:table-cell office:value-type="float" office:value="3107.463" calcext:value-type="float">
            <text:p>3107,463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8" calcext:value-type="float">
            <text:p>18</text:p>
          </table:table-cell>
          <table:table-cell office:value-type="float" office:value="6835.246" calcext:value-type="float">
            <text:p>6835,246</text:p>
          </table:table-cell>
          <table:table-cell/>
          <table:table-cell table:formula="of:=ROUND([.$C139]+[.$D139] - [.$H139])" office:value-type="float" office:value="-2557" calcext:value-type="float">
            <text:p>-2557</text:p>
          </table:table-cell>
          <table:table-cell table:formula="of:=IF([.K138] + [.J139] &gt; [.$P$2]; 200000;  [.K138] + [.J139])" office:value-type="float" office:value="87296" calcext:value-type="float">
            <text:p>87296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19" calcext:value-type="float">
            <text:p>19</text:p>
          </table:table-cell>
          <table:table-cell office:value-type="float" office:value="628.338" calcext:value-type="float">
            <text:p>628,338</text:p>
          </table:table-cell>
          <table:table-cell office:value-type="float" office:value="1035.138" calcext:value-type="float">
            <text:p>1035,138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19" calcext:value-type="float">
            <text:p>19</text:p>
          </table:table-cell>
          <table:table-cell office:value-type="float" office:value="6108.239" calcext:value-type="float">
            <text:p>6108,239</text:p>
          </table:table-cell>
          <table:table-cell/>
          <table:table-cell table:formula="of:=ROUND([.$C140]+[.$D140] - [.$H140])" office:value-type="float" office:value="-4445" calcext:value-type="float">
            <text:p>-4445</text:p>
          </table:table-cell>
          <table:table-cell table:formula="of:=IF([.K139] + [.J140] &gt; [.$P$2]; 200000;  [.K139] + [.J140])" office:value-type="float" office:value="82851" calcext:value-type="float">
            <text:p>82851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0" calcext:value-type="float">
            <text:p>20</text:p>
          </table:table-cell>
          <table:table-cell office:value-type="float" office:value="510.488" calcext:value-type="float">
            <text:p>510,488</text:p>
          </table:table-cell>
          <table:table-cell office:value-type="float" office:value="152.863" calcext:value-type="float">
            <text:p>152,863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0" calcext:value-type="float">
            <text:p>20</text:p>
          </table:table-cell>
          <table:table-cell office:value-type="float" office:value="5942.872" calcext:value-type="float">
            <text:p>5942,872</text:p>
          </table:table-cell>
          <table:table-cell/>
          <table:table-cell table:formula="of:=ROUND([.$C141]+[.$D141] - [.$H141])" office:value-type="float" office:value="-5280" calcext:value-type="float">
            <text:p>-5280</text:p>
          </table:table-cell>
          <table:table-cell table:formula="of:=IF([.K140] + [.J141] &gt; [.$P$2]; 200000;  [.K140] + [.J141])" office:value-type="float" office:value="77571" calcext:value-type="float">
            <text:p>77571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1" calcext:value-type="float">
            <text:p>21</text:p>
          </table:table-cell>
          <table:table-cell office:value-type="float" office:value="640.725" calcext:value-type="float">
            <text:p>640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1" calcext:value-type="float">
            <text:p>21</text:p>
          </table:table-cell>
          <table:table-cell office:value-type="float" office:value="4617.732" calcext:value-type="float">
            <text:p>4617,732</text:p>
          </table:table-cell>
          <table:table-cell/>
          <table:table-cell table:formula="of:=ROUND([.$C142]+[.$D142] - [.$H142])" office:value-type="float" office:value="-3977" calcext:value-type="float">
            <text:p>-3977</text:p>
          </table:table-cell>
          <table:table-cell table:formula="of:=IF([.K141] + [.J142] &gt; [.$P$2]; 200000;  [.K141] + [.J142])" office:value-type="float" office:value="73594" calcext:value-type="float">
            <text:p>73594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2" calcext:value-type="float">
            <text:p>22</text:p>
          </table:table-cell>
          <table:table-cell office:value-type="float" office:value="841.475" calcext:value-type="float">
            <text:p>841,4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2" calcext:value-type="float">
            <text:p>22</text:p>
          </table:table-cell>
          <table:table-cell office:value-type="float" office:value="4457.167" calcext:value-type="float">
            <text:p>4457,167</text:p>
          </table:table-cell>
          <table:table-cell/>
          <table:table-cell table:formula="of:=ROUND([.$C143]+[.$D143] - [.$H143])" office:value-type="float" office:value="-3616" calcext:value-type="float">
            <text:p>-3616</text:p>
          </table:table-cell>
          <table:table-cell table:formula="of:=IF([.K142] + [.J143] &gt; [.$P$2]; 200000;  [.K142] + [.J143])" office:value-type="float" office:value="69978" calcext:value-type="float">
            <text:p>69978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3" calcext:value-type="float">
            <text:p>23</text:p>
          </table:table-cell>
          <table:table-cell office:value-type="float" office:value="1385.2" calcext:value-type="float">
            <text:p>1385,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3" calcext:value-type="float">
            <text:p>23</text:p>
          </table:table-cell>
          <table:table-cell office:value-type="float" office:value="2761.274" calcext:value-type="float">
            <text:p>2761,274</text:p>
          </table:table-cell>
          <table:table-cell/>
          <table:table-cell table:formula="of:=ROUND([.$C144]+[.$D144] - [.$H144])" office:value-type="float" office:value="-1376" calcext:value-type="float">
            <text:p>-1376</text:p>
          </table:table-cell>
          <table:table-cell table:formula="of:=IF([.K143] + [.J144] &gt; [.$P$2]; 200000;  [.K143] + [.J144])" office:value-type="float" office:value="68602" calcext:value-type="float">
            <text:p>68602</text:p>
          </table:table-cell>
          <table:table-cell table:number-columns-repeated="5"/>
        </table:table-row>
        <table:table-row table:style-name="ro1">
          <table:table-cell office:value-type="date" office:date-value="2024-04-06" calcext:value-type="date">
            <text:p>2024-04-06</text:p>
          </table:table-cell>
          <table:table-cell office:value-type="float" office:value="24" calcext:value-type="float">
            <text:p>24</text:p>
          </table:table-cell>
          <table:table-cell office:value-type="float" office:value="2037.313" calcext:value-type="float">
            <text:p>2037,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6" calcext:value-type="date">
            <text:p>2024-04-06</text:p>
          </table:table-cell>
          <table:table-cell office:value-type="float" office:value="24" calcext:value-type="float">
            <text:p>24</text:p>
          </table:table-cell>
          <table:table-cell office:value-type="float" office:value="1621.226" calcext:value-type="float">
            <text:p>1621,226</text:p>
          </table:table-cell>
          <table:table-cell/>
          <table:table-cell table:formula="of:=ROUND([.$C145]+[.$D145] - [.$H145])" office:value-type="float" office:value="416" calcext:value-type="float">
            <text:p>416</text:p>
          </table:table-cell>
          <table:table-cell table:formula="of:=IF([.K144] + [.J145] &gt; [.$P$2]; 200000;  [.K144] + [.J145])" office:value-type="float" office:value="69018" calcext:value-type="float">
            <text:p>69018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" calcext:value-type="float">
            <text:p>1</text:p>
          </table:table-cell>
          <table:table-cell office:value-type="float" office:value="2619.763" calcext:value-type="float">
            <text:p>2619,7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" calcext:value-type="float">
            <text:p>1</text:p>
          </table:table-cell>
          <table:table-cell office:value-type="float" office:value="1461.361" calcext:value-type="float">
            <text:p>1461,361</text:p>
          </table:table-cell>
          <table:table-cell/>
          <table:table-cell table:formula="of:=ROUND([.$C146]+[.$D146] - [.$H146])" office:value-type="float" office:value="1158" calcext:value-type="float">
            <text:p>1158</text:p>
          </table:table-cell>
          <table:table-cell table:formula="of:=IF([.K145] + [.J146] &gt; [.$P$2]; 200000;  [.K145] + [.J146])" office:value-type="float" office:value="70176" calcext:value-type="float">
            <text:p>70176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" calcext:value-type="float">
            <text:p>2</text:p>
          </table:table-cell>
          <table:table-cell office:value-type="float" office:value="3091.013" calcext:value-type="float">
            <text:p>3091,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" calcext:value-type="float">
            <text:p>2</text:p>
          </table:table-cell>
          <table:table-cell office:value-type="float" office:value="1252.907" calcext:value-type="float">
            <text:p>1252,907</text:p>
          </table:table-cell>
          <table:table-cell/>
          <table:table-cell table:formula="of:=ROUND([.$C147]+[.$D147] - [.$H147])" office:value-type="float" office:value="1838" calcext:value-type="float">
            <text:p>1838</text:p>
          </table:table-cell>
          <table:table-cell table:formula="of:=IF([.K146] + [.J147] &gt; [.$P$2]; 200000;  [.K146] + [.J147])" office:value-type="float" office:value="72014" calcext:value-type="float">
            <text:p>72014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3" calcext:value-type="float">
            <text:p>3</text:p>
          </table:table-cell>
          <table:table-cell office:value-type="float" office:value="3662.388" calcext:value-type="float">
            <text:p>3662,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3" calcext:value-type="float">
            <text:p>3</text:p>
          </table:table-cell>
          <table:table-cell office:value-type="float" office:value="1171.826" calcext:value-type="float">
            <text:p>1171,826</text:p>
          </table:table-cell>
          <table:table-cell/>
          <table:table-cell table:formula="of:=ROUND([.$C148]+[.$D148] - [.$H148])" office:value-type="float" office:value="2491" calcext:value-type="float">
            <text:p>2491</text:p>
          </table:table-cell>
          <table:table-cell table:formula="of:=IF([.K147] + [.J148] &gt; [.$P$2]; 200000;  [.K147] + [.J148])" office:value-type="float" office:value="74505" calcext:value-type="float">
            <text:p>74505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4" calcext:value-type="float">
            <text:p>4</text:p>
          </table:table-cell>
          <table:table-cell office:value-type="float" office:value="4079.425" calcext:value-type="float">
            <text:p>4079,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4" calcext:value-type="float">
            <text:p>4</text:p>
          </table:table-cell>
          <table:table-cell office:value-type="float" office:value="1174.228" calcext:value-type="float">
            <text:p>1174,228</text:p>
          </table:table-cell>
          <table:table-cell/>
          <table:table-cell table:formula="of:=ROUND([.$C149]+[.$D149] - [.$H149])" office:value-type="float" office:value="2905" calcext:value-type="float">
            <text:p>2905</text:p>
          </table:table-cell>
          <table:table-cell table:formula="of:=IF([.K148] + [.J149] &gt; [.$P$2]; 200000;  [.K148] + [.J149])" office:value-type="float" office:value="77410" calcext:value-type="float">
            <text:p>77410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5" calcext:value-type="float">
            <text:p>5</text:p>
          </table:table-cell>
          <table:table-cell office:value-type="float" office:value="4390.85" calcext:value-type="float">
            <text:p>4390,8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5" calcext:value-type="float">
            <text:p>5</text:p>
          </table:table-cell>
          <table:table-cell office:value-type="float" office:value="1760.331" calcext:value-type="float">
            <text:p>1760,331</text:p>
          </table:table-cell>
          <table:table-cell/>
          <table:table-cell table:formula="of:=ROUND([.$C150]+[.$D150] - [.$H150])" office:value-type="float" office:value="2631" calcext:value-type="float">
            <text:p>2631</text:p>
          </table:table-cell>
          <table:table-cell table:formula="of:=IF([.K149] + [.J150] &gt; [.$P$2]; 200000;  [.K149] + [.J150])" office:value-type="float" office:value="80041" calcext:value-type="float">
            <text:p>80041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6" calcext:value-type="float">
            <text:p>6</text:p>
          </table:table-cell>
          <table:table-cell office:value-type="float" office:value="4557.613" calcext:value-type="float">
            <text:p>4557,613</text:p>
          </table:table-cell>
          <table:table-cell office:value-type="float" office:value="6.788" calcext:value-type="float">
            <text:p>6,788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6" calcext:value-type="float">
            <text:p>6</text:p>
          </table:table-cell>
          <table:table-cell office:value-type="float" office:value="2915.167" calcext:value-type="float">
            <text:p>2915,167</text:p>
          </table:table-cell>
          <table:table-cell/>
          <table:table-cell table:formula="of:=ROUND([.$C151]+[.$D151] - [.$H151])" office:value-type="float" office:value="1649" calcext:value-type="float">
            <text:p>1649</text:p>
          </table:table-cell>
          <table:table-cell table:formula="of:=IF([.K150] + [.J151] &gt; [.$P$2]; 200000;  [.K150] + [.J151])" office:value-type="float" office:value="81690" calcext:value-type="float">
            <text:p>81690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7" calcext:value-type="float">
            <text:p>7</text:p>
          </table:table-cell>
          <table:table-cell office:value-type="float" office:value="4803.35" calcext:value-type="float">
            <text:p>4803,35</text:p>
          </table:table-cell>
          <table:table-cell office:value-type="float" office:value="327.4" calcext:value-type="float">
            <text:p>327,4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7" calcext:value-type="float">
            <text:p>7</text:p>
          </table:table-cell>
          <table:table-cell office:value-type="float" office:value="3971.143" calcext:value-type="float">
            <text:p>3971,143</text:p>
          </table:table-cell>
          <table:table-cell/>
          <table:table-cell table:formula="of:=ROUND([.$C152]+[.$D152] - [.$H152])" office:value-type="float" office:value="1160" calcext:value-type="float">
            <text:p>1160</text:p>
          </table:table-cell>
          <table:table-cell table:formula="of:=IF([.K151] + [.J152] &gt; [.$P$2]; 200000;  [.K151] + [.J152])" office:value-type="float" office:value="82850" calcext:value-type="float">
            <text:p>82850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8" calcext:value-type="float">
            <text:p>8</text:p>
          </table:table-cell>
          <table:table-cell office:value-type="float" office:value="4993.188" calcext:value-type="float">
            <text:p>4993,188</text:p>
          </table:table-cell>
          <table:table-cell office:value-type="float" office:value="1778.938" calcext:value-type="float">
            <text:p>1778,938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8" calcext:value-type="float">
            <text:p>8</text:p>
          </table:table-cell>
          <table:table-cell office:value-type="float" office:value="5873.913" calcext:value-type="float">
            <text:p>5873,913</text:p>
          </table:table-cell>
          <table:table-cell/>
          <table:table-cell table:formula="of:=ROUND([.$C153]+[.$D153] - [.$H153])" office:value-type="float" office:value="898" calcext:value-type="float">
            <text:p>898</text:p>
          </table:table-cell>
          <table:table-cell table:formula="of:=IF([.K152] + [.J153] &gt; [.$P$2]; 200000;  [.K152] + [.J153])" office:value-type="float" office:value="83748" calcext:value-type="float">
            <text:p>83748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9" calcext:value-type="float">
            <text:p>9</text:p>
          </table:table-cell>
          <table:table-cell office:value-type="float" office:value="4525.813" calcext:value-type="float">
            <text:p>4525,813</text:p>
          </table:table-cell>
          <table:table-cell office:value-type="float" office:value="3994.525" calcext:value-type="float">
            <text:p>3994,52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9" calcext:value-type="float">
            <text:p>9</text:p>
          </table:table-cell>
          <table:table-cell office:value-type="float" office:value="6578.778" calcext:value-type="float">
            <text:p>6578,778</text:p>
          </table:table-cell>
          <table:table-cell/>
          <table:table-cell table:formula="of:=ROUND([.$C154]+[.$D154] - [.$H154])" office:value-type="float" office:value="1942" calcext:value-type="float">
            <text:p>1942</text:p>
          </table:table-cell>
          <table:table-cell table:formula="of:=IF([.K153] + [.J154] &gt; [.$P$2]; 200000;  [.K153] + [.J154])" office:value-type="float" office:value="85690" calcext:value-type="float">
            <text:p>85690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0" calcext:value-type="float">
            <text:p>10</text:p>
          </table:table-cell>
          <table:table-cell office:value-type="float" office:value="3707.188" calcext:value-type="float">
            <text:p>3707,188</text:p>
          </table:table-cell>
          <table:table-cell office:value-type="float" office:value="5784.488" calcext:value-type="float">
            <text:p>5784,488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0" calcext:value-type="float">
            <text:p>10</text:p>
          </table:table-cell>
          <table:table-cell office:value-type="float" office:value="7342.701" calcext:value-type="float">
            <text:p>7342,701</text:p>
          </table:table-cell>
          <table:table-cell/>
          <table:table-cell table:formula="of:=ROUND([.$C155]+[.$D155] - [.$H155])" office:value-type="float" office:value="2149" calcext:value-type="float">
            <text:p>2149</text:p>
          </table:table-cell>
          <table:table-cell table:formula="of:=IF([.K154] + [.J155] &gt; [.$P$2]; 200000;  [.K154] + [.J155])" office:value-type="float" office:value="87839" calcext:value-type="float">
            <text:p>87839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1" calcext:value-type="float">
            <text:p>11</text:p>
          </table:table-cell>
          <table:table-cell office:value-type="float" office:value="3536.363" calcext:value-type="float">
            <text:p>3536,363</text:p>
          </table:table-cell>
          <table:table-cell office:value-type="float" office:value="7371.838" calcext:value-type="float">
            <text:p>7371,838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1" calcext:value-type="float">
            <text:p>11</text:p>
          </table:table-cell>
          <table:table-cell office:value-type="float" office:value="7322.07" calcext:value-type="float">
            <text:p>7322,07</text:p>
          </table:table-cell>
          <table:table-cell/>
          <table:table-cell table:formula="of:=ROUND([.$C156]+[.$D156] - [.$H156])" office:value-type="float" office:value="3586" calcext:value-type="float">
            <text:p>3586</text:p>
          </table:table-cell>
          <table:table-cell table:formula="of:=IF([.K155] + [.J156] &gt; [.$P$2]; 200000;  [.K155] + [.J156])" office:value-type="float" office:value="91425" calcext:value-type="float">
            <text:p>91425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2" calcext:value-type="float">
            <text:p>12</text:p>
          </table:table-cell>
          <table:table-cell office:value-type="float" office:value="3839.425" calcext:value-type="float">
            <text:p>3839,425</text:p>
          </table:table-cell>
          <table:table-cell office:value-type="float" office:value="7463.975" calcext:value-type="float">
            <text:p>7463,97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2" calcext:value-type="float">
            <text:p>12</text:p>
          </table:table-cell>
          <table:table-cell office:value-type="float" office:value="7443.75" calcext:value-type="float">
            <text:p>7443,75</text:p>
          </table:table-cell>
          <table:table-cell/>
          <table:table-cell table:formula="of:=ROUND([.$C157]+[.$D157] - [.$H157])" office:value-type="float" office:value="3860" calcext:value-type="float">
            <text:p>3860</text:p>
          </table:table-cell>
          <table:table-cell table:formula="of:=IF([.K156] + [.J157] &gt; [.$P$2]; 200000;  [.K156] + [.J157])" office:value-type="float" office:value="95285" calcext:value-type="float">
            <text:p>95285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3" calcext:value-type="float">
            <text:p>13</text:p>
          </table:table-cell>
          <table:table-cell office:value-type="float" office:value="4186.2" calcext:value-type="float">
            <text:p>4186,2</text:p>
          </table:table-cell>
          <table:table-cell office:value-type="float" office:value="7302.5" calcext:value-type="float">
            <text:p>7302,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3" calcext:value-type="float">
            <text:p>13</text:p>
          </table:table-cell>
          <table:table-cell office:value-type="float" office:value="7754.852" calcext:value-type="float">
            <text:p>7754,852</text:p>
          </table:table-cell>
          <table:table-cell/>
          <table:table-cell table:formula="of:=ROUND([.$C158]+[.$D158] - [.$H158])" office:value-type="float" office:value="3734" calcext:value-type="float">
            <text:p>3734</text:p>
          </table:table-cell>
          <table:table-cell table:formula="of:=IF([.K157] + [.J158] &gt; [.$P$2]; 200000;  [.K157] + [.J158])" office:value-type="float" office:value="99019" calcext:value-type="float">
            <text:p>99019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4" calcext:value-type="float">
            <text:p>14</text:p>
          </table:table-cell>
          <table:table-cell office:value-type="float" office:value="3318.25" calcext:value-type="float">
            <text:p>3318,25</text:p>
          </table:table-cell>
          <table:table-cell office:value-type="float" office:value="7102.75" calcext:value-type="float">
            <text:p>7102,7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4" calcext:value-type="float">
            <text:p>14</text:p>
          </table:table-cell>
          <table:table-cell office:value-type="float" office:value="7326.313" calcext:value-type="float">
            <text:p>7326,313</text:p>
          </table:table-cell>
          <table:table-cell/>
          <table:table-cell table:formula="of:=ROUND([.$C159]+[.$D159] - [.$H159])" office:value-type="float" office:value="3095" calcext:value-type="float">
            <text:p>3095</text:p>
          </table:table-cell>
          <table:table-cell table:formula="of:=IF([.K158] + [.J159] &gt; [.$P$2]; 200000;  [.K158] + [.J159])" office:value-type="float" office:value="102114" calcext:value-type="float">
            <text:p>102114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5" calcext:value-type="float">
            <text:p>15</text:p>
          </table:table-cell>
          <table:table-cell office:value-type="float" office:value="2636.888" calcext:value-type="float">
            <text:p>2636,888</text:p>
          </table:table-cell>
          <table:table-cell office:value-type="float" office:value="6636.6" calcext:value-type="float">
            <text:p>6636,6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5" calcext:value-type="float">
            <text:p>15</text:p>
          </table:table-cell>
          <table:table-cell office:value-type="float" office:value="7552.704" calcext:value-type="float">
            <text:p>7552,704</text:p>
          </table:table-cell>
          <table:table-cell/>
          <table:table-cell table:formula="of:=ROUND([.$C160]+[.$D160] - [.$H160])" office:value-type="float" office:value="1721" calcext:value-type="float">
            <text:p>1721</text:p>
          </table:table-cell>
          <table:table-cell table:formula="of:=IF([.K159] + [.J160] &gt; [.$P$2]; 200000;  [.K159] + [.J160])" office:value-type="float" office:value="103835" calcext:value-type="float">
            <text:p>103835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6" calcext:value-type="float">
            <text:p>16</text:p>
          </table:table-cell>
          <table:table-cell office:value-type="float" office:value="2253.7" calcext:value-type="float">
            <text:p>2253,7</text:p>
          </table:table-cell>
          <table:table-cell office:value-type="float" office:value="5685.688" calcext:value-type="float">
            <text:p>5685,688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6" calcext:value-type="float">
            <text:p>16</text:p>
          </table:table-cell>
          <table:table-cell office:value-type="float" office:value="7606.503" calcext:value-type="float">
            <text:p>7606,503</text:p>
          </table:table-cell>
          <table:table-cell/>
          <table:table-cell table:formula="of:=ROUND([.$C161]+[.$D161] - [.$H161])" office:value-type="float" office:value="333" calcext:value-type="float">
            <text:p>333</text:p>
          </table:table-cell>
          <table:table-cell table:formula="of:=IF([.K160] + [.J161] &gt; [.$P$2]; 200000;  [.K160] + [.J161])" office:value-type="float" office:value="104168" calcext:value-type="float">
            <text:p>104168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7" calcext:value-type="float">
            <text:p>17</text:p>
          </table:table-cell>
          <table:table-cell office:value-type="float" office:value="1804.35" calcext:value-type="float">
            <text:p>1804,35</text:p>
          </table:table-cell>
          <table:table-cell office:value-type="float" office:value="5050.85" calcext:value-type="float">
            <text:p>5050,8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7" calcext:value-type="float">
            <text:p>17</text:p>
          </table:table-cell>
          <table:table-cell office:value-type="float" office:value="7339.893" calcext:value-type="float">
            <text:p>7339,893</text:p>
          </table:table-cell>
          <table:table-cell/>
          <table:table-cell table:formula="of:=ROUND([.$C162]+[.$D162] - [.$H162])" office:value-type="float" office:value="-485" calcext:value-type="float">
            <text:p>-485</text:p>
          </table:table-cell>
          <table:table-cell table:formula="of:=IF([.K161] + [.J162] &gt; [.$P$2]; 200000;  [.K161] + [.J162])" office:value-type="float" office:value="103683" calcext:value-type="float">
            <text:p>103683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8" calcext:value-type="float">
            <text:p>18</text:p>
          </table:table-cell>
          <table:table-cell office:value-type="float" office:value="1486.475" calcext:value-type="float">
            <text:p>1486,475</text:p>
          </table:table-cell>
          <table:table-cell office:value-type="float" office:value="3331.963" calcext:value-type="float">
            <text:p>3331,963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8" calcext:value-type="float">
            <text:p>18</text:p>
          </table:table-cell>
          <table:table-cell office:value-type="float" office:value="6739.288" calcext:value-type="float">
            <text:p>6739,288</text:p>
          </table:table-cell>
          <table:table-cell/>
          <table:table-cell table:formula="of:=ROUND([.$C163]+[.$D163] - [.$H163])" office:value-type="float" office:value="-1921" calcext:value-type="float">
            <text:p>-1921</text:p>
          </table:table-cell>
          <table:table-cell table:formula="of:=IF([.K162] + [.J163] &gt; [.$P$2]; 200000;  [.K162] + [.J163])" office:value-type="float" office:value="101762" calcext:value-type="float">
            <text:p>101762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19" calcext:value-type="float">
            <text:p>19</text:p>
          </table:table-cell>
          <table:table-cell office:value-type="float" office:value="1384" calcext:value-type="float">
            <text:p>1384</text:p>
          </table:table-cell>
          <table:table-cell office:value-type="float" office:value="1437.3" calcext:value-type="float">
            <text:p>1437,3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19" calcext:value-type="float">
            <text:p>19</text:p>
          </table:table-cell>
          <table:table-cell office:value-type="float" office:value="6022.487" calcext:value-type="float">
            <text:p>6022,487</text:p>
          </table:table-cell>
          <table:table-cell/>
          <table:table-cell table:formula="of:=ROUND([.$C164]+[.$D164] - [.$H164])" office:value-type="float" office:value="-3201" calcext:value-type="float">
            <text:p>-3201</text:p>
          </table:table-cell>
          <table:table-cell table:formula="of:=IF([.K163] + [.J164] &gt; [.$P$2]; 200000;  [.K163] + [.J164])" office:value-type="float" office:value="98561" calcext:value-type="float">
            <text:p>98561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0" calcext:value-type="float">
            <text:p>20</text:p>
          </table:table-cell>
          <table:table-cell office:value-type="float" office:value="1703.15" calcext:value-type="float">
            <text:p>1703,15</text:p>
          </table:table-cell>
          <table:table-cell office:value-type="float" office:value="184.925" calcext:value-type="float">
            <text:p>184,925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0" calcext:value-type="float">
            <text:p>20</text:p>
          </table:table-cell>
          <table:table-cell office:value-type="float" office:value="5859.442" calcext:value-type="float">
            <text:p>5859,442</text:p>
          </table:table-cell>
          <table:table-cell/>
          <table:table-cell table:formula="of:=ROUND([.$C165]+[.$D165] - [.$H165])" office:value-type="float" office:value="-3971" calcext:value-type="float">
            <text:p>-3971</text:p>
          </table:table-cell>
          <table:table-cell table:formula="of:=IF([.K164] + [.J165] &gt; [.$P$2]; 200000;  [.K164] + [.J165])" office:value-type="float" office:value="94590" calcext:value-type="float">
            <text:p>94590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1" calcext:value-type="float">
            <text:p>21</text:p>
          </table:table-cell>
          <table:table-cell office:value-type="float" office:value="2095.325" calcext:value-type="float">
            <text:p>2095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1" calcext:value-type="float">
            <text:p>21</text:p>
          </table:table-cell>
          <table:table-cell office:value-type="float" office:value="4552.905" calcext:value-type="float">
            <text:p>4552,905</text:p>
          </table:table-cell>
          <table:table-cell/>
          <table:table-cell table:formula="of:=ROUND([.$C166]+[.$D166] - [.$H166])" office:value-type="float" office:value="-2458" calcext:value-type="float">
            <text:p>-2458</text:p>
          </table:table-cell>
          <table:table-cell table:formula="of:=IF([.K165] + [.J166] &gt; [.$P$2]; 200000;  [.K165] + [.J166])" office:value-type="float" office:value="92132" calcext:value-type="float">
            <text:p>92132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2" calcext:value-type="float">
            <text:p>22</text:p>
          </table:table-cell>
          <table:table-cell office:value-type="float" office:value="2056.438" calcext:value-type="float">
            <text:p>2056,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2" calcext:value-type="float">
            <text:p>22</text:p>
          </table:table-cell>
          <table:table-cell office:value-type="float" office:value="4394.594" calcext:value-type="float">
            <text:p>4394,594</text:p>
          </table:table-cell>
          <table:table-cell/>
          <table:table-cell table:formula="of:=ROUND([.$C167]+[.$D167] - [.$H167])" office:value-type="float" office:value="-2338" calcext:value-type="float">
            <text:p>-2338</text:p>
          </table:table-cell>
          <table:table-cell table:formula="of:=IF([.K166] + [.J167] &gt; [.$P$2]; 200000;  [.K166] + [.J167])" office:value-type="float" office:value="89794" calcext:value-type="float">
            <text:p>89794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3" calcext:value-type="float">
            <text:p>23</text:p>
          </table:table-cell>
          <table:table-cell office:value-type="float" office:value="2193.175" calcext:value-type="float">
            <text:p>2193,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3" calcext:value-type="float">
            <text:p>23</text:p>
          </table:table-cell>
          <table:table-cell office:value-type="float" office:value="2722.509" calcext:value-type="float">
            <text:p>2722,509</text:p>
          </table:table-cell>
          <table:table-cell/>
          <table:table-cell table:formula="of:=ROUND([.$C168]+[.$D168] - [.$H168])" office:value-type="float" office:value="-529" calcext:value-type="float">
            <text:p>-529</text:p>
          </table:table-cell>
          <table:table-cell table:formula="of:=IF([.K167] + [.J168] &gt; [.$P$2]; 200000;  [.K167] + [.J168])" office:value-type="float" office:value="89265" calcext:value-type="float">
            <text:p>89265</text:p>
          </table:table-cell>
          <table:table-cell table:number-columns-repeated="5"/>
        </table:table-row>
        <table:table-row table:style-name="ro1">
          <table:table-cell office:value-type="date" office:date-value="2024-04-07" calcext:value-type="date">
            <text:p>2024-04-07</text:p>
          </table:table-cell>
          <table:table-cell office:value-type="float" office:value="24" calcext:value-type="float">
            <text:p>24</text:p>
          </table:table-cell>
          <table:table-cell office:value-type="float" office:value="2213.663" calcext:value-type="float">
            <text:p>2213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7" calcext:value-type="date">
            <text:p>2024-04-07</text:p>
          </table:table-cell>
          <table:table-cell office:value-type="float" office:value="24" calcext:value-type="float">
            <text:p>24</text:p>
          </table:table-cell>
          <table:table-cell office:value-type="float" office:value="1598.466" calcext:value-type="float">
            <text:p>1598,466</text:p>
          </table:table-cell>
          <table:table-cell/>
          <table:table-cell table:formula="of:=ROUND([.$C169]+[.$D169] - [.$H169])" office:value-type="float" office:value="615" calcext:value-type="float">
            <text:p>615</text:p>
          </table:table-cell>
          <table:table-cell table:formula="of:=IF([.K168] + [.J169] &gt; [.$P$2]; 200000;  [.K168] + [.J169])" office:value-type="float" office:value="89880" calcext:value-type="float">
            <text:p>89880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" calcext:value-type="float">
            <text:p>1</text:p>
          </table:table-cell>
          <table:table-cell office:value-type="float" office:value="2449.738" calcext:value-type="float">
            <text:p>2449,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" calcext:value-type="float">
            <text:p>1</text:p>
          </table:table-cell>
          <table:table-cell office:value-type="float" office:value="1548.144" calcext:value-type="float">
            <text:p>1548,144</text:p>
          </table:table-cell>
          <table:table-cell/>
          <table:table-cell table:formula="of:=ROUND([.$C170]+[.$D170] - [.$H170])" office:value-type="float" office:value="902" calcext:value-type="float">
            <text:p>902</text:p>
          </table:table-cell>
          <table:table-cell table:formula="of:=IF([.K169] + [.J170] &gt; [.$P$2]; 200000;  [.K169] + [.J170])" office:value-type="float" office:value="90782" calcext:value-type="float">
            <text:p>90782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" calcext:value-type="float">
            <text:p>2</text:p>
          </table:table-cell>
          <table:table-cell office:value-type="float" office:value="2901.488" calcext:value-type="float">
            <text:p>2901,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" calcext:value-type="float">
            <text:p>2</text:p>
          </table:table-cell>
          <table:table-cell office:value-type="float" office:value="1327.31" calcext:value-type="float">
            <text:p>1327,31</text:p>
          </table:table-cell>
          <table:table-cell/>
          <table:table-cell table:formula="of:=ROUND([.$C171]+[.$D171] - [.$H171])" office:value-type="float" office:value="1574" calcext:value-type="float">
            <text:p>1574</text:p>
          </table:table-cell>
          <table:table-cell table:formula="of:=IF([.K170] + [.J171] &gt; [.$P$2]; 200000;  [.K170] + [.J171])" office:value-type="float" office:value="92356" calcext:value-type="float">
            <text:p>92356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3" calcext:value-type="float">
            <text:p>3</text:p>
          </table:table-cell>
          <table:table-cell office:value-type="float" office:value="3262.35" calcext:value-type="float">
            <text:p>3262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3" calcext:value-type="float">
            <text:p>3</text:p>
          </table:table-cell>
          <table:table-cell office:value-type="float" office:value="1241.415" calcext:value-type="float">
            <text:p>1241,415</text:p>
          </table:table-cell>
          <table:table-cell/>
          <table:table-cell table:formula="of:=ROUND([.$C172]+[.$D172] - [.$H172])" office:value-type="float" office:value="2021" calcext:value-type="float">
            <text:p>2021</text:p>
          </table:table-cell>
          <table:table-cell table:formula="of:=IF([.K171] + [.J172] &gt; [.$P$2]; 200000;  [.K171] + [.J172])" office:value-type="float" office:value="94377" calcext:value-type="float">
            <text:p>94377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4" calcext:value-type="float">
            <text:p>4</text:p>
          </table:table-cell>
          <table:table-cell office:value-type="float" office:value="3337.75" calcext:value-type="float">
            <text:p>3337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4" calcext:value-type="float">
            <text:p>4</text:p>
          </table:table-cell>
          <table:table-cell office:value-type="float" office:value="1243.959" calcext:value-type="float">
            <text:p>1243,959</text:p>
          </table:table-cell>
          <table:table-cell/>
          <table:table-cell table:formula="of:=ROUND([.$C173]+[.$D173] - [.$H173])" office:value-type="float" office:value="2094" calcext:value-type="float">
            <text:p>2094</text:p>
          </table:table-cell>
          <table:table-cell table:formula="of:=IF([.K172] + [.J173] &gt; [.$P$2]; 200000;  [.K172] + [.J173])" office:value-type="float" office:value="96471" calcext:value-type="float">
            <text:p>96471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5" calcext:value-type="float">
            <text:p>5</text:p>
          </table:table-cell>
          <table:table-cell office:value-type="float" office:value="3526.95" calcext:value-type="float">
            <text:p>3526,9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5" calcext:value-type="float">
            <text:p>5</text:p>
          </table:table-cell>
          <table:table-cell office:value-type="float" office:value="1864.868" calcext:value-type="float">
            <text:p>1864,868</text:p>
          </table:table-cell>
          <table:table-cell/>
          <table:table-cell table:formula="of:=ROUND([.$C174]+[.$D174] - [.$H174])" office:value-type="float" office:value="1662" calcext:value-type="float">
            <text:p>1662</text:p>
          </table:table-cell>
          <table:table-cell table:formula="of:=IF([.K173] + [.J174] &gt; [.$P$2]; 200000;  [.K173] + [.J174])" office:value-type="float" office:value="98133" calcext:value-type="float">
            <text:p>98133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6" calcext:value-type="float">
            <text:p>6</text:p>
          </table:table-cell>
          <table:table-cell office:value-type="float" office:value="3359.088" calcext:value-type="float">
            <text:p>3359,088</text:p>
          </table:table-cell>
          <table:table-cell office:value-type="float" office:value="5.45" calcext:value-type="float">
            <text:p>5,4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6" calcext:value-type="float">
            <text:p>6</text:p>
          </table:table-cell>
          <table:table-cell office:value-type="float" office:value="3088.284" calcext:value-type="float">
            <text:p>3088,284</text:p>
          </table:table-cell>
          <table:table-cell/>
          <table:table-cell table:formula="of:=ROUND([.$C175]+[.$D175] - [.$H175])" office:value-type="float" office:value="276" calcext:value-type="float">
            <text:p>276</text:p>
          </table:table-cell>
          <table:table-cell table:formula="of:=IF([.K174] + [.J175] &gt; [.$P$2]; 200000;  [.K174] + [.J175])" office:value-type="float" office:value="98409" calcext:value-type="float">
            <text:p>98409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7" calcext:value-type="float">
            <text:p>7</text:p>
          </table:table-cell>
          <table:table-cell office:value-type="float" office:value="3238.238" calcext:value-type="float">
            <text:p>3238,238</text:p>
          </table:table-cell>
          <table:table-cell office:value-type="float" office:value="252.85" calcext:value-type="float">
            <text:p>252,8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7" calcext:value-type="float">
            <text:p>7</text:p>
          </table:table-cell>
          <table:table-cell office:value-type="float" office:value="4206.969" calcext:value-type="float">
            <text:p>4206,969</text:p>
          </table:table-cell>
          <table:table-cell/>
          <table:table-cell table:formula="of:=ROUND([.$C176]+[.$D176] - [.$H176])" office:value-type="float" office:value="-716" calcext:value-type="float">
            <text:p>-716</text:p>
          </table:table-cell>
          <table:table-cell table:formula="of:=IF([.K175] + [.J176] &gt; [.$P$2]; 200000;  [.K175] + [.J176])" office:value-type="float" office:value="97693" calcext:value-type="float">
            <text:p>97693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8" calcext:value-type="float">
            <text:p>8</text:p>
          </table:table-cell>
          <table:table-cell office:value-type="float" office:value="2777.213" calcext:value-type="float">
            <text:p>2777,213</text:p>
          </table:table-cell>
          <table:table-cell office:value-type="float" office:value="1385.525" calcext:value-type="float">
            <text:p>1385,52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8" calcext:value-type="float">
            <text:p>8</text:p>
          </table:table-cell>
          <table:table-cell office:value-type="float" office:value="6555.735" calcext:value-type="float">
            <text:p>6555,735</text:p>
          </table:table-cell>
          <table:table-cell/>
          <table:table-cell table:formula="of:=ROUND([.$C177]+[.$D177] - [.$H177])" office:value-type="float" office:value="-2393" calcext:value-type="float">
            <text:p>-2393</text:p>
          </table:table-cell>
          <table:table-cell table:formula="of:=IF([.K176] + [.J177] &gt; [.$P$2]; 200000;  [.K176] + [.J177])" office:value-type="float" office:value="95300" calcext:value-type="float">
            <text:p>95300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9" calcext:value-type="float">
            <text:p>9</text:p>
          </table:table-cell>
          <table:table-cell office:value-type="float" office:value="2223.138" calcext:value-type="float">
            <text:p>2223,138</text:p>
          </table:table-cell>
          <table:table-cell office:value-type="float" office:value="3341.925" calcext:value-type="float">
            <text:p>3341,92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9" calcext:value-type="float">
            <text:p>9</text:p>
          </table:table-cell>
          <table:table-cell office:value-type="float" office:value="6969.458" calcext:value-type="float">
            <text:p>6969,458</text:p>
          </table:table-cell>
          <table:table-cell/>
          <table:table-cell table:formula="of:=ROUND([.$C178]+[.$D178] - [.$H178])" office:value-type="float" office:value="-1404" calcext:value-type="float">
            <text:p>-1404</text:p>
          </table:table-cell>
          <table:table-cell table:formula="of:=IF([.K177] + [.J178] &gt; [.$P$2]; 200000;  [.K177] + [.J178])" office:value-type="float" office:value="93896" calcext:value-type="float">
            <text:p>93896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0" calcext:value-type="float">
            <text:p>10</text:p>
          </table:table-cell>
          <table:table-cell office:value-type="float" office:value="1588.538" calcext:value-type="float">
            <text:p>1588,538</text:p>
          </table:table-cell>
          <table:table-cell office:value-type="float" office:value="5432.875" calcext:value-type="float">
            <text:p>5432,87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0" calcext:value-type="float">
            <text:p>10</text:p>
          </table:table-cell>
          <table:table-cell office:value-type="float" office:value="7778.746" calcext:value-type="float">
            <text:p>7778,746</text:p>
          </table:table-cell>
          <table:table-cell/>
          <table:table-cell table:formula="of:=ROUND([.$C179]+[.$D179] - [.$H179])" office:value-type="float" office:value="-757" calcext:value-type="float">
            <text:p>-757</text:p>
          </table:table-cell>
          <table:table-cell table:formula="of:=IF([.K178] + [.J179] &gt; [.$P$2]; 200000;  [.K178] + [.J179])" office:value-type="float" office:value="93139" calcext:value-type="float">
            <text:p>93139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1" calcext:value-type="float">
            <text:p>11</text:p>
          </table:table-cell>
          <table:table-cell office:value-type="float" office:value="915.988" calcext:value-type="float">
            <text:p>915,988</text:p>
          </table:table-cell>
          <table:table-cell office:value-type="float" office:value="7068.713" calcext:value-type="float">
            <text:p>7068,713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1" calcext:value-type="float">
            <text:p>11</text:p>
          </table:table-cell>
          <table:table-cell office:value-type="float" office:value="7756.891" calcext:value-type="float">
            <text:p>7756,891</text:p>
          </table:table-cell>
          <table:table-cell/>
          <table:table-cell table:formula="of:=ROUND([.$C180]+[.$D180] - [.$H180])" office:value-type="float" office:value="228" calcext:value-type="float">
            <text:p>228</text:p>
          </table:table-cell>
          <table:table-cell table:formula="of:=IF([.K179] + [.J180] &gt; [.$P$2]; 200000;  [.K179] + [.J180])" office:value-type="float" office:value="93367" calcext:value-type="float">
            <text:p>93367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2" calcext:value-type="float">
            <text:p>12</text:p>
          </table:table-cell>
          <table:table-cell office:value-type="float" office:value="832.625" calcext:value-type="float">
            <text:p>832,625</text:p>
          </table:table-cell>
          <table:table-cell office:value-type="float" office:value="8205.9" calcext:value-type="float">
            <text:p>8205,9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2" calcext:value-type="float">
            <text:p>12</text:p>
          </table:table-cell>
          <table:table-cell office:value-type="float" office:value="7885.797" calcext:value-type="float">
            <text:p>7885,797</text:p>
          </table:table-cell>
          <table:table-cell/>
          <table:table-cell table:formula="of:=ROUND([.$C181]+[.$D181] - [.$H181])" office:value-type="float" office:value="1153" calcext:value-type="float">
            <text:p>1153</text:p>
          </table:table-cell>
          <table:table-cell table:formula="of:=IF([.K180] + [.J181] &gt; [.$P$2]; 200000;  [.K180] + [.J181])" office:value-type="float" office:value="94520" calcext:value-type="float">
            <text:p>94520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3" calcext:value-type="float">
            <text:p>13</text:p>
          </table:table-cell>
          <table:table-cell office:value-type="float" office:value="892.85" calcext:value-type="float">
            <text:p>892,85</text:p>
          </table:table-cell>
          <table:table-cell office:value-type="float" office:value="8629.975" calcext:value-type="float">
            <text:p>8629,97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3" calcext:value-type="float">
            <text:p>13</text:p>
          </table:table-cell>
          <table:table-cell office:value-type="float" office:value="8215.373" calcext:value-type="float">
            <text:p>8215,373</text:p>
          </table:table-cell>
          <table:table-cell/>
          <table:table-cell table:formula="of:=ROUND([.$C182]+[.$D182] - [.$H182])" office:value-type="float" office:value="1307" calcext:value-type="float">
            <text:p>1307</text:p>
          </table:table-cell>
          <table:table-cell table:formula="of:=IF([.K181] + [.J182] &gt; [.$P$2]; 200000;  [.K181] + [.J182])" office:value-type="float" office:value="95827" calcext:value-type="float">
            <text:p>95827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4" calcext:value-type="float">
            <text:p>14</text:p>
          </table:table-cell>
          <table:table-cell office:value-type="float" office:value="870.738" calcext:value-type="float">
            <text:p>870,738</text:p>
          </table:table-cell>
          <table:table-cell office:value-type="float" office:value="8919.888" calcext:value-type="float">
            <text:p>8919,888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4" calcext:value-type="float">
            <text:p>14</text:p>
          </table:table-cell>
          <table:table-cell office:value-type="float" office:value="7761.385" calcext:value-type="float">
            <text:p>7761,385</text:p>
          </table:table-cell>
          <table:table-cell/>
          <table:table-cell table:formula="of:=ROUND([.$C183]+[.$D183] - [.$H183])" office:value-type="float" office:value="2029" calcext:value-type="float">
            <text:p>2029</text:p>
          </table:table-cell>
          <table:table-cell table:formula="of:=IF([.K182] + [.J183] &gt; [.$P$2]; 200000;  [.K182] + [.J183])" office:value-type="float" office:value="97856" calcext:value-type="float">
            <text:p>97856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5" calcext:value-type="float">
            <text:p>15</text:p>
          </table:table-cell>
          <table:table-cell office:value-type="float" office:value="959.05" calcext:value-type="float">
            <text:p>959,05</text:p>
          </table:table-cell>
          <table:table-cell office:value-type="float" office:value="8460.663" calcext:value-type="float">
            <text:p>8460,663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5" calcext:value-type="float">
            <text:p>15</text:p>
          </table:table-cell>
          <table:table-cell office:value-type="float" office:value="8001.221" calcext:value-type="float">
            <text:p>8001,221</text:p>
          </table:table-cell>
          <table:table-cell/>
          <table:table-cell table:formula="of:=ROUND([.$C184]+[.$D184] - [.$H184])" office:value-type="float" office:value="1418" calcext:value-type="float">
            <text:p>1418</text:p>
          </table:table-cell>
          <table:table-cell table:formula="of:=IF([.K183] + [.J184] &gt; [.$P$2]; 200000;  [.K183] + [.J184])" office:value-type="float" office:value="99274" calcext:value-type="float">
            <text:p>99274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6" calcext:value-type="float">
            <text:p>16</text:p>
          </table:table-cell>
          <table:table-cell office:value-type="float" office:value="1044.413" calcext:value-type="float">
            <text:p>1044,413</text:p>
          </table:table-cell>
          <table:table-cell office:value-type="float" office:value="7095.725" calcext:value-type="float">
            <text:p>7095,72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6" calcext:value-type="float">
            <text:p>16</text:p>
          </table:table-cell>
          <table:table-cell office:value-type="float" office:value="8058.215" calcext:value-type="float">
            <text:p>8058,215</text:p>
          </table:table-cell>
          <table:table-cell/>
          <table:table-cell table:formula="of:=ROUND([.$C185]+[.$D185] - [.$H185])" office:value-type="float" office:value="82" calcext:value-type="float">
            <text:p>82</text:p>
          </table:table-cell>
          <table:table-cell table:formula="of:=IF([.K184] + [.J185] &gt; [.$P$2]; 200000;  [.K184] + [.J185])" office:value-type="float" office:value="99356" calcext:value-type="float">
            <text:p>99356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7" calcext:value-type="float">
            <text:p>17</text:p>
          </table:table-cell>
          <table:table-cell office:value-type="float" office:value="1297.075" calcext:value-type="float">
            <text:p>1297,075</text:p>
          </table:table-cell>
          <table:table-cell office:value-type="float" office:value="5410.875" calcext:value-type="float">
            <text:p>5410,875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7" calcext:value-type="float">
            <text:p>17</text:p>
          </table:table-cell>
          <table:table-cell office:value-type="float" office:value="7775.772" calcext:value-type="float">
            <text:p>7775,772</text:p>
          </table:table-cell>
          <table:table-cell/>
          <table:table-cell table:formula="of:=ROUND([.$C186]+[.$D186] - [.$H186])" office:value-type="float" office:value="-1068" calcext:value-type="float">
            <text:p>-1068</text:p>
          </table:table-cell>
          <table:table-cell table:formula="of:=IF([.K185] + [.J186] &gt; [.$P$2]; 200000;  [.K185] + [.J186])" office:value-type="float" office:value="98288" calcext:value-type="float">
            <text:p>98288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8" calcext:value-type="float">
            <text:p>18</text:p>
          </table:table-cell>
          <table:table-cell office:value-type="float" office:value="1413.063" calcext:value-type="float">
            <text:p>1413,063</text:p>
          </table:table-cell>
          <table:table-cell office:value-type="float" office:value="3017.863" calcext:value-type="float">
            <text:p>3017,863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8" calcext:value-type="float">
            <text:p>18</text:p>
          </table:table-cell>
          <table:table-cell office:value-type="float" office:value="7139.5" calcext:value-type="float">
            <text:p>7139,5</text:p>
          </table:table-cell>
          <table:table-cell/>
          <table:table-cell table:formula="of:=ROUND([.$C187]+[.$D187] - [.$H187])" office:value-type="float" office:value="-2709" calcext:value-type="float">
            <text:p>-2709</text:p>
          </table:table-cell>
          <table:table-cell table:formula="of:=IF([.K186] + [.J187] &gt; [.$P$2]; 200000;  [.K186] + [.J187])" office:value-type="float" office:value="95579" calcext:value-type="float">
            <text:p>95579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9" calcext:value-type="float">
            <text:p>19</text:p>
          </table:table-cell>
          <table:table-cell office:value-type="float" office:value="1538.725" calcext:value-type="float">
            <text:p>1538,725</text:p>
          </table:table-cell>
          <table:table-cell office:value-type="float" office:value="1106.213" calcext:value-type="float">
            <text:p>1106,213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19" calcext:value-type="float">
            <text:p>19</text:p>
          </table:table-cell>
          <table:table-cell office:value-type="float" office:value="6380.132" calcext:value-type="float">
            <text:p>6380,132</text:p>
          </table:table-cell>
          <table:table-cell/>
          <table:table-cell table:formula="of:=ROUND([.$C188]+[.$D188] - [.$H188])" office:value-type="float" office:value="-3735" calcext:value-type="float">
            <text:p>-3735</text:p>
          </table:table-cell>
          <table:table-cell table:formula="of:=IF([.K187] + [.J188] &gt; [.$P$2]; 200000;  [.K187] + [.J188])" office:value-type="float" office:value="91844" calcext:value-type="float">
            <text:p>91844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0" calcext:value-type="float">
            <text:p>20</text:p>
          </table:table-cell>
          <table:table-cell office:value-type="float" office:value="1852.038" calcext:value-type="float">
            <text:p>1852,038</text:p>
          </table:table-cell>
          <table:table-cell office:value-type="float" office:value="256.013" calcext:value-type="float">
            <text:p>256,013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0" calcext:value-type="float">
            <text:p>20</text:p>
          </table:table-cell>
          <table:table-cell office:value-type="float" office:value="6207.404" calcext:value-type="float">
            <text:p>6207,404</text:p>
          </table:table-cell>
          <table:table-cell/>
          <table:table-cell table:formula="of:=ROUND([.$C189]+[.$D189] - [.$H189])" office:value-type="float" office:value="-4099" calcext:value-type="float">
            <text:p>-4099</text:p>
          </table:table-cell>
          <table:table-cell table:formula="of:=IF([.K188] + [.J189] &gt; [.$P$2]; 200000;  [.K188] + [.J189])" office:value-type="float" office:value="87745" calcext:value-type="float">
            <text:p>87745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1" calcext:value-type="float">
            <text:p>21</text:p>
          </table:table-cell>
          <table:table-cell office:value-type="float" office:value="2617.725" calcext:value-type="float">
            <text:p>2617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1" calcext:value-type="float">
            <text:p>21</text:p>
          </table:table-cell>
          <table:table-cell office:value-type="float" office:value="4823.279" calcext:value-type="float">
            <text:p>4823,279</text:p>
          </table:table-cell>
          <table:table-cell/>
          <table:table-cell table:formula="of:=ROUND([.$C190]+[.$D190] - [.$H190])" office:value-type="float" office:value="-2206" calcext:value-type="float">
            <text:p>-2206</text:p>
          </table:table-cell>
          <table:table-cell table:formula="of:=IF([.K189] + [.J190] &gt; [.$P$2]; 200000;  [.K189] + [.J190])" office:value-type="float" office:value="85539" calcext:value-type="float">
            <text:p>85539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2" calcext:value-type="float">
            <text:p>22</text:p>
          </table:table-cell>
          <table:table-cell office:value-type="float" office:value="3282.9" calcext:value-type="float">
            <text:p>3282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2" calcext:value-type="float">
            <text:p>22</text:p>
          </table:table-cell>
          <table:table-cell office:value-type="float" office:value="4655.567" calcext:value-type="float">
            <text:p>4655,567</text:p>
          </table:table-cell>
          <table:table-cell/>
          <table:table-cell table:formula="of:=ROUND([.$C191]+[.$D191] - [.$H191])" office:value-type="float" office:value="-1373" calcext:value-type="float">
            <text:p>-1373</text:p>
          </table:table-cell>
          <table:table-cell table:formula="of:=IF([.K190] + [.J191] &gt; [.$P$2]; 200000;  [.K190] + [.J191])" office:value-type="float" office:value="84166" calcext:value-type="float">
            <text:p>84166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3" calcext:value-type="float">
            <text:p>23</text:p>
          </table:table-cell>
          <table:table-cell office:value-type="float" office:value="3672.3" calcext:value-type="float">
            <text:p>3672,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3" calcext:value-type="float">
            <text:p>23</text:p>
          </table:table-cell>
          <table:table-cell office:value-type="float" office:value="2884.185" calcext:value-type="float">
            <text:p>2884,185</text:p>
          </table:table-cell>
          <table:table-cell/>
          <table:table-cell table:formula="of:=ROUND([.$C192]+[.$D192] - [.$H192])" office:value-type="float" office:value="788" calcext:value-type="float">
            <text:p>788</text:p>
          </table:table-cell>
          <table:table-cell table:formula="of:=IF([.K191] + [.J192] &gt; [.$P$2]; 200000;  [.K191] + [.J192])" office:value-type="float" office:value="84954" calcext:value-type="float">
            <text:p>84954</text:p>
          </table:table-cell>
          <table:table-cell table:number-columns-repeated="5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24" calcext:value-type="float">
            <text:p>24</text:p>
          </table:table-cell>
          <table:table-cell office:value-type="float" office:value="3816.875" calcext:value-type="float">
            <text:p>3816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8" calcext:value-type="date">
            <text:p>2024-04-08</text:p>
          </table:table-cell>
          <table:table-cell office:value-type="float" office:value="24" calcext:value-type="float">
            <text:p>24</text:p>
          </table:table-cell>
          <table:table-cell office:value-type="float" office:value="1693.391" calcext:value-type="float">
            <text:p>1693,391</text:p>
          </table:table-cell>
          <table:table-cell/>
          <table:table-cell table:formula="of:=ROUND([.$C193]+[.$D193] - [.$H193])" office:value-type="float" office:value="2123" calcext:value-type="float">
            <text:p>2123</text:p>
          </table:table-cell>
          <table:table-cell table:formula="of:=IF([.K192] + [.J193] &gt; [.$P$2]; 200000;  [.K192] + [.J193])" office:value-type="float" office:value="87077" calcext:value-type="float">
            <text:p>87077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" calcext:value-type="float">
            <text:p>1</text:p>
          </table:table-cell>
          <table:table-cell office:value-type="float" office:value="3853.125" calcext:value-type="float">
            <text:p>3853,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" calcext:value-type="float">
            <text:p>1</text:p>
          </table:table-cell>
          <table:table-cell office:value-type="float" office:value="1692.266" calcext:value-type="float">
            <text:p>1692,266</text:p>
          </table:table-cell>
          <table:table-cell/>
          <table:table-cell table:formula="of:=ROUND([.$C194]+[.$D194] - [.$H194])" office:value-type="float" office:value="2161" calcext:value-type="float">
            <text:p>2161</text:p>
          </table:table-cell>
          <table:table-cell table:formula="of:=IF([.K193] + [.J194] &gt; [.$P$2]; 200000;  [.K193] + [.J194])" office:value-type="float" office:value="89238" calcext:value-type="float">
            <text:p>89238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" calcext:value-type="float">
            <text:p>2</text:p>
          </table:table-cell>
          <table:table-cell office:value-type="float" office:value="3738.325" calcext:value-type="float">
            <text:p>3738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" calcext:value-type="float">
            <text:p>2</text:p>
          </table:table-cell>
          <table:table-cell office:value-type="float" office:value="1450.874" calcext:value-type="float">
            <text:p>1450,874</text:p>
          </table:table-cell>
          <table:table-cell/>
          <table:table-cell table:formula="of:=ROUND([.$C195]+[.$D195] - [.$H195])" office:value-type="float" office:value="2287" calcext:value-type="float">
            <text:p>2287</text:p>
          </table:table-cell>
          <table:table-cell table:formula="of:=IF([.K194] + [.J195] &gt; [.$P$2]; 200000;  [.K194] + [.J195])" office:value-type="float" office:value="91525" calcext:value-type="float">
            <text:p>91525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3" calcext:value-type="float">
            <text:p>3</text:p>
          </table:table-cell>
          <table:table-cell office:value-type="float" office:value="3232.575" calcext:value-type="float">
            <text:p>3232,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3" calcext:value-type="float">
            <text:p>3</text:p>
          </table:table-cell>
          <table:table-cell office:value-type="float" office:value="1356.982" calcext:value-type="float">
            <text:p>1356,982</text:p>
          </table:table-cell>
          <table:table-cell/>
          <table:table-cell table:formula="of:=ROUND([.$C196]+[.$D196] - [.$H196])" office:value-type="float" office:value="1876" calcext:value-type="float">
            <text:p>1876</text:p>
          </table:table-cell>
          <table:table-cell table:formula="of:=IF([.K195] + [.J196] &gt; [.$P$2]; 200000;  [.K195] + [.J196])" office:value-type="float" office:value="93401" calcext:value-type="float">
            <text:p>93401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4" calcext:value-type="float">
            <text:p>4</text:p>
          </table:table-cell>
          <table:table-cell office:value-type="float" office:value="2819.763" calcext:value-type="float">
            <text:p>2819,7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4" calcext:value-type="float">
            <text:p>4</text:p>
          </table:table-cell>
          <table:table-cell office:value-type="float" office:value="1359.763" calcext:value-type="float">
            <text:p>1359,763</text:p>
          </table:table-cell>
          <table:table-cell/>
          <table:table-cell table:formula="of:=ROUND([.$C197]+[.$D197] - [.$H197])" office:value-type="float" office:value="1460" calcext:value-type="float">
            <text:p>1460</text:p>
          </table:table-cell>
          <table:table-cell table:formula="of:=IF([.K196] + [.J197] &gt; [.$P$2]; 200000;  [.K196] + [.J197])" office:value-type="float" office:value="94861" calcext:value-type="float">
            <text:p>94861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5" calcext:value-type="float">
            <text:p>5</text:p>
          </table:table-cell>
          <table:table-cell office:value-type="float" office:value="2528.313" calcext:value-type="float">
            <text:p>2528,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5" calcext:value-type="float">
            <text:p>5</text:p>
          </table:table-cell>
          <table:table-cell office:value-type="float" office:value="1674.745" calcext:value-type="float">
            <text:p>1674,745</text:p>
          </table:table-cell>
          <table:table-cell/>
          <table:table-cell table:formula="of:=ROUND([.$C198]+[.$D198] - [.$H198])" office:value-type="float" office:value="854" calcext:value-type="float">
            <text:p>854</text:p>
          </table:table-cell>
          <table:table-cell table:formula="of:=IF([.K197] + [.J198] &gt; [.$P$2]; 200000;  [.K197] + [.J198])" office:value-type="float" office:value="95715" calcext:value-type="float">
            <text:p>95715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6" calcext:value-type="float">
            <text:p>6</text:p>
          </table:table-cell>
          <table:table-cell office:value-type="float" office:value="2277.613" calcext:value-type="float">
            <text:p>2277,613</text:p>
          </table:table-cell>
          <table:table-cell office:value-type="float" office:value="49.713" calcext:value-type="float">
            <text:p>49,713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6" calcext:value-type="float">
            <text:p>6</text:p>
          </table:table-cell>
          <table:table-cell office:value-type="float" office:value="3314.957" calcext:value-type="float">
            <text:p>3314,957</text:p>
          </table:table-cell>
          <table:table-cell/>
          <table:table-cell table:formula="of:=ROUND([.$C199]+[.$D199] - [.$H199])" office:value-type="float" office:value="-988" calcext:value-type="float">
            <text:p>-988</text:p>
          </table:table-cell>
          <table:table-cell table:formula="of:=IF([.K198] + [.J199] &gt; [.$P$2]; 200000;  [.K198] + [.J199])" office:value-type="float" office:value="94727" calcext:value-type="float">
            <text:p>94727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7" calcext:value-type="float">
            <text:p>7</text:p>
          </table:table-cell>
          <table:table-cell office:value-type="float" office:value="1961.788" calcext:value-type="float">
            <text:p>1961,788</text:p>
          </table:table-cell>
          <table:table-cell office:value-type="float" office:value="451.45" calcext:value-type="float">
            <text:p>451,4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7" calcext:value-type="float">
            <text:p>7</text:p>
          </table:table-cell>
          <table:table-cell office:value-type="float" office:value="4515.751" calcext:value-type="float">
            <text:p>4515,751</text:p>
          </table:table-cell>
          <table:table-cell/>
          <table:table-cell table:formula="of:=ROUND([.$C200]+[.$D200] - [.$H200])" office:value-type="float" office:value="-2103" calcext:value-type="float">
            <text:p>-2103</text:p>
          </table:table-cell>
          <table:table-cell table:formula="of:=IF([.K199] + [.J200] &gt; [.$P$2]; 200000;  [.K199] + [.J200])" office:value-type="float" office:value="92624" calcext:value-type="float">
            <text:p>92624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8" calcext:value-type="float">
            <text:p>8</text:p>
          </table:table-cell>
          <table:table-cell office:value-type="float" office:value="1698.275" calcext:value-type="float">
            <text:p>1698,275</text:p>
          </table:table-cell>
          <table:table-cell office:value-type="float" office:value="1940.575" calcext:value-type="float">
            <text:p>1940,57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8" calcext:value-type="float">
            <text:p>8</text:p>
          </table:table-cell>
          <table:table-cell office:value-type="float" office:value="6679.469" calcext:value-type="float">
            <text:p>6679,469</text:p>
          </table:table-cell>
          <table:table-cell/>
          <table:table-cell table:formula="of:=ROUND([.$C201]+[.$D201] - [.$H201])" office:value-type="float" office:value="-3041" calcext:value-type="float">
            <text:p>-3041</text:p>
          </table:table-cell>
          <table:table-cell table:formula="of:=IF([.K200] + [.J201] &gt; [.$P$2]; 200000;  [.K200] + [.J201])" office:value-type="float" office:value="89583" calcext:value-type="float">
            <text:p>89583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9" calcext:value-type="float">
            <text:p>9</text:p>
          </table:table-cell>
          <table:table-cell office:value-type="float" office:value="1245.1" calcext:value-type="float">
            <text:p>1245,1</text:p>
          </table:table-cell>
          <table:table-cell office:value-type="float" office:value="4466.875" calcext:value-type="float">
            <text:p>4466,87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9" calcext:value-type="float">
            <text:p>9</text:p>
          </table:table-cell>
          <table:table-cell office:value-type="float" office:value="7481" calcext:value-type="float">
            <text:p>7481</text:p>
          </table:table-cell>
          <table:table-cell/>
          <table:table-cell table:formula="of:=ROUND([.$C202]+[.$D202] - [.$H202])" office:value-type="float" office:value="-1769" calcext:value-type="float">
            <text:p>-1769</text:p>
          </table:table-cell>
          <table:table-cell table:formula="of:=IF([.K201] + [.J202] &gt; [.$P$2]; 200000;  [.K201] + [.J202])" office:value-type="float" office:value="87814" calcext:value-type="float">
            <text:p>87814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0" calcext:value-type="float">
            <text:p>10</text:p>
          </table:table-cell>
          <table:table-cell office:value-type="float" office:value="799.863" calcext:value-type="float">
            <text:p>799,863</text:p>
          </table:table-cell>
          <table:table-cell office:value-type="float" office:value="7182.975" calcext:value-type="float">
            <text:p>7182,97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0" calcext:value-type="float">
            <text:p>10</text:p>
          </table:table-cell>
          <table:table-cell office:value-type="float" office:value="8349.689" calcext:value-type="float">
            <text:p>8349,689</text:p>
          </table:table-cell>
          <table:table-cell/>
          <table:table-cell table:formula="of:=ROUND([.$C203]+[.$D203] - [.$H203])" office:value-type="float" office:value="-367" calcext:value-type="float">
            <text:p>-367</text:p>
          </table:table-cell>
          <table:table-cell table:formula="of:=IF([.K202] + [.J203] &gt; [.$P$2]; 200000;  [.K202] + [.J203])" office:value-type="float" office:value="87447" calcext:value-type="float">
            <text:p>87447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1" calcext:value-type="float">
            <text:p>11</text:p>
          </table:table-cell>
          <table:table-cell office:value-type="float" office:value="671" calcext:value-type="float">
            <text:p>671</text:p>
          </table:table-cell>
          <table:table-cell office:value-type="float" office:value="8564.725" calcext:value-type="float">
            <text:p>8564,72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1" calcext:value-type="float">
            <text:p>11</text:p>
          </table:table-cell>
          <table:table-cell office:value-type="float" office:value="8326.229" calcext:value-type="float">
            <text:p>8326,229</text:p>
          </table:table-cell>
          <table:table-cell/>
          <table:table-cell table:formula="of:=ROUND([.$C204]+[.$D204] - [.$H204])" office:value-type="float" office:value="909" calcext:value-type="float">
            <text:p>909</text:p>
          </table:table-cell>
          <table:table-cell table:formula="of:=IF([.K203] + [.J204] &gt; [.$P$2]; 200000;  [.K203] + [.J204])" office:value-type="float" office:value="88356" calcext:value-type="float">
            <text:p>88356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2" calcext:value-type="float">
            <text:p>12</text:p>
          </table:table-cell>
          <table:table-cell office:value-type="float" office:value="777.7" calcext:value-type="float">
            <text:p>777,7</text:p>
          </table:table-cell>
          <table:table-cell office:value-type="float" office:value="9683.575" calcext:value-type="float">
            <text:p>9683,57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2" calcext:value-type="float">
            <text:p>12</text:p>
          </table:table-cell>
          <table:table-cell office:value-type="float" office:value="8464.596" calcext:value-type="float">
            <text:p>8464,596</text:p>
          </table:table-cell>
          <table:table-cell/>
          <table:table-cell table:formula="of:=ROUND([.$C205]+[.$D205] - [.$H205])" office:value-type="float" office:value="1997" calcext:value-type="float">
            <text:p>1997</text:p>
          </table:table-cell>
          <table:table-cell table:formula="of:=IF([.K204] + [.J205] &gt; [.$P$2]; 200000;  [.K204] + [.J205])" office:value-type="float" office:value="90353" calcext:value-type="float">
            <text:p>90353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3" calcext:value-type="float">
            <text:p>13</text:p>
          </table:table-cell>
          <table:table-cell office:value-type="float" office:value="1114.325" calcext:value-type="float">
            <text:p>1114,325</text:p>
          </table:table-cell>
          <table:table-cell office:value-type="float" office:value="10529.963" calcext:value-type="float">
            <text:p>10529,963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3" calcext:value-type="float">
            <text:p>13</text:p>
          </table:table-cell>
          <table:table-cell office:value-type="float" office:value="8818.363" calcext:value-type="float">
            <text:p>8818,363</text:p>
          </table:table-cell>
          <table:table-cell/>
          <table:table-cell table:formula="of:=ROUND([.$C206]+[.$D206] - [.$H206])" office:value-type="float" office:value="2826" calcext:value-type="float">
            <text:p>2826</text:p>
          </table:table-cell>
          <table:table-cell table:formula="of:=IF([.K205] + [.J206] &gt; [.$P$2]; 200000;  [.K205] + [.J206])" office:value-type="float" office:value="93179" calcext:value-type="float">
            <text:p>93179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4" calcext:value-type="float">
            <text:p>14</text:p>
          </table:table-cell>
          <table:table-cell office:value-type="float" office:value="1516.713" calcext:value-type="float">
            <text:p>1516,713</text:p>
          </table:table-cell>
          <table:table-cell office:value-type="float" office:value="10167.013" calcext:value-type="float">
            <text:p>10167,013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4" calcext:value-type="float">
            <text:p>14</text:p>
          </table:table-cell>
          <table:table-cell office:value-type="float" office:value="8331.053" calcext:value-type="float">
            <text:p>8331,053</text:p>
          </table:table-cell>
          <table:table-cell/>
          <table:table-cell table:formula="of:=ROUND([.$C207]+[.$D207] - [.$H207])" office:value-type="float" office:value="3353" calcext:value-type="float">
            <text:p>3353</text:p>
          </table:table-cell>
          <table:table-cell table:formula="of:=IF([.K206] + [.J207] &gt; [.$P$2]; 200000;  [.K206] + [.J207])" office:value-type="float" office:value="96532" calcext:value-type="float">
            <text:p>96532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5" calcext:value-type="float">
            <text:p>15</text:p>
          </table:table-cell>
          <table:table-cell office:value-type="float" office:value="1790.725" calcext:value-type="float">
            <text:p>1790,725</text:p>
          </table:table-cell>
          <table:table-cell office:value-type="float" office:value="9447.025" calcext:value-type="float">
            <text:p>9447,02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5" calcext:value-type="float">
            <text:p>15</text:p>
          </table:table-cell>
          <table:table-cell office:value-type="float" office:value="8588.493" calcext:value-type="float">
            <text:p>8588,493</text:p>
          </table:table-cell>
          <table:table-cell/>
          <table:table-cell table:formula="of:=ROUND([.$C208]+[.$D208] - [.$H208])" office:value-type="float" office:value="2649" calcext:value-type="float">
            <text:p>2649</text:p>
          </table:table-cell>
          <table:table-cell table:formula="of:=IF([.K207] + [.J208] &gt; [.$P$2]; 200000;  [.K207] + [.J208])" office:value-type="float" office:value="99181" calcext:value-type="float">
            <text:p>99181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6" calcext:value-type="float">
            <text:p>16</text:p>
          </table:table-cell>
          <table:table-cell office:value-type="float" office:value="2123.25" calcext:value-type="float">
            <text:p>2123,25</text:p>
          </table:table-cell>
          <table:table-cell office:value-type="float" office:value="8104.013" calcext:value-type="float">
            <text:p>8104,013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6" calcext:value-type="float">
            <text:p>16</text:p>
          </table:table-cell>
          <table:table-cell office:value-type="float" office:value="8649.669" calcext:value-type="float">
            <text:p>8649,669</text:p>
          </table:table-cell>
          <table:table-cell/>
          <table:table-cell table:formula="of:=ROUND([.$C209]+[.$D209] - [.$H209])" office:value-type="float" office:value="1578" calcext:value-type="float">
            <text:p>1578</text:p>
          </table:table-cell>
          <table:table-cell table:formula="of:=IF([.K208] + [.J209] &gt; [.$P$2]; 200000;  [.K208] + [.J209])" office:value-type="float" office:value="100759" calcext:value-type="float">
            <text:p>100759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7" calcext:value-type="float">
            <text:p>17</text:p>
          </table:table-cell>
          <table:table-cell office:value-type="float" office:value="2324.563" calcext:value-type="float">
            <text:p>2324,563</text:p>
          </table:table-cell>
          <table:table-cell office:value-type="float" office:value="5836.475" calcext:value-type="float">
            <text:p>5836,47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7" calcext:value-type="float">
            <text:p>17</text:p>
          </table:table-cell>
          <table:table-cell office:value-type="float" office:value="8346.496" calcext:value-type="float">
            <text:p>8346,496</text:p>
          </table:table-cell>
          <table:table-cell/>
          <table:table-cell table:formula="of:=ROUND([.$C210]+[.$D210] - [.$H210])" office:value-type="float" office:value="-185" calcext:value-type="float">
            <text:p>-185</text:p>
          </table:table-cell>
          <table:table-cell table:formula="of:=IF([.K209] + [.J210] &gt; [.$P$2]; 200000;  [.K209] + [.J210])" office:value-type="float" office:value="100574" calcext:value-type="float">
            <text:p>100574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8" calcext:value-type="float">
            <text:p>18</text:p>
          </table:table-cell>
          <table:table-cell office:value-type="float" office:value="2379.55" calcext:value-type="float">
            <text:p>2379,55</text:p>
          </table:table-cell>
          <table:table-cell office:value-type="float" office:value="3212.988" calcext:value-type="float">
            <text:p>3212,988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8" calcext:value-type="float">
            <text:p>18</text:p>
          </table:table-cell>
          <table:table-cell office:value-type="float" office:value="7663.524" calcext:value-type="float">
            <text:p>7663,524</text:p>
          </table:table-cell>
          <table:table-cell/>
          <table:table-cell table:formula="of:=ROUND([.$C211]+[.$D211] - [.$H211])" office:value-type="float" office:value="-2071" calcext:value-type="float">
            <text:p>-2071</text:p>
          </table:table-cell>
          <table:table-cell table:formula="of:=IF([.K210] + [.J211] &gt; [.$P$2]; 200000;  [.K210] + [.J211])" office:value-type="float" office:value="98503" calcext:value-type="float">
            <text:p>98503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19" calcext:value-type="float">
            <text:p>19</text:p>
          </table:table-cell>
          <table:table-cell office:value-type="float" office:value="2677.45" calcext:value-type="float">
            <text:p>2677,45</text:p>
          </table:table-cell>
          <table:table-cell office:value-type="float" office:value="1144.95" calcext:value-type="float">
            <text:p>1144,95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19" calcext:value-type="float">
            <text:p>19</text:p>
          </table:table-cell>
          <table:table-cell office:value-type="float" office:value="6848.42" calcext:value-type="float">
            <text:p>6848,42</text:p>
          </table:table-cell>
          <table:table-cell/>
          <table:table-cell table:formula="of:=ROUND([.$C212]+[.$D212] - [.$H212])" office:value-type="float" office:value="-3026" calcext:value-type="float">
            <text:p>-3026</text:p>
          </table:table-cell>
          <table:table-cell table:formula="of:=IF([.K211] + [.J212] &gt; [.$P$2]; 200000;  [.K211] + [.J212])" office:value-type="float" office:value="95477" calcext:value-type="float">
            <text:p>95477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0" calcext:value-type="float">
            <text:p>20</text:p>
          </table:table-cell>
          <table:table-cell office:value-type="float" office:value="3303.875" calcext:value-type="float">
            <text:p>3303,875</text:p>
          </table:table-cell>
          <table:table-cell office:value-type="float" office:value="249.013" calcext:value-type="float">
            <text:p>249,013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0" calcext:value-type="float">
            <text:p>20</text:p>
          </table:table-cell>
          <table:table-cell office:value-type="float" office:value="6663.013" calcext:value-type="float">
            <text:p>6663,013</text:p>
          </table:table-cell>
          <table:table-cell/>
          <table:table-cell table:formula="of:=ROUND([.$C213]+[.$D213] - [.$H213])" office:value-type="float" office:value="-3110" calcext:value-type="float">
            <text:p>-3110</text:p>
          </table:table-cell>
          <table:table-cell table:formula="of:=IF([.K212] + [.J213] &gt; [.$P$2]; 200000;  [.K212] + [.J213])" office:value-type="float" office:value="92367" calcext:value-type="float">
            <text:p>92367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1" calcext:value-type="float">
            <text:p>21</text:p>
          </table:table-cell>
          <table:table-cell office:value-type="float" office:value="4048.463" calcext:value-type="float">
            <text:p>4048,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1" calcext:value-type="float">
            <text:p>21</text:p>
          </table:table-cell>
          <table:table-cell office:value-type="float" office:value="5177.297" calcext:value-type="float">
            <text:p>5177,297</text:p>
          </table:table-cell>
          <table:table-cell/>
          <table:table-cell table:formula="of:=ROUND([.$C214]+[.$D214] - [.$H214])" office:value-type="float" office:value="-1129" calcext:value-type="float">
            <text:p>-1129</text:p>
          </table:table-cell>
          <table:table-cell table:formula="of:=IF([.K213] + [.J214] &gt; [.$P$2]; 200000;  [.K213] + [.J214])" office:value-type="float" office:value="91238" calcext:value-type="float">
            <text:p>91238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2" calcext:value-type="float">
            <text:p>22</text:p>
          </table:table-cell>
          <table:table-cell office:value-type="float" office:value="4693.838" calcext:value-type="float">
            <text:p>4693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2" calcext:value-type="float">
            <text:p>22</text:p>
          </table:table-cell>
          <table:table-cell office:value-type="float" office:value="4997.275" calcext:value-type="float">
            <text:p>4997,275</text:p>
          </table:table-cell>
          <table:table-cell/>
          <table:table-cell table:formula="of:=ROUND([.$C215]+[.$D215] - [.$H215])" office:value-type="float" office:value="-303" calcext:value-type="float">
            <text:p>-303</text:p>
          </table:table-cell>
          <table:table-cell table:formula="of:=IF([.K214] + [.J215] &gt; [.$P$2]; 200000;  [.K214] + [.J215])" office:value-type="float" office:value="90935" calcext:value-type="float">
            <text:p>90935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3" calcext:value-type="float">
            <text:p>23</text:p>
          </table:table-cell>
          <table:table-cell office:value-type="float" office:value="5564.8" calcext:value-type="float">
            <text:p>5564,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3" calcext:value-type="float">
            <text:p>23</text:p>
          </table:table-cell>
          <table:table-cell office:value-type="float" office:value="3095.878" calcext:value-type="float">
            <text:p>3095,878</text:p>
          </table:table-cell>
          <table:table-cell/>
          <table:table-cell table:formula="of:=ROUND([.$C216]+[.$D216] - [.$H216])" office:value-type="float" office:value="2469" calcext:value-type="float">
            <text:p>2469</text:p>
          </table:table-cell>
          <table:table-cell table:formula="of:=IF([.K215] + [.J216] &gt; [.$P$2]; 200000;  [.K215] + [.J216])" office:value-type="float" office:value="93404" calcext:value-type="float">
            <text:p>93404</text:p>
          </table:table-cell>
          <table:table-cell table:number-columns-repeated="5"/>
        </table:table-row>
        <table:table-row table:style-name="ro1">
          <table:table-cell office:value-type="date" office:date-value="2024-04-09" calcext:value-type="date">
            <text:p>2024-04-09</text:p>
          </table:table-cell>
          <table:table-cell office:value-type="float" office:value="24" calcext:value-type="float">
            <text:p>24</text:p>
          </table:table-cell>
          <table:table-cell office:value-type="float" office:value="5323.725" calcext:value-type="float">
            <text:p>5323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09" calcext:value-type="date">
            <text:p>2024-04-09</text:p>
          </table:table-cell>
          <table:table-cell office:value-type="float" office:value="24" calcext:value-type="float">
            <text:p>24</text:p>
          </table:table-cell>
          <table:table-cell office:value-type="float" office:value="1817.682" calcext:value-type="float">
            <text:p>1817,682</text:p>
          </table:table-cell>
          <table:table-cell/>
          <table:table-cell table:formula="of:=ROUND([.$C217]+[.$D217] - [.$H217])" office:value-type="float" office:value="3506" calcext:value-type="float">
            <text:p>3506</text:p>
          </table:table-cell>
          <table:table-cell table:formula="of:=IF([.K216] + [.J217] &gt; [.$P$2]; 200000;  [.K216] + [.J217])" office:value-type="float" office:value="96910" calcext:value-type="float">
            <text:p>96910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" calcext:value-type="float">
            <text:p>1</text:p>
          </table:table-cell>
          <table:table-cell office:value-type="float" office:value="4951.875" calcext:value-type="float">
            <text:p>4951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" calcext:value-type="float">
            <text:p>1</text:p>
          </table:table-cell>
          <table:table-cell office:value-type="float" office:value="1660.113" calcext:value-type="float">
            <text:p>1660,113</text:p>
          </table:table-cell>
          <table:table-cell/>
          <table:table-cell table:formula="of:=ROUND([.$C218]+[.$D218] - [.$H218])" office:value-type="float" office:value="3292" calcext:value-type="float">
            <text:p>3292</text:p>
          </table:table-cell>
          <table:table-cell table:formula="of:=IF([.K217] + [.J218] &gt; [.$P$2]; 200000;  [.K217] + [.J218])" office:value-type="float" office:value="100202" calcext:value-type="float">
            <text:p>100202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" calcext:value-type="float">
            <text:p>2</text:p>
          </table:table-cell>
          <table:table-cell office:value-type="float" office:value="4908.413" calcext:value-type="float">
            <text:p>4908,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" calcext:value-type="float">
            <text:p>2</text:p>
          </table:table-cell>
          <table:table-cell office:value-type="float" office:value="1423.307" calcext:value-type="float">
            <text:p>1423,307</text:p>
          </table:table-cell>
          <table:table-cell/>
          <table:table-cell table:formula="of:=ROUND([.$C219]+[.$D219] - [.$H219])" office:value-type="float" office:value="3485" calcext:value-type="float">
            <text:p>3485</text:p>
          </table:table-cell>
          <table:table-cell table:formula="of:=IF([.K218] + [.J219] &gt; [.$P$2]; 200000;  [.K218] + [.J219])" office:value-type="float" office:value="103687" calcext:value-type="float">
            <text:p>103687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3" calcext:value-type="float">
            <text:p>3</text:p>
          </table:table-cell>
          <table:table-cell office:value-type="float" office:value="4634.95" calcext:value-type="float">
            <text:p>4634,9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3" calcext:value-type="float">
            <text:p>3</text:p>
          </table:table-cell>
          <table:table-cell office:value-type="float" office:value="1331.199" calcext:value-type="float">
            <text:p>1331,199</text:p>
          </table:table-cell>
          <table:table-cell/>
          <table:table-cell table:formula="of:=ROUND([.$C220]+[.$D220] - [.$H220])" office:value-type="float" office:value="3304" calcext:value-type="float">
            <text:p>3304</text:p>
          </table:table-cell>
          <table:table-cell table:formula="of:=IF([.K219] + [.J220] &gt; [.$P$2]; 200000;  [.K219] + [.J220])" office:value-type="float" office:value="106991" calcext:value-type="float">
            <text:p>106991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4" calcext:value-type="float">
            <text:p>4</text:p>
          </table:table-cell>
          <table:table-cell office:value-type="float" office:value="4623.113" calcext:value-type="float">
            <text:p>4623,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4" calcext:value-type="float">
            <text:p>4</text:p>
          </table:table-cell>
          <table:table-cell office:value-type="float" office:value="1333.928" calcext:value-type="float">
            <text:p>1333,928</text:p>
          </table:table-cell>
          <table:table-cell/>
          <table:table-cell table:formula="of:=ROUND([.$C221]+[.$D221] - [.$H221])" office:value-type="float" office:value="3289" calcext:value-type="float">
            <text:p>3289</text:p>
          </table:table-cell>
          <table:table-cell table:formula="of:=IF([.K220] + [.J221] &gt; [.$P$2]; 200000;  [.K220] + [.J221])" office:value-type="float" office:value="110280" calcext:value-type="float">
            <text:p>110280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5" calcext:value-type="float">
            <text:p>5</text:p>
          </table:table-cell>
          <table:table-cell office:value-type="float" office:value="4552.638" calcext:value-type="float">
            <text:p>4552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5" calcext:value-type="float">
            <text:p>5</text:p>
          </table:table-cell>
          <table:table-cell office:value-type="float" office:value="1999.743" calcext:value-type="float">
            <text:p>1999,743</text:p>
          </table:table-cell>
          <table:table-cell/>
          <table:table-cell table:formula="of:=ROUND([.$C222]+[.$D222] - [.$H222])" office:value-type="float" office:value="2553" calcext:value-type="float">
            <text:p>2553</text:p>
          </table:table-cell>
          <table:table-cell table:formula="of:=IF([.K221] + [.J222] &gt; [.$P$2]; 200000;  [.K221] + [.J222])" office:value-type="float" office:value="112833" calcext:value-type="float">
            <text:p>112833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6" calcext:value-type="float">
            <text:p>6</text:p>
          </table:table-cell>
          <table:table-cell office:value-type="float" office:value="4404.45" calcext:value-type="float">
            <text:p>4404,45</text:p>
          </table:table-cell>
          <table:table-cell office:value-type="float" office:value="51.438" calcext:value-type="float">
            <text:p>51,43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6" calcext:value-type="float">
            <text:p>6</text:p>
          </table:table-cell>
          <table:table-cell office:value-type="float" office:value="3311.642" calcext:value-type="float">
            <text:p>3311,642</text:p>
          </table:table-cell>
          <table:table-cell/>
          <table:table-cell table:formula="of:=ROUND([.$C223]+[.$D223] - [.$H223])" office:value-type="float" office:value="1144" calcext:value-type="float">
            <text:p>1144</text:p>
          </table:table-cell>
          <table:table-cell table:formula="of:=IF([.K222] + [.J223] &gt; [.$P$2]; 200000;  [.K222] + [.J223])" office:value-type="float" office:value="113977" calcext:value-type="float">
            <text:p>113977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7" calcext:value-type="float">
            <text:p>7</text:p>
          </table:table-cell>
          <table:table-cell office:value-type="float" office:value="4126.788" calcext:value-type="float">
            <text:p>4126,788</text:p>
          </table:table-cell>
          <table:table-cell office:value-type="float" office:value="383.1" calcext:value-type="float">
            <text:p>383,1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7" calcext:value-type="float">
            <text:p>7</text:p>
          </table:table-cell>
          <table:table-cell office:value-type="float" office:value="4511.235" calcext:value-type="float">
            <text:p>4511,235</text:p>
          </table:table-cell>
          <table:table-cell/>
          <table:table-cell table:formula="of:=ROUND([.$C224]+[.$D224] - [.$H224])" office:value-type="float" office:value="-1" calcext:value-type="float">
            <text:p>-1</text:p>
          </table:table-cell>
          <table:table-cell table:formula="of:=IF([.K223] + [.J224] &gt; [.$P$2]; 200000;  [.K223] + [.J224])" office:value-type="float" office:value="113976" calcext:value-type="float">
            <text:p>113976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8" calcext:value-type="float">
            <text:p>8</text:p>
          </table:table-cell>
          <table:table-cell office:value-type="float" office:value="4069.15" calcext:value-type="float">
            <text:p>4069,15</text:p>
          </table:table-cell>
          <table:table-cell office:value-type="float" office:value="1176.413" calcext:value-type="float">
            <text:p>1176,413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8" calcext:value-type="float">
            <text:p>8</text:p>
          </table:table-cell>
          <table:table-cell office:value-type="float" office:value="7029.874" calcext:value-type="float">
            <text:p>7029,874</text:p>
          </table:table-cell>
          <table:table-cell/>
          <table:table-cell table:formula="of:=ROUND([.$C225]+[.$D225] - [.$H225])" office:value-type="float" office:value="-1784" calcext:value-type="float">
            <text:p>-1784</text:p>
          </table:table-cell>
          <table:table-cell table:formula="of:=IF([.K224] + [.J225] &gt; [.$P$2]; 200000;  [.K224] + [.J225])" office:value-type="float" office:value="112192" calcext:value-type="float">
            <text:p>112192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9" calcext:value-type="float">
            <text:p>9</text:p>
          </table:table-cell>
          <table:table-cell office:value-type="float" office:value="3913.025" calcext:value-type="float">
            <text:p>3913,025</text:p>
          </table:table-cell>
          <table:table-cell office:value-type="float" office:value="2085.15" calcext:value-type="float">
            <text:p>2085,15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9" calcext:value-type="float">
            <text:p>9</text:p>
          </table:table-cell>
          <table:table-cell office:value-type="float" office:value="7473.519" calcext:value-type="float">
            <text:p>7473,519</text:p>
          </table:table-cell>
          <table:table-cell/>
          <table:table-cell table:formula="of:=ROUND([.$C226]+[.$D226] - [.$H226])" office:value-type="float" office:value="-1475" calcext:value-type="float">
            <text:p>-1475</text:p>
          </table:table-cell>
          <table:table-cell table:formula="of:=IF([.K225] + [.J226] &gt; [.$P$2]; 200000;  [.K225] + [.J226])" office:value-type="float" office:value="110717" calcext:value-type="float">
            <text:p>110717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0" calcext:value-type="float">
            <text:p>10</text:p>
          </table:table-cell>
          <table:table-cell office:value-type="float" office:value="3838.675" calcext:value-type="float">
            <text:p>3838,675</text:p>
          </table:table-cell>
          <table:table-cell office:value-type="float" office:value="2938.338" calcext:value-type="float">
            <text:p>2938,33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0" calcext:value-type="float">
            <text:p>10</text:p>
          </table:table-cell>
          <table:table-cell office:value-type="float" office:value="8341.339" calcext:value-type="float">
            <text:p>8341,339</text:p>
          </table:table-cell>
          <table:table-cell/>
          <table:table-cell table:formula="of:=ROUND([.$C227]+[.$D227] - [.$H227])" office:value-type="float" office:value="-1564" calcext:value-type="float">
            <text:p>-1564</text:p>
          </table:table-cell>
          <table:table-cell table:formula="of:=IF([.K226] + [.J227] &gt; [.$P$2]; 200000;  [.K226] + [.J227])" office:value-type="float" office:value="109153" calcext:value-type="float">
            <text:p>109153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1" calcext:value-type="float">
            <text:p>11</text:p>
          </table:table-cell>
          <table:table-cell office:value-type="float" office:value="4091.863" calcext:value-type="float">
            <text:p>4091,863</text:p>
          </table:table-cell>
          <table:table-cell office:value-type="float" office:value="4072.788" calcext:value-type="float">
            <text:p>4072,78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1" calcext:value-type="float">
            <text:p>11</text:p>
          </table:table-cell>
          <table:table-cell office:value-type="float" office:value="8317.903" calcext:value-type="float">
            <text:p>8317,903</text:p>
          </table:table-cell>
          <table:table-cell/>
          <table:table-cell table:formula="of:=ROUND([.$C228]+[.$D228] - [.$H228])" office:value-type="float" office:value="-153" calcext:value-type="float">
            <text:p>-153</text:p>
          </table:table-cell>
          <table:table-cell table:formula="of:=IF([.K227] + [.J228] &gt; [.$P$2]; 200000;  [.K227] + [.J228])" office:value-type="float" office:value="109000" calcext:value-type="float">
            <text:p>109000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2" calcext:value-type="float">
            <text:p>12</text:p>
          </table:table-cell>
          <table:table-cell office:value-type="float" office:value="4197.125" calcext:value-type="float">
            <text:p>4197,125</text:p>
          </table:table-cell>
          <table:table-cell office:value-type="float" office:value="4948.7" calcext:value-type="float">
            <text:p>4948,7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2" calcext:value-type="float">
            <text:p>12</text:p>
          </table:table-cell>
          <table:table-cell office:value-type="float" office:value="8456.132" calcext:value-type="float">
            <text:p>8456,132</text:p>
          </table:table-cell>
          <table:table-cell/>
          <table:table-cell table:formula="of:=ROUND([.$C229]+[.$D229] - [.$H229])" office:value-type="float" office:value="690" calcext:value-type="float">
            <text:p>690</text:p>
          </table:table-cell>
          <table:table-cell table:formula="of:=IF([.K228] + [.J229] &gt; [.$P$2]; 200000;  [.K228] + [.J229])" office:value-type="float" office:value="109690" calcext:value-type="float">
            <text:p>109690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3" calcext:value-type="float">
            <text:p>13</text:p>
          </table:table-cell>
          <table:table-cell office:value-type="float" office:value="4160.15" calcext:value-type="float">
            <text:p>4160,15</text:p>
          </table:table-cell>
          <table:table-cell office:value-type="float" office:value="5479.725" calcext:value-type="float">
            <text:p>5479,725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3" calcext:value-type="float">
            <text:p>13</text:p>
          </table:table-cell>
          <table:table-cell office:value-type="float" office:value="8809.545" calcext:value-type="float">
            <text:p>8809,545</text:p>
          </table:table-cell>
          <table:table-cell/>
          <table:table-cell table:formula="of:=ROUND([.$C230]+[.$D230] - [.$H230])" office:value-type="float" office:value="830" calcext:value-type="float">
            <text:p>830</text:p>
          </table:table-cell>
          <table:table-cell table:formula="of:=IF([.K229] + [.J230] &gt; [.$P$2]; 200000;  [.K229] + [.J230])" office:value-type="float" office:value="110520" calcext:value-type="float">
            <text:p>110520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4" calcext:value-type="float">
            <text:p>14</text:p>
          </table:table-cell>
          <table:table-cell office:value-type="float" office:value="3900.95" calcext:value-type="float">
            <text:p>3900,95</text:p>
          </table:table-cell>
          <table:table-cell office:value-type="float" office:value="5619" calcext:value-type="float">
            <text:p>5619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4" calcext:value-type="float">
            <text:p>14</text:p>
          </table:table-cell>
          <table:table-cell office:value-type="float" office:value="8322.722" calcext:value-type="float">
            <text:p>8322,722</text:p>
          </table:table-cell>
          <table:table-cell/>
          <table:table-cell table:formula="of:=ROUND([.$C231]+[.$D231] - [.$H231])" office:value-type="float" office:value="1197" calcext:value-type="float">
            <text:p>1197</text:p>
          </table:table-cell>
          <table:table-cell table:formula="of:=IF([.K230] + [.J231] &gt; [.$P$2]; 200000;  [.K230] + [.J231])" office:value-type="float" office:value="111717" calcext:value-type="float">
            <text:p>111717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5" calcext:value-type="float">
            <text:p>15</text:p>
          </table:table-cell>
          <table:table-cell office:value-type="float" office:value="3837.425" calcext:value-type="float">
            <text:p>3837,425</text:p>
          </table:table-cell>
          <table:table-cell office:value-type="float" office:value="5315.425" calcext:value-type="float">
            <text:p>5315,425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5" calcext:value-type="float">
            <text:p>15</text:p>
          </table:table-cell>
          <table:table-cell office:value-type="float" office:value="8579.904" calcext:value-type="float">
            <text:p>8579,904</text:p>
          </table:table-cell>
          <table:table-cell/>
          <table:table-cell table:formula="of:=ROUND([.$C232]+[.$D232] - [.$H232])" office:value-type="float" office:value="573" calcext:value-type="float">
            <text:p>573</text:p>
          </table:table-cell>
          <table:table-cell table:formula="of:=IF([.K231] + [.J232] &gt; [.$P$2]; 200000;  [.K231] + [.J232])" office:value-type="float" office:value="112290" calcext:value-type="float">
            <text:p>112290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6" calcext:value-type="float">
            <text:p>16</text:p>
          </table:table-cell>
          <table:table-cell office:value-type="float" office:value="3739.063" calcext:value-type="float">
            <text:p>3739,063</text:p>
          </table:table-cell>
          <table:table-cell office:value-type="float" office:value="4515.638" calcext:value-type="float">
            <text:p>4515,63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6" calcext:value-type="float">
            <text:p>16</text:p>
          </table:table-cell>
          <table:table-cell office:value-type="float" office:value="8641.02" calcext:value-type="float">
            <text:p>8641,02</text:p>
          </table:table-cell>
          <table:table-cell/>
          <table:table-cell table:formula="of:=ROUND([.$C233]+[.$D233] - [.$H233])" office:value-type="float" office:value="-386" calcext:value-type="float">
            <text:p>-386</text:p>
          </table:table-cell>
          <table:table-cell table:formula="of:=IF([.K232] + [.J233] &gt; [.$P$2]; 200000;  [.K232] + [.J233])" office:value-type="float" office:value="111904" calcext:value-type="float">
            <text:p>111904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7" calcext:value-type="float">
            <text:p>17</text:p>
          </table:table-cell>
          <table:table-cell office:value-type="float" office:value="3906.175" calcext:value-type="float">
            <text:p>3906,175</text:p>
          </table:table-cell>
          <table:table-cell office:value-type="float" office:value="3256.588" calcext:value-type="float">
            <text:p>3256,58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7" calcext:value-type="float">
            <text:p>17</text:p>
          </table:table-cell>
          <table:table-cell office:value-type="float" office:value="8338.149" calcext:value-type="float">
            <text:p>8338,149</text:p>
          </table:table-cell>
          <table:table-cell/>
          <table:table-cell table:formula="of:=ROUND([.$C234]+[.$D234] - [.$H234])" office:value-type="float" office:value="-1175" calcext:value-type="float">
            <text:p>-1175</text:p>
          </table:table-cell>
          <table:table-cell table:formula="of:=IF([.K233] + [.J234] &gt; [.$P$2]; 200000;  [.K233] + [.J234])" office:value-type="float" office:value="110729" calcext:value-type="float">
            <text:p>110729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8" calcext:value-type="float">
            <text:p>18</text:p>
          </table:table-cell>
          <table:table-cell office:value-type="float" office:value="3960.763" calcext:value-type="float">
            <text:p>3960,763</text:p>
          </table:table-cell>
          <table:table-cell office:value-type="float" office:value="1974.613" calcext:value-type="float">
            <text:p>1974,613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8" calcext:value-type="float">
            <text:p>18</text:p>
          </table:table-cell>
          <table:table-cell office:value-type="float" office:value="7655.86" calcext:value-type="float">
            <text:p>7655,86</text:p>
          </table:table-cell>
          <table:table-cell/>
          <table:table-cell table:formula="of:=ROUND([.$C235]+[.$D235] - [.$H235])" office:value-type="float" office:value="-1720" calcext:value-type="float">
            <text:p>-1720</text:p>
          </table:table-cell>
          <table:table-cell table:formula="of:=IF([.K234] + [.J235] &gt; [.$P$2]; 200000;  [.K234] + [.J235])" office:value-type="float" office:value="109009" calcext:value-type="float">
            <text:p>109009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19" calcext:value-type="float">
            <text:p>19</text:p>
          </table:table-cell>
          <table:table-cell office:value-type="float" office:value="3623.425" calcext:value-type="float">
            <text:p>3623,425</text:p>
          </table:table-cell>
          <table:table-cell office:value-type="float" office:value="886.15" calcext:value-type="float">
            <text:p>886,15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19" calcext:value-type="float">
            <text:p>19</text:p>
          </table:table-cell>
          <table:table-cell office:value-type="float" office:value="6841.571" calcext:value-type="float">
            <text:p>6841,571</text:p>
          </table:table-cell>
          <table:table-cell/>
          <table:table-cell table:formula="of:=ROUND([.$C236]+[.$D236] - [.$H236])" office:value-type="float" office:value="-2332" calcext:value-type="float">
            <text:p>-2332</text:p>
          </table:table-cell>
          <table:table-cell table:formula="of:=IF([.K235] + [.J236] &gt; [.$P$2]; 200000;  [.K235] + [.J236])" office:value-type="float" office:value="106677" calcext:value-type="float">
            <text:p>106677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0" calcext:value-type="float">
            <text:p>20</text:p>
          </table:table-cell>
          <table:table-cell office:value-type="float" office:value="3358" calcext:value-type="float">
            <text:p>3358</text:p>
          </table:table-cell>
          <table:table-cell office:value-type="float" office:value="246.688" calcext:value-type="float">
            <text:p>246,688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0" calcext:value-type="float">
            <text:p>20</text:p>
          </table:table-cell>
          <table:table-cell office:value-type="float" office:value="6656.35" calcext:value-type="float">
            <text:p>6656,35</text:p>
          </table:table-cell>
          <table:table-cell/>
          <table:table-cell table:formula="of:=ROUND([.$C237]+[.$D237] - [.$H237])" office:value-type="float" office:value="-3052" calcext:value-type="float">
            <text:p>-3052</text:p>
          </table:table-cell>
          <table:table-cell table:formula="of:=IF([.K236] + [.J237] &gt; [.$P$2]; 200000;  [.K236] + [.J237])" office:value-type="float" office:value="103625" calcext:value-type="float">
            <text:p>103625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1" calcext:value-type="float">
            <text:p>21</text:p>
          </table:table-cell>
          <table:table-cell office:value-type="float" office:value="2812.463" calcext:value-type="float">
            <text:p>2812,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1" calcext:value-type="float">
            <text:p>21</text:p>
          </table:table-cell>
          <table:table-cell office:value-type="float" office:value="5172.119" calcext:value-type="float">
            <text:p>5172,119</text:p>
          </table:table-cell>
          <table:table-cell/>
          <table:table-cell table:formula="of:=ROUND([.$C238]+[.$D238] - [.$H238])" office:value-type="float" office:value="-2360" calcext:value-type="float">
            <text:p>-2360</text:p>
          </table:table-cell>
          <table:table-cell table:formula="of:=IF([.K237] + [.J238] &gt; [.$P$2]; 200000;  [.K237] + [.J238])" office:value-type="float" office:value="101265" calcext:value-type="float">
            <text:p>101265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2" calcext:value-type="float">
            <text:p>22</text:p>
          </table:table-cell>
          <table:table-cell office:value-type="float" office:value="2481.488" calcext:value-type="float">
            <text:p>2481,4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2" calcext:value-type="float">
            <text:p>22</text:p>
          </table:table-cell>
          <table:table-cell office:value-type="float" office:value="4992.277" calcext:value-type="float">
            <text:p>4992,277</text:p>
          </table:table-cell>
          <table:table-cell/>
          <table:table-cell table:formula="of:=ROUND([.$C239]+[.$D239] - [.$H239])" office:value-type="float" office:value="-2511" calcext:value-type="float">
            <text:p>-2511</text:p>
          </table:table-cell>
          <table:table-cell table:formula="of:=IF([.K238] + [.J239] &gt; [.$P$2]; 200000;  [.K238] + [.J239])" office:value-type="float" office:value="98754" calcext:value-type="float">
            <text:p>98754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3" calcext:value-type="float">
            <text:p>23</text:p>
          </table:table-cell>
          <table:table-cell office:value-type="float" office:value="2211.875" calcext:value-type="float">
            <text:p>2211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3" calcext:value-type="float">
            <text:p>23</text:p>
          </table:table-cell>
          <table:table-cell office:value-type="float" office:value="3092.782" calcext:value-type="float">
            <text:p>3092,782</text:p>
          </table:table-cell>
          <table:table-cell/>
          <table:table-cell table:formula="of:=ROUND([.$C240]+[.$D240] - [.$H240])" office:value-type="float" office:value="-881" calcext:value-type="float">
            <text:p>-881</text:p>
          </table:table-cell>
          <table:table-cell table:formula="of:=IF([.K239] + [.J240] &gt; [.$P$2]; 200000;  [.K239] + [.J240])" office:value-type="float" office:value="97873" calcext:value-type="float">
            <text:p>97873</text:p>
          </table:table-cell>
          <table:table-cell table:number-columns-repeated="5"/>
        </table:table-row>
        <table:table-row table:style-name="ro1">
          <table:table-cell office:value-type="date" office:date-value="2024-04-10" calcext:value-type="date">
            <text:p>2024-04-10</text:p>
          </table:table-cell>
          <table:table-cell office:value-type="float" office:value="24" calcext:value-type="float">
            <text:p>24</text:p>
          </table:table-cell>
          <table:table-cell office:value-type="float" office:value="1934.45" calcext:value-type="float">
            <text:p>1934,4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0" calcext:value-type="date">
            <text:p>2024-04-10</text:p>
          </table:table-cell>
          <table:table-cell office:value-type="float" office:value="24" calcext:value-type="float">
            <text:p>24</text:p>
          </table:table-cell>
          <table:table-cell office:value-type="float" office:value="1815.864" calcext:value-type="float">
            <text:p>1815,864</text:p>
          </table:table-cell>
          <table:table-cell/>
          <table:table-cell table:formula="of:=ROUND([.$C241]+[.$D241] - [.$H241])" office:value-type="float" office:value="119" calcext:value-type="float">
            <text:p>119</text:p>
          </table:table-cell>
          <table:table-cell table:formula="of:=IF([.K240] + [.J241] &gt; [.$P$2]; 200000;  [.K240] + [.J241])" office:value-type="float" office:value="97992" calcext:value-type="float">
            <text:p>97992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" calcext:value-type="float">
            <text:p>1</text:p>
          </table:table-cell>
          <table:table-cell office:value-type="float" office:value="1638.913" calcext:value-type="float">
            <text:p>1638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" calcext:value-type="float">
            <text:p>1</text:p>
          </table:table-cell>
          <table:table-cell office:value-type="float" office:value="1521.771" calcext:value-type="float">
            <text:p>1521,771</text:p>
          </table:table-cell>
          <table:table-cell/>
          <table:table-cell table:formula="of:=ROUND([.$C242]+[.$D242] - [.$H242])" office:value-type="float" office:value="117" calcext:value-type="float">
            <text:p>117</text:p>
          </table:table-cell>
          <table:table-cell table:formula="of:=IF([.K241] + [.J242] &gt; [.$P$2]; 200000;  [.K241] + [.J242])" office:value-type="float" office:value="98109" calcext:value-type="float">
            <text:p>98109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" calcext:value-type="float">
            <text:p>2</text:p>
          </table:table-cell>
          <table:table-cell office:value-type="float" office:value="1527.213" calcext:value-type="float">
            <text:p>1527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" calcext:value-type="float">
            <text:p>2</text:p>
          </table:table-cell>
          <table:table-cell office:value-type="float" office:value="1304.699" calcext:value-type="float">
            <text:p>1304,699</text:p>
          </table:table-cell>
          <table:table-cell/>
          <table:table-cell table:formula="of:=ROUND([.$C243]+[.$D243] - [.$H243])" office:value-type="float" office:value="223" calcext:value-type="float">
            <text:p>223</text:p>
          </table:table-cell>
          <table:table-cell table:formula="of:=IF([.K242] + [.J243] &gt; [.$P$2]; 200000;  [.K242] + [.J243])" office:value-type="float" office:value="98332" calcext:value-type="float">
            <text:p>98332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3" calcext:value-type="float">
            <text:p>3</text:p>
          </table:table-cell>
          <table:table-cell office:value-type="float" office:value="1750.738" calcext:value-type="float">
            <text:p>1750,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3" calcext:value-type="float">
            <text:p>3</text:p>
          </table:table-cell>
          <table:table-cell office:value-type="float" office:value="1220.267" calcext:value-type="float">
            <text:p>1220,267</text:p>
          </table:table-cell>
          <table:table-cell/>
          <table:table-cell table:formula="of:=ROUND([.$C244]+[.$D244] - [.$H244])" office:value-type="float" office:value="530" calcext:value-type="float">
            <text:p>530</text:p>
          </table:table-cell>
          <table:table-cell table:formula="of:=IF([.K243] + [.J244] &gt; [.$P$2]; 200000;  [.K243] + [.J244])" office:value-type="float" office:value="98862" calcext:value-type="float">
            <text:p>98862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4" calcext:value-type="float">
            <text:p>4</text:p>
          </table:table-cell>
          <table:table-cell office:value-type="float" office:value="1987.775" calcext:value-type="float">
            <text:p>1987,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4" calcext:value-type="float">
            <text:p>4</text:p>
          </table:table-cell>
          <table:table-cell office:value-type="float" office:value="1222.769" calcext:value-type="float">
            <text:p>1222,769</text:p>
          </table:table-cell>
          <table:table-cell/>
          <table:table-cell table:formula="of:=ROUND([.$C245]+[.$D245] - [.$H245])" office:value-type="float" office:value="765" calcext:value-type="float">
            <text:p>765</text:p>
          </table:table-cell>
          <table:table-cell table:formula="of:=IF([.K244] + [.J245] &gt; [.$P$2]; 200000;  [.K244] + [.J245])" office:value-type="float" office:value="99627" calcext:value-type="float">
            <text:p>99627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5" calcext:value-type="float">
            <text:p>5</text:p>
          </table:table-cell>
          <table:table-cell office:value-type="float" office:value="2160.15" calcext:value-type="float">
            <text:p>2160,1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5" calcext:value-type="float">
            <text:p>5</text:p>
          </table:table-cell>
          <table:table-cell office:value-type="float" office:value="1833.1" calcext:value-type="float">
            <text:p>1833,1</text:p>
          </table:table-cell>
          <table:table-cell/>
          <table:table-cell table:formula="of:=ROUND([.$C246]+[.$D246] - [.$H246])" office:value-type="float" office:value="327" calcext:value-type="float">
            <text:p>327</text:p>
          </table:table-cell>
          <table:table-cell table:formula="of:=IF([.K245] + [.J246] &gt; [.$P$2]; 200000;  [.K245] + [.J246])" office:value-type="float" office:value="99954" calcext:value-type="float">
            <text:p>99954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6" calcext:value-type="float">
            <text:p>6</text:p>
          </table:table-cell>
          <table:table-cell office:value-type="float" office:value="2402.913" calcext:value-type="float">
            <text:p>2402,913</text:p>
          </table:table-cell>
          <table:table-cell office:value-type="float" office:value="88.175" calcext:value-type="float">
            <text:p>88,17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6" calcext:value-type="float">
            <text:p>6</text:p>
          </table:table-cell>
          <table:table-cell office:value-type="float" office:value="3035.675" calcext:value-type="float">
            <text:p>3035,675</text:p>
          </table:table-cell>
          <table:table-cell/>
          <table:table-cell table:formula="of:=ROUND([.$C247]+[.$D247] - [.$H247])" office:value-type="float" office:value="-545" calcext:value-type="float">
            <text:p>-545</text:p>
          </table:table-cell>
          <table:table-cell table:formula="of:=IF([.K246] + [.J247] &gt; [.$P$2]; 200000;  [.K246] + [.J247])" office:value-type="float" office:value="99409" calcext:value-type="float">
            <text:p>99409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7" calcext:value-type="float">
            <text:p>7</text:p>
          </table:table-cell>
          <table:table-cell office:value-type="float" office:value="2549.588" calcext:value-type="float">
            <text:p>2549,588</text:p>
          </table:table-cell>
          <table:table-cell office:value-type="float" office:value="582.45" calcext:value-type="float">
            <text:p>582,4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7" calcext:value-type="float">
            <text:p>7</text:p>
          </table:table-cell>
          <table:table-cell office:value-type="float" office:value="4135.303" calcext:value-type="float">
            <text:p>4135,303</text:p>
          </table:table-cell>
          <table:table-cell/>
          <table:table-cell table:formula="of:=ROUND([.$C248]+[.$D248] - [.$H248])" office:value-type="float" office:value="-1003" calcext:value-type="float">
            <text:p>-1003</text:p>
          </table:table-cell>
          <table:table-cell table:formula="of:=IF([.K247] + [.J248] &gt; [.$P$2]; 200000;  [.K247] + [.J248])" office:value-type="float" office:value="98406" calcext:value-type="float">
            <text:p>98406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8" calcext:value-type="float">
            <text:p>8</text:p>
          </table:table-cell>
          <table:table-cell office:value-type="float" office:value="2267.688" calcext:value-type="float">
            <text:p>2267,688</text:p>
          </table:table-cell>
          <table:table-cell office:value-type="float" office:value="2271.6" calcext:value-type="float">
            <text:p>2271,6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8" calcext:value-type="float">
            <text:p>8</text:p>
          </table:table-cell>
          <table:table-cell office:value-type="float" office:value="6116.73" calcext:value-type="float">
            <text:p>6116,73</text:p>
          </table:table-cell>
          <table:table-cell/>
          <table:table-cell table:formula="of:=ROUND([.$C249]+[.$D249] - [.$H249])" office:value-type="float" office:value="-1577" calcext:value-type="float">
            <text:p>-1577</text:p>
          </table:table-cell>
          <table:table-cell table:formula="of:=IF([.K248] + [.J249] &gt; [.$P$2]; 200000;  [.K248] + [.J249])" office:value-type="float" office:value="96829" calcext:value-type="float">
            <text:p>96829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9" calcext:value-type="float">
            <text:p>9</text:p>
          </table:table-cell>
          <table:table-cell office:value-type="float" office:value="1581.6" calcext:value-type="float">
            <text:p>1581,6</text:p>
          </table:table-cell>
          <table:table-cell office:value-type="float" office:value="5042.775" calcext:value-type="float">
            <text:p>5042,77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9" calcext:value-type="float">
            <text:p>9</text:p>
          </table:table-cell>
          <table:table-cell office:value-type="float" office:value="6850.733" calcext:value-type="float">
            <text:p>6850,733</text:p>
          </table:table-cell>
          <table:table-cell/>
          <table:table-cell table:formula="of:=ROUND([.$C250]+[.$D250] - [.$H250])" office:value-type="float" office:value="-226" calcext:value-type="float">
            <text:p>-226</text:p>
          </table:table-cell>
          <table:table-cell table:formula="of:=IF([.K249] + [.J250] &gt; [.$P$2]; 200000;  [.K249] + [.J250])" office:value-type="float" office:value="96603" calcext:value-type="float">
            <text:p>96603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0" calcext:value-type="float">
            <text:p>10</text:p>
          </table:table-cell>
          <table:table-cell office:value-type="float" office:value="1755.35" calcext:value-type="float">
            <text:p>1755,35</text:p>
          </table:table-cell>
          <table:table-cell office:value-type="float" office:value="7490.913" calcext:value-type="float">
            <text:p>7490,913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0" calcext:value-type="float">
            <text:p>10</text:p>
          </table:table-cell>
          <table:table-cell office:value-type="float" office:value="7646.235" calcext:value-type="float">
            <text:p>7646,235</text:p>
          </table:table-cell>
          <table:table-cell/>
          <table:table-cell table:formula="of:=ROUND([.$C251]+[.$D251] - [.$H251])" office:value-type="float" office:value="1600" calcext:value-type="float">
            <text:p>1600</text:p>
          </table:table-cell>
          <table:table-cell table:formula="of:=IF([.K250] + [.J251] &gt; [.$P$2]; 200000;  [.K250] + [.J251])" office:value-type="float" office:value="98203" calcext:value-type="float">
            <text:p>98203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1" calcext:value-type="float">
            <text:p>11</text:p>
          </table:table-cell>
          <table:table-cell office:value-type="float" office:value="2822.663" calcext:value-type="float">
            <text:p>2822,663</text:p>
          </table:table-cell>
          <table:table-cell office:value-type="float" office:value="9037.775" calcext:value-type="float">
            <text:p>9037,77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1" calcext:value-type="float">
            <text:p>11</text:p>
          </table:table-cell>
          <table:table-cell office:value-type="float" office:value="7624.752" calcext:value-type="float">
            <text:p>7624,752</text:p>
          </table:table-cell>
          <table:table-cell/>
          <table:table-cell table:formula="of:=ROUND([.$C252]+[.$D252] - [.$H252])" office:value-type="float" office:value="4236" calcext:value-type="float">
            <text:p>4236</text:p>
          </table:table-cell>
          <table:table-cell table:formula="of:=IF([.K251] + [.J252] &gt; [.$P$2]; 200000;  [.K251] + [.J252])" office:value-type="float" office:value="102439" calcext:value-type="float">
            <text:p>102439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2" calcext:value-type="float">
            <text:p>12</text:p>
          </table:table-cell>
          <table:table-cell office:value-type="float" office:value="3507.388" calcext:value-type="float">
            <text:p>3507,388</text:p>
          </table:table-cell>
          <table:table-cell office:value-type="float" office:value="9569.288" calcext:value-type="float">
            <text:p>9569,288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2" calcext:value-type="float">
            <text:p>12</text:p>
          </table:table-cell>
          <table:table-cell office:value-type="float" office:value="7751.462" calcext:value-type="float">
            <text:p>7751,462</text:p>
          </table:table-cell>
          <table:table-cell/>
          <table:table-cell table:formula="of:=ROUND([.$C253]+[.$D253] - [.$H253])" office:value-type="float" office:value="5325" calcext:value-type="float">
            <text:p>5325</text:p>
          </table:table-cell>
          <table:table-cell table:formula="of:=IF([.K252] + [.J253] &gt; [.$P$2]; 200000;  [.K252] + [.J253])" office:value-type="float" office:value="107764" calcext:value-type="float">
            <text:p>107764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3" calcext:value-type="float">
            <text:p>13</text:p>
          </table:table-cell>
          <table:table-cell office:value-type="float" office:value="3629.288" calcext:value-type="float">
            <text:p>3629,288</text:p>
          </table:table-cell>
          <table:table-cell office:value-type="float" office:value="8547.525" calcext:value-type="float">
            <text:p>8547,52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3" calcext:value-type="float">
            <text:p>13</text:p>
          </table:table-cell>
          <table:table-cell office:value-type="float" office:value="8075.424" calcext:value-type="float">
            <text:p>8075,424</text:p>
          </table:table-cell>
          <table:table-cell/>
          <table:table-cell table:formula="of:=ROUND([.$C254]+[.$D254] - [.$H254])" office:value-type="float" office:value="4101" calcext:value-type="float">
            <text:p>4101</text:p>
          </table:table-cell>
          <table:table-cell table:formula="of:=IF([.K253] + [.J254] &gt; [.$P$2]; 200000;  [.K253] + [.J254])" office:value-type="float" office:value="111865" calcext:value-type="float">
            <text:p>111865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4" calcext:value-type="float">
            <text:p>14</text:p>
          </table:table-cell>
          <table:table-cell office:value-type="float" office:value="3533.575" calcext:value-type="float">
            <text:p>3533,575</text:p>
          </table:table-cell>
          <table:table-cell office:value-type="float" office:value="8090.6" calcext:value-type="float">
            <text:p>8090,6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4" calcext:value-type="float">
            <text:p>14</text:p>
          </table:table-cell>
          <table:table-cell office:value-type="float" office:value="7629.17" calcext:value-type="float">
            <text:p>7629,17</text:p>
          </table:table-cell>
          <table:table-cell/>
          <table:table-cell table:formula="of:=ROUND([.$C255]+[.$D255] - [.$H255])" office:value-type="float" office:value="3995" calcext:value-type="float">
            <text:p>3995</text:p>
          </table:table-cell>
          <table:table-cell table:formula="of:=IF([.K254] + [.J255] &gt; [.$P$2]; 200000;  [.K254] + [.J255])" office:value-type="float" office:value="115860" calcext:value-type="float">
            <text:p>115860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5" calcext:value-type="float">
            <text:p>15</text:p>
          </table:table-cell>
          <table:table-cell office:value-type="float" office:value="3454.413" calcext:value-type="float">
            <text:p>3454,413</text:p>
          </table:table-cell>
          <table:table-cell office:value-type="float" office:value="7545.575" calcext:value-type="float">
            <text:p>7545,57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5" calcext:value-type="float">
            <text:p>15</text:p>
          </table:table-cell>
          <table:table-cell office:value-type="float" office:value="7864.92" calcext:value-type="float">
            <text:p>7864,92</text:p>
          </table:table-cell>
          <table:table-cell/>
          <table:table-cell table:formula="of:=ROUND([.$C256]+[.$D256] - [.$H256])" office:value-type="float" office:value="3135" calcext:value-type="float">
            <text:p>3135</text:p>
          </table:table-cell>
          <table:table-cell table:formula="of:=IF([.K255] + [.J256] &gt; [.$P$2]; 200000;  [.K255] + [.J256])" office:value-type="float" office:value="118995" calcext:value-type="float">
            <text:p>118995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6" calcext:value-type="float">
            <text:p>16</text:p>
          </table:table-cell>
          <table:table-cell office:value-type="float" office:value="3591.613" calcext:value-type="float">
            <text:p>3591,613</text:p>
          </table:table-cell>
          <table:table-cell office:value-type="float" office:value="6990.225" calcext:value-type="float">
            <text:p>6990,22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6" calcext:value-type="float">
            <text:p>16</text:p>
          </table:table-cell>
          <table:table-cell office:value-type="float" office:value="7920.943" calcext:value-type="float">
            <text:p>7920,943</text:p>
          </table:table-cell>
          <table:table-cell/>
          <table:table-cell table:formula="of:=ROUND([.$C257]+[.$D257] - [.$H257])" office:value-type="float" office:value="2661" calcext:value-type="float">
            <text:p>2661</text:p>
          </table:table-cell>
          <table:table-cell table:formula="of:=IF([.K256] + [.J257] &gt; [.$P$2]; 200000;  [.K256] + [.J257])" office:value-type="float" office:value="121656" calcext:value-type="float">
            <text:p>121656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7" calcext:value-type="float">
            <text:p>17</text:p>
          </table:table-cell>
          <table:table-cell office:value-type="float" office:value="3269.375" calcext:value-type="float">
            <text:p>3269,375</text:p>
          </table:table-cell>
          <table:table-cell office:value-type="float" office:value="5827.963" calcext:value-type="float">
            <text:p>5827,963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7" calcext:value-type="float">
            <text:p>17</text:p>
          </table:table-cell>
          <table:table-cell office:value-type="float" office:value="7643.311" calcext:value-type="float">
            <text:p>7643,311</text:p>
          </table:table-cell>
          <table:table-cell/>
          <table:table-cell table:formula="of:=ROUND([.$C258]+[.$D258] - [.$H258])" office:value-type="float" office:value="1454" calcext:value-type="float">
            <text:p>1454</text:p>
          </table:table-cell>
          <table:table-cell table:formula="of:=IF([.K257] + [.J258] &gt; [.$P$2]; 200000;  [.K257] + [.J258])" office:value-type="float" office:value="123110" calcext:value-type="float">
            <text:p>123110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8" calcext:value-type="float">
            <text:p>18</text:p>
          </table:table-cell>
          <table:table-cell office:value-type="float" office:value="2779.725" calcext:value-type="float">
            <text:p>2779,725</text:p>
          </table:table-cell>
          <table:table-cell office:value-type="float" office:value="3712.325" calcext:value-type="float">
            <text:p>3712,325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8" calcext:value-type="float">
            <text:p>18</text:p>
          </table:table-cell>
          <table:table-cell office:value-type="float" office:value="7211.031" calcext:value-type="float">
            <text:p>7211,031</text:p>
          </table:table-cell>
          <table:table-cell/>
          <table:table-cell table:formula="of:=ROUND([.$C259]+[.$D259] - [.$H259])" office:value-type="float" office:value="-719" calcext:value-type="float">
            <text:p>-719</text:p>
          </table:table-cell>
          <table:table-cell table:formula="of:=IF([.K258] + [.J259] &gt; [.$P$2]; 200000;  [.K258] + [.J259])" office:value-type="float" office:value="122391" calcext:value-type="float">
            <text:p>122391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19" calcext:value-type="float">
            <text:p>19</text:p>
          </table:table-cell>
          <table:table-cell office:value-type="float" office:value="2522.763" calcext:value-type="float">
            <text:p>2522,763</text:p>
          </table:table-cell>
          <table:table-cell office:value-type="float" office:value="1590.8" calcext:value-type="float">
            <text:p>1590,8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19" calcext:value-type="float">
            <text:p>19</text:p>
          </table:table-cell>
          <table:table-cell office:value-type="float" office:value="6444.055" calcext:value-type="float">
            <text:p>6444,055</text:p>
          </table:table-cell>
          <table:table-cell/>
          <table:table-cell table:formula="of:=ROUND([.$C260]+[.$D260] - [.$H260])" office:value-type="float" office:value="-2330" calcext:value-type="float">
            <text:p>-2330</text:p>
          </table:table-cell>
          <table:table-cell table:formula="of:=IF([.K259] + [.J260] &gt; [.$P$2]; 200000;  [.K259] + [.J260])" office:value-type="float" office:value="120061" calcext:value-type="float">
            <text:p>120061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0" calcext:value-type="float">
            <text:p>20</text:p>
          </table:table-cell>
          <table:table-cell office:value-type="float" office:value="2597.725" calcext:value-type="float">
            <text:p>2597,725</text:p>
          </table:table-cell>
          <table:table-cell office:value-type="float" office:value="252.313" calcext:value-type="float">
            <text:p>252,313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0" calcext:value-type="float">
            <text:p>20</text:p>
          </table:table-cell>
          <table:table-cell office:value-type="float" office:value="6269.596" calcext:value-type="float">
            <text:p>6269,596</text:p>
          </table:table-cell>
          <table:table-cell/>
          <table:table-cell table:formula="of:=ROUND([.$C261]+[.$D261] - [.$H261])" office:value-type="float" office:value="-3420" calcext:value-type="float">
            <text:p>-3420</text:p>
          </table:table-cell>
          <table:table-cell table:formula="of:=IF([.K260] + [.J261] &gt; [.$P$2]; 200000;  [.K260] + [.J261])" office:value-type="float" office:value="116641" calcext:value-type="float">
            <text:p>116641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1" calcext:value-type="float">
            <text:p>21</text:p>
          </table:table-cell>
          <table:table-cell office:value-type="float" office:value="2912.288" calcext:value-type="float">
            <text:p>2912,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1" calcext:value-type="float">
            <text:p>21</text:p>
          </table:table-cell>
          <table:table-cell office:value-type="float" office:value="4871.604" calcext:value-type="float">
            <text:p>4871,604</text:p>
          </table:table-cell>
          <table:table-cell/>
          <table:table-cell table:formula="of:=ROUND([.$C262]+[.$D262] - [.$H262])" office:value-type="float" office:value="-1959" calcext:value-type="float">
            <text:p>-1959</text:p>
          </table:table-cell>
          <table:table-cell table:formula="of:=IF([.K261] + [.J262] &gt; [.$P$2]; 200000;  [.K261] + [.J262])" office:value-type="float" office:value="114682" calcext:value-type="float">
            <text:p>114682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2" calcext:value-type="float">
            <text:p>22</text:p>
          </table:table-cell>
          <table:table-cell office:value-type="float" office:value="2870.375" calcext:value-type="float">
            <text:p>2870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2" calcext:value-type="float">
            <text:p>22</text:p>
          </table:table-cell>
          <table:table-cell office:value-type="float" office:value="4702.211" calcext:value-type="float">
            <text:p>4702,211</text:p>
          </table:table-cell>
          <table:table-cell/>
          <table:table-cell table:formula="of:=ROUND([.$C263]+[.$D263] - [.$H263])" office:value-type="float" office:value="-1832" calcext:value-type="float">
            <text:p>-1832</text:p>
          </table:table-cell>
          <table:table-cell table:formula="of:=IF([.K262] + [.J263] &gt; [.$P$2]; 200000;  [.K262] + [.J263])" office:value-type="float" office:value="112850" calcext:value-type="float">
            <text:p>112850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3" calcext:value-type="float">
            <text:p>23</text:p>
          </table:table-cell>
          <table:table-cell office:value-type="float" office:value="2862.613" calcext:value-type="float">
            <text:p>2862,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3" calcext:value-type="float">
            <text:p>23</text:p>
          </table:table-cell>
          <table:table-cell office:value-type="float" office:value="2913.082" calcext:value-type="float">
            <text:p>2913,082</text:p>
          </table:table-cell>
          <table:table-cell/>
          <table:table-cell table:formula="of:=ROUND([.$C264]+[.$D264] - [.$H264])" office:value-type="float" office:value="-50" calcext:value-type="float">
            <text:p>-50</text:p>
          </table:table-cell>
          <table:table-cell table:formula="of:=IF([.K263] + [.J264] &gt; [.$P$2]; 200000;  [.K263] + [.J264])" office:value-type="float" office:value="112800" calcext:value-type="float">
            <text:p>112800</text:p>
          </table:table-cell>
          <table:table-cell table:number-columns-repeated="5"/>
        </table:table-row>
        <table:table-row table:style-name="ro1">
          <table:table-cell office:value-type="date" office:date-value="2024-04-11" calcext:value-type="date">
            <text:p>2024-04-11</text:p>
          </table:table-cell>
          <table:table-cell office:value-type="float" office:value="24" calcext:value-type="float">
            <text:p>24</text:p>
          </table:table-cell>
          <table:table-cell office:value-type="float" office:value="3080.863" calcext:value-type="float">
            <text:p>3080,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1" calcext:value-type="date">
            <text:p>2024-04-11</text:p>
          </table:table-cell>
          <table:table-cell office:value-type="float" office:value="24" calcext:value-type="float">
            <text:p>24</text:p>
          </table:table-cell>
          <table:table-cell office:value-type="float" office:value="1710.357" calcext:value-type="float">
            <text:p>1710,357</text:p>
          </table:table-cell>
          <table:table-cell/>
          <table:table-cell table:formula="of:=ROUND([.$C265]+[.$D265] - [.$H265])" office:value-type="float" office:value="1371" calcext:value-type="float">
            <text:p>1371</text:p>
          </table:table-cell>
          <table:table-cell table:formula="of:=IF([.K264] + [.J265] &gt; [.$P$2]; 200000;  [.K264] + [.J265])" office:value-type="float" office:value="114171" calcext:value-type="float">
            <text:p>114171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" calcext:value-type="float">
            <text:p>1</text:p>
          </table:table-cell>
          <table:table-cell office:value-type="float" office:value="3101.038" calcext:value-type="float">
            <text:p>3101,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" calcext:value-type="float">
            <text:p>1</text:p>
          </table:table-cell>
          <table:table-cell office:value-type="float" office:value="1548.019" calcext:value-type="float">
            <text:p>1548,019</text:p>
          </table:table-cell>
          <table:table-cell/>
          <table:table-cell table:formula="of:=ROUND([.$C266]+[.$D266] - [.$H266])" office:value-type="float" office:value="1553" calcext:value-type="float">
            <text:p>1553</text:p>
          </table:table-cell>
          <table:table-cell table:formula="of:=IF([.K265] + [.J266] &gt; [.$P$2]; 200000;  [.K265] + [.J266])" office:value-type="float" office:value="115724" calcext:value-type="float">
            <text:p>115724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" calcext:value-type="float">
            <text:p>2</text:p>
          </table:table-cell>
          <table:table-cell office:value-type="float" office:value="3173.838" calcext:value-type="float">
            <text:p>3173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" calcext:value-type="float">
            <text:p>2</text:p>
          </table:table-cell>
          <table:table-cell office:value-type="float" office:value="1327.203" calcext:value-type="float">
            <text:p>1327,203</text:p>
          </table:table-cell>
          <table:table-cell/>
          <table:table-cell table:formula="of:=ROUND([.$C267]+[.$D267] - [.$H267])" office:value-type="float" office:value="1847" calcext:value-type="float">
            <text:p>1847</text:p>
          </table:table-cell>
          <table:table-cell table:formula="of:=IF([.K266] + [.J267] &gt; [.$P$2]; 200000;  [.K266] + [.J267])" office:value-type="float" office:value="117571" calcext:value-type="float">
            <text:p>117571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3" calcext:value-type="float">
            <text:p>3</text:p>
          </table:table-cell>
          <table:table-cell office:value-type="float" office:value="3074.85" calcext:value-type="float">
            <text:p>3074,8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3" calcext:value-type="float">
            <text:p>3</text:p>
          </table:table-cell>
          <table:table-cell office:value-type="float" office:value="1241.314" calcext:value-type="float">
            <text:p>1241,314</text:p>
          </table:table-cell>
          <table:table-cell/>
          <table:table-cell table:formula="of:=ROUND([.$C268]+[.$D268] - [.$H268])" office:value-type="float" office:value="1834" calcext:value-type="float">
            <text:p>1834</text:p>
          </table:table-cell>
          <table:table-cell table:formula="of:=IF([.K267] + [.J268] &gt; [.$P$2]; 200000;  [.K267] + [.J268])" office:value-type="float" office:value="119405" calcext:value-type="float">
            <text:p>119405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4" calcext:value-type="float">
            <text:p>4</text:p>
          </table:table-cell>
          <table:table-cell office:value-type="float" office:value="2967.7" calcext:value-type="float">
            <text:p>2967,7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4" calcext:value-type="float">
            <text:p>4</text:p>
          </table:table-cell>
          <table:table-cell office:value-type="float" office:value="1243.858" calcext:value-type="float">
            <text:p>1243,858</text:p>
          </table:table-cell>
          <table:table-cell/>
          <table:table-cell table:formula="of:=ROUND([.$C269]+[.$D269] - [.$H269])" office:value-type="float" office:value="1724" calcext:value-type="float">
            <text:p>1724</text:p>
          </table:table-cell>
          <table:table-cell table:formula="of:=IF([.K268] + [.J269] &gt; [.$P$2]; 200000;  [.K268] + [.J269])" office:value-type="float" office:value="121129" calcext:value-type="float">
            <text:p>121129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5" calcext:value-type="float">
            <text:p>5</text:p>
          </table:table-cell>
          <table:table-cell office:value-type="float" office:value="2681.775" calcext:value-type="float">
            <text:p>2681,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5" calcext:value-type="float">
            <text:p>5</text:p>
          </table:table-cell>
          <table:table-cell office:value-type="float" office:value="1864.717" calcext:value-type="float">
            <text:p>1864,717</text:p>
          </table:table-cell>
          <table:table-cell/>
          <table:table-cell table:formula="of:=ROUND([.$C270]+[.$D270] - [.$H270])" office:value-type="float" office:value="817" calcext:value-type="float">
            <text:p>817</text:p>
          </table:table-cell>
          <table:table-cell table:formula="of:=IF([.K269] + [.J270] &gt; [.$P$2]; 200000;  [.K269] + [.J270])" office:value-type="float" office:value="121946" calcext:value-type="float">
            <text:p>121946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6" calcext:value-type="float">
            <text:p>6</text:p>
          </table:table-cell>
          <table:table-cell office:value-type="float" office:value="2472.538" calcext:value-type="float">
            <text:p>2472,538</text:p>
          </table:table-cell>
          <table:table-cell office:value-type="float" office:value="6.7" calcext:value-type="float">
            <text:p>6,7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6" calcext:value-type="float">
            <text:p>6</text:p>
          </table:table-cell>
          <table:table-cell office:value-type="float" office:value="3088.033" calcext:value-type="float">
            <text:p>3088,033</text:p>
          </table:table-cell>
          <table:table-cell/>
          <table:table-cell table:formula="of:=ROUND([.$C271]+[.$D271] - [.$H271])" office:value-type="float" office:value="-609" calcext:value-type="float">
            <text:p>-609</text:p>
          </table:table-cell>
          <table:table-cell table:formula="of:=IF([.K270] + [.J271] &gt; [.$P$2]; 200000;  [.K270] + [.J271])" office:value-type="float" office:value="121337" calcext:value-type="float">
            <text:p>121337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7" calcext:value-type="float">
            <text:p>7</text:p>
          </table:table-cell>
          <table:table-cell office:value-type="float" office:value="2407.938" calcext:value-type="float">
            <text:p>2407,938</text:p>
          </table:table-cell>
          <table:table-cell office:value-type="float" office:value="319.188" calcext:value-type="float">
            <text:p>319,18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7" calcext:value-type="float">
            <text:p>7</text:p>
          </table:table-cell>
          <table:table-cell office:value-type="float" office:value="4206.627" calcext:value-type="float">
            <text:p>4206,627</text:p>
          </table:table-cell>
          <table:table-cell/>
          <table:table-cell table:formula="of:=ROUND([.$C272]+[.$D272] - [.$H272])" office:value-type="float" office:value="-1480" calcext:value-type="float">
            <text:p>-1480</text:p>
          </table:table-cell>
          <table:table-cell table:formula="of:=IF([.K271] + [.J272] &gt; [.$P$2]; 200000;  [.K271] + [.J272])" office:value-type="float" office:value="119857" calcext:value-type="float">
            <text:p>119857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8" calcext:value-type="float">
            <text:p>8</text:p>
          </table:table-cell>
          <table:table-cell office:value-type="float" office:value="2295.838" calcext:value-type="float">
            <text:p>2295,838</text:p>
          </table:table-cell>
          <table:table-cell office:value-type="float" office:value="1527.6" calcext:value-type="float">
            <text:p>1527,6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8" calcext:value-type="float">
            <text:p>8</text:p>
          </table:table-cell>
          <table:table-cell office:value-type="float" office:value="6096.528" calcext:value-type="float">
            <text:p>6096,528</text:p>
          </table:table-cell>
          <table:table-cell/>
          <table:table-cell table:formula="of:=ROUND([.$C273]+[.$D273] - [.$H273])" office:value-type="float" office:value="-2273" calcext:value-type="float">
            <text:p>-2273</text:p>
          </table:table-cell>
          <table:table-cell table:formula="of:=IF([.K272] + [.J273] &gt; [.$P$2]; 200000;  [.K272] + [.J273])" office:value-type="float" office:value="117584" calcext:value-type="float">
            <text:p>117584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9" calcext:value-type="float">
            <text:p>9</text:p>
          </table:table-cell>
          <table:table-cell office:value-type="float" office:value="1778.85" calcext:value-type="float">
            <text:p>1778,85</text:p>
          </table:table-cell>
          <table:table-cell office:value-type="float" office:value="3144.538" calcext:value-type="float">
            <text:p>3144,53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9" calcext:value-type="float">
            <text:p>9</text:p>
          </table:table-cell>
          <table:table-cell office:value-type="float" office:value="6828.107" calcext:value-type="float">
            <text:p>6828,107</text:p>
          </table:table-cell>
          <table:table-cell/>
          <table:table-cell table:formula="of:=ROUND([.$C274]+[.$D274] - [.$H274])" office:value-type="float" office:value="-1905" calcext:value-type="float">
            <text:p>-1905</text:p>
          </table:table-cell>
          <table:table-cell table:formula="of:=IF([.K273] + [.J274] &gt; [.$P$2]; 200000;  [.K273] + [.J274])" office:value-type="float" office:value="115679" calcext:value-type="float">
            <text:p>115679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0" calcext:value-type="float">
            <text:p>10</text:p>
          </table:table-cell>
          <table:table-cell office:value-type="float" office:value="1540.313" calcext:value-type="float">
            <text:p>1540,313</text:p>
          </table:table-cell>
          <table:table-cell office:value-type="float" office:value="4851.713" calcext:value-type="float">
            <text:p>4851,713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0" calcext:value-type="float">
            <text:p>10</text:p>
          </table:table-cell>
          <table:table-cell office:value-type="float" office:value="7620.981" calcext:value-type="float">
            <text:p>7620,981</text:p>
          </table:table-cell>
          <table:table-cell/>
          <table:table-cell table:formula="of:=ROUND([.$C275]+[.$D275] - [.$H275])" office:value-type="float" office:value="-1229" calcext:value-type="float">
            <text:p>-1229</text:p>
          </table:table-cell>
          <table:table-cell table:formula="of:=IF([.K274] + [.J275] &gt; [.$P$2]; 200000;  [.K274] + [.J275])" office:value-type="float" office:value="114450" calcext:value-type="float">
            <text:p>114450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1" calcext:value-type="float">
            <text:p>11</text:p>
          </table:table-cell>
          <table:table-cell office:value-type="float" office:value="1619.088" calcext:value-type="float">
            <text:p>1619,088</text:p>
          </table:table-cell>
          <table:table-cell office:value-type="float" office:value="6000.088" calcext:value-type="float">
            <text:p>6000,08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1" calcext:value-type="float">
            <text:p>11</text:p>
          </table:table-cell>
          <table:table-cell office:value-type="float" office:value="7599.569" calcext:value-type="float">
            <text:p>7599,569</text:p>
          </table:table-cell>
          <table:table-cell/>
          <table:table-cell table:formula="of:=ROUND([.$C276]+[.$D276] - [.$H276])" office:value-type="float" office:value="20" calcext:value-type="float">
            <text:p>20</text:p>
          </table:table-cell>
          <table:table-cell table:formula="of:=IF([.K275] + [.J276] &gt; [.$P$2]; 200000;  [.K275] + [.J276])" office:value-type="float" office:value="114470" calcext:value-type="float">
            <text:p>114470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2" calcext:value-type="float">
            <text:p>12</text:p>
          </table:table-cell>
          <table:table-cell office:value-type="float" office:value="2047.963" calcext:value-type="float">
            <text:p>2047,963</text:p>
          </table:table-cell>
          <table:table-cell office:value-type="float" office:value="6624.1" calcext:value-type="float">
            <text:p>6624,1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2" calcext:value-type="float">
            <text:p>12</text:p>
          </table:table-cell>
          <table:table-cell office:value-type="float" office:value="7725.861" calcext:value-type="float">
            <text:p>7725,861</text:p>
          </table:table-cell>
          <table:table-cell/>
          <table:table-cell table:formula="of:=ROUND([.$C277]+[.$D277] - [.$H277])" office:value-type="float" office:value="946" calcext:value-type="float">
            <text:p>946</text:p>
          </table:table-cell>
          <table:table-cell table:formula="of:=IF([.K276] + [.J277] &gt; [.$P$2]; 200000;  [.K276] + [.J277])" office:value-type="float" office:value="115416" calcext:value-type="float">
            <text:p>115416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3" calcext:value-type="float">
            <text:p>13</text:p>
          </table:table-cell>
          <table:table-cell office:value-type="float" office:value="2346.55" calcext:value-type="float">
            <text:p>2346,55</text:p>
          </table:table-cell>
          <table:table-cell office:value-type="float" office:value="7019.013" calcext:value-type="float">
            <text:p>7019,013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3" calcext:value-type="float">
            <text:p>13</text:p>
          </table:table-cell>
          <table:table-cell office:value-type="float" office:value="8048.753" calcext:value-type="float">
            <text:p>8048,753</text:p>
          </table:table-cell>
          <table:table-cell/>
          <table:table-cell table:formula="of:=ROUND([.$C278]+[.$D278] - [.$H278])" office:value-type="float" office:value="1317" calcext:value-type="float">
            <text:p>1317</text:p>
          </table:table-cell>
          <table:table-cell table:formula="of:=IF([.K277] + [.J278] &gt; [.$P$2]; 200000;  [.K277] + [.J278])" office:value-type="float" office:value="116733" calcext:value-type="float">
            <text:p>116733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4" calcext:value-type="float">
            <text:p>14</text:p>
          </table:table-cell>
          <table:table-cell office:value-type="float" office:value="2456.475" calcext:value-type="float">
            <text:p>2456,475</text:p>
          </table:table-cell>
          <table:table-cell office:value-type="float" office:value="7136.65" calcext:value-type="float">
            <text:p>7136,65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4" calcext:value-type="float">
            <text:p>14</text:p>
          </table:table-cell>
          <table:table-cell office:value-type="float" office:value="7603.973" calcext:value-type="float">
            <text:p>7603,973</text:p>
          </table:table-cell>
          <table:table-cell/>
          <table:table-cell table:formula="of:=ROUND([.$C279]+[.$D279] - [.$H279])" office:value-type="float" office:value="1989" calcext:value-type="float">
            <text:p>1989</text:p>
          </table:table-cell>
          <table:table-cell table:formula="of:=IF([.K278] + [.J279] &gt; [.$P$2]; 200000;  [.K278] + [.J279])" office:value-type="float" office:value="118722" calcext:value-type="float">
            <text:p>118722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5" calcext:value-type="float">
            <text:p>15</text:p>
          </table:table-cell>
          <table:table-cell office:value-type="float" office:value="2641.05" calcext:value-type="float">
            <text:p>2641,05</text:p>
          </table:table-cell>
          <table:table-cell office:value-type="float" office:value="6773.813" calcext:value-type="float">
            <text:p>6773,813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5" calcext:value-type="float">
            <text:p>15</text:p>
          </table:table-cell>
          <table:table-cell office:value-type="float" office:value="7838.944" calcext:value-type="float">
            <text:p>7838,944</text:p>
          </table:table-cell>
          <table:table-cell/>
          <table:table-cell table:formula="of:=ROUND([.$C280]+[.$D280] - [.$H280])" office:value-type="float" office:value="1576" calcext:value-type="float">
            <text:p>1576</text:p>
          </table:table-cell>
          <table:table-cell table:formula="of:=IF([.K279] + [.J280] &gt; [.$P$2]; 200000;  [.K279] + [.J280])" office:value-type="float" office:value="120298" calcext:value-type="float">
            <text:p>120298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6" calcext:value-type="float">
            <text:p>16</text:p>
          </table:table-cell>
          <table:table-cell office:value-type="float" office:value="2535.7" calcext:value-type="float">
            <text:p>2535,7</text:p>
          </table:table-cell>
          <table:table-cell office:value-type="float" office:value="6178.175" calcext:value-type="float">
            <text:p>6178,175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6" calcext:value-type="float">
            <text:p>16</text:p>
          </table:table-cell>
          <table:table-cell office:value-type="float" office:value="8057.561" calcext:value-type="float">
            <text:p>8057,561</text:p>
          </table:table-cell>
          <table:table-cell/>
          <table:table-cell table:formula="of:=ROUND([.$C281]+[.$D281] - [.$H281])" office:value-type="float" office:value="656" calcext:value-type="float">
            <text:p>656</text:p>
          </table:table-cell>
          <table:table-cell table:formula="of:=IF([.K280] + [.J281] &gt; [.$P$2]; 200000;  [.K280] + [.J281])" office:value-type="float" office:value="120954" calcext:value-type="float">
            <text:p>120954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7" calcext:value-type="float">
            <text:p>17</text:p>
          </table:table-cell>
          <table:table-cell office:value-type="float" office:value="2506.425" calcext:value-type="float">
            <text:p>2506,425</text:p>
          </table:table-cell>
          <table:table-cell office:value-type="float" office:value="4660.638" calcext:value-type="float">
            <text:p>4660,63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7" calcext:value-type="float">
            <text:p>17</text:p>
          </table:table-cell>
          <table:table-cell office:value-type="float" office:value="7775.141" calcext:value-type="float">
            <text:p>7775,141</text:p>
          </table:table-cell>
          <table:table-cell/>
          <table:table-cell table:formula="of:=ROUND([.$C282]+[.$D282] - [.$H282])" office:value-type="float" office:value="-608" calcext:value-type="float">
            <text:p>-608</text:p>
          </table:table-cell>
          <table:table-cell table:formula="of:=IF([.K281] + [.J282] &gt; [.$P$2]; 200000;  [.K281] + [.J282])" office:value-type="float" office:value="120346" calcext:value-type="float">
            <text:p>120346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8" calcext:value-type="float">
            <text:p>18</text:p>
          </table:table-cell>
          <table:table-cell office:value-type="float" office:value="2113.763" calcext:value-type="float">
            <text:p>2113,763</text:p>
          </table:table-cell>
          <table:table-cell office:value-type="float" office:value="2813.188" calcext:value-type="float">
            <text:p>2813,18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8" calcext:value-type="float">
            <text:p>18</text:p>
          </table:table-cell>
          <table:table-cell office:value-type="float" office:value="7138.921" calcext:value-type="float">
            <text:p>7138,921</text:p>
          </table:table-cell>
          <table:table-cell/>
          <table:table-cell table:formula="of:=ROUND([.$C283]+[.$D283] - [.$H283])" office:value-type="float" office:value="-2212" calcext:value-type="float">
            <text:p>-2212</text:p>
          </table:table-cell>
          <table:table-cell table:formula="of:=IF([.K282] + [.J283] &gt; [.$P$2]; 200000;  [.K282] + [.J283])" office:value-type="float" office:value="118134" calcext:value-type="float">
            <text:p>118134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19" calcext:value-type="float">
            <text:p>19</text:p>
          </table:table-cell>
          <table:table-cell office:value-type="float" office:value="1639.45" calcext:value-type="float">
            <text:p>1639,45</text:p>
          </table:table-cell>
          <table:table-cell office:value-type="float" office:value="1075.488" calcext:value-type="float">
            <text:p>1075,488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19" calcext:value-type="float">
            <text:p>19</text:p>
          </table:table-cell>
          <table:table-cell office:value-type="float" office:value="6379.615" calcext:value-type="float">
            <text:p>6379,615</text:p>
          </table:table-cell>
          <table:table-cell/>
          <table:table-cell table:formula="of:=ROUND([.$C284]+[.$D284] - [.$H284])" office:value-type="float" office:value="-3665" calcext:value-type="float">
            <text:p>-3665</text:p>
          </table:table-cell>
          <table:table-cell table:formula="of:=IF([.K283] + [.J284] &gt; [.$P$2]; 200000;  [.K283] + [.J284])" office:value-type="float" office:value="114469" calcext:value-type="float">
            <text:p>114469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0" calcext:value-type="float">
            <text:p>20</text:p>
          </table:table-cell>
          <table:table-cell office:value-type="float" office:value="1887.063" calcext:value-type="float">
            <text:p>1887,063</text:p>
          </table:table-cell>
          <table:table-cell office:value-type="float" office:value="273.913" calcext:value-type="float">
            <text:p>273,913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0" calcext:value-type="float">
            <text:p>20</text:p>
          </table:table-cell>
          <table:table-cell office:value-type="float" office:value="6206.9" calcext:value-type="float">
            <text:p>6206,9</text:p>
          </table:table-cell>
          <table:table-cell/>
          <table:table-cell table:formula="of:=ROUND([.$C285]+[.$D285] - [.$H285])" office:value-type="float" office:value="-4046" calcext:value-type="float">
            <text:p>-4046</text:p>
          </table:table-cell>
          <table:table-cell table:formula="of:=IF([.K284] + [.J285] &gt; [.$P$2]; 200000;  [.K284] + [.J285])" office:value-type="float" office:value="110423" calcext:value-type="float">
            <text:p>110423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1" calcext:value-type="float">
            <text:p>21</text:p>
          </table:table-cell>
          <table:table-cell office:value-type="float" office:value="2483.013" calcext:value-type="float">
            <text:p>2483,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1" calcext:value-type="float">
            <text:p>21</text:p>
          </table:table-cell>
          <table:table-cell office:value-type="float" office:value="4822.887" calcext:value-type="float">
            <text:p>4822,887</text:p>
          </table:table-cell>
          <table:table-cell/>
          <table:table-cell table:formula="of:=ROUND([.$C286]+[.$D286] - [.$H286])" office:value-type="float" office:value="-2340" calcext:value-type="float">
            <text:p>-2340</text:p>
          </table:table-cell>
          <table:table-cell table:formula="of:=IF([.K285] + [.J286] &gt; [.$P$2]; 200000;  [.K285] + [.J286])" office:value-type="float" office:value="108083" calcext:value-type="float">
            <text:p>108083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2" calcext:value-type="float">
            <text:p>22</text:p>
          </table:table-cell>
          <table:table-cell office:value-type="float" office:value="3017.25" calcext:value-type="float">
            <text:p>3017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2" calcext:value-type="float">
            <text:p>22</text:p>
          </table:table-cell>
          <table:table-cell office:value-type="float" office:value="4655.189" calcext:value-type="float">
            <text:p>4655,189</text:p>
          </table:table-cell>
          <table:table-cell/>
          <table:table-cell table:formula="of:=ROUND([.$C287]+[.$D287] - [.$H287])" office:value-type="float" office:value="-1638" calcext:value-type="float">
            <text:p>-1638</text:p>
          </table:table-cell>
          <table:table-cell table:formula="of:=IF([.K286] + [.J287] &gt; [.$P$2]; 200000;  [.K286] + [.J287])" office:value-type="float" office:value="106445" calcext:value-type="float">
            <text:p>106445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3" calcext:value-type="float">
            <text:p>23</text:p>
          </table:table-cell>
          <table:table-cell office:value-type="float" office:value="3583.213" calcext:value-type="float">
            <text:p>3583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3" calcext:value-type="float">
            <text:p>23</text:p>
          </table:table-cell>
          <table:table-cell office:value-type="float" office:value="2883.951" calcext:value-type="float">
            <text:p>2883,951</text:p>
          </table:table-cell>
          <table:table-cell/>
          <table:table-cell table:formula="of:=ROUND([.$C288]+[.$D288] - [.$H288])" office:value-type="float" office:value="699" calcext:value-type="float">
            <text:p>699</text:p>
          </table:table-cell>
          <table:table-cell table:formula="of:=IF([.K287] + [.J288] &gt; [.$P$2]; 200000;  [.K287] + [.J288])" office:value-type="float" office:value="107144" calcext:value-type="float">
            <text:p>107144</text:p>
          </table:table-cell>
          <table:table-cell table:number-columns-repeated="5"/>
        </table:table-row>
        <table:table-row table:style-name="ro1">
          <table:table-cell office:value-type="date" office:date-value="2024-04-12" calcext:value-type="date">
            <text:p>2024-04-12</text:p>
          </table:table-cell>
          <table:table-cell office:value-type="float" office:value="24" calcext:value-type="float">
            <text:p>24</text:p>
          </table:table-cell>
          <table:table-cell office:value-type="float" office:value="4276.1" calcext:value-type="float">
            <text:p>4276,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2" calcext:value-type="date">
            <text:p>2024-04-12</text:p>
          </table:table-cell>
          <table:table-cell office:value-type="float" office:value="24" calcext:value-type="float">
            <text:p>24</text:p>
          </table:table-cell>
          <table:table-cell office:value-type="float" office:value="1693.254" calcext:value-type="float">
            <text:p>1693,254</text:p>
          </table:table-cell>
          <table:table-cell/>
          <table:table-cell table:formula="of:=ROUND([.$C289]+[.$D289] - [.$H289])" office:value-type="float" office:value="2583" calcext:value-type="float">
            <text:p>2583</text:p>
          </table:table-cell>
          <table:table-cell table:formula="of:=IF([.K288] + [.J289] &gt; [.$P$2]; 200000;  [.K288] + [.J289])" office:value-type="float" office:value="109727" calcext:value-type="float">
            <text:p>109727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" calcext:value-type="float">
            <text:p>1</text:p>
          </table:table-cell>
          <table:table-cell office:value-type="float" office:value="4388.313" calcext:value-type="float">
            <text:p>4388,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" calcext:value-type="float">
            <text:p>1</text:p>
          </table:table-cell>
          <table:table-cell office:value-type="float" office:value="1686.421" calcext:value-type="float">
            <text:p>1686,421</text:p>
          </table:table-cell>
          <table:table-cell/>
          <table:table-cell table:formula="of:=ROUND([.$C290]+[.$D290] - [.$H290])" office:value-type="float" office:value="2702" calcext:value-type="float">
            <text:p>2702</text:p>
          </table:table-cell>
          <table:table-cell table:formula="of:=IF([.K289] + [.J290] &gt; [.$P$2]; 200000;  [.K289] + [.J290])" office:value-type="float" office:value="112429" calcext:value-type="float">
            <text:p>112429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" calcext:value-type="float">
            <text:p>2</text:p>
          </table:table-cell>
          <table:table-cell office:value-type="float" office:value="4199.513" calcext:value-type="float">
            <text:p>4199,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" calcext:value-type="float">
            <text:p>2</text:p>
          </table:table-cell>
          <table:table-cell office:value-type="float" office:value="1474.67" calcext:value-type="float">
            <text:p>1474,67</text:p>
          </table:table-cell>
          <table:table-cell/>
          <table:table-cell table:formula="of:=ROUND([.$C291]+[.$D291] - [.$H291])" office:value-type="float" office:value="2725" calcext:value-type="float">
            <text:p>2725</text:p>
          </table:table-cell>
          <table:table-cell table:formula="of:=IF([.K290] + [.J291] &gt; [.$P$2]; 200000;  [.K290] + [.J291])" office:value-type="float" office:value="115154" calcext:value-type="float">
            <text:p>115154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3" calcext:value-type="float">
            <text:p>3</text:p>
          </table:table-cell>
          <table:table-cell office:value-type="float" office:value="4164.538" calcext:value-type="float">
            <text:p>4164,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3" calcext:value-type="float">
            <text:p>3</text:p>
          </table:table-cell>
          <table:table-cell office:value-type="float" office:value="1379.238" calcext:value-type="float">
            <text:p>1379,238</text:p>
          </table:table-cell>
          <table:table-cell/>
          <table:table-cell table:formula="of:=ROUND([.$C292]+[.$D292] - [.$H292])" office:value-type="float" office:value="2785" calcext:value-type="float">
            <text:p>2785</text:p>
          </table:table-cell>
          <table:table-cell table:formula="of:=IF([.K291] + [.J292] &gt; [.$P$2]; 200000;  [.K291] + [.J292])" office:value-type="float" office:value="117939" calcext:value-type="float">
            <text:p>117939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4" calcext:value-type="float">
            <text:p>4</text:p>
          </table:table-cell>
          <table:table-cell office:value-type="float" office:value="3954.775" calcext:value-type="float">
            <text:p>3954,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4" calcext:value-type="float">
            <text:p>4</text:p>
          </table:table-cell>
          <table:table-cell office:value-type="float" office:value="1218.73" calcext:value-type="float">
            <text:p>1218,73</text:p>
          </table:table-cell>
          <table:table-cell/>
          <table:table-cell table:formula="of:=ROUND([.$C293]+[.$D293] - [.$H293])" office:value-type="float" office:value="2736" calcext:value-type="float">
            <text:p>2736</text:p>
          </table:table-cell>
          <table:table-cell table:formula="of:=IF([.K292] + [.J293] &gt; [.$P$2]; 200000;  [.K292] + [.J293])" office:value-type="float" office:value="120675" calcext:value-type="float">
            <text:p>120675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5" calcext:value-type="float">
            <text:p>5</text:p>
          </table:table-cell>
          <table:table-cell office:value-type="float" office:value="3833.325" calcext:value-type="float">
            <text:p>3833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5" calcext:value-type="float">
            <text:p>5</text:p>
          </table:table-cell>
          <table:table-cell office:value-type="float" office:value="1827.046" calcext:value-type="float">
            <text:p>1827,046</text:p>
          </table:table-cell>
          <table:table-cell/>
          <table:table-cell table:formula="of:=ROUND([.$C294]+[.$D294] - [.$H294])" office:value-type="float" office:value="2006" calcext:value-type="float">
            <text:p>2006</text:p>
          </table:table-cell>
          <table:table-cell table:formula="of:=IF([.K293] + [.J294] &gt; [.$P$2]; 200000;  [.K293] + [.J294])" office:value-type="float" office:value="122681" calcext:value-type="float">
            <text:p>122681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6" calcext:value-type="float">
            <text:p>6</text:p>
          </table:table-cell>
          <table:table-cell office:value-type="float" office:value="3715.175" calcext:value-type="float">
            <text:p>3715,175</text:p>
          </table:table-cell>
          <table:table-cell office:value-type="float" office:value="45.475" calcext:value-type="float">
            <text:p>45,475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6" calcext:value-type="float">
            <text:p>6</text:p>
          </table:table-cell>
          <table:table-cell office:value-type="float" office:value="3025.649" calcext:value-type="float">
            <text:p>3025,649</text:p>
          </table:table-cell>
          <table:table-cell/>
          <table:table-cell table:formula="of:=ROUND([.$C295]+[.$D295] - [.$H295])" office:value-type="float" office:value="735" calcext:value-type="float">
            <text:p>735</text:p>
          </table:table-cell>
          <table:table-cell table:formula="of:=IF([.K294] + [.J295] &gt; [.$P$2]; 200000;  [.K294] + [.J295])" office:value-type="float" office:value="123416" calcext:value-type="float">
            <text:p>123416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7" calcext:value-type="float">
            <text:p>7</text:p>
          </table:table-cell>
          <table:table-cell office:value-type="float" office:value="3703.163" calcext:value-type="float">
            <text:p>3703,163</text:p>
          </table:table-cell>
          <table:table-cell office:value-type="float" office:value="473.513" calcext:value-type="float">
            <text:p>473,513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7" calcext:value-type="float">
            <text:p>7</text:p>
          </table:table-cell>
          <table:table-cell office:value-type="float" office:value="4121.645" calcext:value-type="float">
            <text:p>4121,645</text:p>
          </table:table-cell>
          <table:table-cell/>
          <table:table-cell table:formula="of:=ROUND([.$C296]+[.$D296] - [.$H296])" office:value-type="float" office:value="55" calcext:value-type="float">
            <text:p>55</text:p>
          </table:table-cell>
          <table:table-cell table:formula="of:=IF([.K295] + [.J296] &gt; [.$P$2]; 200000;  [.K295] + [.J296])" office:value-type="float" office:value="123471" calcext:value-type="float">
            <text:p>123471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8" calcext:value-type="float">
            <text:p>8</text:p>
          </table:table-cell>
          <table:table-cell office:value-type="float" office:value="3279.1" calcext:value-type="float">
            <text:p>3279,1</text:p>
          </table:table-cell>
          <table:table-cell office:value-type="float" office:value="1814.3" calcext:value-type="float">
            <text:p>1814,3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8" calcext:value-type="float">
            <text:p>8</text:p>
          </table:table-cell>
          <table:table-cell office:value-type="float" office:value="6913.588" calcext:value-type="float">
            <text:p>6913,588</text:p>
          </table:table-cell>
          <table:table-cell/>
          <table:table-cell table:formula="of:=ROUND([.$C297]+[.$D297] - [.$H297])" office:value-type="float" office:value="-1820" calcext:value-type="float">
            <text:p>-1820</text:p>
          </table:table-cell>
          <table:table-cell table:formula="of:=IF([.K296] + [.J297] &gt; [.$P$2]; 200000;  [.K296] + [.J297])" office:value-type="float" office:value="121651" calcext:value-type="float">
            <text:p>121651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9" calcext:value-type="float">
            <text:p>9</text:p>
          </table:table-cell>
          <table:table-cell office:value-type="float" office:value="3139.8" calcext:value-type="float">
            <text:p>3139,8</text:p>
          </table:table-cell>
          <table:table-cell office:value-type="float" office:value="3936.675" calcext:value-type="float">
            <text:p>3936,675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9" calcext:value-type="float">
            <text:p>9</text:p>
          </table:table-cell>
          <table:table-cell office:value-type="float" office:value="7743.214" calcext:value-type="float">
            <text:p>7743,214</text:p>
          </table:table-cell>
          <table:table-cell/>
          <table:table-cell table:formula="of:=ROUND([.$C298]+[.$D298] - [.$H298])" office:value-type="float" office:value="-667" calcext:value-type="float">
            <text:p>-667</text:p>
          </table:table-cell>
          <table:table-cell table:formula="of:=IF([.K297] + [.J298] &gt; [.$P$2]; 200000;  [.K297] + [.J298])" office:value-type="float" office:value="120984" calcext:value-type="float">
            <text:p>120984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0" calcext:value-type="float">
            <text:p>10</text:p>
          </table:table-cell>
          <table:table-cell office:value-type="float" office:value="3365.225" calcext:value-type="float">
            <text:p>3365,225</text:p>
          </table:table-cell>
          <table:table-cell office:value-type="float" office:value="5956.613" calcext:value-type="float">
            <text:p>5956,613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0" calcext:value-type="float">
            <text:p>10</text:p>
          </table:table-cell>
          <table:table-cell office:value-type="float" office:value="8642.35" calcext:value-type="float">
            <text:p>8642,35</text:p>
          </table:table-cell>
          <table:table-cell/>
          <table:table-cell table:formula="of:=ROUND([.$C299]+[.$D299] - [.$H299])" office:value-type="float" office:value="679" calcext:value-type="float">
            <text:p>679</text:p>
          </table:table-cell>
          <table:table-cell table:formula="of:=IF([.K298] + [.J299] &gt; [.$P$2]; 200000;  [.K298] + [.J299])" office:value-type="float" office:value="121663" calcext:value-type="float">
            <text:p>121663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1" calcext:value-type="float">
            <text:p>11</text:p>
          </table:table-cell>
          <table:table-cell office:value-type="float" office:value="3626.238" calcext:value-type="float">
            <text:p>3626,238</text:p>
          </table:table-cell>
          <table:table-cell office:value-type="float" office:value="7713.038" calcext:value-type="float">
            <text:p>7713,038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1" calcext:value-type="float">
            <text:p>11</text:p>
          </table:table-cell>
          <table:table-cell office:value-type="float" office:value="8618.068" calcext:value-type="float">
            <text:p>8618,068</text:p>
          </table:table-cell>
          <table:table-cell/>
          <table:table-cell table:formula="of:=ROUND([.$C300]+[.$D300] - [.$H300])" office:value-type="float" office:value="2721" calcext:value-type="float">
            <text:p>2721</text:p>
          </table:table-cell>
          <table:table-cell table:formula="of:=IF([.K299] + [.J300] &gt; [.$P$2]; 200000;  [.K299] + [.J300])" office:value-type="float" office:value="124384" calcext:value-type="float">
            <text:p>124384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2" calcext:value-type="float">
            <text:p>12</text:p>
          </table:table-cell>
          <table:table-cell office:value-type="float" office:value="3878.963" calcext:value-type="float">
            <text:p>3878,963</text:p>
          </table:table-cell>
          <table:table-cell office:value-type="float" office:value="8376.763" calcext:value-type="float">
            <text:p>8376,763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2" calcext:value-type="float">
            <text:p>12</text:p>
          </table:table-cell>
          <table:table-cell office:value-type="float" office:value="8761.285" calcext:value-type="float">
            <text:p>8761,285</text:p>
          </table:table-cell>
          <table:table-cell/>
          <table:table-cell table:formula="of:=ROUND([.$C301]+[.$D301] - [.$H301])" office:value-type="float" office:value="3494" calcext:value-type="float">
            <text:p>3494</text:p>
          </table:table-cell>
          <table:table-cell table:formula="of:=IF([.K300] + [.J301] &gt; [.$P$2]; 200000;  [.K300] + [.J301])" office:value-type="float" office:value="127878" calcext:value-type="float">
            <text:p>127878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3" calcext:value-type="float">
            <text:p>13</text:p>
          </table:table-cell>
          <table:table-cell office:value-type="float" office:value="4186.288" calcext:value-type="float">
            <text:p>4186,288</text:p>
          </table:table-cell>
          <table:table-cell office:value-type="float" office:value="8718.6" calcext:value-type="float">
            <text:p>8718,6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3" calcext:value-type="float">
            <text:p>13</text:p>
          </table:table-cell>
          <table:table-cell office:value-type="float" office:value="9127.452" calcext:value-type="float">
            <text:p>9127,452</text:p>
          </table:table-cell>
          <table:table-cell/>
          <table:table-cell table:formula="of:=ROUND([.$C302]+[.$D302] - [.$H302])" office:value-type="float" office:value="3777" calcext:value-type="float">
            <text:p>3777</text:p>
          </table:table-cell>
          <table:table-cell table:formula="of:=IF([.K301] + [.J302] &gt; [.$P$2]; 200000;  [.K301] + [.J302])" office:value-type="float" office:value="131655" calcext:value-type="float">
            <text:p>131655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4" calcext:value-type="float">
            <text:p>14</text:p>
          </table:table-cell>
          <table:table-cell office:value-type="float" office:value="4575.263" calcext:value-type="float">
            <text:p>4575,263</text:p>
          </table:table-cell>
          <table:table-cell office:value-type="float" office:value="9145.288" calcext:value-type="float">
            <text:p>9145,288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4" calcext:value-type="float">
            <text:p>14</text:p>
          </table:table-cell>
          <table:table-cell office:value-type="float" office:value="7212.015" calcext:value-type="float">
            <text:p>7212,015</text:p>
          </table:table-cell>
          <table:table-cell/>
          <table:table-cell table:formula="of:=ROUND([.$C303]+[.$D303] - [.$H303])" office:value-type="float" office:value="6509" calcext:value-type="float">
            <text:p>6509</text:p>
          </table:table-cell>
          <table:table-cell table:formula="of:=IF([.K302] + [.J303] &gt; [.$P$2]; 200000;  [.K302] + [.J303])" office:value-type="float" office:value="138164" calcext:value-type="float">
            <text:p>138164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5" calcext:value-type="float">
            <text:p>15</text:p>
          </table:table-cell>
          <table:table-cell office:value-type="float" office:value="4728.138" calcext:value-type="float">
            <text:p>4728,138</text:p>
          </table:table-cell>
          <table:table-cell office:value-type="float" office:value="8144.075" calcext:value-type="float">
            <text:p>8144,075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5" calcext:value-type="float">
            <text:p>15</text:p>
          </table:table-cell>
          <table:table-cell office:value-type="float" office:value="7434.875" calcext:value-type="float">
            <text:p>7434,875</text:p>
          </table:table-cell>
          <table:table-cell/>
          <table:table-cell table:formula="of:=ROUND([.$C304]+[.$D304] - [.$H304])" office:value-type="float" office:value="5437" calcext:value-type="float">
            <text:p>5437</text:p>
          </table:table-cell>
          <table:table-cell table:formula="of:=IF([.K303] + [.J304] &gt; [.$P$2]; 200000;  [.K303] + [.J304])" office:value-type="float" office:value="143601" calcext:value-type="float">
            <text:p>143601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6" calcext:value-type="float">
            <text:p>16</text:p>
          </table:table-cell>
          <table:table-cell office:value-type="float" office:value="4374.788" calcext:value-type="float">
            <text:p>4374,788</text:p>
          </table:table-cell>
          <table:table-cell office:value-type="float" office:value="6291.475" calcext:value-type="float">
            <text:p>6291,475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6" calcext:value-type="float">
            <text:p>16</text:p>
          </table:table-cell>
          <table:table-cell office:value-type="float" office:value="7487.834" calcext:value-type="float">
            <text:p>7487,834</text:p>
          </table:table-cell>
          <table:table-cell/>
          <table:table-cell table:formula="of:=ROUND([.$C305]+[.$D305] - [.$H305])" office:value-type="float" office:value="3178" calcext:value-type="float">
            <text:p>3178</text:p>
          </table:table-cell>
          <table:table-cell table:formula="of:=IF([.K304] + [.J305] &gt; [.$P$2]; 200000;  [.K304] + [.J305])" office:value-type="float" office:value="146779" calcext:value-type="float">
            <text:p>146779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7" calcext:value-type="float">
            <text:p>17</text:p>
          </table:table-cell>
          <table:table-cell office:value-type="float" office:value="3919.325" calcext:value-type="float">
            <text:p>3919,325</text:p>
          </table:table-cell>
          <table:table-cell office:value-type="float" office:value="4863.938" calcext:value-type="float">
            <text:p>4863,938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7" calcext:value-type="float">
            <text:p>17</text:p>
          </table:table-cell>
          <table:table-cell office:value-type="float" office:value="7225.383" calcext:value-type="float">
            <text:p>7225,383</text:p>
          </table:table-cell>
          <table:table-cell/>
          <table:table-cell table:formula="of:=ROUND([.$C306]+[.$D306] - [.$H306])" office:value-type="float" office:value="1558" calcext:value-type="float">
            <text:p>1558</text:p>
          </table:table-cell>
          <table:table-cell table:formula="of:=IF([.K305] + [.J306] &gt; [.$P$2]; 200000;  [.K305] + [.J306])" office:value-type="float" office:value="148337" calcext:value-type="float">
            <text:p>148337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8" calcext:value-type="float">
            <text:p>18</text:p>
          </table:table-cell>
          <table:table-cell office:value-type="float" office:value="3067.688" calcext:value-type="float">
            <text:p>3067,688</text:p>
          </table:table-cell>
          <table:table-cell office:value-type="float" office:value="3051.088" calcext:value-type="float">
            <text:p>3051,088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8" calcext:value-type="float">
            <text:p>18</text:p>
          </table:table-cell>
          <table:table-cell office:value-type="float" office:value="6634.149" calcext:value-type="float">
            <text:p>6634,149</text:p>
          </table:table-cell>
          <table:table-cell/>
          <table:table-cell table:formula="of:=ROUND([.$C307]+[.$D307] - [.$H307])" office:value-type="float" office:value="-515" calcext:value-type="float">
            <text:p>-515</text:p>
          </table:table-cell>
          <table:table-cell table:formula="of:=IF([.K306] + [.J307] &gt; [.$P$2]; 200000;  [.K306] + [.J307])" office:value-type="float" office:value="147822" calcext:value-type="float">
            <text:p>147822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19" calcext:value-type="float">
            <text:p>19</text:p>
          </table:table-cell>
          <table:table-cell office:value-type="float" office:value="1823" calcext:value-type="float">
            <text:p>1823</text:p>
          </table:table-cell>
          <table:table-cell office:value-type="float" office:value="1224.525" calcext:value-type="float">
            <text:p>1224,525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19" calcext:value-type="float">
            <text:p>19</text:p>
          </table:table-cell>
          <table:table-cell office:value-type="float" office:value="7088.461" calcext:value-type="float">
            <text:p>7088,461</text:p>
          </table:table-cell>
          <table:table-cell/>
          <table:table-cell table:formula="of:=ROUND([.$C308]+[.$D308] - [.$H308])" office:value-type="float" office:value="-4041" calcext:value-type="float">
            <text:p>-4041</text:p>
          </table:table-cell>
          <table:table-cell table:formula="of:=IF([.K307] + [.J308] &gt; [.$P$2]; 200000;  [.K307] + [.J308])" office:value-type="float" office:value="143781" calcext:value-type="float">
            <text:p>143781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0" calcext:value-type="float">
            <text:p>20</text:p>
          </table:table-cell>
          <table:table-cell office:value-type="float" office:value="1388.188" calcext:value-type="float">
            <text:p>1388,188</text:p>
          </table:table-cell>
          <table:table-cell office:value-type="float" office:value="241.863" calcext:value-type="float">
            <text:p>241,863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0" calcext:value-type="float">
            <text:p>20</text:p>
          </table:table-cell>
          <table:table-cell office:value-type="float" office:value="6896.556" calcext:value-type="float">
            <text:p>6896,556</text:p>
          </table:table-cell>
          <table:table-cell/>
          <table:table-cell table:formula="of:=ROUND([.$C309]+[.$D309] - [.$H309])" office:value-type="float" office:value="-5267" calcext:value-type="float">
            <text:p>-5267</text:p>
          </table:table-cell>
          <table:table-cell table:formula="of:=IF([.K308] + [.J309] &gt; [.$P$2]; 200000;  [.K308] + [.J309])" office:value-type="float" office:value="138514" calcext:value-type="float">
            <text:p>138514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1" calcext:value-type="float">
            <text:p>21</text:p>
          </table:table-cell>
          <table:table-cell office:value-type="float" office:value="1684.8" calcext:value-type="float">
            <text:p>1684,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1" calcext:value-type="float">
            <text:p>21</text:p>
          </table:table-cell>
          <table:table-cell office:value-type="float" office:value="5358.764" calcext:value-type="float">
            <text:p>5358,764</text:p>
          </table:table-cell>
          <table:table-cell/>
          <table:table-cell table:formula="of:=ROUND([.$C310]+[.$D310] - [.$H310])" office:value-type="float" office:value="-3674" calcext:value-type="float">
            <text:p>-3674</text:p>
          </table:table-cell>
          <table:table-cell table:formula="of:=IF([.K309] + [.J310] &gt; [.$P$2]; 200000;  [.K309] + [.J310])" office:value-type="float" office:value="134840" calcext:value-type="float">
            <text:p>134840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2" calcext:value-type="float">
            <text:p>22</text:p>
          </table:table-cell>
          <table:table-cell office:value-type="float" office:value="2293.138" calcext:value-type="float">
            <text:p>2293,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2" calcext:value-type="float">
            <text:p>22</text:p>
          </table:table-cell>
          <table:table-cell office:value-type="float" office:value="5172.432" calcext:value-type="float">
            <text:p>5172,432</text:p>
          </table:table-cell>
          <table:table-cell/>
          <table:table-cell table:formula="of:=ROUND([.$C311]+[.$D311] - [.$H311])" office:value-type="float" office:value="-2879" calcext:value-type="float">
            <text:p>-2879</text:p>
          </table:table-cell>
          <table:table-cell table:formula="of:=IF([.K310] + [.J311] &gt; [.$P$2]; 200000;  [.K310] + [.J311])" office:value-type="float" office:value="131961" calcext:value-type="float">
            <text:p>131961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3" calcext:value-type="float">
            <text:p>23</text:p>
          </table:table-cell>
          <table:table-cell office:value-type="float" office:value="3020.613" calcext:value-type="float">
            <text:p>3020,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3" calcext:value-type="float">
            <text:p>23</text:p>
          </table:table-cell>
          <table:table-cell office:value-type="float" office:value="3204.39" calcext:value-type="float">
            <text:p>3204,39</text:p>
          </table:table-cell>
          <table:table-cell/>
          <table:table-cell table:formula="of:=ROUND([.$C312]+[.$D312] - [.$H312])" office:value-type="float" office:value="-184" calcext:value-type="float">
            <text:p>-184</text:p>
          </table:table-cell>
          <table:table-cell table:formula="of:=IF([.K311] + [.J312] &gt; [.$P$2]; 200000;  [.K311] + [.J312])" office:value-type="float" office:value="131777" calcext:value-type="float">
            <text:p>131777</text:p>
          </table:table-cell>
          <table:table-cell table:number-columns-repeated="5"/>
        </table:table-row>
        <table:table-row table:style-name="ro1">
          <table:table-cell office:value-type="date" office:date-value="2024-04-13" calcext:value-type="date">
            <text:p>2024-04-13</text:p>
          </table:table-cell>
          <table:table-cell office:value-type="float" office:value="24" calcext:value-type="float">
            <text:p>24</text:p>
          </table:table-cell>
          <table:table-cell office:value-type="float" office:value="3427.6" calcext:value-type="float">
            <text:p>3427,6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3" calcext:value-type="date">
            <text:p>2024-04-13</text:p>
          </table:table-cell>
          <table:table-cell office:value-type="float" office:value="24" calcext:value-type="float">
            <text:p>24</text:p>
          </table:table-cell>
          <table:table-cell office:value-type="float" office:value="1881.393" calcext:value-type="float">
            <text:p>1881,393</text:p>
          </table:table-cell>
          <table:table-cell/>
          <table:table-cell table:formula="of:=ROUND([.$C313]+[.$D313] - [.$H313])" office:value-type="float" office:value="1546" calcext:value-type="float">
            <text:p>1546</text:p>
          </table:table-cell>
          <table:table-cell table:formula="of:=IF([.K312] + [.J313] &gt; [.$P$2]; 200000;  [.K312] + [.J313])" office:value-type="float" office:value="133323" calcext:value-type="float">
            <text:p>133323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" calcext:value-type="float">
            <text:p>1</text:p>
          </table:table-cell>
          <table:table-cell office:value-type="float" office:value="3845.363" calcext:value-type="float">
            <text:p>3845,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" calcext:value-type="float">
            <text:p>1</text:p>
          </table:table-cell>
          <table:table-cell office:value-type="float" office:value="1707.511" calcext:value-type="float">
            <text:p>1707,511</text:p>
          </table:table-cell>
          <table:table-cell/>
          <table:table-cell table:formula="of:=ROUND([.$C314]+[.$D314] - [.$H314])" office:value-type="float" office:value="2138" calcext:value-type="float">
            <text:p>2138</text:p>
          </table:table-cell>
          <table:table-cell table:formula="of:=IF([.K313] + [.J314] &gt; [.$P$2]; 200000;  [.K313] + [.J314])" office:value-type="float" office:value="135461" calcext:value-type="float">
            <text:p>135461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" calcext:value-type="float">
            <text:p>2</text:p>
          </table:table-cell>
          <table:table-cell office:value-type="float" office:value="4625.775" calcext:value-type="float">
            <text:p>4625,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" calcext:value-type="float">
            <text:p>2</text:p>
          </table:table-cell>
          <table:table-cell office:value-type="float" office:value="1463.945" calcext:value-type="float">
            <text:p>1463,945</text:p>
          </table:table-cell>
          <table:table-cell/>
          <table:table-cell table:formula="of:=ROUND([.$C315]+[.$D315] - [.$H315])" office:value-type="float" office:value="3162" calcext:value-type="float">
            <text:p>3162</text:p>
          </table:table-cell>
          <table:table-cell table:formula="of:=IF([.K314] + [.J315] &gt; [.$P$2]; 200000;  [.K314] + [.J315])" office:value-type="float" office:value="138623" calcext:value-type="float">
            <text:p>138623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3" calcext:value-type="float">
            <text:p>3</text:p>
          </table:table-cell>
          <table:table-cell office:value-type="float" office:value="5458.913" calcext:value-type="float">
            <text:p>5458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3" calcext:value-type="float">
            <text:p>3</text:p>
          </table:table-cell>
          <table:table-cell office:value-type="float" office:value="1369.207" calcext:value-type="float">
            <text:p>1369,207</text:p>
          </table:table-cell>
          <table:table-cell/>
          <table:table-cell table:formula="of:=ROUND([.$C316]+[.$D316] - [.$H316])" office:value-type="float" office:value="4090" calcext:value-type="float">
            <text:p>4090</text:p>
          </table:table-cell>
          <table:table-cell table:formula="of:=IF([.K315] + [.J316] &gt; [.$P$2]; 200000;  [.K315] + [.J316])" office:value-type="float" office:value="142713" calcext:value-type="float">
            <text:p>142713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4" calcext:value-type="float">
            <text:p>4</text:p>
          </table:table-cell>
          <table:table-cell office:value-type="float" office:value="5633.763" calcext:value-type="float">
            <text:p>5633,7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4" calcext:value-type="float">
            <text:p>4</text:p>
          </table:table-cell>
          <table:table-cell office:value-type="float" office:value="1372.014" calcext:value-type="float">
            <text:p>1372,014</text:p>
          </table:table-cell>
          <table:table-cell/>
          <table:table-cell table:formula="of:=ROUND([.$C317]+[.$D317] - [.$H317])" office:value-type="float" office:value="4262" calcext:value-type="float">
            <text:p>4262</text:p>
          </table:table-cell>
          <table:table-cell table:formula="of:=IF([.K316] + [.J317] &gt; [.$P$2]; 200000;  [.K316] + [.J317])" office:value-type="float" office:value="146975" calcext:value-type="float">
            <text:p>146975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5" calcext:value-type="float">
            <text:p>5</text:p>
          </table:table-cell>
          <table:table-cell office:value-type="float" office:value="5972.5" calcext:value-type="float">
            <text:p>5972,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5" calcext:value-type="float">
            <text:p>5</text:p>
          </table:table-cell>
          <table:table-cell office:value-type="float" office:value="2056.839" calcext:value-type="float">
            <text:p>2056,839</text:p>
          </table:table-cell>
          <table:table-cell/>
          <table:table-cell table:formula="of:=ROUND([.$C318]+[.$D318] - [.$H318])" office:value-type="float" office:value="3916" calcext:value-type="float">
            <text:p>3916</text:p>
          </table:table-cell>
          <table:table-cell table:formula="of:=IF([.K317] + [.J318] &gt; [.$P$2]; 200000;  [.K317] + [.J318])" office:value-type="float" office:value="150891" calcext:value-type="float">
            <text:p>150891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6" calcext:value-type="float">
            <text:p>6</text:p>
          </table:table-cell>
          <table:table-cell office:value-type="float" office:value="6276" calcext:value-type="float">
            <text:p>6276</text:p>
          </table:table-cell>
          <table:table-cell office:value-type="float" office:value="22.763" calcext:value-type="float">
            <text:p>22,763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6" calcext:value-type="float">
            <text:p>6</text:p>
          </table:table-cell>
          <table:table-cell office:value-type="float" office:value="3406.194" calcext:value-type="float">
            <text:p>3406,194</text:p>
          </table:table-cell>
          <table:table-cell/>
          <table:table-cell table:formula="of:=ROUND([.$C319]+[.$D319] - [.$H319])" office:value-type="float" office:value="2893" calcext:value-type="float">
            <text:p>2893</text:p>
          </table:table-cell>
          <table:table-cell table:formula="of:=IF([.K318] + [.J319] &gt; [.$P$2]; 200000;  [.K318] + [.J319])" office:value-type="float" office:value="153784" calcext:value-type="float">
            <text:p>153784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7" calcext:value-type="float">
            <text:p>7</text:p>
          </table:table-cell>
          <table:table-cell office:value-type="float" office:value="6597.65" calcext:value-type="float">
            <text:p>6597,65</text:p>
          </table:table-cell>
          <table:table-cell office:value-type="float" office:value="393.1" calcext:value-type="float">
            <text:p>393,1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7" calcext:value-type="float">
            <text:p>7</text:p>
          </table:table-cell>
          <table:table-cell office:value-type="float" office:value="4640.037" calcext:value-type="float">
            <text:p>4640,037</text:p>
          </table:table-cell>
          <table:table-cell/>
          <table:table-cell table:formula="of:=ROUND([.$C320]+[.$D320] - [.$H320])" office:value-type="float" office:value="2351" calcext:value-type="float">
            <text:p>2351</text:p>
          </table:table-cell>
          <table:table-cell table:formula="of:=IF([.K319] + [.J320] &gt; [.$P$2]; 200000;  [.K319] + [.J320])" office:value-type="float" office:value="156135" calcext:value-type="float">
            <text:p>156135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8" calcext:value-type="float">
            <text:p>8</text:p>
          </table:table-cell>
          <table:table-cell office:value-type="float" office:value="6402.85" calcext:value-type="float">
            <text:p>6402,85</text:p>
          </table:table-cell>
          <table:table-cell office:value-type="float" office:value="1521.95" calcext:value-type="float">
            <text:p>1521,95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8" calcext:value-type="float">
            <text:p>8</text:p>
          </table:table-cell>
          <table:table-cell office:value-type="float" office:value="6863.308" calcext:value-type="float">
            <text:p>6863,308</text:p>
          </table:table-cell>
          <table:table-cell/>
          <table:table-cell table:formula="of:=ROUND([.$C321]+[.$D321] - [.$H321])" office:value-type="float" office:value="1061" calcext:value-type="float">
            <text:p>1061</text:p>
          </table:table-cell>
          <table:table-cell table:formula="of:=IF([.K320] + [.J321] &gt; [.$P$2]; 200000;  [.K320] + [.J321])" office:value-type="float" office:value="157196" calcext:value-type="float">
            <text:p>157196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9" calcext:value-type="float">
            <text:p>9</text:p>
          </table:table-cell>
          <table:table-cell office:value-type="float" office:value="6034.713" calcext:value-type="float">
            <text:p>6034,713</text:p>
          </table:table-cell>
          <table:table-cell office:value-type="float" office:value="2818.113" calcext:value-type="float">
            <text:p>2818,113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9" calcext:value-type="float">
            <text:p>9</text:p>
          </table:table-cell>
          <table:table-cell office:value-type="float" office:value="7686.899" calcext:value-type="float">
            <text:p>7686,899</text:p>
          </table:table-cell>
          <table:table-cell/>
          <table:table-cell table:formula="of:=ROUND([.$C322]+[.$D322] - [.$H322])" office:value-type="float" office:value="1166" calcext:value-type="float">
            <text:p>1166</text:p>
          </table:table-cell>
          <table:table-cell table:formula="of:=IF([.K321] + [.J322] &gt; [.$P$2]; 200000;  [.K321] + [.J322])" office:value-type="float" office:value="158362" calcext:value-type="float">
            <text:p>158362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0" calcext:value-type="float">
            <text:p>10</text:p>
          </table:table-cell>
          <table:table-cell office:value-type="float" office:value="6372.425" calcext:value-type="float">
            <text:p>6372,425</text:p>
          </table:table-cell>
          <table:table-cell office:value-type="float" office:value="3986.95" calcext:value-type="float">
            <text:p>3986,95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0" calcext:value-type="float">
            <text:p>10</text:p>
          </table:table-cell>
          <table:table-cell office:value-type="float" office:value="8579.497" calcext:value-type="float">
            <text:p>8579,497</text:p>
          </table:table-cell>
          <table:table-cell/>
          <table:table-cell table:formula="of:=ROUND([.$C323]+[.$D323] - [.$H323])" office:value-type="float" office:value="1780" calcext:value-type="float">
            <text:p>1780</text:p>
          </table:table-cell>
          <table:table-cell table:formula="of:=IF([.K322] + [.J323] &gt; [.$P$2]; 200000;  [.K322] + [.J323])" office:value-type="float" office:value="160142" calcext:value-type="float">
            <text:p>160142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1" calcext:value-type="float">
            <text:p>11</text:p>
          </table:table-cell>
          <table:table-cell office:value-type="float" office:value="6298.838" calcext:value-type="float">
            <text:p>6298,838</text:p>
          </table:table-cell>
          <table:table-cell office:value-type="float" office:value="5170.5" calcext:value-type="float">
            <text:p>5170,5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1" calcext:value-type="float">
            <text:p>11</text:p>
          </table:table-cell>
          <table:table-cell office:value-type="float" office:value="8555.392" calcext:value-type="float">
            <text:p>8555,392</text:p>
          </table:table-cell>
          <table:table-cell/>
          <table:table-cell table:formula="of:=ROUND([.$C324]+[.$D324] - [.$H324])" office:value-type="float" office:value="2914" calcext:value-type="float">
            <text:p>2914</text:p>
          </table:table-cell>
          <table:table-cell table:formula="of:=IF([.K323] + [.J324] &gt; [.$P$2]; 200000;  [.K323] + [.J324])" office:value-type="float" office:value="163056" calcext:value-type="float">
            <text:p>163056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2" calcext:value-type="float">
            <text:p>12</text:p>
          </table:table-cell>
          <table:table-cell office:value-type="float" office:value="6509.438" calcext:value-type="float">
            <text:p>6509,438</text:p>
          </table:table-cell>
          <table:table-cell office:value-type="float" office:value="5239.9" calcext:value-type="float">
            <text:p>5239,9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2" calcext:value-type="float">
            <text:p>12</text:p>
          </table:table-cell>
          <table:table-cell office:value-type="float" office:value="8697.567" calcext:value-type="float">
            <text:p>8697,567</text:p>
          </table:table-cell>
          <table:table-cell/>
          <table:table-cell table:formula="of:=ROUND([.$C325]+[.$D325] - [.$H325])" office:value-type="float" office:value="3052" calcext:value-type="float">
            <text:p>3052</text:p>
          </table:table-cell>
          <table:table-cell table:formula="of:=IF([.K324] + [.J325] &gt; [.$P$2]; 200000;  [.K324] + [.J325])" office:value-type="float" office:value="166108" calcext:value-type="float">
            <text:p>166108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3" calcext:value-type="float">
            <text:p>13</text:p>
          </table:table-cell>
          <table:table-cell office:value-type="float" office:value="6538.3" calcext:value-type="float">
            <text:p>6538,3</text:p>
          </table:table-cell>
          <table:table-cell office:value-type="float" office:value="5970" calcext:value-type="float">
            <text:p>597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3" calcext:value-type="float">
            <text:p>13</text:p>
          </table:table-cell>
          <table:table-cell office:value-type="float" office:value="9061.07" calcext:value-type="float">
            <text:p>9061,07</text:p>
          </table:table-cell>
          <table:table-cell/>
          <table:table-cell table:formula="of:=ROUND([.$C326]+[.$D326] - [.$H326])" office:value-type="float" office:value="3447" calcext:value-type="float">
            <text:p>3447</text:p>
          </table:table-cell>
          <table:table-cell table:formula="of:=IF([.K325] + [.J326] &gt; [.$P$2]; 200000;  [.K325] + [.J326])" office:value-type="float" office:value="169555" calcext:value-type="float">
            <text:p>169555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4" calcext:value-type="float">
            <text:p>14</text:p>
          </table:table-cell>
          <table:table-cell office:value-type="float" office:value="6541.338" calcext:value-type="float">
            <text:p>6541,338</text:p>
          </table:table-cell>
          <table:table-cell office:value-type="float" office:value="6004.338" calcext:value-type="float">
            <text:p>6004,338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4" calcext:value-type="float">
            <text:p>14</text:p>
          </table:table-cell>
          <table:table-cell office:value-type="float" office:value="8560.349" calcext:value-type="float">
            <text:p>8560,349</text:p>
          </table:table-cell>
          <table:table-cell/>
          <table:table-cell table:formula="of:=ROUND([.$C327]+[.$D327] - [.$H327])" office:value-type="float" office:value="3985" calcext:value-type="float">
            <text:p>3985</text:p>
          </table:table-cell>
          <table:table-cell table:formula="of:=IF([.K326] + [.J327] &gt; [.$P$2]; 200000;  [.K326] + [.J327])" office:value-type="float" office:value="173540" calcext:value-type="float">
            <text:p>173540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5" calcext:value-type="float">
            <text:p>15</text:p>
          </table:table-cell>
          <table:table-cell office:value-type="float" office:value="6461.2" calcext:value-type="float">
            <text:p>6461,2</text:p>
          </table:table-cell>
          <table:table-cell office:value-type="float" office:value="5506.875" calcext:value-type="float">
            <text:p>5506,875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5" calcext:value-type="float">
            <text:p>15</text:p>
          </table:table-cell>
          <table:table-cell office:value-type="float" office:value="8824.873" calcext:value-type="float">
            <text:p>8824,873</text:p>
          </table:table-cell>
          <table:table-cell/>
          <table:table-cell table:formula="of:=ROUND([.$C328]+[.$D328] - [.$H328])" office:value-type="float" office:value="3143" calcext:value-type="float">
            <text:p>3143</text:p>
          </table:table-cell>
          <table:table-cell table:formula="of:=IF([.K327] + [.J328] &gt; [.$P$2]; 200000;  [.K327] + [.J328])" office:value-type="float" office:value="176683" calcext:value-type="float">
            <text:p>176683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6" calcext:value-type="float">
            <text:p>16</text:p>
          </table:table-cell>
          <table:table-cell office:value-type="float" office:value="6375.213" calcext:value-type="float">
            <text:p>6375,213</text:p>
          </table:table-cell>
          <table:table-cell office:value-type="float" office:value="5212.863" calcext:value-type="float">
            <text:p>5212,863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6" calcext:value-type="float">
            <text:p>16</text:p>
          </table:table-cell>
          <table:table-cell office:value-type="float" office:value="8887.734" calcext:value-type="float">
            <text:p>8887,734</text:p>
          </table:table-cell>
          <table:table-cell/>
          <table:table-cell table:formula="of:=ROUND([.$C329]+[.$D329] - [.$H329])" office:value-type="float" office:value="2700" calcext:value-type="float">
            <text:p>2700</text:p>
          </table:table-cell>
          <table:table-cell table:formula="of:=IF([.K328] + [.J329] &gt; [.$P$2]; 200000;  [.K328] + [.J329])" office:value-type="float" office:value="179383" calcext:value-type="float">
            <text:p>179383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7" calcext:value-type="float">
            <text:p>17</text:p>
          </table:table-cell>
          <table:table-cell office:value-type="float" office:value="6976.738" calcext:value-type="float">
            <text:p>6976,738</text:p>
          </table:table-cell>
          <table:table-cell office:value-type="float" office:value="4309.463" calcext:value-type="float">
            <text:p>4309,463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7" calcext:value-type="float">
            <text:p>17</text:p>
          </table:table-cell>
          <table:table-cell office:value-type="float" office:value="8576.216" calcext:value-type="float">
            <text:p>8576,216</text:p>
          </table:table-cell>
          <table:table-cell/>
          <table:table-cell table:formula="of:=ROUND([.$C330]+[.$D330] - [.$H330])" office:value-type="float" office:value="2710" calcext:value-type="float">
            <text:p>2710</text:p>
          </table:table-cell>
          <table:table-cell table:formula="of:=IF([.K329] + [.J330] &gt; [.$P$2]; 200000;  [.K329] + [.J330])" office:value-type="float" office:value="182093" calcext:value-type="float">
            <text:p>182093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8" calcext:value-type="float">
            <text:p>18</text:p>
          </table:table-cell>
          <table:table-cell office:value-type="float" office:value="6850.188" calcext:value-type="float">
            <text:p>6850,188</text:p>
          </table:table-cell>
          <table:table-cell office:value-type="float" office:value="2943.1" calcext:value-type="float">
            <text:p>2943,1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8" calcext:value-type="float">
            <text:p>18</text:p>
          </table:table-cell>
          <table:table-cell office:value-type="float" office:value="7874.446" calcext:value-type="float">
            <text:p>7874,446</text:p>
          </table:table-cell>
          <table:table-cell/>
          <table:table-cell table:formula="of:=ROUND([.$C331]+[.$D331] - [.$H331])" office:value-type="float" office:value="1919" calcext:value-type="float">
            <text:p>1919</text:p>
          </table:table-cell>
          <table:table-cell table:formula="of:=IF([.K330] + [.J331] &gt; [.$P$2]; 200000;  [.K330] + [.J331])" office:value-type="float" office:value="184012" calcext:value-type="float">
            <text:p>184012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19" calcext:value-type="float">
            <text:p>19</text:p>
          </table:table-cell>
          <table:table-cell office:value-type="float" office:value="6512.713" calcext:value-type="float">
            <text:p>6512,713</text:p>
          </table:table-cell>
          <table:table-cell office:value-type="float" office:value="1639.95" calcext:value-type="float">
            <text:p>1639,95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19" calcext:value-type="float">
            <text:p>19</text:p>
          </table:table-cell>
          <table:table-cell office:value-type="float" office:value="7036.908" calcext:value-type="float">
            <text:p>7036,908</text:p>
          </table:table-cell>
          <table:table-cell/>
          <table:table-cell table:formula="of:=ROUND([.$C332]+[.$D332] - [.$H332])" office:value-type="float" office:value="1116" calcext:value-type="float">
            <text:p>1116</text:p>
          </table:table-cell>
          <table:table-cell table:formula="of:=IF([.K331] + [.J332] &gt; [.$P$2]; 200000;  [.K331] + [.J332])" office:value-type="float" office:value="185128" calcext:value-type="float">
            <text:p>185128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0" calcext:value-type="float">
            <text:p>20</text:p>
          </table:table-cell>
          <table:table-cell office:value-type="float" office:value="5602.85" calcext:value-type="float">
            <text:p>5602,85</text:p>
          </table:table-cell>
          <table:table-cell office:value-type="float" office:value="401.438" calcext:value-type="float">
            <text:p>401,438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0" calcext:value-type="float">
            <text:p>20</text:p>
          </table:table-cell>
          <table:table-cell office:value-type="float" office:value="6846.399" calcext:value-type="float">
            <text:p>6846,399</text:p>
          </table:table-cell>
          <table:table-cell/>
          <table:table-cell table:formula="of:=ROUND([.$C333]+[.$D333] - [.$H333])" office:value-type="float" office:value="-842" calcext:value-type="float">
            <text:p>-842</text:p>
          </table:table-cell>
          <table:table-cell table:formula="of:=IF([.K332] + [.J333] &gt; [.$P$2]; 200000;  [.K332] + [.J333])" office:value-type="float" office:value="184286" calcext:value-type="float">
            <text:p>184286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1" calcext:value-type="float">
            <text:p>21</text:p>
          </table:table-cell>
          <table:table-cell office:value-type="float" office:value="5012.575" calcext:value-type="float">
            <text:p>5012,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1" calcext:value-type="float">
            <text:p>21</text:p>
          </table:table-cell>
          <table:table-cell office:value-type="float" office:value="5319.791" calcext:value-type="float">
            <text:p>5319,791</text:p>
          </table:table-cell>
          <table:table-cell/>
          <table:table-cell table:formula="of:=ROUND([.$C334]+[.$D334] - [.$H334])" office:value-type="float" office:value="-307" calcext:value-type="float">
            <text:p>-307</text:p>
          </table:table-cell>
          <table:table-cell table:formula="of:=IF([.K333] + [.J334] &gt; [.$P$2]; 200000;  [.K333] + [.J334])" office:value-type="float" office:value="183979" calcext:value-type="float">
            <text:p>183979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2" calcext:value-type="float">
            <text:p>22</text:p>
          </table:table-cell>
          <table:table-cell office:value-type="float" office:value="4847.388" calcext:value-type="float">
            <text:p>4847,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2" calcext:value-type="float">
            <text:p>22</text:p>
          </table:table-cell>
          <table:table-cell office:value-type="float" office:value="5134.814" calcext:value-type="float">
            <text:p>5134,814</text:p>
          </table:table-cell>
          <table:table-cell/>
          <table:table-cell table:formula="of:=ROUND([.$C335]+[.$D335] - [.$H335])" office:value-type="float" office:value="-287" calcext:value-type="float">
            <text:p>-287</text:p>
          </table:table-cell>
          <table:table-cell table:formula="of:=IF([.K334] + [.J335] &gt; [.$P$2]; 200000;  [.K334] + [.J335])" office:value-type="float" office:value="183692" calcext:value-type="float">
            <text:p>183692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3" calcext:value-type="float">
            <text:p>23</text:p>
          </table:table-cell>
          <table:table-cell office:value-type="float" office:value="4398.375" calcext:value-type="float">
            <text:p>4398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3" calcext:value-type="float">
            <text:p>23</text:p>
          </table:table-cell>
          <table:table-cell office:value-type="float" office:value="3181.086" calcext:value-type="float">
            <text:p>3181,086</text:p>
          </table:table-cell>
          <table:table-cell/>
          <table:table-cell table:formula="of:=ROUND([.$C336]+[.$D336] - [.$H336])" office:value-type="float" office:value="1217" calcext:value-type="float">
            <text:p>1217</text:p>
          </table:table-cell>
          <table:table-cell table:formula="of:=IF([.K335] + [.J336] &gt; [.$P$2]; 200000;  [.K335] + [.J336])" office:value-type="float" office:value="184909" calcext:value-type="float">
            <text:p>184909</text:p>
          </table:table-cell>
          <table:table-cell table:number-columns-repeated="5"/>
        </table:table-row>
        <table:table-row table:style-name="ro1">
          <table:table-cell office:value-type="date" office:date-value="2024-04-14" calcext:value-type="date">
            <text:p>2024-04-14</text:p>
          </table:table-cell>
          <table:table-cell office:value-type="float" office:value="24" calcext:value-type="float">
            <text:p>24</text:p>
          </table:table-cell>
          <table:table-cell office:value-type="float" office:value="3962.788" calcext:value-type="float">
            <text:p>3962,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4" calcext:value-type="date">
            <text:p>2024-04-14</text:p>
          </table:table-cell>
          <table:table-cell office:value-type="float" office:value="24" calcext:value-type="float">
            <text:p>24</text:p>
          </table:table-cell>
          <table:table-cell office:value-type="float" office:value="1867.71" calcext:value-type="float">
            <text:p>1867,71</text:p>
          </table:table-cell>
          <table:table-cell/>
          <table:table-cell table:formula="of:=ROUND([.$C337]+[.$D337] - [.$H337])" office:value-type="float" office:value="2095" calcext:value-type="float">
            <text:p>2095</text:p>
          </table:table-cell>
          <table:table-cell table:formula="of:=IF([.K336] + [.J337] &gt; [.$P$2]; 200000;  [.K336] + [.J337])" office:value-type="float" office:value="187004" calcext:value-type="float">
            <text:p>187004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" calcext:value-type="float">
            <text:p>1</text:p>
          </table:table-cell>
          <table:table-cell office:value-type="float" office:value="3412.875" calcext:value-type="float">
            <text:p>3412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" calcext:value-type="float">
            <text:p>1</text:p>
          </table:table-cell>
          <table:table-cell office:value-type="float" office:value="1563.641" calcext:value-type="float">
            <text:p>1563,641</text:p>
          </table:table-cell>
          <table:table-cell/>
          <table:table-cell table:formula="of:=ROUND([.$C338]+[.$D338] - [.$H338])" office:value-type="float" office:value="1849" calcext:value-type="float">
            <text:p>1849</text:p>
          </table:table-cell>
          <table:table-cell table:formula="of:=IF([.K337] + [.J338] &gt; [.$P$2]; 200000;  [.K337] + [.J338])" office:value-type="float" office:value="188853" calcext:value-type="float">
            <text:p>188853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" calcext:value-type="float">
            <text:p>2</text:p>
          </table:table-cell>
          <table:table-cell office:value-type="float" office:value="2599.925" calcext:value-type="float">
            <text:p>2599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" calcext:value-type="float">
            <text:p>2</text:p>
          </table:table-cell>
          <table:table-cell office:value-type="float" office:value="1340.597" calcext:value-type="float">
            <text:p>1340,597</text:p>
          </table:table-cell>
          <table:table-cell/>
          <table:table-cell table:formula="of:=ROUND([.$C339]+[.$D339] - [.$H339])" office:value-type="float" office:value="1259" calcext:value-type="float">
            <text:p>1259</text:p>
          </table:table-cell>
          <table:table-cell table:formula="of:=IF([.K338] + [.J339] &gt; [.$P$2]; 200000;  [.K338] + [.J339])" office:value-type="float" office:value="190112" calcext:value-type="float">
            <text:p>190112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3" calcext:value-type="float">
            <text:p>3</text:p>
          </table:table-cell>
          <table:table-cell office:value-type="float" office:value="2349.863" calcext:value-type="float">
            <text:p>2349,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3" calcext:value-type="float">
            <text:p>3</text:p>
          </table:table-cell>
          <table:table-cell office:value-type="float" office:value="1253.842" calcext:value-type="float">
            <text:p>1253,842</text:p>
          </table:table-cell>
          <table:table-cell/>
          <table:table-cell table:formula="of:=ROUND([.$C340]+[.$D340] - [.$H340])" office:value-type="float" office:value="1096" calcext:value-type="float">
            <text:p>1096</text:p>
          </table:table-cell>
          <table:table-cell table:formula="of:=IF([.K339] + [.J340] &gt; [.$P$2]; 200000;  [.K339] + [.J340])" office:value-type="float" office:value="191208" calcext:value-type="float">
            <text:p>191208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4" calcext:value-type="float">
            <text:p>4</text:p>
          </table:table-cell>
          <table:table-cell office:value-type="float" office:value="2203.088" calcext:value-type="float">
            <text:p>2203,0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4" calcext:value-type="float">
            <text:p>4</text:p>
          </table:table-cell>
          <table:table-cell office:value-type="float" office:value="1256.412" calcext:value-type="float">
            <text:p>1256,412</text:p>
          </table:table-cell>
          <table:table-cell/>
          <table:table-cell table:formula="of:=ROUND([.$C341]+[.$D341] - [.$H341])" office:value-type="float" office:value="947" calcext:value-type="float">
            <text:p>947</text:p>
          </table:table-cell>
          <table:table-cell table:formula="of:=IF([.K340] + [.J341] &gt; [.$P$2]; 200000;  [.K340] + [.J341])" office:value-type="float" office:value="192155" calcext:value-type="float">
            <text:p>192155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5" calcext:value-type="float">
            <text:p>5</text:p>
          </table:table-cell>
          <table:table-cell office:value-type="float" office:value="2138.925" calcext:value-type="float">
            <text:p>2138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5" calcext:value-type="float">
            <text:p>5</text:p>
          </table:table-cell>
          <table:table-cell office:value-type="float" office:value="1883.535" calcext:value-type="float">
            <text:p>1883,535</text:p>
          </table:table-cell>
          <table:table-cell/>
          <table:table-cell table:formula="of:=ROUND([.$C342]+[.$D342] - [.$H342])" office:value-type="float" office:value="255" calcext:value-type="float">
            <text:p>255</text:p>
          </table:table-cell>
          <table:table-cell table:formula="of:=IF([.K341] + [.J342] &gt; [.$P$2]; 200000;  [.K341] + [.J342])" office:value-type="float" office:value="192410" calcext:value-type="float">
            <text:p>192410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6" calcext:value-type="float">
            <text:p>6</text:p>
          </table:table-cell>
          <table:table-cell office:value-type="float" office:value="2209.088" calcext:value-type="float">
            <text:p>2209,088</text:p>
          </table:table-cell>
          <table:table-cell office:value-type="float" office:value="41.738" calcext:value-type="float">
            <text:p>41,73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6" calcext:value-type="float">
            <text:p>6</text:p>
          </table:table-cell>
          <table:table-cell office:value-type="float" office:value="3119.198" calcext:value-type="float">
            <text:p>3119,198</text:p>
          </table:table-cell>
          <table:table-cell/>
          <table:table-cell table:formula="of:=ROUND([.$C343]+[.$D343] - [.$H343])" office:value-type="float" office:value="-868" calcext:value-type="float">
            <text:p>-868</text:p>
          </table:table-cell>
          <table:table-cell table:formula="of:=IF([.K342] + [.J343] &gt; [.$P$2]; 200000;  [.K342] + [.J343])" office:value-type="float" office:value="191542" calcext:value-type="float">
            <text:p>191542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7" calcext:value-type="float">
            <text:p>7</text:p>
          </table:table-cell>
          <table:table-cell office:value-type="float" office:value="2132.963" calcext:value-type="float">
            <text:p>2132,963</text:p>
          </table:table-cell>
          <table:table-cell office:value-type="float" office:value="265.213" calcext:value-type="float">
            <text:p>265,213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7" calcext:value-type="float">
            <text:p>7</text:p>
          </table:table-cell>
          <table:table-cell office:value-type="float" office:value="4249.081" calcext:value-type="float">
            <text:p>4249,081</text:p>
          </table:table-cell>
          <table:table-cell/>
          <table:table-cell table:formula="of:=ROUND([.$C344]+[.$D344] - [.$H344])" office:value-type="float" office:value="-1851" calcext:value-type="float">
            <text:p>-1851</text:p>
          </table:table-cell>
          <table:table-cell table:formula="of:=IF([.K343] + [.J344] &gt; [.$P$2]; 200000;  [.K343] + [.J344])" office:value-type="float" office:value="189691" calcext:value-type="float">
            <text:p>189691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8" calcext:value-type="float">
            <text:p>8</text:p>
          </table:table-cell>
          <table:table-cell office:value-type="float" office:value="1704.163" calcext:value-type="float">
            <text:p>1704,163</text:p>
          </table:table-cell>
          <table:table-cell office:value-type="float" office:value="872.425" calcext:value-type="float">
            <text:p>872,425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8" calcext:value-type="float">
            <text:p>8</text:p>
          </table:table-cell>
          <table:table-cell office:value-type="float" office:value="6285.024" calcext:value-type="float">
            <text:p>6285,024</text:p>
          </table:table-cell>
          <table:table-cell/>
          <table:table-cell table:formula="of:=ROUND([.$C345]+[.$D345] - [.$H345])" office:value-type="float" office:value="-3708" calcext:value-type="float">
            <text:p>-3708</text:p>
          </table:table-cell>
          <table:table-cell table:formula="of:=IF([.K344] + [.J345] &gt; [.$P$2]; 200000;  [.K344] + [.J345])" office:value-type="float" office:value="185983" calcext:value-type="float">
            <text:p>185983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9" calcext:value-type="float">
            <text:p>9</text:p>
          </table:table-cell>
          <table:table-cell office:value-type="float" office:value="1390" calcext:value-type="float">
            <text:p>1390</text:p>
          </table:table-cell>
          <table:table-cell office:value-type="float" office:value="2106.913" calcext:value-type="float">
            <text:p>2106,913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9" calcext:value-type="float">
            <text:p>9</text:p>
          </table:table-cell>
          <table:table-cell office:value-type="float" office:value="7039.222" calcext:value-type="float">
            <text:p>7039,222</text:p>
          </table:table-cell>
          <table:table-cell/>
          <table:table-cell table:formula="of:=ROUND([.$C346]+[.$D346] - [.$H346])" office:value-type="float" office:value="-3542" calcext:value-type="float">
            <text:p>-3542</text:p>
          </table:table-cell>
          <table:table-cell table:formula="of:=IF([.K345] + [.J346] &gt; [.$P$2]; 200000;  [.K345] + [.J346])" office:value-type="float" office:value="182441" calcext:value-type="float">
            <text:p>182441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0" calcext:value-type="float">
            <text:p>10</text:p>
          </table:table-cell>
          <table:table-cell office:value-type="float" office:value="1246.65" calcext:value-type="float">
            <text:p>1246,65</text:p>
          </table:table-cell>
          <table:table-cell office:value-type="float" office:value="4120.888" calcext:value-type="float">
            <text:p>4120,88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0" calcext:value-type="float">
            <text:p>10</text:p>
          </table:table-cell>
          <table:table-cell office:value-type="float" office:value="7856.612" calcext:value-type="float">
            <text:p>7856,612</text:p>
          </table:table-cell>
          <table:table-cell/>
          <table:table-cell table:formula="of:=ROUND([.$C347]+[.$D347] - [.$H347])" office:value-type="float" office:value="-2489" calcext:value-type="float">
            <text:p>-2489</text:p>
          </table:table-cell>
          <table:table-cell table:formula="of:=IF([.K346] + [.J347] &gt; [.$P$2]; 200000;  [.K346] + [.J347])" office:value-type="float" office:value="179952" calcext:value-type="float">
            <text:p>179952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1" calcext:value-type="float">
            <text:p>11</text:p>
          </table:table-cell>
          <table:table-cell office:value-type="float" office:value="1263.113" calcext:value-type="float">
            <text:p>1263,113</text:p>
          </table:table-cell>
          <table:table-cell office:value-type="float" office:value="5402.05" calcext:value-type="float">
            <text:p>5402,05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1" calcext:value-type="float">
            <text:p>11</text:p>
          </table:table-cell>
          <table:table-cell office:value-type="float" office:value="7834.538" calcext:value-type="float">
            <text:p>7834,538</text:p>
          </table:table-cell>
          <table:table-cell/>
          <table:table-cell table:formula="of:=ROUND([.$C348]+[.$D348] - [.$H348])" office:value-type="float" office:value="-1169" calcext:value-type="float">
            <text:p>-1169</text:p>
          </table:table-cell>
          <table:table-cell table:formula="of:=IF([.K347] + [.J348] &gt; [.$P$2]; 200000;  [.K347] + [.J348])" office:value-type="float" office:value="178783" calcext:value-type="float">
            <text:p>178783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2" calcext:value-type="float">
            <text:p>12</text:p>
          </table:table-cell>
          <table:table-cell office:value-type="float" office:value="1257.013" calcext:value-type="float">
            <text:p>1257,013</text:p>
          </table:table-cell>
          <table:table-cell office:value-type="float" office:value="6184.788" calcext:value-type="float">
            <text:p>6184,78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2" calcext:value-type="float">
            <text:p>12</text:p>
          </table:table-cell>
          <table:table-cell office:value-type="float" office:value="7964.734" calcext:value-type="float">
            <text:p>7964,734</text:p>
          </table:table-cell>
          <table:table-cell/>
          <table:table-cell table:formula="of:=ROUND([.$C349]+[.$D349] - [.$H349])" office:value-type="float" office:value="-523" calcext:value-type="float">
            <text:p>-523</text:p>
          </table:table-cell>
          <table:table-cell table:formula="of:=IF([.K348] + [.J349] &gt; [.$P$2]; 200000;  [.K348] + [.J349])" office:value-type="float" office:value="178260" calcext:value-type="float">
            <text:p>178260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3" calcext:value-type="float">
            <text:p>13</text:p>
          </table:table-cell>
          <table:table-cell office:value-type="float" office:value="1076.15" calcext:value-type="float">
            <text:p>1076,15</text:p>
          </table:table-cell>
          <table:table-cell office:value-type="float" office:value="6366.538" calcext:value-type="float">
            <text:p>6366,53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3" calcext:value-type="float">
            <text:p>13</text:p>
          </table:table-cell>
          <table:table-cell office:value-type="float" office:value="8297.609" calcext:value-type="float">
            <text:p>8297,609</text:p>
          </table:table-cell>
          <table:table-cell/>
          <table:table-cell table:formula="of:=ROUND([.$C350]+[.$D350] - [.$H350])" office:value-type="float" office:value="-855" calcext:value-type="float">
            <text:p>-855</text:p>
          </table:table-cell>
          <table:table-cell table:formula="of:=IF([.K349] + [.J350] &gt; [.$P$2]; 200000;  [.K349] + [.J350])" office:value-type="float" office:value="177405" calcext:value-type="float">
            <text:p>177405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4" calcext:value-type="float">
            <text:p>14</text:p>
          </table:table-cell>
          <table:table-cell office:value-type="float" office:value="842.325" calcext:value-type="float">
            <text:p>842,325</text:p>
          </table:table-cell>
          <table:table-cell office:value-type="float" office:value="5958.988" calcext:value-type="float">
            <text:p>5958,98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4" calcext:value-type="float">
            <text:p>14</text:p>
          </table:table-cell>
          <table:table-cell office:value-type="float" office:value="7839.077" calcext:value-type="float">
            <text:p>7839,077</text:p>
          </table:table-cell>
          <table:table-cell/>
          <table:table-cell table:formula="of:=ROUND([.$C351]+[.$D351] - [.$H351])" office:value-type="float" office:value="-1038" calcext:value-type="float">
            <text:p>-1038</text:p>
          </table:table-cell>
          <table:table-cell table:formula="of:=IF([.K350] + [.J351] &gt; [.$P$2]; 200000;  [.K350] + [.J351])" office:value-type="float" office:value="176367" calcext:value-type="float">
            <text:p>176367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5" calcext:value-type="float">
            <text:p>15</text:p>
          </table:table-cell>
          <table:table-cell office:value-type="float" office:value="685.6" calcext:value-type="float">
            <text:p>685,6</text:p>
          </table:table-cell>
          <table:table-cell office:value-type="float" office:value="5267.638" calcext:value-type="float">
            <text:p>5267,638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5" calcext:value-type="float">
            <text:p>15</text:p>
          </table:table-cell>
          <table:table-cell office:value-type="float" office:value="8081.314" calcext:value-type="float">
            <text:p>8081,314</text:p>
          </table:table-cell>
          <table:table-cell/>
          <table:table-cell table:formula="of:=ROUND([.$C352]+[.$D352] - [.$H352])" office:value-type="float" office:value="-2128" calcext:value-type="float">
            <text:p>-2128</text:p>
          </table:table-cell>
          <table:table-cell table:formula="of:=IF([.K351] + [.J352] &gt; [.$P$2]; 200000;  [.K351] + [.J352])" office:value-type="float" office:value="174239" calcext:value-type="float">
            <text:p>174239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6" calcext:value-type="float">
            <text:p>16</text:p>
          </table:table-cell>
          <table:table-cell office:value-type="float" office:value="696.325" calcext:value-type="float">
            <text:p>696,325</text:p>
          </table:table-cell>
          <table:table-cell office:value-type="float" office:value="4558.425" calcext:value-type="float">
            <text:p>4558,425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6" calcext:value-type="float">
            <text:p>16</text:p>
          </table:table-cell>
          <table:table-cell office:value-type="float" office:value="8138.878" calcext:value-type="float">
            <text:p>8138,878</text:p>
          </table:table-cell>
          <table:table-cell/>
          <table:table-cell table:formula="of:=ROUND([.$C353]+[.$D353] - [.$H353])" office:value-type="float" office:value="-2884" calcext:value-type="float">
            <text:p>-2884</text:p>
          </table:table-cell>
          <table:table-cell table:formula="of:=IF([.K352] + [.J353] &gt; [.$P$2]; 200000;  [.K352] + [.J353])" office:value-type="float" office:value="171355" calcext:value-type="float">
            <text:p>171355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7" calcext:value-type="float">
            <text:p>17</text:p>
          </table:table-cell>
          <table:table-cell office:value-type="float" office:value="668.738" calcext:value-type="float">
            <text:p>668,738</text:p>
          </table:table-cell>
          <table:table-cell office:value-type="float" office:value="3536.113" calcext:value-type="float">
            <text:p>3536,113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7" calcext:value-type="float">
            <text:p>17</text:p>
          </table:table-cell>
          <table:table-cell office:value-type="float" office:value="7853.608" calcext:value-type="float">
            <text:p>7853,608</text:p>
          </table:table-cell>
          <table:table-cell/>
          <table:table-cell table:formula="of:=ROUND([.$C354]+[.$D354] - [.$H354])" office:value-type="float" office:value="-3649" calcext:value-type="float">
            <text:p>-3649</text:p>
          </table:table-cell>
          <table:table-cell table:formula="of:=IF([.K353] + [.J354] &gt; [.$P$2]; 200000;  [.K353] + [.J354])" office:value-type="float" office:value="167706" calcext:value-type="float">
            <text:p>167706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8" calcext:value-type="float">
            <text:p>18</text:p>
          </table:table-cell>
          <table:table-cell office:value-type="float" office:value="613.688" calcext:value-type="float">
            <text:p>613,688</text:p>
          </table:table-cell>
          <table:table-cell office:value-type="float" office:value="2229.513" calcext:value-type="float">
            <text:p>2229,513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8" calcext:value-type="float">
            <text:p>18</text:p>
          </table:table-cell>
          <table:table-cell office:value-type="float" office:value="7210.967" calcext:value-type="float">
            <text:p>7210,967</text:p>
          </table:table-cell>
          <table:table-cell/>
          <table:table-cell table:formula="of:=ROUND([.$C355]+[.$D355] - [.$H355])" office:value-type="float" office:value="-4368" calcext:value-type="float">
            <text:p>-4368</text:p>
          </table:table-cell>
          <table:table-cell table:formula="of:=IF([.K354] + [.J355] &gt; [.$P$2]; 200000;  [.K354] + [.J355])" office:value-type="float" office:value="163338" calcext:value-type="float">
            <text:p>163338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9" calcext:value-type="float">
            <text:p>19</text:p>
          </table:table-cell>
          <table:table-cell office:value-type="float" office:value="666.213" calcext:value-type="float">
            <text:p>666,213</text:p>
          </table:table-cell>
          <table:table-cell office:value-type="float" office:value="1019.625" calcext:value-type="float">
            <text:p>1019,625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19" calcext:value-type="float">
            <text:p>19</text:p>
          </table:table-cell>
          <table:table-cell office:value-type="float" office:value="6443.998" calcext:value-type="float">
            <text:p>6443,998</text:p>
          </table:table-cell>
          <table:table-cell/>
          <table:table-cell table:formula="of:=ROUND([.$C356]+[.$D356] - [.$H356])" office:value-type="float" office:value="-4758" calcext:value-type="float">
            <text:p>-4758</text:p>
          </table:table-cell>
          <table:table-cell table:formula="of:=IF([.K355] + [.J356] &gt; [.$P$2]; 200000;  [.K355] + [.J356])" office:value-type="float" office:value="158580" calcext:value-type="float">
            <text:p>158580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0" calcext:value-type="float">
            <text:p>20</text:p>
          </table:table-cell>
          <table:table-cell office:value-type="float" office:value="1073.825" calcext:value-type="float">
            <text:p>1073,825</text:p>
          </table:table-cell>
          <table:table-cell office:value-type="float" office:value="275.1" calcext:value-type="float">
            <text:p>275,1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0" calcext:value-type="float">
            <text:p>20</text:p>
          </table:table-cell>
          <table:table-cell office:value-type="float" office:value="6269.54" calcext:value-type="float">
            <text:p>6269,54</text:p>
          </table:table-cell>
          <table:table-cell/>
          <table:table-cell table:formula="of:=ROUND([.$C357]+[.$D357] - [.$H357])" office:value-type="float" office:value="-4921" calcext:value-type="float">
            <text:p>-4921</text:p>
          </table:table-cell>
          <table:table-cell table:formula="of:=IF([.K356] + [.J357] &gt; [.$P$2]; 200000;  [.K356] + [.J357])" office:value-type="float" office:value="153659" calcext:value-type="float">
            <text:p>153659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1" calcext:value-type="float">
            <text:p>21</text:p>
          </table:table-cell>
          <table:table-cell office:value-type="float" office:value="1802.775" calcext:value-type="float">
            <text:p>1802,775</text:p>
          </table:table-cell>
          <table:table-cell office:value-type="float" office:value="16.9" calcext:value-type="float">
            <text:p>16,9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1" calcext:value-type="float">
            <text:p>21</text:p>
          </table:table-cell>
          <table:table-cell office:value-type="float" office:value="4871.56" calcext:value-type="float">
            <text:p>4871,56</text:p>
          </table:table-cell>
          <table:table-cell/>
          <table:table-cell table:formula="of:=ROUND([.$C358]+[.$D358] - [.$H358])" office:value-type="float" office:value="-3052" calcext:value-type="float">
            <text:p>-3052</text:p>
          </table:table-cell>
          <table:table-cell table:formula="of:=IF([.K357] + [.J358] &gt; [.$P$2]; 200000;  [.K357] + [.J358])" office:value-type="float" office:value="150607" calcext:value-type="float">
            <text:p>150607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2" calcext:value-type="float">
            <text:p>22</text:p>
          </table:table-cell>
          <table:table-cell office:value-type="float" office:value="2176.738" calcext:value-type="float">
            <text:p>2176,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2" calcext:value-type="float">
            <text:p>22</text:p>
          </table:table-cell>
          <table:table-cell office:value-type="float" office:value="4702.169" calcext:value-type="float">
            <text:p>4702,169</text:p>
          </table:table-cell>
          <table:table-cell/>
          <table:table-cell table:formula="of:=ROUND([.$C359]+[.$D359] - [.$H359])" office:value-type="float" office:value="-2525" calcext:value-type="float">
            <text:p>-2525</text:p>
          </table:table-cell>
          <table:table-cell table:formula="of:=IF([.K358] + [.J359] &gt; [.$P$2]; 200000;  [.K358] + [.J359])" office:value-type="float" office:value="148082" calcext:value-type="float">
            <text:p>148082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3" calcext:value-type="float">
            <text:p>23</text:p>
          </table:table-cell>
          <table:table-cell office:value-type="float" office:value="2737.838" calcext:value-type="float">
            <text:p>2737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3" calcext:value-type="float">
            <text:p>23</text:p>
          </table:table-cell>
          <table:table-cell office:value-type="float" office:value="2913.056" calcext:value-type="float">
            <text:p>2913,056</text:p>
          </table:table-cell>
          <table:table-cell/>
          <table:table-cell table:formula="of:=ROUND([.$C360]+[.$D360] - [.$H360])" office:value-type="float" office:value="-175" calcext:value-type="float">
            <text:p>-175</text:p>
          </table:table-cell>
          <table:table-cell table:formula="of:=IF([.K359] + [.J360] &gt; [.$P$2]; 200000;  [.K359] + [.J360])" office:value-type="float" office:value="147907" calcext:value-type="float">
            <text:p>147907</text:p>
          </table:table-cell>
          <table:table-cell table:number-columns-repeated="5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24" calcext:value-type="float">
            <text:p>24</text:p>
          </table:table-cell>
          <table:table-cell office:value-type="float" office:value="2771.35" calcext:value-type="float">
            <text:p>2771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5" calcext:value-type="date">
            <text:p>2024-04-15</text:p>
          </table:table-cell>
          <table:table-cell office:value-type="float" office:value="24" calcext:value-type="float">
            <text:p>24</text:p>
          </table:table-cell>
          <table:table-cell office:value-type="float" office:value="1710.342" calcext:value-type="float">
            <text:p>1710,342</text:p>
          </table:table-cell>
          <table:table-cell/>
          <table:table-cell table:formula="of:=ROUND([.$C361]+[.$D361] - [.$H361])" office:value-type="float" office:value="1061" calcext:value-type="float">
            <text:p>1061</text:p>
          </table:table-cell>
          <table:table-cell table:formula="of:=IF([.K360] + [.J361] &gt; [.$P$2]; 200000;  [.K360] + [.J361])" office:value-type="float" office:value="148968" calcext:value-type="float">
            <text:p>148968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" calcext:value-type="float">
            <text:p>1</text:p>
          </table:table-cell>
          <table:table-cell office:value-type="float" office:value="3206.038" calcext:value-type="float">
            <text:p>3206,0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" calcext:value-type="float">
            <text:p>1</text:p>
          </table:table-cell>
          <table:table-cell office:value-type="float" office:value="1497.004" calcext:value-type="float">
            <text:p>1497,004</text:p>
          </table:table-cell>
          <table:table-cell/>
          <table:table-cell table:formula="of:=ROUND([.$C362]+[.$D362] - [.$H362])" office:value-type="float" office:value="1709" calcext:value-type="float">
            <text:p>1709</text:p>
          </table:table-cell>
          <table:table-cell table:formula="of:=IF([.K361] + [.J362] &gt; [.$P$2]; 200000;  [.K361] + [.J362])" office:value-type="float" office:value="150677" calcext:value-type="float">
            <text:p>150677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" calcext:value-type="float">
            <text:p>2</text:p>
          </table:table-cell>
          <table:table-cell office:value-type="float" office:value="3041.575" calcext:value-type="float">
            <text:p>3041,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" calcext:value-type="float">
            <text:p>2</text:p>
          </table:table-cell>
          <table:table-cell office:value-type="float" office:value="1283.465" calcext:value-type="float">
            <text:p>1283,465</text:p>
          </table:table-cell>
          <table:table-cell/>
          <table:table-cell table:formula="of:=ROUND([.$C363]+[.$D363] - [.$H363])" office:value-type="float" office:value="1758" calcext:value-type="float">
            <text:p>1758</text:p>
          </table:table-cell>
          <table:table-cell table:formula="of:=IF([.K362] + [.J363] &gt; [.$P$2]; 200000;  [.K362] + [.J363])" office:value-type="float" office:value="152435" calcext:value-type="float">
            <text:p>152435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3" calcext:value-type="float">
            <text:p>3</text:p>
          </table:table-cell>
          <table:table-cell office:value-type="float" office:value="3059.288" calcext:value-type="float">
            <text:p>3059,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3" calcext:value-type="float">
            <text:p>3</text:p>
          </table:table-cell>
          <table:table-cell office:value-type="float" office:value="1200.407" calcext:value-type="float">
            <text:p>1200,407</text:p>
          </table:table-cell>
          <table:table-cell/>
          <table:table-cell table:formula="of:=ROUND([.$C364]+[.$D364] - [.$H364])" office:value-type="float" office:value="1859" calcext:value-type="float">
            <text:p>1859</text:p>
          </table:table-cell>
          <table:table-cell table:formula="of:=IF([.K363] + [.J364] &gt; [.$P$2]; 200000;  [.K363] + [.J364])" office:value-type="float" office:value="154294" calcext:value-type="float">
            <text:p>154294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4" calcext:value-type="float">
            <text:p>4</text:p>
          </table:table-cell>
          <table:table-cell office:value-type="float" office:value="3767.3" calcext:value-type="float">
            <text:p>3767,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4" calcext:value-type="float">
            <text:p>4</text:p>
          </table:table-cell>
          <table:table-cell office:value-type="float" office:value="1202.868" calcext:value-type="float">
            <text:p>1202,868</text:p>
          </table:table-cell>
          <table:table-cell/>
          <table:table-cell table:formula="of:=ROUND([.$C365]+[.$D365] - [.$H365])" office:value-type="float" office:value="2564" calcext:value-type="float">
            <text:p>2564</text:p>
          </table:table-cell>
          <table:table-cell table:formula="of:=IF([.K364] + [.J365] &gt; [.$P$2]; 200000;  [.K364] + [.J365])" office:value-type="float" office:value="156858" calcext:value-type="float">
            <text:p>156858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5" calcext:value-type="float">
            <text:p>5</text:p>
          </table:table-cell>
          <table:table-cell office:value-type="float" office:value="4547.463" calcext:value-type="float">
            <text:p>4547,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5" calcext:value-type="float">
            <text:p>5</text:p>
          </table:table-cell>
          <table:table-cell office:value-type="float" office:value="1803.266" calcext:value-type="float">
            <text:p>1803,266</text:p>
          </table:table-cell>
          <table:table-cell/>
          <table:table-cell table:formula="of:=ROUND([.$C366]+[.$D366] - [.$H366])" office:value-type="float" office:value="2744" calcext:value-type="float">
            <text:p>2744</text:p>
          </table:table-cell>
          <table:table-cell table:formula="of:=IF([.K365] + [.J366] &gt; [.$P$2]; 200000;  [.K365] + [.J366])" office:value-type="float" office:value="159602" calcext:value-type="float">
            <text:p>159602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6" calcext:value-type="float">
            <text:p>6</text:p>
          </table:table-cell>
          <table:table-cell office:value-type="float" office:value="4833.85" calcext:value-type="float">
            <text:p>4833,85</text:p>
          </table:table-cell>
          <table:table-cell office:value-type="float" office:value="54.275" calcext:value-type="float">
            <text:p>54,275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6" calcext:value-type="float">
            <text:p>6</text:p>
          </table:table-cell>
          <table:table-cell office:value-type="float" office:value="2986.269" calcext:value-type="float">
            <text:p>2986,269</text:p>
          </table:table-cell>
          <table:table-cell/>
          <table:table-cell table:formula="of:=ROUND([.$C367]+[.$D367] - [.$H367])" office:value-type="float" office:value="1902" calcext:value-type="float">
            <text:p>1902</text:p>
          </table:table-cell>
          <table:table-cell table:formula="of:=IF([.K366] + [.J367] &gt; [.$P$2]; 200000;  [.K366] + [.J367])" office:value-type="float" office:value="161504" calcext:value-type="float">
            <text:p>161504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7" calcext:value-type="float">
            <text:p>7</text:p>
          </table:table-cell>
          <table:table-cell office:value-type="float" office:value="5403.175" calcext:value-type="float">
            <text:p>5403,175</text:p>
          </table:table-cell>
          <table:table-cell office:value-type="float" office:value="325.813" calcext:value-type="float">
            <text:p>325,813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7" calcext:value-type="float">
            <text:p>7</text:p>
          </table:table-cell>
          <table:table-cell office:value-type="float" office:value="4068" calcext:value-type="float">
            <text:p>4068</text:p>
          </table:table-cell>
          <table:table-cell/>
          <table:table-cell table:formula="of:=ROUND([.$C368]+[.$D368] - [.$H368])" office:value-type="float" office:value="1661" calcext:value-type="float">
            <text:p>1661</text:p>
          </table:table-cell>
          <table:table-cell table:formula="of:=IF([.K367] + [.J368] &gt; [.$P$2]; 200000;  [.K367] + [.J368])" office:value-type="float" office:value="163165" calcext:value-type="float">
            <text:p>163165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8" calcext:value-type="float">
            <text:p>8</text:p>
          </table:table-cell>
          <table:table-cell office:value-type="float" office:value="5836.025" calcext:value-type="float">
            <text:p>5836,025</text:p>
          </table:table-cell>
          <table:table-cell office:value-type="float" office:value="1107.075" calcext:value-type="float">
            <text:p>1107,075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8" calcext:value-type="float">
            <text:p>8</text:p>
          </table:table-cell>
          <table:table-cell office:value-type="float" office:value="6017.179" calcext:value-type="float">
            <text:p>6017,179</text:p>
          </table:table-cell>
          <table:table-cell/>
          <table:table-cell table:formula="of:=ROUND([.$C369]+[.$D369] - [.$H369])" office:value-type="float" office:value="926" calcext:value-type="float">
            <text:p>926</text:p>
          </table:table-cell>
          <table:table-cell table:formula="of:=IF([.K368] + [.J369] &gt; [.$P$2]; 200000;  [.K368] + [.J369])" office:value-type="float" office:value="164091" calcext:value-type="float">
            <text:p>164091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9" calcext:value-type="float">
            <text:p>9</text:p>
          </table:table-cell>
          <table:table-cell office:value-type="float" office:value="6202.063" calcext:value-type="float">
            <text:p>6202,063</text:p>
          </table:table-cell>
          <table:table-cell office:value-type="float" office:value="2157.113" calcext:value-type="float">
            <text:p>2157,113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9" calcext:value-type="float">
            <text:p>9</text:p>
          </table:table-cell>
          <table:table-cell office:value-type="float" office:value="6739.236" calcext:value-type="float">
            <text:p>6739,236</text:p>
          </table:table-cell>
          <table:table-cell/>
          <table:table-cell table:formula="of:=ROUND([.$C370]+[.$D370] - [.$H370])" office:value-type="float" office:value="1620" calcext:value-type="float">
            <text:p>1620</text:p>
          </table:table-cell>
          <table:table-cell table:formula="of:=IF([.K369] + [.J370] &gt; [.$P$2]; 200000;  [.K369] + [.J370])" office:value-type="float" office:value="165711" calcext:value-type="float">
            <text:p>165711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0" calcext:value-type="float">
            <text:p>10</text:p>
          </table:table-cell>
          <table:table-cell office:value-type="float" office:value="6557.213" calcext:value-type="float">
            <text:p>6557,213</text:p>
          </table:table-cell>
          <table:table-cell office:value-type="float" office:value="3077.663" calcext:value-type="float">
            <text:p>3077,663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0" calcext:value-type="float">
            <text:p>10</text:p>
          </table:table-cell>
          <table:table-cell office:value-type="float" office:value="7521.791" calcext:value-type="float">
            <text:p>7521,791</text:p>
          </table:table-cell>
          <table:table-cell/>
          <table:table-cell table:formula="of:=ROUND([.$C371]+[.$D371] - [.$H371])" office:value-type="float" office:value="2113" calcext:value-type="float">
            <text:p>2113</text:p>
          </table:table-cell>
          <table:table-cell table:formula="of:=IF([.K370] + [.J371] &gt; [.$P$2]; 200000;  [.K370] + [.J371])" office:value-type="float" office:value="167824" calcext:value-type="float">
            <text:p>167824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1" calcext:value-type="float">
            <text:p>11</text:p>
          </table:table-cell>
          <table:table-cell office:value-type="float" office:value="6800.763" calcext:value-type="float">
            <text:p>6800,763</text:p>
          </table:table-cell>
          <table:table-cell office:value-type="float" office:value="4139.2" calcext:value-type="float">
            <text:p>4139,2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1" calcext:value-type="float">
            <text:p>11</text:p>
          </table:table-cell>
          <table:table-cell office:value-type="float" office:value="7500.657" calcext:value-type="float">
            <text:p>7500,657</text:p>
          </table:table-cell>
          <table:table-cell/>
          <table:table-cell table:formula="of:=ROUND([.$C372]+[.$D372] - [.$H372])" office:value-type="float" office:value="3439" calcext:value-type="float">
            <text:p>3439</text:p>
          </table:table-cell>
          <table:table-cell table:formula="of:=IF([.K371] + [.J372] &gt; [.$P$2]; 200000;  [.K371] + [.J372])" office:value-type="float" office:value="171263" calcext:value-type="float">
            <text:p>171263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2" calcext:value-type="float">
            <text:p>12</text:p>
          </table:table-cell>
          <table:table-cell office:value-type="float" office:value="6714.5" calcext:value-type="float">
            <text:p>6714,5</text:p>
          </table:table-cell>
          <table:table-cell office:value-type="float" office:value="4771.888" calcext:value-type="float">
            <text:p>4771,888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2" calcext:value-type="float">
            <text:p>12</text:p>
          </table:table-cell>
          <table:table-cell office:value-type="float" office:value="7625.305" calcext:value-type="float">
            <text:p>7625,305</text:p>
          </table:table-cell>
          <table:table-cell/>
          <table:table-cell table:formula="of:=ROUND([.$C373]+[.$D373] - [.$H373])" office:value-type="float" office:value="3861" calcext:value-type="float">
            <text:p>3861</text:p>
          </table:table-cell>
          <table:table-cell table:formula="of:=IF([.K372] + [.J373] &gt; [.$P$2]; 200000;  [.K372] + [.J373])" office:value-type="float" office:value="175124" calcext:value-type="float">
            <text:p>175124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3" calcext:value-type="float">
            <text:p>13</text:p>
          </table:table-cell>
          <table:table-cell office:value-type="float" office:value="6545.438" calcext:value-type="float">
            <text:p>6545,438</text:p>
          </table:table-cell>
          <table:table-cell office:value-type="float" office:value="5342.275" calcext:value-type="float">
            <text:p>5342,275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3" calcext:value-type="float">
            <text:p>13</text:p>
          </table:table-cell>
          <table:table-cell office:value-type="float" office:value="7943.995" calcext:value-type="float">
            <text:p>7943,995</text:p>
          </table:table-cell>
          <table:table-cell/>
          <table:table-cell table:formula="of:=ROUND([.$C374]+[.$D374] - [.$H374])" office:value-type="float" office:value="3944" calcext:value-type="float">
            <text:p>3944</text:p>
          </table:table-cell>
          <table:table-cell table:formula="of:=IF([.K373] + [.J374] &gt; [.$P$2]; 200000;  [.K373] + [.J374])" office:value-type="float" office:value="179068" calcext:value-type="float">
            <text:p>179068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4" calcext:value-type="float">
            <text:p>14</text:p>
          </table:table-cell>
          <table:table-cell office:value-type="float" office:value="6455.575" calcext:value-type="float">
            <text:p>6455,575</text:p>
          </table:table-cell>
          <table:table-cell office:value-type="float" office:value="5622.838" calcext:value-type="float">
            <text:p>5622,838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4" calcext:value-type="float">
            <text:p>14</text:p>
          </table:table-cell>
          <table:table-cell office:value-type="float" office:value="7505.003" calcext:value-type="float">
            <text:p>7505,003</text:p>
          </table:table-cell>
          <table:table-cell/>
          <table:table-cell table:formula="of:=ROUND([.$C375]+[.$D375] - [.$H375])" office:value-type="float" office:value="4573" calcext:value-type="float">
            <text:p>4573</text:p>
          </table:table-cell>
          <table:table-cell table:formula="of:=IF([.K374] + [.J375] &gt; [.$P$2]; 200000;  [.K374] + [.J375])" office:value-type="float" office:value="183641" calcext:value-type="float">
            <text:p>183641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5" calcext:value-type="float">
            <text:p>15</text:p>
          </table:table-cell>
          <table:table-cell office:value-type="float" office:value="6052.425" calcext:value-type="float">
            <text:p>6052,425</text:p>
          </table:table-cell>
          <table:table-cell office:value-type="float" office:value="5443.763" calcext:value-type="float">
            <text:p>5443,763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5" calcext:value-type="float">
            <text:p>15</text:p>
          </table:table-cell>
          <table:table-cell office:value-type="float" office:value="7736.917" calcext:value-type="float">
            <text:p>7736,917</text:p>
          </table:table-cell>
          <table:table-cell/>
          <table:table-cell table:formula="of:=ROUND([.$C376]+[.$D376] - [.$H376])" office:value-type="float" office:value="3759" calcext:value-type="float">
            <text:p>3759</text:p>
          </table:table-cell>
          <table:table-cell table:formula="of:=IF([.K375] + [.J376] &gt; [.$P$2]; 200000;  [.K375] + [.J376])" office:value-type="float" office:value="187400" calcext:value-type="float">
            <text:p>187400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6" calcext:value-type="float">
            <text:p>16</text:p>
          </table:table-cell>
          <table:table-cell office:value-type="float" office:value="5514.325" calcext:value-type="float">
            <text:p>5514,325</text:p>
          </table:table-cell>
          <table:table-cell office:value-type="float" office:value="4813.013" calcext:value-type="float">
            <text:p>4813,013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6" calcext:value-type="float">
            <text:p>16</text:p>
          </table:table-cell>
          <table:table-cell office:value-type="float" office:value="7792.027" calcext:value-type="float">
            <text:p>7792,027</text:p>
          </table:table-cell>
          <table:table-cell/>
          <table:table-cell table:formula="of:=ROUND([.$C377]+[.$D377] - [.$H377])" office:value-type="float" office:value="2535" calcext:value-type="float">
            <text:p>2535</text:p>
          </table:table-cell>
          <table:table-cell table:formula="of:=IF([.K376] + [.J377] &gt; [.$P$2]; 200000;  [.K376] + [.J377])" office:value-type="float" office:value="189935" calcext:value-type="float">
            <text:p>189935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7" calcext:value-type="float">
            <text:p>17</text:p>
          </table:table-cell>
          <table:table-cell office:value-type="float" office:value="4683.638" calcext:value-type="float">
            <text:p>4683,638</text:p>
          </table:table-cell>
          <table:table-cell office:value-type="float" office:value="3809.988" calcext:value-type="float">
            <text:p>3809,988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7" calcext:value-type="float">
            <text:p>17</text:p>
          </table:table-cell>
          <table:table-cell office:value-type="float" office:value="7518.915" calcext:value-type="float">
            <text:p>7518,915</text:p>
          </table:table-cell>
          <table:table-cell/>
          <table:table-cell table:formula="of:=ROUND([.$C378]+[.$D378] - [.$H378])" office:value-type="float" office:value="975" calcext:value-type="float">
            <text:p>975</text:p>
          </table:table-cell>
          <table:table-cell table:formula="of:=IF([.K377] + [.J378] &gt; [.$P$2]; 200000;  [.K377] + [.J378])" office:value-type="float" office:value="190910" calcext:value-type="float">
            <text:p>190910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8" calcext:value-type="float">
            <text:p>18</text:p>
          </table:table-cell>
          <table:table-cell office:value-type="float" office:value="4193.025" calcext:value-type="float">
            <text:p>4193,025</text:p>
          </table:table-cell>
          <table:table-cell office:value-type="float" office:value="2631.188" calcext:value-type="float">
            <text:p>2631,188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8" calcext:value-type="float">
            <text:p>18</text:p>
          </table:table-cell>
          <table:table-cell office:value-type="float" office:value="6903.661" calcext:value-type="float">
            <text:p>6903,661</text:p>
          </table:table-cell>
          <table:table-cell/>
          <table:table-cell table:formula="of:=ROUND([.$C379]+[.$D379] - [.$H379])" office:value-type="float" office:value="-79" calcext:value-type="float">
            <text:p>-79</text:p>
          </table:table-cell>
          <table:table-cell table:formula="of:=IF([.K378] + [.J379] &gt; [.$P$2]; 200000;  [.K378] + [.J379])" office:value-type="float" office:value="190831" calcext:value-type="float">
            <text:p>190831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19" calcext:value-type="float">
            <text:p>19</text:p>
          </table:table-cell>
          <table:table-cell office:value-type="float" office:value="3605.6" calcext:value-type="float">
            <text:p>3605,6</text:p>
          </table:table-cell>
          <table:table-cell office:value-type="float" office:value="1189.275" calcext:value-type="float">
            <text:p>1189,275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19" calcext:value-type="float">
            <text:p>19</text:p>
          </table:table-cell>
          <table:table-cell office:value-type="float" office:value="6169.377" calcext:value-type="float">
            <text:p>6169,377</text:p>
          </table:table-cell>
          <table:table-cell/>
          <table:table-cell table:formula="of:=ROUND([.$C380]+[.$D380] - [.$H380])" office:value-type="float" office:value="-1375" calcext:value-type="float">
            <text:p>-1375</text:p>
          </table:table-cell>
          <table:table-cell table:formula="of:=IF([.K379] + [.J380] &gt; [.$P$2]; 200000;  [.K379] + [.J380])" office:value-type="float" office:value="189456" calcext:value-type="float">
            <text:p>189456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0" calcext:value-type="float">
            <text:p>20</text:p>
          </table:table-cell>
          <table:table-cell office:value-type="float" office:value="3165.813" calcext:value-type="float">
            <text:p>3165,813</text:p>
          </table:table-cell>
          <table:table-cell office:value-type="float" office:value="346.088" calcext:value-type="float">
            <text:p>346,088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0" calcext:value-type="float">
            <text:p>20</text:p>
          </table:table-cell>
          <table:table-cell office:value-type="float" office:value="6002.355" calcext:value-type="float">
            <text:p>6002,355</text:p>
          </table:table-cell>
          <table:table-cell/>
          <table:table-cell table:formula="of:=ROUND([.$C381]+[.$D381] - [.$H381])" office:value-type="float" office:value="-2490" calcext:value-type="float">
            <text:p>-2490</text:p>
          </table:table-cell>
          <table:table-cell table:formula="of:=IF([.K380] + [.J381] &gt; [.$P$2]; 200000;  [.K380] + [.J381])" office:value-type="float" office:value="186966" calcext:value-type="float">
            <text:p>186966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1" calcext:value-type="float">
            <text:p>21</text:p>
          </table:table-cell>
          <table:table-cell office:value-type="float" office:value="3181.363" calcext:value-type="float">
            <text:p>3181,363</text:p>
          </table:table-cell>
          <table:table-cell office:value-type="float" office:value="30.325" calcext:value-type="float">
            <text:p>30,325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1" calcext:value-type="float">
            <text:p>21</text:p>
          </table:table-cell>
          <table:table-cell office:value-type="float" office:value="4663.951" calcext:value-type="float">
            <text:p>4663,951</text:p>
          </table:table-cell>
          <table:table-cell/>
          <table:table-cell table:formula="of:=ROUND([.$C382]+[.$D382] - [.$H382])" office:value-type="float" office:value="-1452" calcext:value-type="float">
            <text:p>-1452</text:p>
          </table:table-cell>
          <table:table-cell table:formula="of:=IF([.K381] + [.J382] &gt; [.$P$2]; 200000;  [.K381] + [.J382])" office:value-type="float" office:value="185514" calcext:value-type="float">
            <text:p>185514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2" calcext:value-type="float">
            <text:p>22</text:p>
          </table:table-cell>
          <table:table-cell office:value-type="float" office:value="3564.013" calcext:value-type="float">
            <text:p>3564,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2" calcext:value-type="float">
            <text:p>22</text:p>
          </table:table-cell>
          <table:table-cell office:value-type="float" office:value="4501.779" calcext:value-type="float">
            <text:p>4501,779</text:p>
          </table:table-cell>
          <table:table-cell/>
          <table:table-cell table:formula="of:=ROUND([.$C383]+[.$D383] - [.$H383])" office:value-type="float" office:value="-938" calcext:value-type="float">
            <text:p>-938</text:p>
          </table:table-cell>
          <table:table-cell table:formula="of:=IF([.K382] + [.J383] &gt; [.$P$2]; 200000;  [.K382] + [.J383])" office:value-type="float" office:value="184576" calcext:value-type="float">
            <text:p>184576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3" calcext:value-type="float">
            <text:p>23</text:p>
          </table:table-cell>
          <table:table-cell office:value-type="float" office:value="3475.425" calcext:value-type="float">
            <text:p>3475,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3" calcext:value-type="float">
            <text:p>23</text:p>
          </table:table-cell>
          <table:table-cell office:value-type="float" office:value="2788.912" calcext:value-type="float">
            <text:p>2788,912</text:p>
          </table:table-cell>
          <table:table-cell/>
          <table:table-cell table:formula="of:=ROUND([.$C384]+[.$D384] - [.$H384])" office:value-type="float" office:value="687" calcext:value-type="float">
            <text:p>687</text:p>
          </table:table-cell>
          <table:table-cell table:formula="of:=IF([.K383] + [.J384] &gt; [.$P$2]; 200000;  [.K383] + [.J384])" office:value-type="float" office:value="185263" calcext:value-type="float">
            <text:p>185263</text:p>
          </table:table-cell>
          <table:table-cell table:number-columns-repeated="5"/>
        </table:table-row>
        <table:table-row table:style-name="ro1">
          <table:table-cell office:value-type="date" office:date-value="2024-04-16" calcext:value-type="date">
            <text:p>2024-04-16</text:p>
          </table:table-cell>
          <table:table-cell office:value-type="float" office:value="24" calcext:value-type="float">
            <text:p>24</text:p>
          </table:table-cell>
          <table:table-cell office:value-type="float" office:value="3159.638" calcext:value-type="float">
            <text:p>3159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6" calcext:value-type="date">
            <text:p>2024-04-16</text:p>
          </table:table-cell>
          <table:table-cell office:value-type="float" office:value="24" calcext:value-type="float">
            <text:p>24</text:p>
          </table:table-cell>
          <table:table-cell office:value-type="float" office:value="1637.453" calcext:value-type="float">
            <text:p>1637,453</text:p>
          </table:table-cell>
          <table:table-cell/>
          <table:table-cell table:formula="of:=ROUND([.$C385]+[.$D385] - [.$H385])" office:value-type="float" office:value="1522" calcext:value-type="float">
            <text:p>1522</text:p>
          </table:table-cell>
          <table:table-cell table:formula="of:=IF([.K384] + [.J385] &gt; [.$P$2]; 200000;  [.K384] + [.J385])" office:value-type="float" office:value="186785" calcext:value-type="float">
            <text:p>186785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" calcext:value-type="float">
            <text:p>1</text:p>
          </table:table-cell>
          <table:table-cell office:value-type="float" office:value="2878.875" calcext:value-type="float">
            <text:p>2878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" calcext:value-type="float">
            <text:p>1</text:p>
          </table:table-cell>
          <table:table-cell office:value-type="float" office:value="1461.361" calcext:value-type="float">
            <text:p>1461,361</text:p>
          </table:table-cell>
          <table:table-cell/>
          <table:table-cell table:formula="of:=ROUND([.$C386]+[.$D386] - [.$H386])" office:value-type="float" office:value="1418" calcext:value-type="float">
            <text:p>1418</text:p>
          </table:table-cell>
          <table:table-cell table:formula="of:=IF([.K385] + [.J386] &gt; [.$P$2]; 200000;  [.K385] + [.J386])" office:value-type="float" office:value="188203" calcext:value-type="float">
            <text:p>188203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" calcext:value-type="float">
            <text:p>2</text:p>
          </table:table-cell>
          <table:table-cell office:value-type="float" office:value="2527.975" calcext:value-type="float">
            <text:p>2527,9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" calcext:value-type="float">
            <text:p>2</text:p>
          </table:table-cell>
          <table:table-cell office:value-type="float" office:value="1252.907" calcext:value-type="float">
            <text:p>1252,907</text:p>
          </table:table-cell>
          <table:table-cell/>
          <table:table-cell table:formula="of:=ROUND([.$C387]+[.$D387] - [.$H387])" office:value-type="float" office:value="1275" calcext:value-type="float">
            <text:p>1275</text:p>
          </table:table-cell>
          <table:table-cell table:formula="of:=IF([.K386] + [.J387] &gt; [.$P$2]; 200000;  [.K386] + [.J387])" office:value-type="float" office:value="189478" calcext:value-type="float">
            <text:p>189478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3" calcext:value-type="float">
            <text:p>3</text:p>
          </table:table-cell>
          <table:table-cell office:value-type="float" office:value="2261.4" calcext:value-type="float">
            <text:p>2261,4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3" calcext:value-type="float">
            <text:p>3</text:p>
          </table:table-cell>
          <table:table-cell office:value-type="float" office:value="1171.826" calcext:value-type="float">
            <text:p>1171,826</text:p>
          </table:table-cell>
          <table:table-cell/>
          <table:table-cell table:formula="of:=ROUND([.$C388]+[.$D388] - [.$H388])" office:value-type="float" office:value="1090" calcext:value-type="float">
            <text:p>1090</text:p>
          </table:table-cell>
          <table:table-cell table:formula="of:=IF([.K387] + [.J388] &gt; [.$P$2]; 200000;  [.K387] + [.J388])" office:value-type="float" office:value="190568" calcext:value-type="float">
            <text:p>190568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4" calcext:value-type="float">
            <text:p>4</text:p>
          </table:table-cell>
          <table:table-cell office:value-type="float" office:value="2010.65" calcext:value-type="float">
            <text:p>2010,6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4" calcext:value-type="float">
            <text:p>4</text:p>
          </table:table-cell>
          <table:table-cell office:value-type="float" office:value="1174.228" calcext:value-type="float">
            <text:p>1174,228</text:p>
          </table:table-cell>
          <table:table-cell/>
          <table:table-cell table:formula="of:=ROUND([.$C389]+[.$D389] - [.$H389])" office:value-type="float" office:value="836" calcext:value-type="float">
            <text:p>836</text:p>
          </table:table-cell>
          <table:table-cell table:formula="of:=IF([.K388] + [.J389] &gt; [.$P$2]; 200000;  [.K388] + [.J389])" office:value-type="float" office:value="191404" calcext:value-type="float">
            <text:p>191404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5" calcext:value-type="float">
            <text:p>5</text:p>
          </table:table-cell>
          <table:table-cell office:value-type="float" office:value="2118.925" calcext:value-type="float">
            <text:p>2118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5" calcext:value-type="float">
            <text:p>5</text:p>
          </table:table-cell>
          <table:table-cell office:value-type="float" office:value="1760.331" calcext:value-type="float">
            <text:p>1760,331</text:p>
          </table:table-cell>
          <table:table-cell/>
          <table:table-cell table:formula="of:=ROUND([.$C390]+[.$D390] - [.$H390])" office:value-type="float" office:value="359" calcext:value-type="float">
            <text:p>359</text:p>
          </table:table-cell>
          <table:table-cell table:formula="of:=IF([.K389] + [.J390] &gt; [.$P$2]; 200000;  [.K389] + [.J390])" office:value-type="float" office:value="191763" calcext:value-type="float">
            <text:p>191763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6" calcext:value-type="float">
            <text:p>6</text:p>
          </table:table-cell>
          <table:table-cell office:value-type="float" office:value="1950.775" calcext:value-type="float">
            <text:p>1950,775</text:p>
          </table:table-cell>
          <table:table-cell office:value-type="float" office:value="93.263" calcext:value-type="float">
            <text:p>93,263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6" calcext:value-type="float">
            <text:p>6</text:p>
          </table:table-cell>
          <table:table-cell office:value-type="float" office:value="2915.167" calcext:value-type="float">
            <text:p>2915,167</text:p>
          </table:table-cell>
          <table:table-cell/>
          <table:table-cell table:formula="of:=ROUND([.$C391]+[.$D391] - [.$H391])" office:value-type="float" office:value="-871" calcext:value-type="float">
            <text:p>-871</text:p>
          </table:table-cell>
          <table:table-cell table:formula="of:=IF([.K390] + [.J391] &gt; [.$P$2]; 200000;  [.K390] + [.J391])" office:value-type="float" office:value="190892" calcext:value-type="float">
            <text:p>190892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7" calcext:value-type="float">
            <text:p>7</text:p>
          </table:table-cell>
          <table:table-cell office:value-type="float" office:value="1878.15" calcext:value-type="float">
            <text:p>1878,15</text:p>
          </table:table-cell>
          <table:table-cell office:value-type="float" office:value="431.625" calcext:value-type="float">
            <text:p>431,62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7" calcext:value-type="float">
            <text:p>7</text:p>
          </table:table-cell>
          <table:table-cell office:value-type="float" office:value="3971.143" calcext:value-type="float">
            <text:p>3971,143</text:p>
          </table:table-cell>
          <table:table-cell/>
          <table:table-cell table:formula="of:=ROUND([.$C392]+[.$D392] - [.$H392])" office:value-type="float" office:value="-1661" calcext:value-type="float">
            <text:p>-1661</text:p>
          </table:table-cell>
          <table:table-cell table:formula="of:=IF([.K391] + [.J392] &gt; [.$P$2]; 200000;  [.K391] + [.J392])" office:value-type="float" office:value="189231" calcext:value-type="float">
            <text:p>189231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8" calcext:value-type="float">
            <text:p>8</text:p>
          </table:table-cell>
          <table:table-cell office:value-type="float" office:value="1701.65" calcext:value-type="float">
            <text:p>1701,65</text:p>
          </table:table-cell>
          <table:table-cell office:value-type="float" office:value="1212.638" calcext:value-type="float">
            <text:p>1212,638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8" calcext:value-type="float">
            <text:p>8</text:p>
          </table:table-cell>
          <table:table-cell office:value-type="float" office:value="5873.913" calcext:value-type="float">
            <text:p>5873,913</text:p>
          </table:table-cell>
          <table:table-cell/>
          <table:table-cell table:formula="of:=ROUND([.$C393]+[.$D393] - [.$H393])" office:value-type="float" office:value="-2960" calcext:value-type="float">
            <text:p>-2960</text:p>
          </table:table-cell>
          <table:table-cell table:formula="of:=IF([.K392] + [.J393] &gt; [.$P$2]; 200000;  [.K392] + [.J393])" office:value-type="float" office:value="186271" calcext:value-type="float">
            <text:p>186271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9" calcext:value-type="float">
            <text:p>9</text:p>
          </table:table-cell>
          <table:table-cell office:value-type="float" office:value="1884" calcext:value-type="float">
            <text:p>1884</text:p>
          </table:table-cell>
          <table:table-cell office:value-type="float" office:value="2365.538" calcext:value-type="float">
            <text:p>2365,538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9" calcext:value-type="float">
            <text:p>9</text:p>
          </table:table-cell>
          <table:table-cell office:value-type="float" office:value="6578.778" calcext:value-type="float">
            <text:p>6578,778</text:p>
          </table:table-cell>
          <table:table-cell/>
          <table:table-cell table:formula="of:=ROUND([.$C394]+[.$D394] - [.$H394])" office:value-type="float" office:value="-2329" calcext:value-type="float">
            <text:p>-2329</text:p>
          </table:table-cell>
          <table:table-cell table:formula="of:=IF([.K393] + [.J394] &gt; [.$P$2]; 200000;  [.K393] + [.J394])" office:value-type="float" office:value="183942" calcext:value-type="float">
            <text:p>183942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0" calcext:value-type="float">
            <text:p>10</text:p>
          </table:table-cell>
          <table:table-cell office:value-type="float" office:value="1902.763" calcext:value-type="float">
            <text:p>1902,763</text:p>
          </table:table-cell>
          <table:table-cell office:value-type="float" office:value="3505.513" calcext:value-type="float">
            <text:p>3505,513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0" calcext:value-type="float">
            <text:p>10</text:p>
          </table:table-cell>
          <table:table-cell office:value-type="float" office:value="7342.701" calcext:value-type="float">
            <text:p>7342,701</text:p>
          </table:table-cell>
          <table:table-cell/>
          <table:table-cell table:formula="of:=ROUND([.$C395]+[.$D395] - [.$H395])" office:value-type="float" office:value="-1934" calcext:value-type="float">
            <text:p>-1934</text:p>
          </table:table-cell>
          <table:table-cell table:formula="of:=IF([.K394] + [.J395] &gt; [.$P$2]; 200000;  [.K394] + [.J395])" office:value-type="float" office:value="182008" calcext:value-type="float">
            <text:p>182008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1" calcext:value-type="float">
            <text:p>11</text:p>
          </table:table-cell>
          <table:table-cell office:value-type="float" office:value="1701.713" calcext:value-type="float">
            <text:p>1701,713</text:p>
          </table:table-cell>
          <table:table-cell office:value-type="float" office:value="4333.4" calcext:value-type="float">
            <text:p>4333,4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1" calcext:value-type="float">
            <text:p>11</text:p>
          </table:table-cell>
          <table:table-cell office:value-type="float" office:value="7322.07" calcext:value-type="float">
            <text:p>7322,07</text:p>
          </table:table-cell>
          <table:table-cell/>
          <table:table-cell table:formula="of:=ROUND([.$C396]+[.$D396] - [.$H396])" office:value-type="float" office:value="-1287" calcext:value-type="float">
            <text:p>-1287</text:p>
          </table:table-cell>
          <table:table-cell table:formula="of:=IF([.K395] + [.J396] &gt; [.$P$2]; 200000;  [.K395] + [.J396])" office:value-type="float" office:value="180721" calcext:value-type="float">
            <text:p>180721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2" calcext:value-type="float">
            <text:p>12</text:p>
          </table:table-cell>
          <table:table-cell office:value-type="float" office:value="1613.3" calcext:value-type="float">
            <text:p>1613,3</text:p>
          </table:table-cell>
          <table:table-cell office:value-type="float" office:value="4681.125" calcext:value-type="float">
            <text:p>4681,12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2" calcext:value-type="float">
            <text:p>12</text:p>
          </table:table-cell>
          <table:table-cell office:value-type="float" office:value="7443.75" calcext:value-type="float">
            <text:p>7443,75</text:p>
          </table:table-cell>
          <table:table-cell/>
          <table:table-cell table:formula="of:=ROUND([.$C397]+[.$D397] - [.$H397])" office:value-type="float" office:value="-1149" calcext:value-type="float">
            <text:p>-1149</text:p>
          </table:table-cell>
          <table:table-cell table:formula="of:=IF([.K396] + [.J397] &gt; [.$P$2]; 200000;  [.K396] + [.J397])" office:value-type="float" office:value="179572" calcext:value-type="float">
            <text:p>179572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3" calcext:value-type="float">
            <text:p>13</text:p>
          </table:table-cell>
          <table:table-cell office:value-type="float" office:value="1565.875" calcext:value-type="float">
            <text:p>1565,875</text:p>
          </table:table-cell>
          <table:table-cell office:value-type="float" office:value="4732.463" calcext:value-type="float">
            <text:p>4732,463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3" calcext:value-type="float">
            <text:p>13</text:p>
          </table:table-cell>
          <table:table-cell office:value-type="float" office:value="7754.852" calcext:value-type="float">
            <text:p>7754,852</text:p>
          </table:table-cell>
          <table:table-cell/>
          <table:table-cell table:formula="of:=ROUND([.$C398]+[.$D398] - [.$H398])" office:value-type="float" office:value="-1457" calcext:value-type="float">
            <text:p>-1457</text:p>
          </table:table-cell>
          <table:table-cell table:formula="of:=IF([.K397] + [.J398] &gt; [.$P$2]; 200000;  [.K397] + [.J398])" office:value-type="float" office:value="178115" calcext:value-type="float">
            <text:p>178115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4" calcext:value-type="float">
            <text:p>14</text:p>
          </table:table-cell>
          <table:table-cell office:value-type="float" office:value="1509.5" calcext:value-type="float">
            <text:p>1509,5</text:p>
          </table:table-cell>
          <table:table-cell office:value-type="float" office:value="4975.925" calcext:value-type="float">
            <text:p>4975,92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4" calcext:value-type="float">
            <text:p>14</text:p>
          </table:table-cell>
          <table:table-cell office:value-type="float" office:value="7326.313" calcext:value-type="float">
            <text:p>7326,313</text:p>
          </table:table-cell>
          <table:table-cell/>
          <table:table-cell table:formula="of:=ROUND([.$C399]+[.$D399] - [.$H399])" office:value-type="float" office:value="-841" calcext:value-type="float">
            <text:p>-841</text:p>
          </table:table-cell>
          <table:table-cell table:formula="of:=IF([.K398] + [.J399] &gt; [.$P$2]; 200000;  [.K398] + [.J399])" office:value-type="float" office:value="177274" calcext:value-type="float">
            <text:p>177274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5" calcext:value-type="float">
            <text:p>15</text:p>
          </table:table-cell>
          <table:table-cell office:value-type="float" office:value="1533.288" calcext:value-type="float">
            <text:p>1533,288</text:p>
          </table:table-cell>
          <table:table-cell office:value-type="float" office:value="4614.113" calcext:value-type="float">
            <text:p>4614,113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5" calcext:value-type="float">
            <text:p>15</text:p>
          </table:table-cell>
          <table:table-cell office:value-type="float" office:value="7552.704" calcext:value-type="float">
            <text:p>7552,704</text:p>
          </table:table-cell>
          <table:table-cell/>
          <table:table-cell table:formula="of:=ROUND([.$C400]+[.$D400] - [.$H400])" office:value-type="float" office:value="-1405" calcext:value-type="float">
            <text:p>-1405</text:p>
          </table:table-cell>
          <table:table-cell table:formula="of:=IF([.K399] + [.J400] &gt; [.$P$2]; 200000;  [.K399] + [.J400])" office:value-type="float" office:value="175869" calcext:value-type="float">
            <text:p>175869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6" calcext:value-type="float">
            <text:p>16</text:p>
          </table:table-cell>
          <table:table-cell office:value-type="float" office:value="1480.588" calcext:value-type="float">
            <text:p>1480,588</text:p>
          </table:table-cell>
          <table:table-cell office:value-type="float" office:value="4263.013" calcext:value-type="float">
            <text:p>4263,013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6" calcext:value-type="float">
            <text:p>16</text:p>
          </table:table-cell>
          <table:table-cell office:value-type="float" office:value="7606.503" calcext:value-type="float">
            <text:p>7606,503</text:p>
          </table:table-cell>
          <table:table-cell/>
          <table:table-cell table:formula="of:=ROUND([.$C401]+[.$D401] - [.$H401])" office:value-type="float" office:value="-1863" calcext:value-type="float">
            <text:p>-1863</text:p>
          </table:table-cell>
          <table:table-cell table:formula="of:=IF([.K400] + [.J401] &gt; [.$P$2]; 200000;  [.K400] + [.J401])" office:value-type="float" office:value="174006" calcext:value-type="float">
            <text:p>174006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7" calcext:value-type="float">
            <text:p>17</text:p>
          </table:table-cell>
          <table:table-cell office:value-type="float" office:value="1392.4" calcext:value-type="float">
            <text:p>1392,4</text:p>
          </table:table-cell>
          <table:table-cell office:value-type="float" office:value="3740.45" calcext:value-type="float">
            <text:p>3740,4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7" calcext:value-type="float">
            <text:p>17</text:p>
          </table:table-cell>
          <table:table-cell office:value-type="float" office:value="7339.893" calcext:value-type="float">
            <text:p>7339,893</text:p>
          </table:table-cell>
          <table:table-cell/>
          <table:table-cell table:formula="of:=ROUND([.$C402]+[.$D402] - [.$H402])" office:value-type="float" office:value="-2207" calcext:value-type="float">
            <text:p>-2207</text:p>
          </table:table-cell>
          <table:table-cell table:formula="of:=IF([.K401] + [.J402] &gt; [.$P$2]; 200000;  [.K401] + [.J402])" office:value-type="float" office:value="171799" calcext:value-type="float">
            <text:p>171799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8" calcext:value-type="float">
            <text:p>18</text:p>
          </table:table-cell>
          <table:table-cell office:value-type="float" office:value="1282.713" calcext:value-type="float">
            <text:p>1282,713</text:p>
          </table:table-cell>
          <table:table-cell office:value-type="float" office:value="2461.45" calcext:value-type="float">
            <text:p>2461,4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8" calcext:value-type="float">
            <text:p>18</text:p>
          </table:table-cell>
          <table:table-cell office:value-type="float" office:value="6739.288" calcext:value-type="float">
            <text:p>6739,288</text:p>
          </table:table-cell>
          <table:table-cell/>
          <table:table-cell table:formula="of:=ROUND([.$C403]+[.$D403] - [.$H403])" office:value-type="float" office:value="-2995" calcext:value-type="float">
            <text:p>-2995</text:p>
          </table:table-cell>
          <table:table-cell table:formula="of:=IF([.K402] + [.J403] &gt; [.$P$2]; 200000;  [.K402] + [.J403])" office:value-type="float" office:value="168804" calcext:value-type="float">
            <text:p>168804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19" calcext:value-type="float">
            <text:p>19</text:p>
          </table:table-cell>
          <table:table-cell office:value-type="float" office:value="1154.888" calcext:value-type="float">
            <text:p>1154,888</text:p>
          </table:table-cell>
          <table:table-cell office:value-type="float" office:value="1051.238" calcext:value-type="float">
            <text:p>1051,238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19" calcext:value-type="float">
            <text:p>19</text:p>
          </table:table-cell>
          <table:table-cell office:value-type="float" office:value="6022.487" calcext:value-type="float">
            <text:p>6022,487</text:p>
          </table:table-cell>
          <table:table-cell/>
          <table:table-cell table:formula="of:=ROUND([.$C404]+[.$D404] - [.$H404])" office:value-type="float" office:value="-3816" calcext:value-type="float">
            <text:p>-3816</text:p>
          </table:table-cell>
          <table:table-cell table:formula="of:=IF([.K403] + [.J404] &gt; [.$P$2]; 200000;  [.K403] + [.J404])" office:value-type="float" office:value="164988" calcext:value-type="float">
            <text:p>164988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office:value-type="float" office:value="1046.013" calcext:value-type="float">
            <text:p>1046,013</text:p>
          </table:table-cell>
          <table:table-cell office:value-type="float" office:value="227.425" calcext:value-type="float">
            <text:p>227,42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office:value-type="float" office:value="5859.442" calcext:value-type="float">
            <text:p>5859,442</text:p>
          </table:table-cell>
          <table:table-cell/>
          <table:table-cell table:formula="of:=ROUND([.$C405]+[.$D405] - [.$H405])" office:value-type="float" office:value="-4586" calcext:value-type="float">
            <text:p>-4586</text:p>
          </table:table-cell>
          <table:table-cell table:formula="of:=IF([.K404] + [.J405] &gt; [.$P$2]; 200000;  [.K404] + [.J405])" office:value-type="float" office:value="160402" calcext:value-type="float">
            <text:p>160402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1" calcext:value-type="float">
            <text:p>21</text:p>
          </table:table-cell>
          <table:table-cell office:value-type="float" office:value="924.463" calcext:value-type="float">
            <text:p>924,463</text:p>
          </table:table-cell>
          <table:table-cell office:value-type="float" office:value="5.525" calcext:value-type="float">
            <text:p>5,525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1" calcext:value-type="float">
            <text:p>21</text:p>
          </table:table-cell>
          <table:table-cell office:value-type="float" office:value="4552.905" calcext:value-type="float">
            <text:p>4552,905</text:p>
          </table:table-cell>
          <table:table-cell/>
          <table:table-cell table:formula="of:=ROUND([.$C406]+[.$D406] - [.$H406])" office:value-type="float" office:value="-3623" calcext:value-type="float">
            <text:p>-3623</text:p>
          </table:table-cell>
          <table:table-cell table:formula="of:=IF([.K405] + [.J406] &gt; [.$P$2]; 200000;  [.K405] + [.J406])" office:value-type="float" office:value="156779" calcext:value-type="float">
            <text:p>156779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2" calcext:value-type="float">
            <text:p>22</text:p>
          </table:table-cell>
          <table:table-cell office:value-type="float" office:value="838.05" calcext:value-type="float">
            <text:p>838,0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2" calcext:value-type="float">
            <text:p>22</text:p>
          </table:table-cell>
          <table:table-cell office:value-type="float" office:value="4394.594" calcext:value-type="float">
            <text:p>4394,594</text:p>
          </table:table-cell>
          <table:table-cell/>
          <table:table-cell table:formula="of:=ROUND([.$C407]+[.$D407] - [.$H407])" office:value-type="float" office:value="-3557" calcext:value-type="float">
            <text:p>-3557</text:p>
          </table:table-cell>
          <table:table-cell table:formula="of:=IF([.K406] + [.J407] &gt; [.$P$2]; 200000;  [.K406] + [.J407])" office:value-type="float" office:value="153222" calcext:value-type="float">
            <text:p>153222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3" calcext:value-type="float">
            <text:p>23</text:p>
          </table:table-cell>
          <table:table-cell office:value-type="float" office:value="799.638" calcext:value-type="float">
            <text:p>799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3" calcext:value-type="float">
            <text:p>23</text:p>
          </table:table-cell>
          <table:table-cell office:value-type="float" office:value="2722.509" calcext:value-type="float">
            <text:p>2722,509</text:p>
          </table:table-cell>
          <table:table-cell/>
          <table:table-cell table:formula="of:=ROUND([.$C408]+[.$D408] - [.$H408])" office:value-type="float" office:value="-1923" calcext:value-type="float">
            <text:p>-1923</text:p>
          </table:table-cell>
          <table:table-cell table:formula="of:=IF([.K407] + [.J408] &gt; [.$P$2]; 200000;  [.K407] + [.J408])" office:value-type="float" office:value="151299" calcext:value-type="float">
            <text:p>151299</text:p>
          </table:table-cell>
          <table:table-cell table:number-columns-repeated="5"/>
        </table:table-row>
        <table:table-row table:style-name="ro1">
          <table:table-cell office:value-type="date" office:date-value="2024-04-17" calcext:value-type="date">
            <text:p>2024-04-17</text:p>
          </table:table-cell>
          <table:table-cell office:value-type="float" office:value="24" calcext:value-type="float">
            <text:p>24</text:p>
          </table:table-cell>
          <table:table-cell office:value-type="float" office:value="796.388" calcext:value-type="float">
            <text:p>796,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7" calcext:value-type="date">
            <text:p>2024-04-17</text:p>
          </table:table-cell>
          <table:table-cell office:value-type="float" office:value="24" calcext:value-type="float">
            <text:p>24</text:p>
          </table:table-cell>
          <table:table-cell office:value-type="float" office:value="1598.466" calcext:value-type="float">
            <text:p>1598,466</text:p>
          </table:table-cell>
          <table:table-cell/>
          <table:table-cell table:formula="of:=ROUND([.$C409]+[.$D409] - [.$H409])" office:value-type="float" office:value="-802" calcext:value-type="float">
            <text:p>-802</text:p>
          </table:table-cell>
          <table:table-cell table:formula="of:=IF([.K408] + [.J409] &gt; [.$P$2]; 200000;  [.K408] + [.J409])" office:value-type="float" office:value="150497" calcext:value-type="float">
            <text:p>150497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" calcext:value-type="float">
            <text:p>1</text:p>
          </table:table-cell>
          <table:table-cell office:value-type="float" office:value="832.663" calcext:value-type="float">
            <text:p>832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" calcext:value-type="float">
            <text:p>1</text:p>
          </table:table-cell>
          <table:table-cell office:value-type="float" office:value="1548.144" calcext:value-type="float">
            <text:p>1548,144</text:p>
          </table:table-cell>
          <table:table-cell/>
          <table:table-cell table:formula="of:=ROUND([.$C410]+[.$D410] - [.$H410])" office:value-type="float" office:value="-715" calcext:value-type="float">
            <text:p>-715</text:p>
          </table:table-cell>
          <table:table-cell table:formula="of:=IF([.K409] + [.J410] &gt; [.$P$2]; 200000;  [.K409] + [.J410])" office:value-type="float" office:value="149782" calcext:value-type="float">
            <text:p>149782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" calcext:value-type="float">
            <text:p>2</text:p>
          </table:table-cell>
          <table:table-cell office:value-type="float" office:value="983.563" calcext:value-type="float">
            <text:p>983,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" calcext:value-type="float">
            <text:p>2</text:p>
          </table:table-cell>
          <table:table-cell office:value-type="float" office:value="1327.31" calcext:value-type="float">
            <text:p>1327,31</text:p>
          </table:table-cell>
          <table:table-cell/>
          <table:table-cell table:formula="of:=ROUND([.$C411]+[.$D411] - [.$H411])" office:value-type="float" office:value="-344" calcext:value-type="float">
            <text:p>-344</text:p>
          </table:table-cell>
          <table:table-cell table:formula="of:=IF([.K410] + [.J411] &gt; [.$P$2]; 200000;  [.K410] + [.J411])" office:value-type="float" office:value="149438" calcext:value-type="float">
            <text:p>149438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3" calcext:value-type="float">
            <text:p>3</text:p>
          </table:table-cell>
          <table:table-cell office:value-type="float" office:value="1133.988" calcext:value-type="float">
            <text:p>1133,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3" calcext:value-type="float">
            <text:p>3</text:p>
          </table:table-cell>
          <table:table-cell office:value-type="float" office:value="1241.415" calcext:value-type="float">
            <text:p>1241,415</text:p>
          </table:table-cell>
          <table:table-cell/>
          <table:table-cell table:formula="of:=ROUND([.$C412]+[.$D412] - [.$H412])" office:value-type="float" office:value="-107" calcext:value-type="float">
            <text:p>-107</text:p>
          </table:table-cell>
          <table:table-cell table:formula="of:=IF([.K411] + [.J412] &gt; [.$P$2]; 200000;  [.K411] + [.J412])" office:value-type="float" office:value="149331" calcext:value-type="float">
            <text:p>149331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4" calcext:value-type="float">
            <text:p>4</text:p>
          </table:table-cell>
          <table:table-cell office:value-type="float" office:value="1195.9" calcext:value-type="float">
            <text:p>1195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4" calcext:value-type="float">
            <text:p>4</text:p>
          </table:table-cell>
          <table:table-cell office:value-type="float" office:value="1243.959" calcext:value-type="float">
            <text:p>1243,959</text:p>
          </table:table-cell>
          <table:table-cell/>
          <table:table-cell table:formula="of:=ROUND([.$C413]+[.$D413] - [.$H413])" office:value-type="float" office:value="-48" calcext:value-type="float">
            <text:p>-48</text:p>
          </table:table-cell>
          <table:table-cell table:formula="of:=IF([.K412] + [.J413] &gt; [.$P$2]; 200000;  [.K412] + [.J413])" office:value-type="float" office:value="149283" calcext:value-type="float">
            <text:p>149283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5" calcext:value-type="float">
            <text:p>5</text:p>
          </table:table-cell>
          <table:table-cell office:value-type="float" office:value="1108.713" calcext:value-type="float">
            <text:p>1108,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5" calcext:value-type="float">
            <text:p>5</text:p>
          </table:table-cell>
          <table:table-cell office:value-type="float" office:value="1864.868" calcext:value-type="float">
            <text:p>1864,868</text:p>
          </table:table-cell>
          <table:table-cell/>
          <table:table-cell table:formula="of:=ROUND([.$C414]+[.$D414] - [.$H414])" office:value-type="float" office:value="-756" calcext:value-type="float">
            <text:p>-756</text:p>
          </table:table-cell>
          <table:table-cell table:formula="of:=IF([.K413] + [.J414] &gt; [.$P$2]; 200000;  [.K413] + [.J414])" office:value-type="float" office:value="148527" calcext:value-type="float">
            <text:p>148527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6" calcext:value-type="float">
            <text:p>6</text:p>
          </table:table-cell>
          <table:table-cell office:value-type="float" office:value="1068.525" calcext:value-type="float">
            <text:p>1068,525</text:p>
          </table:table-cell>
          <table:table-cell office:value-type="float" office:value="23.388" calcext:value-type="float">
            <text:p>23,38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6" calcext:value-type="float">
            <text:p>6</text:p>
          </table:table-cell>
          <table:table-cell office:value-type="float" office:value="3088.284" calcext:value-type="float">
            <text:p>3088,284</text:p>
          </table:table-cell>
          <table:table-cell/>
          <table:table-cell table:formula="of:=ROUND([.$C415]+[.$D415] - [.$H415])" office:value-type="float" office:value="-1996" calcext:value-type="float">
            <text:p>-1996</text:p>
          </table:table-cell>
          <table:table-cell table:formula="of:=IF([.K414] + [.J415] &gt; [.$P$2]; 200000;  [.K414] + [.J415])" office:value-type="float" office:value="146531" calcext:value-type="float">
            <text:p>146531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7" calcext:value-type="float">
            <text:p>7</text:p>
          </table:table-cell>
          <table:table-cell office:value-type="float" office:value="1048.038" calcext:value-type="float">
            <text:p>1048,038</text:p>
          </table:table-cell>
          <table:table-cell office:value-type="float" office:value="454.05" calcext:value-type="float">
            <text:p>454,05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7" calcext:value-type="float">
            <text:p>7</text:p>
          </table:table-cell>
          <table:table-cell office:value-type="float" office:value="4206.969" calcext:value-type="float">
            <text:p>4206,969</text:p>
          </table:table-cell>
          <table:table-cell/>
          <table:table-cell table:formula="of:=ROUND([.$C416]+[.$D416] - [.$H416])" office:value-type="float" office:value="-2705" calcext:value-type="float">
            <text:p>-2705</text:p>
          </table:table-cell>
          <table:table-cell table:formula="of:=IF([.K415] + [.J416] &gt; [.$P$2]; 200000;  [.K415] + [.J416])" office:value-type="float" office:value="143826" calcext:value-type="float">
            <text:p>143826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8" calcext:value-type="float">
            <text:p>8</text:p>
          </table:table-cell>
          <table:table-cell office:value-type="float" office:value="944.563" calcext:value-type="float">
            <text:p>944,563</text:p>
          </table:table-cell>
          <table:table-cell office:value-type="float" office:value="1750.738" calcext:value-type="float">
            <text:p>1750,73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8" calcext:value-type="float">
            <text:p>8</text:p>
          </table:table-cell>
          <table:table-cell office:value-type="float" office:value="6555.735" calcext:value-type="float">
            <text:p>6555,735</text:p>
          </table:table-cell>
          <table:table-cell/>
          <table:table-cell table:formula="of:=ROUND([.$C417]+[.$D417] - [.$H417])" office:value-type="float" office:value="-3860" calcext:value-type="float">
            <text:p>-3860</text:p>
          </table:table-cell>
          <table:table-cell table:formula="of:=IF([.K416] + [.J417] &gt; [.$P$2]; 200000;  [.K416] + [.J417])" office:value-type="float" office:value="139966" calcext:value-type="float">
            <text:p>139966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9" calcext:value-type="float">
            <text:p>9</text:p>
          </table:table-cell>
          <table:table-cell office:value-type="float" office:value="970.763" calcext:value-type="float">
            <text:p>970,763</text:p>
          </table:table-cell>
          <table:table-cell office:value-type="float" office:value="3414.125" calcext:value-type="float">
            <text:p>3414,125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9" calcext:value-type="float">
            <text:p>9</text:p>
          </table:table-cell>
          <table:table-cell office:value-type="float" office:value="6969.458" calcext:value-type="float">
            <text:p>6969,458</text:p>
          </table:table-cell>
          <table:table-cell/>
          <table:table-cell table:formula="of:=ROUND([.$C418]+[.$D418] - [.$H418])" office:value-type="float" office:value="-2585" calcext:value-type="float">
            <text:p>-2585</text:p>
          </table:table-cell>
          <table:table-cell table:formula="of:=IF([.K417] + [.J418] &gt; [.$P$2]; 200000;  [.K417] + [.J418])" office:value-type="float" office:value="137381" calcext:value-type="float">
            <text:p>137381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0" calcext:value-type="float">
            <text:p>10</text:p>
          </table:table-cell>
          <table:table-cell office:value-type="float" office:value="1167.275" calcext:value-type="float">
            <text:p>1167,275</text:p>
          </table:table-cell>
          <table:table-cell office:value-type="float" office:value="4769.388" calcext:value-type="float">
            <text:p>4769,38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0" calcext:value-type="float">
            <text:p>10</text:p>
          </table:table-cell>
          <table:table-cell office:value-type="float" office:value="7778.746" calcext:value-type="float">
            <text:p>7778,746</text:p>
          </table:table-cell>
          <table:table-cell/>
          <table:table-cell table:formula="of:=ROUND([.$C419]+[.$D419] - [.$H419])" office:value-type="float" office:value="-1842" calcext:value-type="float">
            <text:p>-1842</text:p>
          </table:table-cell>
          <table:table-cell table:formula="of:=IF([.K418] + [.J419] &gt; [.$P$2]; 200000;  [.K418] + [.J419])" office:value-type="float" office:value="135539" calcext:value-type="float">
            <text:p>135539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1" calcext:value-type="float">
            <text:p>11</text:p>
          </table:table-cell>
          <table:table-cell office:value-type="float" office:value="1420.288" calcext:value-type="float">
            <text:p>1420,288</text:p>
          </table:table-cell>
          <table:table-cell office:value-type="float" office:value="5606.738" calcext:value-type="float">
            <text:p>5606,73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1" calcext:value-type="float">
            <text:p>11</text:p>
          </table:table-cell>
          <table:table-cell office:value-type="float" office:value="7756.891" calcext:value-type="float">
            <text:p>7756,891</text:p>
          </table:table-cell>
          <table:table-cell/>
          <table:table-cell table:formula="of:=ROUND([.$C420]+[.$D420] - [.$H420])" office:value-type="float" office:value="-730" calcext:value-type="float">
            <text:p>-730</text:p>
          </table:table-cell>
          <table:table-cell table:formula="of:=IF([.K419] + [.J420] &gt; [.$P$2]; 200000;  [.K419] + [.J420])" office:value-type="float" office:value="134809" calcext:value-type="float">
            <text:p>134809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2" calcext:value-type="float">
            <text:p>12</text:p>
          </table:table-cell>
          <table:table-cell office:value-type="float" office:value="1610.763" calcext:value-type="float">
            <text:p>1610,763</text:p>
          </table:table-cell>
          <table:table-cell office:value-type="float" office:value="6108" calcext:value-type="float">
            <text:p>610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2" calcext:value-type="float">
            <text:p>12</text:p>
          </table:table-cell>
          <table:table-cell office:value-type="float" office:value="7885.797" calcext:value-type="float">
            <text:p>7885,797</text:p>
          </table:table-cell>
          <table:table-cell/>
          <table:table-cell table:formula="of:=ROUND([.$C421]+[.$D421] - [.$H421])" office:value-type="float" office:value="-167" calcext:value-type="float">
            <text:p>-167</text:p>
          </table:table-cell>
          <table:table-cell table:formula="of:=IF([.K420] + [.J421] &gt; [.$P$2]; 200000;  [.K420] + [.J421])" office:value-type="float" office:value="134642" calcext:value-type="float">
            <text:p>134642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3" calcext:value-type="float">
            <text:p>13</text:p>
          </table:table-cell>
          <table:table-cell office:value-type="float" office:value="1773.963" calcext:value-type="float">
            <text:p>1773,963</text:p>
          </table:table-cell>
          <table:table-cell office:value-type="float" office:value="6099.863" calcext:value-type="float">
            <text:p>6099,863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3" calcext:value-type="float">
            <text:p>13</text:p>
          </table:table-cell>
          <table:table-cell office:value-type="float" office:value="8215.373" calcext:value-type="float">
            <text:p>8215,373</text:p>
          </table:table-cell>
          <table:table-cell/>
          <table:table-cell table:formula="of:=ROUND([.$C422]+[.$D422] - [.$H422])" office:value-type="float" office:value="-342" calcext:value-type="float">
            <text:p>-342</text:p>
          </table:table-cell>
          <table:table-cell table:formula="of:=IF([.K421] + [.J422] &gt; [.$P$2]; 200000;  [.K421] + [.J422])" office:value-type="float" office:value="134300" calcext:value-type="float">
            <text:p>134300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4" calcext:value-type="float">
            <text:p>14</text:p>
          </table:table-cell>
          <table:table-cell office:value-type="float" office:value="2041.938" calcext:value-type="float">
            <text:p>2041,938</text:p>
          </table:table-cell>
          <table:table-cell office:value-type="float" office:value="5979.213" calcext:value-type="float">
            <text:p>5979,213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4" calcext:value-type="float">
            <text:p>14</text:p>
          </table:table-cell>
          <table:table-cell office:value-type="float" office:value="7761.385" calcext:value-type="float">
            <text:p>7761,385</text:p>
          </table:table-cell>
          <table:table-cell/>
          <table:table-cell table:formula="of:=ROUND([.$C423]+[.$D423] - [.$H423])" office:value-type="float" office:value="260" calcext:value-type="float">
            <text:p>260</text:p>
          </table:table-cell>
          <table:table-cell table:formula="of:=IF([.K422] + [.J423] &gt; [.$P$2]; 200000;  [.K422] + [.J423])" office:value-type="float" office:value="134560" calcext:value-type="float">
            <text:p>134560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5" calcext:value-type="float">
            <text:p>15</text:p>
          </table:table-cell>
          <table:table-cell office:value-type="float" office:value="2218.8" calcext:value-type="float">
            <text:p>2218,8</text:p>
          </table:table-cell>
          <table:table-cell office:value-type="float" office:value="6035.738" calcext:value-type="float">
            <text:p>6035,73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5" calcext:value-type="float">
            <text:p>15</text:p>
          </table:table-cell>
          <table:table-cell office:value-type="float" office:value="8001.221" calcext:value-type="float">
            <text:p>8001,221</text:p>
          </table:table-cell>
          <table:table-cell/>
          <table:table-cell table:formula="of:=ROUND([.$C424]+[.$D424] - [.$H424])" office:value-type="float" office:value="253" calcext:value-type="float">
            <text:p>253</text:p>
          </table:table-cell>
          <table:table-cell table:formula="of:=IF([.K423] + [.J424] &gt; [.$P$2]; 200000;  [.K423] + [.J424])" office:value-type="float" office:value="134813" calcext:value-type="float">
            <text:p>134813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6" calcext:value-type="float">
            <text:p>16</text:p>
          </table:table-cell>
          <table:table-cell office:value-type="float" office:value="2332.325" calcext:value-type="float">
            <text:p>2332,325</text:p>
          </table:table-cell>
          <table:table-cell office:value-type="float" office:value="5759.788" calcext:value-type="float">
            <text:p>5759,78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6" calcext:value-type="float">
            <text:p>16</text:p>
          </table:table-cell>
          <table:table-cell office:value-type="float" office:value="8058.215" calcext:value-type="float">
            <text:p>8058,215</text:p>
          </table:table-cell>
          <table:table-cell/>
          <table:table-cell table:formula="of:=ROUND([.$C425]+[.$D425] - [.$H425])" office:value-type="float" office:value="34" calcext:value-type="float">
            <text:p>34</text:p>
          </table:table-cell>
          <table:table-cell table:formula="of:=IF([.K424] + [.J425] &gt; [.$P$2]; 200000;  [.K424] + [.J425])" office:value-type="float" office:value="134847" calcext:value-type="float">
            <text:p>134847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7" calcext:value-type="float">
            <text:p>17</text:p>
          </table:table-cell>
          <table:table-cell office:value-type="float" office:value="2170.675" calcext:value-type="float">
            <text:p>2170,675</text:p>
          </table:table-cell>
          <table:table-cell office:value-type="float" office:value="4938.213" calcext:value-type="float">
            <text:p>4938,213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7" calcext:value-type="float">
            <text:p>17</text:p>
          </table:table-cell>
          <table:table-cell office:value-type="float" office:value="7775.772" calcext:value-type="float">
            <text:p>7775,772</text:p>
          </table:table-cell>
          <table:table-cell/>
          <table:table-cell table:formula="of:=ROUND([.$C426]+[.$D426] - [.$H426])" office:value-type="float" office:value="-667" calcext:value-type="float">
            <text:p>-667</text:p>
          </table:table-cell>
          <table:table-cell table:formula="of:=IF([.K425] + [.J426] &gt; [.$P$2]; 200000;  [.K425] + [.J426])" office:value-type="float" office:value="134180" calcext:value-type="float">
            <text:p>134180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8" calcext:value-type="float">
            <text:p>18</text:p>
          </table:table-cell>
          <table:table-cell office:value-type="float" office:value="1907.463" calcext:value-type="float">
            <text:p>1907,463</text:p>
          </table:table-cell>
          <table:table-cell office:value-type="float" office:value="3262.375" calcext:value-type="float">
            <text:p>3262,375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8" calcext:value-type="float">
            <text:p>18</text:p>
          </table:table-cell>
          <table:table-cell office:value-type="float" office:value="7139.5" calcext:value-type="float">
            <text:p>7139,5</text:p>
          </table:table-cell>
          <table:table-cell/>
          <table:table-cell table:formula="of:=ROUND([.$C427]+[.$D427] - [.$H427])" office:value-type="float" office:value="-1970" calcext:value-type="float">
            <text:p>-1970</text:p>
          </table:table-cell>
          <table:table-cell table:formula="of:=IF([.K426] + [.J427] &gt; [.$P$2]; 200000;  [.K426] + [.J427])" office:value-type="float" office:value="132210" calcext:value-type="float">
            <text:p>132210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19" calcext:value-type="float">
            <text:p>19</text:p>
          </table:table-cell>
          <table:table-cell office:value-type="float" office:value="1663.975" calcext:value-type="float">
            <text:p>1663,975</text:p>
          </table:table-cell>
          <table:table-cell office:value-type="float" office:value="1365.9" calcext:value-type="float">
            <text:p>1365,9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19" calcext:value-type="float">
            <text:p>19</text:p>
          </table:table-cell>
          <table:table-cell office:value-type="float" office:value="6380.132" calcext:value-type="float">
            <text:p>6380,132</text:p>
          </table:table-cell>
          <table:table-cell/>
          <table:table-cell table:formula="of:=ROUND([.$C428]+[.$D428] - [.$H428])" office:value-type="float" office:value="-3350" calcext:value-type="float">
            <text:p>-3350</text:p>
          </table:table-cell>
          <table:table-cell table:formula="of:=IF([.K427] + [.J428] &gt; [.$P$2]; 200000;  [.K427] + [.J428])" office:value-type="float" office:value="128860" calcext:value-type="float">
            <text:p>128860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0" calcext:value-type="float">
            <text:p>20</text:p>
          </table:table-cell>
          <table:table-cell office:value-type="float" office:value="1374.063" calcext:value-type="float">
            <text:p>1374,063</text:p>
          </table:table-cell>
          <table:table-cell office:value-type="float" office:value="343.588" calcext:value-type="float">
            <text:p>343,588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0" calcext:value-type="float">
            <text:p>20</text:p>
          </table:table-cell>
          <table:table-cell office:value-type="float" office:value="6207.404" calcext:value-type="float">
            <text:p>6207,404</text:p>
          </table:table-cell>
          <table:table-cell/>
          <table:table-cell table:formula="of:=ROUND([.$C429]+[.$D429] - [.$H429])" office:value-type="float" office:value="-4490" calcext:value-type="float">
            <text:p>-4490</text:p>
          </table:table-cell>
          <table:table-cell table:formula="of:=IF([.K428] + [.J429] &gt; [.$P$2]; 200000;  [.K428] + [.J429])" office:value-type="float" office:value="124370" calcext:value-type="float">
            <text:p>124370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1" calcext:value-type="float">
            <text:p>21</text:p>
          </table:table-cell>
          <table:table-cell office:value-type="float" office:value="1570.688" calcext:value-type="float">
            <text:p>1570,688</text:p>
          </table:table-cell>
          <table:table-cell office:value-type="float" office:value="9.775" calcext:value-type="float">
            <text:p>9,775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1" calcext:value-type="float">
            <text:p>21</text:p>
          </table:table-cell>
          <table:table-cell office:value-type="float" office:value="4823.279" calcext:value-type="float">
            <text:p>4823,279</text:p>
          </table:table-cell>
          <table:table-cell/>
          <table:table-cell table:formula="of:=ROUND([.$C430]+[.$D430] - [.$H430])" office:value-type="float" office:value="-3243" calcext:value-type="float">
            <text:p>-3243</text:p>
          </table:table-cell>
          <table:table-cell table:formula="of:=IF([.K429] + [.J430] &gt; [.$P$2]; 200000;  [.K429] + [.J430])" office:value-type="float" office:value="121127" calcext:value-type="float">
            <text:p>121127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2" calcext:value-type="float">
            <text:p>22</text:p>
          </table:table-cell>
          <table:table-cell office:value-type="float" office:value="1720.013" calcext:value-type="float">
            <text:p>1720,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2" calcext:value-type="float">
            <text:p>22</text:p>
          </table:table-cell>
          <table:table-cell office:value-type="float" office:value="4655.567" calcext:value-type="float">
            <text:p>4655,567</text:p>
          </table:table-cell>
          <table:table-cell/>
          <table:table-cell table:formula="of:=ROUND([.$C431]+[.$D431] - [.$H431])" office:value-type="float" office:value="-2936" calcext:value-type="float">
            <text:p>-2936</text:p>
          </table:table-cell>
          <table:table-cell table:formula="of:=IF([.K430] + [.J431] &gt; [.$P$2]; 200000;  [.K430] + [.J431])" office:value-type="float" office:value="118191" calcext:value-type="float">
            <text:p>118191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3" calcext:value-type="float">
            <text:p>23</text:p>
          </table:table-cell>
          <table:table-cell office:value-type="float" office:value="1954.838" calcext:value-type="float">
            <text:p>1954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3" calcext:value-type="float">
            <text:p>23</text:p>
          </table:table-cell>
          <table:table-cell office:value-type="float" office:value="2884.185" calcext:value-type="float">
            <text:p>2884,185</text:p>
          </table:table-cell>
          <table:table-cell/>
          <table:table-cell table:formula="of:=ROUND([.$C432]+[.$D432] - [.$H432])" office:value-type="float" office:value="-929" calcext:value-type="float">
            <text:p>-929</text:p>
          </table:table-cell>
          <table:table-cell table:formula="of:=IF([.K431] + [.J432] &gt; [.$P$2]; 200000;  [.K431] + [.J432])" office:value-type="float" office:value="117262" calcext:value-type="float">
            <text:p>117262</text:p>
          </table:table-cell>
          <table:table-cell table:number-columns-repeated="5"/>
        </table:table-row>
        <table:table-row table:style-name="ro1">
          <table:table-cell office:value-type="date" office:date-value="2024-04-18" calcext:value-type="date">
            <text:p>2024-04-18</text:p>
          </table:table-cell>
          <table:table-cell office:value-type="float" office:value="24" calcext:value-type="float">
            <text:p>24</text:p>
          </table:table-cell>
          <table:table-cell office:value-type="float" office:value="2022.188" calcext:value-type="float">
            <text:p>2022,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8" calcext:value-type="date">
            <text:p>2024-04-18</text:p>
          </table:table-cell>
          <table:table-cell office:value-type="float" office:value="24" calcext:value-type="float">
            <text:p>24</text:p>
          </table:table-cell>
          <table:table-cell office:value-type="float" office:value="1693.391" calcext:value-type="float">
            <text:p>1693,391</text:p>
          </table:table-cell>
          <table:table-cell/>
          <table:table-cell table:formula="of:=ROUND([.$C433]+[.$D433] - [.$H433])" office:value-type="float" office:value="329" calcext:value-type="float">
            <text:p>329</text:p>
          </table:table-cell>
          <table:table-cell table:formula="of:=IF([.K432] + [.J433] &gt; [.$P$2]; 200000;  [.K432] + [.J433])" office:value-type="float" office:value="117591" calcext:value-type="float">
            <text:p>117591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" calcext:value-type="float">
            <text:p>1</text:p>
          </table:table-cell>
          <table:table-cell office:value-type="float" office:value="2147.4" calcext:value-type="float">
            <text:p>2147,4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" calcext:value-type="float">
            <text:p>1</text:p>
          </table:table-cell>
          <table:table-cell office:value-type="float" office:value="1692.266" calcext:value-type="float">
            <text:p>1692,266</text:p>
          </table:table-cell>
          <table:table-cell/>
          <table:table-cell table:formula="of:=ROUND([.$C434]+[.$D434] - [.$H434])" office:value-type="float" office:value="455" calcext:value-type="float">
            <text:p>455</text:p>
          </table:table-cell>
          <table:table-cell table:formula="of:=IF([.K433] + [.J434] &gt; [.$P$2]; 200000;  [.K433] + [.J434])" office:value-type="float" office:value="118046" calcext:value-type="float">
            <text:p>118046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" calcext:value-type="float">
            <text:p>2</text:p>
          </table:table-cell>
          <table:table-cell office:value-type="float" office:value="2305.2" calcext:value-type="float">
            <text:p>2305,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" calcext:value-type="float">
            <text:p>2</text:p>
          </table:table-cell>
          <table:table-cell office:value-type="float" office:value="1450.874" calcext:value-type="float">
            <text:p>1450,874</text:p>
          </table:table-cell>
          <table:table-cell/>
          <table:table-cell table:formula="of:=ROUND([.$C435]+[.$D435] - [.$H435])" office:value-type="float" office:value="854" calcext:value-type="float">
            <text:p>854</text:p>
          </table:table-cell>
          <table:table-cell table:formula="of:=IF([.K434] + [.J435] &gt; [.$P$2]; 200000;  [.K434] + [.J435])" office:value-type="float" office:value="118900" calcext:value-type="float">
            <text:p>118900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3" calcext:value-type="float">
            <text:p>3</text:p>
          </table:table-cell>
          <table:table-cell office:value-type="float" office:value="2501.963" calcext:value-type="float">
            <text:p>2501,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3" calcext:value-type="float">
            <text:p>3</text:p>
          </table:table-cell>
          <table:table-cell office:value-type="float" office:value="1356.982" calcext:value-type="float">
            <text:p>1356,982</text:p>
          </table:table-cell>
          <table:table-cell/>
          <table:table-cell table:formula="of:=ROUND([.$C436]+[.$D436] - [.$H436])" office:value-type="float" office:value="1145" calcext:value-type="float">
            <text:p>1145</text:p>
          </table:table-cell>
          <table:table-cell table:formula="of:=IF([.K435] + [.J436] &gt; [.$P$2]; 200000;  [.K435] + [.J436])" office:value-type="float" office:value="120045" calcext:value-type="float">
            <text:p>120045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4" calcext:value-type="float">
            <text:p>4</text:p>
          </table:table-cell>
          <table:table-cell office:value-type="float" office:value="2833.625" calcext:value-type="float">
            <text:p>2833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4" calcext:value-type="float">
            <text:p>4</text:p>
          </table:table-cell>
          <table:table-cell office:value-type="float" office:value="1359.763" calcext:value-type="float">
            <text:p>1359,763</text:p>
          </table:table-cell>
          <table:table-cell/>
          <table:table-cell table:formula="of:=ROUND([.$C437]+[.$D437] - [.$H437])" office:value-type="float" office:value="1474" calcext:value-type="float">
            <text:p>1474</text:p>
          </table:table-cell>
          <table:table-cell table:formula="of:=IF([.K436] + [.J437] &gt; [.$P$2]; 200000;  [.K436] + [.J437])" office:value-type="float" office:value="121519" calcext:value-type="float">
            <text:p>121519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5" calcext:value-type="float">
            <text:p>5</text:p>
          </table:table-cell>
          <table:table-cell office:value-type="float" office:value="2877.963" calcext:value-type="float">
            <text:p>2877,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5" calcext:value-type="float">
            <text:p>5</text:p>
          </table:table-cell>
          <table:table-cell office:value-type="float" office:value="1705.474" calcext:value-type="float">
            <text:p>1705,474</text:p>
          </table:table-cell>
          <table:table-cell/>
          <table:table-cell table:formula="of:=ROUND([.$C438]+[.$D438] - [.$H438])" office:value-type="float" office:value="1172" calcext:value-type="float">
            <text:p>1172</text:p>
          </table:table-cell>
          <table:table-cell table:formula="of:=IF([.K437] + [.J438] &gt; [.$P$2]; 200000;  [.K437] + [.J438])" office:value-type="float" office:value="122691" calcext:value-type="float">
            <text:p>122691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6" calcext:value-type="float">
            <text:p>6</text:p>
          </table:table-cell>
          <table:table-cell office:value-type="float" office:value="2784.988" calcext:value-type="float">
            <text:p>2784,988</text:p>
          </table:table-cell>
          <table:table-cell office:value-type="float" office:value="132.125" calcext:value-type="float">
            <text:p>132,125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6" calcext:value-type="float">
            <text:p>6</text:p>
          </table:table-cell>
          <table:table-cell office:value-type="float" office:value="3375.782" calcext:value-type="float">
            <text:p>3375,782</text:p>
          </table:table-cell>
          <table:table-cell/>
          <table:table-cell table:formula="of:=ROUND([.$C439]+[.$D439] - [.$H439])" office:value-type="float" office:value="-459" calcext:value-type="float">
            <text:p>-459</text:p>
          </table:table-cell>
          <table:table-cell table:formula="of:=IF([.K438] + [.J439] &gt; [.$P$2]; 200000;  [.K438] + [.J439])" office:value-type="float" office:value="122232" calcext:value-type="float">
            <text:p>122232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7" calcext:value-type="float">
            <text:p>7</text:p>
          </table:table-cell>
          <table:table-cell office:value-type="float" office:value="2484.525" calcext:value-type="float">
            <text:p>2484,525</text:p>
          </table:table-cell>
          <table:table-cell office:value-type="float" office:value="723.763" calcext:value-type="float">
            <text:p>723,76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7" calcext:value-type="float">
            <text:p>7</text:p>
          </table:table-cell>
          <table:table-cell office:value-type="float" office:value="4598.608" calcext:value-type="float">
            <text:p>4598,608</text:p>
          </table:table-cell>
          <table:table-cell/>
          <table:table-cell table:formula="of:=ROUND([.$C440]+[.$D440] - [.$H440])" office:value-type="float" office:value="-1390" calcext:value-type="float">
            <text:p>-1390</text:p>
          </table:table-cell>
          <table:table-cell table:formula="of:=IF([.K439] + [.J440] &gt; [.$P$2]; 200000;  [.K439] + [.J440])" office:value-type="float" office:value="120842" calcext:value-type="float">
            <text:p>120842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8" calcext:value-type="float">
            <text:p>8</text:p>
          </table:table-cell>
          <table:table-cell office:value-type="float" office:value="2028.238" calcext:value-type="float">
            <text:p>2028,238</text:p>
          </table:table-cell>
          <table:table-cell office:value-type="float" office:value="2284.425" calcext:value-type="float">
            <text:p>2284,425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8" calcext:value-type="float">
            <text:p>8</text:p>
          </table:table-cell>
          <table:table-cell office:value-type="float" office:value="6802.028" calcext:value-type="float">
            <text:p>6802,028</text:p>
          </table:table-cell>
          <table:table-cell/>
          <table:table-cell table:formula="of:=ROUND([.$C441]+[.$D441] - [.$H441])" office:value-type="float" office:value="-2489" calcext:value-type="float">
            <text:p>-2489</text:p>
          </table:table-cell>
          <table:table-cell table:formula="of:=IF([.K440] + [.J441] &gt; [.$P$2]; 200000;  [.K440] + [.J441])" office:value-type="float" office:value="118353" calcext:value-type="float">
            <text:p>118353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9" calcext:value-type="float">
            <text:p>9</text:p>
          </table:table-cell>
          <table:table-cell office:value-type="float" office:value="1521.088" calcext:value-type="float">
            <text:p>1521,088</text:p>
          </table:table-cell>
          <table:table-cell office:value-type="float" office:value="4433.275" calcext:value-type="float">
            <text:p>4433,275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9" calcext:value-type="float">
            <text:p>9</text:p>
          </table:table-cell>
          <table:table-cell office:value-type="float" office:value="7618.266" calcext:value-type="float">
            <text:p>7618,266</text:p>
          </table:table-cell>
          <table:table-cell/>
          <table:table-cell table:formula="of:=ROUND([.$C442]+[.$D442] - [.$H442])" office:value-type="float" office:value="-1664" calcext:value-type="float">
            <text:p>-1664</text:p>
          </table:table-cell>
          <table:table-cell table:formula="of:=IF([.K441] + [.J442] &gt; [.$P$2]; 200000;  [.K441] + [.J442])" office:value-type="float" office:value="116689" calcext:value-type="float">
            <text:p>116689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0" calcext:value-type="float">
            <text:p>10</text:p>
          </table:table-cell>
          <table:table-cell office:value-type="float" office:value="1461.313" calcext:value-type="float">
            <text:p>1461,313</text:p>
          </table:table-cell>
          <table:table-cell office:value-type="float" office:value="6028.038" calcext:value-type="float">
            <text:p>6028,038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0" calcext:value-type="float">
            <text:p>10</text:p>
          </table:table-cell>
          <table:table-cell office:value-type="float" office:value="8502.894" calcext:value-type="float">
            <text:p>8502,894</text:p>
          </table:table-cell>
          <table:table-cell/>
          <table:table-cell table:formula="of:=ROUND([.$C443]+[.$D443] - [.$H443])" office:value-type="float" office:value="-1014" calcext:value-type="float">
            <text:p>-1014</text:p>
          </table:table-cell>
          <table:table-cell table:formula="of:=IF([.K442] + [.J443] &gt; [.$P$2]; 200000;  [.K442] + [.J443])" office:value-type="float" office:value="115675" calcext:value-type="float">
            <text:p>115675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1" calcext:value-type="float">
            <text:p>11</text:p>
          </table:table-cell>
          <table:table-cell office:value-type="float" office:value="1696.35" calcext:value-type="float">
            <text:p>1696,35</text:p>
          </table:table-cell>
          <table:table-cell office:value-type="float" office:value="6467.688" calcext:value-type="float">
            <text:p>6467,688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1" calcext:value-type="float">
            <text:p>11</text:p>
          </table:table-cell>
          <table:table-cell office:value-type="float" office:value="8479.004" calcext:value-type="float">
            <text:p>8479,004</text:p>
          </table:table-cell>
          <table:table-cell/>
          <table:table-cell table:formula="of:=ROUND([.$C444]+[.$D444] - [.$H444])" office:value-type="float" office:value="-315" calcext:value-type="float">
            <text:p>-315</text:p>
          </table:table-cell>
          <table:table-cell table:formula="of:=IF([.K443] + [.J444] &gt; [.$P$2]; 200000;  [.K443] + [.J444])" office:value-type="float" office:value="115360" calcext:value-type="float">
            <text:p>115360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2" calcext:value-type="float">
            <text:p>12</text:p>
          </table:table-cell>
          <table:table-cell office:value-type="float" office:value="1765.338" calcext:value-type="float">
            <text:p>1765,338</text:p>
          </table:table-cell>
          <table:table-cell office:value-type="float" office:value="6435.563" calcext:value-type="float">
            <text:p>6435,56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2" calcext:value-type="float">
            <text:p>12</text:p>
          </table:table-cell>
          <table:table-cell office:value-type="float" office:value="8619.91" calcext:value-type="float">
            <text:p>8619,91</text:p>
          </table:table-cell>
          <table:table-cell/>
          <table:table-cell table:formula="of:=ROUND([.$C445]+[.$D445] - [.$H445])" office:value-type="float" office:value="-419" calcext:value-type="float">
            <text:p>-419</text:p>
          </table:table-cell>
          <table:table-cell table:formula="of:=IF([.K444] + [.J445] &gt; [.$P$2]; 200000;  [.K444] + [.J445])" office:value-type="float" office:value="114941" calcext:value-type="float">
            <text:p>114941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3" calcext:value-type="float">
            <text:p>13</text:p>
          </table:table-cell>
          <table:table-cell office:value-type="float" office:value="1944.213" calcext:value-type="float">
            <text:p>1944,213</text:p>
          </table:table-cell>
          <table:table-cell office:value-type="float" office:value="6565.613" calcext:value-type="float">
            <text:p>6565,61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3" calcext:value-type="float">
            <text:p>13</text:p>
          </table:table-cell>
          <table:table-cell office:value-type="float" office:value="8980.168" calcext:value-type="float">
            <text:p>8980,168</text:p>
          </table:table-cell>
          <table:table-cell/>
          <table:table-cell table:formula="of:=ROUND([.$C446]+[.$D446] - [.$H446])" office:value-type="float" office:value="-470" calcext:value-type="float">
            <text:p>-470</text:p>
          </table:table-cell>
          <table:table-cell table:formula="of:=IF([.K445] + [.J446] &gt; [.$P$2]; 200000;  [.K445] + [.J446])" office:value-type="float" office:value="114471" calcext:value-type="float">
            <text:p>114471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4" calcext:value-type="float">
            <text:p>14</text:p>
          </table:table-cell>
          <table:table-cell office:value-type="float" office:value="1947.65" calcext:value-type="float">
            <text:p>1947,65</text:p>
          </table:table-cell>
          <table:table-cell office:value-type="float" office:value="6601.038" calcext:value-type="float">
            <text:p>6601,038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4" calcext:value-type="float">
            <text:p>14</text:p>
          </table:table-cell>
          <table:table-cell office:value-type="float" office:value="8483.917" calcext:value-type="float">
            <text:p>8483,917</text:p>
          </table:table-cell>
          <table:table-cell/>
          <table:table-cell table:formula="of:=ROUND([.$C447]+[.$D447] - [.$H447])" office:value-type="float" office:value="65" calcext:value-type="float">
            <text:p>65</text:p>
          </table:table-cell>
          <table:table-cell table:formula="of:=IF([.K446] + [.J447] &gt; [.$P$2]; 200000;  [.K446] + [.J447])" office:value-type="float" office:value="114536" calcext:value-type="float">
            <text:p>114536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5" calcext:value-type="float">
            <text:p>15</text:p>
          </table:table-cell>
          <table:table-cell office:value-type="float" office:value="1829.925" calcext:value-type="float">
            <text:p>1829,925</text:p>
          </table:table-cell>
          <table:table-cell office:value-type="float" office:value="5915.05" calcext:value-type="float">
            <text:p>5915,05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5" calcext:value-type="float">
            <text:p>15</text:p>
          </table:table-cell>
          <table:table-cell office:value-type="float" office:value="8746.08" calcext:value-type="float">
            <text:p>8746,08</text:p>
          </table:table-cell>
          <table:table-cell/>
          <table:table-cell table:formula="of:=ROUND([.$C448]+[.$D448] - [.$H448])" office:value-type="float" office:value="-1001" calcext:value-type="float">
            <text:p>-1001</text:p>
          </table:table-cell>
          <table:table-cell table:formula="of:=IF([.K447] + [.J448] &gt; [.$P$2]; 200000;  [.K447] + [.J448])" office:value-type="float" office:value="113535" calcext:value-type="float">
            <text:p>113535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6" calcext:value-type="float">
            <text:p>16</text:p>
          </table:table-cell>
          <table:table-cell office:value-type="float" office:value="1870.138" calcext:value-type="float">
            <text:p>1870,138</text:p>
          </table:table-cell>
          <table:table-cell office:value-type="float" office:value="4890.975" calcext:value-type="float">
            <text:p>4890,975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6" calcext:value-type="float">
            <text:p>16</text:p>
          </table:table-cell>
          <table:table-cell office:value-type="float" office:value="8808.379" calcext:value-type="float">
            <text:p>8808,379</text:p>
          </table:table-cell>
          <table:table-cell/>
          <table:table-cell table:formula="of:=ROUND([.$C449]+[.$D449] - [.$H449])" office:value-type="float" office:value="-2047" calcext:value-type="float">
            <text:p>-2047</text:p>
          </table:table-cell>
          <table:table-cell table:formula="of:=IF([.K448] + [.J449] &gt; [.$P$2]; 200000;  [.K448] + [.J449])" office:value-type="float" office:value="111488" calcext:value-type="float">
            <text:p>111488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7" calcext:value-type="float">
            <text:p>17</text:p>
          </table:table-cell>
          <table:table-cell office:value-type="float" office:value="1758.125" calcext:value-type="float">
            <text:p>1758,125</text:p>
          </table:table-cell>
          <table:table-cell office:value-type="float" office:value="3690.013" calcext:value-type="float">
            <text:p>3690,01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7" calcext:value-type="float">
            <text:p>17</text:p>
          </table:table-cell>
          <table:table-cell office:value-type="float" office:value="8499.643" calcext:value-type="float">
            <text:p>8499,643</text:p>
          </table:table-cell>
          <table:table-cell/>
          <table:table-cell table:formula="of:=ROUND([.$C450]+[.$D450] - [.$H450])" office:value-type="float" office:value="-3052" calcext:value-type="float">
            <text:p>-3052</text:p>
          </table:table-cell>
          <table:table-cell table:formula="of:=IF([.K449] + [.J450] &gt; [.$P$2]; 200000;  [.K449] + [.J450])" office:value-type="float" office:value="108436" calcext:value-type="float">
            <text:p>108436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8" calcext:value-type="float">
            <text:p>18</text:p>
          </table:table-cell>
          <table:table-cell office:value-type="float" office:value="1628.638" calcext:value-type="float">
            <text:p>1628,638</text:p>
          </table:table-cell>
          <table:table-cell office:value-type="float" office:value="2319.663" calcext:value-type="float">
            <text:p>2319,66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8" calcext:value-type="float">
            <text:p>18</text:p>
          </table:table-cell>
          <table:table-cell office:value-type="float" office:value="7804.139" calcext:value-type="float">
            <text:p>7804,139</text:p>
          </table:table-cell>
          <table:table-cell/>
          <table:table-cell table:formula="of:=ROUND([.$C451]+[.$D451] - [.$H451])" office:value-type="float" office:value="-3856" calcext:value-type="float">
            <text:p>-3856</text:p>
          </table:table-cell>
          <table:table-cell table:formula="of:=IF([.K450] + [.J451] &gt; [.$P$2]; 200000;  [.K450] + [.J451])" office:value-type="float" office:value="104580" calcext:value-type="float">
            <text:p>104580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19" calcext:value-type="float">
            <text:p>19</text:p>
          </table:table-cell>
          <table:table-cell office:value-type="float" office:value="1580.475" calcext:value-type="float">
            <text:p>1580,475</text:p>
          </table:table-cell>
          <table:table-cell office:value-type="float" office:value="1186.9" calcext:value-type="float">
            <text:p>1186,9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19" calcext:value-type="float">
            <text:p>19</text:p>
          </table:table-cell>
          <table:table-cell office:value-type="float" office:value="7099.738" calcext:value-type="float">
            <text:p>7099,738</text:p>
          </table:table-cell>
          <table:table-cell/>
          <table:table-cell table:formula="of:=ROUND([.$C452]+[.$D452] - [.$H452])" office:value-type="float" office:value="-4332" calcext:value-type="float">
            <text:p>-4332</text:p>
          </table:table-cell>
          <table:table-cell table:formula="of:=IF([.K451] + [.J452] &gt; [.$P$2]; 200000;  [.K451] + [.J452])" office:value-type="float" office:value="100248" calcext:value-type="float">
            <text:p>100248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0" calcext:value-type="float">
            <text:p>20</text:p>
          </table:table-cell>
          <table:table-cell office:value-type="float" office:value="1403.188" calcext:value-type="float">
            <text:p>1403,188</text:p>
          </table:table-cell>
          <table:table-cell office:value-type="float" office:value="457.763" calcext:value-type="float">
            <text:p>457,763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0" calcext:value-type="float">
            <text:p>20</text:p>
          </table:table-cell>
          <table:table-cell office:value-type="float" office:value="6907.528" calcext:value-type="float">
            <text:p>6907,528</text:p>
          </table:table-cell>
          <table:table-cell/>
          <table:table-cell table:formula="of:=ROUND([.$C453]+[.$D453] - [.$H453])" office:value-type="float" office:value="-5047" calcext:value-type="float">
            <text:p>-5047</text:p>
          </table:table-cell>
          <table:table-cell table:formula="of:=IF([.K452] + [.J453] &gt; [.$P$2]; 200000;  [.K452] + [.J453])" office:value-type="float" office:value="95201" calcext:value-type="float">
            <text:p>95201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1" calcext:value-type="float">
            <text:p>21</text:p>
          </table:table-cell>
          <table:table-cell office:value-type="float" office:value="1497.725" calcext:value-type="float">
            <text:p>1497,725</text:p>
          </table:table-cell>
          <table:table-cell office:value-type="float" office:value="12.788" calcext:value-type="float">
            <text:p>12,788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1" calcext:value-type="float">
            <text:p>21</text:p>
          </table:table-cell>
          <table:table-cell office:value-type="float" office:value="5367.289" calcext:value-type="float">
            <text:p>5367,289</text:p>
          </table:table-cell>
          <table:table-cell/>
          <table:table-cell table:formula="of:=ROUND([.$C454]+[.$D454] - [.$H454])" office:value-type="float" office:value="-3857" calcext:value-type="float">
            <text:p>-3857</text:p>
          </table:table-cell>
          <table:table-cell table:formula="of:=IF([.K453] + [.J454] &gt; [.$P$2]; 200000;  [.K453] + [.J454])" office:value-type="float" office:value="91344" calcext:value-type="float">
            <text:p>91344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2" calcext:value-type="float">
            <text:p>22</text:p>
          </table:table-cell>
          <table:table-cell office:value-type="float" office:value="1671.663" calcext:value-type="float">
            <text:p>1671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2" calcext:value-type="float">
            <text:p>22</text:p>
          </table:table-cell>
          <table:table-cell office:value-type="float" office:value="5180.661" calcext:value-type="float">
            <text:p>5180,661</text:p>
          </table:table-cell>
          <table:table-cell/>
          <table:table-cell table:formula="of:=ROUND([.$C455]+[.$D455] - [.$H455])" office:value-type="float" office:value="-3509" calcext:value-type="float">
            <text:p>-3509</text:p>
          </table:table-cell>
          <table:table-cell table:formula="of:=IF([.K454] + [.J455] &gt; [.$P$2]; 200000;  [.K454] + [.J455])" office:value-type="float" office:value="87835" calcext:value-type="float">
            <text:p>87835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3" calcext:value-type="float">
            <text:p>23</text:p>
          </table:table-cell>
          <table:table-cell office:value-type="float" office:value="1720.963" calcext:value-type="float">
            <text:p>1720,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3" calcext:value-type="float">
            <text:p>23</text:p>
          </table:table-cell>
          <table:table-cell office:value-type="float" office:value="3209.488" calcext:value-type="float">
            <text:p>3209,488</text:p>
          </table:table-cell>
          <table:table-cell/>
          <table:table-cell table:formula="of:=ROUND([.$C456]+[.$D456] - [.$H456])" office:value-type="float" office:value="-1489" calcext:value-type="float">
            <text:p>-1489</text:p>
          </table:table-cell>
          <table:table-cell table:formula="of:=IF([.K455] + [.J456] &gt; [.$P$2]; 200000;  [.K455] + [.J456])" office:value-type="float" office:value="86346" calcext:value-type="float">
            <text:p>86346</text:p>
          </table:table-cell>
          <table:table-cell table:number-columns-repeated="5"/>
        </table:table-row>
        <table:table-row table:style-name="ro1">
          <table:table-cell office:value-type="date" office:date-value="2024-04-19" calcext:value-type="date">
            <text:p>2024-04-19</text:p>
          </table:table-cell>
          <table:table-cell office:value-type="float" office:value="24" calcext:value-type="float">
            <text:p>24</text:p>
          </table:table-cell>
          <table:table-cell office:value-type="float" office:value="1723.9" calcext:value-type="float">
            <text:p>1723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19" calcext:value-type="date">
            <text:p>2024-04-19</text:p>
          </table:table-cell>
          <table:table-cell office:value-type="float" office:value="24" calcext:value-type="float">
            <text:p>24</text:p>
          </table:table-cell>
          <table:table-cell office:value-type="float" office:value="1884.386" calcext:value-type="float">
            <text:p>1884,386</text:p>
          </table:table-cell>
          <table:table-cell/>
          <table:table-cell table:formula="of:=ROUND([.$C457]+[.$D457] - [.$H457])" office:value-type="float" office:value="-160" calcext:value-type="float">
            <text:p>-160</text:p>
          </table:table-cell>
          <table:table-cell table:formula="of:=IF([.K456] + [.J457] &gt; [.$P$2]; 200000;  [.K456] + [.J457])" office:value-type="float" office:value="86186" calcext:value-type="float">
            <text:p>86186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" calcext:value-type="float">
            <text:p>1</text:p>
          </table:table-cell>
          <table:table-cell office:value-type="float" office:value="1948.213" calcext:value-type="float">
            <text:p>1948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" calcext:value-type="float">
            <text:p>1</text:p>
          </table:table-cell>
          <table:table-cell office:value-type="float" office:value="1721.034" calcext:value-type="float">
            <text:p>1721,034</text:p>
          </table:table-cell>
          <table:table-cell/>
          <table:table-cell table:formula="of:=ROUND([.$C458]+[.$D458] - [.$H458])" office:value-type="float" office:value="227" calcext:value-type="float">
            <text:p>227</text:p>
          </table:table-cell>
          <table:table-cell table:formula="of:=IF([.K457] + [.J458] &gt; [.$P$2]; 200000;  [.K457] + [.J458])" office:value-type="float" office:value="86413" calcext:value-type="float">
            <text:p>86413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" calcext:value-type="float">
            <text:p>2</text:p>
          </table:table-cell>
          <table:table-cell office:value-type="float" office:value="2266.563" calcext:value-type="float">
            <text:p>2266,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" calcext:value-type="float">
            <text:p>2</text:p>
          </table:table-cell>
          <table:table-cell office:value-type="float" office:value="1475.539" calcext:value-type="float">
            <text:p>1475,539</text:p>
          </table:table-cell>
          <table:table-cell/>
          <table:table-cell table:formula="of:=ROUND([.$C459]+[.$D459] - [.$H459])" office:value-type="float" office:value="791" calcext:value-type="float">
            <text:p>791</text:p>
          </table:table-cell>
          <table:table-cell table:formula="of:=IF([.K458] + [.J459] &gt; [.$P$2]; 200000;  [.K458] + [.J459])" office:value-type="float" office:value="87204" calcext:value-type="float">
            <text:p>87204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3" calcext:value-type="float">
            <text:p>3</text:p>
          </table:table-cell>
          <table:table-cell office:value-type="float" office:value="2522.813" calcext:value-type="float">
            <text:p>2522,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3" calcext:value-type="float">
            <text:p>3</text:p>
          </table:table-cell>
          <table:table-cell office:value-type="float" office:value="1380.051" calcext:value-type="float">
            <text:p>1380,051</text:p>
          </table:table-cell>
          <table:table-cell/>
          <table:table-cell table:formula="of:=ROUND([.$C460]+[.$D460] - [.$H460])" office:value-type="float" office:value="1143" calcext:value-type="float">
            <text:p>1143</text:p>
          </table:table-cell>
          <table:table-cell table:formula="of:=IF([.K459] + [.J460] &gt; [.$P$2]; 200000;  [.K459] + [.J460])" office:value-type="float" office:value="88347" calcext:value-type="float">
            <text:p>88347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4" calcext:value-type="float">
            <text:p>4</text:p>
          </table:table-cell>
          <table:table-cell office:value-type="float" office:value="2655.888" calcext:value-type="float">
            <text:p>2655,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4" calcext:value-type="float">
            <text:p>4</text:p>
          </table:table-cell>
          <table:table-cell office:value-type="float" office:value="1382.879" calcext:value-type="float">
            <text:p>1382,879</text:p>
          </table:table-cell>
          <table:table-cell/>
          <table:table-cell table:formula="of:=ROUND([.$C461]+[.$D461] - [.$H461])" office:value-type="float" office:value="1273" calcext:value-type="float">
            <text:p>1273</text:p>
          </table:table-cell>
          <table:table-cell table:formula="of:=IF([.K460] + [.J461] &gt; [.$P$2]; 200000;  [.K460] + [.J461])" office:value-type="float" office:value="89620" calcext:value-type="float">
            <text:p>89620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5" calcext:value-type="float">
            <text:p>5</text:p>
          </table:table-cell>
          <table:table-cell office:value-type="float" office:value="2681.55" calcext:value-type="float">
            <text:p>2681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5" calcext:value-type="float">
            <text:p>5</text:p>
          </table:table-cell>
          <table:table-cell office:value-type="float" office:value="2073.128" calcext:value-type="float">
            <text:p>2073,128</text:p>
          </table:table-cell>
          <table:table-cell/>
          <table:table-cell table:formula="of:=ROUND([.$C462]+[.$D462] - [.$H462])" office:value-type="float" office:value="608" calcext:value-type="float">
            <text:p>608</text:p>
          </table:table-cell>
          <table:table-cell table:formula="of:=IF([.K461] + [.J462] &gt; [.$P$2]; 200000;  [.K461] + [.J462])" office:value-type="float" office:value="90228" calcext:value-type="float">
            <text:p>90228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6" calcext:value-type="float">
            <text:p>6</text:p>
          </table:table-cell>
          <table:table-cell office:value-type="float" office:value="2601.275" calcext:value-type="float">
            <text:p>2601,275</text:p>
          </table:table-cell>
          <table:table-cell office:value-type="float" office:value="260.225" calcext:value-type="float">
            <text:p>260,22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6" calcext:value-type="float">
            <text:p>6</text:p>
          </table:table-cell>
          <table:table-cell office:value-type="float" office:value="3433.17" calcext:value-type="float">
            <text:p>3433,17</text:p>
          </table:table-cell>
          <table:table-cell/>
          <table:table-cell table:formula="of:=ROUND([.$C463]+[.$D463] - [.$H463])" office:value-type="float" office:value="-572" calcext:value-type="float">
            <text:p>-572</text:p>
          </table:table-cell>
          <table:table-cell table:formula="of:=IF([.K462] + [.J463] &gt; [.$P$2]; 200000;  [.K462] + [.J463])" office:value-type="float" office:value="89656" calcext:value-type="float">
            <text:p>89656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7" calcext:value-type="float">
            <text:p>7</text:p>
          </table:table-cell>
          <table:table-cell office:value-type="float" office:value="2638.575" calcext:value-type="float">
            <text:p>2638,575</text:p>
          </table:table-cell>
          <table:table-cell office:value-type="float" office:value="681.013" calcext:value-type="float">
            <text:p>681,013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7" calcext:value-type="float">
            <text:p>7</text:p>
          </table:table-cell>
          <table:table-cell office:value-type="float" office:value="4676.785" calcext:value-type="float">
            <text:p>4676,785</text:p>
          </table:table-cell>
          <table:table-cell/>
          <table:table-cell table:formula="of:=ROUND([.$C464]+[.$D464] - [.$H464])" office:value-type="float" office:value="-1357" calcext:value-type="float">
            <text:p>-1357</text:p>
          </table:table-cell>
          <table:table-cell table:formula="of:=IF([.K463] + [.J464] &gt; [.$P$2]; 200000;  [.K463] + [.J464])" office:value-type="float" office:value="88299" calcext:value-type="float">
            <text:p>88299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8" calcext:value-type="float">
            <text:p>8</text:p>
          </table:table-cell>
          <table:table-cell office:value-type="float" office:value="2693.738" calcext:value-type="float">
            <text:p>2693,738</text:p>
          </table:table-cell>
          <table:table-cell office:value-type="float" office:value="1367.725" calcext:value-type="float">
            <text:p>1367,72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8" calcext:value-type="float">
            <text:p>8</text:p>
          </table:table-cell>
          <table:table-cell office:value-type="float" office:value="7287.851" calcext:value-type="float">
            <text:p>7287,851</text:p>
          </table:table-cell>
          <table:table-cell/>
          <table:table-cell table:formula="of:=ROUND([.$C465]+[.$D465] - [.$H465])" office:value-type="float" office:value="-3226" calcext:value-type="float">
            <text:p>-3226</text:p>
          </table:table-cell>
          <table:table-cell table:formula="of:=IF([.K464] + [.J465] &gt; [.$P$2]; 200000;  [.K464] + [.J465])" office:value-type="float" office:value="85073" calcext:value-type="float">
            <text:p>85073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9" calcext:value-type="float">
            <text:p>9</text:p>
          </table:table-cell>
          <table:table-cell office:value-type="float" office:value="2936.288" calcext:value-type="float">
            <text:p>2936,288</text:p>
          </table:table-cell>
          <table:table-cell office:value-type="float" office:value="2244.988" calcext:value-type="float">
            <text:p>2244,98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9" calcext:value-type="float">
            <text:p>9</text:p>
          </table:table-cell>
          <table:table-cell office:value-type="float" office:value="7747.777" calcext:value-type="float">
            <text:p>7747,777</text:p>
          </table:table-cell>
          <table:table-cell/>
          <table:table-cell table:formula="of:=ROUND([.$C466]+[.$D466] - [.$H466])" office:value-type="float" office:value="-2567" calcext:value-type="float">
            <text:p>-2567</text:p>
          </table:table-cell>
          <table:table-cell table:formula="of:=IF([.K465] + [.J466] &gt; [.$P$2]; 200000;  [.K465] + [.J466])" office:value-type="float" office:value="82506" calcext:value-type="float">
            <text:p>82506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0" calcext:value-type="float">
            <text:p>10</text:p>
          </table:table-cell>
          <table:table-cell office:value-type="float" office:value="3229.188" calcext:value-type="float">
            <text:p>3229,188</text:p>
          </table:table-cell>
          <table:table-cell office:value-type="float" office:value="3289.05" calcext:value-type="float">
            <text:p>3289,0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0" calcext:value-type="float">
            <text:p>10</text:p>
          </table:table-cell>
          <table:table-cell office:value-type="float" office:value="8647.443" calcext:value-type="float">
            <text:p>8647,443</text:p>
          </table:table-cell>
          <table:table-cell/>
          <table:table-cell table:formula="of:=ROUND([.$C467]+[.$D467] - [.$H467])" office:value-type="float" office:value="-2129" calcext:value-type="float">
            <text:p>-2129</text:p>
          </table:table-cell>
          <table:table-cell table:formula="of:=IF([.K466] + [.J467] &gt; [.$P$2]; 200000;  [.K466] + [.J467])" office:value-type="float" office:value="80377" calcext:value-type="float">
            <text:p>80377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1" calcext:value-type="float">
            <text:p>11</text:p>
          </table:table-cell>
          <table:table-cell office:value-type="float" office:value="3333.275" calcext:value-type="float">
            <text:p>3333,275</text:p>
          </table:table-cell>
          <table:table-cell office:value-type="float" office:value="3780.8" calcext:value-type="float">
            <text:p>3780,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1" calcext:value-type="float">
            <text:p>11</text:p>
          </table:table-cell>
          <table:table-cell office:value-type="float" office:value="8623.147" calcext:value-type="float">
            <text:p>8623,147</text:p>
          </table:table-cell>
          <table:table-cell/>
          <table:table-cell table:formula="of:=ROUND([.$C468]+[.$D468] - [.$H468])" office:value-type="float" office:value="-1509" calcext:value-type="float">
            <text:p>-1509</text:p>
          </table:table-cell>
          <table:table-cell table:formula="of:=IF([.K467] + [.J468] &gt; [.$P$2]; 200000;  [.K467] + [.J468])" office:value-type="float" office:value="78868" calcext:value-type="float">
            <text:p>78868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2" calcext:value-type="float">
            <text:p>12</text:p>
          </table:table-cell>
          <table:table-cell office:value-type="float" office:value="3592.125" calcext:value-type="float">
            <text:p>3592,125</text:p>
          </table:table-cell>
          <table:table-cell office:value-type="float" office:value="4266.538" calcext:value-type="float">
            <text:p>4266,53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2" calcext:value-type="float">
            <text:p>12</text:p>
          </table:table-cell>
          <table:table-cell office:value-type="float" office:value="8766.449" calcext:value-type="float">
            <text:p>8766,449</text:p>
          </table:table-cell>
          <table:table-cell/>
          <table:table-cell table:formula="of:=ROUND([.$C469]+[.$D469] - [.$H469])" office:value-type="float" office:value="-908" calcext:value-type="float">
            <text:p>-908</text:p>
          </table:table-cell>
          <table:table-cell table:formula="of:=IF([.K468] + [.J469] &gt; [.$P$2]; 200000;  [.K468] + [.J469])" office:value-type="float" office:value="77960" calcext:value-type="float">
            <text:p>77960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3" calcext:value-type="float">
            <text:p>13</text:p>
          </table:table-cell>
          <table:table-cell office:value-type="float" office:value="3842.413" calcext:value-type="float">
            <text:p>3842,413</text:p>
          </table:table-cell>
          <table:table-cell office:value-type="float" office:value="4328.038" calcext:value-type="float">
            <text:p>4328,03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3" calcext:value-type="float">
            <text:p>13</text:p>
          </table:table-cell>
          <table:table-cell office:value-type="float" office:value="9132.831" calcext:value-type="float">
            <text:p>9132,831</text:p>
          </table:table-cell>
          <table:table-cell/>
          <table:table-cell table:formula="of:=ROUND([.$C470]+[.$D470] - [.$H470])" office:value-type="float" office:value="-962" calcext:value-type="float">
            <text:p>-962</text:p>
          </table:table-cell>
          <table:table-cell table:formula="of:=IF([.K469] + [.J470] &gt; [.$P$2]; 200000;  [.K469] + [.J470])" office:value-type="float" office:value="76998" calcext:value-type="float">
            <text:p>76998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4" calcext:value-type="float">
            <text:p>14</text:p>
          </table:table-cell>
          <table:table-cell office:value-type="float" office:value="3900.338" calcext:value-type="float">
            <text:p>3900,338</text:p>
          </table:table-cell>
          <table:table-cell office:value-type="float" office:value="4282.625" calcext:value-type="float">
            <text:p>4282,62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4" calcext:value-type="float">
            <text:p>14</text:p>
          </table:table-cell>
          <table:table-cell office:value-type="float" office:value="8628.143" calcext:value-type="float">
            <text:p>8628,143</text:p>
          </table:table-cell>
          <table:table-cell/>
          <table:table-cell table:formula="of:=ROUND([.$C471]+[.$D471] - [.$H471])" office:value-type="float" office:value="-445" calcext:value-type="float">
            <text:p>-445</text:p>
          </table:table-cell>
          <table:table-cell table:formula="of:=IF([.K470] + [.J471] &gt; [.$P$2]; 200000;  [.K470] + [.J471])" office:value-type="float" office:value="76553" calcext:value-type="float">
            <text:p>76553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5" calcext:value-type="float">
            <text:p>15</text:p>
          </table:table-cell>
          <table:table-cell office:value-type="float" office:value="3871.488" calcext:value-type="float">
            <text:p>3871,488</text:p>
          </table:table-cell>
          <table:table-cell office:value-type="float" office:value="3939.6" calcext:value-type="float">
            <text:p>3939,6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5" calcext:value-type="float">
            <text:p>15</text:p>
          </table:table-cell>
          <table:table-cell office:value-type="float" office:value="8894.763" calcext:value-type="float">
            <text:p>8894,763</text:p>
          </table:table-cell>
          <table:table-cell/>
          <table:table-cell table:formula="of:=ROUND([.$C472]+[.$D472] - [.$H472])" office:value-type="float" office:value="-1084" calcext:value-type="float">
            <text:p>-1084</text:p>
          </table:table-cell>
          <table:table-cell table:formula="of:=IF([.K471] + [.J472] &gt; [.$P$2]; 200000;  [.K471] + [.J472])" office:value-type="float" office:value="75469" calcext:value-type="float">
            <text:p>75469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6" calcext:value-type="float">
            <text:p>16</text:p>
          </table:table-cell>
          <table:table-cell office:value-type="float" office:value="3587.188" calcext:value-type="float">
            <text:p>3587,188</text:p>
          </table:table-cell>
          <table:table-cell office:value-type="float" office:value="3408.838" calcext:value-type="float">
            <text:p>3408,83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6" calcext:value-type="float">
            <text:p>16</text:p>
          </table:table-cell>
          <table:table-cell office:value-type="float" office:value="8958.121" calcext:value-type="float">
            <text:p>8958,121</text:p>
          </table:table-cell>
          <table:table-cell/>
          <table:table-cell table:formula="of:=ROUND([.$C473]+[.$D473] - [.$H473])" office:value-type="float" office:value="-1962" calcext:value-type="float">
            <text:p>-1962</text:p>
          </table:table-cell>
          <table:table-cell table:formula="of:=IF([.K472] + [.J473] &gt; [.$P$2]; 200000;  [.K472] + [.J473])" office:value-type="float" office:value="73507" calcext:value-type="float">
            <text:p>73507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7" calcext:value-type="float">
            <text:p>17</text:p>
          </table:table-cell>
          <table:table-cell office:value-type="float" office:value="3293.013" calcext:value-type="float">
            <text:p>3293,013</text:p>
          </table:table-cell>
          <table:table-cell office:value-type="float" office:value="2702.475" calcext:value-type="float">
            <text:p>2702,47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7" calcext:value-type="float">
            <text:p>17</text:p>
          </table:table-cell>
          <table:table-cell office:value-type="float" office:value="8644.137" calcext:value-type="float">
            <text:p>8644,137</text:p>
          </table:table-cell>
          <table:table-cell/>
          <table:table-cell table:formula="of:=ROUND([.$C474]+[.$D474] - [.$H474])" office:value-type="float" office:value="-2649" calcext:value-type="float">
            <text:p>-2649</text:p>
          </table:table-cell>
          <table:table-cell table:formula="of:=IF([.K473] + [.J474] &gt; [.$P$2]; 200000;  [.K473] + [.J474])" office:value-type="float" office:value="70858" calcext:value-type="float">
            <text:p>70858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8" calcext:value-type="float">
            <text:p>18</text:p>
          </table:table-cell>
          <table:table-cell office:value-type="float" office:value="2748.388" calcext:value-type="float">
            <text:p>2748,388</text:p>
          </table:table-cell>
          <table:table-cell office:value-type="float" office:value="1841.338" calcext:value-type="float">
            <text:p>1841,33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8" calcext:value-type="float">
            <text:p>18</text:p>
          </table:table-cell>
          <table:table-cell office:value-type="float" office:value="7936.809" calcext:value-type="float">
            <text:p>7936,809</text:p>
          </table:table-cell>
          <table:table-cell/>
          <table:table-cell table:formula="of:=ROUND([.$C475]+[.$D475] - [.$H475])" office:value-type="float" office:value="-3347" calcext:value-type="float">
            <text:p>-3347</text:p>
          </table:table-cell>
          <table:table-cell table:formula="of:=IF([.K474] + [.J475] &gt; [.$P$2]; 200000;  [.K474] + [.J475])" office:value-type="float" office:value="67511" calcext:value-type="float">
            <text:p>67511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19" calcext:value-type="float">
            <text:p>19</text:p>
          </table:table-cell>
          <table:table-cell office:value-type="float" office:value="2197.925" calcext:value-type="float">
            <text:p>2197,925</text:p>
          </table:table-cell>
          <table:table-cell office:value-type="float" office:value="893.513" calcext:value-type="float">
            <text:p>893,513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19" calcext:value-type="float">
            <text:p>19</text:p>
          </table:table-cell>
          <table:table-cell office:value-type="float" office:value="7092.638" calcext:value-type="float">
            <text:p>7092,638</text:p>
          </table:table-cell>
          <table:table-cell/>
          <table:table-cell table:formula="of:=ROUND([.$C476]+[.$D476] - [.$H476])" office:value-type="float" office:value="-4001" calcext:value-type="float">
            <text:p>-4001</text:p>
          </table:table-cell>
          <table:table-cell table:formula="of:=IF([.K475] + [.J476] &gt; [.$P$2]; 200000;  [.K475] + [.J476])" office:value-type="float" office:value="63510" calcext:value-type="float">
            <text:p>63510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0" calcext:value-type="float">
            <text:p>20</text:p>
          </table:table-cell>
          <table:table-cell office:value-type="float" office:value="1794.813" calcext:value-type="float">
            <text:p>1794,813</text:p>
          </table:table-cell>
          <table:table-cell office:value-type="float" office:value="211.275" calcext:value-type="float">
            <text:p>211,275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0" calcext:value-type="float">
            <text:p>20</text:p>
          </table:table-cell>
          <table:table-cell office:value-type="float" office:value="6900.62" calcext:value-type="float">
            <text:p>6900,62</text:p>
          </table:table-cell>
          <table:table-cell/>
          <table:table-cell table:formula="of:=ROUND([.$C477]+[.$D477] - [.$H477])" office:value-type="float" office:value="-4895" calcext:value-type="float">
            <text:p>-4895</text:p>
          </table:table-cell>
          <table:table-cell table:formula="of:=IF([.K476] + [.J477] &gt; [.$P$2]; 200000;  [.K476] + [.J477])" office:value-type="float" office:value="58615" calcext:value-type="float">
            <text:p>58615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1" calcext:value-type="float">
            <text:p>21</text:p>
          </table:table-cell>
          <table:table-cell office:value-type="float" office:value="1357.075" calcext:value-type="float">
            <text:p>1357,075</text:p>
          </table:table-cell>
          <table:table-cell office:value-type="float" office:value="6.088" calcext:value-type="float">
            <text:p>6,088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1" calcext:value-type="float">
            <text:p>21</text:p>
          </table:table-cell>
          <table:table-cell office:value-type="float" office:value="5361.922" calcext:value-type="float">
            <text:p>5361,922</text:p>
          </table:table-cell>
          <table:table-cell/>
          <table:table-cell table:formula="of:=ROUND([.$C478]+[.$D478] - [.$H478])" office:value-type="float" office:value="-3999" calcext:value-type="float">
            <text:p>-3999</text:p>
          </table:table-cell>
          <table:table-cell table:formula="of:=IF([.K477] + [.J478] &gt; [.$P$2]; 200000;  [.K477] + [.J478])" office:value-type="float" office:value="54616" calcext:value-type="float">
            <text:p>54616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2" calcext:value-type="float">
            <text:p>22</text:p>
          </table:table-cell>
          <table:table-cell office:value-type="float" office:value="1288.213" calcext:value-type="float">
            <text:p>1288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2" calcext:value-type="float">
            <text:p>22</text:p>
          </table:table-cell>
          <table:table-cell office:value-type="float" office:value="5175.48" calcext:value-type="float">
            <text:p>5175,48</text:p>
          </table:table-cell>
          <table:table-cell/>
          <table:table-cell table:formula="of:=ROUND([.$C479]+[.$D479] - [.$H479])" office:value-type="float" office:value="-3887" calcext:value-type="float">
            <text:p>-3887</text:p>
          </table:table-cell>
          <table:table-cell table:formula="of:=IF([.K478] + [.J479] &gt; [.$P$2]; 200000;  [.K478] + [.J479])" office:value-type="float" office:value="50729" calcext:value-type="float">
            <text:p>50729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3" calcext:value-type="float">
            <text:p>23</text:p>
          </table:table-cell>
          <table:table-cell office:value-type="float" office:value="1273.363" calcext:value-type="float">
            <text:p>1273,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3" calcext:value-type="float">
            <text:p>23</text:p>
          </table:table-cell>
          <table:table-cell office:value-type="float" office:value="3206.279" calcext:value-type="float">
            <text:p>3206,279</text:p>
          </table:table-cell>
          <table:table-cell/>
          <table:table-cell table:formula="of:=ROUND([.$C480]+[.$D480] - [.$H480])" office:value-type="float" office:value="-1933" calcext:value-type="float">
            <text:p>-1933</text:p>
          </table:table-cell>
          <table:table-cell table:formula="of:=IF([.K479] + [.J480] &gt; [.$P$2]; 200000;  [.K479] + [.J480])" office:value-type="float" office:value="48796" calcext:value-type="float">
            <text:p>48796</text:p>
          </table:table-cell>
          <table:table-cell table:number-columns-repeated="5"/>
        </table:table-row>
        <table:table-row table:style-name="ro1">
          <table:table-cell office:value-type="date" office:date-value="2024-04-20" calcext:value-type="date">
            <text:p>2024-04-20</text:p>
          </table:table-cell>
          <table:table-cell office:value-type="float" office:value="24" calcext:value-type="float">
            <text:p>24</text:p>
          </table:table-cell>
          <table:table-cell office:value-type="float" office:value="1262.525" calcext:value-type="float">
            <text:p>1262,5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0" calcext:value-type="date">
            <text:p>2024-04-20</text:p>
          </table:table-cell>
          <table:table-cell office:value-type="float" office:value="24" calcext:value-type="float">
            <text:p>24</text:p>
          </table:table-cell>
          <table:table-cell office:value-type="float" office:value="1882.502" calcext:value-type="float">
            <text:p>1882,502</text:p>
          </table:table-cell>
          <table:table-cell/>
          <table:table-cell table:formula="of:=ROUND([.$C481]+[.$D481] - [.$H481])" office:value-type="float" office:value="-620" calcext:value-type="float">
            <text:p>-620</text:p>
          </table:table-cell>
          <table:table-cell table:formula="of:=IF([.K480] + [.J481] &gt; [.$P$2]; 200000;  [.K480] + [.J481])" office:value-type="float" office:value="48176" calcext:value-type="float">
            <text:p>48176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" calcext:value-type="float">
            <text:p>1</text:p>
          </table:table-cell>
          <table:table-cell office:value-type="float" office:value="1398.838" calcext:value-type="float">
            <text:p>1398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" calcext:value-type="float">
            <text:p>1</text:p>
          </table:table-cell>
          <table:table-cell office:value-type="float" office:value="1577.616" calcext:value-type="float">
            <text:p>1577,616</text:p>
          </table:table-cell>
          <table:table-cell/>
          <table:table-cell table:formula="of:=ROUND([.$C482]+[.$D482] - [.$H482])" office:value-type="float" office:value="-179" calcext:value-type="float">
            <text:p>-179</text:p>
          </table:table-cell>
          <table:table-cell table:formula="of:=IF([.K481] + [.J482] &gt; [.$P$2]; 200000;  [.K481] + [.J482])" office:value-type="float" office:value="47997" calcext:value-type="float">
            <text:p>47997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" calcext:value-type="float">
            <text:p>2</text:p>
          </table:table-cell>
          <table:table-cell office:value-type="float" office:value="1532.725" calcext:value-type="float">
            <text:p>1532,7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" calcext:value-type="float">
            <text:p>2</text:p>
          </table:table-cell>
          <table:table-cell office:value-type="float" office:value="1352.578" calcext:value-type="float">
            <text:p>1352,578</text:p>
          </table:table-cell>
          <table:table-cell/>
          <table:table-cell table:formula="of:=ROUND([.$C483]+[.$D483] - [.$H483])" office:value-type="float" office:value="180" calcext:value-type="float">
            <text:p>180</text:p>
          </table:table-cell>
          <table:table-cell table:formula="of:=IF([.K482] + [.J483] &gt; [.$P$2]; 200000;  [.K482] + [.J483])" office:value-type="float" office:value="48177" calcext:value-type="float">
            <text:p>48177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3" calcext:value-type="float">
            <text:p>3</text:p>
          </table:table-cell>
          <table:table-cell office:value-type="float" office:value="1704.188" calcext:value-type="float">
            <text:p>1704,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3" calcext:value-type="float">
            <text:p>3</text:p>
          </table:table-cell>
          <table:table-cell office:value-type="float" office:value="1265.048" calcext:value-type="float">
            <text:p>1265,048</text:p>
          </table:table-cell>
          <table:table-cell/>
          <table:table-cell table:formula="of:=ROUND([.$C484]+[.$D484] - [.$H484])" office:value-type="float" office:value="439" calcext:value-type="float">
            <text:p>439</text:p>
          </table:table-cell>
          <table:table-cell table:formula="of:=IF([.K483] + [.J484] &gt; [.$P$2]; 200000;  [.K483] + [.J484])" office:value-type="float" office:value="48616" calcext:value-type="float">
            <text:p>48616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4" calcext:value-type="float">
            <text:p>4</text:p>
          </table:table-cell>
          <table:table-cell office:value-type="float" office:value="1849.1" calcext:value-type="float">
            <text:p>1849,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4" calcext:value-type="float">
            <text:p>4</text:p>
          </table:table-cell>
          <table:table-cell office:value-type="float" office:value="1267.641" calcext:value-type="float">
            <text:p>1267,641</text:p>
          </table:table-cell>
          <table:table-cell/>
          <table:table-cell table:formula="of:=ROUND([.$C485]+[.$D485] - [.$H485])" office:value-type="float" office:value="581" calcext:value-type="float">
            <text:p>581</text:p>
          </table:table-cell>
          <table:table-cell table:formula="of:=IF([.K484] + [.J485] &gt; [.$P$2]; 200000;  [.K484] + [.J485])" office:value-type="float" office:value="49197" calcext:value-type="float">
            <text:p>49197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5" calcext:value-type="float">
            <text:p>5</text:p>
          </table:table-cell>
          <table:table-cell office:value-type="float" office:value="1937.375" calcext:value-type="float">
            <text:p>1937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5" calcext:value-type="float">
            <text:p>5</text:p>
          </table:table-cell>
          <table:table-cell office:value-type="float" office:value="1900.37" calcext:value-type="float">
            <text:p>1900,37</text:p>
          </table:table-cell>
          <table:table-cell/>
          <table:table-cell table:formula="of:=ROUND([.$C486]+[.$D486] - [.$H486])" office:value-type="float" office:value="37" calcext:value-type="float">
            <text:p>37</text:p>
          </table:table-cell>
          <table:table-cell table:formula="of:=IF([.K485] + [.J486] &gt; [.$P$2]; 200000;  [.K485] + [.J486])" office:value-type="float" office:value="49234" calcext:value-type="float">
            <text:p>49234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6" calcext:value-type="float">
            <text:p>6</text:p>
          </table:table-cell>
          <table:table-cell office:value-type="float" office:value="2067.263" calcext:value-type="float">
            <text:p>2067,263</text:p>
          </table:table-cell>
          <table:table-cell office:value-type="float" office:value="38.7" calcext:value-type="float">
            <text:p>38,7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6" calcext:value-type="float">
            <text:p>6</text:p>
          </table:table-cell>
          <table:table-cell office:value-type="float" office:value="3147.076" calcext:value-type="float">
            <text:p>3147,076</text:p>
          </table:table-cell>
          <table:table-cell/>
          <table:table-cell table:formula="of:=ROUND([.$C487]+[.$D487] - [.$H487])" office:value-type="float" office:value="-1041" calcext:value-type="float">
            <text:p>-1041</text:p>
          </table:table-cell>
          <table:table-cell table:formula="of:=IF([.K486] + [.J487] &gt; [.$P$2]; 200000;  [.K486] + [.J487])" office:value-type="float" office:value="48193" calcext:value-type="float">
            <text:p>48193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7" calcext:value-type="float">
            <text:p>7</text:p>
          </table:table-cell>
          <table:table-cell office:value-type="float" office:value="2184.838" calcext:value-type="float">
            <text:p>2184,838</text:p>
          </table:table-cell>
          <table:table-cell office:value-type="float" office:value="474.45" calcext:value-type="float">
            <text:p>474,45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7" calcext:value-type="float">
            <text:p>7</text:p>
          </table:table-cell>
          <table:table-cell office:value-type="float" office:value="4287.057" calcext:value-type="float">
            <text:p>4287,057</text:p>
          </table:table-cell>
          <table:table-cell/>
          <table:table-cell table:formula="of:=ROUND([.$C488]+[.$D488] - [.$H488])" office:value-type="float" office:value="-1628" calcext:value-type="float">
            <text:p>-1628</text:p>
          </table:table-cell>
          <table:table-cell table:formula="of:=IF([.K487] + [.J488] &gt; [.$P$2]; 200000;  [.K487] + [.J488])" office:value-type="float" office:value="46565" calcext:value-type="float">
            <text:p>46565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8" calcext:value-type="float">
            <text:p>8</text:p>
          </table:table-cell>
          <table:table-cell office:value-type="float" office:value="1934.588" calcext:value-type="float">
            <text:p>1934,588</text:p>
          </table:table-cell>
          <table:table-cell office:value-type="float" office:value="1766.188" calcext:value-type="float">
            <text:p>1766,188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8" calcext:value-type="float">
            <text:p>8</text:p>
          </table:table-cell>
          <table:table-cell office:value-type="float" office:value="6341.197" calcext:value-type="float">
            <text:p>6341,197</text:p>
          </table:table-cell>
          <table:table-cell/>
          <table:table-cell table:formula="of:=ROUND([.$C489]+[.$D489] - [.$H489])" office:value-type="float" office:value="-2640" calcext:value-type="float">
            <text:p>-2640</text:p>
          </table:table-cell>
          <table:table-cell table:formula="of:=IF([.K488] + [.J489] &gt; [.$P$2]; 200000;  [.K488] + [.J489])" office:value-type="float" office:value="43925" calcext:value-type="float">
            <text:p>43925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9" calcext:value-type="float">
            <text:p>9</text:p>
          </table:table-cell>
          <table:table-cell office:value-type="float" office:value="1946.113" calcext:value-type="float">
            <text:p>1946,113</text:p>
          </table:table-cell>
          <table:table-cell office:value-type="float" office:value="3378.413" calcext:value-type="float">
            <text:p>3378,413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9" calcext:value-type="float">
            <text:p>9</text:p>
          </table:table-cell>
          <table:table-cell office:value-type="float" office:value="7102.136" calcext:value-type="float">
            <text:p>7102,136</text:p>
          </table:table-cell>
          <table:table-cell/>
          <table:table-cell table:formula="of:=ROUND([.$C490]+[.$D490] - [.$H490])" office:value-type="float" office:value="-1778" calcext:value-type="float">
            <text:p>-1778</text:p>
          </table:table-cell>
          <table:table-cell table:formula="of:=IF([.K489] + [.J490] &gt; [.$P$2]; 200000;  [.K489] + [.J490])" office:value-type="float" office:value="42147" calcext:value-type="float">
            <text:p>42147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0" calcext:value-type="float">
            <text:p>10</text:p>
          </table:table-cell>
          <table:table-cell office:value-type="float" office:value="2419.838" calcext:value-type="float">
            <text:p>2419,838</text:p>
          </table:table-cell>
          <table:table-cell office:value-type="float" office:value="4721.963" calcext:value-type="float">
            <text:p>4721,963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0" calcext:value-type="float">
            <text:p>10</text:p>
          </table:table-cell>
          <table:table-cell office:value-type="float" office:value="7926.831" calcext:value-type="float">
            <text:p>7926,831</text:p>
          </table:table-cell>
          <table:table-cell/>
          <table:table-cell table:formula="of:=ROUND([.$C491]+[.$D491] - [.$H491])" office:value-type="float" office:value="-785" calcext:value-type="float">
            <text:p>-785</text:p>
          </table:table-cell>
          <table:table-cell table:formula="of:=IF([.K490] + [.J491] &gt; [.$P$2]; 200000;  [.K490] + [.J491])" office:value-type="float" office:value="41362" calcext:value-type="float">
            <text:p>41362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1" calcext:value-type="float">
            <text:p>11</text:p>
          </table:table-cell>
          <table:table-cell office:value-type="float" office:value="2898.95" calcext:value-type="float">
            <text:p>2898,95</text:p>
          </table:table-cell>
          <table:table-cell office:value-type="float" office:value="5160.463" calcext:value-type="float">
            <text:p>5160,463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1" calcext:value-type="float">
            <text:p>11</text:p>
          </table:table-cell>
          <table:table-cell office:value-type="float" office:value="7904.56" calcext:value-type="float">
            <text:p>7904,56</text:p>
          </table:table-cell>
          <table:table-cell/>
          <table:table-cell table:formula="of:=ROUND([.$C492]+[.$D492] - [.$H492])" office:value-type="float" office:value="155" calcext:value-type="float">
            <text:p>155</text:p>
          </table:table-cell>
          <table:table-cell table:formula="of:=IF([.K491] + [.J492] &gt; [.$P$2]; 200000;  [.K491] + [.J492])" office:value-type="float" office:value="41517" calcext:value-type="float">
            <text:p>41517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2" calcext:value-type="float">
            <text:p>12</text:p>
          </table:table-cell>
          <table:table-cell office:value-type="float" office:value="3274.163" calcext:value-type="float">
            <text:p>3274,163</text:p>
          </table:table-cell>
          <table:table-cell office:value-type="float" office:value="5038.263" calcext:value-type="float">
            <text:p>5038,263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2" calcext:value-type="float">
            <text:p>12</text:p>
          </table:table-cell>
          <table:table-cell office:value-type="float" office:value="8035.919" calcext:value-type="float">
            <text:p>8035,919</text:p>
          </table:table-cell>
          <table:table-cell/>
          <table:table-cell table:formula="of:=ROUND([.$C493]+[.$D493] - [.$H493])" office:value-type="float" office:value="277" calcext:value-type="float">
            <text:p>277</text:p>
          </table:table-cell>
          <table:table-cell table:formula="of:=IF([.K492] + [.J493] &gt; [.$P$2]; 200000;  [.K492] + [.J493])" office:value-type="float" office:value="41794" calcext:value-type="float">
            <text:p>41794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3" calcext:value-type="float">
            <text:p>13</text:p>
          </table:table-cell>
          <table:table-cell office:value-type="float" office:value="3595.838" calcext:value-type="float">
            <text:p>3595,838</text:p>
          </table:table-cell>
          <table:table-cell office:value-type="float" office:value="4713.788" calcext:value-type="float">
            <text:p>4713,788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3" calcext:value-type="float">
            <text:p>13</text:p>
          </table:table-cell>
          <table:table-cell office:value-type="float" office:value="8371.77" calcext:value-type="float">
            <text:p>8371,77</text:p>
          </table:table-cell>
          <table:table-cell/>
          <table:table-cell table:formula="of:=ROUND([.$C494]+[.$D494] - [.$H494])" office:value-type="float" office:value="-62" calcext:value-type="float">
            <text:p>-62</text:p>
          </table:table-cell>
          <table:table-cell table:formula="of:=IF([.K493] + [.J494] &gt; [.$P$2]; 200000;  [.K493] + [.J494])" office:value-type="float" office:value="41732" calcext:value-type="float">
            <text:p>41732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4" calcext:value-type="float">
            <text:p>14</text:p>
          </table:table-cell>
          <table:table-cell office:value-type="float" office:value="3973.15" calcext:value-type="float">
            <text:p>3973,15</text:p>
          </table:table-cell>
          <table:table-cell office:value-type="float" office:value="4531.925" calcext:value-type="float">
            <text:p>4531,925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4" calcext:value-type="float">
            <text:p>14</text:p>
          </table:table-cell>
          <table:table-cell office:value-type="float" office:value="7909.139" calcext:value-type="float">
            <text:p>7909,139</text:p>
          </table:table-cell>
          <table:table-cell/>
          <table:table-cell table:formula="of:=ROUND([.$C495]+[.$D495] - [.$H495])" office:value-type="float" office:value="596" calcext:value-type="float">
            <text:p>596</text:p>
          </table:table-cell>
          <table:table-cell table:formula="of:=IF([.K494] + [.J495] &gt; [.$P$2]; 200000;  [.K494] + [.J495])" office:value-type="float" office:value="42328" calcext:value-type="float">
            <text:p>42328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5" calcext:value-type="float">
            <text:p>15</text:p>
          </table:table-cell>
          <table:table-cell office:value-type="float" office:value="4240.525" calcext:value-type="float">
            <text:p>4240,525</text:p>
          </table:table-cell>
          <table:table-cell office:value-type="float" office:value="4170.35" calcext:value-type="float">
            <text:p>4170,35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5" calcext:value-type="float">
            <text:p>15</text:p>
          </table:table-cell>
          <table:table-cell office:value-type="float" office:value="8153.541" calcext:value-type="float">
            <text:p>8153,541</text:p>
          </table:table-cell>
          <table:table-cell/>
          <table:table-cell table:formula="of:=ROUND([.$C496]+[.$D496] - [.$H496])" office:value-type="float" office:value="257" calcext:value-type="float">
            <text:p>257</text:p>
          </table:table-cell>
          <table:table-cell table:formula="of:=IF([.K495] + [.J496] &gt; [.$P$2]; 200000;  [.K495] + [.J496])" office:value-type="float" office:value="42585" calcext:value-type="float">
            <text:p>42585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6" calcext:value-type="float">
            <text:p>16</text:p>
          </table:table-cell>
          <table:table-cell office:value-type="float" office:value="4450.588" calcext:value-type="float">
            <text:p>4450,588</text:p>
          </table:table-cell>
          <table:table-cell office:value-type="float" office:value="3515.063" calcext:value-type="float">
            <text:p>3515,063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6" calcext:value-type="float">
            <text:p>16</text:p>
          </table:table-cell>
          <table:table-cell office:value-type="float" office:value="8211.619" calcext:value-type="float">
            <text:p>8211,619</text:p>
          </table:table-cell>
          <table:table-cell/>
          <table:table-cell table:formula="of:=ROUND([.$C497]+[.$D497] - [.$H497])" office:value-type="float" office:value="-246" calcext:value-type="float">
            <text:p>-246</text:p>
          </table:table-cell>
          <table:table-cell table:formula="of:=IF([.K496] + [.J497] &gt; [.$P$2]; 200000;  [.K496] + [.J497])" office:value-type="float" office:value="42339" calcext:value-type="float">
            <text:p>42339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7" calcext:value-type="float">
            <text:p>17</text:p>
          </table:table-cell>
          <table:table-cell office:value-type="float" office:value="4511.963" calcext:value-type="float">
            <text:p>4511,963</text:p>
          </table:table-cell>
          <table:table-cell office:value-type="float" office:value="2743.988" calcext:value-type="float">
            <text:p>2743,988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7" calcext:value-type="float">
            <text:p>17</text:p>
          </table:table-cell>
          <table:table-cell office:value-type="float" office:value="7923.8" calcext:value-type="float">
            <text:p>7923,8</text:p>
          </table:table-cell>
          <table:table-cell/>
          <table:table-cell table:formula="of:=ROUND([.$C498]+[.$D498] - [.$H498])" office:value-type="float" office:value="-668" calcext:value-type="float">
            <text:p>-668</text:p>
          </table:table-cell>
          <table:table-cell table:formula="of:=IF([.K497] + [.J498] &gt; [.$P$2]; 200000;  [.K497] + [.J498])" office:value-type="float" office:value="41671" calcext:value-type="float">
            <text:p>41671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8" calcext:value-type="float">
            <text:p>18</text:p>
          </table:table-cell>
          <table:table-cell office:value-type="float" office:value="4392.363" calcext:value-type="float">
            <text:p>4392,363</text:p>
          </table:table-cell>
          <table:table-cell office:value-type="float" office:value="1887.788" calcext:value-type="float">
            <text:p>1887,788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8" calcext:value-type="float">
            <text:p>18</text:p>
          </table:table-cell>
          <table:table-cell office:value-type="float" office:value="7275.416" calcext:value-type="float">
            <text:p>7275,416</text:p>
          </table:table-cell>
          <table:table-cell/>
          <table:table-cell table:formula="of:=ROUND([.$C499]+[.$D499] - [.$H499])" office:value-type="float" office:value="-995" calcext:value-type="float">
            <text:p>-995</text:p>
          </table:table-cell>
          <table:table-cell table:formula="of:=IF([.K498] + [.J499] &gt; [.$P$2]; 200000;  [.K498] + [.J499])" office:value-type="float" office:value="40676" calcext:value-type="float">
            <text:p>40676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19" calcext:value-type="float">
            <text:p>19</text:p>
          </table:table-cell>
          <table:table-cell office:value-type="float" office:value="4057.688" calcext:value-type="float">
            <text:p>4057,688</text:p>
          </table:table-cell>
          <table:table-cell office:value-type="float" office:value="909.85" calcext:value-type="float">
            <text:p>909,85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19" calcext:value-type="float">
            <text:p>19</text:p>
          </table:table-cell>
          <table:table-cell office:value-type="float" office:value="6501.591" calcext:value-type="float">
            <text:p>6501,591</text:p>
          </table:table-cell>
          <table:table-cell/>
          <table:table-cell table:formula="of:=ROUND([.$C500]+[.$D500] - [.$H500])" office:value-type="float" office:value="-1534" calcext:value-type="float">
            <text:p>-1534</text:p>
          </table:table-cell>
          <table:table-cell table:formula="of:=IF([.K499] + [.J500] &gt; [.$P$2]; 200000;  [.K499] + [.J500])" office:value-type="float" office:value="39142" calcext:value-type="float">
            <text:p>39142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0" calcext:value-type="float">
            <text:p>20</text:p>
          </table:table-cell>
          <table:table-cell office:value-type="float" office:value="3567.875" calcext:value-type="float">
            <text:p>3567,875</text:p>
          </table:table-cell>
          <table:table-cell office:value-type="float" office:value="212.288" calcext:value-type="float">
            <text:p>212,288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0" calcext:value-type="float">
            <text:p>20</text:p>
          </table:table-cell>
          <table:table-cell office:value-type="float" office:value="6325.575" calcext:value-type="float">
            <text:p>6325,575</text:p>
          </table:table-cell>
          <table:table-cell/>
          <table:table-cell table:formula="of:=ROUND([.$C501]+[.$D501] - [.$H501])" office:value-type="float" office:value="-2545" calcext:value-type="float">
            <text:p>-2545</text:p>
          </table:table-cell>
          <table:table-cell table:formula="of:=IF([.K500] + [.J501] &gt; [.$P$2]; 200000;  [.K500] + [.J501])" office:value-type="float" office:value="36597" calcext:value-type="float">
            <text:p>36597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1" calcext:value-type="float">
            <text:p>21</text:p>
          </table:table-cell>
          <table:table-cell office:value-type="float" office:value="3013.438" calcext:value-type="float">
            <text:p>3013,438</text:p>
          </table:table-cell>
          <table:table-cell office:value-type="float" office:value="6.1" calcext:value-type="float">
            <text:p>6,1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1" calcext:value-type="float">
            <text:p>21</text:p>
          </table:table-cell>
          <table:table-cell office:value-type="float" office:value="4915.1" calcext:value-type="float">
            <text:p>4915,1</text:p>
          </table:table-cell>
          <table:table-cell/>
          <table:table-cell table:formula="of:=ROUND([.$C502]+[.$D502] - [.$H502])" office:value-type="float" office:value="-1896" calcext:value-type="float">
            <text:p>-1896</text:p>
          </table:table-cell>
          <table:table-cell table:formula="of:=IF([.K501] + [.J502] &gt; [.$P$2]; 200000;  [.K501] + [.J502])" office:value-type="float" office:value="34701" calcext:value-type="float">
            <text:p>34701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2" calcext:value-type="float">
            <text:p>22</text:p>
          </table:table-cell>
          <table:table-cell office:value-type="float" office:value="2788.813" calcext:value-type="float">
            <text:p>2788,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2" calcext:value-type="float">
            <text:p>22</text:p>
          </table:table-cell>
          <table:table-cell office:value-type="float" office:value="4744.195" calcext:value-type="float">
            <text:p>4744,195</text:p>
          </table:table-cell>
          <table:table-cell/>
          <table:table-cell table:formula="of:=ROUND([.$C503]+[.$D503] - [.$H503])" office:value-type="float" office:value="-1955" calcext:value-type="float">
            <text:p>-1955</text:p>
          </table:table-cell>
          <table:table-cell table:formula="of:=IF([.K502] + [.J503] &gt; [.$P$2]; 200000;  [.K502] + [.J503])" office:value-type="float" office:value="32746" calcext:value-type="float">
            <text:p>32746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3" calcext:value-type="float">
            <text:p>23</text:p>
          </table:table-cell>
          <table:table-cell office:value-type="float" office:value="2913.088" calcext:value-type="float">
            <text:p>2913,0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3" calcext:value-type="float">
            <text:p>23</text:p>
          </table:table-cell>
          <table:table-cell office:value-type="float" office:value="2939.092" calcext:value-type="float">
            <text:p>2939,092</text:p>
          </table:table-cell>
          <table:table-cell/>
          <table:table-cell table:formula="of:=ROUND([.$C504]+[.$D504] - [.$H504])" office:value-type="float" office:value="-26" calcext:value-type="float">
            <text:p>-26</text:p>
          </table:table-cell>
          <table:table-cell table:formula="of:=IF([.K503] + [.J504] &gt; [.$P$2]; 200000;  [.K503] + [.J504])" office:value-type="float" office:value="32720" calcext:value-type="float">
            <text:p>32720</text:p>
          </table:table-cell>
          <table:table-cell table:number-columns-repeated="5"/>
        </table:table-row>
        <table:table-row table:style-name="ro1">
          <table:table-cell office:value-type="date" office:date-value="2024-04-21" calcext:value-type="date">
            <text:p>2024-04-21</text:p>
          </table:table-cell>
          <table:table-cell office:value-type="float" office:value="24" calcext:value-type="float">
            <text:p>24</text:p>
          </table:table-cell>
          <table:table-cell office:value-type="float" office:value="2756.2" calcext:value-type="float">
            <text:p>2756,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1" calcext:value-type="date">
            <text:p>2024-04-21</text:p>
          </table:table-cell>
          <table:table-cell office:value-type="float" office:value="24" calcext:value-type="float">
            <text:p>24</text:p>
          </table:table-cell>
          <table:table-cell office:value-type="float" office:value="1725.628" calcext:value-type="float">
            <text:p>1725,628</text:p>
          </table:table-cell>
          <table:table-cell/>
          <table:table-cell table:formula="of:=ROUND([.$C505]+[.$D505] - [.$H505])" office:value-type="float" office:value="1031" calcext:value-type="float">
            <text:p>1031</text:p>
          </table:table-cell>
          <table:table-cell table:formula="of:=IF([.K504] + [.J505] &gt; [.$P$2]; 200000;  [.K504] + [.J505])" office:value-type="float" office:value="33751" calcext:value-type="float">
            <text:p>33751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" calcext:value-type="float">
            <text:p>1</text:p>
          </table:table-cell>
          <table:table-cell office:value-type="float" office:value="2444.663" calcext:value-type="float">
            <text:p>2444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" calcext:value-type="float">
            <text:p>1</text:p>
          </table:table-cell>
          <table:table-cell office:value-type="float" office:value="1561.84" calcext:value-type="float">
            <text:p>1561,84</text:p>
          </table:table-cell>
          <table:table-cell/>
          <table:table-cell table:formula="of:=ROUND([.$C506]+[.$D506] - [.$H506])" office:value-type="float" office:value="883" calcext:value-type="float">
            <text:p>883</text:p>
          </table:table-cell>
          <table:table-cell table:formula="of:=IF([.K505] + [.J506] &gt; [.$P$2]; 200000;  [.K505] + [.J506])" office:value-type="float" office:value="34634" calcext:value-type="float">
            <text:p>34634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" calcext:value-type="float">
            <text:p>2</text:p>
          </table:table-cell>
          <table:table-cell office:value-type="float" office:value="2285.688" calcext:value-type="float">
            <text:p>2285,6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" calcext:value-type="float">
            <text:p>2</text:p>
          </table:table-cell>
          <table:table-cell office:value-type="float" office:value="1339.053" calcext:value-type="float">
            <text:p>1339,053</text:p>
          </table:table-cell>
          <table:table-cell/>
          <table:table-cell table:formula="of:=ROUND([.$C507]+[.$D507] - [.$H507])" office:value-type="float" office:value="947" calcext:value-type="float">
            <text:p>947</text:p>
          </table:table-cell>
          <table:table-cell table:formula="of:=IF([.K506] + [.J507] &gt; [.$P$2]; 200000;  [.K506] + [.J507])" office:value-type="float" office:value="35581" calcext:value-type="float">
            <text:p>35581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3" calcext:value-type="float">
            <text:p>3</text:p>
          </table:table-cell>
          <table:table-cell office:value-type="float" office:value="2196.663" calcext:value-type="float">
            <text:p>2196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3" calcext:value-type="float">
            <text:p>3</text:p>
          </table:table-cell>
          <table:table-cell office:value-type="float" office:value="1252.397" calcext:value-type="float">
            <text:p>1252,397</text:p>
          </table:table-cell>
          <table:table-cell/>
          <table:table-cell table:formula="of:=ROUND([.$C508]+[.$D508] - [.$H508])" office:value-type="float" office:value="944" calcext:value-type="float">
            <text:p>944</text:p>
          </table:table-cell>
          <table:table-cell table:formula="of:=IF([.K507] + [.J508] &gt; [.$P$2]; 200000;  [.K507] + [.J508])" office:value-type="float" office:value="36525" calcext:value-type="float">
            <text:p>36525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4" calcext:value-type="float">
            <text:p>4</text:p>
          </table:table-cell>
          <table:table-cell office:value-type="float" office:value="2105.138" calcext:value-type="float">
            <text:p>2105,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4" calcext:value-type="float">
            <text:p>4</text:p>
          </table:table-cell>
          <table:table-cell office:value-type="float" office:value="1254.964" calcext:value-type="float">
            <text:p>1254,964</text:p>
          </table:table-cell>
          <table:table-cell/>
          <table:table-cell table:formula="of:=ROUND([.$C509]+[.$D509] - [.$H509])" office:value-type="float" office:value="850" calcext:value-type="float">
            <text:p>850</text:p>
          </table:table-cell>
          <table:table-cell table:formula="of:=IF([.K508] + [.J509] &gt; [.$P$2]; 200000;  [.K508] + [.J509])" office:value-type="float" office:value="37375" calcext:value-type="float">
            <text:p>37375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5" calcext:value-type="float">
            <text:p>5</text:p>
          </table:table-cell>
          <table:table-cell office:value-type="float" office:value="2107.925" calcext:value-type="float">
            <text:p>2107,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5" calcext:value-type="float">
            <text:p>5</text:p>
          </table:table-cell>
          <table:table-cell office:value-type="float" office:value="1881.366" calcext:value-type="float">
            <text:p>1881,366</text:p>
          </table:table-cell>
          <table:table-cell/>
          <table:table-cell table:formula="of:=ROUND([.$C510]+[.$D510] - [.$H510])" office:value-type="float" office:value="227" calcext:value-type="float">
            <text:p>227</text:p>
          </table:table-cell>
          <table:table-cell table:formula="of:=IF([.K509] + [.J510] &gt; [.$P$2]; 200000;  [.K509] + [.J510])" office:value-type="float" office:value="37602" calcext:value-type="float">
            <text:p>37602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6" calcext:value-type="float">
            <text:p>6</text:p>
          </table:table-cell>
          <table:table-cell office:value-type="float" office:value="2172.938" calcext:value-type="float">
            <text:p>2172,938</text:p>
          </table:table-cell>
          <table:table-cell office:value-type="float" office:value="56.025" calcext:value-type="float">
            <text:p>56,025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6" calcext:value-type="float">
            <text:p>6</text:p>
          </table:table-cell>
          <table:table-cell office:value-type="float" office:value="3115.605" calcext:value-type="float">
            <text:p>3115,605</text:p>
          </table:table-cell>
          <table:table-cell/>
          <table:table-cell table:formula="of:=ROUND([.$C511]+[.$D511] - [.$H511])" office:value-type="float" office:value="-887" calcext:value-type="float">
            <text:p>-887</text:p>
          </table:table-cell>
          <table:table-cell table:formula="of:=IF([.K510] + [.J511] &gt; [.$P$2]; 200000;  [.K510] + [.J511])" office:value-type="float" office:value="36715" calcext:value-type="float">
            <text:p>36715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7" calcext:value-type="float">
            <text:p>7</text:p>
          </table:table-cell>
          <table:table-cell office:value-type="float" office:value="2164.113" calcext:value-type="float">
            <text:p>2164,113</text:p>
          </table:table-cell>
          <table:table-cell office:value-type="float" office:value="442.788" calcext:value-type="float">
            <text:p>442,78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7" calcext:value-type="float">
            <text:p>7</text:p>
          </table:table-cell>
          <table:table-cell office:value-type="float" office:value="4244.186" calcext:value-type="float">
            <text:p>4244,186</text:p>
          </table:table-cell>
          <table:table-cell/>
          <table:table-cell table:formula="of:=ROUND([.$C512]+[.$D512] - [.$H512])" office:value-type="float" office:value="-1637" calcext:value-type="float">
            <text:p>-1637</text:p>
          </table:table-cell>
          <table:table-cell table:formula="of:=IF([.K511] + [.J512] &gt; [.$P$2]; 200000;  [.K511] + [.J512])" office:value-type="float" office:value="35078" calcext:value-type="float">
            <text:p>35078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8" calcext:value-type="float">
            <text:p>8</text:p>
          </table:table-cell>
          <table:table-cell office:value-type="float" office:value="2141" calcext:value-type="float">
            <text:p>2141</text:p>
          </table:table-cell>
          <table:table-cell office:value-type="float" office:value="1446.9" calcext:value-type="float">
            <text:p>1446,9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8" calcext:value-type="float">
            <text:p>8</text:p>
          </table:table-cell>
          <table:table-cell office:value-type="float" office:value="6150.961" calcext:value-type="float">
            <text:p>6150,961</text:p>
          </table:table-cell>
          <table:table-cell/>
          <table:table-cell table:formula="of:=ROUND([.$C513]+[.$D513] - [.$H513])" office:value-type="float" office:value="-2563" calcext:value-type="float">
            <text:p>-2563</text:p>
          </table:table-cell>
          <table:table-cell table:formula="of:=IF([.K512] + [.J513] &gt; [.$P$2]; 200000;  [.K512] + [.J513])" office:value-type="float" office:value="32515" calcext:value-type="float">
            <text:p>32515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9" calcext:value-type="float">
            <text:p>9</text:p>
          </table:table-cell>
          <table:table-cell office:value-type="float" office:value="2122.288" calcext:value-type="float">
            <text:p>2122,288</text:p>
          </table:table-cell>
          <table:table-cell office:value-type="float" office:value="2735.588" calcext:value-type="float">
            <text:p>2735,58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9" calcext:value-type="float">
            <text:p>9</text:p>
          </table:table-cell>
          <table:table-cell office:value-type="float" office:value="6889.072" calcext:value-type="float">
            <text:p>6889,072</text:p>
          </table:table-cell>
          <table:table-cell/>
          <table:table-cell table:formula="of:=ROUND([.$C514]+[.$D514] - [.$H514])" office:value-type="float" office:value="-2031" calcext:value-type="float">
            <text:p>-2031</text:p>
          </table:table-cell>
          <table:table-cell table:formula="of:=IF([.K513] + [.J514] &gt; [.$P$2]; 200000;  [.K513] + [.J514])" office:value-type="float" office:value="30484" calcext:value-type="float">
            <text:p>30484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0" calcext:value-type="float">
            <text:p>10</text:p>
          </table:table-cell>
          <table:table-cell office:value-type="float" office:value="2205.788" calcext:value-type="float">
            <text:p>2205,788</text:p>
          </table:table-cell>
          <table:table-cell office:value-type="float" office:value="3847.463" calcext:value-type="float">
            <text:p>3847,463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0" calcext:value-type="float">
            <text:p>10</text:p>
          </table:table-cell>
          <table:table-cell office:value-type="float" office:value="7689.026" calcext:value-type="float">
            <text:p>7689,026</text:p>
          </table:table-cell>
          <table:table-cell/>
          <table:table-cell table:formula="of:=ROUND([.$C515]+[.$D515] - [.$H515])" office:value-type="float" office:value="-1636" calcext:value-type="float">
            <text:p>-1636</text:p>
          </table:table-cell>
          <table:table-cell table:formula="of:=IF([.K514] + [.J515] &gt; [.$P$2]; 200000;  [.K514] + [.J515])" office:value-type="float" office:value="28848" calcext:value-type="float">
            <text:p>28848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1" calcext:value-type="float">
            <text:p>11</text:p>
          </table:table-cell>
          <table:table-cell office:value-type="float" office:value="2236.813" calcext:value-type="float">
            <text:p>2236,813</text:p>
          </table:table-cell>
          <table:table-cell office:value-type="float" office:value="4368.138" calcext:value-type="float">
            <text:p>4368,13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1" calcext:value-type="float">
            <text:p>11</text:p>
          </table:table-cell>
          <table:table-cell office:value-type="float" office:value="7667.423" calcext:value-type="float">
            <text:p>7667,423</text:p>
          </table:table-cell>
          <table:table-cell/>
          <table:table-cell table:formula="of:=ROUND([.$C516]+[.$D516] - [.$H516])" office:value-type="float" office:value="-1062" calcext:value-type="float">
            <text:p>-1062</text:p>
          </table:table-cell>
          <table:table-cell table:formula="of:=IF([.K515] + [.J516] &gt; [.$P$2]; 200000;  [.K515] + [.J516])" office:value-type="float" office:value="27786" calcext:value-type="float">
            <text:p>27786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2" calcext:value-type="float">
            <text:p>12</text:p>
          </table:table-cell>
          <table:table-cell office:value-type="float" office:value="2309.55" calcext:value-type="float">
            <text:p>2309,55</text:p>
          </table:table-cell>
          <table:table-cell office:value-type="float" office:value="4245.938" calcext:value-type="float">
            <text:p>4245,93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2" calcext:value-type="float">
            <text:p>12</text:p>
          </table:table-cell>
          <table:table-cell office:value-type="float" office:value="7794.842" calcext:value-type="float">
            <text:p>7794,842</text:p>
          </table:table-cell>
          <table:table-cell/>
          <table:table-cell table:formula="of:=ROUND([.$C517]+[.$D517] - [.$H517])" office:value-type="float" office:value="-1239" calcext:value-type="float">
            <text:p>-1239</text:p>
          </table:table-cell>
          <table:table-cell table:formula="of:=IF([.K516] + [.J517] &gt; [.$P$2]; 200000;  [.K516] + [.J517])" office:value-type="float" office:value="26547" calcext:value-type="float">
            <text:p>26547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</text:p>
          </table:table-cell>
          <table:table-cell office:value-type="float" office:value="2168.613" calcext:value-type="float">
            <text:p>2168,613</text:p>
          </table:table-cell>
          <table:table-cell office:value-type="float" office:value="4059.038" calcext:value-type="float">
            <text:p>4059,03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</text:p>
          </table:table-cell>
          <table:table-cell office:value-type="float" office:value="8120.617" calcext:value-type="float">
            <text:p>8120,617</text:p>
          </table:table-cell>
          <table:table-cell/>
          <table:table-cell table:formula="of:=ROUND([.$C518]+[.$D518] - [.$H518])" office:value-type="float" office:value="-1893" calcext:value-type="float">
            <text:p>-1893</text:p>
          </table:table-cell>
          <table:table-cell table:formula="of:=IF([.K517] + [.J518] &gt; [.$P$2]; 200000;  [.K517] + [.J518])" office:value-type="float" office:value="24654" calcext:value-type="float">
            <text:p>24654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4" calcext:value-type="float">
            <text:p>14</text:p>
          </table:table-cell>
          <table:table-cell office:value-type="float" office:value="2051.375" calcext:value-type="float">
            <text:p>2051,375</text:p>
          </table:table-cell>
          <table:table-cell office:value-type="float" office:value="3880.175" calcext:value-type="float">
            <text:p>3880,175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4" calcext:value-type="float">
            <text:p>14</text:p>
          </table:table-cell>
          <table:table-cell office:value-type="float" office:value="7671.865" calcext:value-type="float">
            <text:p>7671,865</text:p>
          </table:table-cell>
          <table:table-cell/>
          <table:table-cell table:formula="of:=ROUND([.$C519]+[.$D519] - [.$H519])" office:value-type="float" office:value="-1740" calcext:value-type="float">
            <text:p>-1740</text:p>
          </table:table-cell>
          <table:table-cell table:formula="of:=IF([.K518] + [.J519] &gt; [.$P$2]; 200000;  [.K518] + [.J519])" office:value-type="float" office:value="22914" calcext:value-type="float">
            <text:p>22914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5" calcext:value-type="float">
            <text:p>15</text:p>
          </table:table-cell>
          <table:table-cell office:value-type="float" office:value="1815.825" calcext:value-type="float">
            <text:p>1815,825</text:p>
          </table:table-cell>
          <table:table-cell office:value-type="float" office:value="3558.113" calcext:value-type="float">
            <text:p>3558,113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5" calcext:value-type="float">
            <text:p>15</text:p>
          </table:table-cell>
          <table:table-cell office:value-type="float" office:value="7908.935" calcext:value-type="float">
            <text:p>7908,935</text:p>
          </table:table-cell>
          <table:table-cell/>
          <table:table-cell table:formula="of:=ROUND([.$C520]+[.$D520] - [.$H520])" office:value-type="float" office:value="-2535" calcext:value-type="float">
            <text:p>-2535</text:p>
          </table:table-cell>
          <table:table-cell table:formula="of:=IF([.K519] + [.J520] &gt; [.$P$2]; 200000;  [.K519] + [.J520])" office:value-type="float" office:value="20379" calcext:value-type="float">
            <text:p>20379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6" calcext:value-type="float">
            <text:p>16</text:p>
          </table:table-cell>
          <table:table-cell office:value-type="float" office:value="1594.138" calcext:value-type="float">
            <text:p>1594,138</text:p>
          </table:table-cell>
          <table:table-cell office:value-type="float" office:value="3103.875" calcext:value-type="float">
            <text:p>3103,875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6" calcext:value-type="float">
            <text:p>16</text:p>
          </table:table-cell>
          <table:table-cell office:value-type="float" office:value="8129.503" calcext:value-type="float">
            <text:p>8129,503</text:p>
          </table:table-cell>
          <table:table-cell/>
          <table:table-cell table:formula="of:=ROUND([.$C521]+[.$D521] - [.$H521])" office:value-type="float" office:value="-3431" calcext:value-type="float">
            <text:p>-3431</text:p>
          </table:table-cell>
          <table:table-cell table:formula="of:=IF([.K520] + [.J521] &gt; [.$P$2]; 200000;  [.K520] + [.J521])" office:value-type="float" office:value="16948" calcext:value-type="float">
            <text:p>16948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7" calcext:value-type="float">
            <text:p>17</text:p>
          </table:table-cell>
          <table:table-cell office:value-type="float" office:value="1369.25" calcext:value-type="float">
            <text:p>1369,25</text:p>
          </table:table-cell>
          <table:table-cell office:value-type="float" office:value="2497.613" calcext:value-type="float">
            <text:p>2497,613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7" calcext:value-type="float">
            <text:p>17</text:p>
          </table:table-cell>
          <table:table-cell office:value-type="float" office:value="7844.562" calcext:value-type="float">
            <text:p>7844,562</text:p>
          </table:table-cell>
          <table:table-cell/>
          <table:table-cell table:formula="of:=ROUND([.$C522]+[.$D522] - [.$H522])" office:value-type="float" office:value="-3978" calcext:value-type="float">
            <text:p>-3978</text:p>
          </table:table-cell>
          <table:table-cell table:formula="of:=IF([.K521] + [.J522] &gt; [.$P$2]; 200000;  [.K521] + [.J522])" office:value-type="float" office:value="12970" calcext:value-type="float">
            <text:p>12970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8" calcext:value-type="float">
            <text:p>18</text:p>
          </table:table-cell>
          <table:table-cell office:value-type="float" office:value="1099.725" calcext:value-type="float">
            <text:p>1099,725</text:p>
          </table:table-cell>
          <table:table-cell office:value-type="float" office:value="1671.113" calcext:value-type="float">
            <text:p>1671,113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8" calcext:value-type="float">
            <text:p>18</text:p>
          </table:table-cell>
          <table:table-cell office:value-type="float" office:value="7202.661" calcext:value-type="float">
            <text:p>7202,661</text:p>
          </table:table-cell>
          <table:table-cell/>
          <table:table-cell table:formula="of:=ROUND([.$C523]+[.$D523] - [.$H523])" office:value-type="float" office:value="-4432" calcext:value-type="float">
            <text:p>-4432</text:p>
          </table:table-cell>
          <table:table-cell table:formula="of:=IF([.K522] + [.J523] &gt; [.$P$2]; 200000;  [.K522] + [.J523])" office:value-type="float" office:value="8538" calcext:value-type="float">
            <text:p>8538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9" calcext:value-type="float">
            <text:p>19</text:p>
          </table:table-cell>
          <table:table-cell office:value-type="float" office:value="862.263" calcext:value-type="float">
            <text:p>862,263</text:p>
          </table:table-cell>
          <table:table-cell office:value-type="float" office:value="807.275" calcext:value-type="float">
            <text:p>807,275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19" calcext:value-type="float">
            <text:p>19</text:p>
          </table:table-cell>
          <table:table-cell office:value-type="float" office:value="6436.575" calcext:value-type="float">
            <text:p>6436,575</text:p>
          </table:table-cell>
          <table:table-cell/>
          <table:table-cell table:formula="of:=ROUND([.$C524]+[.$D524] - [.$H524])" office:value-type="float" office:value="-4767" calcext:value-type="float">
            <text:p>-4767</text:p>
          </table:table-cell>
          <table:table-cell table:formula="of:=IF([.K523] + [.J524] &gt; [.$P$2]; 200000;  [.K523] + [.J524])" office:value-type="float" office:value="3771" calcext:value-type="float">
            <text:p>3771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0" calcext:value-type="float">
            <text:p>20</text:p>
          </table:table-cell>
          <table:table-cell office:value-type="float" office:value="603.875" calcext:value-type="float">
            <text:p>603,875</text:p>
          </table:table-cell>
          <table:table-cell office:value-type="float" office:value="205.088" calcext:value-type="float">
            <text:p>205,088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0" calcext:value-type="float">
            <text:p>20</text:p>
          </table:table-cell>
          <table:table-cell office:value-type="float" office:value="6262.319" calcext:value-type="float">
            <text:p>6262,319</text:p>
          </table:table-cell>
          <table:table-cell/>
          <table:table-cell table:formula="of:=ROUND([.$C525]+[.$D525] - [.$H525])" office:value-type="float" office:value="-5453" calcext:value-type="float">
            <text:p>-5453</text:p>
          </table:table-cell>
          <table:table-cell table:formula="of:=IF([.K524] + [.J525] &gt; [.$P$2]; 200000;  [.K524] + [.J525])" office:value-type="float" office:value="-1682" calcext:value-type="float">
            <text:p>-1682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1" calcext:value-type="float">
            <text:p>21</text:p>
          </table:table-cell>
          <table:table-cell office:value-type="float" office:value="531.213" calcext:value-type="float">
            <text:p>531,213</text:p>
          </table:table-cell>
          <table:table-cell office:value-type="float" office:value="38.025" calcext:value-type="float">
            <text:p>38,025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1" calcext:value-type="float">
            <text:p>21</text:p>
          </table:table-cell>
          <table:table-cell office:value-type="float" office:value="4865.949" calcext:value-type="float">
            <text:p>4865,949</text:p>
          </table:table-cell>
          <table:table-cell/>
          <table:table-cell table:formula="of:=ROUND([.$C526]+[.$D526] - [.$H526])" office:value-type="float" office:value="-4297" calcext:value-type="float">
            <text:p>-4297</text:p>
          </table:table-cell>
          <table:table-cell table:formula="of:=IF([.K525] + [.J526] &gt; [.$P$2]; 200000;  [.K525] + [.J526])" office:value-type="float" office:value="-5979" calcext:value-type="float">
            <text:p>-5979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2" calcext:value-type="float">
            <text:p>22</text:p>
          </table:table-cell>
          <table:table-cell office:value-type="float" office:value="493.913" calcext:value-type="float">
            <text:p>493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2" calcext:value-type="float">
            <text:p>22</text:p>
          </table:table-cell>
          <table:table-cell office:value-type="float" office:value="4696.753" calcext:value-type="float">
            <text:p>4696,753</text:p>
          </table:table-cell>
          <table:table-cell/>
          <table:table-cell table:formula="of:=ROUND([.$C527]+[.$D527] - [.$H527])" office:value-type="float" office:value="-4203" calcext:value-type="float">
            <text:p>-4203</text:p>
          </table:table-cell>
          <table:table-cell table:formula="of:=IF([.K526] + [.J527] &gt; [.$P$2]; 200000;  [.K526] + [.J527])" office:value-type="float" office:value="-10182" calcext:value-type="float">
            <text:p>-10182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3" calcext:value-type="float">
            <text:p>23</text:p>
          </table:table-cell>
          <table:table-cell office:value-type="float" office:value="434.975" calcext:value-type="float">
            <text:p>434,9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3" calcext:value-type="float">
            <text:p>23</text:p>
          </table:table-cell>
          <table:table-cell office:value-type="float" office:value="2909.701" calcext:value-type="float">
            <text:p>2909,701</text:p>
          </table:table-cell>
          <table:table-cell/>
          <table:table-cell table:formula="of:=ROUND([.$C528]+[.$D528] - [.$H528])" office:value-type="float" office:value="-2475" calcext:value-type="float">
            <text:p>-2475</text:p>
          </table:table-cell>
          <table:table-cell table:formula="of:=IF([.K527] + [.J528] &gt; [.$P$2]; 200000;  [.K527] + [.J528])" office:value-type="float" office:value="-12657" calcext:value-type="float">
            <text:p>-12657</text:p>
          </table:table-cell>
          <table:table-cell table:number-columns-repeated="5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24" calcext:value-type="float">
            <text:p>24</text:p>
          </table:table-cell>
          <table:table-cell office:value-type="float" office:value="443.738" calcext:value-type="float">
            <text:p>443,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2" calcext:value-type="date">
            <text:p>2024-04-22</text:p>
          </table:table-cell>
          <table:table-cell office:value-type="float" office:value="24" calcext:value-type="float">
            <text:p>24</text:p>
          </table:table-cell>
          <table:table-cell office:value-type="float" office:value="1708.372" calcext:value-type="float">
            <text:p>1708,372</text:p>
          </table:table-cell>
          <table:table-cell/>
          <table:table-cell table:formula="of:=ROUND([.$C529]+[.$D529] - [.$H529])" office:value-type="float" office:value="-1265" calcext:value-type="float">
            <text:p>-1265</text:p>
          </table:table-cell>
          <table:table-cell table:formula="of:=IF([.K528] + [.J529] &gt; [.$P$2]; 200000;  [.K528] + [.J529])" office:value-type="float" office:value="-13922" calcext:value-type="float">
            <text:p>-13922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" calcext:value-type="float">
            <text:p>1</text:p>
          </table:table-cell>
          <table:table-cell office:value-type="float" office:value="421.713" calcext:value-type="float">
            <text:p>421,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" calcext:value-type="float">
            <text:p>1</text:p>
          </table:table-cell>
          <table:table-cell office:value-type="float" office:value="1701.478" calcext:value-type="float">
            <text:p>1701,478</text:p>
          </table:table-cell>
          <table:table-cell/>
          <table:table-cell table:formula="of:=ROUND([.$C530]+[.$D530] - [.$H530])" office:value-type="float" office:value="-1280" calcext:value-type="float">
            <text:p>-1280</text:p>
          </table:table-cell>
          <table:table-cell table:formula="of:=IF([.K529] + [.J530] &gt; [.$P$2]; 200000;  [.K529] + [.J530])" office:value-type="float" office:value="-15202" calcext:value-type="float">
            <text:p>-15202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" calcext:value-type="float">
            <text:p>2</text:p>
          </table:table-cell>
          <table:table-cell office:value-type="float" office:value="421.413" calcext:value-type="float">
            <text:p>421,4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" calcext:value-type="float">
            <text:p>2</text:p>
          </table:table-cell>
          <table:table-cell office:value-type="float" office:value="1487.836" calcext:value-type="float">
            <text:p>1487,836</text:p>
          </table:table-cell>
          <table:table-cell/>
          <table:table-cell table:formula="of:=ROUND([.$C531]+[.$D531] - [.$H531])" office:value-type="float" office:value="-1066" calcext:value-type="float">
            <text:p>-1066</text:p>
          </table:table-cell>
          <table:table-cell table:formula="of:=IF([.K530] + [.J531] &gt; [.$P$2]; 200000;  [.K530] + [.J531])" office:value-type="float" office:value="-16268" calcext:value-type="float">
            <text:p>-16268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3" calcext:value-type="float">
            <text:p>3</text:p>
          </table:table-cell>
          <table:table-cell office:value-type="float" office:value="424.325" calcext:value-type="float">
            <text:p>424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3" calcext:value-type="float">
            <text:p>3</text:p>
          </table:table-cell>
          <table:table-cell office:value-type="float" office:value="1391.553" calcext:value-type="float">
            <text:p>1391,553</text:p>
          </table:table-cell>
          <table:table-cell/>
          <table:table-cell table:formula="of:=ROUND([.$C532]+[.$D532] - [.$H532])" office:value-type="float" office:value="-967" calcext:value-type="float">
            <text:p>-967</text:p>
          </table:table-cell>
          <table:table-cell table:formula="of:=IF([.K531] + [.J532] &gt; [.$P$2]; 200000;  [.K531] + [.J532])" office:value-type="float" office:value="-17235" calcext:value-type="float">
            <text:p>-17235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4" calcext:value-type="float">
            <text:p>4</text:p>
          </table:table-cell>
          <table:table-cell office:value-type="float" office:value="475.825" calcext:value-type="float">
            <text:p>475,8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4" calcext:value-type="float">
            <text:p>4</text:p>
          </table:table-cell>
          <table:table-cell office:value-type="float" office:value="1229.612" calcext:value-type="float">
            <text:p>1229,612</text:p>
          </table:table-cell>
          <table:table-cell/>
          <table:table-cell table:formula="of:=ROUND([.$C533]+[.$D533] - [.$H533])" office:value-type="float" office:value="-754" calcext:value-type="float">
            <text:p>-754</text:p>
          </table:table-cell>
          <table:table-cell table:formula="of:=IF([.K532] + [.J533] &gt; [.$P$2]; 200000;  [.K532] + [.J533])" office:value-type="float" office:value="-17989" calcext:value-type="float">
            <text:p>-17989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5" calcext:value-type="float">
            <text:p>5</text:p>
          </table:table-cell>
          <table:table-cell office:value-type="float" office:value="548.225" calcext:value-type="float">
            <text:p>548,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5" calcext:value-type="float">
            <text:p>5</text:p>
          </table:table-cell>
          <table:table-cell office:value-type="float" office:value="1843.359" calcext:value-type="float">
            <text:p>1843,359</text:p>
          </table:table-cell>
          <table:table-cell/>
          <table:table-cell table:formula="of:=ROUND([.$C534]+[.$D534] - [.$H534])" office:value-type="float" office:value="-1295" calcext:value-type="float">
            <text:p>-1295</text:p>
          </table:table-cell>
          <table:table-cell table:formula="of:=IF([.K533] + [.J534] &gt; [.$P$2]; 200000;  [.K533] + [.J534])" office:value-type="float" office:value="-19284" calcext:value-type="float">
            <text:p>-19284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6" calcext:value-type="float">
            <text:p>6</text:p>
          </table:table-cell>
          <table:table-cell office:value-type="float" office:value="646.763" calcext:value-type="float">
            <text:p>646,763</text:p>
          </table:table-cell>
          <table:table-cell office:value-type="float" office:value="66.75" calcext:value-type="float">
            <text:p>66,75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6" calcext:value-type="float">
            <text:p>6</text:p>
          </table:table-cell>
          <table:table-cell office:value-type="float" office:value="3052.663" calcext:value-type="float">
            <text:p>3052,663</text:p>
          </table:table-cell>
          <table:table-cell/>
          <table:table-cell table:formula="of:=ROUND([.$C535]+[.$D535] - [.$H535])" office:value-type="float" office:value="-2339" calcext:value-type="float">
            <text:p>-2339</text:p>
          </table:table-cell>
          <table:table-cell table:formula="of:=IF([.K534] + [.J535] &gt; [.$P$2]; 200000;  [.K534] + [.J535])" office:value-type="float" office:value="-21623" calcext:value-type="float">
            <text:p>-21623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7" calcext:value-type="float">
            <text:p>7</text:p>
          </table:table-cell>
          <table:table-cell office:value-type="float" office:value="730.15" calcext:value-type="float">
            <text:p>730,15</text:p>
          </table:table-cell>
          <table:table-cell office:value-type="float" office:value="624.8" calcext:value-type="float">
            <text:p>624,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7" calcext:value-type="float">
            <text:p>7</text:p>
          </table:table-cell>
          <table:table-cell office:value-type="float" office:value="4158.445" calcext:value-type="float">
            <text:p>4158,445</text:p>
          </table:table-cell>
          <table:table-cell/>
          <table:table-cell table:formula="of:=ROUND([.$C536]+[.$D536] - [.$H536])" office:value-type="float" office:value="-2803" calcext:value-type="float">
            <text:p>-2803</text:p>
          </table:table-cell>
          <table:table-cell table:formula="of:=IF([.K535] + [.J536] &gt; [.$P$2]; 200000;  [.K535] + [.J536])" office:value-type="float" office:value="-24426" calcext:value-type="float">
            <text:p>-24426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8" calcext:value-type="float">
            <text:p>8</text:p>
          </table:table-cell>
          <table:table-cell office:value-type="float" office:value="611.513" calcext:value-type="float">
            <text:p>611,513</text:p>
          </table:table-cell>
          <table:table-cell office:value-type="float" office:value="2220.038" calcext:value-type="float">
            <text:p>2220,03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8" calcext:value-type="float">
            <text:p>8</text:p>
          </table:table-cell>
          <table:table-cell office:value-type="float" office:value="6975.317" calcext:value-type="float">
            <text:p>6975,317</text:p>
          </table:table-cell>
          <table:table-cell/>
          <table:table-cell table:formula="of:=ROUND([.$C537]+[.$D537] - [.$H537])" office:value-type="float" office:value="-4144" calcext:value-type="float">
            <text:p>-4144</text:p>
          </table:table-cell>
          <table:table-cell table:formula="of:=IF([.K536] + [.J537] &gt; [.$P$2]; 200000;  [.K536] + [.J537])" office:value-type="float" office:value="-28570" calcext:value-type="float">
            <text:p>-28570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9" calcext:value-type="float">
            <text:p>9</text:p>
          </table:table-cell>
          <table:table-cell office:value-type="float" office:value="560.813" calcext:value-type="float">
            <text:p>560,813</text:p>
          </table:table-cell>
          <table:table-cell office:value-type="float" office:value="4509.763" calcext:value-type="float">
            <text:p>4509,763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9" calcext:value-type="float">
            <text:p>9</text:p>
          </table:table-cell>
          <table:table-cell office:value-type="float" office:value="7812.349" calcext:value-type="float">
            <text:p>7812,349</text:p>
          </table:table-cell>
          <table:table-cell/>
          <table:table-cell table:formula="of:=ROUND([.$C538]+[.$D538] - [.$H538])" office:value-type="float" office:value="-2742" calcext:value-type="float">
            <text:p>-2742</text:p>
          </table:table-cell>
          <table:table-cell table:formula="of:=IF([.K537] + [.J538] &gt; [.$P$2]; 200000;  [.K537] + [.J538])" office:value-type="float" office:value="-31312" calcext:value-type="float">
            <text:p>-31312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0" calcext:value-type="float">
            <text:p>10</text:p>
          </table:table-cell>
          <table:table-cell office:value-type="float" office:value="604.075" calcext:value-type="float">
            <text:p>604,075</text:p>
          </table:table-cell>
          <table:table-cell office:value-type="float" office:value="6009.375" calcext:value-type="float">
            <text:p>6009,375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0" calcext:value-type="float">
            <text:p>10</text:p>
          </table:table-cell>
          <table:table-cell office:value-type="float" office:value="8719.514" calcext:value-type="float">
            <text:p>8719,514</text:p>
          </table:table-cell>
          <table:table-cell/>
          <table:table-cell table:formula="of:=ROUND([.$C539]+[.$D539] - [.$H539])" office:value-type="float" office:value="-2106" calcext:value-type="float">
            <text:p>-2106</text:p>
          </table:table-cell>
          <table:table-cell table:formula="of:=IF([.K538] + [.J539] &gt; [.$P$2]; 200000;  [.K538] + [.J539])" office:value-type="float" office:value="-33418" calcext:value-type="float">
            <text:p>-33418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1" calcext:value-type="float">
            <text:p>11</text:p>
          </table:table-cell>
          <table:table-cell office:value-type="float" office:value="771.813" calcext:value-type="float">
            <text:p>771,813</text:p>
          </table:table-cell>
          <table:table-cell office:value-type="float" office:value="6756.813" calcext:value-type="float">
            <text:p>6756,813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1" calcext:value-type="float">
            <text:p>11</text:p>
          </table:table-cell>
          <table:table-cell office:value-type="float" office:value="8695.015" calcext:value-type="float">
            <text:p>8695,015</text:p>
          </table:table-cell>
          <table:table-cell/>
          <table:table-cell table:formula="of:=ROUND([.$C540]+[.$D540] - [.$H540])" office:value-type="float" office:value="-1166" calcext:value-type="float">
            <text:p>-1166</text:p>
          </table:table-cell>
          <table:table-cell table:formula="of:=IF([.K539] + [.J540] &gt; [.$P$2]; 200000;  [.K539] + [.J540])" office:value-type="float" office:value="-34584" calcext:value-type="float">
            <text:p>-34584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2" calcext:value-type="float">
            <text:p>12</text:p>
          </table:table-cell>
          <table:table-cell office:value-type="float" office:value="884" calcext:value-type="float">
            <text:p>884</text:p>
          </table:table-cell>
          <table:table-cell office:value-type="float" office:value="6561.538" calcext:value-type="float">
            <text:p>6561,53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2" calcext:value-type="float">
            <text:p>12</text:p>
          </table:table-cell>
          <table:table-cell office:value-type="float" office:value="8839.511" calcext:value-type="float">
            <text:p>8839,511</text:p>
          </table:table-cell>
          <table:table-cell/>
          <table:table-cell table:formula="of:=ROUND([.$C541]+[.$D541] - [.$H541])" office:value-type="float" office:value="-1394" calcext:value-type="float">
            <text:p>-1394</text:p>
          </table:table-cell>
          <table:table-cell table:formula="of:=IF([.K540] + [.J541] &gt; [.$P$2]; 200000;  [.K540] + [.J541])" office:value-type="float" office:value="-35978" calcext:value-type="float">
            <text:p>-35978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3" calcext:value-type="float">
            <text:p>13</text:p>
          </table:table-cell>
          <table:table-cell office:value-type="float" office:value="869.463" calcext:value-type="float">
            <text:p>869,463</text:p>
          </table:table-cell>
          <table:table-cell office:value-type="float" office:value="6942.313" calcext:value-type="float">
            <text:p>6942,313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3" calcext:value-type="float">
            <text:p>13</text:p>
          </table:table-cell>
          <table:table-cell office:value-type="float" office:value="9208.947" calcext:value-type="float">
            <text:p>9208,947</text:p>
          </table:table-cell>
          <table:table-cell/>
          <table:table-cell table:formula="of:=ROUND([.$C542]+[.$D542] - [.$H542])" office:value-type="float" office:value="-1397" calcext:value-type="float">
            <text:p>-1397</text:p>
          </table:table-cell>
          <table:table-cell table:formula="of:=IF([.K541] + [.J542] &gt; [.$P$2]; 200000;  [.K541] + [.J542])" office:value-type="float" office:value="-37375" calcext:value-type="float">
            <text:p>-37375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4" calcext:value-type="float">
            <text:p>14</text:p>
          </table:table-cell>
          <table:table-cell office:value-type="float" office:value="865.213" calcext:value-type="float">
            <text:p>865,213</text:p>
          </table:table-cell>
          <table:table-cell office:value-type="float" office:value="7253.538" calcext:value-type="float">
            <text:p>7253,53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4" calcext:value-type="float">
            <text:p>14</text:p>
          </table:table-cell>
          <table:table-cell office:value-type="float" office:value="7276.408" calcext:value-type="float">
            <text:p>7276,408</text:p>
          </table:table-cell>
          <table:table-cell/>
          <table:table-cell table:formula="of:=ROUND([.$C543]+[.$D543] - [.$H543])" office:value-type="float" office:value="842" calcext:value-type="float">
            <text:p>842</text:p>
          </table:table-cell>
          <table:table-cell table:formula="of:=IF([.K542] + [.J543] &gt; [.$P$2]; 200000;  [.K542] + [.J543])" office:value-type="float" office:value="-36533" calcext:value-type="float">
            <text:p>-36533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5" calcext:value-type="float">
            <text:p>15</text:p>
          </table:table-cell>
          <table:table-cell office:value-type="float" office:value="796.05" calcext:value-type="float">
            <text:p>796,05</text:p>
          </table:table-cell>
          <table:table-cell office:value-type="float" office:value="7172.738" calcext:value-type="float">
            <text:p>7172,73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5" calcext:value-type="float">
            <text:p>15</text:p>
          </table:table-cell>
          <table:table-cell office:value-type="float" office:value="7501.258" calcext:value-type="float">
            <text:p>7501,258</text:p>
          </table:table-cell>
          <table:table-cell/>
          <table:table-cell table:formula="of:=ROUND([.$C544]+[.$D544] - [.$H544])" office:value-type="float" office:value="468" calcext:value-type="float">
            <text:p>468</text:p>
          </table:table-cell>
          <table:table-cell table:formula="of:=IF([.K543] + [.J544] &gt; [.$P$2]; 200000;  [.K543] + [.J544])" office:value-type="float" office:value="-36065" calcext:value-type="float">
            <text:p>-36065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6" calcext:value-type="float">
            <text:p>16</text:p>
          </table:table-cell>
          <table:table-cell office:value-type="float" office:value="676.75" calcext:value-type="float">
            <text:p>676,75</text:p>
          </table:table-cell>
          <table:table-cell office:value-type="float" office:value="6145.288" calcext:value-type="float">
            <text:p>6145,288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6" calcext:value-type="float">
            <text:p>16</text:p>
          </table:table-cell>
          <table:table-cell office:value-type="float" office:value="7554.69" calcext:value-type="float">
            <text:p>7554,69</text:p>
          </table:table-cell>
          <table:table-cell/>
          <table:table-cell table:formula="of:=ROUND([.$C545]+[.$D545] - [.$H545])" office:value-type="float" office:value="-733" calcext:value-type="float">
            <text:p>-733</text:p>
          </table:table-cell>
          <table:table-cell table:formula="of:=IF([.K544] + [.J545] &gt; [.$P$2]; 200000;  [.K544] + [.J545])" office:value-type="float" office:value="-36798" calcext:value-type="float">
            <text:p>-36798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7" calcext:value-type="float">
            <text:p>17</text:p>
          </table:table-cell>
          <table:table-cell office:value-type="float" office:value="512.625" calcext:value-type="float">
            <text:p>512,625</text:p>
          </table:table-cell>
          <table:table-cell office:value-type="float" office:value="4845.6" calcext:value-type="float">
            <text:p>4845,6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7" calcext:value-type="float">
            <text:p>17</text:p>
          </table:table-cell>
          <table:table-cell office:value-type="float" office:value="7289.896" calcext:value-type="float">
            <text:p>7289,896</text:p>
          </table:table-cell>
          <table:table-cell/>
          <table:table-cell table:formula="of:=ROUND([.$C546]+[.$D546] - [.$H546])" office:value-type="float" office:value="-1932" calcext:value-type="float">
            <text:p>-1932</text:p>
          </table:table-cell>
          <table:table-cell table:formula="of:=IF([.K545] + [.J546] &gt; [.$P$2]; 200000;  [.K545] + [.J546])" office:value-type="float" office:value="-38730" calcext:value-type="float">
            <text:p>-38730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8" calcext:value-type="float">
            <text:p>18</text:p>
          </table:table-cell>
          <table:table-cell office:value-type="float" office:value="417.5" calcext:value-type="float">
            <text:p>417,5</text:p>
          </table:table-cell>
          <table:table-cell office:value-type="float" office:value="3004.763" calcext:value-type="float">
            <text:p>3004,763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8" calcext:value-type="float">
            <text:p>18</text:p>
          </table:table-cell>
          <table:table-cell office:value-type="float" office:value="6693.382" calcext:value-type="float">
            <text:p>6693,382</text:p>
          </table:table-cell>
          <table:table-cell/>
          <table:table-cell table:formula="of:=ROUND([.$C547]+[.$D547] - [.$H547])" office:value-type="float" office:value="-3271" calcext:value-type="float">
            <text:p>-3271</text:p>
          </table:table-cell>
          <table:table-cell table:formula="of:=IF([.K546] + [.J547] &gt; [.$P$2]; 200000;  [.K546] + [.J547])" office:value-type="float" office:value="-42001" calcext:value-type="float">
            <text:p>-42001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19" calcext:value-type="float">
            <text:p>19</text:p>
          </table:table-cell>
          <table:table-cell office:value-type="float" office:value="377.325" calcext:value-type="float">
            <text:p>377,325</text:p>
          </table:table-cell>
          <table:table-cell office:value-type="float" office:value="1426.675" calcext:value-type="float">
            <text:p>1426,675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19" calcext:value-type="float">
            <text:p>19</text:p>
          </table:table-cell>
          <table:table-cell office:value-type="float" office:value="7151.75" calcext:value-type="float">
            <text:p>7151,75</text:p>
          </table:table-cell>
          <table:table-cell/>
          <table:table-cell table:formula="of:=ROUND([.$C548]+[.$D548] - [.$H548])" office:value-type="float" office:value="-5348" calcext:value-type="float">
            <text:p>-5348</text:p>
          </table:table-cell>
          <table:table-cell table:formula="of:=IF([.K547] + [.J548] &gt; [.$P$2]; 200000;  [.K547] + [.J548])" office:value-type="float" office:value="-47349" calcext:value-type="float">
            <text:p>-47349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0" calcext:value-type="float">
            <text:p>20</text:p>
          </table:table-cell>
          <table:table-cell office:value-type="float" office:value="552.588" calcext:value-type="float">
            <text:p>552,588</text:p>
          </table:table-cell>
          <table:table-cell office:value-type="float" office:value="450.125" calcext:value-type="float">
            <text:p>450,125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0" calcext:value-type="float">
            <text:p>20</text:p>
          </table:table-cell>
          <table:table-cell office:value-type="float" office:value="6958.132" calcext:value-type="float">
            <text:p>6958,132</text:p>
          </table:table-cell>
          <table:table-cell/>
          <table:table-cell table:formula="of:=ROUND([.$C549]+[.$D549] - [.$H549])" office:value-type="float" office:value="-5955" calcext:value-type="float">
            <text:p>-5955</text:p>
          </table:table-cell>
          <table:table-cell table:formula="of:=IF([.K548] + [.J549] &gt; [.$P$2]; 200000;  [.K548] + [.J549])" office:value-type="float" office:value="-53304" calcext:value-type="float">
            <text:p>-53304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1" calcext:value-type="float">
            <text:p>21</text:p>
          </table:table-cell>
          <table:table-cell office:value-type="float" office:value="849.4" calcext:value-type="float">
            <text:p>849,4</text:p>
          </table:table-cell>
          <table:table-cell office:value-type="float" office:value="49.463" calcext:value-type="float">
            <text:p>49,463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1" calcext:value-type="float">
            <text:p>21</text:p>
          </table:table-cell>
          <table:table-cell office:value-type="float" office:value="5406.61" calcext:value-type="float">
            <text:p>5406,61</text:p>
          </table:table-cell>
          <table:table-cell/>
          <table:table-cell table:formula="of:=ROUND([.$C550]+[.$D550] - [.$H550])" office:value-type="float" office:value="-4508" calcext:value-type="float">
            <text:p>-4508</text:p>
          </table:table-cell>
          <table:table-cell table:formula="of:=IF([.K549] + [.J550] &gt; [.$P$2]; 200000;  [.K549] + [.J550])" office:value-type="float" office:value="-57812" calcext:value-type="float">
            <text:p>-57812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2" calcext:value-type="float">
            <text:p>22</text:p>
          </table:table-cell>
          <table:table-cell office:value-type="float" office:value="1143.675" calcext:value-type="float">
            <text:p>1143,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2" calcext:value-type="float">
            <text:p>22</text:p>
          </table:table-cell>
          <table:table-cell office:value-type="float" office:value="5218.614" calcext:value-type="float">
            <text:p>5218,614</text:p>
          </table:table-cell>
          <table:table-cell/>
          <table:table-cell table:formula="of:=ROUND([.$C551]+[.$D551] - [.$H551])" office:value-type="float" office:value="-4075" calcext:value-type="float">
            <text:p>-4075</text:p>
          </table:table-cell>
          <table:table-cell table:formula="of:=IF([.K550] + [.J551] &gt; [.$P$2]; 200000;  [.K550] + [.J551])" office:value-type="float" office:value="-61887" calcext:value-type="float">
            <text:p>-61887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3" calcext:value-type="float">
            <text:p>23</text:p>
          </table:table-cell>
          <table:table-cell office:value-type="float" office:value="1355.638" calcext:value-type="float">
            <text:p>1355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3" calcext:value-type="float">
            <text:p>23</text:p>
          </table:table-cell>
          <table:table-cell office:value-type="float" office:value="3233.001" calcext:value-type="float">
            <text:p>3233,001</text:p>
          </table:table-cell>
          <table:table-cell/>
          <table:table-cell table:formula="of:=ROUND([.$C552]+[.$D552] - [.$H552])" office:value-type="float" office:value="-1877" calcext:value-type="float">
            <text:p>-1877</text:p>
          </table:table-cell>
          <table:table-cell table:formula="of:=IF([.K551] + [.J552] &gt; [.$P$2]; 200000;  [.K551] + [.J552])" office:value-type="float" office:value="-63764" calcext:value-type="float">
            <text:p>-63764</text:p>
          </table:table-cell>
          <table:table-cell table:number-columns-repeated="5"/>
        </table:table-row>
        <table:table-row table:style-name="ro1">
          <table:table-cell office:value-type="date" office:date-value="2024-04-23" calcext:value-type="date">
            <text:p>2024-04-23</text:p>
          </table:table-cell>
          <table:table-cell office:value-type="float" office:value="24" calcext:value-type="float">
            <text:p>24</text:p>
          </table:table-cell>
          <table:table-cell office:value-type="float" office:value="1587.25" calcext:value-type="float">
            <text:p>1587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3" calcext:value-type="date">
            <text:p>2024-04-23</text:p>
          </table:table-cell>
          <table:table-cell office:value-type="float" office:value="24" calcext:value-type="float">
            <text:p>24</text:p>
          </table:table-cell>
          <table:table-cell office:value-type="float" office:value="1898.191" calcext:value-type="float">
            <text:p>1898,191</text:p>
          </table:table-cell>
          <table:table-cell/>
          <table:table-cell table:formula="of:=ROUND([.$C553]+[.$D553] - [.$H553])" office:value-type="float" office:value="-311" calcext:value-type="float">
            <text:p>-311</text:p>
          </table:table-cell>
          <table:table-cell table:formula="of:=IF([.K552] + [.J553] &gt; [.$P$2]; 200000;  [.K552] + [.J553])" office:value-type="float" office:value="-64075" calcext:value-type="float">
            <text:p>-64075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" calcext:value-type="float">
            <text:p>1</text:p>
          </table:table-cell>
          <table:table-cell office:value-type="float" office:value="1856.225" calcext:value-type="float">
            <text:p>1856,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" calcext:value-type="float">
            <text:p>1</text:p>
          </table:table-cell>
          <table:table-cell office:value-type="float" office:value="1722.757" calcext:value-type="float">
            <text:p>1722,757</text:p>
          </table:table-cell>
          <table:table-cell/>
          <table:table-cell table:formula="of:=ROUND([.$C554]+[.$D554] - [.$H554])" office:value-type="float" office:value="133" calcext:value-type="float">
            <text:p>133</text:p>
          </table:table-cell>
          <table:table-cell table:formula="of:=IF([.K553] + [.J554] &gt; [.$P$2]; 200000;  [.K553] + [.J554])" office:value-type="float" office:value="-63942" calcext:value-type="float">
            <text:p>-63942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" calcext:value-type="float">
            <text:p>2</text:p>
          </table:table-cell>
          <table:table-cell office:value-type="float" office:value="2004.863" calcext:value-type="float">
            <text:p>2004,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" calcext:value-type="float">
            <text:p>2</text:p>
          </table:table-cell>
          <table:table-cell office:value-type="float" office:value="1477.016" calcext:value-type="float">
            <text:p>1477,016</text:p>
          </table:table-cell>
          <table:table-cell/>
          <table:table-cell table:formula="of:=ROUND([.$C555]+[.$D555] - [.$H555])" office:value-type="float" office:value="528" calcext:value-type="float">
            <text:p>528</text:p>
          </table:table-cell>
          <table:table-cell table:formula="of:=IF([.K554] + [.J555] &gt; [.$P$2]; 200000;  [.K554] + [.J555])" office:value-type="float" office:value="-63414" calcext:value-type="float">
            <text:p>-63414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3" calcext:value-type="float">
            <text:p>3</text:p>
          </table:table-cell>
          <table:table-cell office:value-type="float" office:value="1942.425" calcext:value-type="float">
            <text:p>1942,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3" calcext:value-type="float">
            <text:p>3</text:p>
          </table:table-cell>
          <table:table-cell office:value-type="float" office:value="1381.432" calcext:value-type="float">
            <text:p>1381,432</text:p>
          </table:table-cell>
          <table:table-cell/>
          <table:table-cell table:formula="of:=ROUND([.$C556]+[.$D556] - [.$H556])" office:value-type="float" office:value="561" calcext:value-type="float">
            <text:p>561</text:p>
          </table:table-cell>
          <table:table-cell table:formula="of:=IF([.K555] + [.J556] &gt; [.$P$2]; 200000;  [.K555] + [.J556])" office:value-type="float" office:value="-62853" calcext:value-type="float">
            <text:p>-62853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4" calcext:value-type="float">
            <text:p>4</text:p>
          </table:table-cell>
          <table:table-cell office:value-type="float" office:value="1797.025" calcext:value-type="float">
            <text:p>1797,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4" calcext:value-type="float">
            <text:p>4</text:p>
          </table:table-cell>
          <table:table-cell office:value-type="float" office:value="1384.264" calcext:value-type="float">
            <text:p>1384,264</text:p>
          </table:table-cell>
          <table:table-cell/>
          <table:table-cell table:formula="of:=ROUND([.$C557]+[.$D557] - [.$H557])" office:value-type="float" office:value="413" calcext:value-type="float">
            <text:p>413</text:p>
          </table:table-cell>
          <table:table-cell table:formula="of:=IF([.K556] + [.J557] &gt; [.$P$2]; 200000;  [.K556] + [.J557])" office:value-type="float" office:value="-62440" calcext:value-type="float">
            <text:p>-62440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5" calcext:value-type="float">
            <text:p>5</text:p>
          </table:table-cell>
          <table:table-cell office:value-type="float" office:value="1627.113" calcext:value-type="float">
            <text:p>1627,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5" calcext:value-type="float">
            <text:p>5</text:p>
          </table:table-cell>
          <table:table-cell office:value-type="float" office:value="2075.204" calcext:value-type="float">
            <text:p>2075,204</text:p>
          </table:table-cell>
          <table:table-cell/>
          <table:table-cell table:formula="of:=ROUND([.$C558]+[.$D558] - [.$H558])" office:value-type="float" office:value="-448" calcext:value-type="float">
            <text:p>-448</text:p>
          </table:table-cell>
          <table:table-cell table:formula="of:=IF([.K557] + [.J558] &gt; [.$P$2]; 200000;  [.K557] + [.J558])" office:value-type="float" office:value="-62888" calcext:value-type="float">
            <text:p>-62888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6" calcext:value-type="float">
            <text:p>6</text:p>
          </table:table-cell>
          <table:table-cell office:value-type="float" office:value="1479.425" calcext:value-type="float">
            <text:p>1479,425</text:p>
          </table:table-cell>
          <table:table-cell office:value-type="float" office:value="114.775" calcext:value-type="float">
            <text:p>114,77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6" calcext:value-type="float">
            <text:p>6</text:p>
          </table:table-cell>
          <table:table-cell office:value-type="float" office:value="3436.607" calcext:value-type="float">
            <text:p>3436,607</text:p>
          </table:table-cell>
          <table:table-cell/>
          <table:table-cell table:formula="of:=ROUND([.$C559]+[.$D559] - [.$H559])" office:value-type="float" office:value="-1842" calcext:value-type="float">
            <text:p>-1842</text:p>
          </table:table-cell>
          <table:table-cell table:formula="of:=IF([.K558] + [.J559] &gt; [.$P$2]; 200000;  [.K558] + [.J559])" office:value-type="float" office:value="-64730" calcext:value-type="float">
            <text:p>-64730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7" calcext:value-type="float">
            <text:p>7</text:p>
          </table:table-cell>
          <table:table-cell office:value-type="float" office:value="1272.988" calcext:value-type="float">
            <text:p>1272,988</text:p>
          </table:table-cell>
          <table:table-cell office:value-type="float" office:value="633.088" calcext:value-type="float">
            <text:p>633,088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7" calcext:value-type="float">
            <text:p>7</text:p>
          </table:table-cell>
          <table:table-cell office:value-type="float" office:value="4681.466" calcext:value-type="float">
            <text:p>4681,466</text:p>
          </table:table-cell>
          <table:table-cell/>
          <table:table-cell table:formula="of:=ROUND([.$C560]+[.$D560] - [.$H560])" office:value-type="float" office:value="-2775" calcext:value-type="float">
            <text:p>-2775</text:p>
          </table:table-cell>
          <table:table-cell table:formula="of:=IF([.K559] + [.J560] &gt; [.$P$2]; 200000;  [.K559] + [.J560])" office:value-type="float" office:value="-67505" calcext:value-type="float">
            <text:p>-67505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8" calcext:value-type="float">
            <text:p>8</text:p>
          </table:table-cell>
          <table:table-cell office:value-type="float" office:value="820.938" calcext:value-type="float">
            <text:p>820,938</text:p>
          </table:table-cell>
          <table:table-cell office:value-type="float" office:value="1677.075" calcext:value-type="float">
            <text:p>1677,07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8" calcext:value-type="float">
            <text:p>8</text:p>
          </table:table-cell>
          <table:table-cell office:value-type="float" office:value="6924.587" calcext:value-type="float">
            <text:p>6924,587</text:p>
          </table:table-cell>
          <table:table-cell/>
          <table:table-cell table:formula="of:=ROUND([.$C561]+[.$D561] - [.$H561])" office:value-type="float" office:value="-4427" calcext:value-type="float">
            <text:p>-4427</text:p>
          </table:table-cell>
          <table:table-cell table:formula="of:=IF([.K560] + [.J561] &gt; [.$P$2]; 200000;  [.K560] + [.J561])" office:value-type="float" office:value="-71932" calcext:value-type="float">
            <text:p>-71932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9" calcext:value-type="float">
            <text:p>9</text:p>
          </table:table-cell>
          <table:table-cell office:value-type="float" office:value="444.613" calcext:value-type="float">
            <text:p>444,613</text:p>
          </table:table-cell>
          <table:table-cell office:value-type="float" office:value="2961.363" calcext:value-type="float">
            <text:p>2961,363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9" calcext:value-type="float">
            <text:p>9</text:p>
          </table:table-cell>
          <table:table-cell office:value-type="float" office:value="7755.532" calcext:value-type="float">
            <text:p>7755,532</text:p>
          </table:table-cell>
          <table:table-cell/>
          <table:table-cell table:formula="of:=ROUND([.$C562]+[.$D562] - [.$H562])" office:value-type="float" office:value="-4350" calcext:value-type="float">
            <text:p>-4350</text:p>
          </table:table-cell>
          <table:table-cell table:formula="of:=IF([.K561] + [.J562] &gt; [.$P$2]; 200000;  [.K561] + [.J562])" office:value-type="float" office:value="-76282" calcext:value-type="float">
            <text:p>-76282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0" calcext:value-type="float">
            <text:p>10</text:p>
          </table:table-cell>
          <table:table-cell office:value-type="float" office:value="346.075" calcext:value-type="float">
            <text:p>346,075</text:p>
          </table:table-cell>
          <table:table-cell office:value-type="float" office:value="4438.363" calcext:value-type="float">
            <text:p>4438,363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0" calcext:value-type="float">
            <text:p>10</text:p>
          </table:table-cell>
          <table:table-cell office:value-type="float" office:value="8656.099" calcext:value-type="float">
            <text:p>8656,099</text:p>
          </table:table-cell>
          <table:table-cell/>
          <table:table-cell table:formula="of:=ROUND([.$C563]+[.$D563] - [.$H563])" office:value-type="float" office:value="-3872" calcext:value-type="float">
            <text:p>-3872</text:p>
          </table:table-cell>
          <table:table-cell table:formula="of:=IF([.K562] + [.J563] &gt; [.$P$2]; 200000;  [.K562] + [.J563])" office:value-type="float" office:value="-80154" calcext:value-type="float">
            <text:p>-80154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1" calcext:value-type="float">
            <text:p>11</text:p>
          </table:table-cell>
          <table:table-cell office:value-type="float" office:value="400.25" calcext:value-type="float">
            <text:p>400,25</text:p>
          </table:table-cell>
          <table:table-cell office:value-type="float" office:value="5538.825" calcext:value-type="float">
            <text:p>5538,82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1" calcext:value-type="float">
            <text:p>11</text:p>
          </table:table-cell>
          <table:table-cell office:value-type="float" office:value="8631.779" calcext:value-type="float">
            <text:p>8631,779</text:p>
          </table:table-cell>
          <table:table-cell/>
          <table:table-cell table:formula="of:=ROUND([.$C564]+[.$D564] - [.$H564])" office:value-type="float" office:value="-2693" calcext:value-type="float">
            <text:p>-2693</text:p>
          </table:table-cell>
          <table:table-cell table:formula="of:=IF([.K563] + [.J564] &gt; [.$P$2]; 200000;  [.K563] + [.J564])" office:value-type="float" office:value="-82847" calcext:value-type="float">
            <text:p>-82847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2" calcext:value-type="float">
            <text:p>12</text:p>
          </table:table-cell>
          <table:table-cell office:value-type="float" office:value="468.875" calcext:value-type="float">
            <text:p>468,875</text:p>
          </table:table-cell>
          <table:table-cell office:value-type="float" office:value="5703.838" calcext:value-type="float">
            <text:p>5703,838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2" calcext:value-type="float">
            <text:p>12</text:p>
          </table:table-cell>
          <table:table-cell office:value-type="float" office:value="8775.224" calcext:value-type="float">
            <text:p>8775,224</text:p>
          </table:table-cell>
          <table:table-cell/>
          <table:table-cell table:formula="of:=ROUND([.$C565]+[.$D565] - [.$H565])" office:value-type="float" office:value="-2603" calcext:value-type="float">
            <text:p>-2603</text:p>
          </table:table-cell>
          <table:table-cell table:formula="of:=IF([.K564] + [.J565] &gt; [.$P$2]; 200000;  [.K564] + [.J565])" office:value-type="float" office:value="-85450" calcext:value-type="float">
            <text:p>-85450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3" calcext:value-type="float">
            <text:p>13</text:p>
          </table:table-cell>
          <table:table-cell office:value-type="float" office:value="546.438" calcext:value-type="float">
            <text:p>546,438</text:p>
          </table:table-cell>
          <table:table-cell office:value-type="float" office:value="5460.475" calcext:value-type="float">
            <text:p>5460,47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3" calcext:value-type="float">
            <text:p>13</text:p>
          </table:table-cell>
          <table:table-cell office:value-type="float" office:value="9141.973" calcext:value-type="float">
            <text:p>9141,973</text:p>
          </table:table-cell>
          <table:table-cell/>
          <table:table-cell table:formula="of:=ROUND([.$C566]+[.$D566] - [.$H566])" office:value-type="float" office:value="-3135" calcext:value-type="float">
            <text:p>-3135</text:p>
          </table:table-cell>
          <table:table-cell table:formula="of:=IF([.K565] + [.J566] &gt; [.$P$2]; 200000;  [.K565] + [.J566])" office:value-type="float" office:value="-88585" calcext:value-type="float">
            <text:p>-88585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4" calcext:value-type="float">
            <text:p>14</text:p>
          </table:table-cell>
          <table:table-cell office:value-type="float" office:value="667.363" calcext:value-type="float">
            <text:p>667,363</text:p>
          </table:table-cell>
          <table:table-cell office:value-type="float" office:value="5304.363" calcext:value-type="float">
            <text:p>5304,363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4" calcext:value-type="float">
            <text:p>14</text:p>
          </table:table-cell>
          <table:table-cell office:value-type="float" office:value="8636.78" calcext:value-type="float">
            <text:p>8636,78</text:p>
          </table:table-cell>
          <table:table-cell/>
          <table:table-cell table:formula="of:=ROUND([.$C567]+[.$D567] - [.$H567])" office:value-type="float" office:value="-2665" calcext:value-type="float">
            <text:p>-2665</text:p>
          </table:table-cell>
          <table:table-cell table:formula="of:=IF([.K566] + [.J567] &gt; [.$P$2]; 200000;  [.K566] + [.J567])" office:value-type="float" office:value="-91250" calcext:value-type="float">
            <text:p>-91250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5" calcext:value-type="float">
            <text:p>15</text:p>
          </table:table-cell>
          <table:table-cell office:value-type="float" office:value="822.863" calcext:value-type="float">
            <text:p>822,863</text:p>
          </table:table-cell>
          <table:table-cell office:value-type="float" office:value="4556.125" calcext:value-type="float">
            <text:p>4556,12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5" calcext:value-type="float">
            <text:p>15</text:p>
          </table:table-cell>
          <table:table-cell office:value-type="float" office:value="8903.667" calcext:value-type="float">
            <text:p>8903,667</text:p>
          </table:table-cell>
          <table:table-cell/>
          <table:table-cell table:formula="of:=ROUND([.$C568]+[.$D568] - [.$H568])" office:value-type="float" office:value="-3525" calcext:value-type="float">
            <text:p>-3525</text:p>
          </table:table-cell>
          <table:table-cell table:formula="of:=IF([.K567] + [.J568] &gt; [.$P$2]; 200000;  [.K567] + [.J568])" office:value-type="float" office:value="-94775" calcext:value-type="float">
            <text:p>-94775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6" calcext:value-type="float">
            <text:p>16</text:p>
          </table:table-cell>
          <table:table-cell office:value-type="float" office:value="922.45" calcext:value-type="float">
            <text:p>922,45</text:p>
          </table:table-cell>
          <table:table-cell office:value-type="float" office:value="3752.738" calcext:value-type="float">
            <text:p>3752,738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6" calcext:value-type="float">
            <text:p>16</text:p>
          </table:table-cell>
          <table:table-cell office:value-type="float" office:value="8967.088" calcext:value-type="float">
            <text:p>8967,088</text:p>
          </table:table-cell>
          <table:table-cell/>
          <table:table-cell table:formula="of:=ROUND([.$C569]+[.$D569] - [.$H569])" office:value-type="float" office:value="-4292" calcext:value-type="float">
            <text:p>-4292</text:p>
          </table:table-cell>
          <table:table-cell table:formula="of:=IF([.K568] + [.J569] &gt; [.$P$2]; 200000;  [.K568] + [.J569])" office:value-type="float" office:value="-99067" calcext:value-type="float">
            <text:p>-99067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7" calcext:value-type="float">
            <text:p>17</text:p>
          </table:table-cell>
          <table:table-cell office:value-type="float" office:value="1021.088" calcext:value-type="float">
            <text:p>1021,088</text:p>
          </table:table-cell>
          <table:table-cell office:value-type="float" office:value="2874.725" calcext:value-type="float">
            <text:p>2874,72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7" calcext:value-type="float">
            <text:p>17</text:p>
          </table:table-cell>
          <table:table-cell office:value-type="float" office:value="8652.789" calcext:value-type="float">
            <text:p>8652,789</text:p>
          </table:table-cell>
          <table:table-cell/>
          <table:table-cell table:formula="of:=ROUND([.$C570]+[.$D570] - [.$H570])" office:value-type="float" office:value="-4757" calcext:value-type="float">
            <text:p>-4757</text:p>
          </table:table-cell>
          <table:table-cell table:formula="of:=IF([.K569] + [.J570] &gt; [.$P$2]; 200000;  [.K569] + [.J570])" office:value-type="float" office:value="-103824" calcext:value-type="float">
            <text:p>-103824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8" calcext:value-type="float">
            <text:p>18</text:p>
          </table:table-cell>
          <table:table-cell office:value-type="float" office:value="1162.538" calcext:value-type="float">
            <text:p>1162,538</text:p>
          </table:table-cell>
          <table:table-cell office:value-type="float" office:value="1860.863" calcext:value-type="float">
            <text:p>1860,863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8" calcext:value-type="float">
            <text:p>18</text:p>
          </table:table-cell>
          <table:table-cell office:value-type="float" office:value="7944.754" calcext:value-type="float">
            <text:p>7944,754</text:p>
          </table:table-cell>
          <table:table-cell/>
          <table:table-cell table:formula="of:=ROUND([.$C571]+[.$D571] - [.$H571])" office:value-type="float" office:value="-4921" calcext:value-type="float">
            <text:p>-4921</text:p>
          </table:table-cell>
          <table:table-cell table:formula="of:=IF([.K570] + [.J571] &gt; [.$P$2]; 200000;  [.K570] + [.J571])" office:value-type="float" office:value="-108745" calcext:value-type="float">
            <text:p>-108745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19" calcext:value-type="float">
            <text:p>19</text:p>
          </table:table-cell>
          <table:table-cell office:value-type="float" office:value="1165.138" calcext:value-type="float">
            <text:p>1165,138</text:p>
          </table:table-cell>
          <table:table-cell office:value-type="float" office:value="979.188" calcext:value-type="float">
            <text:p>979,188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19" calcext:value-type="float">
            <text:p>19</text:p>
          </table:table-cell>
          <table:table-cell office:value-type="float" office:value="7099.738" calcext:value-type="float">
            <text:p>7099,738</text:p>
          </table:table-cell>
          <table:table-cell/>
          <table:table-cell table:formula="of:=ROUND([.$C572]+[.$D572] - [.$H572])" office:value-type="float" office:value="-4955" calcext:value-type="float">
            <text:p>-4955</text:p>
          </table:table-cell>
          <table:table-cell table:formula="of:=IF([.K571] + [.J572] &gt; [.$P$2]; 200000;  [.K571] + [.J572])" office:value-type="float" office:value="-113700" calcext:value-type="float">
            <text:p>-113700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0" calcext:value-type="float">
            <text:p>20</text:p>
          </table:table-cell>
          <table:table-cell office:value-type="float" office:value="1097.3" calcext:value-type="float">
            <text:p>1097,3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0" calcext:value-type="float">
            <text:p>20</text:p>
          </table:table-cell>
          <table:table-cell office:value-type="float" office:value="6907.528" calcext:value-type="float">
            <text:p>6907,528</text:p>
          </table:table-cell>
          <table:table-cell/>
          <table:table-cell table:formula="of:=ROUND([.$C573]+[.$D573] - [.$H573])" office:value-type="float" office:value="-5529" calcext:value-type="float">
            <text:p>-5529</text:p>
          </table:table-cell>
          <table:table-cell table:formula="of:=IF([.K572] + [.J573] &gt; [.$P$2]; 200000;  [.K572] + [.J573])" office:value-type="float" office:value="-119229" calcext:value-type="float">
            <text:p>-119229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1" calcext:value-type="float">
            <text:p>21</text:p>
          </table:table-cell>
          <table:table-cell office:value-type="float" office:value="1061.65" calcext:value-type="float">
            <text:p>1061,65</text:p>
          </table:table-cell>
          <table:table-cell office:value-type="float" office:value="20.525" calcext:value-type="float">
            <text:p>20,525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1" calcext:value-type="float">
            <text:p>21</text:p>
          </table:table-cell>
          <table:table-cell office:value-type="float" office:value="5367.289" calcext:value-type="float">
            <text:p>5367,289</text:p>
          </table:table-cell>
          <table:table-cell/>
          <table:table-cell table:formula="of:=ROUND([.$C574]+[.$D574] - [.$H574])" office:value-type="float" office:value="-4285" calcext:value-type="float">
            <text:p>-4285</text:p>
          </table:table-cell>
          <table:table-cell table:formula="of:=IF([.K573] + [.J574] &gt; [.$P$2]; 200000;  [.K573] + [.J574])" office:value-type="float" office:value="-123514" calcext:value-type="float">
            <text:p>-123514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2" calcext:value-type="float">
            <text:p>22</text:p>
          </table:table-cell>
          <table:table-cell office:value-type="float" office:value="1075.363" calcext:value-type="float">
            <text:p>1075,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2" calcext:value-type="float">
            <text:p>22</text:p>
          </table:table-cell>
          <table:table-cell office:value-type="float" office:value="5180.661" calcext:value-type="float">
            <text:p>5180,661</text:p>
          </table:table-cell>
          <table:table-cell/>
          <table:table-cell table:formula="of:=ROUND([.$C575]+[.$D575] - [.$H575])" office:value-type="float" office:value="-4105" calcext:value-type="float">
            <text:p>-4105</text:p>
          </table:table-cell>
          <table:table-cell table:formula="of:=IF([.K574] + [.J575] &gt; [.$P$2]; 200000;  [.K574] + [.J575])" office:value-type="float" office:value="-127619" calcext:value-type="float">
            <text:p>-127619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3" calcext:value-type="float">
            <text:p>23</text:p>
          </table:table-cell>
          <table:table-cell office:value-type="float" office:value="1059.625" calcext:value-type="float">
            <text:p>1059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3" calcext:value-type="float">
            <text:p>23</text:p>
          </table:table-cell>
          <table:table-cell office:value-type="float" office:value="3209.488" calcext:value-type="float">
            <text:p>3209,488</text:p>
          </table:table-cell>
          <table:table-cell/>
          <table:table-cell table:formula="of:=ROUND([.$C576]+[.$D576] - [.$H576])" office:value-type="float" office:value="-2150" calcext:value-type="float">
            <text:p>-2150</text:p>
          </table:table-cell>
          <table:table-cell table:formula="of:=IF([.K575] + [.J576] &gt; [.$P$2]; 200000;  [.K575] + [.J576])" office:value-type="float" office:value="-129769" calcext:value-type="float">
            <text:p>-129769</text:p>
          </table:table-cell>
          <table:table-cell table:number-columns-repeated="5"/>
        </table:table-row>
        <table:table-row table:style-name="ro1">
          <table:table-cell office:value-type="date" office:date-value="2024-04-24" calcext:value-type="date">
            <text:p>2024-04-24</text:p>
          </table:table-cell>
          <table:table-cell office:value-type="float" office:value="24" calcext:value-type="float">
            <text:p>24</text:p>
          </table:table-cell>
          <table:table-cell office:value-type="float" office:value="943.013" calcext:value-type="float">
            <text:p>943,0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4" calcext:value-type="date">
            <text:p>2024-04-24</text:p>
          </table:table-cell>
          <table:table-cell office:value-type="float" office:value="24" calcext:value-type="float">
            <text:p>24</text:p>
          </table:table-cell>
          <table:table-cell office:value-type="float" office:value="1884.386" calcext:value-type="float">
            <text:p>1884,386</text:p>
          </table:table-cell>
          <table:table-cell/>
          <table:table-cell table:formula="of:=ROUND([.$C577]+[.$D577] - [.$H577])" office:value-type="float" office:value="-941" calcext:value-type="float">
            <text:p>-941</text:p>
          </table:table-cell>
          <table:table-cell table:formula="of:=IF([.K576] + [.J577] &gt; [.$P$2]; 200000;  [.K576] + [.J577])" office:value-type="float" office:value="-130710" calcext:value-type="float">
            <text:p>-130710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" calcext:value-type="float">
            <text:p>1</text:p>
          </table:table-cell>
          <table:table-cell office:value-type="float" office:value="916.688" calcext:value-type="float">
            <text:p>916,68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" calcext:value-type="float">
            <text:p>1</text:p>
          </table:table-cell>
          <table:table-cell office:value-type="float" office:value="1591.815" calcext:value-type="float">
            <text:p>1591,815</text:p>
          </table:table-cell>
          <table:table-cell/>
          <table:table-cell table:formula="of:=ROUND([.$C578]+[.$D578] - [.$H578])" office:value-type="float" office:value="-675" calcext:value-type="float">
            <text:p>-675</text:p>
          </table:table-cell>
          <table:table-cell table:formula="of:=IF([.K577] + [.J578] &gt; [.$P$2]; 200000;  [.K577] + [.J578])" office:value-type="float" office:value="-131385" calcext:value-type="float">
            <text:p>-131385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" calcext:value-type="float">
            <text:p>2</text:p>
          </table:table-cell>
          <table:table-cell office:value-type="float" office:value="812.213" calcext:value-type="float">
            <text:p>812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" calcext:value-type="float">
            <text:p>2</text:p>
          </table:table-cell>
          <table:table-cell office:value-type="float" office:value="1364.752" calcext:value-type="float">
            <text:p>1364,752</text:p>
          </table:table-cell>
          <table:table-cell/>
          <table:table-cell table:formula="of:=ROUND([.$C579]+[.$D579] - [.$H579])" office:value-type="float" office:value="-553" calcext:value-type="float">
            <text:p>-553</text:p>
          </table:table-cell>
          <table:table-cell table:formula="of:=IF([.K578] + [.J579] &gt; [.$P$2]; 200000;  [.K578] + [.J579])" office:value-type="float" office:value="-131938" calcext:value-type="float">
            <text:p>-131938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3" calcext:value-type="float">
            <text:p>3</text:p>
          </table:table-cell>
          <table:table-cell office:value-type="float" office:value="826.8" calcext:value-type="float">
            <text:p>826,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3" calcext:value-type="float">
            <text:p>3</text:p>
          </table:table-cell>
          <table:table-cell office:value-type="float" office:value="1276.433" calcext:value-type="float">
            <text:p>1276,433</text:p>
          </table:table-cell>
          <table:table-cell/>
          <table:table-cell table:formula="of:=ROUND([.$C580]+[.$D580] - [.$H580])" office:value-type="float" office:value="-450" calcext:value-type="float">
            <text:p>-450</text:p>
          </table:table-cell>
          <table:table-cell table:formula="of:=IF([.K579] + [.J580] &gt; [.$P$2]; 200000;  [.K579] + [.J580])" office:value-type="float" office:value="-132388" calcext:value-type="float">
            <text:p>-132388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4" calcext:value-type="float">
            <text:p>4</text:p>
          </table:table-cell>
          <table:table-cell office:value-type="float" office:value="789.55" calcext:value-type="float">
            <text:p>789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4" calcext:value-type="float">
            <text:p>4</text:p>
          </table:table-cell>
          <table:table-cell office:value-type="float" office:value="1279.05" calcext:value-type="float">
            <text:p>1279,05</text:p>
          </table:table-cell>
          <table:table-cell/>
          <table:table-cell table:formula="of:=ROUND([.$C581]+[.$D581] - [.$H581])" office:value-type="float" office:value="-490" calcext:value-type="float">
            <text:p>-490</text:p>
          </table:table-cell>
          <table:table-cell table:formula="of:=IF([.K580] + [.J581] &gt; [.$P$2]; 200000;  [.K580] + [.J581])" office:value-type="float" office:value="-132878" calcext:value-type="float">
            <text:p>-132878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5" calcext:value-type="float">
            <text:p>5</text:p>
          </table:table-cell>
          <table:table-cell office:value-type="float" office:value="709.35" calcext:value-type="float">
            <text:p>709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5" calcext:value-type="float">
            <text:p>5</text:p>
          </table:table-cell>
          <table:table-cell office:value-type="float" office:value="1917.473" calcext:value-type="float">
            <text:p>1917,473</text:p>
          </table:table-cell>
          <table:table-cell/>
          <table:table-cell table:formula="of:=ROUND([.$C582]+[.$D582] - [.$H582])" office:value-type="float" office:value="-1208" calcext:value-type="float">
            <text:p>-1208</text:p>
          </table:table-cell>
          <table:table-cell table:formula="of:=IF([.K581] + [.J582] &gt; [.$P$2]; 200000;  [.K581] + [.J582])" office:value-type="float" office:value="-134086" calcext:value-type="float">
            <text:p>-134086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6" calcext:value-type="float">
            <text:p>6</text:p>
          </table:table-cell>
          <table:table-cell office:value-type="float" office:value="649.675" calcext:value-type="float">
            <text:p>649,675</text:p>
          </table:table-cell>
          <table:table-cell office:value-type="float" office:value="70.738" calcext:value-type="float">
            <text:p>70,7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6" calcext:value-type="float">
            <text:p>6</text:p>
          </table:table-cell>
          <table:table-cell office:value-type="float" office:value="3175.399" calcext:value-type="float">
            <text:p>3175,399</text:p>
          </table:table-cell>
          <table:table-cell/>
          <table:table-cell table:formula="of:=ROUND([.$C583]+[.$D583] - [.$H583])" office:value-type="float" office:value="-2455" calcext:value-type="float">
            <text:p>-2455</text:p>
          </table:table-cell>
          <table:table-cell table:formula="of:=IF([.K582] + [.J583] &gt; [.$P$2]; 200000;  [.K582] + [.J583])" office:value-type="float" office:value="-136541" calcext:value-type="float">
            <text:p>-136541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7" calcext:value-type="float">
            <text:p>7</text:p>
          </table:table-cell>
          <table:table-cell office:value-type="float" office:value="643.025" calcext:value-type="float">
            <text:p>643,025</text:p>
          </table:table-cell>
          <table:table-cell office:value-type="float" office:value="588.238" calcext:value-type="float">
            <text:p>588,2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7" calcext:value-type="float">
            <text:p>7</text:p>
          </table:table-cell>
          <table:table-cell office:value-type="float" office:value="4325.641" calcext:value-type="float">
            <text:p>4325,641</text:p>
          </table:table-cell>
          <table:table-cell/>
          <table:table-cell table:formula="of:=ROUND([.$C584]+[.$D584] - [.$H584])" office:value-type="float" office:value="-3094" calcext:value-type="float">
            <text:p>-3094</text:p>
          </table:table-cell>
          <table:table-cell table:formula="of:=IF([.K583] + [.J584] &gt; [.$P$2]; 200000;  [.K583] + [.J584])" office:value-type="float" office:value="-139635" calcext:value-type="float">
            <text:p>-139635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8" calcext:value-type="float">
            <text:p>8</text:p>
          </table:table-cell>
          <table:table-cell office:value-type="float" office:value="498.138" calcext:value-type="float">
            <text:p>498,138</text:p>
          </table:table-cell>
          <table:table-cell office:value-type="float" office:value="1954.513" calcext:value-type="float">
            <text:p>1954,513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8" calcext:value-type="float">
            <text:p>8</text:p>
          </table:table-cell>
          <table:table-cell office:value-type="float" office:value="6398.268" calcext:value-type="float">
            <text:p>6398,268</text:p>
          </table:table-cell>
          <table:table-cell/>
          <table:table-cell table:formula="of:=ROUND([.$C585]+[.$D585] - [.$H585])" office:value-type="float" office:value="-3946" calcext:value-type="float">
            <text:p>-3946</text:p>
          </table:table-cell>
          <table:table-cell table:formula="of:=IF([.K584] + [.J585] &gt; [.$P$2]; 200000;  [.K584] + [.J585])" office:value-type="float" office:value="-143581" calcext:value-type="float">
            <text:p>-143581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9" calcext:value-type="float">
            <text:p>9</text:p>
          </table:table-cell>
          <table:table-cell office:value-type="float" office:value="327.488" calcext:value-type="float">
            <text:p>327,488</text:p>
          </table:table-cell>
          <table:table-cell office:value-type="float" office:value="3962.588" calcext:value-type="float">
            <text:p>3962,58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9" calcext:value-type="float">
            <text:p>9</text:p>
          </table:table-cell>
          <table:table-cell office:value-type="float" office:value="7166.055" calcext:value-type="float">
            <text:p>7166,055</text:p>
          </table:table-cell>
          <table:table-cell/>
          <table:table-cell table:formula="of:=ROUND([.$C586]+[.$D586] - [.$H586])" office:value-type="float" office:value="-2876" calcext:value-type="float">
            <text:p>-2876</text:p>
          </table:table-cell>
          <table:table-cell table:formula="of:=IF([.K585] + [.J586] &gt; [.$P$2]; 200000;  [.K585] + [.J586])" office:value-type="float" office:value="-146457" calcext:value-type="float">
            <text:p>-146457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0" calcext:value-type="float">
            <text:p>10</text:p>
          </table:table-cell>
          <table:table-cell office:value-type="float" office:value="334.213" calcext:value-type="float">
            <text:p>334,213</text:p>
          </table:table-cell>
          <table:table-cell office:value-type="float" office:value="5705.213" calcext:value-type="float">
            <text:p>5705,213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0" calcext:value-type="float">
            <text:p>10</text:p>
          </table:table-cell>
          <table:table-cell office:value-type="float" office:value="7998.172" calcext:value-type="float">
            <text:p>7998,172</text:p>
          </table:table-cell>
          <table:table-cell/>
          <table:table-cell table:formula="of:=ROUND([.$C587]+[.$D587] - [.$H587])" office:value-type="float" office:value="-1959" calcext:value-type="float">
            <text:p>-1959</text:p>
          </table:table-cell>
          <table:table-cell table:formula="of:=IF([.K586] + [.J587] &gt; [.$P$2]; 200000;  [.K586] + [.J587])" office:value-type="float" office:value="-148416" calcext:value-type="float">
            <text:p>-148416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1" calcext:value-type="float">
            <text:p>11</text:p>
          </table:table-cell>
          <table:table-cell office:value-type="float" office:value="454.288" calcext:value-type="float">
            <text:p>454,288</text:p>
          </table:table-cell>
          <table:table-cell office:value-type="float" office:value="6661.063" calcext:value-type="float">
            <text:p>6661,063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1" calcext:value-type="float">
            <text:p>11</text:p>
          </table:table-cell>
          <table:table-cell office:value-type="float" office:value="7975.701" calcext:value-type="float">
            <text:p>7975,701</text:p>
          </table:table-cell>
          <table:table-cell/>
          <table:table-cell table:formula="of:=ROUND([.$C588]+[.$D588] - [.$H588])" office:value-type="float" office:value="-860" calcext:value-type="float">
            <text:p>-860</text:p>
          </table:table-cell>
          <table:table-cell table:formula="of:=IF([.K587] + [.J588] &gt; [.$P$2]; 200000;  [.K587] + [.J588])" office:value-type="float" office:value="-149276" calcext:value-type="float">
            <text:p>-149276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2" calcext:value-type="float">
            <text:p>12</text:p>
          </table:table-cell>
          <table:table-cell office:value-type="float" office:value="566.375" calcext:value-type="float">
            <text:p>566,375</text:p>
          </table:table-cell>
          <table:table-cell office:value-type="float" office:value="7085.513" calcext:value-type="float">
            <text:p>7085,513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2" calcext:value-type="float">
            <text:p>12</text:p>
          </table:table-cell>
          <table:table-cell office:value-type="float" office:value="8108.243" calcext:value-type="float">
            <text:p>8108,243</text:p>
          </table:table-cell>
          <table:table-cell/>
          <table:table-cell table:formula="of:=ROUND([.$C589]+[.$D589] - [.$H589])" office:value-type="float" office:value="-456" calcext:value-type="float">
            <text:p>-456</text:p>
          </table:table-cell>
          <table:table-cell table:formula="of:=IF([.K588] + [.J589] &gt; [.$P$2]; 200000;  [.K588] + [.J589])" office:value-type="float" office:value="-149732" calcext:value-type="float">
            <text:p>-149732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3" calcext:value-type="float">
            <text:p>13</text:p>
          </table:table-cell>
          <table:table-cell office:value-type="float" office:value="840.113" calcext:value-type="float">
            <text:p>840,113</text:p>
          </table:table-cell>
          <table:table-cell office:value-type="float" office:value="7051.488" calcext:value-type="float">
            <text:p>7051,48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3" calcext:value-type="float">
            <text:p>13</text:p>
          </table:table-cell>
          <table:table-cell office:value-type="float" office:value="8447.116" calcext:value-type="float">
            <text:p>8447,116</text:p>
          </table:table-cell>
          <table:table-cell/>
          <table:table-cell table:formula="of:=ROUND([.$C590]+[.$D590] - [.$H590])" office:value-type="float" office:value="-556" calcext:value-type="float">
            <text:p>-556</text:p>
          </table:table-cell>
          <table:table-cell table:formula="of:=IF([.K589] + [.J590] &gt; [.$P$2]; 200000;  [.K589] + [.J590])" office:value-type="float" office:value="-150288" calcext:value-type="float">
            <text:p>-150288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4" calcext:value-type="float">
            <text:p>14</text:p>
          </table:table-cell>
          <table:table-cell office:value-type="float" office:value="1195.938" calcext:value-type="float">
            <text:p>1195,938</text:p>
          </table:table-cell>
          <table:table-cell office:value-type="float" office:value="6787.825" calcext:value-type="float">
            <text:p>6787,825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4" calcext:value-type="float">
            <text:p>14</text:p>
          </table:table-cell>
          <table:table-cell office:value-type="float" office:value="7980.322" calcext:value-type="float">
            <text:p>7980,322</text:p>
          </table:table-cell>
          <table:table-cell/>
          <table:table-cell table:formula="of:=ROUND([.$C591]+[.$D591] - [.$H591])" office:value-type="float" office:value="3" calcext:value-type="float">
            <text:p>3</text:p>
          </table:table-cell>
          <table:table-cell table:formula="of:=IF([.K590] + [.J591] &gt; [.$P$2]; 200000;  [.K590] + [.J591])" office:value-type="float" office:value="-150285" calcext:value-type="float">
            <text:p>-150285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5" calcext:value-type="float">
            <text:p>15</text:p>
          </table:table-cell>
          <table:table-cell office:value-type="float" office:value="1197.925" calcext:value-type="float">
            <text:p>1197,925</text:p>
          </table:table-cell>
          <table:table-cell office:value-type="float" office:value="6747.8" calcext:value-type="float">
            <text:p>6747,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5" calcext:value-type="float">
            <text:p>15</text:p>
          </table:table-cell>
          <table:table-cell office:value-type="float" office:value="8226.923" calcext:value-type="float">
            <text:p>8226,923</text:p>
          </table:table-cell>
          <table:table-cell/>
          <table:table-cell table:formula="of:=ROUND([.$C592]+[.$D592] - [.$H592])" office:value-type="float" office:value="-281" calcext:value-type="float">
            <text:p>-281</text:p>
          </table:table-cell>
          <table:table-cell table:formula="of:=IF([.K591] + [.J592] &gt; [.$P$2]; 200000;  [.K591] + [.J592])" office:value-type="float" office:value="-150566" calcext:value-type="float">
            <text:p>-150566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6" calcext:value-type="float">
            <text:p>16</text:p>
          </table:table-cell>
          <table:table-cell office:value-type="float" office:value="1209.425" calcext:value-type="float">
            <text:p>1209,425</text:p>
          </table:table-cell>
          <table:table-cell office:value-type="float" office:value="6309.638" calcext:value-type="float">
            <text:p>6309,6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6" calcext:value-type="float">
            <text:p>16</text:p>
          </table:table-cell>
          <table:table-cell office:value-type="float" office:value="8285.524" calcext:value-type="float">
            <text:p>8285,524</text:p>
          </table:table-cell>
          <table:table-cell/>
          <table:table-cell table:formula="of:=ROUND([.$C593]+[.$D593] - [.$H593])" office:value-type="float" office:value="-766" calcext:value-type="float">
            <text:p>-766</text:p>
          </table:table-cell>
          <table:table-cell table:formula="of:=IF([.K592] + [.J593] &gt; [.$P$2]; 200000;  [.K592] + [.J593])" office:value-type="float" office:value="-151332" calcext:value-type="float">
            <text:p>-151332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7" calcext:value-type="float">
            <text:p>17</text:p>
          </table:table-cell>
          <table:table-cell office:value-type="float" office:value="1406.488" calcext:value-type="float">
            <text:p>1406,488</text:p>
          </table:table-cell>
          <table:table-cell office:value-type="float" office:value="4961.95" calcext:value-type="float">
            <text:p>4961,95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7" calcext:value-type="float">
            <text:p>17</text:p>
          </table:table-cell>
          <table:table-cell office:value-type="float" office:value="7995.114" calcext:value-type="float">
            <text:p>7995,114</text:p>
          </table:table-cell>
          <table:table-cell/>
          <table:table-cell table:formula="of:=ROUND([.$C594]+[.$D594] - [.$H594])" office:value-type="float" office:value="-1627" calcext:value-type="float">
            <text:p>-1627</text:p>
          </table:table-cell>
          <table:table-cell table:formula="of:=IF([.K593] + [.J594] &gt; [.$P$2]; 200000;  [.K593] + [.J594])" office:value-type="float" office:value="-152959" calcext:value-type="float">
            <text:p>-152959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8" calcext:value-type="float">
            <text:p>18</text:p>
          </table:table-cell>
          <table:table-cell office:value-type="float" office:value="1202.213" calcext:value-type="float">
            <text:p>1202,213</text:p>
          </table:table-cell>
          <table:table-cell office:value-type="float" office:value="3556.375" calcext:value-type="float">
            <text:p>3556,375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8" calcext:value-type="float">
            <text:p>18</text:p>
          </table:table-cell>
          <table:table-cell office:value-type="float" office:value="7340.894" calcext:value-type="float">
            <text:p>7340,894</text:p>
          </table:table-cell>
          <table:table-cell/>
          <table:table-cell table:formula="of:=ROUND([.$C595]+[.$D595] - [.$H595])" office:value-type="float" office:value="-2582" calcext:value-type="float">
            <text:p>-2582</text:p>
          </table:table-cell>
          <table:table-cell table:formula="of:=IF([.K594] + [.J595] &gt; [.$P$2]; 200000;  [.K594] + [.J595])" office:value-type="float" office:value="-155541" calcext:value-type="float">
            <text:p>-155541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19" calcext:value-type="float">
            <text:p>19</text:p>
          </table:table-cell>
          <table:table-cell office:value-type="float" office:value="812.525" calcext:value-type="float">
            <text:p>812,525</text:p>
          </table:table-cell>
          <table:table-cell office:value-type="float" office:value="1637.338" calcext:value-type="float">
            <text:p>1637,3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19" calcext:value-type="float">
            <text:p>19</text:p>
          </table:table-cell>
          <table:table-cell office:value-type="float" office:value="6560.106" calcext:value-type="float">
            <text:p>6560,106</text:p>
          </table:table-cell>
          <table:table-cell/>
          <table:table-cell table:formula="of:=ROUND([.$C596]+[.$D596] - [.$H596])" office:value-type="float" office:value="-4110" calcext:value-type="float">
            <text:p>-4110</text:p>
          </table:table-cell>
          <table:table-cell table:formula="of:=IF([.K595] + [.J596] &gt; [.$P$2]; 200000;  [.K595] + [.J596])" office:value-type="float" office:value="-159651" calcext:value-type="float">
            <text:p>-159651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0" calcext:value-type="float">
            <text:p>20</text:p>
          </table:table-cell>
          <table:table-cell office:value-type="float" office:value="826.713" calcext:value-type="float">
            <text:p>826,713</text:p>
          </table:table-cell>
          <table:table-cell office:value-type="float" office:value="483.938" calcext:value-type="float">
            <text:p>483,9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0" calcext:value-type="float">
            <text:p>20</text:p>
          </table:table-cell>
          <table:table-cell office:value-type="float" office:value="6382.505" calcext:value-type="float">
            <text:p>6382,505</text:p>
          </table:table-cell>
          <table:table-cell/>
          <table:table-cell table:formula="of:=ROUND([.$C597]+[.$D597] - [.$H597])" office:value-type="float" office:value="-5072" calcext:value-type="float">
            <text:p>-5072</text:p>
          </table:table-cell>
          <table:table-cell table:formula="of:=IF([.K596] + [.J597] &gt; [.$P$2]; 200000;  [.K596] + [.J597])" office:value-type="float" office:value="-164723" calcext:value-type="float">
            <text:p>-164723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1" calcext:value-type="float">
            <text:p>21</text:p>
          </table:table-cell>
          <table:table-cell office:value-type="float" office:value="986.925" calcext:value-type="float">
            <text:p>986,925</text:p>
          </table:table-cell>
          <table:table-cell office:value-type="float" office:value="43.338" calcext:value-type="float">
            <text:p>43,338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1" calcext:value-type="float">
            <text:p>21</text:p>
          </table:table-cell>
          <table:table-cell office:value-type="float" office:value="4959.336" calcext:value-type="float">
            <text:p>4959,336</text:p>
          </table:table-cell>
          <table:table-cell/>
          <table:table-cell table:formula="of:=ROUND([.$C598]+[.$D598] - [.$H598])" office:value-type="float" office:value="-3929" calcext:value-type="float">
            <text:p>-3929</text:p>
          </table:table-cell>
          <table:table-cell table:formula="of:=IF([.K597] + [.J598] &gt; [.$P$2]; 200000;  [.K597] + [.J598])" office:value-type="float" office:value="-168652" calcext:value-type="float">
            <text:p>-168652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2" calcext:value-type="float">
            <text:p>22</text:p>
          </table:table-cell>
          <table:table-cell office:value-type="float" office:value="1386.2" calcext:value-type="float">
            <text:p>1386,2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2" calcext:value-type="float">
            <text:p>22</text:p>
          </table:table-cell>
          <table:table-cell office:value-type="float" office:value="4786.893" calcext:value-type="float">
            <text:p>4786,893</text:p>
          </table:table-cell>
          <table:table-cell/>
          <table:table-cell table:formula="of:=ROUND([.$C599]+[.$D599] - [.$H599])" office:value-type="float" office:value="-3401" calcext:value-type="float">
            <text:p>-3401</text:p>
          </table:table-cell>
          <table:table-cell table:formula="of:=IF([.K598] + [.J599] &gt; [.$P$2]; 200000;  [.K598] + [.J599])" office:value-type="float" office:value="-172053" calcext:value-type="float">
            <text:p>-172053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3" calcext:value-type="float">
            <text:p>23</text:p>
          </table:table-cell>
          <table:table-cell office:value-type="float" office:value="1638.1" calcext:value-type="float">
            <text:p>1638,1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3" calcext:value-type="float">
            <text:p>23</text:p>
          </table:table-cell>
          <table:table-cell office:value-type="float" office:value="2965.544" calcext:value-type="float">
            <text:p>2965,544</text:p>
          </table:table-cell>
          <table:table-cell/>
          <table:table-cell table:formula="of:=ROUND([.$C600]+[.$D600] - [.$H600])" office:value-type="float" office:value="-1327" calcext:value-type="float">
            <text:p>-1327</text:p>
          </table:table-cell>
          <table:table-cell table:formula="of:=IF([.K599] + [.J600] &gt; [.$P$2]; 200000;  [.K599] + [.J600])" office:value-type="float" office:value="-173380" calcext:value-type="float">
            <text:p>-173380</text:p>
          </table:table-cell>
          <table:table-cell table:number-columns-repeated="5"/>
        </table:table-row>
        <table:table-row table:style-name="ro1">
          <table:table-cell office:value-type="date" office:date-value="2024-04-25" calcext:value-type="date">
            <text:p>2024-04-25</text:p>
          </table:table-cell>
          <table:table-cell office:value-type="float" office:value="24" calcext:value-type="float">
            <text:p>24</text:p>
          </table:table-cell>
          <table:table-cell office:value-type="float" office:value="2046.35" calcext:value-type="float">
            <text:p>2046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5" calcext:value-type="date">
            <text:p>2024-04-25</text:p>
          </table:table-cell>
          <table:table-cell office:value-type="float" office:value="24" calcext:value-type="float">
            <text:p>24</text:p>
          </table:table-cell>
          <table:table-cell office:value-type="float" office:value="1741.159" calcext:value-type="float">
            <text:p>1741,159</text:p>
          </table:table-cell>
          <table:table-cell/>
          <table:table-cell table:formula="of:=ROUND([.$C601]+[.$D601] - [.$H601])" office:value-type="float" office:value="305" calcext:value-type="float">
            <text:p>305</text:p>
          </table:table-cell>
          <table:table-cell table:formula="of:=IF([.K600] + [.J601] &gt; [.$P$2]; 200000;  [.K600] + [.J601])" office:value-type="float" office:value="-173075" calcext:value-type="float">
            <text:p>-173075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" calcext:value-type="float">
            <text:p>1</text:p>
          </table:table-cell>
          <table:table-cell office:value-type="float" office:value="2263.875" calcext:value-type="float">
            <text:p>2263,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" calcext:value-type="float">
            <text:p>1</text:p>
          </table:table-cell>
          <table:table-cell office:value-type="float" office:value="1523.977" calcext:value-type="float">
            <text:p>1523,977</text:p>
          </table:table-cell>
          <table:table-cell/>
          <table:table-cell table:formula="of:=ROUND([.$C602]+[.$D602] - [.$H602])" office:value-type="float" office:value="740" calcext:value-type="float">
            <text:p>740</text:p>
          </table:table-cell>
          <table:table-cell table:formula="of:=IF([.K601] + [.J602] &gt; [.$P$2]; 200000;  [.K601] + [.J602])" office:value-type="float" office:value="-172335" calcext:value-type="float">
            <text:p>-172335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" calcext:value-type="float">
            <text:p>2</text:p>
          </table:table-cell>
          <table:table-cell office:value-type="float" office:value="2458.625" calcext:value-type="float">
            <text:p>2458,6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" calcext:value-type="float">
            <text:p>2</text:p>
          </table:table-cell>
          <table:table-cell office:value-type="float" office:value="1306.591" calcext:value-type="float">
            <text:p>1306,591</text:p>
          </table:table-cell>
          <table:table-cell/>
          <table:table-cell table:formula="of:=ROUND([.$C603]+[.$D603] - [.$H603])" office:value-type="float" office:value="1152" calcext:value-type="float">
            <text:p>1152</text:p>
          </table:table-cell>
          <table:table-cell table:formula="of:=IF([.K602] + [.J603] &gt; [.$P$2]; 200000;  [.K602] + [.J603])" office:value-type="float" office:value="-171183" calcext:value-type="float">
            <text:p>-171183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3" calcext:value-type="float">
            <text:p>3</text:p>
          </table:table-cell>
          <table:table-cell office:value-type="float" office:value="2301.075" calcext:value-type="float">
            <text:p>2301,0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3" calcext:value-type="float">
            <text:p>3</text:p>
          </table:table-cell>
          <table:table-cell office:value-type="float" office:value="1222.036" calcext:value-type="float">
            <text:p>1222,036</text:p>
          </table:table-cell>
          <table:table-cell/>
          <table:table-cell table:formula="of:=ROUND([.$C604]+[.$D604] - [.$H604])" office:value-type="float" office:value="1079" calcext:value-type="float">
            <text:p>1079</text:p>
          </table:table-cell>
          <table:table-cell table:formula="of:=IF([.K603] + [.J604] &gt; [.$P$2]; 200000;  [.K603] + [.J604])" office:value-type="float" office:value="-170104" calcext:value-type="float">
            <text:p>-170104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4" calcext:value-type="float">
            <text:p>4</text:p>
          </table:table-cell>
          <table:table-cell office:value-type="float" office:value="2109.338" calcext:value-type="float">
            <text:p>2109,3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4" calcext:value-type="float">
            <text:p>4</text:p>
          </table:table-cell>
          <table:table-cell office:value-type="float" office:value="1224.541" calcext:value-type="float">
            <text:p>1224,541</text:p>
          </table:table-cell>
          <table:table-cell/>
          <table:table-cell table:formula="of:=ROUND([.$C605]+[.$D605] - [.$H605])" office:value-type="float" office:value="885" calcext:value-type="float">
            <text:p>885</text:p>
          </table:table-cell>
          <table:table-cell table:formula="of:=IF([.K604] + [.J605] &gt; [.$P$2]; 200000;  [.K604] + [.J605])" office:value-type="float" office:value="-169219" calcext:value-type="float">
            <text:p>-169219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5" calcext:value-type="float">
            <text:p>5</text:p>
          </table:table-cell>
          <table:table-cell office:value-type="float" office:value="2023.55" calcext:value-type="float">
            <text:p>2023,5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5" calcext:value-type="float">
            <text:p>5</text:p>
          </table:table-cell>
          <table:table-cell office:value-type="float" office:value="1835.757" calcext:value-type="float">
            <text:p>1835,757</text:p>
          </table:table-cell>
          <table:table-cell/>
          <table:table-cell table:formula="of:=ROUND([.$C606]+[.$D606] - [.$H606])" office:value-type="float" office:value="188" calcext:value-type="float">
            <text:p>188</text:p>
          </table:table-cell>
          <table:table-cell table:formula="of:=IF([.K605] + [.J606] &gt; [.$P$2]; 200000;  [.K605] + [.J606])" office:value-type="float" office:value="-169031" calcext:value-type="float">
            <text:p>-169031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6" calcext:value-type="float">
            <text:p>6</text:p>
          </table:table-cell>
          <table:table-cell office:value-type="float" office:value="1784.975" calcext:value-type="float">
            <text:p>1784,975</text:p>
          </table:table-cell>
          <table:table-cell office:value-type="float" office:value="161.975" calcext:value-type="float">
            <text:p>161,97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6" calcext:value-type="float">
            <text:p>6</text:p>
          </table:table-cell>
          <table:table-cell office:value-type="float" office:value="3040.075" calcext:value-type="float">
            <text:p>3040,075</text:p>
          </table:table-cell>
          <table:table-cell/>
          <table:table-cell table:formula="of:=ROUND([.$C607]+[.$D607] - [.$H607])" office:value-type="float" office:value="-1093" calcext:value-type="float">
            <text:p>-1093</text:p>
          </table:table-cell>
          <table:table-cell table:formula="of:=IF([.K606] + [.J607] &gt; [.$P$2]; 200000;  [.K606] + [.J607])" office:value-type="float" office:value="-170124" calcext:value-type="float">
            <text:p>-170124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7" calcext:value-type="float">
            <text:p>7</text:p>
          </table:table-cell>
          <table:table-cell office:value-type="float" office:value="1567.675" calcext:value-type="float">
            <text:p>1567,675</text:p>
          </table:table-cell>
          <table:table-cell office:value-type="float" office:value="1019.738" calcext:value-type="float">
            <text:p>1019,738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7" calcext:value-type="float">
            <text:p>7</text:p>
          </table:table-cell>
          <table:table-cell office:value-type="float" office:value="4141.297" calcext:value-type="float">
            <text:p>4141,297</text:p>
          </table:table-cell>
          <table:table-cell/>
          <table:table-cell table:formula="of:=ROUND([.$C608]+[.$D608] - [.$H608])" office:value-type="float" office:value="-1554" calcext:value-type="float">
            <text:p>-1554</text:p>
          </table:table-cell>
          <table:table-cell table:formula="of:=IF([.K607] + [.J608] &gt; [.$P$2]; 200000;  [.K607] + [.J608])" office:value-type="float" office:value="-171678" calcext:value-type="float">
            <text:p>-171678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8" calcext:value-type="float">
            <text:p>8</text:p>
          </table:table-cell>
          <table:table-cell office:value-type="float" office:value="964.163" calcext:value-type="float">
            <text:p>964,163</text:p>
          </table:table-cell>
          <table:table-cell office:value-type="float" office:value="3401.738" calcext:value-type="float">
            <text:p>3401,738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8" calcext:value-type="float">
            <text:p>8</text:p>
          </table:table-cell>
          <table:table-cell office:value-type="float" office:value="6125.596" calcext:value-type="float">
            <text:p>6125,596</text:p>
          </table:table-cell>
          <table:table-cell/>
          <table:table-cell table:formula="of:=ROUND([.$C609]+[.$D609] - [.$H609])" office:value-type="float" office:value="-1760" calcext:value-type="float">
            <text:p>-1760</text:p>
          </table:table-cell>
          <table:table-cell table:formula="of:=IF([.K608] + [.J609] &gt; [.$P$2]; 200000;  [.K608] + [.J609])" office:value-type="float" office:value="-173438" calcext:value-type="float">
            <text:p>-173438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9" calcext:value-type="float">
            <text:p>9</text:p>
          </table:table-cell>
          <table:table-cell office:value-type="float" office:value="340.325" calcext:value-type="float">
            <text:p>340,325</text:p>
          </table:table-cell>
          <table:table-cell office:value-type="float" office:value="6584.163" calcext:value-type="float">
            <text:p>6584,163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9" calcext:value-type="float">
            <text:p>9</text:p>
          </table:table-cell>
          <table:table-cell office:value-type="float" office:value="6860.663" calcext:value-type="float">
            <text:p>6860,663</text:p>
          </table:table-cell>
          <table:table-cell/>
          <table:table-cell table:formula="of:=ROUND([.$C610]+[.$D610] - [.$H610])" office:value-type="float" office:value="64" calcext:value-type="float">
            <text:p>64</text:p>
          </table:table-cell>
          <table:table-cell table:formula="of:=IF([.K609] + [.J610] &gt; [.$P$2]; 200000;  [.K609] + [.J610])" office:value-type="float" office:value="-173374" calcext:value-type="float">
            <text:p>-173374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0" calcext:value-type="float">
            <text:p>10</text:p>
          </table:table-cell>
          <table:table-cell office:value-type="float" office:value="347.588" calcext:value-type="float">
            <text:p>347,588</text:p>
          </table:table-cell>
          <table:table-cell office:value-type="float" office:value="9175.825" calcext:value-type="float">
            <text:p>9175,82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0" calcext:value-type="float">
            <text:p>10</text:p>
          </table:table-cell>
          <table:table-cell office:value-type="float" office:value="7657.319" calcext:value-type="float">
            <text:p>7657,319</text:p>
          </table:table-cell>
          <table:table-cell/>
          <table:table-cell table:formula="of:=ROUND([.$C611]+[.$D611] - [.$H611])" office:value-type="float" office:value="1866" calcext:value-type="float">
            <text:p>1866</text:p>
          </table:table-cell>
          <table:table-cell table:formula="of:=IF([.K610] + [.J611] &gt; [.$P$2]; 200000;  [.K610] + [.J611])" office:value-type="float" office:value="-171508" calcext:value-type="float">
            <text:p>-171508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1" calcext:value-type="float">
            <text:p>11</text:p>
          </table:table-cell>
          <table:table-cell office:value-type="float" office:value="794.975" calcext:value-type="float">
            <text:p>794,975</text:p>
          </table:table-cell>
          <table:table-cell office:value-type="float" office:value="10221.475" calcext:value-type="float">
            <text:p>10221,47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1" calcext:value-type="float">
            <text:p>11</text:p>
          </table:table-cell>
          <table:table-cell office:value-type="float" office:value="7635.804" calcext:value-type="float">
            <text:p>7635,804</text:p>
          </table:table-cell>
          <table:table-cell/>
          <table:table-cell table:formula="of:=ROUND([.$C612]+[.$D612] - [.$H612])" office:value-type="float" office:value="3381" calcext:value-type="float">
            <text:p>3381</text:p>
          </table:table-cell>
          <table:table-cell table:formula="of:=IF([.K611] + [.J612] &gt; [.$P$2]; 200000;  [.K611] + [.J612])" office:value-type="float" office:value="-168127" calcext:value-type="float">
            <text:p>-168127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2" calcext:value-type="float">
            <text:p>12</text:p>
          </table:table-cell>
          <table:table-cell office:value-type="float" office:value="1097.7" calcext:value-type="float">
            <text:p>1097,7</text:p>
          </table:table-cell>
          <table:table-cell office:value-type="float" office:value="9122.925" calcext:value-type="float">
            <text:p>9122,92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2" calcext:value-type="float">
            <text:p>12</text:p>
          </table:table-cell>
          <table:table-cell office:value-type="float" office:value="7762.698" calcext:value-type="float">
            <text:p>7762,698</text:p>
          </table:table-cell>
          <table:table-cell/>
          <table:table-cell table:formula="of:=ROUND([.$C613]+[.$D613] - [.$H613])" office:value-type="float" office:value="2458" calcext:value-type="float">
            <text:p>2458</text:p>
          </table:table-cell>
          <table:table-cell table:formula="of:=IF([.K612] + [.J613] &gt; [.$P$2]; 200000;  [.K612] + [.J613])" office:value-type="float" office:value="-165669" calcext:value-type="float">
            <text:p>-165669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3" calcext:value-type="float">
            <text:p>13</text:p>
          </table:table-cell>
          <table:table-cell office:value-type="float" office:value="1180.238" calcext:value-type="float">
            <text:p>1180,238</text:p>
          </table:table-cell>
          <table:table-cell office:value-type="float" office:value="8306.638" calcext:value-type="float">
            <text:p>8306,638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3" calcext:value-type="float">
            <text:p>13</text:p>
          </table:table-cell>
          <table:table-cell office:value-type="float" office:value="8087.13" calcext:value-type="float">
            <text:p>8087,13</text:p>
          </table:table-cell>
          <table:table-cell/>
          <table:table-cell table:formula="of:=ROUND([.$C614]+[.$D614] - [.$H614])" office:value-type="float" office:value="1400" calcext:value-type="float">
            <text:p>1400</text:p>
          </table:table-cell>
          <table:table-cell table:formula="of:=IF([.K613] + [.J614] &gt; [.$P$2]; 200000;  [.K613] + [.J614])" office:value-type="float" office:value="-164269" calcext:value-type="float">
            <text:p>-164269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4" calcext:value-type="float">
            <text:p>14</text:p>
          </table:table-cell>
          <table:table-cell office:value-type="float" office:value="1288.9" calcext:value-type="float">
            <text:p>1288,9</text:p>
          </table:table-cell>
          <table:table-cell office:value-type="float" office:value="7050.75" calcext:value-type="float">
            <text:p>7050,7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4" calcext:value-type="float">
            <text:p>14</text:p>
          </table:table-cell>
          <table:table-cell office:value-type="float" office:value="7640.229" calcext:value-type="float">
            <text:p>7640,229</text:p>
          </table:table-cell>
          <table:table-cell/>
          <table:table-cell table:formula="of:=ROUND([.$C615]+[.$D615] - [.$H615])" office:value-type="float" office:value="699" calcext:value-type="float">
            <text:p>699</text:p>
          </table:table-cell>
          <table:table-cell table:formula="of:=IF([.K614] + [.J615] &gt; [.$P$2]; 200000;  [.K614] + [.J615])" office:value-type="float" office:value="-163570" calcext:value-type="float">
            <text:p>-163570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</text:p>
          </table:table-cell>
          <table:table-cell office:value-type="float" office:value="1493.075" calcext:value-type="float">
            <text:p>1493,075</text:p>
          </table:table-cell>
          <table:table-cell office:value-type="float" office:value="6062.575" calcext:value-type="float">
            <text:p>6062,57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</text:p>
          </table:table-cell>
          <table:table-cell office:value-type="float" office:value="7876.321" calcext:value-type="float">
            <text:p>7876,321</text:p>
          </table:table-cell>
          <table:table-cell/>
          <table:table-cell table:formula="of:=ROUND([.$C616]+[.$D616] - [.$H616])" office:value-type="float" office:value="-321" calcext:value-type="float">
            <text:p>-321</text:p>
          </table:table-cell>
          <table:table-cell table:formula="of:=IF([.K615] + [.J616] &gt; [.$P$2]; 200000;  [.K615] + [.J616])" office:value-type="float" office:value="-163891" calcext:value-type="float">
            <text:p>-163891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6" calcext:value-type="float">
            <text:p>16</text:p>
          </table:table-cell>
          <table:table-cell office:value-type="float" office:value="1700.825" calcext:value-type="float">
            <text:p>1700,825</text:p>
          </table:table-cell>
          <table:table-cell office:value-type="float" office:value="5928.65" calcext:value-type="float">
            <text:p>5928,6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6" calcext:value-type="float">
            <text:p>16</text:p>
          </table:table-cell>
          <table:table-cell office:value-type="float" office:value="7932.424" calcext:value-type="float">
            <text:p>7932,424</text:p>
          </table:table-cell>
          <table:table-cell/>
          <table:table-cell table:formula="of:=ROUND([.$C617]+[.$D617] - [.$H617])" office:value-type="float" office:value="-303" calcext:value-type="float">
            <text:p>-303</text:p>
          </table:table-cell>
          <table:table-cell table:formula="of:=IF([.K616] + [.J617] &gt; [.$P$2]; 200000;  [.K616] + [.J617])" office:value-type="float" office:value="-164194" calcext:value-type="float">
            <text:p>-164194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7" calcext:value-type="float">
            <text:p>17</text:p>
          </table:table-cell>
          <table:table-cell office:value-type="float" office:value="1787.45" calcext:value-type="float">
            <text:p>1787,45</text:p>
          </table:table-cell>
          <table:table-cell office:value-type="float" office:value="4994.013" calcext:value-type="float">
            <text:p>4994,013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7" calcext:value-type="float">
            <text:p>17</text:p>
          </table:table-cell>
          <table:table-cell office:value-type="float" office:value="7654.391" calcext:value-type="float">
            <text:p>7654,391</text:p>
          </table:table-cell>
          <table:table-cell/>
          <table:table-cell table:formula="of:=ROUND([.$C618]+[.$D618] - [.$H618])" office:value-type="float" office:value="-873" calcext:value-type="float">
            <text:p>-873</text:p>
          </table:table-cell>
          <table:table-cell table:formula="of:=IF([.K617] + [.J618] &gt; [.$P$2]; 200000;  [.K617] + [.J618])" office:value-type="float" office:value="-165067" calcext:value-type="float">
            <text:p>-165067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8" calcext:value-type="float">
            <text:p>18</text:p>
          </table:table-cell>
          <table:table-cell office:value-type="float" office:value="1652.025" calcext:value-type="float">
            <text:p>1652,025</text:p>
          </table:table-cell>
          <table:table-cell office:value-type="float" office:value="3616.875" calcext:value-type="float">
            <text:p>3616,87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8" calcext:value-type="float">
            <text:p>18</text:p>
          </table:table-cell>
          <table:table-cell office:value-type="float" office:value="7028.051" calcext:value-type="float">
            <text:p>7028,051</text:p>
          </table:table-cell>
          <table:table-cell/>
          <table:table-cell table:formula="of:=ROUND([.$C619]+[.$D619] - [.$H619])" office:value-type="float" office:value="-1759" calcext:value-type="float">
            <text:p>-1759</text:p>
          </table:table-cell>
          <table:table-cell table:formula="of:=IF([.K618] + [.J619] &gt; [.$P$2]; 200000;  [.K618] + [.J619])" office:value-type="float" office:value="-166826" calcext:value-type="float">
            <text:p>-166826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19" calcext:value-type="float">
            <text:p>19</text:p>
          </table:table-cell>
          <table:table-cell office:value-type="float" office:value="1363.95" calcext:value-type="float">
            <text:p>1363,95</text:p>
          </table:table-cell>
          <table:table-cell office:value-type="float" office:value="1739.125" calcext:value-type="float">
            <text:p>1739,12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19" calcext:value-type="float">
            <text:p>19</text:p>
          </table:table-cell>
          <table:table-cell office:value-type="float" office:value="6280.537" calcext:value-type="float">
            <text:p>6280,537</text:p>
          </table:table-cell>
          <table:table-cell/>
          <table:table-cell table:formula="of:=ROUND([.$C620]+[.$D620] - [.$H620])" office:value-type="float" office:value="-3177" calcext:value-type="float">
            <text:p>-3177</text:p>
          </table:table-cell>
          <table:table-cell table:formula="of:=IF([.K619] + [.J620] &gt; [.$P$2]; 200000;  [.K619] + [.J620])" office:value-type="float" office:value="-170003" calcext:value-type="float">
            <text:p>-170003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0" calcext:value-type="float">
            <text:p>20</text:p>
          </table:table-cell>
          <table:table-cell office:value-type="float" office:value="1101.9" calcext:value-type="float">
            <text:p>1101,9</text:p>
          </table:table-cell>
          <table:table-cell office:value-type="float" office:value="467.45" calcext:value-type="float">
            <text:p>467,45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0" calcext:value-type="float">
            <text:p>20</text:p>
          </table:table-cell>
          <table:table-cell office:value-type="float" office:value="6110.505" calcext:value-type="float">
            <text:p>6110,505</text:p>
          </table:table-cell>
          <table:table-cell/>
          <table:table-cell table:formula="of:=ROUND([.$C621]+[.$D621] - [.$H621])" office:value-type="float" office:value="-4541" calcext:value-type="float">
            <text:p>-4541</text:p>
          </table:table-cell>
          <table:table-cell table:formula="of:=IF([.K620] + [.J621] &gt; [.$P$2]; 200000;  [.K620] + [.J621])" office:value-type="float" office:value="-174544" calcext:value-type="float">
            <text:p>-174544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1" calcext:value-type="float">
            <text:p>21</text:p>
          </table:table-cell>
          <table:table-cell office:value-type="float" office:value="1571.638" calcext:value-type="float">
            <text:p>1571,638</text:p>
          </table:table-cell>
          <table:table-cell office:value-type="float" office:value="36.088" calcext:value-type="float">
            <text:p>36,088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1" calcext:value-type="float">
            <text:p>21</text:p>
          </table:table-cell>
          <table:table-cell office:value-type="float" office:value="4747.987" calcext:value-type="float">
            <text:p>4747,987</text:p>
          </table:table-cell>
          <table:table-cell/>
          <table:table-cell table:formula="of:=ROUND([.$C622]+[.$D622] - [.$H622])" office:value-type="float" office:value="-3140" calcext:value-type="float">
            <text:p>-3140</text:p>
          </table:table-cell>
          <table:table-cell table:formula="of:=IF([.K621] + [.J622] &gt; [.$P$2]; 200000;  [.K621] + [.J622])" office:value-type="float" office:value="-177684" calcext:value-type="float">
            <text:p>-177684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2" calcext:value-type="float">
            <text:p>22</text:p>
          </table:table-cell>
          <table:table-cell office:value-type="float" office:value="2538.838" calcext:value-type="float">
            <text:p>2538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2" calcext:value-type="float">
            <text:p>22</text:p>
          </table:table-cell>
          <table:table-cell office:value-type="float" office:value="4582.892" calcext:value-type="float">
            <text:p>4582,892</text:p>
          </table:table-cell>
          <table:table-cell/>
          <table:table-cell table:formula="of:=ROUND([.$C623]+[.$D623] - [.$H623])" office:value-type="float" office:value="-2044" calcext:value-type="float">
            <text:p>-2044</text:p>
          </table:table-cell>
          <table:table-cell table:formula="of:=IF([.K622] + [.J623] &gt; [.$P$2]; 200000;  [.K622] + [.J623])" office:value-type="float" office:value="-179728" calcext:value-type="float">
            <text:p>-179728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3" calcext:value-type="float">
            <text:p>23</text:p>
          </table:table-cell>
          <table:table-cell office:value-type="float" office:value="3423.9" calcext:value-type="float">
            <text:p>3423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3" calcext:value-type="float">
            <text:p>23</text:p>
          </table:table-cell>
          <table:table-cell office:value-type="float" office:value="2839.163" calcext:value-type="float">
            <text:p>2839,163</text:p>
          </table:table-cell>
          <table:table-cell/>
          <table:table-cell table:formula="of:=ROUND([.$C624]+[.$D624] - [.$H624])" office:value-type="float" office:value="585" calcext:value-type="float">
            <text:p>585</text:p>
          </table:table-cell>
          <table:table-cell table:formula="of:=IF([.K623] + [.J624] &gt; [.$P$2]; 200000;  [.K623] + [.J624])" office:value-type="float" office:value="-179143" calcext:value-type="float">
            <text:p>-179143</text:p>
          </table:table-cell>
          <table:table-cell table:number-columns-repeated="5"/>
        </table:table-row>
        <table:table-row table:style-name="ro1">
          <table:table-cell office:value-type="date" office:date-value="2024-04-26" calcext:value-type="date">
            <text:p>2024-04-26</text:p>
          </table:table-cell>
          <table:table-cell office:value-type="float" office:value="24" calcext:value-type="float">
            <text:p>24</text:p>
          </table:table-cell>
          <table:table-cell office:value-type="float" office:value="3971.375" calcext:value-type="float">
            <text:p>3971,3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6" calcext:value-type="date">
            <text:p>2024-04-26</text:p>
          </table:table-cell>
          <table:table-cell office:value-type="float" office:value="24" calcext:value-type="float">
            <text:p>24</text:p>
          </table:table-cell>
          <table:table-cell office:value-type="float" office:value="1666.957" calcext:value-type="float">
            <text:p>1666,957</text:p>
          </table:table-cell>
          <table:table-cell/>
          <table:table-cell table:formula="of:=ROUND([.$C625]+[.$D625] - [.$H625])" office:value-type="float" office:value="2304" calcext:value-type="float">
            <text:p>2304</text:p>
          </table:table-cell>
          <table:table-cell table:formula="of:=IF([.K624] + [.J625] &gt; [.$P$2]; 200000;  [.K624] + [.J625])" office:value-type="float" office:value="-176839" calcext:value-type="float">
            <text:p>-176839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" calcext:value-type="float">
            <text:p>1</text:p>
          </table:table-cell>
          <table:table-cell office:value-type="float" office:value="4154.65" calcext:value-type="float">
            <text:p>4154,6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" calcext:value-type="float">
            <text:p>1</text:p>
          </table:table-cell>
          <table:table-cell office:value-type="float" office:value="1487.692" calcext:value-type="float">
            <text:p>1487,692</text:p>
          </table:table-cell>
          <table:table-cell/>
          <table:table-cell table:formula="of:=ROUND([.$C626]+[.$D626] - [.$H626])" office:value-type="float" office:value="2667" calcext:value-type="float">
            <text:p>2667</text:p>
          </table:table-cell>
          <table:table-cell table:formula="of:=IF([.K625] + [.J626] &gt; [.$P$2]; 200000;  [.K625] + [.J626])" office:value-type="float" office:value="-174172" calcext:value-type="float">
            <text:p>-174172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" calcext:value-type="float">
            <text:p>2</text:p>
          </table:table-cell>
          <table:table-cell office:value-type="float" office:value="4045.563" calcext:value-type="float">
            <text:p>4045,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" calcext:value-type="float">
            <text:p>2</text:p>
          </table:table-cell>
          <table:table-cell office:value-type="float" office:value="1275.481" calcext:value-type="float">
            <text:p>1275,481</text:p>
          </table:table-cell>
          <table:table-cell/>
          <table:table-cell table:formula="of:=ROUND([.$C627]+[.$D627] - [.$H627])" office:value-type="float" office:value="2770" calcext:value-type="float">
            <text:p>2770</text:p>
          </table:table-cell>
          <table:table-cell table:formula="of:=IF([.K626] + [.J627] &gt; [.$P$2]; 200000;  [.K626] + [.J627])" office:value-type="float" office:value="-171402" calcext:value-type="float">
            <text:p>-171402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3" calcext:value-type="float">
            <text:p>3</text:p>
          </table:table-cell>
          <table:table-cell office:value-type="float" office:value="3708.063" calcext:value-type="float">
            <text:p>3708,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3" calcext:value-type="float">
            <text:p>3</text:p>
          </table:table-cell>
          <table:table-cell office:value-type="float" office:value="1192.94" calcext:value-type="float">
            <text:p>1192,94</text:p>
          </table:table-cell>
          <table:table-cell/>
          <table:table-cell table:formula="of:=ROUND([.$C628]+[.$D628] - [.$H628])" office:value-type="float" office:value="2515" calcext:value-type="float">
            <text:p>2515</text:p>
          </table:table-cell>
          <table:table-cell table:formula="of:=IF([.K627] + [.J628] &gt; [.$P$2]; 200000;  [.K627] + [.J628])" office:value-type="float" office:value="-168887" calcext:value-type="float">
            <text:p>-168887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4" calcext:value-type="float">
            <text:p>4</text:p>
          </table:table-cell>
          <table:table-cell office:value-type="float" office:value="3345.463" calcext:value-type="float">
            <text:p>3345,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4" calcext:value-type="float">
            <text:p>4</text:p>
          </table:table-cell>
          <table:table-cell office:value-type="float" office:value="1195.385" calcext:value-type="float">
            <text:p>1195,385</text:p>
          </table:table-cell>
          <table:table-cell/>
          <table:table-cell table:formula="of:=ROUND([.$C629]+[.$D629] - [.$H629])" office:value-type="float" office:value="2150" calcext:value-type="float">
            <text:p>2150</text:p>
          </table:table-cell>
          <table:table-cell table:formula="of:=IF([.K628] + [.J629] &gt; [.$P$2]; 200000;  [.K628] + [.J629])" office:value-type="float" office:value="-166737" calcext:value-type="float">
            <text:p>-166737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5" calcext:value-type="float">
            <text:p>5</text:p>
          </table:table-cell>
          <table:table-cell office:value-type="float" office:value="3113.675" calcext:value-type="float">
            <text:p>3113,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5" calcext:value-type="float">
            <text:p>5</text:p>
          </table:table-cell>
          <table:table-cell office:value-type="float" office:value="1792.049" calcext:value-type="float">
            <text:p>1792,049</text:p>
          </table:table-cell>
          <table:table-cell/>
          <table:table-cell table:formula="of:=ROUND([.$C630]+[.$D630] - [.$H630])" office:value-type="float" office:value="1322" calcext:value-type="float">
            <text:p>1322</text:p>
          </table:table-cell>
          <table:table-cell table:formula="of:=IF([.K629] + [.J630] &gt; [.$P$2]; 200000;  [.K629] + [.J630])" office:value-type="float" office:value="-165415" calcext:value-type="float">
            <text:p>-165415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6" calcext:value-type="float">
            <text:p>6</text:p>
          </table:table-cell>
          <table:table-cell office:value-type="float" office:value="2879.988" calcext:value-type="float">
            <text:p>2879,988</text:p>
          </table:table-cell>
          <table:table-cell office:value-type="float" office:value="119.713" calcext:value-type="float">
            <text:p>119,71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6" calcext:value-type="float">
            <text:p>6</text:p>
          </table:table-cell>
          <table:table-cell office:value-type="float" office:value="2967.692" calcext:value-type="float">
            <text:p>2967,692</text:p>
          </table:table-cell>
          <table:table-cell/>
          <table:table-cell table:formula="of:=ROUND([.$C631]+[.$D631] - [.$H631])" office:value-type="float" office:value="32" calcext:value-type="float">
            <text:p>32</text:p>
          </table:table-cell>
          <table:table-cell table:formula="of:=IF([.K630] + [.J631] &gt; [.$P$2]; 200000;  [.K630] + [.J631])" office:value-type="float" office:value="-165383" calcext:value-type="float">
            <text:p>-165383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7" calcext:value-type="float">
            <text:p>7</text:p>
          </table:table-cell>
          <table:table-cell office:value-type="float" office:value="2648.275" calcext:value-type="float">
            <text:p>2648,275</text:p>
          </table:table-cell>
          <table:table-cell office:value-type="float" office:value="805.075" calcext:value-type="float">
            <text:p>805,075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7" calcext:value-type="float">
            <text:p>7</text:p>
          </table:table-cell>
          <table:table-cell office:value-type="float" office:value="4042.695" calcext:value-type="float">
            <text:p>4042,695</text:p>
          </table:table-cell>
          <table:table-cell/>
          <table:table-cell table:formula="of:=ROUND([.$C632]+[.$D632] - [.$H632])" office:value-type="float" office:value="-589" calcext:value-type="float">
            <text:p>-589</text:p>
          </table:table-cell>
          <table:table-cell table:formula="of:=IF([.K631] + [.J632] &gt; [.$P$2]; 200000;  [.K631] + [.J632])" office:value-type="float" office:value="-165972" calcext:value-type="float">
            <text:p>-165972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8" calcext:value-type="float">
            <text:p>8</text:p>
          </table:table-cell>
          <table:table-cell office:value-type="float" office:value="1875.2" calcext:value-type="float">
            <text:p>1875,2</text:p>
          </table:table-cell>
          <table:table-cell office:value-type="float" office:value="2531.363" calcext:value-type="float">
            <text:p>2531,36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8" calcext:value-type="float">
            <text:p>8</text:p>
          </table:table-cell>
          <table:table-cell office:value-type="float" office:value="5979.749" calcext:value-type="float">
            <text:p>5979,749</text:p>
          </table:table-cell>
          <table:table-cell/>
          <table:table-cell table:formula="of:=ROUND([.$C633]+[.$D633] - [.$H633])" office:value-type="float" office:value="-1573" calcext:value-type="float">
            <text:p>-1573</text:p>
          </table:table-cell>
          <table:table-cell table:formula="of:=IF([.K632] + [.J633] &gt; [.$P$2]; 200000;  [.K632] + [.J633])" office:value-type="float" office:value="-167545" calcext:value-type="float">
            <text:p>-167545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9" calcext:value-type="float">
            <text:p>9</text:p>
          </table:table-cell>
          <table:table-cell office:value-type="float" office:value="988.238" calcext:value-type="float">
            <text:p>988,238</text:p>
          </table:table-cell>
          <table:table-cell office:value-type="float" office:value="5034.775" calcext:value-type="float">
            <text:p>5034,775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9" calcext:value-type="float">
            <text:p>9</text:p>
          </table:table-cell>
          <table:table-cell office:value-type="float" office:value="6697.314" calcext:value-type="float">
            <text:p>6697,314</text:p>
          </table:table-cell>
          <table:table-cell/>
          <table:table-cell table:formula="of:=ROUND([.$C634]+[.$D634] - [.$H634])" office:value-type="float" office:value="-674" calcext:value-type="float">
            <text:p>-674</text:p>
          </table:table-cell>
          <table:table-cell table:formula="of:=IF([.K633] + [.J634] &gt; [.$P$2]; 200000;  [.K633] + [.J634])" office:value-type="float" office:value="-168219" calcext:value-type="float">
            <text:p>-168219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0" calcext:value-type="float">
            <text:p>10</text:p>
          </table:table-cell>
          <table:table-cell office:value-type="float" office:value="623.725" calcext:value-type="float">
            <text:p>623,725</text:p>
          </table:table-cell>
          <table:table-cell office:value-type="float" office:value="7472.6" calcext:value-type="float">
            <text:p>7472,6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0" calcext:value-type="float">
            <text:p>10</text:p>
          </table:table-cell>
          <table:table-cell office:value-type="float" office:value="7475.002" calcext:value-type="float">
            <text:p>7475,002</text:p>
          </table:table-cell>
          <table:table-cell/>
          <table:table-cell table:formula="of:=ROUND([.$C635]+[.$D635] - [.$H635])" office:value-type="float" office:value="621" calcext:value-type="float">
            <text:p>621</text:p>
          </table:table-cell>
          <table:table-cell table:formula="of:=IF([.K634] + [.J635] &gt; [.$P$2]; 200000;  [.K634] + [.J635])" office:value-type="float" office:value="-167598" calcext:value-type="float">
            <text:p>-167598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1" calcext:value-type="float">
            <text:p>11</text:p>
          </table:table-cell>
          <table:table-cell office:value-type="float" office:value="789.15" calcext:value-type="float">
            <text:p>789,15</text:p>
          </table:table-cell>
          <table:table-cell office:value-type="float" office:value="9395.888" calcext:value-type="float">
            <text:p>9395,888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1" calcext:value-type="float">
            <text:p>11</text:p>
          </table:table-cell>
          <table:table-cell office:value-type="float" office:value="7454" calcext:value-type="float">
            <text:p>7454</text:p>
          </table:table-cell>
          <table:table-cell/>
          <table:table-cell table:formula="of:=ROUND([.$C636]+[.$D636] - [.$H636])" office:value-type="float" office:value="2731" calcext:value-type="float">
            <text:p>2731</text:p>
          </table:table-cell>
          <table:table-cell table:formula="of:=IF([.K635] + [.J636] &gt; [.$P$2]; 200000;  [.K635] + [.J636])" office:value-type="float" office:value="-164867" calcext:value-type="float">
            <text:p>-164867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2" calcext:value-type="float">
            <text:p>12</text:p>
          </table:table-cell>
          <table:table-cell office:value-type="float" office:value="1219.313" calcext:value-type="float">
            <text:p>1219,313</text:p>
          </table:table-cell>
          <table:table-cell office:value-type="float" office:value="9911.113" calcext:value-type="float">
            <text:p>9911,11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2" calcext:value-type="float">
            <text:p>12</text:p>
          </table:table-cell>
          <table:table-cell office:value-type="float" office:value="7577.872" calcext:value-type="float">
            <text:p>7577,872</text:p>
          </table:table-cell>
          <table:table-cell/>
          <table:table-cell table:formula="of:=ROUND([.$C637]+[.$D637] - [.$H637])" office:value-type="float" office:value="3553" calcext:value-type="float">
            <text:p>3553</text:p>
          </table:table-cell>
          <table:table-cell table:formula="of:=IF([.K636] + [.J637] &gt; [.$P$2]; 200000;  [.K636] + [.J637])" office:value-type="float" office:value="-161314" calcext:value-type="float">
            <text:p>-161314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3" calcext:value-type="float">
            <text:p>13</text:p>
          </table:table-cell>
          <table:table-cell office:value-type="float" office:value="1398.75" calcext:value-type="float">
            <text:p>1398,75</text:p>
          </table:table-cell>
          <table:table-cell office:value-type="float" office:value="8829.775" calcext:value-type="float">
            <text:p>8829,775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3" calcext:value-type="float">
            <text:p>13</text:p>
          </table:table-cell>
          <table:table-cell office:value-type="float" office:value="7894.579" calcext:value-type="float">
            <text:p>7894,579</text:p>
          </table:table-cell>
          <table:table-cell/>
          <table:table-cell table:formula="of:=ROUND([.$C638]+[.$D638] - [.$H638])" office:value-type="float" office:value="2334" calcext:value-type="float">
            <text:p>2334</text:p>
          </table:table-cell>
          <table:table-cell table:formula="of:=IF([.K637] + [.J638] &gt; [.$P$2]; 200000;  [.K637] + [.J638])" office:value-type="float" office:value="-158980" calcext:value-type="float">
            <text:p>-158980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4" calcext:value-type="float">
            <text:p>14</text:p>
          </table:table-cell>
          <table:table-cell office:value-type="float" office:value="1283.063" calcext:value-type="float">
            <text:p>1283,063</text:p>
          </table:table-cell>
          <table:table-cell office:value-type="float" office:value="7911.3" calcext:value-type="float">
            <text:p>7911,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4" calcext:value-type="float">
            <text:p>14</text:p>
          </table:table-cell>
          <table:table-cell office:value-type="float" office:value="7458.318" calcext:value-type="float">
            <text:p>7458,318</text:p>
          </table:table-cell>
          <table:table-cell/>
          <table:table-cell table:formula="of:=ROUND([.$C639]+[.$D639] - [.$H639])" office:value-type="float" office:value="1736" calcext:value-type="float">
            <text:p>1736</text:p>
          </table:table-cell>
          <table:table-cell table:formula="of:=IF([.K638] + [.J639] &gt; [.$P$2]; 200000;  [.K638] + [.J639])" office:value-type="float" office:value="-157244" calcext:value-type="float">
            <text:p>-157244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5" calcext:value-type="float">
            <text:p>15</text:p>
          </table:table-cell>
          <table:table-cell office:value-type="float" office:value="1164.413" calcext:value-type="float">
            <text:p>1164,413</text:p>
          </table:table-cell>
          <table:table-cell office:value-type="float" office:value="7714.4" calcext:value-type="float">
            <text:p>7714,4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5" calcext:value-type="float">
            <text:p>15</text:p>
          </table:table-cell>
          <table:table-cell office:value-type="float" office:value="7688.789" calcext:value-type="float">
            <text:p>7688,789</text:p>
          </table:table-cell>
          <table:table-cell/>
          <table:table-cell table:formula="of:=ROUND([.$C640]+[.$D640] - [.$H640])" office:value-type="float" office:value="1190" calcext:value-type="float">
            <text:p>1190</text:p>
          </table:table-cell>
          <table:table-cell table:formula="of:=IF([.K639] + [.J640] &gt; [.$P$2]; 200000;  [.K639] + [.J640])" office:value-type="float" office:value="-156054" calcext:value-type="float">
            <text:p>-156054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6" calcext:value-type="float">
            <text:p>16</text:p>
          </table:table-cell>
          <table:table-cell office:value-type="float" office:value="1047.363" calcext:value-type="float">
            <text:p>1047,363</text:p>
          </table:table-cell>
          <table:table-cell office:value-type="float" office:value="7125.413" calcext:value-type="float">
            <text:p>7125,41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6" calcext:value-type="float">
            <text:p>16</text:p>
          </table:table-cell>
          <table:table-cell office:value-type="float" office:value="7743.557" calcext:value-type="float">
            <text:p>7743,557</text:p>
          </table:table-cell>
          <table:table-cell/>
          <table:table-cell table:formula="of:=ROUND([.$C641]+[.$D641] - [.$H641])" office:value-type="float" office:value="429" calcext:value-type="float">
            <text:p>429</text:p>
          </table:table-cell>
          <table:table-cell table:formula="of:=IF([.K640] + [.J641] &gt; [.$P$2]; 200000;  [.K640] + [.J641])" office:value-type="float" office:value="-155625" calcext:value-type="float">
            <text:p>-155625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7" calcext:value-type="float">
            <text:p>17</text:p>
          </table:table-cell>
          <table:table-cell office:value-type="float" office:value="1025.15" calcext:value-type="float">
            <text:p>1025,15</text:p>
          </table:table-cell>
          <table:table-cell office:value-type="float" office:value="5647.45" calcext:value-type="float">
            <text:p>5647,45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7" calcext:value-type="float">
            <text:p>17</text:p>
          </table:table-cell>
          <table:table-cell office:value-type="float" office:value="7472.143" calcext:value-type="float">
            <text:p>7472,143</text:p>
          </table:table-cell>
          <table:table-cell/>
          <table:table-cell table:formula="of:=ROUND([.$C642]+[.$D642] - [.$H642])" office:value-type="float" office:value="-800" calcext:value-type="float">
            <text:p>-800</text:p>
          </table:table-cell>
          <table:table-cell table:formula="of:=IF([.K641] + [.J642] &gt; [.$P$2]; 200000;  [.K641] + [.J642])" office:value-type="float" office:value="-156425" calcext:value-type="float">
            <text:p>-156425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8" calcext:value-type="float">
            <text:p>18</text:p>
          </table:table-cell>
          <table:table-cell office:value-type="float" office:value="1086.488" calcext:value-type="float">
            <text:p>1086,488</text:p>
          </table:table-cell>
          <table:table-cell office:value-type="float" office:value="4101.138" calcext:value-type="float">
            <text:p>4101,138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8" calcext:value-type="float">
            <text:p>18</text:p>
          </table:table-cell>
          <table:table-cell office:value-type="float" office:value="6860.717" calcext:value-type="float">
            <text:p>6860,717</text:p>
          </table:table-cell>
          <table:table-cell/>
          <table:table-cell table:formula="of:=ROUND([.$C643]+[.$D643] - [.$H643])" office:value-type="float" office:value="-1673" calcext:value-type="float">
            <text:p>-1673</text:p>
          </table:table-cell>
          <table:table-cell table:formula="of:=IF([.K642] + [.J643] &gt; [.$P$2]; 200000;  [.K642] + [.J643])" office:value-type="float" office:value="-158098" calcext:value-type="float">
            <text:p>-158098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19" calcext:value-type="float">
            <text:p>19</text:p>
          </table:table-cell>
          <table:table-cell office:value-type="float" office:value="1000.438" calcext:value-type="float">
            <text:p>1000,438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19" calcext:value-type="float">
            <text:p>19</text:p>
          </table:table-cell>
          <table:table-cell office:value-type="float" office:value="6131.001" calcext:value-type="float">
            <text:p>6131,001</text:p>
          </table:table-cell>
          <table:table-cell/>
          <table:table-cell table:formula="of:=ROUND([.$C644]+[.$D644] - [.$H644])" office:value-type="float" office:value="-3312" calcext:value-type="float">
            <text:p>-3312</text:p>
          </table:table-cell>
          <table:table-cell table:formula="of:=IF([.K643] + [.J644] &gt; [.$P$2]; 200000;  [.K643] + [.J644])" office:value-type="float" office:value="-161410" calcext:value-type="float">
            <text:p>-161410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0" calcext:value-type="float">
            <text:p>20</text:p>
          </table:table-cell>
          <table:table-cell office:value-type="float" office:value="1175.338" calcext:value-type="float">
            <text:p>1175,338</text:p>
          </table:table-cell>
          <table:table-cell office:value-type="float" office:value="490.838" calcext:value-type="float">
            <text:p>490,838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0" calcext:value-type="float">
            <text:p>20</text:p>
          </table:table-cell>
          <table:table-cell office:value-type="float" office:value="5965.017" calcext:value-type="float">
            <text:p>5965,017</text:p>
          </table:table-cell>
          <table:table-cell/>
          <table:table-cell table:formula="of:=ROUND([.$C645]+[.$D645] - [.$H645])" office:value-type="float" office:value="-4299" calcext:value-type="float">
            <text:p>-4299</text:p>
          </table:table-cell>
          <table:table-cell table:formula="of:=IF([.K644] + [.J645] &gt; [.$P$2]; 200000;  [.K644] + [.J645])" office:value-type="float" office:value="-165709" calcext:value-type="float">
            <text:p>-165709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1" calcext:value-type="float">
            <text:p>21</text:p>
          </table:table-cell>
          <table:table-cell office:value-type="float" office:value="1868.438" calcext:value-type="float">
            <text:p>1868,438</text:p>
          </table:table-cell>
          <table:table-cell office:value-type="float" office:value="29.363" calcext:value-type="float">
            <text:p>29,363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1" calcext:value-type="float">
            <text:p>21</text:p>
          </table:table-cell>
          <table:table-cell office:value-type="float" office:value="4634.939" calcext:value-type="float">
            <text:p>4634,939</text:p>
          </table:table-cell>
          <table:table-cell/>
          <table:table-cell table:formula="of:=ROUND([.$C646]+[.$D646] - [.$H646])" office:value-type="float" office:value="-2737" calcext:value-type="float">
            <text:p>-2737</text:p>
          </table:table-cell>
          <table:table-cell table:formula="of:=IF([.K645] + [.J646] &gt; [.$P$2]; 200000;  [.K645] + [.J646])" office:value-type="float" office:value="-168446" calcext:value-type="float">
            <text:p>-168446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2" calcext:value-type="float">
            <text:p>22</text:p>
          </table:table-cell>
          <table:table-cell office:value-type="float" office:value="3060.3" calcext:value-type="float">
            <text:p>3060,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2" calcext:value-type="float">
            <text:p>22</text:p>
          </table:table-cell>
          <table:table-cell office:value-type="float" office:value="4473.776" calcext:value-type="float">
            <text:p>4473,776</text:p>
          </table:table-cell>
          <table:table-cell/>
          <table:table-cell table:formula="of:=ROUND([.$C647]+[.$D647] - [.$H647])" office:value-type="float" office:value="-1413" calcext:value-type="float">
            <text:p>-1413</text:p>
          </table:table-cell>
          <table:table-cell table:formula="of:=IF([.K646] + [.J647] &gt; [.$P$2]; 200000;  [.K646] + [.J647])" office:value-type="float" office:value="-169859" calcext:value-type="float">
            <text:p>-169859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3" calcext:value-type="float">
            <text:p>23</text:p>
          </table:table-cell>
          <table:table-cell office:value-type="float" office:value="4255.9" calcext:value-type="float">
            <text:p>4255,9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3" calcext:value-type="float">
            <text:p>23</text:p>
          </table:table-cell>
          <table:table-cell office:value-type="float" office:value="2771.564" calcext:value-type="float">
            <text:p>2771,564</text:p>
          </table:table-cell>
          <table:table-cell/>
          <table:table-cell table:formula="of:=ROUND([.$C648]+[.$D648] - [.$H648])" office:value-type="float" office:value="1484" calcext:value-type="float">
            <text:p>1484</text:p>
          </table:table-cell>
          <table:table-cell table:formula="of:=IF([.K647] + [.J648] &gt; [.$P$2]; 200000;  [.K647] + [.J648])" office:value-type="float" office:value="-168375" calcext:value-type="float">
            <text:p>-168375</text:p>
          </table:table-cell>
          <table:table-cell table:number-columns-repeated="5"/>
        </table:table-row>
        <table:table-row table:style-name="ro1">
          <table:table-cell office:value-type="date" office:date-value="2024-04-27" calcext:value-type="date">
            <text:p>2024-04-27</text:p>
          </table:table-cell>
          <table:table-cell office:value-type="float" office:value="24" calcext:value-type="float">
            <text:p>24</text:p>
          </table:table-cell>
          <table:table-cell office:value-type="float" office:value="5003.425" calcext:value-type="float">
            <text:p>5003,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7" calcext:value-type="date">
            <text:p>2024-04-27</text:p>
          </table:table-cell>
          <table:table-cell office:value-type="float" office:value="24" calcext:value-type="float">
            <text:p>24</text:p>
          </table:table-cell>
          <table:table-cell office:value-type="float" office:value="1627.267" calcext:value-type="float">
            <text:p>1627,267</text:p>
          </table:table-cell>
          <table:table-cell/>
          <table:table-cell table:formula="of:=ROUND([.$C649]+[.$D649] - [.$H649])" office:value-type="float" office:value="3376" calcext:value-type="float">
            <text:p>3376</text:p>
          </table:table-cell>
          <table:table-cell table:formula="of:=IF([.K648] + [.J649] &gt; [.$P$2]; 200000;  [.K648] + [.J649])" office:value-type="float" office:value="-164999" calcext:value-type="float">
            <text:p>-164999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" calcext:value-type="float">
            <text:p>1</text:p>
          </table:table-cell>
          <table:table-cell office:value-type="float" office:value="4937.638" calcext:value-type="float">
            <text:p>4937,6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" calcext:value-type="float">
            <text:p>1</text:p>
          </table:table-cell>
          <table:table-cell office:value-type="float" office:value="1576.039" calcext:value-type="float">
            <text:p>1576,039</text:p>
          </table:table-cell>
          <table:table-cell/>
          <table:table-cell table:formula="of:=ROUND([.$C650]+[.$D650] - [.$H650])" office:value-type="float" office:value="3362" calcext:value-type="float">
            <text:p>3362</text:p>
          </table:table-cell>
          <table:table-cell table:formula="of:=IF([.K649] + [.J650] &gt; [.$P$2]; 200000;  [.K649] + [.J650])" office:value-type="float" office:value="-161637" calcext:value-type="float">
            <text:p>-161637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" calcext:value-type="float">
            <text:p>2</text:p>
          </table:table-cell>
          <table:table-cell office:value-type="float" office:value="4861.213" calcext:value-type="float">
            <text:p>4861,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" calcext:value-type="float">
            <text:p>2</text:p>
          </table:table-cell>
          <table:table-cell office:value-type="float" office:value="1351.226" calcext:value-type="float">
            <text:p>1351,226</text:p>
          </table:table-cell>
          <table:table-cell/>
          <table:table-cell table:formula="of:=ROUND([.$C651]+[.$D651] - [.$H651])" office:value-type="float" office:value="3510" calcext:value-type="float">
            <text:p>3510</text:p>
          </table:table-cell>
          <table:table-cell table:formula="of:=IF([.K650] + [.J651] &gt; [.$P$2]; 200000;  [.K650] + [.J651])" office:value-type="float" office:value="-158127" calcext:value-type="float">
            <text:p>-158127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3" calcext:value-type="float">
            <text:p>3</text:p>
          </table:table-cell>
          <table:table-cell office:value-type="float" office:value="4697.563" calcext:value-type="float">
            <text:p>4697,5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3" calcext:value-type="float">
            <text:p>3</text:p>
          </table:table-cell>
          <table:table-cell office:value-type="float" office:value="1263.783" calcext:value-type="float">
            <text:p>1263,783</text:p>
          </table:table-cell>
          <table:table-cell/>
          <table:table-cell table:formula="of:=ROUND([.$C652]+[.$D652] - [.$H652])" office:value-type="float" office:value="3434" calcext:value-type="float">
            <text:p>3434</text:p>
          </table:table-cell>
          <table:table-cell table:formula="of:=IF([.K651] + [.J652] &gt; [.$P$2]; 200000;  [.K651] + [.J652])" office:value-type="float" office:value="-154693" calcext:value-type="float">
            <text:p>-154693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4" calcext:value-type="float">
            <text:p>4</text:p>
          </table:table-cell>
          <table:table-cell office:value-type="float" office:value="4528.913" calcext:value-type="float">
            <text:p>4528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4" calcext:value-type="float">
            <text:p>4</text:p>
          </table:table-cell>
          <table:table-cell office:value-type="float" office:value="1266.373" calcext:value-type="float">
            <text:p>1266,373</text:p>
          </table:table-cell>
          <table:table-cell/>
          <table:table-cell table:formula="of:=ROUND([.$C653]+[.$D653] - [.$H653])" office:value-type="float" office:value="3263" calcext:value-type="float">
            <text:p>3263</text:p>
          </table:table-cell>
          <table:table-cell table:formula="of:=IF([.K652] + [.J653] &gt; [.$P$2]; 200000;  [.K652] + [.J653])" office:value-type="float" office:value="-151430" calcext:value-type="float">
            <text:p>-151430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5" calcext:value-type="float">
            <text:p>5</text:p>
          </table:table-cell>
          <table:table-cell office:value-type="float" office:value="4417.838" calcext:value-type="float">
            <text:p>4417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5" calcext:value-type="float">
            <text:p>5</text:p>
          </table:table-cell>
          <table:table-cell office:value-type="float" office:value="1898.469" calcext:value-type="float">
            <text:p>1898,469</text:p>
          </table:table-cell>
          <table:table-cell/>
          <table:table-cell table:formula="of:=ROUND([.$C654]+[.$D654] - [.$H654])" office:value-type="float" office:value="2519" calcext:value-type="float">
            <text:p>2519</text:p>
          </table:table-cell>
          <table:table-cell table:formula="of:=IF([.K653] + [.J654] &gt; [.$P$2]; 200000;  [.K653] + [.J654])" office:value-type="float" office:value="-148911" calcext:value-type="float">
            <text:p>-148911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6" calcext:value-type="float">
            <text:p>6</text:p>
          </table:table-cell>
          <table:table-cell office:value-type="float" office:value="4356.125" calcext:value-type="float">
            <text:p>4356,125</text:p>
          </table:table-cell>
          <table:table-cell office:value-type="float" office:value="168.475" calcext:value-type="float">
            <text:p>168,47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6" calcext:value-type="float">
            <text:p>6</text:p>
          </table:table-cell>
          <table:table-cell office:value-type="float" office:value="3143.929" calcext:value-type="float">
            <text:p>3143,929</text:p>
          </table:table-cell>
          <table:table-cell/>
          <table:table-cell table:formula="of:=ROUND([.$C655]+[.$D655] - [.$H655])" office:value-type="float" office:value="1381" calcext:value-type="float">
            <text:p>1381</text:p>
          </table:table-cell>
          <table:table-cell table:formula="of:=IF([.K654] + [.J655] &gt; [.$P$2]; 200000;  [.K654] + [.J655])" office:value-type="float" office:value="-147530" calcext:value-type="float">
            <text:p>-147530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7" calcext:value-type="float">
            <text:p>7</text:p>
          </table:table-cell>
          <table:table-cell office:value-type="float" office:value="4266.163" calcext:value-type="float">
            <text:p>4266,163</text:p>
          </table:table-cell>
          <table:table-cell office:value-type="float" office:value="1088.675" calcext:value-type="float">
            <text:p>1088,67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7" calcext:value-type="float">
            <text:p>7</text:p>
          </table:table-cell>
          <table:table-cell office:value-type="float" office:value="4282.77" calcext:value-type="float">
            <text:p>4282,77</text:p>
          </table:table-cell>
          <table:table-cell/>
          <table:table-cell table:formula="of:=ROUND([.$C656]+[.$D656] - [.$H656])" office:value-type="float" office:value="1072" calcext:value-type="float">
            <text:p>1072</text:p>
          </table:table-cell>
          <table:table-cell table:formula="of:=IF([.K655] + [.J656] &gt; [.$P$2]; 200000;  [.K655] + [.J656])" office:value-type="float" office:value="-146458" calcext:value-type="float">
            <text:p>-146458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8" calcext:value-type="float">
            <text:p>8</text:p>
          </table:table-cell>
          <table:table-cell office:value-type="float" office:value="3305.313" calcext:value-type="float">
            <text:p>3305,313</text:p>
          </table:table-cell>
          <table:table-cell office:value-type="float" office:value="2829.788" calcext:value-type="float">
            <text:p>2829,78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8" calcext:value-type="float">
            <text:p>8</text:p>
          </table:table-cell>
          <table:table-cell office:value-type="float" office:value="6673.856" calcext:value-type="float">
            <text:p>6673,856</text:p>
          </table:table-cell>
          <table:table-cell/>
          <table:table-cell table:formula="of:=ROUND([.$C657]+[.$D657] - [.$H657])" office:value-type="float" office:value="-539" calcext:value-type="float">
            <text:p>-539</text:p>
          </table:table-cell>
          <table:table-cell table:formula="of:=IF([.K656] + [.J657] &gt; [.$P$2]; 200000;  [.K656] + [.J657])" office:value-type="float" office:value="-146997" calcext:value-type="float">
            <text:p>-146997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9" calcext:value-type="float">
            <text:p>9</text:p>
          </table:table-cell>
          <table:table-cell office:value-type="float" office:value="2211.113" calcext:value-type="float">
            <text:p>2211,113</text:p>
          </table:table-cell>
          <table:table-cell office:value-type="float" office:value="4604.838" calcext:value-type="float">
            <text:p>4604,83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9" calcext:value-type="float">
            <text:p>9</text:p>
          </table:table-cell>
          <table:table-cell office:value-type="float" office:value="7095.034" calcext:value-type="float">
            <text:p>7095,034</text:p>
          </table:table-cell>
          <table:table-cell/>
          <table:table-cell table:formula="of:=ROUND([.$C658]+[.$D658] - [.$H658])" office:value-type="float" office:value="-279" calcext:value-type="float">
            <text:p>-279</text:p>
          </table:table-cell>
          <table:table-cell table:formula="of:=IF([.K657] + [.J658] &gt; [.$P$2]; 200000;  [.K657] + [.J658])" office:value-type="float" office:value="-147276" calcext:value-type="float">
            <text:p>-147276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0" calcext:value-type="float">
            <text:p>10</text:p>
          </table:table-cell>
          <table:table-cell office:value-type="float" office:value="2445.813" calcext:value-type="float">
            <text:p>2445,813</text:p>
          </table:table-cell>
          <table:table-cell office:value-type="float" office:value="5843.438" calcext:value-type="float">
            <text:p>5843,43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0" calcext:value-type="float">
            <text:p>10</text:p>
          </table:table-cell>
          <table:table-cell office:value-type="float" office:value="7918.904" calcext:value-type="float">
            <text:p>7918,904</text:p>
          </table:table-cell>
          <table:table-cell/>
          <table:table-cell table:formula="of:=ROUND([.$C659]+[.$D659] - [.$H659])" office:value-type="float" office:value="370" calcext:value-type="float">
            <text:p>370</text:p>
          </table:table-cell>
          <table:table-cell table:formula="of:=IF([.K658] + [.J659] &gt; [.$P$2]; 200000;  [.K658] + [.J659])" office:value-type="float" office:value="-146906" calcext:value-type="float">
            <text:p>-146906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1" calcext:value-type="float">
            <text:p>11</text:p>
          </table:table-cell>
          <table:table-cell office:value-type="float" office:value="3334.025" calcext:value-type="float">
            <text:p>3334,025</text:p>
          </table:table-cell>
          <table:table-cell office:value-type="float" office:value="6848.588" calcext:value-type="float">
            <text:p>6848,58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1" calcext:value-type="float">
            <text:p>11</text:p>
          </table:table-cell>
          <table:table-cell office:value-type="float" office:value="7896.655" calcext:value-type="float">
            <text:p>7896,655</text:p>
          </table:table-cell>
          <table:table-cell/>
          <table:table-cell table:formula="of:=ROUND([.$C660]+[.$D660] - [.$H660])" office:value-type="float" office:value="2286" calcext:value-type="float">
            <text:p>2286</text:p>
          </table:table-cell>
          <table:table-cell table:formula="of:=IF([.K659] + [.J660] &gt; [.$P$2]; 200000;  [.K659] + [.J660])" office:value-type="float" office:value="-144620" calcext:value-type="float">
            <text:p>-144620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2" calcext:value-type="float">
            <text:p>12</text:p>
          </table:table-cell>
          <table:table-cell office:value-type="float" office:value="3987.3" calcext:value-type="float">
            <text:p>3987,3</text:p>
          </table:table-cell>
          <table:table-cell office:value-type="float" office:value="7276.5" calcext:value-type="float">
            <text:p>7276,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2" calcext:value-type="float">
            <text:p>12</text:p>
          </table:table-cell>
          <table:table-cell office:value-type="float" office:value="8027.883" calcext:value-type="float">
            <text:p>8027,883</text:p>
          </table:table-cell>
          <table:table-cell/>
          <table:table-cell table:formula="of:=ROUND([.$C661]+[.$D661] - [.$H661])" office:value-type="float" office:value="3236" calcext:value-type="float">
            <text:p>3236</text:p>
          </table:table-cell>
          <table:table-cell table:formula="of:=IF([.K660] + [.J661] &gt; [.$P$2]; 200000;  [.K660] + [.J661])" office:value-type="float" office:value="-141384" calcext:value-type="float">
            <text:p>-141384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3" calcext:value-type="float">
            <text:p>13</text:p>
          </table:table-cell>
          <table:table-cell office:value-type="float" office:value="4037.15" calcext:value-type="float">
            <text:p>4037,15</text:p>
          </table:table-cell>
          <table:table-cell office:value-type="float" office:value="7053.038" calcext:value-type="float">
            <text:p>7053,03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3" calcext:value-type="float">
            <text:p>13</text:p>
          </table:table-cell>
          <table:table-cell office:value-type="float" office:value="8363.398" calcext:value-type="float">
            <text:p>8363,398</text:p>
          </table:table-cell>
          <table:table-cell/>
          <table:table-cell table:formula="of:=ROUND([.$C662]+[.$D662] - [.$H662])" office:value-type="float" office:value="2727" calcext:value-type="float">
            <text:p>2727</text:p>
          </table:table-cell>
          <table:table-cell table:formula="of:=IF([.K661] + [.J662] &gt; [.$P$2]; 200000;  [.K661] + [.J662])" office:value-type="float" office:value="-138657" calcext:value-type="float">
            <text:p>-138657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4" calcext:value-type="float">
            <text:p>14</text:p>
          </table:table-cell>
          <table:table-cell office:value-type="float" office:value="3850.613" calcext:value-type="float">
            <text:p>3850,613</text:p>
          </table:table-cell>
          <table:table-cell office:value-type="float" office:value="5970.6" calcext:value-type="float">
            <text:p>5970,6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4" calcext:value-type="float">
            <text:p>14</text:p>
          </table:table-cell>
          <table:table-cell office:value-type="float" office:value="7901.23" calcext:value-type="float">
            <text:p>7901,23</text:p>
          </table:table-cell>
          <table:table-cell/>
          <table:table-cell table:formula="of:=ROUND([.$C663]+[.$D663] - [.$H663])" office:value-type="float" office:value="1920" calcext:value-type="float">
            <text:p>1920</text:p>
          </table:table-cell>
          <table:table-cell table:formula="of:=IF([.K662] + [.J663] &gt; [.$P$2]; 200000;  [.K662] + [.J663])" office:value-type="float" office:value="-136737" calcext:value-type="float">
            <text:p>-136737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5" calcext:value-type="float">
            <text:p>15</text:p>
          </table:table-cell>
          <table:table-cell office:value-type="float" office:value="3850.938" calcext:value-type="float">
            <text:p>3850,938</text:p>
          </table:table-cell>
          <table:table-cell office:value-type="float" office:value="5464.1" calcext:value-type="float">
            <text:p>5464,1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5" calcext:value-type="float">
            <text:p>15</text:p>
          </table:table-cell>
          <table:table-cell office:value-type="float" office:value="8145.387" calcext:value-type="float">
            <text:p>8145,387</text:p>
          </table:table-cell>
          <table:table-cell/>
          <table:table-cell table:formula="of:=ROUND([.$C664]+[.$D664] - [.$H664])" office:value-type="float" office:value="1170" calcext:value-type="float">
            <text:p>1170</text:p>
          </table:table-cell>
          <table:table-cell table:formula="of:=IF([.K663] + [.J664] &gt; [.$P$2]; 200000;  [.K663] + [.J664])" office:value-type="float" office:value="-135567" calcext:value-type="float">
            <text:p>-135567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6" calcext:value-type="float">
            <text:p>16</text:p>
          </table:table-cell>
          <table:table-cell office:value-type="float" office:value="3784.788" calcext:value-type="float">
            <text:p>3784,788</text:p>
          </table:table-cell>
          <table:table-cell office:value-type="float" office:value="4990.8" calcext:value-type="float">
            <text:p>4990,8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6" calcext:value-type="float">
            <text:p>16</text:p>
          </table:table-cell>
          <table:table-cell office:value-type="float" office:value="8203.408" calcext:value-type="float">
            <text:p>8203,408</text:p>
          </table:table-cell>
          <table:table-cell/>
          <table:table-cell table:formula="of:=ROUND([.$C665]+[.$D665] - [.$H665])" office:value-type="float" office:value="572" calcext:value-type="float">
            <text:p>572</text:p>
          </table:table-cell>
          <table:table-cell table:formula="of:=IF([.K664] + [.J665] &gt; [.$P$2]; 200000;  [.K664] + [.J665])" office:value-type="float" office:value="-134995" calcext:value-type="float">
            <text:p>-134995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7" calcext:value-type="float">
            <text:p>17</text:p>
          </table:table-cell>
          <table:table-cell office:value-type="float" office:value="3922.8" calcext:value-type="float">
            <text:p>3922,8</text:p>
          </table:table-cell>
          <table:table-cell office:value-type="float" office:value="4352.375" calcext:value-type="float">
            <text:p>4352,37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7" calcext:value-type="float">
            <text:p>17</text:p>
          </table:table-cell>
          <table:table-cell office:value-type="float" office:value="7915.876" calcext:value-type="float">
            <text:p>7915,876</text:p>
          </table:table-cell>
          <table:table-cell/>
          <table:table-cell table:formula="of:=ROUND([.$C666]+[.$D666] - [.$H666])" office:value-type="float" office:value="359" calcext:value-type="float">
            <text:p>359</text:p>
          </table:table-cell>
          <table:table-cell table:formula="of:=IF([.K665] + [.J666] &gt; [.$P$2]; 200000;  [.K665] + [.J666])" office:value-type="float" office:value="-134636" calcext:value-type="float">
            <text:p>-134636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8" calcext:value-type="float">
            <text:p>18</text:p>
          </table:table-cell>
          <table:table-cell office:value-type="float" office:value="3755.675" calcext:value-type="float">
            <text:p>3755,675</text:p>
          </table:table-cell>
          <table:table-cell office:value-type="float" office:value="3567.15" calcext:value-type="float">
            <text:p>3567,1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8" calcext:value-type="float">
            <text:p>18</text:p>
          </table:table-cell>
          <table:table-cell office:value-type="float" office:value="7268.14" calcext:value-type="float">
            <text:p>7268,14</text:p>
          </table:table-cell>
          <table:table-cell/>
          <table:table-cell table:formula="of:=ROUND([.$C667]+[.$D667] - [.$H667])" office:value-type="float" office:value="55" calcext:value-type="float">
            <text:p>55</text:p>
          </table:table-cell>
          <table:table-cell table:formula="of:=IF([.K666] + [.J667] &gt; [.$P$2]; 200000;  [.K666] + [.J667])" office:value-type="float" office:value="-134581" calcext:value-type="float">
            <text:p>-134581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19" calcext:value-type="float">
            <text:p>19</text:p>
          </table:table-cell>
          <table:table-cell office:value-type="float" office:value="3201.738" calcext:value-type="float">
            <text:p>3201,738</text:p>
          </table:table-cell>
          <table:table-cell office:value-type="float" office:value="2078.913" calcext:value-type="float">
            <text:p>2078,913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19" calcext:value-type="float">
            <text:p>19</text:p>
          </table:table-cell>
          <table:table-cell office:value-type="float" office:value="6495.09" calcext:value-type="float">
            <text:p>6495,09</text:p>
          </table:table-cell>
          <table:table-cell/>
          <table:table-cell table:formula="of:=ROUND([.$C668]+[.$D668] - [.$H668])" office:value-type="float" office:value="-1214" calcext:value-type="float">
            <text:p>-1214</text:p>
          </table:table-cell>
          <table:table-cell table:formula="of:=IF([.K667] + [.J668] &gt; [.$P$2]; 200000;  [.K667] + [.J668])" office:value-type="float" office:value="-135795" calcext:value-type="float">
            <text:p>-135795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0" calcext:value-type="float">
            <text:p>20</text:p>
          </table:table-cell>
          <table:table-cell office:value-type="float" office:value="2948.075" calcext:value-type="float">
            <text:p>2948,075</text:p>
          </table:table-cell>
          <table:table-cell office:value-type="float" office:value="692.425" calcext:value-type="float">
            <text:p>692,42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0" calcext:value-type="float">
            <text:p>20</text:p>
          </table:table-cell>
          <table:table-cell office:value-type="float" office:value="6319.249" calcext:value-type="float">
            <text:p>6319,249</text:p>
          </table:table-cell>
          <table:table-cell/>
          <table:table-cell table:formula="of:=ROUND([.$C669]+[.$D669] - [.$H669])" office:value-type="float" office:value="-2679" calcext:value-type="float">
            <text:p>-2679</text:p>
          </table:table-cell>
          <table:table-cell table:formula="of:=IF([.K668] + [.J669] &gt; [.$P$2]; 200000;  [.K668] + [.J669])" office:value-type="float" office:value="-138474" calcext:value-type="float">
            <text:p>-138474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1" calcext:value-type="float">
            <text:p>21</text:p>
          </table:table-cell>
          <table:table-cell office:value-type="float" office:value="3687.088" calcext:value-type="float">
            <text:p>3687,088</text:p>
          </table:table-cell>
          <table:table-cell office:value-type="float" office:value="36.175" calcext:value-type="float">
            <text:p>36,175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1" calcext:value-type="float">
            <text:p>21</text:p>
          </table:table-cell>
          <table:table-cell office:value-type="float" office:value="4910.185" calcext:value-type="float">
            <text:p>4910,185</text:p>
          </table:table-cell>
          <table:table-cell/>
          <table:table-cell table:formula="of:=ROUND([.$C670]+[.$D670] - [.$H670])" office:value-type="float" office:value="-1187" calcext:value-type="float">
            <text:p>-1187</text:p>
          </table:table-cell>
          <table:table-cell table:formula="of:=IF([.K669] + [.J670] &gt; [.$P$2]; 200000;  [.K669] + [.J670])" office:value-type="float" office:value="-139661" calcext:value-type="float">
            <text:p>-139661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2" calcext:value-type="float">
            <text:p>22</text:p>
          </table:table-cell>
          <table:table-cell office:value-type="float" office:value="4782.713" calcext:value-type="float">
            <text:p>4782,7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2" calcext:value-type="float">
            <text:p>22</text:p>
          </table:table-cell>
          <table:table-cell office:value-type="float" office:value="4739.451" calcext:value-type="float">
            <text:p>4739,451</text:p>
          </table:table-cell>
          <table:table-cell/>
          <table:table-cell table:formula="of:=ROUND([.$C671]+[.$D671] - [.$H671])" office:value-type="float" office:value="43" calcext:value-type="float">
            <text:p>43</text:p>
          </table:table-cell>
          <table:table-cell table:formula="of:=IF([.K670] + [.J671] &gt; [.$P$2]; 200000;  [.K670] + [.J671])" office:value-type="float" office:value="-139618" calcext:value-type="float">
            <text:p>-139618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3" calcext:value-type="float">
            <text:p>23</text:p>
          </table:table-cell>
          <table:table-cell office:value-type="float" office:value="5291.063" calcext:value-type="float">
            <text:p>5291,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3" calcext:value-type="float">
            <text:p>23</text:p>
          </table:table-cell>
          <table:table-cell office:value-type="float" office:value="2936.153" calcext:value-type="float">
            <text:p>2936,153</text:p>
          </table:table-cell>
          <table:table-cell/>
          <table:table-cell table:formula="of:=ROUND([.$C672]+[.$D672] - [.$H672])" office:value-type="float" office:value="2355" calcext:value-type="float">
            <text:p>2355</text:p>
          </table:table-cell>
          <table:table-cell table:formula="of:=IF([.K671] + [.J672] &gt; [.$P$2]; 200000;  [.K671] + [.J672])" office:value-type="float" office:value="-137263" calcext:value-type="float">
            <text:p>-137263</text:p>
          </table:table-cell>
          <table:table-cell table:number-columns-repeated="5"/>
        </table:table-row>
        <table:table-row table:style-name="ro1">
          <table:table-cell office:value-type="date" office:date-value="2024-04-28" calcext:value-type="date">
            <text:p>2024-04-28</text:p>
          </table:table-cell>
          <table:table-cell office:value-type="float" office:value="24" calcext:value-type="float">
            <text:p>24</text:p>
          </table:table-cell>
          <table:table-cell office:value-type="float" office:value="5382.25" calcext:value-type="float">
            <text:p>5382,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8" calcext:value-type="date">
            <text:p>2024-04-28</text:p>
          </table:table-cell>
          <table:table-cell office:value-type="float" office:value="24" calcext:value-type="float">
            <text:p>24</text:p>
          </table:table-cell>
          <table:table-cell office:value-type="float" office:value="1723.903" calcext:value-type="float">
            <text:p>1723,903</text:p>
          </table:table-cell>
          <table:table-cell/>
          <table:table-cell table:formula="of:=ROUND([.$C673]+[.$D673] - [.$H673])" office:value-type="float" office:value="3658" calcext:value-type="float">
            <text:p>3658</text:p>
          </table:table-cell>
          <table:table-cell table:formula="of:=IF([.K672] + [.J673] &gt; [.$P$2]; 200000;  [.K672] + [.J673])" office:value-type="float" office:value="-133605" calcext:value-type="float">
            <text:p>-133605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" calcext:value-type="float">
            <text:p>1</text:p>
          </table:table-cell>
          <table:table-cell office:value-type="float" office:value="5231.813" calcext:value-type="float">
            <text:p>5231,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" calcext:value-type="float">
            <text:p>1</text:p>
          </table:table-cell>
          <table:table-cell office:value-type="float" office:value="1722.757" calcext:value-type="float">
            <text:p>1722,757</text:p>
          </table:table-cell>
          <table:table-cell/>
          <table:table-cell table:formula="of:=ROUND([.$C674]+[.$D674] - [.$H674])" office:value-type="float" office:value="3509" calcext:value-type="float">
            <text:p>3509</text:p>
          </table:table-cell>
          <table:table-cell table:formula="of:=IF([.K673] + [.J674] &gt; [.$P$2]; 200000;  [.K673] + [.J674])" office:value-type="float" office:value="-130096" calcext:value-type="float">
            <text:p>-130096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" calcext:value-type="float">
            <text:p>2</text:p>
          </table:table-cell>
          <table:table-cell office:value-type="float" office:value="5017.125" calcext:value-type="float">
            <text:p>5017,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" calcext:value-type="float">
            <text:p>2</text:p>
          </table:table-cell>
          <table:table-cell office:value-type="float" office:value="1477.016" calcext:value-type="float">
            <text:p>1477,016</text:p>
          </table:table-cell>
          <table:table-cell/>
          <table:table-cell table:formula="of:=ROUND([.$C675]+[.$D675] - [.$H675])" office:value-type="float" office:value="3540" calcext:value-type="float">
            <text:p>3540</text:p>
          </table:table-cell>
          <table:table-cell table:formula="of:=IF([.K674] + [.J675] &gt; [.$P$2]; 200000;  [.K674] + [.J675])" office:value-type="float" office:value="-126556" calcext:value-type="float">
            <text:p>-126556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3" calcext:value-type="float">
            <text:p>3</text:p>
          </table:table-cell>
          <table:table-cell office:value-type="float" office:value="4546.4" calcext:value-type="float">
            <text:p>4546,4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3" calcext:value-type="float">
            <text:p>3</text:p>
          </table:table-cell>
          <table:table-cell office:value-type="float" office:value="1381.432" calcext:value-type="float">
            <text:p>1381,432</text:p>
          </table:table-cell>
          <table:table-cell/>
          <table:table-cell table:formula="of:=ROUND([.$C676]+[.$D676] - [.$H676])" office:value-type="float" office:value="3165" calcext:value-type="float">
            <text:p>3165</text:p>
          </table:table-cell>
          <table:table-cell table:formula="of:=IF([.K675] + [.J676] &gt; [.$P$2]; 200000;  [.K675] + [.J676])" office:value-type="float" office:value="-123391" calcext:value-type="float">
            <text:p>-123391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4" calcext:value-type="float">
            <text:p>4</text:p>
          </table:table-cell>
          <table:table-cell office:value-type="float" office:value="4131.463" calcext:value-type="float">
            <text:p>4131,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4" calcext:value-type="float">
            <text:p>4</text:p>
          </table:table-cell>
          <table:table-cell office:value-type="float" office:value="1384.264" calcext:value-type="float">
            <text:p>1384,264</text:p>
          </table:table-cell>
          <table:table-cell/>
          <table:table-cell table:formula="of:=ROUND([.$C677]+[.$D677] - [.$H677])" office:value-type="float" office:value="2747" calcext:value-type="float">
            <text:p>2747</text:p>
          </table:table-cell>
          <table:table-cell table:formula="of:=IF([.K676] + [.J677] &gt; [.$P$2]; 200000;  [.K676] + [.J677])" office:value-type="float" office:value="-120644" calcext:value-type="float">
            <text:p>-120644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5" calcext:value-type="float">
            <text:p>5</text:p>
          </table:table-cell>
          <table:table-cell office:value-type="float" office:value="3843.075" calcext:value-type="float">
            <text:p>3843,075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5" calcext:value-type="float">
            <text:p>5</text:p>
          </table:table-cell>
          <table:table-cell office:value-type="float" office:value="1736.204" calcext:value-type="float">
            <text:p>1736,204</text:p>
          </table:table-cell>
          <table:table-cell/>
          <table:table-cell table:formula="of:=ROUND([.$C678]+[.$D678] - [.$H678])" office:value-type="float" office:value="2107" calcext:value-type="float">
            <text:p>2107</text:p>
          </table:table-cell>
          <table:table-cell table:formula="of:=IF([.K677] + [.J678] &gt; [.$P$2]; 200000;  [.K677] + [.J678])" office:value-type="float" office:value="-118537" calcext:value-type="float">
            <text:p>-118537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6" calcext:value-type="float">
            <text:p>6</text:p>
          </table:table-cell>
          <table:table-cell office:value-type="float" office:value="3584.4" calcext:value-type="float">
            <text:p>3584,4</text:p>
          </table:table-cell>
          <table:table-cell office:value-type="float" office:value="118.938" calcext:value-type="float">
            <text:p>118,9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6" calcext:value-type="float">
            <text:p>6</text:p>
          </table:table-cell>
          <table:table-cell office:value-type="float" office:value="3436.607" calcext:value-type="float">
            <text:p>3436,607</text:p>
          </table:table-cell>
          <table:table-cell/>
          <table:table-cell table:formula="of:=ROUND([.$C679]+[.$D679] - [.$H679])" office:value-type="float" office:value="267" calcext:value-type="float">
            <text:p>267</text:p>
          </table:table-cell>
          <table:table-cell table:formula="of:=IF([.K678] + [.J679] &gt; [.$P$2]; 200000;  [.K678] + [.J679])" office:value-type="float" office:value="-118270" calcext:value-type="float">
            <text:p>-118270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7" calcext:value-type="float">
            <text:p>7</text:p>
          </table:table-cell>
          <table:table-cell office:value-type="float" office:value="3275.375" calcext:value-type="float">
            <text:p>3275,375</text:p>
          </table:table-cell>
          <table:table-cell office:value-type="float" office:value="937.138" calcext:value-type="float">
            <text:p>937,1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7" calcext:value-type="float">
            <text:p>7</text:p>
          </table:table-cell>
          <table:table-cell office:value-type="float" office:value="4681.466" calcext:value-type="float">
            <text:p>4681,466</text:p>
          </table:table-cell>
          <table:table-cell/>
          <table:table-cell table:formula="of:=ROUND([.$C680]+[.$D680] - [.$H680])" office:value-type="float" office:value="-469" calcext:value-type="float">
            <text:p>-469</text:p>
          </table:table-cell>
          <table:table-cell table:formula="of:=IF([.K679] + [.J680] &gt; [.$P$2]; 200000;  [.K679] + [.J680])" office:value-type="float" office:value="-118739" calcext:value-type="float">
            <text:p>-118739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8" calcext:value-type="float">
            <text:p>8</text:p>
          </table:table-cell>
          <table:table-cell office:value-type="float" office:value="2384.588" calcext:value-type="float">
            <text:p>2384,588</text:p>
          </table:table-cell>
          <table:table-cell office:value-type="float" office:value="2822.638" calcext:value-type="float">
            <text:p>2822,6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8" calcext:value-type="float">
            <text:p>8</text:p>
          </table:table-cell>
          <table:table-cell office:value-type="float" office:value="6924.587" calcext:value-type="float">
            <text:p>6924,587</text:p>
          </table:table-cell>
          <table:table-cell/>
          <table:table-cell table:formula="of:=ROUND([.$C681]+[.$D681] - [.$H681])" office:value-type="float" office:value="-1717" calcext:value-type="float">
            <text:p>-1717</text:p>
          </table:table-cell>
          <table:table-cell table:formula="of:=IF([.K680] + [.J681] &gt; [.$P$2]; 200000;  [.K680] + [.J681])" office:value-type="float" office:value="-120456" calcext:value-type="float">
            <text:p>-120456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9" calcext:value-type="float">
            <text:p>9</text:p>
          </table:table-cell>
          <table:table-cell office:value-type="float" office:value="1347.375" calcext:value-type="float">
            <text:p>1347,375</text:p>
          </table:table-cell>
          <table:table-cell office:value-type="float" office:value="5446.038" calcext:value-type="float">
            <text:p>5446,0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9" calcext:value-type="float">
            <text:p>9</text:p>
          </table:table-cell>
          <table:table-cell office:value-type="float" office:value="7755.532" calcext:value-type="float">
            <text:p>7755,532</text:p>
          </table:table-cell>
          <table:table-cell/>
          <table:table-cell table:formula="of:=ROUND([.$C682]+[.$D682] - [.$H682])" office:value-type="float" office:value="-962" calcext:value-type="float">
            <text:p>-962</text:p>
          </table:table-cell>
          <table:table-cell table:formula="of:=IF([.K681] + [.J682] &gt; [.$P$2]; 200000;  [.K681] + [.J682])" office:value-type="float" office:value="-121418" calcext:value-type="float">
            <text:p>-121418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0" calcext:value-type="float">
            <text:p>10</text:p>
          </table:table-cell>
          <table:table-cell office:value-type="float" office:value="1094.95" calcext:value-type="float">
            <text:p>1094,95</text:p>
          </table:table-cell>
          <table:table-cell office:value-type="float" office:value="7641.975" calcext:value-type="float">
            <text:p>7641,97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0" calcext:value-type="float">
            <text:p>10</text:p>
          </table:table-cell>
          <table:table-cell office:value-type="float" office:value="8656.099" calcext:value-type="float">
            <text:p>8656,099</text:p>
          </table:table-cell>
          <table:table-cell/>
          <table:table-cell table:formula="of:=ROUND([.$C683]+[.$D683] - [.$H683])" office:value-type="float" office:value="81" calcext:value-type="float">
            <text:p>81</text:p>
          </table:table-cell>
          <table:table-cell table:formula="of:=IF([.K682] + [.J683] &gt; [.$P$2]; 200000;  [.K682] + [.J683])" office:value-type="float" office:value="-121337" calcext:value-type="float">
            <text:p>-121337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1" calcext:value-type="float">
            <text:p>11</text:p>
          </table:table-cell>
          <table:table-cell office:value-type="float" office:value="1180.338" calcext:value-type="float">
            <text:p>1180,338</text:p>
          </table:table-cell>
          <table:table-cell office:value-type="float" office:value="9545.763" calcext:value-type="float">
            <text:p>9545,763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1" calcext:value-type="float">
            <text:p>11</text:p>
          </table:table-cell>
          <table:table-cell office:value-type="float" office:value="8631.779" calcext:value-type="float">
            <text:p>8631,779</text:p>
          </table:table-cell>
          <table:table-cell/>
          <table:table-cell table:formula="of:=ROUND([.$C684]+[.$D684] - [.$H684])" office:value-type="float" office:value="2094" calcext:value-type="float">
            <text:p>2094</text:p>
          </table:table-cell>
          <table:table-cell table:formula="of:=IF([.K683] + [.J684] &gt; [.$P$2]; 200000;  [.K683] + [.J684])" office:value-type="float" office:value="-119243" calcext:value-type="float">
            <text:p>-119243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2" calcext:value-type="float">
            <text:p>12</text:p>
          </table:table-cell>
          <table:table-cell office:value-type="float" office:value="1330.15" calcext:value-type="float">
            <text:p>1330,15</text:p>
          </table:table-cell>
          <table:table-cell office:value-type="float" office:value="9180.538" calcext:value-type="float">
            <text:p>9180,5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2" calcext:value-type="float">
            <text:p>12</text:p>
          </table:table-cell>
          <table:table-cell office:value-type="float" office:value="8775.224" calcext:value-type="float">
            <text:p>8775,224</text:p>
          </table:table-cell>
          <table:table-cell/>
          <table:table-cell table:formula="of:=ROUND([.$C685]+[.$D685] - [.$H685])" office:value-type="float" office:value="1735" calcext:value-type="float">
            <text:p>1735</text:p>
          </table:table-cell>
          <table:table-cell table:formula="of:=IF([.K684] + [.J685] &gt; [.$P$2]; 200000;  [.K684] + [.J685])" office:value-type="float" office:value="-117508" calcext:value-type="float">
            <text:p>-117508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3" calcext:value-type="float">
            <text:p>13</text:p>
          </table:table-cell>
          <table:table-cell office:value-type="float" office:value="1515.025" calcext:value-type="float">
            <text:p>1515,025</text:p>
          </table:table-cell>
          <table:table-cell office:value-type="float" office:value="8799.45" calcext:value-type="float">
            <text:p>8799,4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3" calcext:value-type="float">
            <text:p>13</text:p>
          </table:table-cell>
          <table:table-cell office:value-type="float" office:value="9141.973" calcext:value-type="float">
            <text:p>9141,973</text:p>
          </table:table-cell>
          <table:table-cell/>
          <table:table-cell table:formula="of:=ROUND([.$C686]+[.$D686] - [.$H686])" office:value-type="float" office:value="1173" calcext:value-type="float">
            <text:p>1173</text:p>
          </table:table-cell>
          <table:table-cell table:formula="of:=IF([.K685] + [.J686] &gt; [.$P$2]; 200000;  [.K685] + [.J686])" office:value-type="float" office:value="-116335" calcext:value-type="float">
            <text:p>-116335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4" calcext:value-type="float">
            <text:p>14</text:p>
          </table:table-cell>
          <table:table-cell office:value-type="float" office:value="1608.875" calcext:value-type="float">
            <text:p>1608,875</text:p>
          </table:table-cell>
          <table:table-cell office:value-type="float" office:value="8568.475" calcext:value-type="float">
            <text:p>8568,47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4" calcext:value-type="float">
            <text:p>14</text:p>
          </table:table-cell>
          <table:table-cell office:value-type="float" office:value="8636.78" calcext:value-type="float">
            <text:p>8636,78</text:p>
          </table:table-cell>
          <table:table-cell/>
          <table:table-cell table:formula="of:=ROUND([.$C687]+[.$D687] - [.$H687])" office:value-type="float" office:value="1541" calcext:value-type="float">
            <text:p>1541</text:p>
          </table:table-cell>
          <table:table-cell table:formula="of:=IF([.K686] + [.J687] &gt; [.$P$2]; 200000;  [.K686] + [.J687])" office:value-type="float" office:value="-114794" calcext:value-type="float">
            <text:p>-114794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5" calcext:value-type="float">
            <text:p>15</text:p>
          </table:table-cell>
          <table:table-cell office:value-type="float" office:value="1706.5" calcext:value-type="float">
            <text:p>1706,5</text:p>
          </table:table-cell>
          <table:table-cell office:value-type="float" office:value="7865.438" calcext:value-type="float">
            <text:p>7865,4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5" calcext:value-type="float">
            <text:p>15</text:p>
          </table:table-cell>
          <table:table-cell office:value-type="float" office:value="8903.667" calcext:value-type="float">
            <text:p>8903,667</text:p>
          </table:table-cell>
          <table:table-cell/>
          <table:table-cell table:formula="of:=ROUND([.$C688]+[.$D688] - [.$H688])" office:value-type="float" office:value="668" calcext:value-type="float">
            <text:p>668</text:p>
          </table:table-cell>
          <table:table-cell table:formula="of:=IF([.K687] + [.J688] &gt; [.$P$2]; 200000;  [.K687] + [.J688])" office:value-type="float" office:value="-114126" calcext:value-type="float">
            <text:p>-114126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6" calcext:value-type="float">
            <text:p>16</text:p>
          </table:table-cell>
          <table:table-cell office:value-type="float" office:value="1699.413" calcext:value-type="float">
            <text:p>1699,413</text:p>
          </table:table-cell>
          <table:table-cell office:value-type="float" office:value="7673.038" calcext:value-type="float">
            <text:p>7673,038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6" calcext:value-type="float">
            <text:p>16</text:p>
          </table:table-cell>
          <table:table-cell office:value-type="float" office:value="8967.088" calcext:value-type="float">
            <text:p>8967,088</text:p>
          </table:table-cell>
          <table:table-cell/>
          <table:table-cell table:formula="of:=ROUND([.$C689]+[.$D689] - [.$H689])" office:value-type="float" office:value="405" calcext:value-type="float">
            <text:p>405</text:p>
          </table:table-cell>
          <table:table-cell table:formula="of:=IF([.K688] + [.J689] &gt; [.$P$2]; 200000;  [.K688] + [.J689])" office:value-type="float" office:value="-113721" calcext:value-type="float">
            <text:p>-113721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7" calcext:value-type="float">
            <text:p>17</text:p>
          </table:table-cell>
          <table:table-cell office:value-type="float" office:value="1678.763" calcext:value-type="float">
            <text:p>1678,763</text:p>
          </table:table-cell>
          <table:table-cell office:value-type="float" office:value="6558.375" calcext:value-type="float">
            <text:p>6558,37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7" calcext:value-type="float">
            <text:p>17</text:p>
          </table:table-cell>
          <table:table-cell office:value-type="float" office:value="8652.789" calcext:value-type="float">
            <text:p>8652,789</text:p>
          </table:table-cell>
          <table:table-cell/>
          <table:table-cell table:formula="of:=ROUND([.$C690]+[.$D690] - [.$H690])" office:value-type="float" office:value="-416" calcext:value-type="float">
            <text:p>-416</text:p>
          </table:table-cell>
          <table:table-cell table:formula="of:=IF([.K689] + [.J690] &gt; [.$P$2]; 200000;  [.K689] + [.J690])" office:value-type="float" office:value="-114137" calcext:value-type="float">
            <text:p>-114137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8" calcext:value-type="float">
            <text:p>18</text:p>
          </table:table-cell>
          <table:table-cell office:value-type="float" office:value="1672.45" calcext:value-type="float">
            <text:p>1672,45</text:p>
          </table:table-cell>
          <table:table-cell office:value-type="float" office:value="4528.463" calcext:value-type="float">
            <text:p>4528,463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8" calcext:value-type="float">
            <text:p>18</text:p>
          </table:table-cell>
          <table:table-cell office:value-type="float" office:value="7944.754" calcext:value-type="float">
            <text:p>7944,754</text:p>
          </table:table-cell>
          <table:table-cell/>
          <table:table-cell table:formula="of:=ROUND([.$C691]+[.$D691] - [.$H691])" office:value-type="float" office:value="-1744" calcext:value-type="float">
            <text:p>-1744</text:p>
          </table:table-cell>
          <table:table-cell table:formula="of:=IF([.K690] + [.J691] &gt; [.$P$2]; 200000;  [.K690] + [.J691])" office:value-type="float" office:value="-115881" calcext:value-type="float">
            <text:p>-115881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9" calcext:value-type="float">
            <text:p>19</text:p>
          </table:table-cell>
          <table:table-cell office:value-type="float" office:value="1669.963" calcext:value-type="float">
            <text:p>1669,963</text:p>
          </table:table-cell>
          <table:table-cell office:value-type="float" office:value="2260.35" calcext:value-type="float">
            <text:p>2260,3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19" calcext:value-type="float">
            <text:p>19</text:p>
          </table:table-cell>
          <table:table-cell office:value-type="float" office:value="7099.738" calcext:value-type="float">
            <text:p>7099,738</text:p>
          </table:table-cell>
          <table:table-cell/>
          <table:table-cell table:formula="of:=ROUND([.$C692]+[.$D692] - [.$H692])" office:value-type="float" office:value="-3169" calcext:value-type="float">
            <text:p>-3169</text:p>
          </table:table-cell>
          <table:table-cell table:formula="of:=IF([.K691] + [.J692] &gt; [.$P$2]; 200000;  [.K691] + [.J692])" office:value-type="float" office:value="-119050" calcext:value-type="float">
            <text:p>-119050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0" calcext:value-type="float">
            <text:p>20</text:p>
          </table:table-cell>
          <table:table-cell office:value-type="float" office:value="1912.2" calcext:value-type="float">
            <text:p>1912,2</text:p>
          </table:table-cell>
          <table:table-cell office:value-type="float" office:value="688.363" calcext:value-type="float">
            <text:p>688,363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0" calcext:value-type="float">
            <text:p>20</text:p>
          </table:table-cell>
          <table:table-cell office:value-type="float" office:value="6907.528" calcext:value-type="float">
            <text:p>6907,528</text:p>
          </table:table-cell>
          <table:table-cell/>
          <table:table-cell table:formula="of:=ROUND([.$C693]+[.$D693] - [.$H693])" office:value-type="float" office:value="-4307" calcext:value-type="float">
            <text:p>-4307</text:p>
          </table:table-cell>
          <table:table-cell table:formula="of:=IF([.K692] + [.J693] &gt; [.$P$2]; 200000;  [.K692] + [.J693])" office:value-type="float" office:value="-123357" calcext:value-type="float">
            <text:p>-123357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1" calcext:value-type="float">
            <text:p>21</text:p>
          </table:table-cell>
          <table:table-cell office:value-type="float" office:value="2709.538" calcext:value-type="float">
            <text:p>2709,538</text:p>
          </table:table-cell>
          <table:table-cell office:value-type="float" office:value="64.45" calcext:value-type="float">
            <text:p>64,45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1" calcext:value-type="float">
            <text:p>21</text:p>
          </table:table-cell>
          <table:table-cell office:value-type="float" office:value="5367.289" calcext:value-type="float">
            <text:p>5367,289</text:p>
          </table:table-cell>
          <table:table-cell/>
          <table:table-cell table:formula="of:=ROUND([.$C694]+[.$D694] - [.$H694])" office:value-type="float" office:value="-2593" calcext:value-type="float">
            <text:p>-2593</text:p>
          </table:table-cell>
          <table:table-cell table:formula="of:=IF([.K693] + [.J694] &gt; [.$P$2]; 200000;  [.K693] + [.J694])" office:value-type="float" office:value="-125950" calcext:value-type="float">
            <text:p>-125950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2" calcext:value-type="float">
            <text:p>22</text:p>
          </table:table-cell>
          <table:table-cell office:value-type="float" office:value="3575.313" calcext:value-type="float">
            <text:p>3575,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2" calcext:value-type="float">
            <text:p>22</text:p>
          </table:table-cell>
          <table:table-cell office:value-type="float" office:value="5180.661" calcext:value-type="float">
            <text:p>5180,661</text:p>
          </table:table-cell>
          <table:table-cell/>
          <table:table-cell table:formula="of:=ROUND([.$C695]+[.$D695] - [.$H695])" office:value-type="float" office:value="-1605" calcext:value-type="float">
            <text:p>-1605</text:p>
          </table:table-cell>
          <table:table-cell table:formula="of:=IF([.K694] + [.J695] &gt; [.$P$2]; 200000;  [.K694] + [.J695])" office:value-type="float" office:value="-127555" calcext:value-type="float">
            <text:p>-127555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3" calcext:value-type="float">
            <text:p>23</text:p>
          </table:table-cell>
          <table:table-cell office:value-type="float" office:value="4097.675" calcext:value-type="float">
            <text:p>4097,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3" calcext:value-type="float">
            <text:p>23</text:p>
          </table:table-cell>
          <table:table-cell office:value-type="float" office:value="3209.488" calcext:value-type="float">
            <text:p>3209,488</text:p>
          </table:table-cell>
          <table:table-cell/>
          <table:table-cell table:formula="of:=ROUND([.$C696]+[.$D696] - [.$H696])" office:value-type="float" office:value="888" calcext:value-type="float">
            <text:p>888</text:p>
          </table:table-cell>
          <table:table-cell table:formula="of:=IF([.K695] + [.J696] &gt; [.$P$2]; 200000;  [.K695] + [.J696])" office:value-type="float" office:value="-126667" calcext:value-type="float">
            <text:p>-126667</text:p>
          </table:table-cell>
          <table:table-cell table:number-columns-repeated="5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24" calcext:value-type="float">
            <text:p>24</text:p>
          </table:table-cell>
          <table:table-cell office:value-type="float" office:value="4326.838" calcext:value-type="float">
            <text:p>4326,8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29" calcext:value-type="date">
            <text:p>2024-04-29</text:p>
          </table:table-cell>
          <table:table-cell office:value-type="float" office:value="24" calcext:value-type="float">
            <text:p>24</text:p>
          </table:table-cell>
          <table:table-cell office:value-type="float" office:value="1884.386" calcext:value-type="float">
            <text:p>1884,386</text:p>
          </table:table-cell>
          <table:table-cell/>
          <table:table-cell table:formula="of:=ROUND([.$C697]+[.$D697] - [.$H697])" office:value-type="float" office:value="2442" calcext:value-type="float">
            <text:p>2442</text:p>
          </table:table-cell>
          <table:table-cell table:formula="of:=IF([.K696] + [.J697] &gt; [.$P$2]; 200000;  [.K696] + [.J697])" office:value-type="float" office:value="-124225" calcext:value-type="float">
            <text:p>-124225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" calcext:value-type="float">
            <text:p>1</text:p>
          </table:table-cell>
          <table:table-cell office:value-type="float" office:value="4272.663" calcext:value-type="float">
            <text:p>4272,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" calcext:value-type="float">
            <text:p>1</text:p>
          </table:table-cell>
          <table:table-cell office:value-type="float" office:value="1721.034" calcext:value-type="float">
            <text:p>1721,034</text:p>
          </table:table-cell>
          <table:table-cell/>
          <table:table-cell table:formula="of:=ROUND([.$C698]+[.$D698] - [.$H698])" office:value-type="float" office:value="2552" calcext:value-type="float">
            <text:p>2552</text:p>
          </table:table-cell>
          <table:table-cell table:formula="of:=IF([.K697] + [.J698] &gt; [.$P$2]; 200000;  [.K697] + [.J698])" office:value-type="float" office:value="-121673" calcext:value-type="float">
            <text:p>-121673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" calcext:value-type="float">
            <text:p>2</text:p>
          </table:table-cell>
          <table:table-cell office:value-type="float" office:value="4037" calcext:value-type="float">
            <text:p>4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" calcext:value-type="float">
            <text:p>2</text:p>
          </table:table-cell>
          <table:table-cell office:value-type="float" office:value="1475.539" calcext:value-type="float">
            <text:p>1475,539</text:p>
          </table:table-cell>
          <table:table-cell/>
          <table:table-cell table:formula="of:=ROUND([.$C699]+[.$D699] - [.$H699])" office:value-type="float" office:value="2561" calcext:value-type="float">
            <text:p>2561</text:p>
          </table:table-cell>
          <table:table-cell table:formula="of:=IF([.K698] + [.J699] &gt; [.$P$2]; 200000;  [.K698] + [.J699])" office:value-type="float" office:value="-119112" calcext:value-type="float">
            <text:p>-119112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3" calcext:value-type="float">
            <text:p>3</text:p>
          </table:table-cell>
          <table:table-cell office:value-type="float" office:value="3760.938" calcext:value-type="float">
            <text:p>3760,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3" calcext:value-type="float">
            <text:p>3</text:p>
          </table:table-cell>
          <table:table-cell office:value-type="float" office:value="1380.051" calcext:value-type="float">
            <text:p>1380,051</text:p>
          </table:table-cell>
          <table:table-cell/>
          <table:table-cell table:formula="of:=ROUND([.$C700]+[.$D700] - [.$H700])" office:value-type="float" office:value="2381" calcext:value-type="float">
            <text:p>2381</text:p>
          </table:table-cell>
          <table:table-cell table:formula="of:=IF([.K699] + [.J700] &gt; [.$P$2]; 200000;  [.K699] + [.J700])" office:value-type="float" office:value="-116731" calcext:value-type="float">
            <text:p>-116731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4" calcext:value-type="float">
            <text:p>4</text:p>
          </table:table-cell>
          <table:table-cell office:value-type="float" office:value="3717.313" calcext:value-type="float">
            <text:p>3717,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4" calcext:value-type="float">
            <text:p>4</text:p>
          </table:table-cell>
          <table:table-cell office:value-type="float" office:value="1382.879" calcext:value-type="float">
            <text:p>1382,879</text:p>
          </table:table-cell>
          <table:table-cell/>
          <table:table-cell table:formula="of:=ROUND([.$C701]+[.$D701] - [.$H701])" office:value-type="float" office:value="2334" calcext:value-type="float">
            <text:p>2334</text:p>
          </table:table-cell>
          <table:table-cell table:formula="of:=IF([.K700] + [.J701] &gt; [.$P$2]; 200000;  [.K700] + [.J701])" office:value-type="float" office:value="-114397" calcext:value-type="float">
            <text:p>-114397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5" calcext:value-type="float">
            <text:p>5</text:p>
          </table:table-cell>
          <table:table-cell office:value-type="float" office:value="3945.738" calcext:value-type="float">
            <text:p>3945,738</text:p>
          </table:table-cell>
          <table:table-cell office:value-type="float" office:value="0.488" calcext:value-type="float">
            <text:p>0,48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5" calcext:value-type="float">
            <text:p>5</text:p>
          </table:table-cell>
          <table:table-cell office:value-type="float" office:value="2073.128" calcext:value-type="float">
            <text:p>2073,128</text:p>
          </table:table-cell>
          <table:table-cell/>
          <table:table-cell table:formula="of:=ROUND([.$C702]+[.$D702] - [.$H702])" office:value-type="float" office:value="1873" calcext:value-type="float">
            <text:p>1873</text:p>
          </table:table-cell>
          <table:table-cell table:formula="of:=IF([.K701] + [.J702] &gt; [.$P$2]; 200000;  [.K701] + [.J702])" office:value-type="float" office:value="-112524" calcext:value-type="float">
            <text:p>-112524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6" calcext:value-type="float">
            <text:p>6</text:p>
          </table:table-cell>
          <table:table-cell office:value-type="float" office:value="4228.6" calcext:value-type="float">
            <text:p>4228,6</text:p>
          </table:table-cell>
          <table:table-cell office:value-type="float" office:value="126.438" calcext:value-type="float">
            <text:p>126,43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6" calcext:value-type="float">
            <text:p>6</text:p>
          </table:table-cell>
          <table:table-cell office:value-type="float" office:value="3433.17" calcext:value-type="float">
            <text:p>3433,17</text:p>
          </table:table-cell>
          <table:table-cell/>
          <table:table-cell table:formula="of:=ROUND([.$C703]+[.$D703] - [.$H703])" office:value-type="float" office:value="922" calcext:value-type="float">
            <text:p>922</text:p>
          </table:table-cell>
          <table:table-cell table:formula="of:=IF([.K702] + [.J703] &gt; [.$P$2]; 200000;  [.K702] + [.J703])" office:value-type="float" office:value="-111602" calcext:value-type="float">
            <text:p>-111602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7" calcext:value-type="float">
            <text:p>7</text:p>
          </table:table-cell>
          <table:table-cell office:value-type="float" office:value="4063.113" calcext:value-type="float">
            <text:p>4063,113</text:p>
          </table:table-cell>
          <table:table-cell office:value-type="float" office:value="1112.85" calcext:value-type="float">
            <text:p>1112,85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7" calcext:value-type="float">
            <text:p>7</text:p>
          </table:table-cell>
          <table:table-cell office:value-type="float" office:value="4676.785" calcext:value-type="float">
            <text:p>4676,785</text:p>
          </table:table-cell>
          <table:table-cell/>
          <table:table-cell table:formula="of:=ROUND([.$C704]+[.$D704] - [.$H704])" office:value-type="float" office:value="499" calcext:value-type="float">
            <text:p>499</text:p>
          </table:table-cell>
          <table:table-cell table:formula="of:=IF([.K703] + [.J704] &gt; [.$P$2]; 200000;  [.K703] + [.J704])" office:value-type="float" office:value="-111103" calcext:value-type="float">
            <text:p>-111103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8" calcext:value-type="float">
            <text:p>8</text:p>
          </table:table-cell>
          <table:table-cell office:value-type="float" office:value="3116.538" calcext:value-type="float">
            <text:p>3116,538</text:p>
          </table:table-cell>
          <table:table-cell office:value-type="float" office:value="3288.9" calcext:value-type="float">
            <text:p>3288,9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8" calcext:value-type="float">
            <text:p>8</text:p>
          </table:table-cell>
          <table:table-cell office:value-type="float" office:value="7287.851" calcext:value-type="float">
            <text:p>7287,851</text:p>
          </table:table-cell>
          <table:table-cell/>
          <table:table-cell table:formula="of:=ROUND([.$C705]+[.$D705] - [.$H705])" office:value-type="float" office:value="-882" calcext:value-type="float">
            <text:p>-882</text:p>
          </table:table-cell>
          <table:table-cell table:formula="of:=IF([.K704] + [.J705] &gt; [.$P$2]; 200000;  [.K704] + [.J705])" office:value-type="float" office:value="-111985" calcext:value-type="float">
            <text:p>-111985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9" calcext:value-type="float">
            <text:p>9</text:p>
          </table:table-cell>
          <table:table-cell office:value-type="float" office:value="1871.9" calcext:value-type="float">
            <text:p>1871,9</text:p>
          </table:table-cell>
          <table:table-cell office:value-type="float" office:value="6150.063" calcext:value-type="float">
            <text:p>6150,06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9" calcext:value-type="float">
            <text:p>9</text:p>
          </table:table-cell>
          <table:table-cell office:value-type="float" office:value="7747.777" calcext:value-type="float">
            <text:p>7747,777</text:p>
          </table:table-cell>
          <table:table-cell/>
          <table:table-cell table:formula="of:=ROUND([.$C706]+[.$D706] - [.$H706])" office:value-type="float" office:value="274" calcext:value-type="float">
            <text:p>274</text:p>
          </table:table-cell>
          <table:table-cell table:formula="of:=IF([.K705] + [.J706] &gt; [.$P$2]; 200000;  [.K705] + [.J706])" office:value-type="float" office:value="-111711" calcext:value-type="float">
            <text:p>-111711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0" calcext:value-type="float">
            <text:p>10</text:p>
          </table:table-cell>
          <table:table-cell office:value-type="float" office:value="1349.938" calcext:value-type="float">
            <text:p>1349,938</text:p>
          </table:table-cell>
          <table:table-cell office:value-type="float" office:value="8576.313" calcext:value-type="float">
            <text:p>8576,31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0" calcext:value-type="float">
            <text:p>10</text:p>
          </table:table-cell>
          <table:table-cell office:value-type="float" office:value="8647.443" calcext:value-type="float">
            <text:p>8647,443</text:p>
          </table:table-cell>
          <table:table-cell/>
          <table:table-cell table:formula="of:=ROUND([.$C707]+[.$D707] - [.$H707])" office:value-type="float" office:value="1279" calcext:value-type="float">
            <text:p>1279</text:p>
          </table:table-cell>
          <table:table-cell table:formula="of:=IF([.K706] + [.J707] &gt; [.$P$2]; 200000;  [.K706] + [.J707])" office:value-type="float" office:value="-110432" calcext:value-type="float">
            <text:p>-110432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1" calcext:value-type="float">
            <text:p>11</text:p>
          </table:table-cell>
          <table:table-cell office:value-type="float" office:value="1425.5" calcext:value-type="float">
            <text:p>1425,5</text:p>
          </table:table-cell>
          <table:table-cell office:value-type="float" office:value="9089.513" calcext:value-type="float">
            <text:p>9089,51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1" calcext:value-type="float">
            <text:p>11</text:p>
          </table:table-cell>
          <table:table-cell office:value-type="float" office:value="8623.147" calcext:value-type="float">
            <text:p>8623,147</text:p>
          </table:table-cell>
          <table:table-cell/>
          <table:table-cell table:formula="of:=ROUND([.$C708]+[.$D708] - [.$H708])" office:value-type="float" office:value="1892" calcext:value-type="float">
            <text:p>1892</text:p>
          </table:table-cell>
          <table:table-cell table:formula="of:=IF([.K707] + [.J708] &gt; [.$P$2]; 200000;  [.K707] + [.J708])" office:value-type="float" office:value="-108540" calcext:value-type="float">
            <text:p>-108540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2" calcext:value-type="float">
            <text:p>12</text:p>
          </table:table-cell>
          <table:table-cell office:value-type="float" office:value="1697.863" calcext:value-type="float">
            <text:p>1697,863</text:p>
          </table:table-cell>
          <table:table-cell office:value-type="float" office:value="8942.65" calcext:value-type="float">
            <text:p>8942,65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2" calcext:value-type="float">
            <text:p>12</text:p>
          </table:table-cell>
          <table:table-cell office:value-type="float" office:value="8766.449" calcext:value-type="float">
            <text:p>8766,449</text:p>
          </table:table-cell>
          <table:table-cell/>
          <table:table-cell table:formula="of:=ROUND([.$C709]+[.$D709] - [.$H709])" office:value-type="float" office:value="1874" calcext:value-type="float">
            <text:p>1874</text:p>
          </table:table-cell>
          <table:table-cell table:formula="of:=IF([.K708] + [.J709] &gt; [.$P$2]; 200000;  [.K708] + [.J709])" office:value-type="float" office:value="-106666" calcext:value-type="float">
            <text:p>-106666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3" calcext:value-type="float">
            <text:p>13</text:p>
          </table:table-cell>
          <table:table-cell office:value-type="float" office:value="1998.063" calcext:value-type="float">
            <text:p>1998,063</text:p>
          </table:table-cell>
          <table:table-cell office:value-type="float" office:value="9074.263" calcext:value-type="float">
            <text:p>9074,26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3" calcext:value-type="float">
            <text:p>13</text:p>
          </table:table-cell>
          <table:table-cell office:value-type="float" office:value="9132.831" calcext:value-type="float">
            <text:p>9132,831</text:p>
          </table:table-cell>
          <table:table-cell/>
          <table:table-cell table:formula="of:=ROUND([.$C710]+[.$D710] - [.$H710])" office:value-type="float" office:value="1939" calcext:value-type="float">
            <text:p>1939</text:p>
          </table:table-cell>
          <table:table-cell table:formula="of:=IF([.K709] + [.J710] &gt; [.$P$2]; 200000;  [.K709] + [.J710])" office:value-type="float" office:value="-104727" calcext:value-type="float">
            <text:p>-104727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4" calcext:value-type="float">
            <text:p>14</text:p>
          </table:table-cell>
          <table:table-cell office:value-type="float" office:value="2532.55" calcext:value-type="float">
            <text:p>2532,55</text:p>
          </table:table-cell>
          <table:table-cell office:value-type="float" office:value="9028.438" calcext:value-type="float">
            <text:p>9028,43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4" calcext:value-type="float">
            <text:p>14</text:p>
          </table:table-cell>
          <table:table-cell office:value-type="float" office:value="8628.143" calcext:value-type="float">
            <text:p>8628,143</text:p>
          </table:table-cell>
          <table:table-cell/>
          <table:table-cell table:formula="of:=ROUND([.$C711]+[.$D711] - [.$H711])" office:value-type="float" office:value="2933" calcext:value-type="float">
            <text:p>2933</text:p>
          </table:table-cell>
          <table:table-cell table:formula="of:=IF([.K710] + [.J711] &gt; [.$P$2]; 200000;  [.K710] + [.J711])" office:value-type="float" office:value="-101794" calcext:value-type="float">
            <text:p>-101794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5" calcext:value-type="float">
            <text:p>15</text:p>
          </table:table-cell>
          <table:table-cell office:value-type="float" office:value="2994.675" calcext:value-type="float">
            <text:p>2994,675</text:p>
          </table:table-cell>
          <table:table-cell office:value-type="float" office:value="8596.263" calcext:value-type="float">
            <text:p>8596,26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5" calcext:value-type="float">
            <text:p>15</text:p>
          </table:table-cell>
          <table:table-cell office:value-type="float" office:value="8894.763" calcext:value-type="float">
            <text:p>8894,763</text:p>
          </table:table-cell>
          <table:table-cell/>
          <table:table-cell table:formula="of:=ROUND([.$C712]+[.$D712] - [.$H712])" office:value-type="float" office:value="2696" calcext:value-type="float">
            <text:p>2696</text:p>
          </table:table-cell>
          <table:table-cell table:formula="of:=IF([.K711] + [.J712] &gt; [.$P$2]; 200000;  [.K711] + [.J712])" office:value-type="float" office:value="-99098" calcext:value-type="float">
            <text:p>-99098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6" calcext:value-type="float">
            <text:p>16</text:p>
          </table:table-cell>
          <table:table-cell office:value-type="float" office:value="3244.65" calcext:value-type="float">
            <text:p>3244,65</text:p>
          </table:table-cell>
          <table:table-cell office:value-type="float" office:value="7601.838" calcext:value-type="float">
            <text:p>7601,83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6" calcext:value-type="float">
            <text:p>16</text:p>
          </table:table-cell>
          <table:table-cell office:value-type="float" office:value="8958.121" calcext:value-type="float">
            <text:p>8958,121</text:p>
          </table:table-cell>
          <table:table-cell/>
          <table:table-cell table:formula="of:=ROUND([.$C713]+[.$D713] - [.$H713])" office:value-type="float" office:value="1888" calcext:value-type="float">
            <text:p>1888</text:p>
          </table:table-cell>
          <table:table-cell table:formula="of:=IF([.K712] + [.J713] &gt; [.$P$2]; 200000;  [.K712] + [.J713])" office:value-type="float" office:value="-97210" calcext:value-type="float">
            <text:p>-97210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7" calcext:value-type="float">
            <text:p>17</text:p>
          </table:table-cell>
          <table:table-cell office:value-type="float" office:value="3232.613" calcext:value-type="float">
            <text:p>3232,613</text:p>
          </table:table-cell>
          <table:table-cell office:value-type="float" office:value="7113.863" calcext:value-type="float">
            <text:p>7113,86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7" calcext:value-type="float">
            <text:p>17</text:p>
          </table:table-cell>
          <table:table-cell office:value-type="float" office:value="8644.137" calcext:value-type="float">
            <text:p>8644,137</text:p>
          </table:table-cell>
          <table:table-cell/>
          <table:table-cell table:formula="of:=ROUND([.$C714]+[.$D714] - [.$H714])" office:value-type="float" office:value="1702" calcext:value-type="float">
            <text:p>1702</text:p>
          </table:table-cell>
          <table:table-cell table:formula="of:=IF([.K713] + [.J714] &gt; [.$P$2]; 200000;  [.K713] + [.J714])" office:value-type="float" office:value="-95508" calcext:value-type="float">
            <text:p>-95508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8" calcext:value-type="float">
            <text:p>18</text:p>
          </table:table-cell>
          <table:table-cell office:value-type="float" office:value="3254.475" calcext:value-type="float">
            <text:p>3254,475</text:p>
          </table:table-cell>
          <table:table-cell office:value-type="float" office:value="5229.638" calcext:value-type="float">
            <text:p>5229,63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8" calcext:value-type="float">
            <text:p>18</text:p>
          </table:table-cell>
          <table:table-cell office:value-type="float" office:value="7936.809" calcext:value-type="float">
            <text:p>7936,809</text:p>
          </table:table-cell>
          <table:table-cell/>
          <table:table-cell table:formula="of:=ROUND([.$C715]+[.$D715] - [.$H715])" office:value-type="float" office:value="547" calcext:value-type="float">
            <text:p>547</text:p>
          </table:table-cell>
          <table:table-cell table:formula="of:=IF([.K714] + [.J715] &gt; [.$P$2]; 200000;  [.K714] + [.J715])" office:value-type="float" office:value="-94961" calcext:value-type="float">
            <text:p>-94961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19" calcext:value-type="float">
            <text:p>19</text:p>
          </table:table-cell>
          <table:table-cell office:value-type="float" office:value="3098.8" calcext:value-type="float">
            <text:p>3098,8</text:p>
          </table:table-cell>
          <table:table-cell office:value-type="float" office:value="2741.8" calcext:value-type="float">
            <text:p>2741,8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19" calcext:value-type="float">
            <text:p>19</text:p>
          </table:table-cell>
          <table:table-cell office:value-type="float" office:value="7092.638" calcext:value-type="float">
            <text:p>7092,638</text:p>
          </table:table-cell>
          <table:table-cell/>
          <table:table-cell table:formula="of:=ROUND([.$C716]+[.$D716] - [.$H716])" office:value-type="float" office:value="-1252" calcext:value-type="float">
            <text:p>-1252</text:p>
          </table:table-cell>
          <table:table-cell table:formula="of:=IF([.K715] + [.J716] &gt; [.$P$2]; 200000;  [.K715] + [.J716])" office:value-type="float" office:value="-96213" calcext:value-type="float">
            <text:p>-96213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0" calcext:value-type="float">
            <text:p>20</text:p>
          </table:table-cell>
          <table:table-cell office:value-type="float" office:value="3200.613" calcext:value-type="float">
            <text:p>3200,613</text:p>
          </table:table-cell>
          <table:table-cell office:value-type="float" office:value="806.363" calcext:value-type="float">
            <text:p>806,363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0" calcext:value-type="float">
            <text:p>20</text:p>
          </table:table-cell>
          <table:table-cell office:value-type="float" office:value="6900.62" calcext:value-type="float">
            <text:p>6900,62</text:p>
          </table:table-cell>
          <table:table-cell/>
          <table:table-cell table:formula="of:=ROUND([.$C717]+[.$D717] - [.$H717])" office:value-type="float" office:value="-2894" calcext:value-type="float">
            <text:p>-2894</text:p>
          </table:table-cell>
          <table:table-cell table:formula="of:=IF([.K716] + [.J717] &gt; [.$P$2]; 200000;  [.K716] + [.J717])" office:value-type="float" office:value="-99107" calcext:value-type="float">
            <text:p>-99107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1" calcext:value-type="float">
            <text:p>21</text:p>
          </table:table-cell>
          <table:table-cell office:value-type="float" office:value="4075.263" calcext:value-type="float">
            <text:p>4075,263</text:p>
          </table:table-cell>
          <table:table-cell office:value-type="float" office:value="65.525" calcext:value-type="float">
            <text:p>65,525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1" calcext:value-type="float">
            <text:p>21</text:p>
          </table:table-cell>
          <table:table-cell office:value-type="float" office:value="5361.922" calcext:value-type="float">
            <text:p>5361,922</text:p>
          </table:table-cell>
          <table:table-cell/>
          <table:table-cell table:formula="of:=ROUND([.$C718]+[.$D718] - [.$H718])" office:value-type="float" office:value="-1221" calcext:value-type="float">
            <text:p>-1221</text:p>
          </table:table-cell>
          <table:table-cell table:formula="of:=IF([.K717] + [.J718] &gt; [.$P$2]; 200000;  [.K717] + [.J718])" office:value-type="float" office:value="-100328" calcext:value-type="float">
            <text:p>-100328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2" calcext:value-type="float">
            <text:p>22</text:p>
          </table:table-cell>
          <table:table-cell office:value-type="float" office:value="5190.425" calcext:value-type="float">
            <text:p>5190,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2" calcext:value-type="float">
            <text:p>22</text:p>
          </table:table-cell>
          <table:table-cell office:value-type="float" office:value="5175.48" calcext:value-type="float">
            <text:p>5175,48</text:p>
          </table:table-cell>
          <table:table-cell/>
          <table:table-cell table:formula="of:=ROUND([.$C719]+[.$D719] - [.$H719])" office:value-type="float" office:value="15" calcext:value-type="float">
            <text:p>15</text:p>
          </table:table-cell>
          <table:table-cell table:formula="of:=IF([.K718] + [.J719] &gt; [.$P$2]; 200000;  [.K718] + [.J719])" office:value-type="float" office:value="-100313" calcext:value-type="float">
            <text:p>-100313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3" calcext:value-type="float">
            <text:p>23</text:p>
          </table:table-cell>
          <table:table-cell office:value-type="float" office:value="5414.475" calcext:value-type="float">
            <text:p>5414,47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3" calcext:value-type="float">
            <text:p>23</text:p>
          </table:table-cell>
          <table:table-cell office:value-type="float" office:value="3206.279" calcext:value-type="float">
            <text:p>3206,279</text:p>
          </table:table-cell>
          <table:table-cell/>
          <table:table-cell table:formula="of:=ROUND([.$C720]+[.$D720] - [.$H720])" office:value-type="float" office:value="2208" calcext:value-type="float">
            <text:p>2208</text:p>
          </table:table-cell>
          <table:table-cell table:formula="of:=IF([.K719] + [.J720] &gt; [.$P$2]; 200000;  [.K719] + [.J720])" office:value-type="float" office:value="-98105" calcext:value-type="float">
            <text:p>-98105</text:p>
          </table:table-cell>
          <table:table-cell table:number-columns-repeated="5"/>
        </table:table-row>
        <table:table-row table:style-name="ro1">
          <table:table-cell office:value-type="date" office:date-value="2024-04-30" calcext:value-type="date">
            <text:p>2024-04-30</text:p>
          </table:table-cell>
          <table:table-cell office:value-type="float" office:value="24" calcext:value-type="float">
            <text:p>24</text:p>
          </table:table-cell>
          <table:table-cell office:value-type="float" office:value="5379.913" calcext:value-type="float">
            <text:p>5379,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24-04-30" calcext:value-type="date">
            <text:p>2024-04-30</text:p>
          </table:table-cell>
          <table:table-cell office:value-type="float" office:value="24" calcext:value-type="float">
            <text:p>24</text:p>
          </table:table-cell>
          <table:table-cell office:value-type="float" office:value="1882.502" calcext:value-type="float">
            <text:p>1882,502</text:p>
          </table:table-cell>
          <table:table-cell/>
          <table:table-cell table:formula="of:=ROUND([.$C721]+[.$D721] - [.$H721])" office:value-type="float" office:value="3497" calcext:value-type="float">
            <text:p>3497</text:p>
          </table:table-cell>
          <table:table-cell table:formula="of:=IF([.K720] + [.J721] &gt; [.$P$2]; 200000;  [.K720] + [.J721])" office:value-type="float" office:value="-94608" calcext:value-type="float">
            <text:p>-9460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ce64" table:formula="of:=MIN([.K2:.K721])" office:value-type="float" office:value="-179728" calcext:value-type="float">
            <text:p>-179728</text:p>
          </table:table-cell>
          <table:table-cell table:number-columns-repeated="5"/>
        </table:table-row>
      </table:table>
      <table:named-expressions/>
      <table:data-pilot-tables>
        <table:data-pilot-table table:name="DataPilot1" table:application-data="" table:target-range-address="'zad 7.1'.A1:'zad 7.1'.C33" table:buttons="'zad 7.1'.A2 'zad 7.1'.B1" table:show-filter-button="false" table:drill-down-on-double-click="false">
          <table:source-cell-range table:cell-range-address="'zad 7'.A1:'zad 7'.D7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a" table:orientation="row" table:used-hierarchy="0" table:function="auto">
            <table:data-pilot-level table:show-empty="false" calcext:repeat-item-labels="false">
              <table:data-pilot-members>
                <table:data-pilot-member table:name="2024-04-01" table:display="true" table:show-details="true"/>
                <table:data-pilot-member table:name="2024-04-02" table:display="true" table:show-details="true"/>
                <table:data-pilot-member table:name="2024-04-03" table:display="true" table:show-details="true"/>
                <table:data-pilot-member table:name="2024-04-04" table:display="true" table:show-details="true"/>
                <table:data-pilot-member table:name="2024-04-05" table:display="true" table:show-details="true"/>
                <table:data-pilot-member table:name="2024-04-06" table:display="true" table:show-details="true"/>
                <table:data-pilot-member table:name="2024-04-07" table:display="true" table:show-details="true"/>
                <table:data-pilot-member table:name="2024-04-08" table:display="true" table:show-details="true"/>
                <table:data-pilot-member table:name="2024-04-09" table:display="true" table:show-details="true"/>
                <table:data-pilot-member table:name="2024-04-10" table:display="true" table:show-details="true"/>
                <table:data-pilot-member table:name="2024-04-11" table:display="true" table:show-details="true"/>
                <table:data-pilot-member table:name="2024-04-12" table:display="true" table:show-details="true"/>
                <table:data-pilot-member table:name="2024-04-13" table:display="true" table:show-details="true"/>
                <table:data-pilot-member table:name="2024-04-14" table:display="true" table:show-details="true"/>
                <table:data-pilot-member table:name="2024-04-15" table:display="true" table:show-details="true"/>
                <table:data-pilot-member table:name="2024-04-16" table:display="true" table:show-details="true"/>
                <table:data-pilot-member table:name="2024-04-17" table:display="true" table:show-details="true"/>
                <table:data-pilot-member table:name="2024-04-18" table:display="true" table:show-details="true"/>
                <table:data-pilot-member table:name="2024-04-19" table:display="true" table:show-details="true"/>
                <table:data-pilot-member table:name="2024-04-20" table:display="true" table:show-details="true"/>
                <table:data-pilot-member table:name="2024-04-21" table:display="true" table:show-details="true"/>
                <table:data-pilot-member table:name="2024-04-22" table:display="true" table:show-details="true"/>
                <table:data-pilot-member table:name="2024-04-23" table:display="true" table:show-details="true"/>
                <table:data-pilot-member table:name="2024-04-24" table:display="true" table:show-details="true"/>
                <table:data-pilot-member table:name="2024-04-25" table:display="true" table:show-details="true"/>
                <table:data-pilot-member table:name="2024-04-26" table:display="true" table:show-details="true"/>
                <table:data-pilot-member table:name="2024-04-27" table:display="true" table:show-details="true"/>
                <table:data-pilot-member table:name="2024-04-28" table:display="true" table:show-details="true"/>
                <table:data-pilot-member table:name="2024-04-29" table:display="true" table:show-details="true"/>
                <table:data-pilot-member table:name="2024-04-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rodla_fotowoltaiczn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213" table:display="true" table:show-details="true"/>
                <table:data-pilot-member table:name="0,35" table:display="true" table:show-details="true"/>
                <table:data-pilot-member table:name="0,488" table:display="true" table:show-details="true"/>
                <table:data-pilot-member table:name="0,525" table:display="true" table:show-details="true"/>
                <table:data-pilot-member table:name="0,625" table:display="true" table:show-details="true"/>
                <table:data-pilot-member table:name="1,075" table:display="true" table:show-details="true"/>
                <table:data-pilot-member table:name="2,688" table:display="true" table:show-details="true"/>
                <table:data-pilot-member table:name="5,45" table:display="true" table:show-details="true"/>
                <table:data-pilot-member table:name="5,525" table:display="true" table:show-details="true"/>
                <table:data-pilot-member table:name="6,088" table:display="true" table:show-details="true"/>
                <table:data-pilot-member table:name="6,1" table:display="true" table:show-details="true"/>
                <table:data-pilot-member table:name="6,7" table:display="true" table:show-details="true"/>
                <table:data-pilot-member table:name="6,788" table:display="true" table:show-details="true"/>
                <table:data-pilot-member table:name="9,775" table:display="true" table:show-details="true"/>
                <table:data-pilot-member table:name="10,95" table:display="true" table:show-details="true"/>
                <table:data-pilot-member table:name="12,788" table:display="true" table:show-details="true"/>
                <table:data-pilot-member table:name="16,9" table:display="true" table:show-details="true"/>
                <table:data-pilot-member table:name="20,525" table:display="true" table:show-details="true"/>
                <table:data-pilot-member table:name="22,763" table:display="true" table:show-details="true"/>
                <table:data-pilot-member table:name="23,388" table:display="true" table:show-details="true"/>
                <table:data-pilot-member table:name="29,363" table:display="true" table:show-details="true"/>
                <table:data-pilot-member table:name="30,325" table:display="true" table:show-details="true"/>
                <table:data-pilot-member table:name="36,088" table:display="true" table:show-details="true"/>
                <table:data-pilot-member table:name="36,175" table:display="true" table:show-details="true"/>
                <table:data-pilot-member table:name="38,025" table:display="true" table:show-details="true"/>
                <table:data-pilot-member table:name="38,7" table:display="true" table:show-details="true"/>
                <table:data-pilot-member table:name="41,738" table:display="true" table:show-details="true"/>
                <table:data-pilot-member table:name="43,338" table:display="true" table:show-details="true"/>
                <table:data-pilot-member table:name="45,475" table:display="true" table:show-details="true"/>
                <table:data-pilot-member table:name="49,463" table:display="true" table:show-details="true"/>
                <table:data-pilot-member table:name="49,713" table:display="true" table:show-details="true"/>
                <table:data-pilot-member table:name="51,438" table:display="true" table:show-details="true"/>
                <table:data-pilot-member table:name="54,275" table:display="true" table:show-details="true"/>
                <table:data-pilot-member table:name="56,025" table:display="true" table:show-details="true"/>
                <table:data-pilot-member table:name="56,85" table:display="true" table:show-details="true"/>
                <table:data-pilot-member table:name="61,275" table:display="true" table:show-details="true"/>
                <table:data-pilot-member table:name="64,45" table:display="true" table:show-details="true"/>
                <table:data-pilot-member table:name="65,525" table:display="true" table:show-details="true"/>
                <table:data-pilot-member table:name="66,75" table:display="true" table:show-details="true"/>
                <table:data-pilot-member table:name="70,738" table:display="true" table:show-details="true"/>
                <table:data-pilot-member table:name="76,875" table:display="true" table:show-details="true"/>
                <table:data-pilot-member table:name="88,175" table:display="true" table:show-details="true"/>
                <table:data-pilot-member table:name="93,263" table:display="true" table:show-details="true"/>
                <table:data-pilot-member table:name="97,013" table:display="true" table:show-details="true"/>
                <table:data-pilot-member table:name="98,513" table:display="true" table:show-details="true"/>
                <table:data-pilot-member table:name="114,775" table:display="true" table:show-details="true"/>
                <table:data-pilot-member table:name="117,075" table:display="true" table:show-details="true"/>
                <table:data-pilot-member table:name="118,938" table:display="true" table:show-details="true"/>
                <table:data-pilot-member table:name="119,713" table:display="true" table:show-details="true"/>
                <table:data-pilot-member table:name="126,438" table:display="true" table:show-details="true"/>
                <table:data-pilot-member table:name="128,938" table:display="true" table:show-details="true"/>
                <table:data-pilot-member table:name="132,125" table:display="true" table:show-details="true"/>
                <table:data-pilot-member table:name="152,863" table:display="true" table:show-details="true"/>
                <table:data-pilot-member table:name="161,975" table:display="true" table:show-details="true"/>
                <table:data-pilot-member table:name="168,475" table:display="true" table:show-details="true"/>
                <table:data-pilot-member table:name="182,788" table:display="true" table:show-details="true"/>
                <table:data-pilot-member table:name="184,925" table:display="true" table:show-details="true"/>
                <table:data-pilot-member table:name="205,088" table:display="true" table:show-details="true"/>
                <table:data-pilot-member table:name="207,263" table:display="true" table:show-details="true"/>
                <table:data-pilot-member table:name="211,275" table:display="true" table:show-details="true"/>
                <table:data-pilot-member table:name="212,288" table:display="true" table:show-details="true"/>
                <table:data-pilot-member table:name="227,425" table:display="true" table:show-details="true"/>
                <table:data-pilot-member table:name="241,863" table:display="true" table:show-details="true"/>
                <table:data-pilot-member table:name="246,688" table:display="true" table:show-details="true"/>
                <table:data-pilot-member table:name="249,013" table:display="true" table:show-details="true"/>
                <table:data-pilot-member table:name="252,313" table:display="true" table:show-details="true"/>
                <table:data-pilot-member table:name="252,85" table:display="true" table:show-details="true"/>
                <table:data-pilot-member table:name="256,013" table:display="true" table:show-details="true"/>
                <table:data-pilot-member table:name="260,225" table:display="true" table:show-details="true"/>
                <table:data-pilot-member table:name="265,213" table:display="true" table:show-details="true"/>
                <table:data-pilot-member table:name="273,913" table:display="true" table:show-details="true"/>
                <table:data-pilot-member table:name="275,1" table:display="true" table:show-details="true"/>
                <table:data-pilot-member table:name="281" table:display="true" table:show-details="true"/>
                <table:data-pilot-member table:name="302,375" table:display="true" table:show-details="true"/>
                <table:data-pilot-member table:name="319,188" table:display="true" table:show-details="true"/>
                <table:data-pilot-member table:name="325,813" table:display="true" table:show-details="true"/>
                <table:data-pilot-member table:name="327,4" table:display="true" table:show-details="true"/>
                <table:data-pilot-member table:name="343,588" table:display="true" table:show-details="true"/>
                <table:data-pilot-member table:name="346,088" table:display="true" table:show-details="true"/>
                <table:data-pilot-member table:name="383,1" table:display="true" table:show-details="true"/>
                <table:data-pilot-member table:name="393,1" table:display="true" table:show-details="true"/>
                <table:data-pilot-member table:name="401,438" table:display="true" table:show-details="true"/>
                <table:data-pilot-member table:name="431,625" table:display="true" table:show-details="true"/>
                <table:data-pilot-member table:name="440,625" table:display="true" table:show-details="true"/>
                <table:data-pilot-member table:name="442,788" table:display="true" table:show-details="true"/>
                <table:data-pilot-member table:name="450,125" table:display="true" table:show-details="true"/>
                <table:data-pilot-member table:name="451,45" table:display="true" table:show-details="true"/>
                <table:data-pilot-member table:name="454,05" table:display="true" table:show-details="true"/>
                <table:data-pilot-member table:name="457,763" table:display="true" table:show-details="true"/>
                <table:data-pilot-member table:name="467,45" table:display="true" table:show-details="true"/>
                <table:data-pilot-member table:name="473,513" table:display="true" table:show-details="true"/>
                <table:data-pilot-member table:name="474,45" table:display="true" table:show-details="true"/>
                <table:data-pilot-member table:name="483,938" table:display="true" table:show-details="true"/>
                <table:data-pilot-member table:name="490,838" table:display="true" table:show-details="true"/>
                <table:data-pilot-member table:name="515,938" table:display="true" table:show-details="true"/>
                <table:data-pilot-member table:name="540,163" table:display="true" table:show-details="true"/>
                <table:data-pilot-member table:name="560,763" table:display="true" table:show-details="true"/>
                <table:data-pilot-member table:name="581,4" table:display="true" table:show-details="true"/>
                <table:data-pilot-member table:name="582,45" table:display="true" table:show-details="true"/>
                <table:data-pilot-member table:name="588,238" table:display="true" table:show-details="true"/>
                <table:data-pilot-member table:name="624,8" table:display="true" table:show-details="true"/>
                <table:data-pilot-member table:name="633,088" table:display="true" table:show-details="true"/>
                <table:data-pilot-member table:name="681,013" table:display="true" table:show-details="true"/>
                <table:data-pilot-member table:name="688,363" table:display="true" table:show-details="true"/>
                <table:data-pilot-member table:name="692,425" table:display="true" table:show-details="true"/>
                <table:data-pilot-member table:name="704,4" table:display="true" table:show-details="true"/>
                <table:data-pilot-member table:name="723,763" table:display="true" table:show-details="true"/>
                <table:data-pilot-member table:name="770" table:display="true" table:show-details="true"/>
                <table:data-pilot-member table:name="805,075" table:display="true" table:show-details="true"/>
                <table:data-pilot-member table:name="806,363" table:display="true" table:show-details="true"/>
                <table:data-pilot-member table:name="807,275" table:display="true" table:show-details="true"/>
                <table:data-pilot-member table:name="872,425" table:display="true" table:show-details="true"/>
                <table:data-pilot-member table:name="886,15" table:display="true" table:show-details="true"/>
                <table:data-pilot-member table:name="893,513" table:display="true" table:show-details="true"/>
                <table:data-pilot-member table:name="903,988" table:display="true" table:show-details="true"/>
                <table:data-pilot-member table:name="909,85" table:display="true" table:show-details="true"/>
                <table:data-pilot-member table:name="937,138" table:display="true" table:show-details="true"/>
                <table:data-pilot-member table:name="979,188" table:display="true" table:show-details="true"/>
                <table:data-pilot-member table:name="1019,625" table:display="true" table:show-details="true"/>
                <table:data-pilot-member table:name="1019,738" table:display="true" table:show-details="true"/>
                <table:data-pilot-member table:name="1035,138" table:display="true" table:show-details="true"/>
                <table:data-pilot-member table:name="1051,238" table:display="true" table:show-details="true"/>
                <table:data-pilot-member table:name="1075,488" table:display="true" table:show-details="true"/>
                <table:data-pilot-member table:name="1086,275" table:display="true" table:show-details="true"/>
                <table:data-pilot-member table:name="1088,675" table:display="true" table:show-details="true"/>
                <table:data-pilot-member table:name="1106,213" table:display="true" table:show-details="true"/>
                <table:data-pilot-member table:name="1107,075" table:display="true" table:show-details="true"/>
                <table:data-pilot-member table:name="1112,85" table:display="true" table:show-details="true"/>
                <table:data-pilot-member table:name="1144,95" table:display="true" table:show-details="true"/>
                <table:data-pilot-member table:name="1162,075" table:display="true" table:show-details="true"/>
                <table:data-pilot-member table:name="1171,6" table:display="true" table:show-details="true"/>
                <table:data-pilot-member table:name="1176,413" table:display="true" table:show-details="true"/>
                <table:data-pilot-member table:name="1186,9" table:display="true" table:show-details="true"/>
                <table:data-pilot-member table:name="1189,275" table:display="true" table:show-details="true"/>
                <table:data-pilot-member table:name="1212,638" table:display="true" table:show-details="true"/>
                <table:data-pilot-member table:name="1224,525" table:display="true" table:show-details="true"/>
                <table:data-pilot-member table:name="1365,9" table:display="true" table:show-details="true"/>
                <table:data-pilot-member table:name="1367,725" table:display="true" table:show-details="true"/>
                <table:data-pilot-member table:name="1375,088" table:display="true" table:show-details="true"/>
                <table:data-pilot-member table:name="1385,525" table:display="true" table:show-details="true"/>
                <table:data-pilot-member table:name="1426,675" table:display="true" table:show-details="true"/>
                <table:data-pilot-member table:name="1437,3" table:display="true" table:show-details="true"/>
                <table:data-pilot-member table:name="1446,9" table:display="true" table:show-details="true"/>
                <table:data-pilot-member table:name="1488,125" table:display="true" table:show-details="true"/>
                <table:data-pilot-member table:name="1521,95" table:display="true" table:show-details="true"/>
                <table:data-pilot-member table:name="1527,6" table:display="true" table:show-details="true"/>
                <table:data-pilot-member table:name="1544,663" table:display="true" table:show-details="true"/>
                <table:data-pilot-member table:name="1590,8" table:display="true" table:show-details="true"/>
                <table:data-pilot-member table:name="1637,338" table:display="true" table:show-details="true"/>
                <table:data-pilot-member table:name="1639,95" table:display="true" table:show-details="true"/>
                <table:data-pilot-member table:name="1671,113" table:display="true" table:show-details="true"/>
                <table:data-pilot-member table:name="1677,075" table:display="true" table:show-details="true"/>
                <table:data-pilot-member table:name="1719,088" table:display="true" table:show-details="true"/>
                <table:data-pilot-member table:name="1739,125" table:display="true" table:show-details="true"/>
                <table:data-pilot-member table:name="1750,738" table:display="true" table:show-details="true"/>
                <table:data-pilot-member table:name="1752,175" table:display="true" table:show-details="true"/>
                <table:data-pilot-member table:name="1766,188" table:display="true" table:show-details="true"/>
                <table:data-pilot-member table:name="1778,938" table:display="true" table:show-details="true"/>
                <table:data-pilot-member table:name="1814,3" table:display="true" table:show-details="true"/>
                <table:data-pilot-member table:name="1819" table:display="true" table:show-details="true"/>
                <table:data-pilot-member table:name="1841,338" table:display="true" table:show-details="true"/>
                <table:data-pilot-member table:name="1860,863" table:display="true" table:show-details="true"/>
                <table:data-pilot-member table:name="1887,788" table:display="true" table:show-details="true"/>
                <table:data-pilot-member table:name="1911" table:display="true" table:show-details="true"/>
                <table:data-pilot-member table:name="1915,263" table:display="true" table:show-details="true"/>
                <table:data-pilot-member table:name="1940,575" table:display="true" table:show-details="true"/>
                <table:data-pilot-member table:name="1954,513" table:display="true" table:show-details="true"/>
                <table:data-pilot-member table:name="1974,613" table:display="true" table:show-details="true"/>
                <table:data-pilot-member table:name="2078,913" table:display="true" table:show-details="true"/>
                <table:data-pilot-member table:name="2085,15" table:display="true" table:show-details="true"/>
                <table:data-pilot-member table:name="2087,225" table:display="true" table:show-details="true"/>
                <table:data-pilot-member table:name="2106,913" table:display="true" table:show-details="true"/>
                <table:data-pilot-member table:name="2157,113" table:display="true" table:show-details="true"/>
                <table:data-pilot-member table:name="2220,038" table:display="true" table:show-details="true"/>
                <table:data-pilot-member table:name="2229,513" table:display="true" table:show-details="true"/>
                <table:data-pilot-member table:name="2244,988" table:display="true" table:show-details="true"/>
                <table:data-pilot-member table:name="2260,35" table:display="true" table:show-details="true"/>
                <table:data-pilot-member table:name="2271,6" table:display="true" table:show-details="true"/>
                <table:data-pilot-member table:name="2284,425" table:display="true" table:show-details="true"/>
                <table:data-pilot-member table:name="2319,663" table:display="true" table:show-details="true"/>
                <table:data-pilot-member table:name="2365,538" table:display="true" table:show-details="true"/>
                <table:data-pilot-member table:name="2404,775" table:display="true" table:show-details="true"/>
                <table:data-pilot-member table:name="2442,263" table:display="true" table:show-details="true"/>
                <table:data-pilot-member table:name="2446,513" table:display="true" table:show-details="true"/>
                <table:data-pilot-member table:name="2461,45" table:display="true" table:show-details="true"/>
                <table:data-pilot-member table:name="2497,613" table:display="true" table:show-details="true"/>
                <table:data-pilot-member table:name="2531,363" table:display="true" table:show-details="true"/>
                <table:data-pilot-member table:name="2631,188" table:display="true" table:show-details="true"/>
                <table:data-pilot-member table:name="2673,263" table:display="true" table:show-details="true"/>
                <table:data-pilot-member table:name="2680,513" table:display="true" table:show-details="true"/>
                <table:data-pilot-member table:name="2702,475" table:display="true" table:show-details="true"/>
                <table:data-pilot-member table:name="2724,638" table:display="true" table:show-details="true"/>
                <table:data-pilot-member table:name="2735,588" table:display="true" table:show-details="true"/>
                <table:data-pilot-member table:name="2741,8" table:display="true" table:show-details="true"/>
                <table:data-pilot-member table:name="2743,988" table:display="true" table:show-details="true"/>
                <table:data-pilot-member table:name="2744,525" table:display="true" table:show-details="true"/>
                <table:data-pilot-member table:name="2775,588" table:display="true" table:show-details="true"/>
                <table:data-pilot-member table:name="2805,525" table:display="true" table:show-details="true"/>
                <table:data-pilot-member table:name="2810,938" table:display="true" table:show-details="true"/>
                <table:data-pilot-member table:name="2813,188" table:display="true" table:show-details="true"/>
                <table:data-pilot-member table:name="2818,113" table:display="true" table:show-details="true"/>
                <table:data-pilot-member table:name="2822,638" table:display="true" table:show-details="true"/>
                <table:data-pilot-member table:name="2829,788" table:display="true" table:show-details="true"/>
                <table:data-pilot-member table:name="2874,725" table:display="true" table:show-details="true"/>
                <table:data-pilot-member table:name="2938,338" table:display="true" table:show-details="true"/>
                <table:data-pilot-member table:name="2943,1" table:display="true" table:show-details="true"/>
                <table:data-pilot-member table:name="2961,363" table:display="true" table:show-details="true"/>
                <table:data-pilot-member table:name="3004,763" table:display="true" table:show-details="true"/>
                <table:data-pilot-member table:name="3017,863" table:display="true" table:show-details="true"/>
                <table:data-pilot-member table:name="3051,088" table:display="true" table:show-details="true"/>
                <table:data-pilot-member table:name="3069,463" table:display="true" table:show-details="true"/>
                <table:data-pilot-member table:name="3077,663" table:display="true" table:show-details="true"/>
                <table:data-pilot-member table:name="3103,875" table:display="true" table:show-details="true"/>
                <table:data-pilot-member table:name="3107,463" table:display="true" table:show-details="true"/>
                <table:data-pilot-member table:name="3144,538" table:display="true" table:show-details="true"/>
                <table:data-pilot-member table:name="3212,988" table:display="true" table:show-details="true"/>
                <table:data-pilot-member table:name="3256,588" table:display="true" table:show-details="true"/>
                <table:data-pilot-member table:name="3262,375" table:display="true" table:show-details="true"/>
                <table:data-pilot-member table:name="3288,9" table:display="true" table:show-details="true"/>
                <table:data-pilot-member table:name="3289,05" table:display="true" table:show-details="true"/>
                <table:data-pilot-member table:name="3297,138" table:display="true" table:show-details="true"/>
                <table:data-pilot-member table:name="3331,963" table:display="true" table:show-details="true"/>
                <table:data-pilot-member table:name="3341,925" table:display="true" table:show-details="true"/>
                <table:data-pilot-member table:name="3378,413" table:display="true" table:show-details="true"/>
                <table:data-pilot-member table:name="3380,625" table:display="true" table:show-details="true"/>
                <table:data-pilot-member table:name="3401,738" table:display="true" table:show-details="true"/>
                <table:data-pilot-member table:name="3408,838" table:display="true" table:show-details="true"/>
                <table:data-pilot-member table:name="3414,125" table:display="true" table:show-details="true"/>
                <table:data-pilot-member table:name="3458,138" table:display="true" table:show-details="true"/>
                <table:data-pilot-member table:name="3500" table:display="true" table:show-details="true"/>
                <table:data-pilot-member table:name="3505,513" table:display="true" table:show-details="true"/>
                <table:data-pilot-member table:name="3515,063" table:display="true" table:show-details="true"/>
                <table:data-pilot-member table:name="3536,113" table:display="true" table:show-details="true"/>
                <table:data-pilot-member table:name="3556,375" table:display="true" table:show-details="true"/>
                <table:data-pilot-member table:name="3558,113" table:display="true" table:show-details="true"/>
                <table:data-pilot-member table:name="3567,15" table:display="true" table:show-details="true"/>
                <table:data-pilot-member table:name="3579,6" table:display="true" table:show-details="true"/>
                <table:data-pilot-member table:name="3616,875" table:display="true" table:show-details="true"/>
                <table:data-pilot-member table:name="3690,013" table:display="true" table:show-details="true"/>
                <table:data-pilot-member table:name="3712,325" table:display="true" table:show-details="true"/>
                <table:data-pilot-member table:name="3740,45" table:display="true" table:show-details="true"/>
                <table:data-pilot-member table:name="3752,738" table:display="true" table:show-details="true"/>
                <table:data-pilot-member table:name="3780,8" table:display="true" table:show-details="true"/>
                <table:data-pilot-member table:name="3809,988" table:display="true" table:show-details="true"/>
                <table:data-pilot-member table:name="3847,463" table:display="true" table:show-details="true"/>
                <table:data-pilot-member table:name="3880,175" table:display="true" table:show-details="true"/>
                <table:data-pilot-member table:name="3936,675" table:display="true" table:show-details="true"/>
                <table:data-pilot-member table:name="3939,6" table:display="true" table:show-details="true"/>
                <table:data-pilot-member table:name="3962,588" table:display="true" table:show-details="true"/>
                <table:data-pilot-member table:name="3986,95" table:display="true" table:show-details="true"/>
                <table:data-pilot-member table:name="3994,525" table:display="true" table:show-details="true"/>
                <table:data-pilot-member table:name="4059,038" table:display="true" table:show-details="true"/>
                <table:data-pilot-member table:name="4072,788" table:display="true" table:show-details="true"/>
                <table:data-pilot-member table:name="4101,138" table:display="true" table:show-details="true"/>
                <table:data-pilot-member table:name="4120,888" table:display="true" table:show-details="true"/>
                <table:data-pilot-member table:name="4139,2" table:display="true" table:show-details="true"/>
                <table:data-pilot-member table:name="4166,7" table:display="true" table:show-details="true"/>
                <table:data-pilot-member table:name="4170,35" table:display="true" table:show-details="true"/>
                <table:data-pilot-member table:name="4245,938" table:display="true" table:show-details="true"/>
                <table:data-pilot-member table:name="4263,013" table:display="true" table:show-details="true"/>
                <table:data-pilot-member table:name="4266,538" table:display="true" table:show-details="true"/>
                <table:data-pilot-member table:name="4282,625" table:display="true" table:show-details="true"/>
                <table:data-pilot-member table:name="4306,838" table:display="true" table:show-details="true"/>
                <table:data-pilot-member table:name="4309,463" table:display="true" table:show-details="true"/>
                <table:data-pilot-member table:name="4328,038" table:display="true" table:show-details="true"/>
                <table:data-pilot-member table:name="4333,4" table:display="true" table:show-details="true"/>
                <table:data-pilot-member table:name="4334,075" table:display="true" table:show-details="true"/>
                <table:data-pilot-member table:name="4352,375" table:display="true" table:show-details="true"/>
                <table:data-pilot-member table:name="4368,138" table:display="true" table:show-details="true"/>
                <table:data-pilot-member table:name="4405,413" table:display="true" table:show-details="true"/>
                <table:data-pilot-member table:name="4416" table:display="true" table:show-details="true"/>
                <table:data-pilot-member table:name="4433,275" table:display="true" table:show-details="true"/>
                <table:data-pilot-member table:name="4438,363" table:display="true" table:show-details="true"/>
                <table:data-pilot-member table:name="4440,788" table:display="true" table:show-details="true"/>
                <table:data-pilot-member table:name="4466,875" table:display="true" table:show-details="true"/>
                <table:data-pilot-member table:name="4478,638" table:display="true" table:show-details="true"/>
                <table:data-pilot-member table:name="4509,763" table:display="true" table:show-details="true"/>
                <table:data-pilot-member table:name="4515,638" table:display="true" table:show-details="true"/>
                <table:data-pilot-member table:name="4528,463" table:display="true" table:show-details="true"/>
                <table:data-pilot-member table:name="4531,925" table:display="true" table:show-details="true"/>
                <table:data-pilot-member table:name="4556,125" table:display="true" table:show-details="true"/>
                <table:data-pilot-member table:name="4558,425" table:display="true" table:show-details="true"/>
                <table:data-pilot-member table:name="4604,838" table:display="true" table:show-details="true"/>
                <table:data-pilot-member table:name="4614,113" table:display="true" table:show-details="true"/>
                <table:data-pilot-member table:name="4657,038" table:display="true" table:show-details="true"/>
                <table:data-pilot-member table:name="4660,638" table:display="true" table:show-details="true"/>
                <table:data-pilot-member table:name="4681,125" table:display="true" table:show-details="true"/>
                <table:data-pilot-member table:name="4713,788" table:display="true" table:show-details="true"/>
                <table:data-pilot-member table:name="4721,963" table:display="true" table:show-details="true"/>
                <table:data-pilot-member table:name="4732,463" table:display="true" table:show-details="true"/>
                <table:data-pilot-member table:name="4769,388" table:display="true" table:show-details="true"/>
                <table:data-pilot-member table:name="4771,888" table:display="true" table:show-details="true"/>
                <table:data-pilot-member table:name="4813,013" table:display="true" table:show-details="true"/>
                <table:data-pilot-member table:name="4845,6" table:display="true" table:show-details="true"/>
                <table:data-pilot-member table:name="4851,713" table:display="true" table:show-details="true"/>
                <table:data-pilot-member table:name="4863,938" table:display="true" table:show-details="true"/>
                <table:data-pilot-member table:name="4890,975" table:display="true" table:show-details="true"/>
                <table:data-pilot-member table:name="4938,213" table:display="true" table:show-details="true"/>
                <table:data-pilot-member table:name="4948,7" table:display="true" table:show-details="true"/>
                <table:data-pilot-member table:name="4961,95" table:display="true" table:show-details="true"/>
                <table:data-pilot-member table:name="4975,925" table:display="true" table:show-details="true"/>
                <table:data-pilot-member table:name="4990,8" table:display="true" table:show-details="true"/>
                <table:data-pilot-member table:name="4994,013" table:display="true" table:show-details="true"/>
                <table:data-pilot-member table:name="5034,775" table:display="true" table:show-details="true"/>
                <table:data-pilot-member table:name="5038,263" table:display="true" table:show-details="true"/>
                <table:data-pilot-member table:name="5042,775" table:display="true" table:show-details="true"/>
                <table:data-pilot-member table:name="5050,85" table:display="true" table:show-details="true"/>
                <table:data-pilot-member table:name="5067,988" table:display="true" table:show-details="true"/>
                <table:data-pilot-member table:name="5109,6" table:display="true" table:show-details="true"/>
                <table:data-pilot-member table:name="5127,788" table:display="true" table:show-details="true"/>
                <table:data-pilot-member table:name="5160,463" table:display="true" table:show-details="true"/>
                <table:data-pilot-member table:name="5170,5" table:display="true" table:show-details="true"/>
                <table:data-pilot-member table:name="5172,3" table:display="true" table:show-details="true"/>
                <table:data-pilot-member table:name="5189,438" table:display="true" table:show-details="true"/>
                <table:data-pilot-member table:name="5204,475" table:display="true" table:show-details="true"/>
                <table:data-pilot-member table:name="5212,863" table:display="true" table:show-details="true"/>
                <table:data-pilot-member table:name="5229,638" table:display="true" table:show-details="true"/>
                <table:data-pilot-member table:name="5239,9" table:display="true" table:show-details="true"/>
                <table:data-pilot-member table:name="5267,638" table:display="true" table:show-details="true"/>
                <table:data-pilot-member table:name="5284,65" table:display="true" table:show-details="true"/>
                <table:data-pilot-member table:name="5289,75" table:display="true" table:show-details="true"/>
                <table:data-pilot-member table:name="5304,363" table:display="true" table:show-details="true"/>
                <table:data-pilot-member table:name="5315,425" table:display="true" table:show-details="true"/>
                <table:data-pilot-member table:name="5331,575" table:display="true" table:show-details="true"/>
                <table:data-pilot-member table:name="5342,275" table:display="true" table:show-details="true"/>
                <table:data-pilot-member table:name="5402,05" table:display="true" table:show-details="true"/>
                <table:data-pilot-member table:name="5410,875" table:display="true" table:show-details="true"/>
                <table:data-pilot-member table:name="5432,875" table:display="true" table:show-details="true"/>
                <table:data-pilot-member table:name="5442,65" table:display="true" table:show-details="true"/>
                <table:data-pilot-member table:name="5443,763" table:display="true" table:show-details="true"/>
                <table:data-pilot-member table:name="5446,038" table:display="true" table:show-details="true"/>
                <table:data-pilot-member table:name="5460,475" table:display="true" table:show-details="true"/>
                <table:data-pilot-member table:name="5464,1" table:display="true" table:show-details="true"/>
                <table:data-pilot-member table:name="5471,425" table:display="true" table:show-details="true"/>
                <table:data-pilot-member table:name="5479,725" table:display="true" table:show-details="true"/>
                <table:data-pilot-member table:name="5506,875" table:display="true" table:show-details="true"/>
                <table:data-pilot-member table:name="5538,825" table:display="true" table:show-details="true"/>
                <table:data-pilot-member table:name="5583,875" table:display="true" table:show-details="true"/>
                <table:data-pilot-member table:name="5606,738" table:display="true" table:show-details="true"/>
                <table:data-pilot-member table:name="5619" table:display="true" table:show-details="true"/>
                <table:data-pilot-member table:name="5622,838" table:display="true" table:show-details="true"/>
                <table:data-pilot-member table:name="5635,875" table:display="true" table:show-details="true"/>
                <table:data-pilot-member table:name="5647,45" table:display="true" table:show-details="true"/>
                <table:data-pilot-member table:name="5661,825" table:display="true" table:show-details="true"/>
                <table:data-pilot-member table:name="5685,688" table:display="true" table:show-details="true"/>
                <table:data-pilot-member table:name="5703,838" table:display="true" table:show-details="true"/>
                <table:data-pilot-member table:name="5705,213" table:display="true" table:show-details="true"/>
                <table:data-pilot-member table:name="5723,513" table:display="true" table:show-details="true"/>
                <table:data-pilot-member table:name="5759,788" table:display="true" table:show-details="true"/>
                <table:data-pilot-member table:name="5784,488" table:display="true" table:show-details="true"/>
                <table:data-pilot-member table:name="5812,225" table:display="true" table:show-details="true"/>
                <table:data-pilot-member table:name="5827,963" table:display="true" table:show-details="true"/>
                <table:data-pilot-member table:name="5836,475" table:display="true" table:show-details="true"/>
                <table:data-pilot-member table:name="5843,438" table:display="true" table:show-details="true"/>
                <table:data-pilot-member table:name="5846,613" table:display="true" table:show-details="true"/>
                <table:data-pilot-member table:name="5915,05" table:display="true" table:show-details="true"/>
                <table:data-pilot-member table:name="5928,65" table:display="true" table:show-details="true"/>
                <table:data-pilot-member table:name="5956,613" table:display="true" table:show-details="true"/>
                <table:data-pilot-member table:name="5958,988" table:display="true" table:show-details="true"/>
                <table:data-pilot-member table:name="5970" table:display="true" table:show-details="true"/>
                <table:data-pilot-member table:name="5970,6" table:display="true" table:show-details="true"/>
                <table:data-pilot-member table:name="5979,213" table:display="true" table:show-details="true"/>
                <table:data-pilot-member table:name="6000,088" table:display="true" table:show-details="true"/>
                <table:data-pilot-member table:name="6004,338" table:display="true" table:show-details="true"/>
                <table:data-pilot-member table:name="6009,375" table:display="true" table:show-details="true"/>
                <table:data-pilot-member table:name="6019,913" table:display="true" table:show-details="true"/>
                <table:data-pilot-member table:name="6028,038" table:display="true" table:show-details="true"/>
                <table:data-pilot-member table:name="6035,738" table:display="true" table:show-details="true"/>
                <table:data-pilot-member table:name="6062,575" table:display="true" table:show-details="true"/>
                <table:data-pilot-member table:name="6064,8" table:display="true" table:show-details="true"/>
                <table:data-pilot-member table:name="6099,863" table:display="true" table:show-details="true"/>
                <table:data-pilot-member table:name="6108" table:display="true" table:show-details="true"/>
                <table:data-pilot-member table:name="6145,288" table:display="true" table:show-details="true"/>
                <table:data-pilot-member table:name="6150,063" table:display="true" table:show-details="true"/>
                <table:data-pilot-member table:name="6178,175" table:display="true" table:show-details="true"/>
                <table:data-pilot-member table:name="6184,788" table:display="true" table:show-details="true"/>
                <table:data-pilot-member table:name="6291,475" table:display="true" table:show-details="true"/>
                <table:data-pilot-member table:name="6309,638" table:display="true" table:show-details="true"/>
                <table:data-pilot-member table:name="6366,538" table:display="true" table:show-details="true"/>
                <table:data-pilot-member table:name="6435,563" table:display="true" table:show-details="true"/>
                <table:data-pilot-member table:name="6455,375" table:display="true" table:show-details="true"/>
                <table:data-pilot-member table:name="6467,688" table:display="true" table:show-details="true"/>
                <table:data-pilot-member table:name="6545,438" table:display="true" table:show-details="true"/>
                <table:data-pilot-member table:name="6558,375" table:display="true" table:show-details="true"/>
                <table:data-pilot-member table:name="6561,538" table:display="true" table:show-details="true"/>
                <table:data-pilot-member table:name="6562,763" table:display="true" table:show-details="true"/>
                <table:data-pilot-member table:name="6565,613" table:display="true" table:show-details="true"/>
                <table:data-pilot-member table:name="6584,163" table:display="true" table:show-details="true"/>
                <table:data-pilot-member table:name="6601,038" table:display="true" table:show-details="true"/>
                <table:data-pilot-member table:name="6624,1" table:display="true" table:show-details="true"/>
                <table:data-pilot-member table:name="6636,6" table:display="true" table:show-details="true"/>
                <table:data-pilot-member table:name="6657,325" table:display="true" table:show-details="true"/>
                <table:data-pilot-member table:name="6661,063" table:display="true" table:show-details="true"/>
                <table:data-pilot-member table:name="6747,8" table:display="true" table:show-details="true"/>
                <table:data-pilot-member table:name="6756,813" table:display="true" table:show-details="true"/>
                <table:data-pilot-member table:name="6773,813" table:display="true" table:show-details="true"/>
                <table:data-pilot-member table:name="6787,825" table:display="true" table:show-details="true"/>
                <table:data-pilot-member table:name="6848,588" table:display="true" table:show-details="true"/>
                <table:data-pilot-member table:name="6942,313" table:display="true" table:show-details="true"/>
                <table:data-pilot-member table:name="6990,225" table:display="true" table:show-details="true"/>
                <table:data-pilot-member table:name="7019,013" table:display="true" table:show-details="true"/>
                <table:data-pilot-member table:name="7050,75" table:display="true" table:show-details="true"/>
                <table:data-pilot-member table:name="7051,488" table:display="true" table:show-details="true"/>
                <table:data-pilot-member table:name="7053,038" table:display="true" table:show-details="true"/>
                <table:data-pilot-member table:name="7068,713" table:display="true" table:show-details="true"/>
                <table:data-pilot-member table:name="7085,513" table:display="true" table:show-details="true"/>
                <table:data-pilot-member table:name="7095,725" table:display="true" table:show-details="true"/>
                <table:data-pilot-member table:name="7102,75" table:display="true" table:show-details="true"/>
                <table:data-pilot-member table:name="7113,863" table:display="true" table:show-details="true"/>
                <table:data-pilot-member table:name="7125,413" table:display="true" table:show-details="true"/>
                <table:data-pilot-member table:name="7136,65" table:display="true" table:show-details="true"/>
                <table:data-pilot-member table:name="7172,738" table:display="true" table:show-details="true"/>
                <table:data-pilot-member table:name="7182,975" table:display="true" table:show-details="true"/>
                <table:data-pilot-member table:name="7253,538" table:display="true" table:show-details="true"/>
                <table:data-pilot-member table:name="7276,5" table:display="true" table:show-details="true"/>
                <table:data-pilot-member table:name="7302,5" table:display="true" table:show-details="true"/>
                <table:data-pilot-member table:name="7371,838" table:display="true" table:show-details="true"/>
                <table:data-pilot-member table:name="7463,975" table:display="true" table:show-details="true"/>
                <table:data-pilot-member table:name="7472,6" table:display="true" table:show-details="true"/>
                <table:data-pilot-member table:name="7490,913" table:display="true" table:show-details="true"/>
                <table:data-pilot-member table:name="7518,45" table:display="true" table:show-details="true"/>
                <table:data-pilot-member table:name="7545,575" table:display="true" table:show-details="true"/>
                <table:data-pilot-member table:name="7601,838" table:display="true" table:show-details="true"/>
                <table:data-pilot-member table:name="7641,975" table:display="true" table:show-details="true"/>
                <table:data-pilot-member table:name="7673,038" table:display="true" table:show-details="true"/>
                <table:data-pilot-member table:name="7691,738" table:display="true" table:show-details="true"/>
                <table:data-pilot-member table:name="7713,038" table:display="true" table:show-details="true"/>
                <table:data-pilot-member table:name="7714,4" table:display="true" table:show-details="true"/>
                <table:data-pilot-member table:name="7865,438" table:display="true" table:show-details="true"/>
                <table:data-pilot-member table:name="7911,3" table:display="true" table:show-details="true"/>
                <table:data-pilot-member table:name="8002,638" table:display="true" table:show-details="true"/>
                <table:data-pilot-member table:name="8038,3" table:display="true" table:show-details="true"/>
                <table:data-pilot-member table:name="8090,6" table:display="true" table:show-details="true"/>
                <table:data-pilot-member table:name="8104,013" table:display="true" table:show-details="true"/>
                <table:data-pilot-member table:name="8144,075" table:display="true" table:show-details="true"/>
                <table:data-pilot-member table:name="8205,9" table:display="true" table:show-details="true"/>
                <table:data-pilot-member table:name="8306,638" table:display="true" table:show-details="true"/>
                <table:data-pilot-member table:name="8376,763" table:display="true" table:show-details="true"/>
                <table:data-pilot-member table:name="8460,663" table:display="true" table:show-details="true"/>
                <table:data-pilot-member table:name="8547,525" table:display="true" table:show-details="true"/>
                <table:data-pilot-member table:name="8564,725" table:display="true" table:show-details="true"/>
                <table:data-pilot-member table:name="8568,475" table:display="true" table:show-details="true"/>
                <table:data-pilot-member table:name="8576,313" table:display="true" table:show-details="true"/>
                <table:data-pilot-member table:name="8596,263" table:display="true" table:show-details="true"/>
                <table:data-pilot-member table:name="8629,975" table:display="true" table:show-details="true"/>
                <table:data-pilot-member table:name="8718,6" table:display="true" table:show-details="true"/>
                <table:data-pilot-member table:name="8799,45" table:display="true" table:show-details="true"/>
                <table:data-pilot-member table:name="8829,775" table:display="true" table:show-details="true"/>
                <table:data-pilot-member table:name="8919,888" table:display="true" table:show-details="true"/>
                <table:data-pilot-member table:name="8942,65" table:display="true" table:show-details="true"/>
                <table:data-pilot-member table:name="9028,438" table:display="true" table:show-details="true"/>
                <table:data-pilot-member table:name="9037,775" table:display="true" table:show-details="true"/>
                <table:data-pilot-member table:name="9074,263" table:display="true" table:show-details="true"/>
                <table:data-pilot-member table:name="9089,513" table:display="true" table:show-details="true"/>
                <table:data-pilot-member table:name="9122,925" table:display="true" table:show-details="true"/>
                <table:data-pilot-member table:name="9145,288" table:display="true" table:show-details="true"/>
                <table:data-pilot-member table:name="9175,825" table:display="true" table:show-details="true"/>
                <table:data-pilot-member table:name="9180,538" table:display="true" table:show-details="true"/>
                <table:data-pilot-member table:name="9395,888" table:display="true" table:show-details="true"/>
                <table:data-pilot-member table:name="9447,025" table:display="true" table:show-details="true"/>
                <table:data-pilot-member table:name="9545,763" table:display="true" table:show-details="true"/>
                <table:data-pilot-member table:name="9569,288" table:display="true" table:show-details="true"/>
                <table:data-pilot-member table:name="9683,575" table:display="true" table:show-details="true"/>
                <table:data-pilot-member table:name="9911,113" table:display="true" table:show-details="true"/>
                <table:data-pilot-member table:name="10167,013" table:display="true" table:show-details="true"/>
                <table:data-pilot-member table:name="10221,475" table:display="true" table:show-details="true"/>
                <table:data-pilot-member table:name="10529,9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rodla_wiatrowe" table:orientation="data" table:used-hierarchy="0" table:function="sum">
            <table:data-pilot-level table:show-empty="false" calcext:repeat-item-labels="false">
              <table:data-pilot-members>
                <table:data-pilot-member table:name="327,488" table:display="true" table:show-details="true"/>
                <table:data-pilot-member table:name="334,213" table:display="true" table:show-details="true"/>
                <table:data-pilot-member table:name="340,325" table:display="true" table:show-details="true"/>
                <table:data-pilot-member table:name="346,075" table:display="true" table:show-details="true"/>
                <table:data-pilot-member table:name="347,588" table:display="true" table:show-details="true"/>
                <table:data-pilot-member table:name="377,325" table:display="true" table:show-details="true"/>
                <table:data-pilot-member table:name="400,25" table:display="true" table:show-details="true"/>
                <table:data-pilot-member table:name="417,5" table:display="true" table:show-details="true"/>
                <table:data-pilot-member table:name="421,413" table:display="true" table:show-details="true"/>
                <table:data-pilot-member table:name="421,713" table:display="true" table:show-details="true"/>
                <table:data-pilot-member table:name="424,325" table:display="true" table:show-details="true"/>
                <table:data-pilot-member table:name="434,975" table:display="true" table:show-details="true"/>
                <table:data-pilot-member table:name="443,738" table:display="true" table:show-details="true"/>
                <table:data-pilot-member table:name="444,613" table:display="true" table:show-details="true"/>
                <table:data-pilot-member table:name="454,288" table:display="true" table:show-details="true"/>
                <table:data-pilot-member table:name="468,875" table:display="true" table:show-details="true"/>
                <table:data-pilot-member table:name="475,825" table:display="true" table:show-details="true"/>
                <table:data-pilot-member table:name="493,913" table:display="true" table:show-details="true"/>
                <table:data-pilot-member table:name="498,138" table:display="true" table:show-details="true"/>
                <table:data-pilot-member table:name="510,488" table:display="true" table:show-details="true"/>
                <table:data-pilot-member table:name="512,625" table:display="true" table:show-details="true"/>
                <table:data-pilot-member table:name="531,213" table:display="true" table:show-details="true"/>
                <table:data-pilot-member table:name="546,438" table:display="true" table:show-details="true"/>
                <table:data-pilot-member table:name="548,225" table:display="true" table:show-details="true"/>
                <table:data-pilot-member table:name="552,588" table:display="true" table:show-details="true"/>
                <table:data-pilot-member table:name="560,813" table:display="true" table:show-details="true"/>
                <table:data-pilot-member table:name="566,375" table:display="true" table:show-details="true"/>
                <table:data-pilot-member table:name="603,875" table:display="true" table:show-details="true"/>
                <table:data-pilot-member table:name="604,075" table:display="true" table:show-details="true"/>
                <table:data-pilot-member table:name="611,513" table:display="true" table:show-details="true"/>
                <table:data-pilot-member table:name="613,688" table:display="true" table:show-details="true"/>
                <table:data-pilot-member table:name="623,725" table:display="true" table:show-details="true"/>
                <table:data-pilot-member table:name="628,338" table:display="true" table:show-details="true"/>
                <table:data-pilot-member table:name="640,725" table:display="true" table:show-details="true"/>
                <table:data-pilot-member table:name="643,025" table:display="true" table:show-details="true"/>
                <table:data-pilot-member table:name="646,763" table:display="true" table:show-details="true"/>
                <table:data-pilot-member table:name="649,675" table:display="true" table:show-details="true"/>
                <table:data-pilot-member table:name="666,213" table:display="true" table:show-details="true"/>
                <table:data-pilot-member table:name="667,363" table:display="true" table:show-details="true"/>
                <table:data-pilot-member table:name="668,738" table:display="true" table:show-details="true"/>
                <table:data-pilot-member table:name="671" table:display="true" table:show-details="true"/>
                <table:data-pilot-member table:name="676,75" table:display="true" table:show-details="true"/>
                <table:data-pilot-member table:name="685,6" table:display="true" table:show-details="true"/>
                <table:data-pilot-member table:name="696,325" table:display="true" table:show-details="true"/>
                <table:data-pilot-member table:name="709,35" table:display="true" table:show-details="true"/>
                <table:data-pilot-member table:name="730,15" table:display="true" table:show-details="true"/>
                <table:data-pilot-member table:name="771,813" table:display="true" table:show-details="true"/>
                <table:data-pilot-member table:name="777,7" table:display="true" table:show-details="true"/>
                <table:data-pilot-member table:name="789,15" table:display="true" table:show-details="true"/>
                <table:data-pilot-member table:name="789,55" table:display="true" table:show-details="true"/>
                <table:data-pilot-member table:name="794,975" table:display="true" table:show-details="true"/>
                <table:data-pilot-member table:name="796,05" table:display="true" table:show-details="true"/>
                <table:data-pilot-member table:name="796,388" table:display="true" table:show-details="true"/>
                <table:data-pilot-member table:name="799,638" table:display="true" table:show-details="true"/>
                <table:data-pilot-member table:name="799,863" table:display="true" table:show-details="true"/>
                <table:data-pilot-member table:name="812,213" table:display="true" table:show-details="true"/>
                <table:data-pilot-member table:name="812,525" table:display="true" table:show-details="true"/>
                <table:data-pilot-member table:name="820,938" table:display="true" table:show-details="true"/>
                <table:data-pilot-member table:name="822,863" table:display="true" table:show-details="true"/>
                <table:data-pilot-member table:name="826,713" table:display="true" table:show-details="true"/>
                <table:data-pilot-member table:name="826,8" table:display="true" table:show-details="true"/>
                <table:data-pilot-member table:name="832,625" table:display="true" table:show-details="true"/>
                <table:data-pilot-member table:name="832,663" table:display="true" table:show-details="true"/>
                <table:data-pilot-member table:name="838,05" table:display="true" table:show-details="true"/>
                <table:data-pilot-member table:name="840,113" table:display="true" table:show-details="true"/>
                <table:data-pilot-member table:name="841,475" table:display="true" table:show-details="true"/>
                <table:data-pilot-member table:name="842,325" table:display="true" table:show-details="true"/>
                <table:data-pilot-member table:name="849,4" table:display="true" table:show-details="true"/>
                <table:data-pilot-member table:name="862,263" table:display="true" table:show-details="true"/>
                <table:data-pilot-member table:name="865,213" table:display="true" table:show-details="true"/>
                <table:data-pilot-member table:name="869,463" table:display="true" table:show-details="true"/>
                <table:data-pilot-member table:name="870,738" table:display="true" table:show-details="true"/>
                <table:data-pilot-member table:name="884" table:display="true" table:show-details="true"/>
                <table:data-pilot-member table:name="892,85" table:display="true" table:show-details="true"/>
                <table:data-pilot-member table:name="915,988" table:display="true" table:show-details="true"/>
                <table:data-pilot-member table:name="916,688" table:display="true" table:show-details="true"/>
                <table:data-pilot-member table:name="922,45" table:display="true" table:show-details="true"/>
                <table:data-pilot-member table:name="924,463" table:display="true" table:show-details="true"/>
                <table:data-pilot-member table:name="943,013" table:display="true" table:show-details="true"/>
                <table:data-pilot-member table:name="944,563" table:display="true" table:show-details="true"/>
                <table:data-pilot-member table:name="959,05" table:display="true" table:show-details="true"/>
                <table:data-pilot-member table:name="964,163" table:display="true" table:show-details="true"/>
                <table:data-pilot-member table:name="970,763" table:display="true" table:show-details="true"/>
                <table:data-pilot-member table:name="983,563" table:display="true" table:show-details="true"/>
                <table:data-pilot-member table:name="986,925" table:display="true" table:show-details="true"/>
                <table:data-pilot-member table:name="988,238" table:display="true" table:show-details="true"/>
                <table:data-pilot-member table:name="1000,438" table:display="true" table:show-details="true"/>
                <table:data-pilot-member table:name="1021,088" table:display="true" table:show-details="true"/>
                <table:data-pilot-member table:name="1025,15" table:display="true" table:show-details="true"/>
                <table:data-pilot-member table:name="1044,413" table:display="true" table:show-details="true"/>
                <table:data-pilot-member table:name="1046,013" table:display="true" table:show-details="true"/>
                <table:data-pilot-member table:name="1047,363" table:display="true" table:show-details="true"/>
                <table:data-pilot-member table:name="1048,038" table:display="true" table:show-details="true"/>
                <table:data-pilot-member table:name="1059,625" table:display="true" table:show-details="true"/>
                <table:data-pilot-member table:name="1061,65" table:display="true" table:show-details="true"/>
                <table:data-pilot-member table:name="1068,525" table:display="true" table:show-details="true"/>
                <table:data-pilot-member table:name="1073,825" table:display="true" table:show-details="true"/>
                <table:data-pilot-member table:name="1075,363" table:display="true" table:show-details="true"/>
                <table:data-pilot-member table:name="1076,15" table:display="true" table:show-details="true"/>
                <table:data-pilot-member table:name="1086,488" table:display="true" table:show-details="true"/>
                <table:data-pilot-member table:name="1094,95" table:display="true" table:show-details="true"/>
                <table:data-pilot-member table:name="1097,3" table:display="true" table:show-details="true"/>
                <table:data-pilot-member table:name="1097,7" table:display="true" table:show-details="true"/>
                <table:data-pilot-member table:name="1099,725" table:display="true" table:show-details="true"/>
                <table:data-pilot-member table:name="1101,9" table:display="true" table:show-details="true"/>
                <table:data-pilot-member table:name="1108,713" table:display="true" table:show-details="true"/>
                <table:data-pilot-member table:name="1114,325" table:display="true" table:show-details="true"/>
                <table:data-pilot-member table:name="1133,988" table:display="true" table:show-details="true"/>
                <table:data-pilot-member table:name="1140,463" table:display="true" table:show-details="true"/>
                <table:data-pilot-member table:name="1143,675" table:display="true" table:show-details="true"/>
                <table:data-pilot-member table:name="1154,888" table:display="true" table:show-details="true"/>
                <table:data-pilot-member table:name="1162,538" table:display="true" table:show-details="true"/>
                <table:data-pilot-member table:name="1164,413" table:display="true" table:show-details="true"/>
                <table:data-pilot-member table:name="1165,138" table:display="true" table:show-details="true"/>
                <table:data-pilot-member table:name="1167,275" table:display="true" table:show-details="true"/>
                <table:data-pilot-member table:name="1170,763" table:display="true" table:show-details="true"/>
                <table:data-pilot-member table:name="1175,338" table:display="true" table:show-details="true"/>
                <table:data-pilot-member table:name="1180,238" table:display="true" table:show-details="true"/>
                <table:data-pilot-member table:name="1180,338" table:display="true" table:show-details="true"/>
                <table:data-pilot-member table:name="1195,9" table:display="true" table:show-details="true"/>
                <table:data-pilot-member table:name="1195,938" table:display="true" table:show-details="true"/>
                <table:data-pilot-member table:name="1197,925" table:display="true" table:show-details="true"/>
                <table:data-pilot-member table:name="1202,213" table:display="true" table:show-details="true"/>
                <table:data-pilot-member table:name="1209,425" table:display="true" table:show-details="true"/>
                <table:data-pilot-member table:name="1219,313" table:display="true" table:show-details="true"/>
                <table:data-pilot-member table:name="1245,1" table:display="true" table:show-details="true"/>
                <table:data-pilot-member table:name="1246,65" table:display="true" table:show-details="true"/>
                <table:data-pilot-member table:name="1257,013" table:display="true" table:show-details="true"/>
                <table:data-pilot-member table:name="1262,525" table:display="true" table:show-details="true"/>
                <table:data-pilot-member table:name="1263,113" table:display="true" table:show-details="true"/>
                <table:data-pilot-member table:name="1272,988" table:display="true" table:show-details="true"/>
                <table:data-pilot-member table:name="1273,363" table:display="true" table:show-details="true"/>
                <table:data-pilot-member table:name="1277,138" table:display="true" table:show-details="true"/>
                <table:data-pilot-member table:name="1282,713" table:display="true" table:show-details="true"/>
                <table:data-pilot-member table:name="1283,063" table:display="true" table:show-details="true"/>
                <table:data-pilot-member table:name="1288,213" table:display="true" table:show-details="true"/>
                <table:data-pilot-member table:name="1288,9" table:display="true" table:show-details="true"/>
                <table:data-pilot-member table:name="1296,938" table:display="true" table:show-details="true"/>
                <table:data-pilot-member table:name="1297,075" table:display="true" table:show-details="true"/>
                <table:data-pilot-member table:name="1305,863" table:display="true" table:show-details="true"/>
                <table:data-pilot-member table:name="1320,563" table:display="true" table:show-details="true"/>
                <table:data-pilot-member table:name="1330,15" table:display="true" table:show-details="true"/>
                <table:data-pilot-member table:name="1343,6" table:display="true" table:show-details="true"/>
                <table:data-pilot-member table:name="1347,375" table:display="true" table:show-details="true"/>
                <table:data-pilot-member table:name="1349,938" table:display="true" table:show-details="true"/>
                <table:data-pilot-member table:name="1355,638" table:display="true" table:show-details="true"/>
                <table:data-pilot-member table:name="1357,075" table:display="true" table:show-details="true"/>
                <table:data-pilot-member table:name="1363,95" table:display="true" table:show-details="true"/>
                <table:data-pilot-member table:name="1368,675" table:display="true" table:show-details="true"/>
                <table:data-pilot-member table:name="1369,25" table:display="true" table:show-details="true"/>
                <table:data-pilot-member table:name="1374,063" table:display="true" table:show-details="true"/>
                <table:data-pilot-member table:name="1376,75" table:display="true" table:show-details="true"/>
                <table:data-pilot-member table:name="1384" table:display="true" table:show-details="true"/>
                <table:data-pilot-member table:name="1385,2" table:display="true" table:show-details="true"/>
                <table:data-pilot-member table:name="1386,2" table:display="true" table:show-details="true"/>
                <table:data-pilot-member table:name="1388,188" table:display="true" table:show-details="true"/>
                <table:data-pilot-member table:name="1390" table:display="true" table:show-details="true"/>
                <table:data-pilot-member table:name="1392,4" table:display="true" table:show-details="true"/>
                <table:data-pilot-member table:name="1398,75" table:display="true" table:show-details="true"/>
                <table:data-pilot-member table:name="1398,838" table:display="true" table:show-details="true"/>
                <table:data-pilot-member table:name="1403,188" table:display="true" table:show-details="true"/>
                <table:data-pilot-member table:name="1406,488" table:display="true" table:show-details="true"/>
                <table:data-pilot-member table:name="1413,063" table:display="true" table:show-details="true"/>
                <table:data-pilot-member table:name="1420,288" table:display="true" table:show-details="true"/>
                <table:data-pilot-member table:name="1425,5" table:display="true" table:show-details="true"/>
                <table:data-pilot-member table:name="1459,925" table:display="true" table:show-details="true"/>
                <table:data-pilot-member table:name="1461,313" table:display="true" table:show-details="true"/>
                <table:data-pilot-member table:name="1464,938" table:display="true" table:show-details="true"/>
                <table:data-pilot-member table:name="1479,425" table:display="true" table:show-details="true"/>
                <table:data-pilot-member table:name="1480,588" table:display="true" table:show-details="true"/>
                <table:data-pilot-member table:name="1486,475" table:display="true" table:show-details="true"/>
                <table:data-pilot-member table:name="1493,075" table:display="true" table:show-details="true"/>
                <table:data-pilot-member table:name="1497,725" table:display="true" table:show-details="true"/>
                <table:data-pilot-member table:name="1506,863" table:display="true" table:show-details="true"/>
                <table:data-pilot-member table:name="1509,5" table:display="true" table:show-details="true"/>
                <table:data-pilot-member table:name="1511,488" table:display="true" table:show-details="true"/>
                <table:data-pilot-member table:name="1515,025" table:display="true" table:show-details="true"/>
                <table:data-pilot-member table:name="1516,713" table:display="true" table:show-details="true"/>
                <table:data-pilot-member table:name="1517,413" table:display="true" table:show-details="true"/>
                <table:data-pilot-member table:name="1521,088" table:display="true" table:show-details="true"/>
                <table:data-pilot-member table:name="1527,213" table:display="true" table:show-details="true"/>
                <table:data-pilot-member table:name="1527,538" table:display="true" table:show-details="true"/>
                <table:data-pilot-member table:name="1532,725" table:display="true" table:show-details="true"/>
                <table:data-pilot-member table:name="1533,288" table:display="true" table:show-details="true"/>
                <table:data-pilot-member table:name="1538,725" table:display="true" table:show-details="true"/>
                <table:data-pilot-member table:name="1540,313" table:display="true" table:show-details="true"/>
                <table:data-pilot-member table:name="1565,875" table:display="true" table:show-details="true"/>
                <table:data-pilot-member table:name="1567,675" table:display="true" table:show-details="true"/>
                <table:data-pilot-member table:name="1570,688" table:display="true" table:show-details="true"/>
                <table:data-pilot-member table:name="1571,638" table:display="true" table:show-details="true"/>
                <table:data-pilot-member table:name="1580,475" table:display="true" table:show-details="true"/>
                <table:data-pilot-member table:name="1581,6" table:display="true" table:show-details="true"/>
                <table:data-pilot-member table:name="1587,25" table:display="true" table:show-details="true"/>
                <table:data-pilot-member table:name="1588,538" table:display="true" table:show-details="true"/>
                <table:data-pilot-member table:name="1594,138" table:display="true" table:show-details="true"/>
                <table:data-pilot-member table:name="1608,875" table:display="true" table:show-details="true"/>
                <table:data-pilot-member table:name="1610,763" table:display="true" table:show-details="true"/>
                <table:data-pilot-member table:name="1611,05" table:display="true" table:show-details="true"/>
                <table:data-pilot-member table:name="1613,3" table:display="true" table:show-details="true"/>
                <table:data-pilot-member table:name="1616,9" table:display="true" table:show-details="true"/>
                <table:data-pilot-member table:name="1619,088" table:display="true" table:show-details="true"/>
                <table:data-pilot-member table:name="1627,113" table:display="true" table:show-details="true"/>
                <table:data-pilot-member table:name="1628,638" table:display="true" table:show-details="true"/>
                <table:data-pilot-member table:name="1638,1" table:display="true" table:show-details="true"/>
                <table:data-pilot-member table:name="1638,913" table:display="true" table:show-details="true"/>
                <table:data-pilot-member table:name="1639,45" table:display="true" table:show-details="true"/>
                <table:data-pilot-member table:name="1652,025" table:display="true" table:show-details="true"/>
                <table:data-pilot-member table:name="1663,975" table:display="true" table:show-details="true"/>
                <table:data-pilot-member table:name="1669,963" table:display="true" table:show-details="true"/>
                <table:data-pilot-member table:name="1671,663" table:display="true" table:show-details="true"/>
                <table:data-pilot-member table:name="1672,45" table:display="true" table:show-details="true"/>
                <table:data-pilot-member table:name="1678,763" table:display="true" table:show-details="true"/>
                <table:data-pilot-member table:name="1684,8" table:display="true" table:show-details="true"/>
                <table:data-pilot-member table:name="1696,35" table:display="true" table:show-details="true"/>
                <table:data-pilot-member table:name="1697,863" table:display="true" table:show-details="true"/>
                <table:data-pilot-member table:name="1698,275" table:display="true" table:show-details="true"/>
                <table:data-pilot-member table:name="1699,413" table:display="true" table:show-details="true"/>
                <table:data-pilot-member table:name="1700,825" table:display="true" table:show-details="true"/>
                <table:data-pilot-member table:name="1701,65" table:display="true" table:show-details="true"/>
                <table:data-pilot-member table:name="1701,713" table:display="true" table:show-details="true"/>
                <table:data-pilot-member table:name="1703,15" table:display="true" table:show-details="true"/>
                <table:data-pilot-member table:name="1704,163" table:display="true" table:show-details="true"/>
                <table:data-pilot-member table:name="1704,188" table:display="true" table:show-details="true"/>
                <table:data-pilot-member table:name="1706,5" table:display="true" table:show-details="true"/>
                <table:data-pilot-member table:name="1720,013" table:display="true" table:show-details="true"/>
                <table:data-pilot-member table:name="1720,963" table:display="true" table:show-details="true"/>
                <table:data-pilot-member table:name="1723,9" table:display="true" table:show-details="true"/>
                <table:data-pilot-member table:name="1725,063" table:display="true" table:show-details="true"/>
                <table:data-pilot-member table:name="1725,175" table:display="true" table:show-details="true"/>
                <table:data-pilot-member table:name="1750,738" table:display="true" table:show-details="true"/>
                <table:data-pilot-member table:name="1755,35" table:display="true" table:show-details="true"/>
                <table:data-pilot-member table:name="1758,125" table:display="true" table:show-details="true"/>
                <table:data-pilot-member table:name="1760,988" table:display="true" table:show-details="true"/>
                <table:data-pilot-member table:name="1765,338" table:display="true" table:show-details="true"/>
                <table:data-pilot-member table:name="1773,963" table:display="true" table:show-details="true"/>
                <table:data-pilot-member table:name="1778,85" table:display="true" table:show-details="true"/>
                <table:data-pilot-member table:name="1784,975" table:display="true" table:show-details="true"/>
                <table:data-pilot-member table:name="1787,45" table:display="true" table:show-details="true"/>
                <table:data-pilot-member table:name="1790,725" table:display="true" table:show-details="true"/>
                <table:data-pilot-member table:name="1794,813" table:display="true" table:show-details="true"/>
                <table:data-pilot-member table:name="1797,025" table:display="true" table:show-details="true"/>
                <table:data-pilot-member table:name="1802,775" table:display="true" table:show-details="true"/>
                <table:data-pilot-member table:name="1803,063" table:display="true" table:show-details="true"/>
                <table:data-pilot-member table:name="1804,35" table:display="true" table:show-details="true"/>
                <table:data-pilot-member table:name="1804,563" table:display="true" table:show-details="true"/>
                <table:data-pilot-member table:name="1815,1" table:display="true" table:show-details="true"/>
                <table:data-pilot-member table:name="1815,825" table:display="true" table:show-details="true"/>
                <table:data-pilot-member table:name="1823" table:display="true" table:show-details="true"/>
                <table:data-pilot-member table:name="1829,925" table:display="true" table:show-details="true"/>
                <table:data-pilot-member table:name="1849,1" table:display="true" table:show-details="true"/>
                <table:data-pilot-member table:name="1852,038" table:display="true" table:show-details="true"/>
                <table:data-pilot-member table:name="1856,225" table:display="true" table:show-details="true"/>
                <table:data-pilot-member table:name="1868,438" table:display="true" table:show-details="true"/>
                <table:data-pilot-member table:name="1870,138" table:display="true" table:show-details="true"/>
                <table:data-pilot-member table:name="1871,9" table:display="true" table:show-details="true"/>
                <table:data-pilot-member table:name="1875,2" table:display="true" table:show-details="true"/>
                <table:data-pilot-member table:name="1878,15" table:display="true" table:show-details="true"/>
                <table:data-pilot-member table:name="1882,8" table:display="true" table:show-details="true"/>
                <table:data-pilot-member table:name="1884" table:display="true" table:show-details="true"/>
                <table:data-pilot-member table:name="1887,063" table:display="true" table:show-details="true"/>
                <table:data-pilot-member table:name="1902,763" table:display="true" table:show-details="true"/>
                <table:data-pilot-member table:name="1907,463" table:display="true" table:show-details="true"/>
                <table:data-pilot-member table:name="1910,588" table:display="true" table:show-details="true"/>
                <table:data-pilot-member table:name="1912,2" table:display="true" table:show-details="true"/>
                <table:data-pilot-member table:name="1927,5" table:display="true" table:show-details="true"/>
                <table:data-pilot-member table:name="1931,05" table:display="true" table:show-details="true"/>
                <table:data-pilot-member table:name="1934,45" table:display="true" table:show-details="true"/>
                <table:data-pilot-member table:name="1934,588" table:display="true" table:show-details="true"/>
                <table:data-pilot-member table:name="1937,375" table:display="true" table:show-details="true"/>
                <table:data-pilot-member table:name="1940,838" table:display="true" table:show-details="true"/>
                <table:data-pilot-member table:name="1942,425" table:display="true" table:show-details="true"/>
                <table:data-pilot-member table:name="1944,213" table:display="true" table:show-details="true"/>
                <table:data-pilot-member table:name="1946,113" table:display="true" table:show-details="true"/>
                <table:data-pilot-member table:name="1947,65" table:display="true" table:show-details="true"/>
                <table:data-pilot-member table:name="1948,213" table:display="true" table:show-details="true"/>
                <table:data-pilot-member table:name="1950,775" table:display="true" table:show-details="true"/>
                <table:data-pilot-member table:name="1954,838" table:display="true" table:show-details="true"/>
                <table:data-pilot-member table:name="1961,788" table:display="true" table:show-details="true"/>
                <table:data-pilot-member table:name="1987,775" table:display="true" table:show-details="true"/>
                <table:data-pilot-member table:name="1998,063" table:display="true" table:show-details="true"/>
                <table:data-pilot-member table:name="2004,863" table:display="true" table:show-details="true"/>
                <table:data-pilot-member table:name="2010,65" table:display="true" table:show-details="true"/>
                <table:data-pilot-member table:name="2022,188" table:display="true" table:show-details="true"/>
                <table:data-pilot-member table:name="2023,55" table:display="true" table:show-details="true"/>
                <table:data-pilot-member table:name="2028,238" table:display="true" table:show-details="true"/>
                <table:data-pilot-member table:name="2037,313" table:display="true" table:show-details="true"/>
                <table:data-pilot-member table:name="2041,938" table:display="true" table:show-details="true"/>
                <table:data-pilot-member table:name="2046,35" table:display="true" table:show-details="true"/>
                <table:data-pilot-member table:name="2047,963" table:display="true" table:show-details="true"/>
                <table:data-pilot-member table:name="2051,375" table:display="true" table:show-details="true"/>
                <table:data-pilot-member table:name="2056,438" table:display="true" table:show-details="true"/>
                <table:data-pilot-member table:name="2067,263" table:display="true" table:show-details="true"/>
                <table:data-pilot-member table:name="2075,575" table:display="true" table:show-details="true"/>
                <table:data-pilot-member table:name="2095,325" table:display="true" table:show-details="true"/>
                <table:data-pilot-member table:name="2105,138" table:display="true" table:show-details="true"/>
                <table:data-pilot-member table:name="2107,925" table:display="true" table:show-details="true"/>
                <table:data-pilot-member table:name="2109,338" table:display="true" table:show-details="true"/>
                <table:data-pilot-member table:name="2113,763" table:display="true" table:show-details="true"/>
                <table:data-pilot-member table:name="2118,925" table:display="true" table:show-details="true"/>
                <table:data-pilot-member table:name="2122,288" table:display="true" table:show-details="true"/>
                <table:data-pilot-member table:name="2123,25" table:display="true" table:show-details="true"/>
                <table:data-pilot-member table:name="2132,963" table:display="true" table:show-details="true"/>
                <table:data-pilot-member table:name="2138,925" table:display="true" table:show-details="true"/>
                <table:data-pilot-member table:name="2141" table:display="true" table:show-details="true"/>
                <table:data-pilot-member table:name="2147,4" table:display="true" table:show-details="true"/>
                <table:data-pilot-member table:name="2147,838" table:display="true" table:show-details="true"/>
                <table:data-pilot-member table:name="2160,15" table:display="true" table:show-details="true"/>
                <table:data-pilot-member table:name="2164,113" table:display="true" table:show-details="true"/>
                <table:data-pilot-member table:name="2168,613" table:display="true" table:show-details="true"/>
                <table:data-pilot-member table:name="2170,675" table:display="true" table:show-details="true"/>
                <table:data-pilot-member table:name="2172,938" table:display="true" table:show-details="true"/>
                <table:data-pilot-member table:name="2176,738" table:display="true" table:show-details="true"/>
                <table:data-pilot-member table:name="2184,838" table:display="true" table:show-details="true"/>
                <table:data-pilot-member table:name="2193,175" table:display="true" table:show-details="true"/>
                <table:data-pilot-member table:name="2196,663" table:display="true" table:show-details="true"/>
                <table:data-pilot-member table:name="2197,925" table:display="true" table:show-details="true"/>
                <table:data-pilot-member table:name="2203,088" table:display="true" table:show-details="true"/>
                <table:data-pilot-member table:name="2205,788" table:display="true" table:show-details="true"/>
                <table:data-pilot-member table:name="2209,088" table:display="true" table:show-details="true"/>
                <table:data-pilot-member table:name="2211,113" table:display="true" table:show-details="true"/>
                <table:data-pilot-member table:name="2211,875" table:display="true" table:show-details="true"/>
                <table:data-pilot-member table:name="2213,663" table:display="true" table:show-details="true"/>
                <table:data-pilot-member table:name="2218,8" table:display="true" table:show-details="true"/>
                <table:data-pilot-member table:name="2223,138" table:display="true" table:show-details="true"/>
                <table:data-pilot-member table:name="2229,25" table:display="true" table:show-details="true"/>
                <table:data-pilot-member table:name="2236,813" table:display="true" table:show-details="true"/>
                <table:data-pilot-member table:name="2253,7" table:display="true" table:show-details="true"/>
                <table:data-pilot-member table:name="2261,4" table:display="true" table:show-details="true"/>
                <table:data-pilot-member table:name="2263,875" table:display="true" table:show-details="true"/>
                <table:data-pilot-member table:name="2266,563" table:display="true" table:show-details="true"/>
                <table:data-pilot-member table:name="2267,688" table:display="true" table:show-details="true"/>
                <table:data-pilot-member table:name="2277,613" table:display="true" table:show-details="true"/>
                <table:data-pilot-member table:name="2285,688" table:display="true" table:show-details="true"/>
                <table:data-pilot-member table:name="2293,138" table:display="true" table:show-details="true"/>
                <table:data-pilot-member table:name="2295,838" table:display="true" table:show-details="true"/>
                <table:data-pilot-member table:name="2301,075" table:display="true" table:show-details="true"/>
                <table:data-pilot-member table:name="2305,2" table:display="true" table:show-details="true"/>
                <table:data-pilot-member table:name="2309,55" table:display="true" table:show-details="true"/>
                <table:data-pilot-member table:name="2324,563" table:display="true" table:show-details="true"/>
                <table:data-pilot-member table:name="2332,325" table:display="true" table:show-details="true"/>
                <table:data-pilot-member table:name="2346,55" table:display="true" table:show-details="true"/>
                <table:data-pilot-member table:name="2349,863" table:display="true" table:show-details="true"/>
                <table:data-pilot-member table:name="2360,988" table:display="true" table:show-details="true"/>
                <table:data-pilot-member table:name="2367,325" table:display="true" table:show-details="true"/>
                <table:data-pilot-member table:name="2379,55" table:display="true" table:show-details="true"/>
                <table:data-pilot-member table:name="2384,588" table:display="true" table:show-details="true"/>
                <table:data-pilot-member table:name="2389" table:display="true" table:show-details="true"/>
                <table:data-pilot-member table:name="2402,913" table:display="true" table:show-details="true"/>
                <table:data-pilot-member table:name="2407,938" table:display="true" table:show-details="true"/>
                <table:data-pilot-member table:name="2419,838" table:display="true" table:show-details="true"/>
                <table:data-pilot-member table:name="2444,663" table:display="true" table:show-details="true"/>
                <table:data-pilot-member table:name="2445,225" table:display="true" table:show-details="true"/>
                <table:data-pilot-member table:name="2445,813" table:display="true" table:show-details="true"/>
                <table:data-pilot-member table:name="2449,738" table:display="true" table:show-details="true"/>
                <table:data-pilot-member table:name="2456,475" table:display="true" table:show-details="true"/>
                <table:data-pilot-member table:name="2458,625" table:display="true" table:show-details="true"/>
                <table:data-pilot-member table:name="2467,125" table:display="true" table:show-details="true"/>
                <table:data-pilot-member table:name="2472,538" table:display="true" table:show-details="true"/>
                <table:data-pilot-member table:name="2481,488" table:display="true" table:show-details="true"/>
                <table:data-pilot-member table:name="2483,013" table:display="true" table:show-details="true"/>
                <table:data-pilot-member table:name="2484,525" table:display="true" table:show-details="true"/>
                <table:data-pilot-member table:name="2501,963" table:display="true" table:show-details="true"/>
                <table:data-pilot-member table:name="2506,425" table:display="true" table:show-details="true"/>
                <table:data-pilot-member table:name="2522,763" table:display="true" table:show-details="true"/>
                <table:data-pilot-member table:name="2522,813" table:display="true" table:show-details="true"/>
                <table:data-pilot-member table:name="2525,225" table:display="true" table:show-details="true"/>
                <table:data-pilot-member table:name="2527,975" table:display="true" table:show-details="true"/>
                <table:data-pilot-member table:name="2528,313" table:display="true" table:show-details="true"/>
                <table:data-pilot-member table:name="2532,55" table:display="true" table:show-details="true"/>
                <table:data-pilot-member table:name="2535,7" table:display="true" table:show-details="true"/>
                <table:data-pilot-member table:name="2538,838" table:display="true" table:show-details="true"/>
                <table:data-pilot-member table:name="2549,588" table:display="true" table:show-details="true"/>
                <table:data-pilot-member table:name="2555,438" table:display="true" table:show-details="true"/>
                <table:data-pilot-member table:name="2572,763" table:display="true" table:show-details="true"/>
                <table:data-pilot-member table:name="2574,238" table:display="true" table:show-details="true"/>
                <table:data-pilot-member table:name="2597,725" table:display="true" table:show-details="true"/>
                <table:data-pilot-member table:name="2599,925" table:display="true" table:show-details="true"/>
                <table:data-pilot-member table:name="2601,275" table:display="true" table:show-details="true"/>
                <table:data-pilot-member table:name="2617,725" table:display="true" table:show-details="true"/>
                <table:data-pilot-member table:name="2619,763" table:display="true" table:show-details="true"/>
                <table:data-pilot-member table:name="2636,888" table:display="true" table:show-details="true"/>
                <table:data-pilot-member table:name="2638,575" table:display="true" table:show-details="true"/>
                <table:data-pilot-member table:name="2641,05" table:display="true" table:show-details="true"/>
                <table:data-pilot-member table:name="2648,275" table:display="true" table:show-details="true"/>
                <table:data-pilot-member table:name="2652,625" table:display="true" table:show-details="true"/>
                <table:data-pilot-member table:name="2655,85" table:display="true" table:show-details="true"/>
                <table:data-pilot-member table:name="2655,888" table:display="true" table:show-details="true"/>
                <table:data-pilot-member table:name="2675,238" table:display="true" table:show-details="true"/>
                <table:data-pilot-member table:name="2677,45" table:display="true" table:show-details="true"/>
                <table:data-pilot-member table:name="2681,175" table:display="true" table:show-details="true"/>
                <table:data-pilot-member table:name="2681,55" table:display="true" table:show-details="true"/>
                <table:data-pilot-member table:name="2681,775" table:display="true" table:show-details="true"/>
                <table:data-pilot-member table:name="2686,563" table:display="true" table:show-details="true"/>
                <table:data-pilot-member table:name="2693,738" table:display="true" table:show-details="true"/>
                <table:data-pilot-member table:name="2697,338" table:display="true" table:show-details="true"/>
                <table:data-pilot-member table:name="2709,538" table:display="true" table:show-details="true"/>
                <table:data-pilot-member table:name="2737,838" table:display="true" table:show-details="true"/>
                <table:data-pilot-member table:name="2748,388" table:display="true" table:show-details="true"/>
                <table:data-pilot-member table:name="2756,2" table:display="true" table:show-details="true"/>
                <table:data-pilot-member table:name="2756,438" table:display="true" table:show-details="true"/>
                <table:data-pilot-member table:name="2765,588" table:display="true" table:show-details="true"/>
                <table:data-pilot-member table:name="2771,35" table:display="true" table:show-details="true"/>
                <table:data-pilot-member table:name="2777,213" table:display="true" table:show-details="true"/>
                <table:data-pilot-member table:name="2779,725" table:display="true" table:show-details="true"/>
                <table:data-pilot-member table:name="2784,988" table:display="true" table:show-details="true"/>
                <table:data-pilot-member table:name="2788,813" table:display="true" table:show-details="true"/>
                <table:data-pilot-member table:name="2812,463" table:display="true" table:show-details="true"/>
                <table:data-pilot-member table:name="2819,763" table:display="true" table:show-details="true"/>
                <table:data-pilot-member table:name="2822,663" table:display="true" table:show-details="true"/>
                <table:data-pilot-member table:name="2823,888" table:display="true" table:show-details="true"/>
                <table:data-pilot-member table:name="2833,625" table:display="true" table:show-details="true"/>
                <table:data-pilot-member table:name="2862,613" table:display="true" table:show-details="true"/>
                <table:data-pilot-member table:name="2870,375" table:display="true" table:show-details="true"/>
                <table:data-pilot-member table:name="2877,963" table:display="true" table:show-details="true"/>
                <table:data-pilot-member table:name="2878,875" table:display="true" table:show-details="true"/>
                <table:data-pilot-member table:name="2879,988" table:display="true" table:show-details="true"/>
                <table:data-pilot-member table:name="2891,175" table:display="true" table:show-details="true"/>
                <table:data-pilot-member table:name="2894,825" table:display="true" table:show-details="true"/>
                <table:data-pilot-member table:name="2898,95" table:display="true" table:show-details="true"/>
                <table:data-pilot-member table:name="2901,488" table:display="true" table:show-details="true"/>
                <table:data-pilot-member table:name="2912,288" table:display="true" table:show-details="true"/>
                <table:data-pilot-member table:name="2913,088" table:display="true" table:show-details="true"/>
                <table:data-pilot-member table:name="2936,288" table:display="true" table:show-details="true"/>
                <table:data-pilot-member table:name="2948,075" table:display="true" table:show-details="true"/>
                <table:data-pilot-member table:name="2967,7" table:display="true" table:show-details="true"/>
                <table:data-pilot-member table:name="2969,063" table:display="true" table:show-details="true"/>
                <table:data-pilot-member table:name="2994,675" table:display="true" table:show-details="true"/>
                <table:data-pilot-member table:name="3013,438" table:display="true" table:show-details="true"/>
                <table:data-pilot-member table:name="3016,975" table:display="true" table:show-details="true"/>
                <table:data-pilot-member table:name="3017,25" table:display="true" table:show-details="true"/>
                <table:data-pilot-member table:name="3020,613" table:display="true" table:show-details="true"/>
                <table:data-pilot-member table:name="3041,575" table:display="true" table:show-details="true"/>
                <table:data-pilot-member table:name="3059,288" table:display="true" table:show-details="true"/>
                <table:data-pilot-member table:name="3060,3" table:display="true" table:show-details="true"/>
                <table:data-pilot-member table:name="3067,688" table:display="true" table:show-details="true"/>
                <table:data-pilot-member table:name="3074,85" table:display="true" table:show-details="true"/>
                <table:data-pilot-member table:name="3079,1" table:display="true" table:show-details="true"/>
                <table:data-pilot-member table:name="3080,863" table:display="true" table:show-details="true"/>
                <table:data-pilot-member table:name="3085,65" table:display="true" table:show-details="true"/>
                <table:data-pilot-member table:name="3091,013" table:display="true" table:show-details="true"/>
                <table:data-pilot-member table:name="3098,8" table:display="true" table:show-details="true"/>
                <table:data-pilot-member table:name="3101,038" table:display="true" table:show-details="true"/>
                <table:data-pilot-member table:name="3101,225" table:display="true" table:show-details="true"/>
                <table:data-pilot-member table:name="3113,675" table:display="true" table:show-details="true"/>
                <table:data-pilot-member table:name="3116,538" table:display="true" table:show-details="true"/>
                <table:data-pilot-member table:name="3130,263" table:display="true" table:show-details="true"/>
                <table:data-pilot-member table:name="3139,8" table:display="true" table:show-details="true"/>
                <table:data-pilot-member table:name="3147" table:display="true" table:show-details="true"/>
                <table:data-pilot-member table:name="3159,638" table:display="true" table:show-details="true"/>
                <table:data-pilot-member table:name="3165,813" table:display="true" table:show-details="true"/>
                <table:data-pilot-member table:name="3173,838" table:display="true" table:show-details="true"/>
                <table:data-pilot-member table:name="3181,363" table:display="true" table:show-details="true"/>
                <table:data-pilot-member table:name="3200,613" table:display="true" table:show-details="true"/>
                <table:data-pilot-member table:name="3201,738" table:display="true" table:show-details="true"/>
                <table:data-pilot-member table:name="3206,038" table:display="true" table:show-details="true"/>
                <table:data-pilot-member table:name="3229,188" table:display="true" table:show-details="true"/>
                <table:data-pilot-member table:name="3232,575" table:display="true" table:show-details="true"/>
                <table:data-pilot-member table:name="3232,613" table:display="true" table:show-details="true"/>
                <table:data-pilot-member table:name="3238,238" table:display="true" table:show-details="true"/>
                <table:data-pilot-member table:name="3244,65" table:display="true" table:show-details="true"/>
                <table:data-pilot-member table:name="3250,613" table:display="true" table:show-details="true"/>
                <table:data-pilot-member table:name="3254,475" table:display="true" table:show-details="true"/>
                <table:data-pilot-member table:name="3262,35" table:display="true" table:show-details="true"/>
                <table:data-pilot-member table:name="3269,375" table:display="true" table:show-details="true"/>
                <table:data-pilot-member table:name="3274,163" table:display="true" table:show-details="true"/>
                <table:data-pilot-member table:name="3275,375" table:display="true" table:show-details="true"/>
                <table:data-pilot-member table:name="3279,1" table:display="true" table:show-details="true"/>
                <table:data-pilot-member table:name="3282,9" table:display="true" table:show-details="true"/>
                <table:data-pilot-member table:name="3293,013" table:display="true" table:show-details="true"/>
                <table:data-pilot-member table:name="3303,875" table:display="true" table:show-details="true"/>
                <table:data-pilot-member table:name="3305,313" table:display="true" table:show-details="true"/>
                <table:data-pilot-member table:name="3318,25" table:display="true" table:show-details="true"/>
                <table:data-pilot-member table:name="3333,275" table:display="true" table:show-details="true"/>
                <table:data-pilot-member table:name="3334,025" table:display="true" table:show-details="true"/>
                <table:data-pilot-member table:name="3337,75" table:display="true" table:show-details="true"/>
                <table:data-pilot-member table:name="3345,463" table:display="true" table:show-details="true"/>
                <table:data-pilot-member table:name="3346,575" table:display="true" table:show-details="true"/>
                <table:data-pilot-member table:name="3358" table:display="true" table:show-details="true"/>
                <table:data-pilot-member table:name="3359,088" table:display="true" table:show-details="true"/>
                <table:data-pilot-member table:name="3365" table:display="true" table:show-details="true"/>
                <table:data-pilot-member table:name="3365,225" table:display="true" table:show-details="true"/>
                <table:data-pilot-member table:name="3390,588" table:display="true" table:show-details="true"/>
                <table:data-pilot-member table:name="3412,875" table:display="true" table:show-details="true"/>
                <table:data-pilot-member table:name="3423,9" table:display="true" table:show-details="true"/>
                <table:data-pilot-member table:name="3427,6" table:display="true" table:show-details="true"/>
                <table:data-pilot-member table:name="3446,238" table:display="true" table:show-details="true"/>
                <table:data-pilot-member table:name="3454,413" table:display="true" table:show-details="true"/>
                <table:data-pilot-member table:name="3475,425" table:display="true" table:show-details="true"/>
                <table:data-pilot-member table:name="3477,213" table:display="true" table:show-details="true"/>
                <table:data-pilot-member table:name="3480,388" table:display="true" table:show-details="true"/>
                <table:data-pilot-member table:name="3507,388" table:display="true" table:show-details="true"/>
                <table:data-pilot-member table:name="3515,2" table:display="true" table:show-details="true"/>
                <table:data-pilot-member table:name="3526,95" table:display="true" table:show-details="true"/>
                <table:data-pilot-member table:name="3533,575" table:display="true" table:show-details="true"/>
                <table:data-pilot-member table:name="3536,363" table:display="true" table:show-details="true"/>
                <table:data-pilot-member table:name="3537,875" table:display="true" table:show-details="true"/>
                <table:data-pilot-member table:name="3550,938" table:display="true" table:show-details="true"/>
                <table:data-pilot-member table:name="3564,013" table:display="true" table:show-details="true"/>
                <table:data-pilot-member table:name="3567,875" table:display="true" table:show-details="true"/>
                <table:data-pilot-member table:name="3575,313" table:display="true" table:show-details="true"/>
                <table:data-pilot-member table:name="3583,213" table:display="true" table:show-details="true"/>
                <table:data-pilot-member table:name="3584,4" table:display="true" table:show-details="true"/>
                <table:data-pilot-member table:name="3587,188" table:display="true" table:show-details="true"/>
                <table:data-pilot-member table:name="3591,613" table:display="true" table:show-details="true"/>
                <table:data-pilot-member table:name="3592,125" table:display="true" table:show-details="true"/>
                <table:data-pilot-member table:name="3595,838" table:display="true" table:show-details="true"/>
                <table:data-pilot-member table:name="3605,6" table:display="true" table:show-details="true"/>
                <table:data-pilot-member table:name="3623,425" table:display="true" table:show-details="true"/>
                <table:data-pilot-member table:name="3626,238" table:display="true" table:show-details="true"/>
                <table:data-pilot-member table:name="3629,288" table:display="true" table:show-details="true"/>
                <table:data-pilot-member table:name="3637,75" table:display="true" table:show-details="true"/>
                <table:data-pilot-member table:name="3662,388" table:display="true" table:show-details="true"/>
                <table:data-pilot-member table:name="3672,3" table:display="true" table:show-details="true"/>
                <table:data-pilot-member table:name="3686" table:display="true" table:show-details="true"/>
                <table:data-pilot-member table:name="3687,088" table:display="true" table:show-details="true"/>
                <table:data-pilot-member table:name="3703,163" table:display="true" table:show-details="true"/>
                <table:data-pilot-member table:name="3707,188" table:display="true" table:show-details="true"/>
                <table:data-pilot-member table:name="3708,063" table:display="true" table:show-details="true"/>
                <table:data-pilot-member table:name="3715,175" table:display="true" table:show-details="true"/>
                <table:data-pilot-member table:name="3717,313" table:display="true" table:show-details="true"/>
                <table:data-pilot-member table:name="3738,325" table:display="true" table:show-details="true"/>
                <table:data-pilot-member table:name="3739,063" table:display="true" table:show-details="true"/>
                <table:data-pilot-member table:name="3755,675" table:display="true" table:show-details="true"/>
                <table:data-pilot-member table:name="3760,938" table:display="true" table:show-details="true"/>
                <table:data-pilot-member table:name="3767,3" table:display="true" table:show-details="true"/>
                <table:data-pilot-member table:name="3784,788" table:display="true" table:show-details="true"/>
                <table:data-pilot-member table:name="3816,875" table:display="true" table:show-details="true"/>
                <table:data-pilot-member table:name="3833,325" table:display="true" table:show-details="true"/>
                <table:data-pilot-member table:name="3837,425" table:display="true" table:show-details="true"/>
                <table:data-pilot-member table:name="3838,675" table:display="true" table:show-details="true"/>
                <table:data-pilot-member table:name="3839,425" table:display="true" table:show-details="true"/>
                <table:data-pilot-member table:name="3840,15" table:display="true" table:show-details="true"/>
                <table:data-pilot-member table:name="3842,413" table:display="true" table:show-details="true"/>
                <table:data-pilot-member table:name="3843,075" table:display="true" table:show-details="true"/>
                <table:data-pilot-member table:name="3845,363" table:display="true" table:show-details="true"/>
                <table:data-pilot-member table:name="3850,613" table:display="true" table:show-details="true"/>
                <table:data-pilot-member table:name="3850,938" table:display="true" table:show-details="true"/>
                <table:data-pilot-member table:name="3853,125" table:display="true" table:show-details="true"/>
                <table:data-pilot-member table:name="3871,488" table:display="true" table:show-details="true"/>
                <table:data-pilot-member table:name="3878,963" table:display="true" table:show-details="true"/>
                <table:data-pilot-member table:name="3900,338" table:display="true" table:show-details="true"/>
                <table:data-pilot-member table:name="3900,95" table:display="true" table:show-details="true"/>
                <table:data-pilot-member table:name="3906,175" table:display="true" table:show-details="true"/>
                <table:data-pilot-member table:name="3913,025" table:display="true" table:show-details="true"/>
                <table:data-pilot-member table:name="3919,325" table:display="true" table:show-details="true"/>
                <table:data-pilot-member table:name="3922,8" table:display="true" table:show-details="true"/>
                <table:data-pilot-member table:name="3941,538" table:display="true" table:show-details="true"/>
                <table:data-pilot-member table:name="3945,738" table:display="true" table:show-details="true"/>
                <table:data-pilot-member table:name="3954,775" table:display="true" table:show-details="true"/>
                <table:data-pilot-member table:name="3960,763" table:display="true" table:show-details="true"/>
                <table:data-pilot-member table:name="3962,788" table:display="true" table:show-details="true"/>
                <table:data-pilot-member table:name="3971,375" table:display="true" table:show-details="true"/>
                <table:data-pilot-member table:name="3973,15" table:display="true" table:show-details="true"/>
                <table:data-pilot-member table:name="3987,3" table:display="true" table:show-details="true"/>
                <table:data-pilot-member table:name="4027,725" table:display="true" table:show-details="true"/>
                <table:data-pilot-member table:name="4037" table:display="true" table:show-details="true"/>
                <table:data-pilot-member table:name="4037,15" table:display="true" table:show-details="true"/>
                <table:data-pilot-member table:name="4045,563" table:display="true" table:show-details="true"/>
                <table:data-pilot-member table:name="4048,463" table:display="true" table:show-details="true"/>
                <table:data-pilot-member table:name="4055,725" table:display="true" table:show-details="true"/>
                <table:data-pilot-member table:name="4057,688" table:display="true" table:show-details="true"/>
                <table:data-pilot-member table:name="4060,725" table:display="true" table:show-details="true"/>
                <table:data-pilot-member table:name="4063,113" table:display="true" table:show-details="true"/>
                <table:data-pilot-member table:name="4069,15" table:display="true" table:show-details="true"/>
                <table:data-pilot-member table:name="4075,263" table:display="true" table:show-details="true"/>
                <table:data-pilot-member table:name="4078,088" table:display="true" table:show-details="true"/>
                <table:data-pilot-member table:name="4079,425" table:display="true" table:show-details="true"/>
                <table:data-pilot-member table:name="4091,863" table:display="true" table:show-details="true"/>
                <table:data-pilot-member table:name="4097,675" table:display="true" table:show-details="true"/>
                <table:data-pilot-member table:name="4126,788" table:display="true" table:show-details="true"/>
                <table:data-pilot-member table:name="4127,375" table:display="true" table:show-details="true"/>
                <table:data-pilot-member table:name="4131,463" table:display="true" table:show-details="true"/>
                <table:data-pilot-member table:name="4149,3" table:display="true" table:show-details="true"/>
                <table:data-pilot-member table:name="4154,65" table:display="true" table:show-details="true"/>
                <table:data-pilot-member table:name="4160,15" table:display="true" table:show-details="true"/>
                <table:data-pilot-member table:name="4164,538" table:display="true" table:show-details="true"/>
                <table:data-pilot-member table:name="4186,2" table:display="true" table:show-details="true"/>
                <table:data-pilot-member table:name="4186,288" table:display="true" table:show-details="true"/>
                <table:data-pilot-member table:name="4193,025" table:display="true" table:show-details="true"/>
                <table:data-pilot-member table:name="4197,125" table:display="true" table:show-details="true"/>
                <table:data-pilot-member table:name="4199,513" table:display="true" table:show-details="true"/>
                <table:data-pilot-member table:name="4228,6" table:display="true" table:show-details="true"/>
                <table:data-pilot-member table:name="4240,525" table:display="true" table:show-details="true"/>
                <table:data-pilot-member table:name="4248,55" table:display="true" table:show-details="true"/>
                <table:data-pilot-member table:name="4255,9" table:display="true" table:show-details="true"/>
                <table:data-pilot-member table:name="4266,163" table:display="true" table:show-details="true"/>
                <table:data-pilot-member table:name="4272,663" table:display="true" table:show-details="true"/>
                <table:data-pilot-member table:name="4276,1" table:display="true" table:show-details="true"/>
                <table:data-pilot-member table:name="4276,85" table:display="true" table:show-details="true"/>
                <table:data-pilot-member table:name="4326,838" table:display="true" table:show-details="true"/>
                <table:data-pilot-member table:name="4356,125" table:display="true" table:show-details="true"/>
                <table:data-pilot-member table:name="4374,788" table:display="true" table:show-details="true"/>
                <table:data-pilot-member table:name="4388,313" table:display="true" table:show-details="true"/>
                <table:data-pilot-member table:name="4390,85" table:display="true" table:show-details="true"/>
                <table:data-pilot-member table:name="4392,363" table:display="true" table:show-details="true"/>
                <table:data-pilot-member table:name="4398,375" table:display="true" table:show-details="true"/>
                <table:data-pilot-member table:name="4404,45" table:display="true" table:show-details="true"/>
                <table:data-pilot-member table:name="4417,838" table:display="true" table:show-details="true"/>
                <table:data-pilot-member table:name="4444,013" table:display="true" table:show-details="true"/>
                <table:data-pilot-member table:name="4450,588" table:display="true" table:show-details="true"/>
                <table:data-pilot-member table:name="4457,175" table:display="true" table:show-details="true"/>
                <table:data-pilot-member table:name="4460,488" table:display="true" table:show-details="true"/>
                <table:data-pilot-member table:name="4511,963" table:display="true" table:show-details="true"/>
                <table:data-pilot-member table:name="4525,813" table:display="true" table:show-details="true"/>
                <table:data-pilot-member table:name="4528,913" table:display="true" table:show-details="true"/>
                <table:data-pilot-member table:name="4546,4" table:display="true" table:show-details="true"/>
                <table:data-pilot-member table:name="4547,463" table:display="true" table:show-details="true"/>
                <table:data-pilot-member table:name="4552,638" table:display="true" table:show-details="true"/>
                <table:data-pilot-member table:name="4557,613" table:display="true" table:show-details="true"/>
                <table:data-pilot-member table:name="4575,263" table:display="true" table:show-details="true"/>
                <table:data-pilot-member table:name="4588,438" table:display="true" table:show-details="true"/>
                <table:data-pilot-member table:name="4595,588" table:display="true" table:show-details="true"/>
                <table:data-pilot-member table:name="4623,113" table:display="true" table:show-details="true"/>
                <table:data-pilot-member table:name="4625,775" table:display="true" table:show-details="true"/>
                <table:data-pilot-member table:name="4634,95" table:display="true" table:show-details="true"/>
                <table:data-pilot-member table:name="4638,213" table:display="true" table:show-details="true"/>
                <table:data-pilot-member table:name="4658,5" table:display="true" table:show-details="true"/>
                <table:data-pilot-member table:name="4683,638" table:display="true" table:show-details="true"/>
                <table:data-pilot-member table:name="4693,838" table:display="true" table:show-details="true"/>
                <table:data-pilot-member table:name="4697,563" table:display="true" table:show-details="true"/>
                <table:data-pilot-member table:name="4720,975" table:display="true" table:show-details="true"/>
                <table:data-pilot-member table:name="4728,138" table:display="true" table:show-details="true"/>
                <table:data-pilot-member table:name="4732,975" table:display="true" table:show-details="true"/>
                <table:data-pilot-member table:name="4782,713" table:display="true" table:show-details="true"/>
                <table:data-pilot-member table:name="4803,35" table:display="true" table:show-details="true"/>
                <table:data-pilot-member table:name="4827,975" table:display="true" table:show-details="true"/>
                <table:data-pilot-member table:name="4833,85" table:display="true" table:show-details="true"/>
                <table:data-pilot-member table:name="4835,175" table:display="true" table:show-details="true"/>
                <table:data-pilot-member table:name="4847,388" table:display="true" table:show-details="true"/>
                <table:data-pilot-member table:name="4861,213" table:display="true" table:show-details="true"/>
                <table:data-pilot-member table:name="4883,038" table:display="true" table:show-details="true"/>
                <table:data-pilot-member table:name="4908,413" table:display="true" table:show-details="true"/>
                <table:data-pilot-member table:name="4937,638" table:display="true" table:show-details="true"/>
                <table:data-pilot-member table:name="4939,825" table:display="true" table:show-details="true"/>
                <table:data-pilot-member table:name="4951,875" table:display="true" table:show-details="true"/>
                <table:data-pilot-member table:name="4993,188" table:display="true" table:show-details="true"/>
                <table:data-pilot-member table:name="5003,425" table:display="true" table:show-details="true"/>
                <table:data-pilot-member table:name="5012,575" table:display="true" table:show-details="true"/>
                <table:data-pilot-member table:name="5017,125" table:display="true" table:show-details="true"/>
                <table:data-pilot-member table:name="5044,725" table:display="true" table:show-details="true"/>
                <table:data-pilot-member table:name="5060,563" table:display="true" table:show-details="true"/>
                <table:data-pilot-member table:name="5066,938" table:display="true" table:show-details="true"/>
                <table:data-pilot-member table:name="5163,9" table:display="true" table:show-details="true"/>
                <table:data-pilot-member table:name="5173,388" table:display="true" table:show-details="true"/>
                <table:data-pilot-member table:name="5190,425" table:display="true" table:show-details="true"/>
                <table:data-pilot-member table:name="5218,963" table:display="true" table:show-details="true"/>
                <table:data-pilot-member table:name="5231,813" table:display="true" table:show-details="true"/>
                <table:data-pilot-member table:name="5289,163" table:display="true" table:show-details="true"/>
                <table:data-pilot-member table:name="5291,063" table:display="true" table:show-details="true"/>
                <table:data-pilot-member table:name="5323,725" table:display="true" table:show-details="true"/>
                <table:data-pilot-member table:name="5379,913" table:display="true" table:show-details="true"/>
                <table:data-pilot-member table:name="5382,25" table:display="true" table:show-details="true"/>
                <table:data-pilot-member table:name="5387,15" table:display="true" table:show-details="true"/>
                <table:data-pilot-member table:name="5403,175" table:display="true" table:show-details="true"/>
                <table:data-pilot-member table:name="5414,475" table:display="true" table:show-details="true"/>
                <table:data-pilot-member table:name="5458,913" table:display="true" table:show-details="true"/>
                <table:data-pilot-member table:name="5487,238" table:display="true" table:show-details="true"/>
                <table:data-pilot-member table:name="5514,325" table:display="true" table:show-details="true"/>
                <table:data-pilot-member table:name="5539,775" table:display="true" table:show-details="true"/>
                <table:data-pilot-member table:name="5564,675" table:display="true" table:show-details="true"/>
                <table:data-pilot-member table:name="5564,8" table:display="true" table:show-details="true"/>
                <table:data-pilot-member table:name="5571,075" table:display="true" table:show-details="true"/>
                <table:data-pilot-member table:name="5587,525" table:display="true" table:show-details="true"/>
                <table:data-pilot-member table:name="5602,85" table:display="true" table:show-details="true"/>
                <table:data-pilot-member table:name="5633,763" table:display="true" table:show-details="true"/>
                <table:data-pilot-member table:name="5734,263" table:display="true" table:show-details="true"/>
                <table:data-pilot-member table:name="5764,275" table:display="true" table:show-details="true"/>
                <table:data-pilot-member table:name="5803,113" table:display="true" table:show-details="true"/>
                <table:data-pilot-member table:name="5815,163" table:display="true" table:show-details="true"/>
                <table:data-pilot-member table:name="5836,025" table:display="true" table:show-details="true"/>
                <table:data-pilot-member table:name="5839,825" table:display="true" table:show-details="true"/>
                <table:data-pilot-member table:name="5858,288" table:display="true" table:show-details="true"/>
                <table:data-pilot-member table:name="5874,188" table:display="true" table:show-details="true"/>
                <table:data-pilot-member table:name="5890,1" table:display="true" table:show-details="true"/>
                <table:data-pilot-member table:name="5927,375" table:display="true" table:show-details="true"/>
                <table:data-pilot-member table:name="5948,925" table:display="true" table:show-details="true"/>
                <table:data-pilot-member table:name="5951,288" table:display="true" table:show-details="true"/>
                <table:data-pilot-member table:name="5972,5" table:display="true" table:show-details="true"/>
                <table:data-pilot-member table:name="5978,138" table:display="true" table:show-details="true"/>
                <table:data-pilot-member table:name="6034,713" table:display="true" table:show-details="true"/>
                <table:data-pilot-member table:name="6052,425" table:display="true" table:show-details="true"/>
                <table:data-pilot-member table:name="6134,513" table:display="true" table:show-details="true"/>
                <table:data-pilot-member table:name="6202,063" table:display="true" table:show-details="true"/>
                <table:data-pilot-member table:name="6218,075" table:display="true" table:show-details="true"/>
                <table:data-pilot-member table:name="6276" table:display="true" table:show-details="true"/>
                <table:data-pilot-member table:name="6298,838" table:display="true" table:show-details="true"/>
                <table:data-pilot-member table:name="6362,625" table:display="true" table:show-details="true"/>
                <table:data-pilot-member table:name="6372,425" table:display="true" table:show-details="true"/>
                <table:data-pilot-member table:name="6375,213" table:display="true" table:show-details="true"/>
                <table:data-pilot-member table:name="6379,675" table:display="true" table:show-details="true"/>
                <table:data-pilot-member table:name="6402,85" table:display="true" table:show-details="true"/>
                <table:data-pilot-member table:name="6455,575" table:display="true" table:show-details="true"/>
                <table:data-pilot-member table:name="6461,2" table:display="true" table:show-details="true"/>
                <table:data-pilot-member table:name="6485,225" table:display="true" table:show-details="true"/>
                <table:data-pilot-member table:name="6509,438" table:display="true" table:show-details="true"/>
                <table:data-pilot-member table:name="6512,713" table:display="true" table:show-details="true"/>
                <table:data-pilot-member table:name="6538,3" table:display="true" table:show-details="true"/>
                <table:data-pilot-member table:name="6541,338" table:display="true" table:show-details="true"/>
                <table:data-pilot-member table:name="6545,438" table:display="true" table:show-details="true"/>
                <table:data-pilot-member table:name="6557,213" table:display="true" table:show-details="true"/>
                <table:data-pilot-member table:name="6597,65" table:display="true" table:show-details="true"/>
                <table:data-pilot-member table:name="6598,913" table:display="true" table:show-details="true"/>
                <table:data-pilot-member table:name="6643,113" table:display="true" table:show-details="true"/>
                <table:data-pilot-member table:name="6667,775" table:display="true" table:show-details="true"/>
                <table:data-pilot-member table:name="6683,55" table:display="true" table:show-details="true"/>
                <table:data-pilot-member table:name="6714,5" table:display="true" table:show-details="true"/>
                <table:data-pilot-member table:name="6771,088" table:display="true" table:show-details="true"/>
                <table:data-pilot-member table:name="6800,763" table:display="true" table:show-details="true"/>
                <table:data-pilot-member table:name="6806,563" table:display="true" table:show-details="true"/>
                <table:data-pilot-member table:name="6813,663" table:display="true" table:show-details="true"/>
                <table:data-pilot-member table:name="6850,188" table:display="true" table:show-details="true"/>
                <table:data-pilot-member table:name="6882,125" table:display="true" table:show-details="true"/>
                <table:data-pilot-member table:name="6955,638" table:display="true" table:show-details="true"/>
                <table:data-pilot-member table:name="6976,738" table:display="true" table:show-details="true"/>
                <table:data-pilot-member table:name="7025,85" table:display="true" table:show-details="true"/>
                <table:data-pilot-member table:name="7039,963" table:display="true" table:show-details="true"/>
                <table:data-pilot-member table:name="7089,238" table:display="true" table:show-details="true"/>
                <table:data-pilot-member table:name="7167,563" table:display="true" table:show-details="true"/>
                <table:data-pilot-member table:name="7180,763" table:display="true" table:show-details="true"/>
                <table:data-pilot-member table:name="7220,4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zad 7.2'.A1:'zad 7.2'.B26" table:buttons="'zad 7.2'.A1" table:show-filter-button="false" table:drill-down-on-double-click="false">
          <table:source-cell-range table:cell-range-address="'zad 7'.A1:'zad 7'.D7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odzina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Zrodla_fotowoltaiczne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213" table:display="true" table:show-details="true"/>
                <table:data-pilot-member table:name="0,35" table:display="true" table:show-details="true"/>
                <table:data-pilot-member table:name="0,488" table:display="true" table:show-details="true"/>
                <table:data-pilot-member table:name="0,525" table:display="true" table:show-details="true"/>
                <table:data-pilot-member table:name="0,625" table:display="true" table:show-details="true"/>
                <table:data-pilot-member table:name="1,075" table:display="true" table:show-details="true"/>
                <table:data-pilot-member table:name="2,688" table:display="true" table:show-details="true"/>
                <table:data-pilot-member table:name="5,45" table:display="true" table:show-details="true"/>
                <table:data-pilot-member table:name="5,525" table:display="true" table:show-details="true"/>
                <table:data-pilot-member table:name="6,088" table:display="true" table:show-details="true"/>
                <table:data-pilot-member table:name="6,1" table:display="true" table:show-details="true"/>
                <table:data-pilot-member table:name="6,7" table:display="true" table:show-details="true"/>
                <table:data-pilot-member table:name="6,788" table:display="true" table:show-details="true"/>
                <table:data-pilot-member table:name="9,775" table:display="true" table:show-details="true"/>
                <table:data-pilot-member table:name="10,95" table:display="true" table:show-details="true"/>
                <table:data-pilot-member table:name="12,788" table:display="true" table:show-details="true"/>
                <table:data-pilot-member table:name="16,9" table:display="true" table:show-details="true"/>
                <table:data-pilot-member table:name="20,525" table:display="true" table:show-details="true"/>
                <table:data-pilot-member table:name="22,763" table:display="true" table:show-details="true"/>
                <table:data-pilot-member table:name="23,388" table:display="true" table:show-details="true"/>
                <table:data-pilot-member table:name="29,363" table:display="true" table:show-details="true"/>
                <table:data-pilot-member table:name="30,325" table:display="true" table:show-details="true"/>
                <table:data-pilot-member table:name="36,088" table:display="true" table:show-details="true"/>
                <table:data-pilot-member table:name="36,175" table:display="true" table:show-details="true"/>
                <table:data-pilot-member table:name="38,025" table:display="true" table:show-details="true"/>
                <table:data-pilot-member table:name="38,7" table:display="true" table:show-details="true"/>
                <table:data-pilot-member table:name="41,738" table:display="true" table:show-details="true"/>
                <table:data-pilot-member table:name="43,338" table:display="true" table:show-details="true"/>
                <table:data-pilot-member table:name="45,475" table:display="true" table:show-details="true"/>
                <table:data-pilot-member table:name="49,463" table:display="true" table:show-details="true"/>
                <table:data-pilot-member table:name="49,713" table:display="true" table:show-details="true"/>
                <table:data-pilot-member table:name="51,438" table:display="true" table:show-details="true"/>
                <table:data-pilot-member table:name="54,275" table:display="true" table:show-details="true"/>
                <table:data-pilot-member table:name="56,025" table:display="true" table:show-details="true"/>
                <table:data-pilot-member table:name="56,85" table:display="true" table:show-details="true"/>
                <table:data-pilot-member table:name="61,275" table:display="true" table:show-details="true"/>
                <table:data-pilot-member table:name="64,45" table:display="true" table:show-details="true"/>
                <table:data-pilot-member table:name="65,525" table:display="true" table:show-details="true"/>
                <table:data-pilot-member table:name="66,75" table:display="true" table:show-details="true"/>
                <table:data-pilot-member table:name="70,738" table:display="true" table:show-details="true"/>
                <table:data-pilot-member table:name="76,875" table:display="true" table:show-details="true"/>
                <table:data-pilot-member table:name="88,175" table:display="true" table:show-details="true"/>
                <table:data-pilot-member table:name="93,263" table:display="true" table:show-details="true"/>
                <table:data-pilot-member table:name="97,013" table:display="true" table:show-details="true"/>
                <table:data-pilot-member table:name="98,513" table:display="true" table:show-details="true"/>
                <table:data-pilot-member table:name="114,775" table:display="true" table:show-details="true"/>
                <table:data-pilot-member table:name="117,075" table:display="true" table:show-details="true"/>
                <table:data-pilot-member table:name="118,938" table:display="true" table:show-details="true"/>
                <table:data-pilot-member table:name="119,713" table:display="true" table:show-details="true"/>
                <table:data-pilot-member table:name="126,438" table:display="true" table:show-details="true"/>
                <table:data-pilot-member table:name="128,938" table:display="true" table:show-details="true"/>
                <table:data-pilot-member table:name="132,125" table:display="true" table:show-details="true"/>
                <table:data-pilot-member table:name="152,863" table:display="true" table:show-details="true"/>
                <table:data-pilot-member table:name="161,975" table:display="true" table:show-details="true"/>
                <table:data-pilot-member table:name="168,475" table:display="true" table:show-details="true"/>
                <table:data-pilot-member table:name="182,788" table:display="true" table:show-details="true"/>
                <table:data-pilot-member table:name="184,925" table:display="true" table:show-details="true"/>
                <table:data-pilot-member table:name="205,088" table:display="true" table:show-details="true"/>
                <table:data-pilot-member table:name="207,263" table:display="true" table:show-details="true"/>
                <table:data-pilot-member table:name="211,275" table:display="true" table:show-details="true"/>
                <table:data-pilot-member table:name="212,288" table:display="true" table:show-details="true"/>
                <table:data-pilot-member table:name="227,425" table:display="true" table:show-details="true"/>
                <table:data-pilot-member table:name="241,863" table:display="true" table:show-details="true"/>
                <table:data-pilot-member table:name="246,688" table:display="true" table:show-details="true"/>
                <table:data-pilot-member table:name="249,013" table:display="true" table:show-details="true"/>
                <table:data-pilot-member table:name="252,313" table:display="true" table:show-details="true"/>
                <table:data-pilot-member table:name="252,85" table:display="true" table:show-details="true"/>
                <table:data-pilot-member table:name="256,013" table:display="true" table:show-details="true"/>
                <table:data-pilot-member table:name="260,225" table:display="true" table:show-details="true"/>
                <table:data-pilot-member table:name="265,213" table:display="true" table:show-details="true"/>
                <table:data-pilot-member table:name="273,913" table:display="true" table:show-details="true"/>
                <table:data-pilot-member table:name="275,1" table:display="true" table:show-details="true"/>
                <table:data-pilot-member table:name="281" table:display="true" table:show-details="true"/>
                <table:data-pilot-member table:name="302,375" table:display="true" table:show-details="true"/>
                <table:data-pilot-member table:name="319,188" table:display="true" table:show-details="true"/>
                <table:data-pilot-member table:name="325,813" table:display="true" table:show-details="true"/>
                <table:data-pilot-member table:name="327,4" table:display="true" table:show-details="true"/>
                <table:data-pilot-member table:name="343,588" table:display="true" table:show-details="true"/>
                <table:data-pilot-member table:name="346,088" table:display="true" table:show-details="true"/>
                <table:data-pilot-member table:name="383,1" table:display="true" table:show-details="true"/>
                <table:data-pilot-member table:name="393,1" table:display="true" table:show-details="true"/>
                <table:data-pilot-member table:name="401,438" table:display="true" table:show-details="true"/>
                <table:data-pilot-member table:name="431,625" table:display="true" table:show-details="true"/>
                <table:data-pilot-member table:name="440,625" table:display="true" table:show-details="true"/>
                <table:data-pilot-member table:name="442,788" table:display="true" table:show-details="true"/>
                <table:data-pilot-member table:name="450,125" table:display="true" table:show-details="true"/>
                <table:data-pilot-member table:name="451,45" table:display="true" table:show-details="true"/>
                <table:data-pilot-member table:name="454,05" table:display="true" table:show-details="true"/>
                <table:data-pilot-member table:name="457,763" table:display="true" table:show-details="true"/>
                <table:data-pilot-member table:name="467,45" table:display="true" table:show-details="true"/>
                <table:data-pilot-member table:name="473,513" table:display="true" table:show-details="true"/>
                <table:data-pilot-member table:name="474,45" table:display="true" table:show-details="true"/>
                <table:data-pilot-member table:name="483,938" table:display="true" table:show-details="true"/>
                <table:data-pilot-member table:name="490,838" table:display="true" table:show-details="true"/>
                <table:data-pilot-member table:name="515,938" table:display="true" table:show-details="true"/>
                <table:data-pilot-member table:name="540,163" table:display="true" table:show-details="true"/>
                <table:data-pilot-member table:name="560,763" table:display="true" table:show-details="true"/>
                <table:data-pilot-member table:name="581,4" table:display="true" table:show-details="true"/>
                <table:data-pilot-member table:name="582,45" table:display="true" table:show-details="true"/>
                <table:data-pilot-member table:name="588,238" table:display="true" table:show-details="true"/>
                <table:data-pilot-member table:name="624,8" table:display="true" table:show-details="true"/>
                <table:data-pilot-member table:name="633,088" table:display="true" table:show-details="true"/>
                <table:data-pilot-member table:name="681,013" table:display="true" table:show-details="true"/>
                <table:data-pilot-member table:name="688,363" table:display="true" table:show-details="true"/>
                <table:data-pilot-member table:name="692,425" table:display="true" table:show-details="true"/>
                <table:data-pilot-member table:name="704,4" table:display="true" table:show-details="true"/>
                <table:data-pilot-member table:name="723,763" table:display="true" table:show-details="true"/>
                <table:data-pilot-member table:name="770" table:display="true" table:show-details="true"/>
                <table:data-pilot-member table:name="805,075" table:display="true" table:show-details="true"/>
                <table:data-pilot-member table:name="806,363" table:display="true" table:show-details="true"/>
                <table:data-pilot-member table:name="807,275" table:display="true" table:show-details="true"/>
                <table:data-pilot-member table:name="872,425" table:display="true" table:show-details="true"/>
                <table:data-pilot-member table:name="886,15" table:display="true" table:show-details="true"/>
                <table:data-pilot-member table:name="893,513" table:display="true" table:show-details="true"/>
                <table:data-pilot-member table:name="903,988" table:display="true" table:show-details="true"/>
                <table:data-pilot-member table:name="909,85" table:display="true" table:show-details="true"/>
                <table:data-pilot-member table:name="937,138" table:display="true" table:show-details="true"/>
                <table:data-pilot-member table:name="979,188" table:display="true" table:show-details="true"/>
                <table:data-pilot-member table:name="1019,625" table:display="true" table:show-details="true"/>
                <table:data-pilot-member table:name="1019,738" table:display="true" table:show-details="true"/>
                <table:data-pilot-member table:name="1035,138" table:display="true" table:show-details="true"/>
                <table:data-pilot-member table:name="1051,238" table:display="true" table:show-details="true"/>
                <table:data-pilot-member table:name="1075,488" table:display="true" table:show-details="true"/>
                <table:data-pilot-member table:name="1086,275" table:display="true" table:show-details="true"/>
                <table:data-pilot-member table:name="1088,675" table:display="true" table:show-details="true"/>
                <table:data-pilot-member table:name="1106,213" table:display="true" table:show-details="true"/>
                <table:data-pilot-member table:name="1107,075" table:display="true" table:show-details="true"/>
                <table:data-pilot-member table:name="1112,85" table:display="true" table:show-details="true"/>
                <table:data-pilot-member table:name="1144,95" table:display="true" table:show-details="true"/>
                <table:data-pilot-member table:name="1162,075" table:display="true" table:show-details="true"/>
                <table:data-pilot-member table:name="1171,6" table:display="true" table:show-details="true"/>
                <table:data-pilot-member table:name="1176,413" table:display="true" table:show-details="true"/>
                <table:data-pilot-member table:name="1186,9" table:display="true" table:show-details="true"/>
                <table:data-pilot-member table:name="1189,275" table:display="true" table:show-details="true"/>
                <table:data-pilot-member table:name="1212,638" table:display="true" table:show-details="true"/>
                <table:data-pilot-member table:name="1224,525" table:display="true" table:show-details="true"/>
                <table:data-pilot-member table:name="1365,9" table:display="true" table:show-details="true"/>
                <table:data-pilot-member table:name="1367,725" table:display="true" table:show-details="true"/>
                <table:data-pilot-member table:name="1375,088" table:display="true" table:show-details="true"/>
                <table:data-pilot-member table:name="1385,525" table:display="true" table:show-details="true"/>
                <table:data-pilot-member table:name="1426,675" table:display="true" table:show-details="true"/>
                <table:data-pilot-member table:name="1437,3" table:display="true" table:show-details="true"/>
                <table:data-pilot-member table:name="1446,9" table:display="true" table:show-details="true"/>
                <table:data-pilot-member table:name="1488,125" table:display="true" table:show-details="true"/>
                <table:data-pilot-member table:name="1521,95" table:display="true" table:show-details="true"/>
                <table:data-pilot-member table:name="1527,6" table:display="true" table:show-details="true"/>
                <table:data-pilot-member table:name="1544,663" table:display="true" table:show-details="true"/>
                <table:data-pilot-member table:name="1590,8" table:display="true" table:show-details="true"/>
                <table:data-pilot-member table:name="1637,338" table:display="true" table:show-details="true"/>
                <table:data-pilot-member table:name="1639,95" table:display="true" table:show-details="true"/>
                <table:data-pilot-member table:name="1671,113" table:display="true" table:show-details="true"/>
                <table:data-pilot-member table:name="1677,075" table:display="true" table:show-details="true"/>
                <table:data-pilot-member table:name="1719,088" table:display="true" table:show-details="true"/>
                <table:data-pilot-member table:name="1739,125" table:display="true" table:show-details="true"/>
                <table:data-pilot-member table:name="1750,738" table:display="true" table:show-details="true"/>
                <table:data-pilot-member table:name="1752,175" table:display="true" table:show-details="true"/>
                <table:data-pilot-member table:name="1766,188" table:display="true" table:show-details="true"/>
                <table:data-pilot-member table:name="1778,938" table:display="true" table:show-details="true"/>
                <table:data-pilot-member table:name="1814,3" table:display="true" table:show-details="true"/>
                <table:data-pilot-member table:name="1819" table:display="true" table:show-details="true"/>
                <table:data-pilot-member table:name="1841,338" table:display="true" table:show-details="true"/>
                <table:data-pilot-member table:name="1860,863" table:display="true" table:show-details="true"/>
                <table:data-pilot-member table:name="1887,788" table:display="true" table:show-details="true"/>
                <table:data-pilot-member table:name="1911" table:display="true" table:show-details="true"/>
                <table:data-pilot-member table:name="1915,263" table:display="true" table:show-details="true"/>
                <table:data-pilot-member table:name="1940,575" table:display="true" table:show-details="true"/>
                <table:data-pilot-member table:name="1954,513" table:display="true" table:show-details="true"/>
                <table:data-pilot-member table:name="1974,613" table:display="true" table:show-details="true"/>
                <table:data-pilot-member table:name="2078,913" table:display="true" table:show-details="true"/>
                <table:data-pilot-member table:name="2085,15" table:display="true" table:show-details="true"/>
                <table:data-pilot-member table:name="2087,225" table:display="true" table:show-details="true"/>
                <table:data-pilot-member table:name="2106,913" table:display="true" table:show-details="true"/>
                <table:data-pilot-member table:name="2157,113" table:display="true" table:show-details="true"/>
                <table:data-pilot-member table:name="2220,038" table:display="true" table:show-details="true"/>
                <table:data-pilot-member table:name="2229,513" table:display="true" table:show-details="true"/>
                <table:data-pilot-member table:name="2244,988" table:display="true" table:show-details="true"/>
                <table:data-pilot-member table:name="2260,35" table:display="true" table:show-details="true"/>
                <table:data-pilot-member table:name="2271,6" table:display="true" table:show-details="true"/>
                <table:data-pilot-member table:name="2284,425" table:display="true" table:show-details="true"/>
                <table:data-pilot-member table:name="2319,663" table:display="true" table:show-details="true"/>
                <table:data-pilot-member table:name="2365,538" table:display="true" table:show-details="true"/>
                <table:data-pilot-member table:name="2404,775" table:display="true" table:show-details="true"/>
                <table:data-pilot-member table:name="2442,263" table:display="true" table:show-details="true"/>
                <table:data-pilot-member table:name="2446,513" table:display="true" table:show-details="true"/>
                <table:data-pilot-member table:name="2461,45" table:display="true" table:show-details="true"/>
                <table:data-pilot-member table:name="2497,613" table:display="true" table:show-details="true"/>
                <table:data-pilot-member table:name="2531,363" table:display="true" table:show-details="true"/>
                <table:data-pilot-member table:name="2631,188" table:display="true" table:show-details="true"/>
                <table:data-pilot-member table:name="2673,263" table:display="true" table:show-details="true"/>
                <table:data-pilot-member table:name="2680,513" table:display="true" table:show-details="true"/>
                <table:data-pilot-member table:name="2702,475" table:display="true" table:show-details="true"/>
                <table:data-pilot-member table:name="2724,638" table:display="true" table:show-details="true"/>
                <table:data-pilot-member table:name="2735,588" table:display="true" table:show-details="true"/>
                <table:data-pilot-member table:name="2741,8" table:display="true" table:show-details="true"/>
                <table:data-pilot-member table:name="2743,988" table:display="true" table:show-details="true"/>
                <table:data-pilot-member table:name="2744,525" table:display="true" table:show-details="true"/>
                <table:data-pilot-member table:name="2775,588" table:display="true" table:show-details="true"/>
                <table:data-pilot-member table:name="2805,525" table:display="true" table:show-details="true"/>
                <table:data-pilot-member table:name="2810,938" table:display="true" table:show-details="true"/>
                <table:data-pilot-member table:name="2813,188" table:display="true" table:show-details="true"/>
                <table:data-pilot-member table:name="2818,113" table:display="true" table:show-details="true"/>
                <table:data-pilot-member table:name="2822,638" table:display="true" table:show-details="true"/>
                <table:data-pilot-member table:name="2829,788" table:display="true" table:show-details="true"/>
                <table:data-pilot-member table:name="2874,725" table:display="true" table:show-details="true"/>
                <table:data-pilot-member table:name="2938,338" table:display="true" table:show-details="true"/>
                <table:data-pilot-member table:name="2943,1" table:display="true" table:show-details="true"/>
                <table:data-pilot-member table:name="2961,363" table:display="true" table:show-details="true"/>
                <table:data-pilot-member table:name="3004,763" table:display="true" table:show-details="true"/>
                <table:data-pilot-member table:name="3017,863" table:display="true" table:show-details="true"/>
                <table:data-pilot-member table:name="3051,088" table:display="true" table:show-details="true"/>
                <table:data-pilot-member table:name="3069,463" table:display="true" table:show-details="true"/>
                <table:data-pilot-member table:name="3077,663" table:display="true" table:show-details="true"/>
                <table:data-pilot-member table:name="3103,875" table:display="true" table:show-details="true"/>
                <table:data-pilot-member table:name="3107,463" table:display="true" table:show-details="true"/>
                <table:data-pilot-member table:name="3144,538" table:display="true" table:show-details="true"/>
                <table:data-pilot-member table:name="3212,988" table:display="true" table:show-details="true"/>
                <table:data-pilot-member table:name="3256,588" table:display="true" table:show-details="true"/>
                <table:data-pilot-member table:name="3262,375" table:display="true" table:show-details="true"/>
                <table:data-pilot-member table:name="3288,9" table:display="true" table:show-details="true"/>
                <table:data-pilot-member table:name="3289,05" table:display="true" table:show-details="true"/>
                <table:data-pilot-member table:name="3297,138" table:display="true" table:show-details="true"/>
                <table:data-pilot-member table:name="3331,963" table:display="true" table:show-details="true"/>
                <table:data-pilot-member table:name="3341,925" table:display="true" table:show-details="true"/>
                <table:data-pilot-member table:name="3378,413" table:display="true" table:show-details="true"/>
                <table:data-pilot-member table:name="3380,625" table:display="true" table:show-details="true"/>
                <table:data-pilot-member table:name="3401,738" table:display="true" table:show-details="true"/>
                <table:data-pilot-member table:name="3408,838" table:display="true" table:show-details="true"/>
                <table:data-pilot-member table:name="3414,125" table:display="true" table:show-details="true"/>
                <table:data-pilot-member table:name="3458,138" table:display="true" table:show-details="true"/>
                <table:data-pilot-member table:name="3500" table:display="true" table:show-details="true"/>
                <table:data-pilot-member table:name="3505,513" table:display="true" table:show-details="true"/>
                <table:data-pilot-member table:name="3515,063" table:display="true" table:show-details="true"/>
                <table:data-pilot-member table:name="3536,113" table:display="true" table:show-details="true"/>
                <table:data-pilot-member table:name="3556,375" table:display="true" table:show-details="true"/>
                <table:data-pilot-member table:name="3558,113" table:display="true" table:show-details="true"/>
                <table:data-pilot-member table:name="3567,15" table:display="true" table:show-details="true"/>
                <table:data-pilot-member table:name="3579,6" table:display="true" table:show-details="true"/>
                <table:data-pilot-member table:name="3616,875" table:display="true" table:show-details="true"/>
                <table:data-pilot-member table:name="3690,013" table:display="true" table:show-details="true"/>
                <table:data-pilot-member table:name="3712,325" table:display="true" table:show-details="true"/>
                <table:data-pilot-member table:name="3740,45" table:display="true" table:show-details="true"/>
                <table:data-pilot-member table:name="3752,738" table:display="true" table:show-details="true"/>
                <table:data-pilot-member table:name="3780,8" table:display="true" table:show-details="true"/>
                <table:data-pilot-member table:name="3809,988" table:display="true" table:show-details="true"/>
                <table:data-pilot-member table:name="3847,463" table:display="true" table:show-details="true"/>
                <table:data-pilot-member table:name="3880,175" table:display="true" table:show-details="true"/>
                <table:data-pilot-member table:name="3936,675" table:display="true" table:show-details="true"/>
                <table:data-pilot-member table:name="3939,6" table:display="true" table:show-details="true"/>
                <table:data-pilot-member table:name="3962,588" table:display="true" table:show-details="true"/>
                <table:data-pilot-member table:name="3986,95" table:display="true" table:show-details="true"/>
                <table:data-pilot-member table:name="3994,525" table:display="true" table:show-details="true"/>
                <table:data-pilot-member table:name="4059,038" table:display="true" table:show-details="true"/>
                <table:data-pilot-member table:name="4072,788" table:display="true" table:show-details="true"/>
                <table:data-pilot-member table:name="4101,138" table:display="true" table:show-details="true"/>
                <table:data-pilot-member table:name="4120,888" table:display="true" table:show-details="true"/>
                <table:data-pilot-member table:name="4139,2" table:display="true" table:show-details="true"/>
                <table:data-pilot-member table:name="4166,7" table:display="true" table:show-details="true"/>
                <table:data-pilot-member table:name="4170,35" table:display="true" table:show-details="true"/>
                <table:data-pilot-member table:name="4245,938" table:display="true" table:show-details="true"/>
                <table:data-pilot-member table:name="4263,013" table:display="true" table:show-details="true"/>
                <table:data-pilot-member table:name="4266,538" table:display="true" table:show-details="true"/>
                <table:data-pilot-member table:name="4282,625" table:display="true" table:show-details="true"/>
                <table:data-pilot-member table:name="4306,838" table:display="true" table:show-details="true"/>
                <table:data-pilot-member table:name="4309,463" table:display="true" table:show-details="true"/>
                <table:data-pilot-member table:name="4328,038" table:display="true" table:show-details="true"/>
                <table:data-pilot-member table:name="4333,4" table:display="true" table:show-details="true"/>
                <table:data-pilot-member table:name="4334,075" table:display="true" table:show-details="true"/>
                <table:data-pilot-member table:name="4352,375" table:display="true" table:show-details="true"/>
                <table:data-pilot-member table:name="4368,138" table:display="true" table:show-details="true"/>
                <table:data-pilot-member table:name="4405,413" table:display="true" table:show-details="true"/>
                <table:data-pilot-member table:name="4416" table:display="true" table:show-details="true"/>
                <table:data-pilot-member table:name="4433,275" table:display="true" table:show-details="true"/>
                <table:data-pilot-member table:name="4438,363" table:display="true" table:show-details="true"/>
                <table:data-pilot-member table:name="4440,788" table:display="true" table:show-details="true"/>
                <table:data-pilot-member table:name="4466,875" table:display="true" table:show-details="true"/>
                <table:data-pilot-member table:name="4478,638" table:display="true" table:show-details="true"/>
                <table:data-pilot-member table:name="4509,763" table:display="true" table:show-details="true"/>
                <table:data-pilot-member table:name="4515,638" table:display="true" table:show-details="true"/>
                <table:data-pilot-member table:name="4528,463" table:display="true" table:show-details="true"/>
                <table:data-pilot-member table:name="4531,925" table:display="true" table:show-details="true"/>
                <table:data-pilot-member table:name="4556,125" table:display="true" table:show-details="true"/>
                <table:data-pilot-member table:name="4558,425" table:display="true" table:show-details="true"/>
                <table:data-pilot-member table:name="4604,838" table:display="true" table:show-details="true"/>
                <table:data-pilot-member table:name="4614,113" table:display="true" table:show-details="true"/>
                <table:data-pilot-member table:name="4657,038" table:display="true" table:show-details="true"/>
                <table:data-pilot-member table:name="4660,638" table:display="true" table:show-details="true"/>
                <table:data-pilot-member table:name="4681,125" table:display="true" table:show-details="true"/>
                <table:data-pilot-member table:name="4713,788" table:display="true" table:show-details="true"/>
                <table:data-pilot-member table:name="4721,963" table:display="true" table:show-details="true"/>
                <table:data-pilot-member table:name="4732,463" table:display="true" table:show-details="true"/>
                <table:data-pilot-member table:name="4769,388" table:display="true" table:show-details="true"/>
                <table:data-pilot-member table:name="4771,888" table:display="true" table:show-details="true"/>
                <table:data-pilot-member table:name="4813,013" table:display="true" table:show-details="true"/>
                <table:data-pilot-member table:name="4845,6" table:display="true" table:show-details="true"/>
                <table:data-pilot-member table:name="4851,713" table:display="true" table:show-details="true"/>
                <table:data-pilot-member table:name="4863,938" table:display="true" table:show-details="true"/>
                <table:data-pilot-member table:name="4890,975" table:display="true" table:show-details="true"/>
                <table:data-pilot-member table:name="4938,213" table:display="true" table:show-details="true"/>
                <table:data-pilot-member table:name="4948,7" table:display="true" table:show-details="true"/>
                <table:data-pilot-member table:name="4961,95" table:display="true" table:show-details="true"/>
                <table:data-pilot-member table:name="4975,925" table:display="true" table:show-details="true"/>
                <table:data-pilot-member table:name="4990,8" table:display="true" table:show-details="true"/>
                <table:data-pilot-member table:name="4994,013" table:display="true" table:show-details="true"/>
                <table:data-pilot-member table:name="5034,775" table:display="true" table:show-details="true"/>
                <table:data-pilot-member table:name="5038,263" table:display="true" table:show-details="true"/>
                <table:data-pilot-member table:name="5042,775" table:display="true" table:show-details="true"/>
                <table:data-pilot-member table:name="5050,85" table:display="true" table:show-details="true"/>
                <table:data-pilot-member table:name="5067,988" table:display="true" table:show-details="true"/>
                <table:data-pilot-member table:name="5109,6" table:display="true" table:show-details="true"/>
                <table:data-pilot-member table:name="5127,788" table:display="true" table:show-details="true"/>
                <table:data-pilot-member table:name="5160,463" table:display="true" table:show-details="true"/>
                <table:data-pilot-member table:name="5170,5" table:display="true" table:show-details="true"/>
                <table:data-pilot-member table:name="5172,3" table:display="true" table:show-details="true"/>
                <table:data-pilot-member table:name="5189,438" table:display="true" table:show-details="true"/>
                <table:data-pilot-member table:name="5204,475" table:display="true" table:show-details="true"/>
                <table:data-pilot-member table:name="5212,863" table:display="true" table:show-details="true"/>
                <table:data-pilot-member table:name="5229,638" table:display="true" table:show-details="true"/>
                <table:data-pilot-member table:name="5239,9" table:display="true" table:show-details="true"/>
                <table:data-pilot-member table:name="5267,638" table:display="true" table:show-details="true"/>
                <table:data-pilot-member table:name="5284,65" table:display="true" table:show-details="true"/>
                <table:data-pilot-member table:name="5289,75" table:display="true" table:show-details="true"/>
                <table:data-pilot-member table:name="5304,363" table:display="true" table:show-details="true"/>
                <table:data-pilot-member table:name="5315,425" table:display="true" table:show-details="true"/>
                <table:data-pilot-member table:name="5331,575" table:display="true" table:show-details="true"/>
                <table:data-pilot-member table:name="5342,275" table:display="true" table:show-details="true"/>
                <table:data-pilot-member table:name="5402,05" table:display="true" table:show-details="true"/>
                <table:data-pilot-member table:name="5410,875" table:display="true" table:show-details="true"/>
                <table:data-pilot-member table:name="5432,875" table:display="true" table:show-details="true"/>
                <table:data-pilot-member table:name="5442,65" table:display="true" table:show-details="true"/>
                <table:data-pilot-member table:name="5443,763" table:display="true" table:show-details="true"/>
                <table:data-pilot-member table:name="5446,038" table:display="true" table:show-details="true"/>
                <table:data-pilot-member table:name="5460,475" table:display="true" table:show-details="true"/>
                <table:data-pilot-member table:name="5464,1" table:display="true" table:show-details="true"/>
                <table:data-pilot-member table:name="5471,425" table:display="true" table:show-details="true"/>
                <table:data-pilot-member table:name="5479,725" table:display="true" table:show-details="true"/>
                <table:data-pilot-member table:name="5506,875" table:display="true" table:show-details="true"/>
                <table:data-pilot-member table:name="5538,825" table:display="true" table:show-details="true"/>
                <table:data-pilot-member table:name="5583,875" table:display="true" table:show-details="true"/>
                <table:data-pilot-member table:name="5606,738" table:display="true" table:show-details="true"/>
                <table:data-pilot-member table:name="5619" table:display="true" table:show-details="true"/>
                <table:data-pilot-member table:name="5622,838" table:display="true" table:show-details="true"/>
                <table:data-pilot-member table:name="5635,875" table:display="true" table:show-details="true"/>
                <table:data-pilot-member table:name="5647,45" table:display="true" table:show-details="true"/>
                <table:data-pilot-member table:name="5661,825" table:display="true" table:show-details="true"/>
                <table:data-pilot-member table:name="5685,688" table:display="true" table:show-details="true"/>
                <table:data-pilot-member table:name="5703,838" table:display="true" table:show-details="true"/>
                <table:data-pilot-member table:name="5705,213" table:display="true" table:show-details="true"/>
                <table:data-pilot-member table:name="5723,513" table:display="true" table:show-details="true"/>
                <table:data-pilot-member table:name="5759,788" table:display="true" table:show-details="true"/>
                <table:data-pilot-member table:name="5784,488" table:display="true" table:show-details="true"/>
                <table:data-pilot-member table:name="5812,225" table:display="true" table:show-details="true"/>
                <table:data-pilot-member table:name="5827,963" table:display="true" table:show-details="true"/>
                <table:data-pilot-member table:name="5836,475" table:display="true" table:show-details="true"/>
                <table:data-pilot-member table:name="5843,438" table:display="true" table:show-details="true"/>
                <table:data-pilot-member table:name="5846,613" table:display="true" table:show-details="true"/>
                <table:data-pilot-member table:name="5915,05" table:display="true" table:show-details="true"/>
                <table:data-pilot-member table:name="5928,65" table:display="true" table:show-details="true"/>
                <table:data-pilot-member table:name="5956,613" table:display="true" table:show-details="true"/>
                <table:data-pilot-member table:name="5958,988" table:display="true" table:show-details="true"/>
                <table:data-pilot-member table:name="5970" table:display="true" table:show-details="true"/>
                <table:data-pilot-member table:name="5970,6" table:display="true" table:show-details="true"/>
                <table:data-pilot-member table:name="5979,213" table:display="true" table:show-details="true"/>
                <table:data-pilot-member table:name="6000,088" table:display="true" table:show-details="true"/>
                <table:data-pilot-member table:name="6004,338" table:display="true" table:show-details="true"/>
                <table:data-pilot-member table:name="6009,375" table:display="true" table:show-details="true"/>
                <table:data-pilot-member table:name="6019,913" table:display="true" table:show-details="true"/>
                <table:data-pilot-member table:name="6028,038" table:display="true" table:show-details="true"/>
                <table:data-pilot-member table:name="6035,738" table:display="true" table:show-details="true"/>
                <table:data-pilot-member table:name="6062,575" table:display="true" table:show-details="true"/>
                <table:data-pilot-member table:name="6064,8" table:display="true" table:show-details="true"/>
                <table:data-pilot-member table:name="6099,863" table:display="true" table:show-details="true"/>
                <table:data-pilot-member table:name="6108" table:display="true" table:show-details="true"/>
                <table:data-pilot-member table:name="6145,288" table:display="true" table:show-details="true"/>
                <table:data-pilot-member table:name="6150,063" table:display="true" table:show-details="true"/>
                <table:data-pilot-member table:name="6178,175" table:display="true" table:show-details="true"/>
                <table:data-pilot-member table:name="6184,788" table:display="true" table:show-details="true"/>
                <table:data-pilot-member table:name="6291,475" table:display="true" table:show-details="true"/>
                <table:data-pilot-member table:name="6309,638" table:display="true" table:show-details="true"/>
                <table:data-pilot-member table:name="6366,538" table:display="true" table:show-details="true"/>
                <table:data-pilot-member table:name="6435,563" table:display="true" table:show-details="true"/>
                <table:data-pilot-member table:name="6455,375" table:display="true" table:show-details="true"/>
                <table:data-pilot-member table:name="6467,688" table:display="true" table:show-details="true"/>
                <table:data-pilot-member table:name="6545,438" table:display="true" table:show-details="true"/>
                <table:data-pilot-member table:name="6558,375" table:display="true" table:show-details="true"/>
                <table:data-pilot-member table:name="6561,538" table:display="true" table:show-details="true"/>
                <table:data-pilot-member table:name="6562,763" table:display="true" table:show-details="true"/>
                <table:data-pilot-member table:name="6565,613" table:display="true" table:show-details="true"/>
                <table:data-pilot-member table:name="6584,163" table:display="true" table:show-details="true"/>
                <table:data-pilot-member table:name="6601,038" table:display="true" table:show-details="true"/>
                <table:data-pilot-member table:name="6624,1" table:display="true" table:show-details="true"/>
                <table:data-pilot-member table:name="6636,6" table:display="true" table:show-details="true"/>
                <table:data-pilot-member table:name="6657,325" table:display="true" table:show-details="true"/>
                <table:data-pilot-member table:name="6661,063" table:display="true" table:show-details="true"/>
                <table:data-pilot-member table:name="6747,8" table:display="true" table:show-details="true"/>
                <table:data-pilot-member table:name="6756,813" table:display="true" table:show-details="true"/>
                <table:data-pilot-member table:name="6773,813" table:display="true" table:show-details="true"/>
                <table:data-pilot-member table:name="6787,825" table:display="true" table:show-details="true"/>
                <table:data-pilot-member table:name="6848,588" table:display="true" table:show-details="true"/>
                <table:data-pilot-member table:name="6942,313" table:display="true" table:show-details="true"/>
                <table:data-pilot-member table:name="6990,225" table:display="true" table:show-details="true"/>
                <table:data-pilot-member table:name="7019,013" table:display="true" table:show-details="true"/>
                <table:data-pilot-member table:name="7050,75" table:display="true" table:show-details="true"/>
                <table:data-pilot-member table:name="7051,488" table:display="true" table:show-details="true"/>
                <table:data-pilot-member table:name="7053,038" table:display="true" table:show-details="true"/>
                <table:data-pilot-member table:name="7068,713" table:display="true" table:show-details="true"/>
                <table:data-pilot-member table:name="7085,513" table:display="true" table:show-details="true"/>
                <table:data-pilot-member table:name="7095,725" table:display="true" table:show-details="true"/>
                <table:data-pilot-member table:name="7102,75" table:display="true" table:show-details="true"/>
                <table:data-pilot-member table:name="7113,863" table:display="true" table:show-details="true"/>
                <table:data-pilot-member table:name="7125,413" table:display="true" table:show-details="true"/>
                <table:data-pilot-member table:name="7136,65" table:display="true" table:show-details="true"/>
                <table:data-pilot-member table:name="7172,738" table:display="true" table:show-details="true"/>
                <table:data-pilot-member table:name="7182,975" table:display="true" table:show-details="true"/>
                <table:data-pilot-member table:name="7253,538" table:display="true" table:show-details="true"/>
                <table:data-pilot-member table:name="7276,5" table:display="true" table:show-details="true"/>
                <table:data-pilot-member table:name="7302,5" table:display="true" table:show-details="true"/>
                <table:data-pilot-member table:name="7371,838" table:display="true" table:show-details="true"/>
                <table:data-pilot-member table:name="7463,975" table:display="true" table:show-details="true"/>
                <table:data-pilot-member table:name="7472,6" table:display="true" table:show-details="true"/>
                <table:data-pilot-member table:name="7490,913" table:display="true" table:show-details="true"/>
                <table:data-pilot-member table:name="7518,45" table:display="true" table:show-details="true"/>
                <table:data-pilot-member table:name="7545,575" table:display="true" table:show-details="true"/>
                <table:data-pilot-member table:name="7601,838" table:display="true" table:show-details="true"/>
                <table:data-pilot-member table:name="7641,975" table:display="true" table:show-details="true"/>
                <table:data-pilot-member table:name="7673,038" table:display="true" table:show-details="true"/>
                <table:data-pilot-member table:name="7691,738" table:display="true" table:show-details="true"/>
                <table:data-pilot-member table:name="7713,038" table:display="true" table:show-details="true"/>
                <table:data-pilot-member table:name="7714,4" table:display="true" table:show-details="true"/>
                <table:data-pilot-member table:name="7865,438" table:display="true" table:show-details="true"/>
                <table:data-pilot-member table:name="7911,3" table:display="true" table:show-details="true"/>
                <table:data-pilot-member table:name="8002,638" table:display="true" table:show-details="true"/>
                <table:data-pilot-member table:name="8038,3" table:display="true" table:show-details="true"/>
                <table:data-pilot-member table:name="8090,6" table:display="true" table:show-details="true"/>
                <table:data-pilot-member table:name="8104,013" table:display="true" table:show-details="true"/>
                <table:data-pilot-member table:name="8144,075" table:display="true" table:show-details="true"/>
                <table:data-pilot-member table:name="8205,9" table:display="true" table:show-details="true"/>
                <table:data-pilot-member table:name="8306,638" table:display="true" table:show-details="true"/>
                <table:data-pilot-member table:name="8376,763" table:display="true" table:show-details="true"/>
                <table:data-pilot-member table:name="8460,663" table:display="true" table:show-details="true"/>
                <table:data-pilot-member table:name="8547,525" table:display="true" table:show-details="true"/>
                <table:data-pilot-member table:name="8564,725" table:display="true" table:show-details="true"/>
                <table:data-pilot-member table:name="8568,475" table:display="true" table:show-details="true"/>
                <table:data-pilot-member table:name="8576,313" table:display="true" table:show-details="true"/>
                <table:data-pilot-member table:name="8596,263" table:display="true" table:show-details="true"/>
                <table:data-pilot-member table:name="8629,975" table:display="true" table:show-details="true"/>
                <table:data-pilot-member table:name="8718,6" table:display="true" table:show-details="true"/>
                <table:data-pilot-member table:name="8799,45" table:display="true" table:show-details="true"/>
                <table:data-pilot-member table:name="8829,775" table:display="true" table:show-details="true"/>
                <table:data-pilot-member table:name="8919,888" table:display="true" table:show-details="true"/>
                <table:data-pilot-member table:name="8942,65" table:display="true" table:show-details="true"/>
                <table:data-pilot-member table:name="9028,438" table:display="true" table:show-details="true"/>
                <table:data-pilot-member table:name="9037,775" table:display="true" table:show-details="true"/>
                <table:data-pilot-member table:name="9074,263" table:display="true" table:show-details="true"/>
                <table:data-pilot-member table:name="9089,513" table:display="true" table:show-details="true"/>
                <table:data-pilot-member table:name="9122,925" table:display="true" table:show-details="true"/>
                <table:data-pilot-member table:name="9145,288" table:display="true" table:show-details="true"/>
                <table:data-pilot-member table:name="9175,825" table:display="true" table:show-details="true"/>
                <table:data-pilot-member table:name="9180,538" table:display="true" table:show-details="true"/>
                <table:data-pilot-member table:name="9395,888" table:display="true" table:show-details="true"/>
                <table:data-pilot-member table:name="9447,025" table:display="true" table:show-details="true"/>
                <table:data-pilot-member table:name="9545,763" table:display="true" table:show-details="true"/>
                <table:data-pilot-member table:name="9569,288" table:display="true" table:show-details="true"/>
                <table:data-pilot-member table:name="9683,575" table:display="true" table:show-details="true"/>
                <table:data-pilot-member table:name="9911,113" table:display="true" table:show-details="true"/>
                <table:data-pilot-member table:name="10167,013" table:display="true" table:show-details="true"/>
                <table:data-pilot-member table:name="10221,475" table:display="true" table:show-details="true"/>
                <table:data-pilot-member table:name="10529,9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.00.0000</text:date>, <text:time style:data-style-name="N2" text:time-value="16:55:15.293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20:27:49.009000000</meta:creation-date>
    <dc:date>2025-02-25T17:18:58.813000000</dc:date>
    <meta:editing-duration>PT19M24S</meta:editing-duration>
    <meta:editing-cycles>3</meta:editing-cycles>
    <meta:generator>LibreOffice/24.8.4.2$Windows_X86_64 LibreOffice_project/bb3cfa12c7b1bf994ecc5649a80400d06cd71002</meta:generator>
    <meta:document-statistic meta:table-count="5" meta:cell-count="1318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204cm" svg:y="0.315cm" chart:style-name="ch2">
          <text:p>Średnia produkcja energi z paneli fotowoltalicznych w poszczególnych godzinach</text:p>
        </chart:title>
        <chart:plot-area chart:style-name="ch3" table:cell-range-address="'zad 7.2'.D2:'zad 7.2'.E25" svg:x="1.331cm" svg:y="1.778cm" svg:width="14.349cm" svg:height="6.061cm">
          <chart:coordinate-region svg:x="2.347cm" svg:y="1.977cm" svg:width="13.333cm" svg:height="5.215cm"/>
          <chart:axis chart:dimension="x" chart:name="primary-x" chart:style-name="ch4">
            <chart:title svg:x="7.892cm" svg:y="8.019cm" chart:style-name="ch2">
              <text:p><text:span text:style-name="T1">godzina</text:span></text:p>
            </chart:title>
          </chart:axis>
          <chart:axis chart:dimension="y" chart:name="primary-y" chart:style-name="ch5">
            <chart:title svg:x="0.451cm" svg:y="5.236cm" chart:style-name="ch6">
              <text:p><text:span text:style-name="T1">MWh</text:span></text:p>
            </chart:title>
            <chart:grid chart:style-name="ch7" chart:class="major"/>
          </chart:axis>
          <chart:series chart:style-name="ch8" chart:values-cell-range-address="'zad 7.2'.D2:'zad 7.2'.D25" chart:class="chart:bar">
            <chart:data-point chart:repeated="24"/>
          </chart:series>
          <chart:series chart:style-name="ch9" chart:values-cell-range-address="'zad 7.2'.E2:'zad 7.2'.E25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zad 7.2'.D2:'zad 7.2'.D25</svg:desc>
                </draw:g>
              </table:table-cell>
              <table:table-cell office:value-type="float" office:value="0">
                <text:p>0</text:p>
                <draw:g>
                  <svg:desc>'zad 7.2'.E2:'zad 7.2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91.3">
                <text:p>491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23.63">
                <text:p>1723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492.93">
                <text:p>3492.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164.23">
                <text:p>5164.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246.15">
                <text:p>6246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623.02">
                <text:p>6623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658.38">
                <text:p>6658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489.51">
                <text:p>6489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99.17">
                <text:p>6099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410.74">
                <text:p>5410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338.69">
                <text:p>4338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96.16">
                <text:p>2796.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40.49">
                <text:p>1240.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1.03">
                <text:p>311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.68">
                <text:p>15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